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53458333333333cm"/>
    </style:style>
    <style:style style:name="co2" style:family="table-column">
      <style:table-column-properties fo:break-before="auto" style:column-width="5.21229166666667cm"/>
    </style:style>
    <style:style style:name="co3" style:family="table-column">
      <style:table-column-properties fo:break-before="auto" style:column-width="2.09020833333333cm"/>
    </style:style>
    <style:style style:name="co4" style:family="table-column">
      <style:table-column-properties fo:break-before="auto" style:column-width="2.143125cm"/>
    </style:style>
    <style:style style:name="ro1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lote01_10mar202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16381" table:default-cell-style-name="ce1"/>
        <table:table-row table:style-name="ro1">
          <table:table-cell office:value-type="string" table:style-name="ce1">
            <text:p>CD_MUN</text:p>
          </table:table-cell>
          <table:table-cell office:value-type="string" table:style-name="ce1">
            <text:p>NM_MUN</text:p>
          </table:table-cell>
          <table:table-cell office:value-type="string" table:style-name="ce1">
            <text:p>cod_Mun_Sudene</text:p>
          </table:table-cell>
          <table:table-cell table:number-columns-repeated="16381"/>
        </table:table-row>
        <table:table-row table:style-name="ro1">
          <table:table-cell office:value-type="float" office:value="2100055" table:style-name="ce1">
            <text:p>2100055</text:p>
          </table:table-cell>
          <table:table-cell office:value-type="string" table:style-name="ce1">
            <text:p>Açailândia</text:p>
          </table:table-cell>
          <table:table-cell office:value-type="float" office:value="2100055" table:style-name="ce1">
            <text:p>2100055</text:p>
          </table:table-cell>
          <table:table-cell table:number-columns-repeated="16381"/>
        </table:table-row>
        <table:table-row table:style-name="ro1">
          <table:table-cell office:value-type="float" office:value="2100105" table:style-name="ce1">
            <text:p>2100105</text:p>
          </table:table-cell>
          <table:table-cell office:value-type="string" table:style-name="ce1">
            <text:p>Afonso Cunha</text:p>
          </table:table-cell>
          <table:table-cell office:value-type="float" office:value="2100105" table:style-name="ce1">
            <text:p>2100105</text:p>
          </table:table-cell>
          <table:table-cell table:number-columns-repeated="16381"/>
        </table:table-row>
        <table:table-row table:style-name="ro1">
          <table:table-cell office:value-type="float" office:value="2100154" table:style-name="ce1">
            <text:p>2100154</text:p>
          </table:table-cell>
          <table:table-cell office:value-type="string" table:style-name="ce1">
            <text:p>Água Doce do Maranhão</text:p>
          </table:table-cell>
          <table:table-cell office:value-type="float" office:value="2100154" table:style-name="ce1">
            <text:p>2100154</text:p>
          </table:table-cell>
          <table:table-cell table:number-columns-repeated="16381"/>
        </table:table-row>
        <table:table-row table:style-name="ro1">
          <table:table-cell office:value-type="float" office:value="2100204" table:style-name="ce1">
            <text:p>2100204</text:p>
          </table:table-cell>
          <table:table-cell office:value-type="string" table:style-name="ce1">
            <text:p>Alcântara</text:p>
          </table:table-cell>
          <table:table-cell office:value-type="float" office:value="2100204" table:style-name="ce1">
            <text:p>2100204</text:p>
          </table:table-cell>
          <table:table-cell table:number-columns-repeated="16381"/>
        </table:table-row>
        <table:table-row table:style-name="ro1">
          <table:table-cell office:value-type="float" office:value="2100303" table:style-name="ce1">
            <text:p>2100303</text:p>
          </table:table-cell>
          <table:table-cell office:value-type="string" table:style-name="ce1">
            <text:p>Aldeias Altas</text:p>
          </table:table-cell>
          <table:table-cell office:value-type="float" office:value="2100303" table:style-name="ce1">
            <text:p>2100303</text:p>
          </table:table-cell>
          <table:table-cell table:number-columns-repeated="16381"/>
        </table:table-row>
        <table:table-row table:style-name="ro1">
          <table:table-cell office:value-type="float" office:value="2100402" table:style-name="ce1">
            <text:p>2100402</text:p>
          </table:table-cell>
          <table:table-cell office:value-type="string" table:style-name="ce1">
            <text:p>Altamira do Maranhão</text:p>
          </table:table-cell>
          <table:table-cell office:value-type="float" office:value="2100402" table:style-name="ce1">
            <text:p>2100402</text:p>
          </table:table-cell>
          <table:table-cell table:number-columns-repeated="16381"/>
        </table:table-row>
        <table:table-row table:style-name="ro1">
          <table:table-cell office:value-type="float" office:value="2100436" table:style-name="ce1">
            <text:p>2100436</text:p>
          </table:table-cell>
          <table:table-cell office:value-type="string" table:style-name="ce1">
            <text:p>Alto Alegre do Maranhão</text:p>
          </table:table-cell>
          <table:table-cell office:value-type="float" office:value="2100436" table:style-name="ce1">
            <text:p>2100436</text:p>
          </table:table-cell>
          <table:table-cell table:number-columns-repeated="16381"/>
        </table:table-row>
        <table:table-row table:style-name="ro1">
          <table:table-cell office:value-type="float" office:value="2100477" table:style-name="ce1">
            <text:p>2100477</text:p>
          </table:table-cell>
          <table:table-cell office:value-type="string" table:style-name="ce1">
            <text:p>Alto Alegre do Pindaré</text:p>
          </table:table-cell>
          <table:table-cell office:value-type="float" office:value="2100477" table:style-name="ce1">
            <text:p>2100477</text:p>
          </table:table-cell>
          <table:table-cell table:number-columns-repeated="16381"/>
        </table:table-row>
        <table:table-row table:style-name="ro1">
          <table:table-cell office:value-type="float" office:value="2100501" table:style-name="ce1">
            <text:p>2100501</text:p>
          </table:table-cell>
          <table:table-cell office:value-type="string" table:style-name="ce1">
            <text:p>Alto Parnaíba</text:p>
          </table:table-cell>
          <table:table-cell office:value-type="float" office:value="2100501" table:style-name="ce1">
            <text:p>2100501</text:p>
          </table:table-cell>
          <table:table-cell table:number-columns-repeated="16381"/>
        </table:table-row>
        <table:table-row table:style-name="ro1">
          <table:table-cell office:value-type="float" office:value="2100550" table:style-name="ce1">
            <text:p>2100550</text:p>
          </table:table-cell>
          <table:table-cell office:value-type="string" table:style-name="ce1">
            <text:p>Amapá do Maranhão</text:p>
          </table:table-cell>
          <table:table-cell office:value-type="float" office:value="2100550" table:style-name="ce1">
            <text:p>2100550</text:p>
          </table:table-cell>
          <table:table-cell table:number-columns-repeated="16381"/>
        </table:table-row>
        <table:table-row table:style-name="ro1">
          <table:table-cell office:value-type="float" office:value="2100600" table:style-name="ce1">
            <text:p>2100600</text:p>
          </table:table-cell>
          <table:table-cell office:value-type="string" table:style-name="ce1">
            <text:p>Amarante do Maranhão</text:p>
          </table:table-cell>
          <table:table-cell office:value-type="float" office:value="2100600" table:style-name="ce1">
            <text:p>2100600</text:p>
          </table:table-cell>
          <table:table-cell table:number-columns-repeated="16381"/>
        </table:table-row>
        <table:table-row table:style-name="ro1">
          <table:table-cell office:value-type="float" office:value="2100709" table:style-name="ce1">
            <text:p>2100709</text:p>
          </table:table-cell>
          <table:table-cell office:value-type="string" table:style-name="ce1">
            <text:p>Anajatuba</text:p>
          </table:table-cell>
          <table:table-cell office:value-type="float" office:value="2100709" table:style-name="ce1">
            <text:p>2100709</text:p>
          </table:table-cell>
          <table:table-cell table:number-columns-repeated="16381"/>
        </table:table-row>
        <table:table-row table:style-name="ro1">
          <table:table-cell office:value-type="float" office:value="2100808" table:style-name="ce1">
            <text:p>2100808</text:p>
          </table:table-cell>
          <table:table-cell office:value-type="string" table:style-name="ce1">
            <text:p>Anapurus</text:p>
          </table:table-cell>
          <table:table-cell office:value-type="float" office:value="2100808" table:style-name="ce1">
            <text:p>2100808</text:p>
          </table:table-cell>
          <table:table-cell table:number-columns-repeated="16381"/>
        </table:table-row>
        <table:table-row table:style-name="ro1">
          <table:table-cell office:value-type="float" office:value="2100832" table:style-name="ce1">
            <text:p>2100832</text:p>
          </table:table-cell>
          <table:table-cell office:value-type="string" table:style-name="ce1">
            <text:p>Apicum-Açu</text:p>
          </table:table-cell>
          <table:table-cell office:value-type="float" office:value="2100832" table:style-name="ce1">
            <text:p>2100832</text:p>
          </table:table-cell>
          <table:table-cell table:number-columns-repeated="16381"/>
        </table:table-row>
        <table:table-row table:style-name="ro1">
          <table:table-cell office:value-type="float" office:value="2100873" table:style-name="ce1">
            <text:p>2100873</text:p>
          </table:table-cell>
          <table:table-cell office:value-type="string" table:style-name="ce1">
            <text:p>Araguanã</text:p>
          </table:table-cell>
          <table:table-cell office:value-type="float" office:value="2100873" table:style-name="ce1">
            <text:p>2100873</text:p>
          </table:table-cell>
          <table:table-cell table:number-columns-repeated="16381"/>
        </table:table-row>
        <table:table-row table:style-name="ro1">
          <table:table-cell office:value-type="float" office:value="2100907" table:style-name="ce1">
            <text:p>2100907</text:p>
          </table:table-cell>
          <table:table-cell office:value-type="string" table:style-name="ce1">
            <text:p>Araioses</text:p>
          </table:table-cell>
          <table:table-cell office:value-type="float" office:value="2100907" table:style-name="ce1">
            <text:p>2100907</text:p>
          </table:table-cell>
          <table:table-cell table:number-columns-repeated="16381"/>
        </table:table-row>
        <table:table-row table:style-name="ro1">
          <table:table-cell office:value-type="float" office:value="2100956" table:style-name="ce1">
            <text:p>2100956</text:p>
          </table:table-cell>
          <table:table-cell office:value-type="string" table:style-name="ce1">
            <text:p>Arame</text:p>
          </table:table-cell>
          <table:table-cell office:value-type="float" office:value="2100956" table:style-name="ce1">
            <text:p>2100956</text:p>
          </table:table-cell>
          <table:table-cell table:number-columns-repeated="16381"/>
        </table:table-row>
        <table:table-row table:style-name="ro1">
          <table:table-cell office:value-type="float" office:value="2101004" table:style-name="ce1">
            <text:p>2101004</text:p>
          </table:table-cell>
          <table:table-cell office:value-type="string" table:style-name="ce1">
            <text:p>Arari</text:p>
          </table:table-cell>
          <table:table-cell office:value-type="float" office:value="2101004" table:style-name="ce1">
            <text:p>2101004</text:p>
          </table:table-cell>
          <table:table-cell table:number-columns-repeated="16381"/>
        </table:table-row>
        <table:table-row table:style-name="ro1">
          <table:table-cell office:value-type="float" office:value="2101103" table:style-name="ce1">
            <text:p>2101103</text:p>
          </table:table-cell>
          <table:table-cell office:value-type="string" table:style-name="ce1">
            <text:p>Axixá</text:p>
          </table:table-cell>
          <table:table-cell office:value-type="float" office:value="2101103" table:style-name="ce1">
            <text:p>2101103</text:p>
          </table:table-cell>
          <table:table-cell table:number-columns-repeated="16381"/>
        </table:table-row>
        <table:table-row table:style-name="ro1">
          <table:table-cell office:value-type="float" office:value="2101202" table:style-name="ce1">
            <text:p>2101202</text:p>
          </table:table-cell>
          <table:table-cell office:value-type="string" table:style-name="ce1">
            <text:p>Bacabal</text:p>
          </table:table-cell>
          <table:table-cell office:value-type="float" office:value="2101202" table:style-name="ce1">
            <text:p>2101202</text:p>
          </table:table-cell>
          <table:table-cell table:number-columns-repeated="16381"/>
        </table:table-row>
        <table:table-row table:style-name="ro1">
          <table:table-cell office:value-type="float" office:value="2101251" table:style-name="ce1">
            <text:p>2101251</text:p>
          </table:table-cell>
          <table:table-cell office:value-type="string" table:style-name="ce1">
            <text:p>Bacabeira</text:p>
          </table:table-cell>
          <table:table-cell office:value-type="float" office:value="2101251" table:style-name="ce1">
            <text:p>2101251</text:p>
          </table:table-cell>
          <table:table-cell table:number-columns-repeated="16381"/>
        </table:table-row>
        <table:table-row table:style-name="ro1">
          <table:table-cell office:value-type="float" office:value="2101301" table:style-name="ce1">
            <text:p>2101301</text:p>
          </table:table-cell>
          <table:table-cell office:value-type="string" table:style-name="ce1">
            <text:p>Bacuri</text:p>
          </table:table-cell>
          <table:table-cell office:value-type="float" office:value="2101301" table:style-name="ce1">
            <text:p>2101301</text:p>
          </table:table-cell>
          <table:table-cell table:number-columns-repeated="16381"/>
        </table:table-row>
        <table:table-row table:style-name="ro1">
          <table:table-cell office:value-type="float" office:value="2101350" table:style-name="ce1">
            <text:p>2101350</text:p>
          </table:table-cell>
          <table:table-cell office:value-type="string" table:style-name="ce1">
            <text:p>Bacurituba</text:p>
          </table:table-cell>
          <table:table-cell office:value-type="float" office:value="2101350" table:style-name="ce1">
            <text:p>2101350</text:p>
          </table:table-cell>
          <table:table-cell table:number-columns-repeated="16381"/>
        </table:table-row>
        <table:table-row table:style-name="ro1">
          <table:table-cell office:value-type="float" office:value="2101400" table:style-name="ce1">
            <text:p>2101400</text:p>
          </table:table-cell>
          <table:table-cell office:value-type="string" table:style-name="ce1">
            <text:p>Balsas</text:p>
          </table:table-cell>
          <table:table-cell office:value-type="float" office:value="2101400" table:style-name="ce1">
            <text:p>2101400</text:p>
          </table:table-cell>
          <table:table-cell table:number-columns-repeated="16381"/>
        </table:table-row>
        <table:table-row table:style-name="ro1">
          <table:table-cell office:value-type="float" office:value="2101509" table:style-name="ce1">
            <text:p>2101509</text:p>
          </table:table-cell>
          <table:table-cell office:value-type="string" table:style-name="ce1">
            <text:p>Barão de Grajaú</text:p>
          </table:table-cell>
          <table:table-cell office:value-type="float" office:value="2101509" table:style-name="ce1">
            <text:p>2101509</text:p>
          </table:table-cell>
          <table:table-cell table:number-columns-repeated="16381"/>
        </table:table-row>
        <table:table-row table:style-name="ro1">
          <table:table-cell office:value-type="float" office:value="2101608" table:style-name="ce1">
            <text:p>2101608</text:p>
          </table:table-cell>
          <table:table-cell office:value-type="string" table:style-name="ce1">
            <text:p>Barra do Corda</text:p>
          </table:table-cell>
          <table:table-cell office:value-type="float" office:value="2101608" table:style-name="ce1">
            <text:p>2101608</text:p>
          </table:table-cell>
          <table:table-cell table:number-columns-repeated="16381"/>
        </table:table-row>
        <table:table-row table:style-name="ro1">
          <table:table-cell office:value-type="float" office:value="2101707" table:style-name="ce1">
            <text:p>2101707</text:p>
          </table:table-cell>
          <table:table-cell office:value-type="string" table:style-name="ce1">
            <text:p>Barreirinhas</text:p>
          </table:table-cell>
          <table:table-cell office:value-type="float" office:value="2101707" table:style-name="ce1">
            <text:p>2101707</text:p>
          </table:table-cell>
          <table:table-cell table:number-columns-repeated="16381"/>
        </table:table-row>
        <table:table-row table:style-name="ro1">
          <table:table-cell office:value-type="float" office:value="2101731" table:style-name="ce1">
            <text:p>2101731</text:p>
          </table:table-cell>
          <table:table-cell office:value-type="string" table:style-name="ce1">
            <text:p>Belágua</text:p>
          </table:table-cell>
          <table:table-cell office:value-type="float" office:value="2101731" table:style-name="ce1">
            <text:p>2101731</text:p>
          </table:table-cell>
          <table:table-cell table:number-columns-repeated="16381"/>
        </table:table-row>
        <table:table-row table:style-name="ro1">
          <table:table-cell office:value-type="float" office:value="2101772" table:style-name="ce1">
            <text:p>2101772</text:p>
          </table:table-cell>
          <table:table-cell office:value-type="string" table:style-name="ce1">
            <text:p>Bela Vista do Maranhão</text:p>
          </table:table-cell>
          <table:table-cell office:value-type="float" office:value="2101772" table:style-name="ce1">
            <text:p>2101772</text:p>
          </table:table-cell>
          <table:table-cell table:number-columns-repeated="16381"/>
        </table:table-row>
        <table:table-row table:style-name="ro1">
          <table:table-cell office:value-type="float" office:value="2101806" table:style-name="ce1">
            <text:p>2101806</text:p>
          </table:table-cell>
          <table:table-cell office:value-type="string" table:style-name="ce1">
            <text:p>Benedito Leite</text:p>
          </table:table-cell>
          <table:table-cell office:value-type="float" office:value="2101806" table:style-name="ce1">
            <text:p>2101806</text:p>
          </table:table-cell>
          <table:table-cell table:number-columns-repeated="16381"/>
        </table:table-row>
        <table:table-row table:style-name="ro1">
          <table:table-cell office:value-type="float" office:value="2101905" table:style-name="ce1">
            <text:p>2101905</text:p>
          </table:table-cell>
          <table:table-cell office:value-type="string" table:style-name="ce1">
            <text:p>Bequimão</text:p>
          </table:table-cell>
          <table:table-cell office:value-type="float" office:value="2101905" table:style-name="ce1">
            <text:p>2101905</text:p>
          </table:table-cell>
          <table:table-cell table:number-columns-repeated="16381"/>
        </table:table-row>
        <table:table-row table:style-name="ro1">
          <table:table-cell office:value-type="float" office:value="2101939" table:style-name="ce1">
            <text:p>2101939</text:p>
          </table:table-cell>
          <table:table-cell office:value-type="string" table:style-name="ce1">
            <text:p>Bernardo do Mearim</text:p>
          </table:table-cell>
          <table:table-cell office:value-type="float" office:value="2101939" table:style-name="ce1">
            <text:p>2101939</text:p>
          </table:table-cell>
          <table:table-cell table:number-columns-repeated="16381"/>
        </table:table-row>
        <table:table-row table:style-name="ro1">
          <table:table-cell office:value-type="float" office:value="2101970" table:style-name="ce1">
            <text:p>2101970</text:p>
          </table:table-cell>
          <table:table-cell office:value-type="string" table:style-name="ce1">
            <text:p>Boa Vista do Gurupi</text:p>
          </table:table-cell>
          <table:table-cell office:value-type="float" office:value="2101970" table:style-name="ce1">
            <text:p>2101970</text:p>
          </table:table-cell>
          <table:table-cell table:number-columns-repeated="16381"/>
        </table:table-row>
        <table:table-row table:style-name="ro1">
          <table:table-cell office:value-type="float" office:value="2102002" table:style-name="ce1">
            <text:p>2102002</text:p>
          </table:table-cell>
          <table:table-cell office:value-type="string" table:style-name="ce1">
            <text:p>Bom Jardim</text:p>
          </table:table-cell>
          <table:table-cell office:value-type="float" office:value="2102002" table:style-name="ce1">
            <text:p>2102002</text:p>
          </table:table-cell>
          <table:table-cell table:number-columns-repeated="16381"/>
        </table:table-row>
        <table:table-row table:style-name="ro1">
          <table:table-cell office:value-type="float" office:value="2102036" table:style-name="ce1">
            <text:p>2102036</text:p>
          </table:table-cell>
          <table:table-cell office:value-type="string" table:style-name="ce1">
            <text:p>Bom Jesus das Selvas</text:p>
          </table:table-cell>
          <table:table-cell office:value-type="float" office:value="2102036" table:style-name="ce1">
            <text:p>2102036</text:p>
          </table:table-cell>
          <table:table-cell table:number-columns-repeated="16381"/>
        </table:table-row>
        <table:table-row table:style-name="ro1">
          <table:table-cell office:value-type="float" office:value="2102077" table:style-name="ce1">
            <text:p>2102077</text:p>
          </table:table-cell>
          <table:table-cell office:value-type="string" table:style-name="ce1">
            <text:p>Bom Lugar</text:p>
          </table:table-cell>
          <table:table-cell office:value-type="float" office:value="2102077" table:style-name="ce1">
            <text:p>2102077</text:p>
          </table:table-cell>
          <table:table-cell table:number-columns-repeated="16381"/>
        </table:table-row>
        <table:table-row table:style-name="ro1">
          <table:table-cell office:value-type="float" office:value="2102101" table:style-name="ce1">
            <text:p>2102101</text:p>
          </table:table-cell>
          <table:table-cell office:value-type="string" table:style-name="ce1">
            <text:p>Brejo</text:p>
          </table:table-cell>
          <table:table-cell office:value-type="float" office:value="2102101" table:style-name="ce1">
            <text:p>2102101</text:p>
          </table:table-cell>
          <table:table-cell table:number-columns-repeated="16381"/>
        </table:table-row>
        <table:table-row table:style-name="ro1">
          <table:table-cell office:value-type="float" office:value="2102150" table:style-name="ce1">
            <text:p>2102150</text:p>
          </table:table-cell>
          <table:table-cell office:value-type="string" table:style-name="ce1">
            <text:p>Brejo de Areia</text:p>
          </table:table-cell>
          <table:table-cell office:value-type="float" office:value="2102150" table:style-name="ce1">
            <text:p>2102150</text:p>
          </table:table-cell>
          <table:table-cell table:number-columns-repeated="16381"/>
        </table:table-row>
        <table:table-row table:style-name="ro1">
          <table:table-cell office:value-type="float" office:value="2102200" table:style-name="ce1">
            <text:p>2102200</text:p>
          </table:table-cell>
          <table:table-cell office:value-type="string" table:style-name="ce1">
            <text:p>Buriti</text:p>
          </table:table-cell>
          <table:table-cell office:value-type="float" office:value="2102200" table:style-name="ce1">
            <text:p>2102200</text:p>
          </table:table-cell>
          <table:table-cell table:number-columns-repeated="16381"/>
        </table:table-row>
        <table:table-row table:style-name="ro1">
          <table:table-cell office:value-type="float" office:value="2102309" table:style-name="ce1">
            <text:p>2102309</text:p>
          </table:table-cell>
          <table:table-cell office:value-type="string" table:style-name="ce1">
            <text:p>Buriti Bravo</text:p>
          </table:table-cell>
          <table:table-cell office:value-type="float" office:value="2102309" table:style-name="ce1">
            <text:p>2102309</text:p>
          </table:table-cell>
          <table:table-cell table:number-columns-repeated="16381"/>
        </table:table-row>
        <table:table-row table:style-name="ro1">
          <table:table-cell office:value-type="float" office:value="2102325" table:style-name="ce1">
            <text:p>2102325</text:p>
          </table:table-cell>
          <table:table-cell office:value-type="string" table:style-name="ce1">
            <text:p>Buriticupu</text:p>
          </table:table-cell>
          <table:table-cell office:value-type="float" office:value="2102325" table:style-name="ce1">
            <text:p>2102325</text:p>
          </table:table-cell>
          <table:table-cell table:number-columns-repeated="16381"/>
        </table:table-row>
        <table:table-row table:style-name="ro1">
          <table:table-cell office:value-type="float" office:value="2102358" table:style-name="ce1">
            <text:p>2102358</text:p>
          </table:table-cell>
          <table:table-cell office:value-type="string" table:style-name="ce1">
            <text:p>Buritirana</text:p>
          </table:table-cell>
          <table:table-cell office:value-type="float" office:value="2102358" table:style-name="ce1">
            <text:p>2102358</text:p>
          </table:table-cell>
          <table:table-cell table:number-columns-repeated="16381"/>
        </table:table-row>
        <table:table-row table:style-name="ro1">
          <table:table-cell office:value-type="float" office:value="2102374" table:style-name="ce1">
            <text:p>2102374</text:p>
          </table:table-cell>
          <table:table-cell office:value-type="string" table:style-name="ce1">
            <text:p>Cachoeira Grande</text:p>
          </table:table-cell>
          <table:table-cell office:value-type="float" office:value="2102374" table:style-name="ce1">
            <text:p>2102374</text:p>
          </table:table-cell>
          <table:table-cell table:number-columns-repeated="16381"/>
        </table:table-row>
        <table:table-row table:style-name="ro1">
          <table:table-cell office:value-type="float" office:value="2102408" table:style-name="ce1">
            <text:p>2102408</text:p>
          </table:table-cell>
          <table:table-cell office:value-type="string" table:style-name="ce1">
            <text:p>Cajapió</text:p>
          </table:table-cell>
          <table:table-cell office:value-type="float" office:value="2102408" table:style-name="ce1">
            <text:p>2102408</text:p>
          </table:table-cell>
          <table:table-cell table:number-columns-repeated="16381"/>
        </table:table-row>
        <table:table-row table:style-name="ro1">
          <table:table-cell office:value-type="float" office:value="2102507" table:style-name="ce1">
            <text:p>2102507</text:p>
          </table:table-cell>
          <table:table-cell office:value-type="string" table:style-name="ce1">
            <text:p>Cajari</text:p>
          </table:table-cell>
          <table:table-cell office:value-type="float" office:value="2102507" table:style-name="ce1">
            <text:p>2102507</text:p>
          </table:table-cell>
          <table:table-cell table:number-columns-repeated="16381"/>
        </table:table-row>
        <table:table-row table:style-name="ro1">
          <table:table-cell office:value-type="float" office:value="2102556" table:style-name="ce1">
            <text:p>2102556</text:p>
          </table:table-cell>
          <table:table-cell office:value-type="string" table:style-name="ce1">
            <text:p>Campestre do Maranhão</text:p>
          </table:table-cell>
          <table:table-cell office:value-type="float" office:value="2102556" table:style-name="ce1">
            <text:p>2102556</text:p>
          </table:table-cell>
          <table:table-cell table:number-columns-repeated="16381"/>
        </table:table-row>
        <table:table-row table:style-name="ro1">
          <table:table-cell office:value-type="float" office:value="2102606" table:style-name="ce1">
            <text:p>2102606</text:p>
          </table:table-cell>
          <table:table-cell office:value-type="string" table:style-name="ce1">
            <text:p>Cândido Mendes</text:p>
          </table:table-cell>
          <table:table-cell office:value-type="float" office:value="2102606" table:style-name="ce1">
            <text:p>2102606</text:p>
          </table:table-cell>
          <table:table-cell table:number-columns-repeated="16381"/>
        </table:table-row>
        <table:table-row table:style-name="ro1">
          <table:table-cell office:value-type="float" office:value="2102705" table:style-name="ce1">
            <text:p>2102705</text:p>
          </table:table-cell>
          <table:table-cell office:value-type="string" table:style-name="ce1">
            <text:p>Cantanhede</text:p>
          </table:table-cell>
          <table:table-cell office:value-type="float" office:value="2102705" table:style-name="ce1">
            <text:p>2102705</text:p>
          </table:table-cell>
          <table:table-cell table:number-columns-repeated="16381"/>
        </table:table-row>
        <table:table-row table:style-name="ro1">
          <table:table-cell office:value-type="float" office:value="2102754" table:style-name="ce1">
            <text:p>2102754</text:p>
          </table:table-cell>
          <table:table-cell office:value-type="string" table:style-name="ce1">
            <text:p>Capinzal do Norte</text:p>
          </table:table-cell>
          <table:table-cell office:value-type="float" office:value="2102754" table:style-name="ce1">
            <text:p>2102754</text:p>
          </table:table-cell>
          <table:table-cell table:number-columns-repeated="16381"/>
        </table:table-row>
        <table:table-row table:style-name="ro1">
          <table:table-cell office:value-type="float" office:value="2102804" table:style-name="ce1">
            <text:p>2102804</text:p>
          </table:table-cell>
          <table:table-cell office:value-type="string" table:style-name="ce1">
            <text:p>Carolina</text:p>
          </table:table-cell>
          <table:table-cell office:value-type="float" office:value="2102804" table:style-name="ce1">
            <text:p>2102804</text:p>
          </table:table-cell>
          <table:table-cell table:number-columns-repeated="16381"/>
        </table:table-row>
        <table:table-row table:style-name="ro1">
          <table:table-cell office:value-type="float" office:value="2102903" table:style-name="ce1">
            <text:p>2102903</text:p>
          </table:table-cell>
          <table:table-cell office:value-type="string" table:style-name="ce1">
            <text:p>Carutapera</text:p>
          </table:table-cell>
          <table:table-cell office:value-type="float" office:value="2102903" table:style-name="ce1">
            <text:p>2102903</text:p>
          </table:table-cell>
          <table:table-cell table:number-columns-repeated="16381"/>
        </table:table-row>
        <table:table-row table:style-name="ro1">
          <table:table-cell office:value-type="float" office:value="2103000" table:style-name="ce1">
            <text:p>2103000</text:p>
          </table:table-cell>
          <table:table-cell office:value-type="string" table:style-name="ce1">
            <text:p>Caxias</text:p>
          </table:table-cell>
          <table:table-cell office:value-type="float" office:value="2103000" table:style-name="ce1">
            <text:p>2103000</text:p>
          </table:table-cell>
          <table:table-cell table:number-columns-repeated="16381"/>
        </table:table-row>
        <table:table-row table:style-name="ro1">
          <table:table-cell office:value-type="float" office:value="2103109" table:style-name="ce1">
            <text:p>2103109</text:p>
          </table:table-cell>
          <table:table-cell office:value-type="string" table:style-name="ce1">
            <text:p>Cedral</text:p>
          </table:table-cell>
          <table:table-cell office:value-type="float" office:value="2103109" table:style-name="ce1">
            <text:p>2103109</text:p>
          </table:table-cell>
          <table:table-cell table:number-columns-repeated="16381"/>
        </table:table-row>
        <table:table-row table:style-name="ro1">
          <table:table-cell office:value-type="float" office:value="2103125" table:style-name="ce1">
            <text:p>2103125</text:p>
          </table:table-cell>
          <table:table-cell office:value-type="string" table:style-name="ce1">
            <text:p>Central do Maranhão</text:p>
          </table:table-cell>
          <table:table-cell office:value-type="float" office:value="2103125" table:style-name="ce1">
            <text:p>2103125</text:p>
          </table:table-cell>
          <table:table-cell table:number-columns-repeated="16381"/>
        </table:table-row>
        <table:table-row table:style-name="ro1">
          <table:table-cell office:value-type="float" office:value="2103158" table:style-name="ce1">
            <text:p>2103158</text:p>
          </table:table-cell>
          <table:table-cell office:value-type="string" table:style-name="ce1">
            <text:p>Centro do Guilherme</text:p>
          </table:table-cell>
          <table:table-cell office:value-type="float" office:value="2103158" table:style-name="ce1">
            <text:p>2103158</text:p>
          </table:table-cell>
          <table:table-cell table:number-columns-repeated="16381"/>
        </table:table-row>
        <table:table-row table:style-name="ro1">
          <table:table-cell office:value-type="float" office:value="2103174" table:style-name="ce1">
            <text:p>2103174</text:p>
          </table:table-cell>
          <table:table-cell office:value-type="string" table:style-name="ce1">
            <text:p>Centro Novo do Maranhão</text:p>
          </table:table-cell>
          <table:table-cell office:value-type="float" office:value="2103174" table:style-name="ce1">
            <text:p>2103174</text:p>
          </table:table-cell>
          <table:table-cell table:number-columns-repeated="16381"/>
        </table:table-row>
        <table:table-row table:style-name="ro1">
          <table:table-cell office:value-type="float" office:value="2103208" table:style-name="ce1">
            <text:p>2103208</text:p>
          </table:table-cell>
          <table:table-cell office:value-type="string" table:style-name="ce1">
            <text:p>Chapadinha</text:p>
          </table:table-cell>
          <table:table-cell office:value-type="float" office:value="2103208" table:style-name="ce1">
            <text:p>2103208</text:p>
          </table:table-cell>
          <table:table-cell table:number-columns-repeated="16381"/>
        </table:table-row>
        <table:table-row table:style-name="ro1">
          <table:table-cell office:value-type="float" office:value="2103257" table:style-name="ce1">
            <text:p>2103257</text:p>
          </table:table-cell>
          <table:table-cell office:value-type="string" table:style-name="ce1">
            <text:p>Cidelândia</text:p>
          </table:table-cell>
          <table:table-cell office:value-type="float" office:value="2103257" table:style-name="ce1">
            <text:p>2103257</text:p>
          </table:table-cell>
          <table:table-cell table:number-columns-repeated="16381"/>
        </table:table-row>
        <table:table-row table:style-name="ro1">
          <table:table-cell office:value-type="float" office:value="2103307" table:style-name="ce1">
            <text:p>2103307</text:p>
          </table:table-cell>
          <table:table-cell office:value-type="string" table:style-name="ce1">
            <text:p>Codó</text:p>
          </table:table-cell>
          <table:table-cell office:value-type="float" office:value="2103307" table:style-name="ce1">
            <text:p>2103307</text:p>
          </table:table-cell>
          <table:table-cell table:number-columns-repeated="16381"/>
        </table:table-row>
        <table:table-row table:style-name="ro1">
          <table:table-cell office:value-type="float" office:value="2103406" table:style-name="ce1">
            <text:p>2103406</text:p>
          </table:table-cell>
          <table:table-cell office:value-type="string" table:style-name="ce1">
            <text:p>Coelho Neto</text:p>
          </table:table-cell>
          <table:table-cell office:value-type="float" office:value="2103406" table:style-name="ce1">
            <text:p>2103406</text:p>
          </table:table-cell>
          <table:table-cell table:number-columns-repeated="16381"/>
        </table:table-row>
        <table:table-row table:style-name="ro1">
          <table:table-cell office:value-type="float" office:value="2103505" table:style-name="ce1">
            <text:p>2103505</text:p>
          </table:table-cell>
          <table:table-cell office:value-type="string" table:style-name="ce1">
            <text:p>Colinas</text:p>
          </table:table-cell>
          <table:table-cell office:value-type="float" office:value="2103505" table:style-name="ce1">
            <text:p>2103505</text:p>
          </table:table-cell>
          <table:table-cell table:number-columns-repeated="16381"/>
        </table:table-row>
        <table:table-row table:style-name="ro1">
          <table:table-cell office:value-type="float" office:value="2103554" table:style-name="ce1">
            <text:p>2103554</text:p>
          </table:table-cell>
          <table:table-cell office:value-type="string" table:style-name="ce1">
            <text:p>Conceição do Lago-Açu</text:p>
          </table:table-cell>
          <table:table-cell office:value-type="float" office:value="2103554" table:style-name="ce1">
            <text:p>2103554</text:p>
          </table:table-cell>
          <table:table-cell table:number-columns-repeated="16381"/>
        </table:table-row>
        <table:table-row table:style-name="ro1">
          <table:table-cell office:value-type="float" office:value="2103604" table:style-name="ce1">
            <text:p>2103604</text:p>
          </table:table-cell>
          <table:table-cell office:value-type="string" table:style-name="ce1">
            <text:p>Coroatá</text:p>
          </table:table-cell>
          <table:table-cell office:value-type="float" office:value="2103604" table:style-name="ce1">
            <text:p>2103604</text:p>
          </table:table-cell>
          <table:table-cell table:number-columns-repeated="16381"/>
        </table:table-row>
        <table:table-row table:style-name="ro1">
          <table:table-cell office:value-type="float" office:value="2103703" table:style-name="ce1">
            <text:p>2103703</text:p>
          </table:table-cell>
          <table:table-cell office:value-type="string" table:style-name="ce1">
            <text:p>Cururupu</text:p>
          </table:table-cell>
          <table:table-cell office:value-type="float" office:value="2103703" table:style-name="ce1">
            <text:p>2103703</text:p>
          </table:table-cell>
          <table:table-cell table:number-columns-repeated="16381"/>
        </table:table-row>
        <table:table-row table:style-name="ro1">
          <table:table-cell office:value-type="float" office:value="2103752" table:style-name="ce1">
            <text:p>2103752</text:p>
          </table:table-cell>
          <table:table-cell office:value-type="string" table:style-name="ce1">
            <text:p>Davinópolis</text:p>
          </table:table-cell>
          <table:table-cell office:value-type="float" office:value="2103752" table:style-name="ce1">
            <text:p>2103752</text:p>
          </table:table-cell>
          <table:table-cell table:number-columns-repeated="16381"/>
        </table:table-row>
        <table:table-row table:style-name="ro1">
          <table:table-cell office:value-type="float" office:value="2103802" table:style-name="ce1">
            <text:p>2103802</text:p>
          </table:table-cell>
          <table:table-cell office:value-type="string" table:style-name="ce1">
            <text:p>Dom Pedro</text:p>
          </table:table-cell>
          <table:table-cell office:value-type="float" office:value="2103802" table:style-name="ce1">
            <text:p>2103802</text:p>
          </table:table-cell>
          <table:table-cell table:number-columns-repeated="16381"/>
        </table:table-row>
        <table:table-row table:style-name="ro1">
          <table:table-cell office:value-type="float" office:value="2103901" table:style-name="ce1">
            <text:p>2103901</text:p>
          </table:table-cell>
          <table:table-cell office:value-type="string" table:style-name="ce1">
            <text:p>Duque Bacelar</text:p>
          </table:table-cell>
          <table:table-cell office:value-type="float" office:value="2103901" table:style-name="ce1">
            <text:p>2103901</text:p>
          </table:table-cell>
          <table:table-cell table:number-columns-repeated="16381"/>
        </table:table-row>
        <table:table-row table:style-name="ro1">
          <table:table-cell office:value-type="float" office:value="2104008" table:style-name="ce1">
            <text:p>2104008</text:p>
          </table:table-cell>
          <table:table-cell office:value-type="string" table:style-name="ce1">
            <text:p>Esperantinópolis</text:p>
          </table:table-cell>
          <table:table-cell office:value-type="float" office:value="2104008" table:style-name="ce1">
            <text:p>2104008</text:p>
          </table:table-cell>
          <table:table-cell table:number-columns-repeated="16381"/>
        </table:table-row>
        <table:table-row table:style-name="ro1">
          <table:table-cell office:value-type="float" office:value="2104057" table:style-name="ce1">
            <text:p>2104057</text:p>
          </table:table-cell>
          <table:table-cell office:value-type="string" table:style-name="ce1">
            <text:p>Estreito</text:p>
          </table:table-cell>
          <table:table-cell office:value-type="float" office:value="2104057" table:style-name="ce1">
            <text:p>2104057</text:p>
          </table:table-cell>
          <table:table-cell table:number-columns-repeated="16381"/>
        </table:table-row>
        <table:table-row table:style-name="ro1">
          <table:table-cell office:value-type="float" office:value="2104073" table:style-name="ce1">
            <text:p>2104073</text:p>
          </table:table-cell>
          <table:table-cell office:value-type="string" table:style-name="ce1">
            <text:p>Feira Nova do Maranhão</text:p>
          </table:table-cell>
          <table:table-cell office:value-type="float" office:value="2104073" table:style-name="ce1">
            <text:p>2104073</text:p>
          </table:table-cell>
          <table:table-cell table:number-columns-repeated="16381"/>
        </table:table-row>
        <table:table-row table:style-name="ro1">
          <table:table-cell office:value-type="float" office:value="2104081" table:style-name="ce1">
            <text:p>2104081</text:p>
          </table:table-cell>
          <table:table-cell office:value-type="string" table:style-name="ce1">
            <text:p>Fernando Falcão</text:p>
          </table:table-cell>
          <table:table-cell office:value-type="float" office:value="2104081" table:style-name="ce1">
            <text:p>2104081</text:p>
          </table:table-cell>
          <table:table-cell table:number-columns-repeated="16381"/>
        </table:table-row>
        <table:table-row table:style-name="ro1">
          <table:table-cell office:value-type="float" office:value="2104099" table:style-name="ce1">
            <text:p>2104099</text:p>
          </table:table-cell>
          <table:table-cell office:value-type="string" table:style-name="ce1">
            <text:p>Formosa da Serra Negra</text:p>
          </table:table-cell>
          <table:table-cell office:value-type="float" office:value="2104099" table:style-name="ce1">
            <text:p>2104099</text:p>
          </table:table-cell>
          <table:table-cell table:number-columns-repeated="16381"/>
        </table:table-row>
        <table:table-row table:style-name="ro1">
          <table:table-cell office:value-type="float" office:value="2104107" table:style-name="ce1">
            <text:p>2104107</text:p>
          </table:table-cell>
          <table:table-cell office:value-type="string" table:style-name="ce1">
            <text:p>Fortaleza dos Nogueiras</text:p>
          </table:table-cell>
          <table:table-cell office:value-type="float" office:value="2104107" table:style-name="ce1">
            <text:p>2104107</text:p>
          </table:table-cell>
          <table:table-cell table:number-columns-repeated="16381"/>
        </table:table-row>
        <table:table-row table:style-name="ro1">
          <table:table-cell office:value-type="float" office:value="2104206" table:style-name="ce1">
            <text:p>2104206</text:p>
          </table:table-cell>
          <table:table-cell office:value-type="string" table:style-name="ce1">
            <text:p>Fortuna</text:p>
          </table:table-cell>
          <table:table-cell office:value-type="float" office:value="2104206" table:style-name="ce1">
            <text:p>2104206</text:p>
          </table:table-cell>
          <table:table-cell table:number-columns-repeated="16381"/>
        </table:table-row>
        <table:table-row table:style-name="ro1">
          <table:table-cell office:value-type="float" office:value="2104305" table:style-name="ce1">
            <text:p>2104305</text:p>
          </table:table-cell>
          <table:table-cell office:value-type="string" table:style-name="ce1">
            <text:p>Godofredo Viana</text:p>
          </table:table-cell>
          <table:table-cell office:value-type="float" office:value="2104305" table:style-name="ce1">
            <text:p>2104305</text:p>
          </table:table-cell>
          <table:table-cell table:number-columns-repeated="16381"/>
        </table:table-row>
        <table:table-row table:style-name="ro1">
          <table:table-cell office:value-type="float" office:value="2104404" table:style-name="ce1">
            <text:p>2104404</text:p>
          </table:table-cell>
          <table:table-cell office:value-type="string" table:style-name="ce1">
            <text:p>Gonçalves Dias</text:p>
          </table:table-cell>
          <table:table-cell office:value-type="float" office:value="2104404" table:style-name="ce1">
            <text:p>2104404</text:p>
          </table:table-cell>
          <table:table-cell table:number-columns-repeated="16381"/>
        </table:table-row>
        <table:table-row table:style-name="ro1">
          <table:table-cell office:value-type="float" office:value="2104503" table:style-name="ce1">
            <text:p>2104503</text:p>
          </table:table-cell>
          <table:table-cell office:value-type="string" table:style-name="ce1">
            <text:p>Governador Archer</text:p>
          </table:table-cell>
          <table:table-cell office:value-type="float" office:value="2104503" table:style-name="ce1">
            <text:p>2104503</text:p>
          </table:table-cell>
          <table:table-cell table:number-columns-repeated="16381"/>
        </table:table-row>
        <table:table-row table:style-name="ro1">
          <table:table-cell office:value-type="float" office:value="2104552" table:style-name="ce1">
            <text:p>2104552</text:p>
          </table:table-cell>
          <table:table-cell office:value-type="string" table:style-name="ce1">
            <text:p>Governador Edison Lobão</text:p>
          </table:table-cell>
          <table:table-cell office:value-type="float" office:value="2104552" table:style-name="ce1">
            <text:p>2104552</text:p>
          </table:table-cell>
          <table:table-cell table:number-columns-repeated="16381"/>
        </table:table-row>
        <table:table-row table:style-name="ro1">
          <table:table-cell office:value-type="float" office:value="2104602" table:style-name="ce1">
            <text:p>2104602</text:p>
          </table:table-cell>
          <table:table-cell office:value-type="string" table:style-name="ce1">
            <text:p>Governador Eugênio Barros</text:p>
          </table:table-cell>
          <table:table-cell office:value-type="float" office:value="2104602" table:style-name="ce1">
            <text:p>2104602</text:p>
          </table:table-cell>
          <table:table-cell table:number-columns-repeated="16381"/>
        </table:table-row>
        <table:table-row table:style-name="ro1">
          <table:table-cell office:value-type="float" office:value="2104628" table:style-name="ce1">
            <text:p>2104628</text:p>
          </table:table-cell>
          <table:table-cell office:value-type="string" table:style-name="ce1">
            <text:p>Governador Luiz Rocha</text:p>
          </table:table-cell>
          <table:table-cell office:value-type="float" office:value="2104628" table:style-name="ce1">
            <text:p>2104628</text:p>
          </table:table-cell>
          <table:table-cell table:number-columns-repeated="16381"/>
        </table:table-row>
        <table:table-row table:style-name="ro1">
          <table:table-cell office:value-type="float" office:value="2104651" table:style-name="ce1">
            <text:p>2104651</text:p>
          </table:table-cell>
          <table:table-cell office:value-type="string" table:style-name="ce1">
            <text:p>Governador Newton Bello</text:p>
          </table:table-cell>
          <table:table-cell office:value-type="float" office:value="2104651" table:style-name="ce1">
            <text:p>2104651</text:p>
          </table:table-cell>
          <table:table-cell table:number-columns-repeated="16381"/>
        </table:table-row>
        <table:table-row table:style-name="ro1">
          <table:table-cell office:value-type="float" office:value="2104677" table:style-name="ce1">
            <text:p>2104677</text:p>
          </table:table-cell>
          <table:table-cell office:value-type="string" table:style-name="ce1">
            <text:p>Governador Nunes Freire</text:p>
          </table:table-cell>
          <table:table-cell office:value-type="float" office:value="2104677" table:style-name="ce1">
            <text:p>2104677</text:p>
          </table:table-cell>
          <table:table-cell table:number-columns-repeated="16381"/>
        </table:table-row>
        <table:table-row table:style-name="ro1">
          <table:table-cell office:value-type="float" office:value="2104701" table:style-name="ce1">
            <text:p>2104701</text:p>
          </table:table-cell>
          <table:table-cell office:value-type="string" table:style-name="ce1">
            <text:p>Graça Aranha</text:p>
          </table:table-cell>
          <table:table-cell office:value-type="float" office:value="2104701" table:style-name="ce1">
            <text:p>2104701</text:p>
          </table:table-cell>
          <table:table-cell table:number-columns-repeated="16381"/>
        </table:table-row>
        <table:table-row table:style-name="ro1">
          <table:table-cell office:value-type="float" office:value="2104800" table:style-name="ce1">
            <text:p>2104800</text:p>
          </table:table-cell>
          <table:table-cell office:value-type="string" table:style-name="ce1">
            <text:p>Grajaú</text:p>
          </table:table-cell>
          <table:table-cell office:value-type="float" office:value="2104800" table:style-name="ce1">
            <text:p>2104800</text:p>
          </table:table-cell>
          <table:table-cell table:number-columns-repeated="16381"/>
        </table:table-row>
        <table:table-row table:style-name="ro1">
          <table:table-cell office:value-type="float" office:value="2104909" table:style-name="ce1">
            <text:p>2104909</text:p>
          </table:table-cell>
          <table:table-cell office:value-type="string" table:style-name="ce1">
            <text:p>Guimarães</text:p>
          </table:table-cell>
          <table:table-cell office:value-type="float" office:value="2104909" table:style-name="ce1">
            <text:p>2104909</text:p>
          </table:table-cell>
          <table:table-cell table:number-columns-repeated="16381"/>
        </table:table-row>
        <table:table-row table:style-name="ro1">
          <table:table-cell office:value-type="float" office:value="2105005" table:style-name="ce1">
            <text:p>2105005</text:p>
          </table:table-cell>
          <table:table-cell office:value-type="string" table:style-name="ce1">
            <text:p>Humberto de Campos</text:p>
          </table:table-cell>
          <table:table-cell office:value-type="float" office:value="2105005" table:style-name="ce1">
            <text:p>2105005</text:p>
          </table:table-cell>
          <table:table-cell table:number-columns-repeated="16381"/>
        </table:table-row>
        <table:table-row table:style-name="ro1">
          <table:table-cell office:value-type="float" office:value="2105104" table:style-name="ce1">
            <text:p>2105104</text:p>
          </table:table-cell>
          <table:table-cell office:value-type="string" table:style-name="ce1">
            <text:p>Icatu</text:p>
          </table:table-cell>
          <table:table-cell office:value-type="float" office:value="2105104" table:style-name="ce1">
            <text:p>2105104</text:p>
          </table:table-cell>
          <table:table-cell table:number-columns-repeated="16381"/>
        </table:table-row>
        <table:table-row table:style-name="ro1">
          <table:table-cell office:value-type="float" office:value="2105153" table:style-name="ce1">
            <text:p>2105153</text:p>
          </table:table-cell>
          <table:table-cell office:value-type="string" table:style-name="ce1">
            <text:p>Igarapé do Meio</text:p>
          </table:table-cell>
          <table:table-cell office:value-type="float" office:value="2105153" table:style-name="ce1">
            <text:p>2105153</text:p>
          </table:table-cell>
          <table:table-cell table:number-columns-repeated="16381"/>
        </table:table-row>
        <table:table-row table:style-name="ro1">
          <table:table-cell office:value-type="float" office:value="2105203" table:style-name="ce1">
            <text:p>2105203</text:p>
          </table:table-cell>
          <table:table-cell office:value-type="string" table:style-name="ce1">
            <text:p>Igarapé Grande</text:p>
          </table:table-cell>
          <table:table-cell office:value-type="float" office:value="2105203" table:style-name="ce1">
            <text:p>2105203</text:p>
          </table:table-cell>
          <table:table-cell table:number-columns-repeated="16381"/>
        </table:table-row>
        <table:table-row table:style-name="ro1">
          <table:table-cell office:value-type="float" office:value="2105302" table:style-name="ce1">
            <text:p>2105302</text:p>
          </table:table-cell>
          <table:table-cell office:value-type="string" table:style-name="ce1">
            <text:p>Imperatriz</text:p>
          </table:table-cell>
          <table:table-cell office:value-type="float" office:value="2105302" table:style-name="ce1">
            <text:p>2105302</text:p>
          </table:table-cell>
          <table:table-cell table:number-columns-repeated="16381"/>
        </table:table-row>
        <table:table-row table:style-name="ro1">
          <table:table-cell office:value-type="float" office:value="2105351" table:style-name="ce1">
            <text:p>2105351</text:p>
          </table:table-cell>
          <table:table-cell office:value-type="string" table:style-name="ce1">
            <text:p>Itaipava do Grajaú</text:p>
          </table:table-cell>
          <table:table-cell office:value-type="float" office:value="2105351" table:style-name="ce1">
            <text:p>2105351</text:p>
          </table:table-cell>
          <table:table-cell table:number-columns-repeated="16381"/>
        </table:table-row>
        <table:table-row table:style-name="ro1">
          <table:table-cell office:value-type="float" office:value="2105401" table:style-name="ce1">
            <text:p>2105401</text:p>
          </table:table-cell>
          <table:table-cell office:value-type="string" table:style-name="ce1">
            <text:p>Itapecuru Mirim</text:p>
          </table:table-cell>
          <table:table-cell office:value-type="float" office:value="2105401" table:style-name="ce1">
            <text:p>2105401</text:p>
          </table:table-cell>
          <table:table-cell table:number-columns-repeated="16381"/>
        </table:table-row>
        <table:table-row table:style-name="ro1">
          <table:table-cell office:value-type="float" office:value="2105427" table:style-name="ce1">
            <text:p>2105427</text:p>
          </table:table-cell>
          <table:table-cell office:value-type="string" table:style-name="ce1">
            <text:p>Itinga do Maranhão</text:p>
          </table:table-cell>
          <table:table-cell office:value-type="float" office:value="2105427" table:style-name="ce1">
            <text:p>2105427</text:p>
          </table:table-cell>
          <table:table-cell table:number-columns-repeated="16381"/>
        </table:table-row>
        <table:table-row table:style-name="ro1">
          <table:table-cell office:value-type="float" office:value="2105450" table:style-name="ce1">
            <text:p>2105450</text:p>
          </table:table-cell>
          <table:table-cell office:value-type="string" table:style-name="ce1">
            <text:p>Jatobá</text:p>
          </table:table-cell>
          <table:table-cell office:value-type="float" office:value="2105450" table:style-name="ce1">
            <text:p>2105450</text:p>
          </table:table-cell>
          <table:table-cell table:number-columns-repeated="16381"/>
        </table:table-row>
        <table:table-row table:style-name="ro1">
          <table:table-cell office:value-type="float" office:value="2105476" table:style-name="ce1">
            <text:p>2105476</text:p>
          </table:table-cell>
          <table:table-cell office:value-type="string" table:style-name="ce1">
            <text:p>Jenipapo dos Vieiras</text:p>
          </table:table-cell>
          <table:table-cell office:value-type="float" office:value="2105476" table:style-name="ce1">
            <text:p>2105476</text:p>
          </table:table-cell>
          <table:table-cell table:number-columns-repeated="16381"/>
        </table:table-row>
        <table:table-row table:style-name="ro1">
          <table:table-cell office:value-type="float" office:value="2105500" table:style-name="ce1">
            <text:p>2105500</text:p>
          </table:table-cell>
          <table:table-cell office:value-type="string" table:style-name="ce1">
            <text:p>João Lisboa</text:p>
          </table:table-cell>
          <table:table-cell office:value-type="float" office:value="2105500" table:style-name="ce1">
            <text:p>2105500</text:p>
          </table:table-cell>
          <table:table-cell table:number-columns-repeated="16381"/>
        </table:table-row>
        <table:table-row table:style-name="ro1">
          <table:table-cell office:value-type="float" office:value="2105609" table:style-name="ce1">
            <text:p>2105609</text:p>
          </table:table-cell>
          <table:table-cell office:value-type="string" table:style-name="ce1">
            <text:p>Joselândia</text:p>
          </table:table-cell>
          <table:table-cell office:value-type="float" office:value="2105609" table:style-name="ce1">
            <text:p>2105609</text:p>
          </table:table-cell>
          <table:table-cell table:number-columns-repeated="16381"/>
        </table:table-row>
        <table:table-row table:style-name="ro1">
          <table:table-cell office:value-type="float" office:value="2105658" table:style-name="ce1">
            <text:p>2105658</text:p>
          </table:table-cell>
          <table:table-cell office:value-type="string" table:style-name="ce1">
            <text:p>Junco do Maranhão</text:p>
          </table:table-cell>
          <table:table-cell office:value-type="float" office:value="2105658" table:style-name="ce1">
            <text:p>2105658</text:p>
          </table:table-cell>
          <table:table-cell table:number-columns-repeated="16381"/>
        </table:table-row>
        <table:table-row table:style-name="ro1">
          <table:table-cell office:value-type="float" office:value="2105708" table:style-name="ce1">
            <text:p>2105708</text:p>
          </table:table-cell>
          <table:table-cell office:value-type="string" table:style-name="ce1">
            <text:p>Lago da Pedra</text:p>
          </table:table-cell>
          <table:table-cell office:value-type="float" office:value="2105708" table:style-name="ce1">
            <text:p>2105708</text:p>
          </table:table-cell>
          <table:table-cell table:number-columns-repeated="16381"/>
        </table:table-row>
        <table:table-row table:style-name="ro1">
          <table:table-cell office:value-type="float" office:value="2105807" table:style-name="ce1">
            <text:p>2105807</text:p>
          </table:table-cell>
          <table:table-cell office:value-type="string" table:style-name="ce1">
            <text:p>Lago do Junco</text:p>
          </table:table-cell>
          <table:table-cell office:value-type="float" office:value="2105807" table:style-name="ce1">
            <text:p>2105807</text:p>
          </table:table-cell>
          <table:table-cell table:number-columns-repeated="16381"/>
        </table:table-row>
        <table:table-row table:style-name="ro1">
          <table:table-cell office:value-type="float" office:value="2105906" table:style-name="ce1">
            <text:p>2105906</text:p>
          </table:table-cell>
          <table:table-cell office:value-type="string" table:style-name="ce1">
            <text:p>Lago Verde</text:p>
          </table:table-cell>
          <table:table-cell office:value-type="float" office:value="2105906" table:style-name="ce1">
            <text:p>2105906</text:p>
          </table:table-cell>
          <table:table-cell table:number-columns-repeated="16381"/>
        </table:table-row>
        <table:table-row table:style-name="ro1">
          <table:table-cell office:value-type="float" office:value="2105922" table:style-name="ce1">
            <text:p>2105922</text:p>
          </table:table-cell>
          <table:table-cell office:value-type="string" table:style-name="ce1">
            <text:p>Lagoa do Mato</text:p>
          </table:table-cell>
          <table:table-cell office:value-type="float" office:value="2105922" table:style-name="ce1">
            <text:p>2105922</text:p>
          </table:table-cell>
          <table:table-cell table:number-columns-repeated="16381"/>
        </table:table-row>
        <table:table-row table:style-name="ro1">
          <table:table-cell office:value-type="float" office:value="2105948" table:style-name="ce1">
            <text:p>2105948</text:p>
          </table:table-cell>
          <table:table-cell office:value-type="string" table:style-name="ce1">
            <text:p>Lago dos Rodrigues</text:p>
          </table:table-cell>
          <table:table-cell office:value-type="float" office:value="2105948" table:style-name="ce1">
            <text:p>2105948</text:p>
          </table:table-cell>
          <table:table-cell table:number-columns-repeated="16381"/>
        </table:table-row>
        <table:table-row table:style-name="ro1">
          <table:table-cell office:value-type="float" office:value="2105963" table:style-name="ce1">
            <text:p>2105963</text:p>
          </table:table-cell>
          <table:table-cell office:value-type="string" table:style-name="ce1">
            <text:p>Lagoa Grande do Maranhão</text:p>
          </table:table-cell>
          <table:table-cell office:value-type="float" office:value="2105963" table:style-name="ce1">
            <text:p>2105963</text:p>
          </table:table-cell>
          <table:table-cell table:number-columns-repeated="16381"/>
        </table:table-row>
        <table:table-row table:style-name="ro1">
          <table:table-cell office:value-type="float" office:value="2105989" table:style-name="ce1">
            <text:p>2105989</text:p>
          </table:table-cell>
          <table:table-cell office:value-type="string" table:style-name="ce1">
            <text:p>Lajeado Novo</text:p>
          </table:table-cell>
          <table:table-cell office:value-type="float" office:value="2105989" table:style-name="ce1">
            <text:p>2105989</text:p>
          </table:table-cell>
          <table:table-cell table:number-columns-repeated="16381"/>
        </table:table-row>
        <table:table-row table:style-name="ro1">
          <table:table-cell office:value-type="float" office:value="2106003" table:style-name="ce1">
            <text:p>2106003</text:p>
          </table:table-cell>
          <table:table-cell office:value-type="string" table:style-name="ce1">
            <text:p>Lima Campos</text:p>
          </table:table-cell>
          <table:table-cell office:value-type="float" office:value="2106003" table:style-name="ce1">
            <text:p>2106003</text:p>
          </table:table-cell>
          <table:table-cell table:number-columns-repeated="16381"/>
        </table:table-row>
        <table:table-row table:style-name="ro1">
          <table:table-cell office:value-type="float" office:value="2106102" table:style-name="ce1">
            <text:p>2106102</text:p>
          </table:table-cell>
          <table:table-cell office:value-type="string" table:style-name="ce1">
            <text:p>Loreto</text:p>
          </table:table-cell>
          <table:table-cell office:value-type="float" office:value="2106102" table:style-name="ce1">
            <text:p>2106102</text:p>
          </table:table-cell>
          <table:table-cell table:number-columns-repeated="16381"/>
        </table:table-row>
        <table:table-row table:style-name="ro1">
          <table:table-cell office:value-type="float" office:value="2106201" table:style-name="ce1">
            <text:p>2106201</text:p>
          </table:table-cell>
          <table:table-cell office:value-type="string" table:style-name="ce1">
            <text:p>Luís Domingues</text:p>
          </table:table-cell>
          <table:table-cell office:value-type="float" office:value="2106201" table:style-name="ce1">
            <text:p>2106201</text:p>
          </table:table-cell>
          <table:table-cell table:number-columns-repeated="16381"/>
        </table:table-row>
        <table:table-row table:style-name="ro1">
          <table:table-cell office:value-type="float" office:value="2106300" table:style-name="ce1">
            <text:p>2106300</text:p>
          </table:table-cell>
          <table:table-cell office:value-type="string" table:style-name="ce1">
            <text:p>Magalhães de Almeida</text:p>
          </table:table-cell>
          <table:table-cell office:value-type="float" office:value="2106300" table:style-name="ce1">
            <text:p>2106300</text:p>
          </table:table-cell>
          <table:table-cell table:number-columns-repeated="16381"/>
        </table:table-row>
        <table:table-row table:style-name="ro1">
          <table:table-cell office:value-type="float" office:value="2106326" table:style-name="ce1">
            <text:p>2106326</text:p>
          </table:table-cell>
          <table:table-cell office:value-type="string" table:style-name="ce1">
            <text:p>Maracaçumé</text:p>
          </table:table-cell>
          <table:table-cell office:value-type="float" office:value="2106326" table:style-name="ce1">
            <text:p>2106326</text:p>
          </table:table-cell>
          <table:table-cell table:number-columns-repeated="16381"/>
        </table:table-row>
        <table:table-row table:style-name="ro1">
          <table:table-cell office:value-type="float" office:value="2106359" table:style-name="ce1">
            <text:p>2106359</text:p>
          </table:table-cell>
          <table:table-cell office:value-type="string" table:style-name="ce1">
            <text:p>Marajá do Sena</text:p>
          </table:table-cell>
          <table:table-cell office:value-type="float" office:value="2106359" table:style-name="ce1">
            <text:p>2106359</text:p>
          </table:table-cell>
          <table:table-cell table:number-columns-repeated="16381"/>
        </table:table-row>
        <table:table-row table:style-name="ro1">
          <table:table-cell office:value-type="float" office:value="2106375" table:style-name="ce1">
            <text:p>2106375</text:p>
          </table:table-cell>
          <table:table-cell office:value-type="string" table:style-name="ce1">
            <text:p>Maranhãozinho</text:p>
          </table:table-cell>
          <table:table-cell office:value-type="float" office:value="2106375" table:style-name="ce1">
            <text:p>2106375</text:p>
          </table:table-cell>
          <table:table-cell table:number-columns-repeated="16381"/>
        </table:table-row>
        <table:table-row table:style-name="ro1">
          <table:table-cell office:value-type="float" office:value="2106409" table:style-name="ce1">
            <text:p>2106409</text:p>
          </table:table-cell>
          <table:table-cell office:value-type="string" table:style-name="ce1">
            <text:p>Mata Roma</text:p>
          </table:table-cell>
          <table:table-cell office:value-type="float" office:value="2106409" table:style-name="ce1">
            <text:p>2106409</text:p>
          </table:table-cell>
          <table:table-cell table:number-columns-repeated="16381"/>
        </table:table-row>
        <table:table-row table:style-name="ro1">
          <table:table-cell office:value-type="float" office:value="2106508" table:style-name="ce1">
            <text:p>2106508</text:p>
          </table:table-cell>
          <table:table-cell office:value-type="string" table:style-name="ce1">
            <text:p>Matinha</text:p>
          </table:table-cell>
          <table:table-cell office:value-type="float" office:value="2106508" table:style-name="ce1">
            <text:p>2106508</text:p>
          </table:table-cell>
          <table:table-cell table:number-columns-repeated="16381"/>
        </table:table-row>
        <table:table-row table:style-name="ro1">
          <table:table-cell office:value-type="float" office:value="2106607" table:style-name="ce1">
            <text:p>2106607</text:p>
          </table:table-cell>
          <table:table-cell office:value-type="string" table:style-name="ce1">
            <text:p>Matões</text:p>
          </table:table-cell>
          <table:table-cell office:value-type="float" office:value="2106607" table:style-name="ce1">
            <text:p>2106607</text:p>
          </table:table-cell>
          <table:table-cell table:number-columns-repeated="16381"/>
        </table:table-row>
        <table:table-row table:style-name="ro1">
          <table:table-cell office:value-type="float" office:value="2106631" table:style-name="ce1">
            <text:p>2106631</text:p>
          </table:table-cell>
          <table:table-cell office:value-type="string" table:style-name="ce1">
            <text:p>Matões do Norte</text:p>
          </table:table-cell>
          <table:table-cell office:value-type="float" office:value="2106631" table:style-name="ce1">
            <text:p>2106631</text:p>
          </table:table-cell>
          <table:table-cell table:number-columns-repeated="16381"/>
        </table:table-row>
        <table:table-row table:style-name="ro1">
          <table:table-cell office:value-type="float" office:value="2106672" table:style-name="ce1">
            <text:p>2106672</text:p>
          </table:table-cell>
          <table:table-cell office:value-type="string" table:style-name="ce1">
            <text:p>Milagres do Maranhão</text:p>
          </table:table-cell>
          <table:table-cell office:value-type="float" office:value="2106672" table:style-name="ce1">
            <text:p>2106672</text:p>
          </table:table-cell>
          <table:table-cell table:number-columns-repeated="16381"/>
        </table:table-row>
        <table:table-row table:style-name="ro1">
          <table:table-cell office:value-type="float" office:value="2106706" table:style-name="ce1">
            <text:p>2106706</text:p>
          </table:table-cell>
          <table:table-cell office:value-type="string" table:style-name="ce1">
            <text:p>Mirador</text:p>
          </table:table-cell>
          <table:table-cell office:value-type="float" office:value="2106706" table:style-name="ce1">
            <text:p>2106706</text:p>
          </table:table-cell>
          <table:table-cell table:number-columns-repeated="16381"/>
        </table:table-row>
        <table:table-row table:style-name="ro1">
          <table:table-cell office:value-type="float" office:value="2106755" table:style-name="ce1">
            <text:p>2106755</text:p>
          </table:table-cell>
          <table:table-cell office:value-type="string" table:style-name="ce1">
            <text:p>Miranda do Norte</text:p>
          </table:table-cell>
          <table:table-cell office:value-type="float" office:value="2106755" table:style-name="ce1">
            <text:p>2106755</text:p>
          </table:table-cell>
          <table:table-cell table:number-columns-repeated="16381"/>
        </table:table-row>
        <table:table-row table:style-name="ro1">
          <table:table-cell office:value-type="float" office:value="2106805" table:style-name="ce1">
            <text:p>2106805</text:p>
          </table:table-cell>
          <table:table-cell office:value-type="string" table:style-name="ce1">
            <text:p>Mirinzal</text:p>
          </table:table-cell>
          <table:table-cell office:value-type="float" office:value="2106805" table:style-name="ce1">
            <text:p>2106805</text:p>
          </table:table-cell>
          <table:table-cell table:number-columns-repeated="16381"/>
        </table:table-row>
        <table:table-row table:style-name="ro1">
          <table:table-cell office:value-type="float" office:value="2106904" table:style-name="ce1">
            <text:p>2106904</text:p>
          </table:table-cell>
          <table:table-cell office:value-type="string" table:style-name="ce1">
            <text:p>Monção</text:p>
          </table:table-cell>
          <table:table-cell office:value-type="float" office:value="2106904" table:style-name="ce1">
            <text:p>2106904</text:p>
          </table:table-cell>
          <table:table-cell table:number-columns-repeated="16381"/>
        </table:table-row>
        <table:table-row table:style-name="ro1">
          <table:table-cell office:value-type="float" office:value="2107001" table:style-name="ce1">
            <text:p>2107001</text:p>
          </table:table-cell>
          <table:table-cell office:value-type="string" table:style-name="ce1">
            <text:p>Montes Altos</text:p>
          </table:table-cell>
          <table:table-cell office:value-type="float" office:value="2107001" table:style-name="ce1">
            <text:p>2107001</text:p>
          </table:table-cell>
          <table:table-cell table:number-columns-repeated="16381"/>
        </table:table-row>
        <table:table-row table:style-name="ro1">
          <table:table-cell office:value-type="float" office:value="2107100" table:style-name="ce1">
            <text:p>2107100</text:p>
          </table:table-cell>
          <table:table-cell office:value-type="string" table:style-name="ce1">
            <text:p>Morros</text:p>
          </table:table-cell>
          <table:table-cell office:value-type="float" office:value="2107100" table:style-name="ce1">
            <text:p>2107100</text:p>
          </table:table-cell>
          <table:table-cell table:number-columns-repeated="16381"/>
        </table:table-row>
        <table:table-row table:style-name="ro1">
          <table:table-cell office:value-type="float" office:value="2107209" table:style-name="ce1">
            <text:p>2107209</text:p>
          </table:table-cell>
          <table:table-cell office:value-type="string" table:style-name="ce1">
            <text:p>Nina Rodrigues</text:p>
          </table:table-cell>
          <table:table-cell office:value-type="float" office:value="2107209" table:style-name="ce1">
            <text:p>2107209</text:p>
          </table:table-cell>
          <table:table-cell table:number-columns-repeated="16381"/>
        </table:table-row>
        <table:table-row table:style-name="ro1">
          <table:table-cell office:value-type="float" office:value="2107258" table:style-name="ce1">
            <text:p>2107258</text:p>
          </table:table-cell>
          <table:table-cell office:value-type="string" table:style-name="ce1">
            <text:p>Nova Colinas</text:p>
          </table:table-cell>
          <table:table-cell office:value-type="float" office:value="2107258" table:style-name="ce1">
            <text:p>2107258</text:p>
          </table:table-cell>
          <table:table-cell table:number-columns-repeated="16381"/>
        </table:table-row>
        <table:table-row table:style-name="ro1">
          <table:table-cell office:value-type="float" office:value="2107308" table:style-name="ce1">
            <text:p>2107308</text:p>
          </table:table-cell>
          <table:table-cell office:value-type="string" table:style-name="ce1">
            <text:p>Nova Iorque</text:p>
          </table:table-cell>
          <table:table-cell office:value-type="float" office:value="2107308" table:style-name="ce1">
            <text:p>2107308</text:p>
          </table:table-cell>
          <table:table-cell table:number-columns-repeated="16381"/>
        </table:table-row>
        <table:table-row table:style-name="ro1">
          <table:table-cell office:value-type="float" office:value="2107357" table:style-name="ce1">
            <text:p>2107357</text:p>
          </table:table-cell>
          <table:table-cell office:value-type="string" table:style-name="ce1">
            <text:p>Nova Olinda do Maranhão</text:p>
          </table:table-cell>
          <table:table-cell office:value-type="float" office:value="2107357" table:style-name="ce1">
            <text:p>2107357</text:p>
          </table:table-cell>
          <table:table-cell table:number-columns-repeated="16381"/>
        </table:table-row>
        <table:table-row table:style-name="ro1">
          <table:table-cell office:value-type="float" office:value="2107407" table:style-name="ce1">
            <text:p>2107407</text:p>
          </table:table-cell>
          <table:table-cell office:value-type="string" table:style-name="ce1">
            <text:p>Olho d'Água das Cunhãs</text:p>
          </table:table-cell>
          <table:table-cell office:value-type="float" office:value="2107407" table:style-name="ce1">
            <text:p>2107407</text:p>
          </table:table-cell>
          <table:table-cell table:number-columns-repeated="16381"/>
        </table:table-row>
        <table:table-row table:style-name="ro1">
          <table:table-cell office:value-type="float" office:value="2107456" table:style-name="ce1">
            <text:p>2107456</text:p>
          </table:table-cell>
          <table:table-cell office:value-type="string" table:style-name="ce1">
            <text:p>Olinda Nova do Maranhão</text:p>
          </table:table-cell>
          <table:table-cell office:value-type="float" office:value="2107456" table:style-name="ce1">
            <text:p>2107456</text:p>
          </table:table-cell>
          <table:table-cell table:number-columns-repeated="16381"/>
        </table:table-row>
        <table:table-row table:style-name="ro1">
          <table:table-cell office:value-type="float" office:value="2107506" table:style-name="ce1">
            <text:p>2107506</text:p>
          </table:table-cell>
          <table:table-cell office:value-type="string" table:style-name="ce1">
            <text:p>Paço do Lumiar</text:p>
          </table:table-cell>
          <table:table-cell office:value-type="float" office:value="2107506" table:style-name="ce1">
            <text:p>2107506</text:p>
          </table:table-cell>
          <table:table-cell table:number-columns-repeated="16381"/>
        </table:table-row>
        <table:table-row table:style-name="ro1">
          <table:table-cell office:value-type="float" office:value="2107605" table:style-name="ce1">
            <text:p>2107605</text:p>
          </table:table-cell>
          <table:table-cell office:value-type="string" table:style-name="ce1">
            <text:p>Palmeirândia</text:p>
          </table:table-cell>
          <table:table-cell office:value-type="float" office:value="2107605" table:style-name="ce1">
            <text:p>2107605</text:p>
          </table:table-cell>
          <table:table-cell table:number-columns-repeated="16381"/>
        </table:table-row>
        <table:table-row table:style-name="ro1">
          <table:table-cell office:value-type="float" office:value="2107704" table:style-name="ce1">
            <text:p>2107704</text:p>
          </table:table-cell>
          <table:table-cell office:value-type="string" table:style-name="ce1">
            <text:p>Paraibano</text:p>
          </table:table-cell>
          <table:table-cell office:value-type="float" office:value="2107704" table:style-name="ce1">
            <text:p>2107704</text:p>
          </table:table-cell>
          <table:table-cell table:number-columns-repeated="16381"/>
        </table:table-row>
        <table:table-row table:style-name="ro1">
          <table:table-cell office:value-type="float" office:value="2107803" table:style-name="ce1">
            <text:p>2107803</text:p>
          </table:table-cell>
          <table:table-cell office:value-type="string" table:style-name="ce1">
            <text:p>Parnarama</text:p>
          </table:table-cell>
          <table:table-cell office:value-type="float" office:value="2107803" table:style-name="ce1">
            <text:p>2107803</text:p>
          </table:table-cell>
          <table:table-cell table:number-columns-repeated="16381"/>
        </table:table-row>
        <table:table-row table:style-name="ro1">
          <table:table-cell office:value-type="float" office:value="2107902" table:style-name="ce1">
            <text:p>2107902</text:p>
          </table:table-cell>
          <table:table-cell office:value-type="string" table:style-name="ce1">
            <text:p>Passagem Franca</text:p>
          </table:table-cell>
          <table:table-cell office:value-type="float" office:value="2107902" table:style-name="ce1">
            <text:p>2107902</text:p>
          </table:table-cell>
          <table:table-cell table:number-columns-repeated="16381"/>
        </table:table-row>
        <table:table-row table:style-name="ro1">
          <table:table-cell office:value-type="float" office:value="2108009" table:style-name="ce1">
            <text:p>2108009</text:p>
          </table:table-cell>
          <table:table-cell office:value-type="string" table:style-name="ce1">
            <text:p>Pastos Bons</text:p>
          </table:table-cell>
          <table:table-cell office:value-type="float" office:value="2108009" table:style-name="ce1">
            <text:p>2108009</text:p>
          </table:table-cell>
          <table:table-cell table:number-columns-repeated="16381"/>
        </table:table-row>
        <table:table-row table:style-name="ro1">
          <table:table-cell office:value-type="float" office:value="2108058" table:style-name="ce1">
            <text:p>2108058</text:p>
          </table:table-cell>
          <table:table-cell office:value-type="string" table:style-name="ce1">
            <text:p>Paulino Neves</text:p>
          </table:table-cell>
          <table:table-cell office:value-type="float" office:value="2108058" table:style-name="ce1">
            <text:p>2108058</text:p>
          </table:table-cell>
          <table:table-cell table:number-columns-repeated="16381"/>
        </table:table-row>
        <table:table-row table:style-name="ro1">
          <table:table-cell office:value-type="float" office:value="2108108" table:style-name="ce1">
            <text:p>2108108</text:p>
          </table:table-cell>
          <table:table-cell office:value-type="string" table:style-name="ce1">
            <text:p>Paulo Ramos</text:p>
          </table:table-cell>
          <table:table-cell office:value-type="float" office:value="2108108" table:style-name="ce1">
            <text:p>2108108</text:p>
          </table:table-cell>
          <table:table-cell table:number-columns-repeated="16381"/>
        </table:table-row>
        <table:table-row table:style-name="ro1">
          <table:table-cell office:value-type="float" office:value="2108207" table:style-name="ce1">
            <text:p>2108207</text:p>
          </table:table-cell>
          <table:table-cell office:value-type="string" table:style-name="ce1">
            <text:p>Pedreiras</text:p>
          </table:table-cell>
          <table:table-cell office:value-type="float" office:value="2108207" table:style-name="ce1">
            <text:p>2108207</text:p>
          </table:table-cell>
          <table:table-cell table:number-columns-repeated="16381"/>
        </table:table-row>
        <table:table-row table:style-name="ro1">
          <table:table-cell office:value-type="float" office:value="2108256" table:style-name="ce1">
            <text:p>2108256</text:p>
          </table:table-cell>
          <table:table-cell office:value-type="string" table:style-name="ce1">
            <text:p>Pedro do Rosário</text:p>
          </table:table-cell>
          <table:table-cell office:value-type="float" office:value="2108256" table:style-name="ce1">
            <text:p>2108256</text:p>
          </table:table-cell>
          <table:table-cell table:number-columns-repeated="16381"/>
        </table:table-row>
        <table:table-row table:style-name="ro1">
          <table:table-cell office:value-type="float" office:value="2108306" table:style-name="ce1">
            <text:p>2108306</text:p>
          </table:table-cell>
          <table:table-cell office:value-type="string" table:style-name="ce1">
            <text:p>Penalva</text:p>
          </table:table-cell>
          <table:table-cell office:value-type="float" office:value="2108306" table:style-name="ce1">
            <text:p>2108306</text:p>
          </table:table-cell>
          <table:table-cell table:number-columns-repeated="16381"/>
        </table:table-row>
        <table:table-row table:style-name="ro1">
          <table:table-cell office:value-type="float" office:value="2108405" table:style-name="ce1">
            <text:p>2108405</text:p>
          </table:table-cell>
          <table:table-cell office:value-type="string" table:style-name="ce1">
            <text:p>Peri Mirim</text:p>
          </table:table-cell>
          <table:table-cell office:value-type="float" office:value="2108405" table:style-name="ce1">
            <text:p>2108405</text:p>
          </table:table-cell>
          <table:table-cell table:number-columns-repeated="16381"/>
        </table:table-row>
        <table:table-row table:style-name="ro1">
          <table:table-cell office:value-type="float" office:value="2108454" table:style-name="ce1">
            <text:p>2108454</text:p>
          </table:table-cell>
          <table:table-cell office:value-type="string" table:style-name="ce1">
            <text:p>Peritoró</text:p>
          </table:table-cell>
          <table:table-cell office:value-type="float" office:value="2108454" table:style-name="ce1">
            <text:p>2108454</text:p>
          </table:table-cell>
          <table:table-cell table:number-columns-repeated="16381"/>
        </table:table-row>
        <table:table-row table:style-name="ro1">
          <table:table-cell office:value-type="float" office:value="2108504" table:style-name="ce1">
            <text:p>2108504</text:p>
          </table:table-cell>
          <table:table-cell office:value-type="string" table:style-name="ce1">
            <text:p>Pindaré-Mirim</text:p>
          </table:table-cell>
          <table:table-cell office:value-type="float" office:value="2108504" table:style-name="ce1">
            <text:p>2108504</text:p>
          </table:table-cell>
          <table:table-cell table:number-columns-repeated="16381"/>
        </table:table-row>
        <table:table-row table:style-name="ro1">
          <table:table-cell office:value-type="float" office:value="2108603" table:style-name="ce1">
            <text:p>2108603</text:p>
          </table:table-cell>
          <table:table-cell office:value-type="string" table:style-name="ce1">
            <text:p>Pinheiro</text:p>
          </table:table-cell>
          <table:table-cell office:value-type="float" office:value="2108603" table:style-name="ce1">
            <text:p>2108603</text:p>
          </table:table-cell>
          <table:table-cell table:number-columns-repeated="16381"/>
        </table:table-row>
        <table:table-row table:style-name="ro1">
          <table:table-cell office:value-type="float" office:value="2108702" table:style-name="ce1">
            <text:p>2108702</text:p>
          </table:table-cell>
          <table:table-cell office:value-type="string" table:style-name="ce1">
            <text:p>Pio XII</text:p>
          </table:table-cell>
          <table:table-cell office:value-type="float" office:value="2108702" table:style-name="ce1">
            <text:p>2108702</text:p>
          </table:table-cell>
          <table:table-cell table:number-columns-repeated="16381"/>
        </table:table-row>
        <table:table-row table:style-name="ro1">
          <table:table-cell office:value-type="float" office:value="2108801" table:style-name="ce1">
            <text:p>2108801</text:p>
          </table:table-cell>
          <table:table-cell office:value-type="string" table:style-name="ce1">
            <text:p>Pirapemas</text:p>
          </table:table-cell>
          <table:table-cell office:value-type="float" office:value="2108801" table:style-name="ce1">
            <text:p>2108801</text:p>
          </table:table-cell>
          <table:table-cell table:number-columns-repeated="16381"/>
        </table:table-row>
        <table:table-row table:style-name="ro1">
          <table:table-cell office:value-type="float" office:value="2108900" table:style-name="ce1">
            <text:p>2108900</text:p>
          </table:table-cell>
          <table:table-cell office:value-type="string" table:style-name="ce1">
            <text:p>Poção de Pedras</text:p>
          </table:table-cell>
          <table:table-cell office:value-type="float" office:value="2108900" table:style-name="ce1">
            <text:p>2108900</text:p>
          </table:table-cell>
          <table:table-cell table:number-columns-repeated="16381"/>
        </table:table-row>
        <table:table-row table:style-name="ro1">
          <table:table-cell office:value-type="float" office:value="2109007" table:style-name="ce1">
            <text:p>2109007</text:p>
          </table:table-cell>
          <table:table-cell office:value-type="string" table:style-name="ce1">
            <text:p>Porto Franco</text:p>
          </table:table-cell>
          <table:table-cell office:value-type="float" office:value="2109007" table:style-name="ce1">
            <text:p>2109007</text:p>
          </table:table-cell>
          <table:table-cell table:number-columns-repeated="16381"/>
        </table:table-row>
        <table:table-row table:style-name="ro1">
          <table:table-cell office:value-type="float" office:value="2109056" table:style-name="ce1">
            <text:p>2109056</text:p>
          </table:table-cell>
          <table:table-cell office:value-type="string" table:style-name="ce1">
            <text:p>Porto Rico do Maranhão</text:p>
          </table:table-cell>
          <table:table-cell office:value-type="float" office:value="2109056" table:style-name="ce1">
            <text:p>2109056</text:p>
          </table:table-cell>
          <table:table-cell table:number-columns-repeated="16381"/>
        </table:table-row>
        <table:table-row table:style-name="ro1">
          <table:table-cell office:value-type="float" office:value="2109106" table:style-name="ce1">
            <text:p>2109106</text:p>
          </table:table-cell>
          <table:table-cell office:value-type="string" table:style-name="ce1">
            <text:p>Presidente Dutra</text:p>
          </table:table-cell>
          <table:table-cell office:value-type="float" office:value="2109106" table:style-name="ce1">
            <text:p>2109106</text:p>
          </table:table-cell>
          <table:table-cell table:number-columns-repeated="16381"/>
        </table:table-row>
        <table:table-row table:style-name="ro1">
          <table:table-cell office:value-type="float" office:value="2109205" table:style-name="ce1">
            <text:p>2109205</text:p>
          </table:table-cell>
          <table:table-cell office:value-type="string" table:style-name="ce1">
            <text:p>Presidente Juscelino</text:p>
          </table:table-cell>
          <table:table-cell office:value-type="float" office:value="2109205" table:style-name="ce1">
            <text:p>2109205</text:p>
          </table:table-cell>
          <table:table-cell table:number-columns-repeated="16381"/>
        </table:table-row>
        <table:table-row table:style-name="ro1">
          <table:table-cell office:value-type="float" office:value="2109239" table:style-name="ce1">
            <text:p>2109239</text:p>
          </table:table-cell>
          <table:table-cell office:value-type="string" table:style-name="ce1">
            <text:p>Presidente Médici</text:p>
          </table:table-cell>
          <table:table-cell office:value-type="float" office:value="2109239" table:style-name="ce1">
            <text:p>2109239</text:p>
          </table:table-cell>
          <table:table-cell table:number-columns-repeated="16381"/>
        </table:table-row>
        <table:table-row table:style-name="ro1">
          <table:table-cell office:value-type="float" office:value="2109270" table:style-name="ce1">
            <text:p>2109270</text:p>
          </table:table-cell>
          <table:table-cell office:value-type="string" table:style-name="ce1">
            <text:p>Presidente Sarney</text:p>
          </table:table-cell>
          <table:table-cell office:value-type="float" office:value="2109270" table:style-name="ce1">
            <text:p>2109270</text:p>
          </table:table-cell>
          <table:table-cell table:number-columns-repeated="16381"/>
        </table:table-row>
        <table:table-row table:style-name="ro1">
          <table:table-cell office:value-type="float" office:value="2109304" table:style-name="ce1">
            <text:p>2109304</text:p>
          </table:table-cell>
          <table:table-cell office:value-type="string" table:style-name="ce1">
            <text:p>Presidente Vargas</text:p>
          </table:table-cell>
          <table:table-cell office:value-type="float" office:value="2109304" table:style-name="ce1">
            <text:p>2109304</text:p>
          </table:table-cell>
          <table:table-cell table:number-columns-repeated="16381"/>
        </table:table-row>
        <table:table-row table:style-name="ro1">
          <table:table-cell office:value-type="float" office:value="2109403" table:style-name="ce1">
            <text:p>2109403</text:p>
          </table:table-cell>
          <table:table-cell office:value-type="string" table:style-name="ce1">
            <text:p>Primeira Cruz</text:p>
          </table:table-cell>
          <table:table-cell office:value-type="float" office:value="2109403" table:style-name="ce1">
            <text:p>2109403</text:p>
          </table:table-cell>
          <table:table-cell table:number-columns-repeated="16381"/>
        </table:table-row>
        <table:table-row table:style-name="ro1">
          <table:table-cell office:value-type="float" office:value="2109452" table:style-name="ce1">
            <text:p>2109452</text:p>
          </table:table-cell>
          <table:table-cell office:value-type="string" table:style-name="ce1">
            <text:p>Raposa</text:p>
          </table:table-cell>
          <table:table-cell office:value-type="float" office:value="2109452" table:style-name="ce1">
            <text:p>2109452</text:p>
          </table:table-cell>
          <table:table-cell table:number-columns-repeated="16381"/>
        </table:table-row>
        <table:table-row table:style-name="ro1">
          <table:table-cell office:value-type="float" office:value="2109502" table:style-name="ce1">
            <text:p>2109502</text:p>
          </table:table-cell>
          <table:table-cell office:value-type="string" table:style-name="ce1">
            <text:p>Riachão</text:p>
          </table:table-cell>
          <table:table-cell office:value-type="float" office:value="2109502" table:style-name="ce1">
            <text:p>2109502</text:p>
          </table:table-cell>
          <table:table-cell table:number-columns-repeated="16381"/>
        </table:table-row>
        <table:table-row table:style-name="ro1">
          <table:table-cell office:value-type="float" office:value="2109551" table:style-name="ce1">
            <text:p>2109551</text:p>
          </table:table-cell>
          <table:table-cell office:value-type="string" table:style-name="ce1">
            <text:p>Ribamar Fiquene</text:p>
          </table:table-cell>
          <table:table-cell office:value-type="float" office:value="2109551" table:style-name="ce1">
            <text:p>2109551</text:p>
          </table:table-cell>
          <table:table-cell table:number-columns-repeated="16381"/>
        </table:table-row>
        <table:table-row table:style-name="ro1">
          <table:table-cell office:value-type="float" office:value="2109601" table:style-name="ce1">
            <text:p>2109601</text:p>
          </table:table-cell>
          <table:table-cell office:value-type="string" table:style-name="ce1">
            <text:p>Rosário</text:p>
          </table:table-cell>
          <table:table-cell office:value-type="float" office:value="2109601" table:style-name="ce1">
            <text:p>2109601</text:p>
          </table:table-cell>
          <table:table-cell table:number-columns-repeated="16381"/>
        </table:table-row>
        <table:table-row table:style-name="ro1">
          <table:table-cell office:value-type="float" office:value="2109700" table:style-name="ce1">
            <text:p>2109700</text:p>
          </table:table-cell>
          <table:table-cell office:value-type="string" table:style-name="ce1">
            <text:p>Sambaíba</text:p>
          </table:table-cell>
          <table:table-cell office:value-type="float" office:value="2109700" table:style-name="ce1">
            <text:p>2109700</text:p>
          </table:table-cell>
          <table:table-cell table:number-columns-repeated="16381"/>
        </table:table-row>
        <table:table-row table:style-name="ro1">
          <table:table-cell office:value-type="float" office:value="2109759" table:style-name="ce1">
            <text:p>2109759</text:p>
          </table:table-cell>
          <table:table-cell office:value-type="string" table:style-name="ce1">
            <text:p>Santa Filomena do Maranhão</text:p>
          </table:table-cell>
          <table:table-cell office:value-type="float" office:value="2109759" table:style-name="ce1">
            <text:p>2109759</text:p>
          </table:table-cell>
          <table:table-cell table:number-columns-repeated="16381"/>
        </table:table-row>
        <table:table-row table:style-name="ro1">
          <table:table-cell office:value-type="float" office:value="2109809" table:style-name="ce1">
            <text:p>2109809</text:p>
          </table:table-cell>
          <table:table-cell office:value-type="string" table:style-name="ce1">
            <text:p>Santa Helena</text:p>
          </table:table-cell>
          <table:table-cell office:value-type="float" office:value="2109809" table:style-name="ce1">
            <text:p>2109809</text:p>
          </table:table-cell>
          <table:table-cell table:number-columns-repeated="16381"/>
        </table:table-row>
        <table:table-row table:style-name="ro1">
          <table:table-cell office:value-type="float" office:value="2109908" table:style-name="ce1">
            <text:p>2109908</text:p>
          </table:table-cell>
          <table:table-cell office:value-type="string" table:style-name="ce1">
            <text:p>Santa Inês</text:p>
          </table:table-cell>
          <table:table-cell office:value-type="float" office:value="2109908" table:style-name="ce1">
            <text:p>2109908</text:p>
          </table:table-cell>
          <table:table-cell table:number-columns-repeated="16381"/>
        </table:table-row>
        <table:table-row table:style-name="ro1">
          <table:table-cell office:value-type="float" office:value="2110005" table:style-name="ce1">
            <text:p>2110005</text:p>
          </table:table-cell>
          <table:table-cell office:value-type="string" table:style-name="ce1">
            <text:p>Santa Luzia</text:p>
          </table:table-cell>
          <table:table-cell office:value-type="float" office:value="2110005" table:style-name="ce1">
            <text:p>2110005</text:p>
          </table:table-cell>
          <table:table-cell table:number-columns-repeated="16381"/>
        </table:table-row>
        <table:table-row table:style-name="ro1">
          <table:table-cell office:value-type="float" office:value="2110039" table:style-name="ce1">
            <text:p>2110039</text:p>
          </table:table-cell>
          <table:table-cell office:value-type="string" table:style-name="ce1">
            <text:p>Santa Luzia do Paruá</text:p>
          </table:table-cell>
          <table:table-cell office:value-type="float" office:value="2110039" table:style-name="ce1">
            <text:p>2110039</text:p>
          </table:table-cell>
          <table:table-cell table:number-columns-repeated="16381"/>
        </table:table-row>
        <table:table-row table:style-name="ro1">
          <table:table-cell office:value-type="float" office:value="2110104" table:style-name="ce1">
            <text:p>2110104</text:p>
          </table:table-cell>
          <table:table-cell office:value-type="string" table:style-name="ce1">
            <text:p>Santa Quitéria do Maranhão</text:p>
          </table:table-cell>
          <table:table-cell office:value-type="float" office:value="2110104" table:style-name="ce1">
            <text:p>2110104</text:p>
          </table:table-cell>
          <table:table-cell table:number-columns-repeated="16381"/>
        </table:table-row>
        <table:table-row table:style-name="ro1">
          <table:table-cell office:value-type="float" office:value="2110203" table:style-name="ce1">
            <text:p>2110203</text:p>
          </table:table-cell>
          <table:table-cell office:value-type="string" table:style-name="ce1">
            <text:p>Santa Rita</text:p>
          </table:table-cell>
          <table:table-cell office:value-type="float" office:value="2110203" table:style-name="ce1">
            <text:p>2110203</text:p>
          </table:table-cell>
          <table:table-cell table:number-columns-repeated="16381"/>
        </table:table-row>
        <table:table-row table:style-name="ro1">
          <table:table-cell office:value-type="float" office:value="2110237" table:style-name="ce1">
            <text:p>2110237</text:p>
          </table:table-cell>
          <table:table-cell office:value-type="string" table:style-name="ce1">
            <text:p>Santana do Maranhão</text:p>
          </table:table-cell>
          <table:table-cell office:value-type="float" office:value="2110237" table:style-name="ce1">
            <text:p>2110237</text:p>
          </table:table-cell>
          <table:table-cell table:number-columns-repeated="16381"/>
        </table:table-row>
        <table:table-row table:style-name="ro1">
          <table:table-cell office:value-type="float" office:value="2110278" table:style-name="ce1">
            <text:p>2110278</text:p>
          </table:table-cell>
          <table:table-cell office:value-type="string" table:style-name="ce1">
            <text:p>Santo Amaro do Maranhão</text:p>
          </table:table-cell>
          <table:table-cell office:value-type="float" office:value="2110278" table:style-name="ce1">
            <text:p>2110278</text:p>
          </table:table-cell>
          <table:table-cell table:number-columns-repeated="16381"/>
        </table:table-row>
        <table:table-row table:style-name="ro1">
          <table:table-cell office:value-type="float" office:value="2110302" table:style-name="ce1">
            <text:p>2110302</text:p>
          </table:table-cell>
          <table:table-cell office:value-type="string" table:style-name="ce1">
            <text:p>Santo Antônio dos Lopes</text:p>
          </table:table-cell>
          <table:table-cell office:value-type="float" office:value="2110302" table:style-name="ce1">
            <text:p>2110302</text:p>
          </table:table-cell>
          <table:table-cell table:number-columns-repeated="16381"/>
        </table:table-row>
        <table:table-row table:style-name="ro1">
          <table:table-cell office:value-type="float" office:value="2110401" table:style-name="ce1">
            <text:p>2110401</text:p>
          </table:table-cell>
          <table:table-cell office:value-type="string" table:style-name="ce1">
            <text:p>São Benedito do Rio Preto</text:p>
          </table:table-cell>
          <table:table-cell office:value-type="float" office:value="2110401" table:style-name="ce1">
            <text:p>2110401</text:p>
          </table:table-cell>
          <table:table-cell table:number-columns-repeated="16381"/>
        </table:table-row>
        <table:table-row table:style-name="ro1">
          <table:table-cell office:value-type="float" office:value="2110500" table:style-name="ce1">
            <text:p>2110500</text:p>
          </table:table-cell>
          <table:table-cell office:value-type="string" table:style-name="ce1">
            <text:p>São Bento</text:p>
          </table:table-cell>
          <table:table-cell office:value-type="float" office:value="2110500" table:style-name="ce1">
            <text:p>2110500</text:p>
          </table:table-cell>
          <table:table-cell table:number-columns-repeated="16381"/>
        </table:table-row>
        <table:table-row table:style-name="ro1">
          <table:table-cell office:value-type="float" office:value="2110609" table:style-name="ce1">
            <text:p>2110609</text:p>
          </table:table-cell>
          <table:table-cell office:value-type="string" table:style-name="ce1">
            <text:p>São Bernardo</text:p>
          </table:table-cell>
          <table:table-cell office:value-type="float" office:value="2110609" table:style-name="ce1">
            <text:p>2110609</text:p>
          </table:table-cell>
          <table:table-cell table:number-columns-repeated="16381"/>
        </table:table-row>
        <table:table-row table:style-name="ro1">
          <table:table-cell office:value-type="float" office:value="2110658" table:style-name="ce1">
            <text:p>2110658</text:p>
          </table:table-cell>
          <table:table-cell office:value-type="string" table:style-name="ce1">
            <text:p>São Domingos do Azeitão</text:p>
          </table:table-cell>
          <table:table-cell office:value-type="float" office:value="2110658" table:style-name="ce1">
            <text:p>2110658</text:p>
          </table:table-cell>
          <table:table-cell table:number-columns-repeated="16381"/>
        </table:table-row>
        <table:table-row table:style-name="ro1">
          <table:table-cell office:value-type="float" office:value="2110708" table:style-name="ce1">
            <text:p>2110708</text:p>
          </table:table-cell>
          <table:table-cell office:value-type="string" table:style-name="ce1">
            <text:p>São Domingos do Maranhão</text:p>
          </table:table-cell>
          <table:table-cell office:value-type="float" office:value="2110708" table:style-name="ce1">
            <text:p>2110708</text:p>
          </table:table-cell>
          <table:table-cell table:number-columns-repeated="16381"/>
        </table:table-row>
        <table:table-row table:style-name="ro1">
          <table:table-cell office:value-type="float" office:value="2110807" table:style-name="ce1">
            <text:p>2110807</text:p>
          </table:table-cell>
          <table:table-cell office:value-type="string" table:style-name="ce1">
            <text:p>São Félix de Balsas</text:p>
          </table:table-cell>
          <table:table-cell office:value-type="float" office:value="2110807" table:style-name="ce1">
            <text:p>2110807</text:p>
          </table:table-cell>
          <table:table-cell table:number-columns-repeated="16381"/>
        </table:table-row>
        <table:table-row table:style-name="ro1">
          <table:table-cell office:value-type="float" office:value="2110856" table:style-name="ce1">
            <text:p>2110856</text:p>
          </table:table-cell>
          <table:table-cell office:value-type="string" table:style-name="ce1">
            <text:p>São Francisco do Brejão</text:p>
          </table:table-cell>
          <table:table-cell office:value-type="float" office:value="2110856" table:style-name="ce1">
            <text:p>2110856</text:p>
          </table:table-cell>
          <table:table-cell table:number-columns-repeated="16381"/>
        </table:table-row>
        <table:table-row table:style-name="ro1">
          <table:table-cell office:value-type="float" office:value="2110906" table:style-name="ce1">
            <text:p>2110906</text:p>
          </table:table-cell>
          <table:table-cell office:value-type="string" table:style-name="ce1">
            <text:p>São Francisco do Maranhão</text:p>
          </table:table-cell>
          <table:table-cell office:value-type="float" office:value="2110906" table:style-name="ce1">
            <text:p>2110906</text:p>
          </table:table-cell>
          <table:table-cell table:number-columns-repeated="16381"/>
        </table:table-row>
        <table:table-row table:style-name="ro1">
          <table:table-cell office:value-type="float" office:value="2111003" table:style-name="ce1">
            <text:p>2111003</text:p>
          </table:table-cell>
          <table:table-cell office:value-type="string" table:style-name="ce1">
            <text:p>São João Batista</text:p>
          </table:table-cell>
          <table:table-cell office:value-type="float" office:value="2111003" table:style-name="ce1">
            <text:p>2111003</text:p>
          </table:table-cell>
          <table:table-cell table:number-columns-repeated="16381"/>
        </table:table-row>
        <table:table-row table:style-name="ro1">
          <table:table-cell office:value-type="float" office:value="2111029" table:style-name="ce1">
            <text:p>2111029</text:p>
          </table:table-cell>
          <table:table-cell office:value-type="string" table:style-name="ce1">
            <text:p>São João do Carú</text:p>
          </table:table-cell>
          <table:table-cell office:value-type="float" office:value="2111029" table:style-name="ce1">
            <text:p>2111029</text:p>
          </table:table-cell>
          <table:table-cell table:number-columns-repeated="16381"/>
        </table:table-row>
        <table:table-row table:style-name="ro1">
          <table:table-cell office:value-type="float" office:value="2111052" table:style-name="ce1">
            <text:p>2111052</text:p>
          </table:table-cell>
          <table:table-cell office:value-type="string" table:style-name="ce1">
            <text:p>São João do Paraíso</text:p>
          </table:table-cell>
          <table:table-cell office:value-type="float" office:value="2111052" table:style-name="ce1">
            <text:p>2111052</text:p>
          </table:table-cell>
          <table:table-cell table:number-columns-repeated="16381"/>
        </table:table-row>
        <table:table-row table:style-name="ro1">
          <table:table-cell office:value-type="float" office:value="2111078" table:style-name="ce1">
            <text:p>2111078</text:p>
          </table:table-cell>
          <table:table-cell office:value-type="string" table:style-name="ce1">
            <text:p>São João do Soter</text:p>
          </table:table-cell>
          <table:table-cell office:value-type="float" office:value="2111078" table:style-name="ce1">
            <text:p>2111078</text:p>
          </table:table-cell>
          <table:table-cell table:number-columns-repeated="16381"/>
        </table:table-row>
        <table:table-row table:style-name="ro1">
          <table:table-cell office:value-type="float" office:value="2111102" table:style-name="ce1">
            <text:p>2111102</text:p>
          </table:table-cell>
          <table:table-cell office:value-type="string" table:style-name="ce1">
            <text:p>São João dos Patos</text:p>
          </table:table-cell>
          <table:table-cell office:value-type="float" office:value="2111102" table:style-name="ce1">
            <text:p>2111102</text:p>
          </table:table-cell>
          <table:table-cell table:number-columns-repeated="16381"/>
        </table:table-row>
        <table:table-row table:style-name="ro1">
          <table:table-cell office:value-type="float" office:value="2111201" table:style-name="ce1">
            <text:p>2111201</text:p>
          </table:table-cell>
          <table:table-cell office:value-type="string" table:style-name="ce1">
            <text:p>São José de Ribamar</text:p>
          </table:table-cell>
          <table:table-cell office:value-type="float" office:value="2111201" table:style-name="ce1">
            <text:p>2111201</text:p>
          </table:table-cell>
          <table:table-cell table:number-columns-repeated="16381"/>
        </table:table-row>
        <table:table-row table:style-name="ro1">
          <table:table-cell office:value-type="float" office:value="2111250" table:style-name="ce1">
            <text:p>2111250</text:p>
          </table:table-cell>
          <table:table-cell office:value-type="string" table:style-name="ce1">
            <text:p>São José dos Basílios</text:p>
          </table:table-cell>
          <table:table-cell office:value-type="float" office:value="2111250" table:style-name="ce1">
            <text:p>2111250</text:p>
          </table:table-cell>
          <table:table-cell table:number-columns-repeated="16381"/>
        </table:table-row>
        <table:table-row table:style-name="ro1">
          <table:table-cell office:value-type="float" office:value="2111300" table:style-name="ce1">
            <text:p>2111300</text:p>
          </table:table-cell>
          <table:table-cell office:value-type="string" table:style-name="ce1">
            <text:p>São Luís</text:p>
          </table:table-cell>
          <table:table-cell office:value-type="float" office:value="2111300" table:style-name="ce1">
            <text:p>2111300</text:p>
          </table:table-cell>
          <table:table-cell table:number-columns-repeated="16381"/>
        </table:table-row>
        <table:table-row table:style-name="ro1">
          <table:table-cell office:value-type="float" office:value="2111409" table:style-name="ce1">
            <text:p>2111409</text:p>
          </table:table-cell>
          <table:table-cell office:value-type="string" table:style-name="ce1">
            <text:p>São Luís Gonzaga do Maranhão</text:p>
          </table:table-cell>
          <table:table-cell office:value-type="float" office:value="2111409" table:style-name="ce1">
            <text:p>2111409</text:p>
          </table:table-cell>
          <table:table-cell table:number-columns-repeated="16381"/>
        </table:table-row>
        <table:table-row table:style-name="ro1">
          <table:table-cell office:value-type="float" office:value="2111508" table:style-name="ce1">
            <text:p>2111508</text:p>
          </table:table-cell>
          <table:table-cell office:value-type="string" table:style-name="ce1">
            <text:p>São Mateus do Maranhão</text:p>
          </table:table-cell>
          <table:table-cell office:value-type="float" office:value="2111508" table:style-name="ce1">
            <text:p>2111508</text:p>
          </table:table-cell>
          <table:table-cell table:number-columns-repeated="16381"/>
        </table:table-row>
        <table:table-row table:style-name="ro1">
          <table:table-cell office:value-type="float" office:value="2111532" table:style-name="ce1">
            <text:p>2111532</text:p>
          </table:table-cell>
          <table:table-cell office:value-type="string" table:style-name="ce1">
            <text:p>São Pedro da Água Branca</text:p>
          </table:table-cell>
          <table:table-cell office:value-type="float" office:value="2111532" table:style-name="ce1">
            <text:p>2111532</text:p>
          </table:table-cell>
          <table:table-cell table:number-columns-repeated="16381"/>
        </table:table-row>
        <table:table-row table:style-name="ro1">
          <table:table-cell office:value-type="float" office:value="2111573" table:style-name="ce1">
            <text:p>2111573</text:p>
          </table:table-cell>
          <table:table-cell office:value-type="string" table:style-name="ce1">
            <text:p>São Pedro dos Crentes</text:p>
          </table:table-cell>
          <table:table-cell office:value-type="float" office:value="2111573" table:style-name="ce1">
            <text:p>2111573</text:p>
          </table:table-cell>
          <table:table-cell table:number-columns-repeated="16381"/>
        </table:table-row>
        <table:table-row table:style-name="ro1">
          <table:table-cell office:value-type="float" office:value="2111607" table:style-name="ce1">
            <text:p>2111607</text:p>
          </table:table-cell>
          <table:table-cell office:value-type="string" table:style-name="ce1">
            <text:p>São Raimundo das Mangabeiras</text:p>
          </table:table-cell>
          <table:table-cell office:value-type="float" office:value="2111607" table:style-name="ce1">
            <text:p>2111607</text:p>
          </table:table-cell>
          <table:table-cell table:number-columns-repeated="16381"/>
        </table:table-row>
        <table:table-row table:style-name="ro1">
          <table:table-cell office:value-type="float" office:value="2111631" table:style-name="ce1">
            <text:p>2111631</text:p>
          </table:table-cell>
          <table:table-cell office:value-type="string" table:style-name="ce1">
            <text:p>São Raimundo do Doca Bezerra</text:p>
          </table:table-cell>
          <table:table-cell office:value-type="float" office:value="2111631" table:style-name="ce1">
            <text:p>2111631</text:p>
          </table:table-cell>
          <table:table-cell table:number-columns-repeated="16381"/>
        </table:table-row>
        <table:table-row table:style-name="ro1">
          <table:table-cell office:value-type="float" office:value="2111672" table:style-name="ce1">
            <text:p>2111672</text:p>
          </table:table-cell>
          <table:table-cell office:value-type="string" table:style-name="ce1">
            <text:p>São Roberto</text:p>
          </table:table-cell>
          <table:table-cell office:value-type="float" office:value="2111672" table:style-name="ce1">
            <text:p>2111672</text:p>
          </table:table-cell>
          <table:table-cell table:number-columns-repeated="16381"/>
        </table:table-row>
        <table:table-row table:style-name="ro1">
          <table:table-cell office:value-type="float" office:value="2111706" table:style-name="ce1">
            <text:p>2111706</text:p>
          </table:table-cell>
          <table:table-cell office:value-type="string" table:style-name="ce1">
            <text:p>São Vicente Ferrer</text:p>
          </table:table-cell>
          <table:table-cell office:value-type="float" office:value="2111706" table:style-name="ce1">
            <text:p>2111706</text:p>
          </table:table-cell>
          <table:table-cell table:number-columns-repeated="16381"/>
        </table:table-row>
        <table:table-row table:style-name="ro1">
          <table:table-cell office:value-type="float" office:value="2111722" table:style-name="ce1">
            <text:p>2111722</text:p>
          </table:table-cell>
          <table:table-cell office:value-type="string" table:style-name="ce1">
            <text:p>Satubinha</text:p>
          </table:table-cell>
          <table:table-cell office:value-type="float" office:value="2111722" table:style-name="ce1">
            <text:p>2111722</text:p>
          </table:table-cell>
          <table:table-cell table:number-columns-repeated="16381"/>
        </table:table-row>
        <table:table-row table:style-name="ro1">
          <table:table-cell office:value-type="float" office:value="2111748" table:style-name="ce1">
            <text:p>2111748</text:p>
          </table:table-cell>
          <table:table-cell office:value-type="string" table:style-name="ce1">
            <text:p>Senador Alexandre Costa</text:p>
          </table:table-cell>
          <table:table-cell office:value-type="float" office:value="2111748" table:style-name="ce1">
            <text:p>2111748</text:p>
          </table:table-cell>
          <table:table-cell table:number-columns-repeated="16381"/>
        </table:table-row>
        <table:table-row table:style-name="ro1">
          <table:table-cell office:value-type="float" office:value="2111763" table:style-name="ce1">
            <text:p>2111763</text:p>
          </table:table-cell>
          <table:table-cell office:value-type="string" table:style-name="ce1">
            <text:p>Senador La Rocque</text:p>
          </table:table-cell>
          <table:table-cell office:value-type="float" office:value="2111763" table:style-name="ce1">
            <text:p>2111763</text:p>
          </table:table-cell>
          <table:table-cell table:number-columns-repeated="16381"/>
        </table:table-row>
        <table:table-row table:style-name="ro1">
          <table:table-cell office:value-type="float" office:value="2111789" table:style-name="ce1">
            <text:p>2111789</text:p>
          </table:table-cell>
          <table:table-cell office:value-type="string" table:style-name="ce1">
            <text:p>Serrano do Maranhão</text:p>
          </table:table-cell>
          <table:table-cell office:value-type="float" office:value="2111789" table:style-name="ce1">
            <text:p>2111789</text:p>
          </table:table-cell>
          <table:table-cell table:number-columns-repeated="16381"/>
        </table:table-row>
        <table:table-row table:style-name="ro1">
          <table:table-cell office:value-type="float" office:value="2111805" table:style-name="ce1">
            <text:p>2111805</text:p>
          </table:table-cell>
          <table:table-cell office:value-type="string" table:style-name="ce1">
            <text:p>Sítio Novo</text:p>
          </table:table-cell>
          <table:table-cell office:value-type="float" office:value="2111805" table:style-name="ce1">
            <text:p>2111805</text:p>
          </table:table-cell>
          <table:table-cell table:number-columns-repeated="16381"/>
        </table:table-row>
        <table:table-row table:style-name="ro1">
          <table:table-cell office:value-type="float" office:value="2111904" table:style-name="ce1">
            <text:p>2111904</text:p>
          </table:table-cell>
          <table:table-cell office:value-type="string" table:style-name="ce1">
            <text:p>Sucupira do Norte</text:p>
          </table:table-cell>
          <table:table-cell office:value-type="float" office:value="2111904" table:style-name="ce1">
            <text:p>2111904</text:p>
          </table:table-cell>
          <table:table-cell table:number-columns-repeated="16381"/>
        </table:table-row>
        <table:table-row table:style-name="ro1">
          <table:table-cell office:value-type="float" office:value="2111953" table:style-name="ce1">
            <text:p>2111953</text:p>
          </table:table-cell>
          <table:table-cell office:value-type="string" table:style-name="ce1">
            <text:p>Sucupira do Riachão</text:p>
          </table:table-cell>
          <table:table-cell office:value-type="float" office:value="2111953" table:style-name="ce1">
            <text:p>2111953</text:p>
          </table:table-cell>
          <table:table-cell table:number-columns-repeated="16381"/>
        </table:table-row>
        <table:table-row table:style-name="ro1">
          <table:table-cell office:value-type="float" office:value="2112001" table:style-name="ce1">
            <text:p>2112001</text:p>
          </table:table-cell>
          <table:table-cell office:value-type="string" table:style-name="ce1">
            <text:p>Tasso Fragoso</text:p>
          </table:table-cell>
          <table:table-cell office:value-type="float" office:value="2112001" table:style-name="ce1">
            <text:p>2112001</text:p>
          </table:table-cell>
          <table:table-cell table:number-columns-repeated="16381"/>
        </table:table-row>
        <table:table-row table:style-name="ro1">
          <table:table-cell office:value-type="float" office:value="2112100" table:style-name="ce1">
            <text:p>2112100</text:p>
          </table:table-cell>
          <table:table-cell office:value-type="string" table:style-name="ce1">
            <text:p>Timbiras</text:p>
          </table:table-cell>
          <table:table-cell office:value-type="float" office:value="2112100" table:style-name="ce1">
            <text:p>2112100</text:p>
          </table:table-cell>
          <table:table-cell table:number-columns-repeated="16381"/>
        </table:table-row>
        <table:table-row table:style-name="ro1">
          <table:table-cell office:value-type="float" office:value="2112209" table:style-name="ce1">
            <text:p>2112209</text:p>
          </table:table-cell>
          <table:table-cell office:value-type="string" table:style-name="ce1">
            <text:p>Timon</text:p>
          </table:table-cell>
          <table:table-cell office:value-type="float" office:value="2112209" table:style-name="ce1">
            <text:p>2112209</text:p>
          </table:table-cell>
          <table:table-cell table:number-columns-repeated="16381"/>
        </table:table-row>
        <table:table-row table:style-name="ro1">
          <table:table-cell office:value-type="float" office:value="2112233" table:style-name="ce1">
            <text:p>2112233</text:p>
          </table:table-cell>
          <table:table-cell office:value-type="string" table:style-name="ce1">
            <text:p>Trizidela do Vale</text:p>
          </table:table-cell>
          <table:table-cell office:value-type="float" office:value="2112233" table:style-name="ce1">
            <text:p>2112233</text:p>
          </table:table-cell>
          <table:table-cell table:number-columns-repeated="16381"/>
        </table:table-row>
        <table:table-row table:style-name="ro1">
          <table:table-cell office:value-type="float" office:value="2112274" table:style-name="ce1">
            <text:p>2112274</text:p>
          </table:table-cell>
          <table:table-cell office:value-type="string" table:style-name="ce1">
            <text:p>Tufilândia</text:p>
          </table:table-cell>
          <table:table-cell office:value-type="float" office:value="2112274" table:style-name="ce1">
            <text:p>2112274</text:p>
          </table:table-cell>
          <table:table-cell table:number-columns-repeated="16381"/>
        </table:table-row>
        <table:table-row table:style-name="ro1">
          <table:table-cell office:value-type="float" office:value="2112308" table:style-name="ce1">
            <text:p>2112308</text:p>
          </table:table-cell>
          <table:table-cell office:value-type="string" table:style-name="ce1">
            <text:p>Tuntum</text:p>
          </table:table-cell>
          <table:table-cell office:value-type="float" office:value="2112308" table:style-name="ce1">
            <text:p>2112308</text:p>
          </table:table-cell>
          <table:table-cell table:number-columns-repeated="16381"/>
        </table:table-row>
        <table:table-row table:style-name="ro1">
          <table:table-cell office:value-type="float" office:value="2112407" table:style-name="ce1">
            <text:p>2112407</text:p>
          </table:table-cell>
          <table:table-cell office:value-type="string" table:style-name="ce1">
            <text:p>Turiaçu</text:p>
          </table:table-cell>
          <table:table-cell office:value-type="float" office:value="2112407" table:style-name="ce1">
            <text:p>2112407</text:p>
          </table:table-cell>
          <table:table-cell table:number-columns-repeated="16381"/>
        </table:table-row>
        <table:table-row table:style-name="ro1">
          <table:table-cell office:value-type="float" office:value="2112456" table:style-name="ce1">
            <text:p>2112456</text:p>
          </table:table-cell>
          <table:table-cell office:value-type="string" table:style-name="ce1">
            <text:p>Turilândia</text:p>
          </table:table-cell>
          <table:table-cell office:value-type="float" office:value="2112456" table:style-name="ce1">
            <text:p>2112456</text:p>
          </table:table-cell>
          <table:table-cell table:number-columns-repeated="16381"/>
        </table:table-row>
        <table:table-row table:style-name="ro1">
          <table:table-cell office:value-type="float" office:value="2112506" table:style-name="ce1">
            <text:p>2112506</text:p>
          </table:table-cell>
          <table:table-cell office:value-type="string" table:style-name="ce1">
            <text:p>Tutóia</text:p>
          </table:table-cell>
          <table:table-cell office:value-type="float" office:value="2112506" table:style-name="ce1">
            <text:p>2112506</text:p>
          </table:table-cell>
          <table:table-cell table:number-columns-repeated="16381"/>
        </table:table-row>
        <table:table-row table:style-name="ro1">
          <table:table-cell office:value-type="float" office:value="2112605" table:style-name="ce1">
            <text:p>2112605</text:p>
          </table:table-cell>
          <table:table-cell office:value-type="string" table:style-name="ce1">
            <text:p>Urbano Santos</text:p>
          </table:table-cell>
          <table:table-cell office:value-type="float" office:value="2112605" table:style-name="ce1">
            <text:p>2112605</text:p>
          </table:table-cell>
          <table:table-cell table:number-columns-repeated="16381"/>
        </table:table-row>
        <table:table-row table:style-name="ro1">
          <table:table-cell office:value-type="float" office:value="2112704" table:style-name="ce1">
            <text:p>2112704</text:p>
          </table:table-cell>
          <table:table-cell office:value-type="string" table:style-name="ce1">
            <text:p>Vargem Grande</text:p>
          </table:table-cell>
          <table:table-cell office:value-type="float" office:value="2112704" table:style-name="ce1">
            <text:p>2112704</text:p>
          </table:table-cell>
          <table:table-cell table:number-columns-repeated="16381"/>
        </table:table-row>
        <table:table-row table:style-name="ro1">
          <table:table-cell office:value-type="float" office:value="2112803" table:style-name="ce1">
            <text:p>2112803</text:p>
          </table:table-cell>
          <table:table-cell office:value-type="string" table:style-name="ce1">
            <text:p>Viana</text:p>
          </table:table-cell>
          <table:table-cell office:value-type="float" office:value="2112803" table:style-name="ce1">
            <text:p>2112803</text:p>
          </table:table-cell>
          <table:table-cell table:number-columns-repeated="16381"/>
        </table:table-row>
        <table:table-row table:style-name="ro1">
          <table:table-cell office:value-type="float" office:value="2112852" table:style-name="ce1">
            <text:p>2112852</text:p>
          </table:table-cell>
          <table:table-cell office:value-type="string" table:style-name="ce1">
            <text:p>Vila Nova dos Martírios</text:p>
          </table:table-cell>
          <table:table-cell office:value-type="float" office:value="2112852" table:style-name="ce1">
            <text:p>2112852</text:p>
          </table:table-cell>
          <table:table-cell table:number-columns-repeated="16381"/>
        </table:table-row>
        <table:table-row table:style-name="ro1">
          <table:table-cell office:value-type="float" office:value="2112902" table:style-name="ce1">
            <text:p>2112902</text:p>
          </table:table-cell>
          <table:table-cell office:value-type="string" table:style-name="ce1">
            <text:p>Vitória do Mearim</text:p>
          </table:table-cell>
          <table:table-cell office:value-type="float" office:value="2112902" table:style-name="ce1">
            <text:p>2112902</text:p>
          </table:table-cell>
          <table:table-cell table:number-columns-repeated="16381"/>
        </table:table-row>
        <table:table-row table:style-name="ro1">
          <table:table-cell office:value-type="float" office:value="2113009" table:style-name="ce1">
            <text:p>2113009</text:p>
          </table:table-cell>
          <table:table-cell office:value-type="string" table:style-name="ce1">
            <text:p>Vitorino Freire</text:p>
          </table:table-cell>
          <table:table-cell office:value-type="float" office:value="2113009" table:style-name="ce1">
            <text:p>2113009</text:p>
          </table:table-cell>
          <table:table-cell table:number-columns-repeated="16381"/>
        </table:table-row>
        <table:table-row table:style-name="ro1">
          <table:table-cell office:value-type="float" office:value="2114007" table:style-name="ce1">
            <text:p>2114007</text:p>
          </table:table-cell>
          <table:table-cell office:value-type="string" table:style-name="ce1">
            <text:p>Zé Doca</text:p>
          </table:table-cell>
          <table:table-cell office:value-type="float" office:value="2114007" table:style-name="ce1">
            <text:p>2114007</text:p>
          </table:table-cell>
          <table:table-cell table:number-columns-repeated="16381"/>
        </table:table-row>
        <table:table-row table:style-name="ro1">
          <table:table-cell office:value-type="float" office:value="2200053" table:style-name="ce1">
            <text:p>2200053</text:p>
          </table:table-cell>
          <table:table-cell office:value-type="string" table:style-name="ce1">
            <text:p>Acauã</text:p>
          </table:table-cell>
          <table:table-cell office:value-type="float" office:value="2200053" table:style-name="ce1">
            <text:p>2200053</text:p>
          </table:table-cell>
          <table:table-cell table:number-columns-repeated="16381"/>
        </table:table-row>
        <table:table-row table:style-name="ro1">
          <table:table-cell office:value-type="float" office:value="2200103" table:style-name="ce1">
            <text:p>2200103</text:p>
          </table:table-cell>
          <table:table-cell office:value-type="string" table:style-name="ce1">
            <text:p>Agricolândia</text:p>
          </table:table-cell>
          <table:table-cell office:value-type="float" office:value="2200103" table:style-name="ce1">
            <text:p>2200103</text:p>
          </table:table-cell>
          <table:table-cell table:number-columns-repeated="16381"/>
        </table:table-row>
        <table:table-row table:style-name="ro1">
          <table:table-cell office:value-type="float" office:value="2200202" table:style-name="ce1">
            <text:p>2200202</text:p>
          </table:table-cell>
          <table:table-cell office:value-type="string" table:style-name="ce1">
            <text:p>Água Branca</text:p>
          </table:table-cell>
          <table:table-cell office:value-type="float" office:value="2200202" table:style-name="ce1">
            <text:p>2200202</text:p>
          </table:table-cell>
          <table:table-cell table:number-columns-repeated="16381"/>
        </table:table-row>
        <table:table-row table:style-name="ro1">
          <table:table-cell office:value-type="float" office:value="2200251" table:style-name="ce1">
            <text:p>2200251</text:p>
          </table:table-cell>
          <table:table-cell office:value-type="string" table:style-name="ce1">
            <text:p>Alagoinha do Piauí</text:p>
          </table:table-cell>
          <table:table-cell office:value-type="float" office:value="2200251" table:style-name="ce1">
            <text:p>2200251</text:p>
          </table:table-cell>
          <table:table-cell table:number-columns-repeated="16381"/>
        </table:table-row>
        <table:table-row table:style-name="ro1">
          <table:table-cell office:value-type="float" office:value="2200277" table:style-name="ce1">
            <text:p>2200277</text:p>
          </table:table-cell>
          <table:table-cell office:value-type="string" table:style-name="ce1">
            <text:p>Alegrete do Piauí</text:p>
          </table:table-cell>
          <table:table-cell office:value-type="float" office:value="2200277" table:style-name="ce1">
            <text:p>2200277</text:p>
          </table:table-cell>
          <table:table-cell table:number-columns-repeated="16381"/>
        </table:table-row>
        <table:table-row table:style-name="ro1">
          <table:table-cell office:value-type="float" office:value="2200301" table:style-name="ce1">
            <text:p>2200301</text:p>
          </table:table-cell>
          <table:table-cell office:value-type="string" table:style-name="ce1">
            <text:p>Alto Longá</text:p>
          </table:table-cell>
          <table:table-cell office:value-type="float" office:value="2200301" table:style-name="ce1">
            <text:p>2200301</text:p>
          </table:table-cell>
          <table:table-cell table:number-columns-repeated="16381"/>
        </table:table-row>
        <table:table-row table:style-name="ro1">
          <table:table-cell office:value-type="float" office:value="2200400" table:style-name="ce1">
            <text:p>2200400</text:p>
          </table:table-cell>
          <table:table-cell office:value-type="string" table:style-name="ce1">
            <text:p>Altos</text:p>
          </table:table-cell>
          <table:table-cell office:value-type="float" office:value="2200400" table:style-name="ce1">
            <text:p>2200400</text:p>
          </table:table-cell>
          <table:table-cell table:number-columns-repeated="16381"/>
        </table:table-row>
        <table:table-row table:style-name="ro1">
          <table:table-cell office:value-type="float" office:value="2200459" table:style-name="ce1">
            <text:p>2200459</text:p>
          </table:table-cell>
          <table:table-cell office:value-type="string" table:style-name="ce1">
            <text:p>Alvorada do Gurguéia</text:p>
          </table:table-cell>
          <table:table-cell office:value-type="float" office:value="2200459" table:style-name="ce1">
            <text:p>2200459</text:p>
          </table:table-cell>
          <table:table-cell table:number-columns-repeated="16381"/>
        </table:table-row>
        <table:table-row table:style-name="ro1">
          <table:table-cell office:value-type="float" office:value="2200509" table:style-name="ce1">
            <text:p>2200509</text:p>
          </table:table-cell>
          <table:table-cell office:value-type="string" table:style-name="ce1">
            <text:p>Amarante</text:p>
          </table:table-cell>
          <table:table-cell office:value-type="float" office:value="2200509" table:style-name="ce1">
            <text:p>2200509</text:p>
          </table:table-cell>
          <table:table-cell table:number-columns-repeated="16381"/>
        </table:table-row>
        <table:table-row table:style-name="ro1">
          <table:table-cell office:value-type="float" office:value="2200608" table:style-name="ce1">
            <text:p>2200608</text:p>
          </table:table-cell>
          <table:table-cell office:value-type="string" table:style-name="ce1">
            <text:p>Angical do Piauí</text:p>
          </table:table-cell>
          <table:table-cell office:value-type="float" office:value="2200608" table:style-name="ce1">
            <text:p>2200608</text:p>
          </table:table-cell>
          <table:table-cell table:number-columns-repeated="16381"/>
        </table:table-row>
        <table:table-row table:style-name="ro1">
          <table:table-cell office:value-type="float" office:value="2200707" table:style-name="ce1">
            <text:p>2200707</text:p>
          </table:table-cell>
          <table:table-cell office:value-type="string" table:style-name="ce1">
            <text:p>Anísio de Abreu</text:p>
          </table:table-cell>
          <table:table-cell office:value-type="float" office:value="2200707" table:style-name="ce1">
            <text:p>2200707</text:p>
          </table:table-cell>
          <table:table-cell table:number-columns-repeated="16381"/>
        </table:table-row>
        <table:table-row table:style-name="ro1">
          <table:table-cell office:value-type="float" office:value="2200806" table:style-name="ce1">
            <text:p>2200806</text:p>
          </table:table-cell>
          <table:table-cell office:value-type="string" table:style-name="ce1">
            <text:p>Antônio Almeida</text:p>
          </table:table-cell>
          <table:table-cell office:value-type="float" office:value="2200806" table:style-name="ce1">
            <text:p>2200806</text:p>
          </table:table-cell>
          <table:table-cell table:number-columns-repeated="16381"/>
        </table:table-row>
        <table:table-row table:style-name="ro1">
          <table:table-cell office:value-type="float" office:value="2200905" table:style-name="ce1">
            <text:p>2200905</text:p>
          </table:table-cell>
          <table:table-cell office:value-type="string" table:style-name="ce1">
            <text:p>Aroazes</text:p>
          </table:table-cell>
          <table:table-cell office:value-type="float" office:value="2200905" table:style-name="ce1">
            <text:p>2200905</text:p>
          </table:table-cell>
          <table:table-cell table:number-columns-repeated="16381"/>
        </table:table-row>
        <table:table-row table:style-name="ro1">
          <table:table-cell office:value-type="float" office:value="2200954" table:style-name="ce1">
            <text:p>2200954</text:p>
          </table:table-cell>
          <table:table-cell office:value-type="string" table:style-name="ce1">
            <text:p>Aroeiras do Itaim</text:p>
          </table:table-cell>
          <table:table-cell office:value-type="float" office:value="2200954" table:style-name="ce1">
            <text:p>2200954</text:p>
          </table:table-cell>
          <table:table-cell table:number-columns-repeated="16381"/>
        </table:table-row>
        <table:table-row table:style-name="ro1">
          <table:table-cell office:value-type="float" office:value="2201002" table:style-name="ce1">
            <text:p>2201002</text:p>
          </table:table-cell>
          <table:table-cell office:value-type="string" table:style-name="ce1">
            <text:p>Arraial</text:p>
          </table:table-cell>
          <table:table-cell office:value-type="float" office:value="2201002" table:style-name="ce1">
            <text:p>2201002</text:p>
          </table:table-cell>
          <table:table-cell table:number-columns-repeated="16381"/>
        </table:table-row>
        <table:table-row table:style-name="ro1">
          <table:table-cell office:value-type="float" office:value="2201051" table:style-name="ce1">
            <text:p>2201051</text:p>
          </table:table-cell>
          <table:table-cell office:value-type="string" table:style-name="ce1">
            <text:p>Assunção do Piauí</text:p>
          </table:table-cell>
          <table:table-cell office:value-type="float" office:value="2201051" table:style-name="ce1">
            <text:p>2201051</text:p>
          </table:table-cell>
          <table:table-cell table:number-columns-repeated="16381"/>
        </table:table-row>
        <table:table-row table:style-name="ro1">
          <table:table-cell office:value-type="float" office:value="2201101" table:style-name="ce1">
            <text:p>2201101</text:p>
          </table:table-cell>
          <table:table-cell office:value-type="string" table:style-name="ce1">
            <text:p>Avelino Lopes</text:p>
          </table:table-cell>
          <table:table-cell office:value-type="float" office:value="2201101" table:style-name="ce1">
            <text:p>2201101</text:p>
          </table:table-cell>
          <table:table-cell table:number-columns-repeated="16381"/>
        </table:table-row>
        <table:table-row table:style-name="ro1">
          <table:table-cell office:value-type="float" office:value="2201150" table:style-name="ce1">
            <text:p>2201150</text:p>
          </table:table-cell>
          <table:table-cell office:value-type="string" table:style-name="ce1">
            <text:p>Baixa Grande do Ribeiro</text:p>
          </table:table-cell>
          <table:table-cell office:value-type="float" office:value="2201150" table:style-name="ce1">
            <text:p>2201150</text:p>
          </table:table-cell>
          <table:table-cell table:number-columns-repeated="16381"/>
        </table:table-row>
        <table:table-row table:style-name="ro1">
          <table:table-cell office:value-type="float" office:value="2201176" table:style-name="ce1">
            <text:p>2201176</text:p>
          </table:table-cell>
          <table:table-cell office:value-type="string" table:style-name="ce1">
            <text:p>Barra D'Alcântara</text:p>
          </table:table-cell>
          <table:table-cell office:value-type="float" office:value="2201176" table:style-name="ce1">
            <text:p>2201176</text:p>
          </table:table-cell>
          <table:table-cell table:number-columns-repeated="16381"/>
        </table:table-row>
        <table:table-row table:style-name="ro1">
          <table:table-cell office:value-type="float" office:value="2201200" table:style-name="ce1">
            <text:p>2201200</text:p>
          </table:table-cell>
          <table:table-cell office:value-type="string" table:style-name="ce1">
            <text:p>Barras</text:p>
          </table:table-cell>
          <table:table-cell office:value-type="float" office:value="2201200" table:style-name="ce1">
            <text:p>2201200</text:p>
          </table:table-cell>
          <table:table-cell table:number-columns-repeated="16381"/>
        </table:table-row>
        <table:table-row table:style-name="ro1">
          <table:table-cell office:value-type="float" office:value="2201309" table:style-name="ce1">
            <text:p>2201309</text:p>
          </table:table-cell>
          <table:table-cell office:value-type="string" table:style-name="ce1">
            <text:p>Barreiras do Piauí</text:p>
          </table:table-cell>
          <table:table-cell office:value-type="float" office:value="2201309" table:style-name="ce1">
            <text:p>2201309</text:p>
          </table:table-cell>
          <table:table-cell table:number-columns-repeated="16381"/>
        </table:table-row>
        <table:table-row table:style-name="ro1">
          <table:table-cell office:value-type="float" office:value="2201408" table:style-name="ce1">
            <text:p>2201408</text:p>
          </table:table-cell>
          <table:table-cell office:value-type="string" table:style-name="ce1">
            <text:p>Barro Duro</text:p>
          </table:table-cell>
          <table:table-cell office:value-type="float" office:value="2201408" table:style-name="ce1">
            <text:p>2201408</text:p>
          </table:table-cell>
          <table:table-cell table:number-columns-repeated="16381"/>
        </table:table-row>
        <table:table-row table:style-name="ro1">
          <table:table-cell office:value-type="float" office:value="2201507" table:style-name="ce1">
            <text:p>2201507</text:p>
          </table:table-cell>
          <table:table-cell office:value-type="string" table:style-name="ce1">
            <text:p>Batalha</text:p>
          </table:table-cell>
          <table:table-cell office:value-type="float" office:value="2201507" table:style-name="ce1">
            <text:p>2201507</text:p>
          </table:table-cell>
          <table:table-cell table:number-columns-repeated="16381"/>
        </table:table-row>
        <table:table-row table:style-name="ro1">
          <table:table-cell office:value-type="float" office:value="2201556" table:style-name="ce1">
            <text:p>2201556</text:p>
          </table:table-cell>
          <table:table-cell office:value-type="string" table:style-name="ce1">
            <text:p>Bela Vista do Piauí</text:p>
          </table:table-cell>
          <table:table-cell office:value-type="float" office:value="2201556" table:style-name="ce1">
            <text:p>2201556</text:p>
          </table:table-cell>
          <table:table-cell table:number-columns-repeated="16381"/>
        </table:table-row>
        <table:table-row table:style-name="ro1">
          <table:table-cell office:value-type="float" office:value="2201572" table:style-name="ce1">
            <text:p>2201572</text:p>
          </table:table-cell>
          <table:table-cell office:value-type="string" table:style-name="ce1">
            <text:p>Belém do Piauí</text:p>
          </table:table-cell>
          <table:table-cell office:value-type="float" office:value="2201572" table:style-name="ce1">
            <text:p>2201572</text:p>
          </table:table-cell>
          <table:table-cell table:number-columns-repeated="16381"/>
        </table:table-row>
        <table:table-row table:style-name="ro1">
          <table:table-cell office:value-type="float" office:value="2201606" table:style-name="ce1">
            <text:p>2201606</text:p>
          </table:table-cell>
          <table:table-cell office:value-type="string" table:style-name="ce1">
            <text:p>Beneditinos</text:p>
          </table:table-cell>
          <table:table-cell office:value-type="float" office:value="2201606" table:style-name="ce1">
            <text:p>2201606</text:p>
          </table:table-cell>
          <table:table-cell table:number-columns-repeated="16381"/>
        </table:table-row>
        <table:table-row table:style-name="ro1">
          <table:table-cell office:value-type="float" office:value="2201705" table:style-name="ce1">
            <text:p>2201705</text:p>
          </table:table-cell>
          <table:table-cell office:value-type="string" table:style-name="ce1">
            <text:p>Bertolínia</text:p>
          </table:table-cell>
          <table:table-cell office:value-type="float" office:value="2201705" table:style-name="ce1">
            <text:p>2201705</text:p>
          </table:table-cell>
          <table:table-cell table:number-columns-repeated="16381"/>
        </table:table-row>
        <table:table-row table:style-name="ro1">
          <table:table-cell office:value-type="float" office:value="2201739" table:style-name="ce1">
            <text:p>2201739</text:p>
          </table:table-cell>
          <table:table-cell office:value-type="string" table:style-name="ce1">
            <text:p>Betânia do Piauí</text:p>
          </table:table-cell>
          <table:table-cell office:value-type="float" office:value="2201739" table:style-name="ce1">
            <text:p>2201739</text:p>
          </table:table-cell>
          <table:table-cell table:number-columns-repeated="16381"/>
        </table:table-row>
        <table:table-row table:style-name="ro1">
          <table:table-cell office:value-type="float" office:value="2201770" table:style-name="ce1">
            <text:p>2201770</text:p>
          </table:table-cell>
          <table:table-cell office:value-type="string" table:style-name="ce1">
            <text:p>Boa Hora</text:p>
          </table:table-cell>
          <table:table-cell office:value-type="float" office:value="2201770" table:style-name="ce1">
            <text:p>2201770</text:p>
          </table:table-cell>
          <table:table-cell table:number-columns-repeated="16381"/>
        </table:table-row>
        <table:table-row table:style-name="ro1">
          <table:table-cell office:value-type="float" office:value="2201804" table:style-name="ce1">
            <text:p>2201804</text:p>
          </table:table-cell>
          <table:table-cell office:value-type="string" table:style-name="ce1">
            <text:p>Bocaina</text:p>
          </table:table-cell>
          <table:table-cell office:value-type="float" office:value="2201804" table:style-name="ce1">
            <text:p>2201804</text:p>
          </table:table-cell>
          <table:table-cell table:number-columns-repeated="16381"/>
        </table:table-row>
        <table:table-row table:style-name="ro1">
          <table:table-cell office:value-type="float" office:value="2201903" table:style-name="ce1">
            <text:p>2201903</text:p>
          </table:table-cell>
          <table:table-cell office:value-type="string" table:style-name="ce1">
            <text:p>Bom Jesus</text:p>
          </table:table-cell>
          <table:table-cell office:value-type="float" office:value="2201903" table:style-name="ce1">
            <text:p>2201903</text:p>
          </table:table-cell>
          <table:table-cell table:number-columns-repeated="16381"/>
        </table:table-row>
        <table:table-row table:style-name="ro1">
          <table:table-cell office:value-type="float" office:value="2201919" table:style-name="ce1">
            <text:p>2201919</text:p>
          </table:table-cell>
          <table:table-cell office:value-type="string" table:style-name="ce1">
            <text:p>Bom Princípio do Piauí</text:p>
          </table:table-cell>
          <table:table-cell office:value-type="float" office:value="2201919" table:style-name="ce1">
            <text:p>2201919</text:p>
          </table:table-cell>
          <table:table-cell table:number-columns-repeated="16381"/>
        </table:table-row>
        <table:table-row table:style-name="ro1">
          <table:table-cell office:value-type="float" office:value="2201929" table:style-name="ce1">
            <text:p>2201929</text:p>
          </table:table-cell>
          <table:table-cell office:value-type="string" table:style-name="ce1">
            <text:p>Bonfim do Piauí</text:p>
          </table:table-cell>
          <table:table-cell office:value-type="float" office:value="2201929" table:style-name="ce1">
            <text:p>2201929</text:p>
          </table:table-cell>
          <table:table-cell table:number-columns-repeated="16381"/>
        </table:table-row>
        <table:table-row table:style-name="ro1">
          <table:table-cell office:value-type="float" office:value="2201945" table:style-name="ce1">
            <text:p>2201945</text:p>
          </table:table-cell>
          <table:table-cell office:value-type="string" table:style-name="ce1">
            <text:p>Boqueirão do Piauí</text:p>
          </table:table-cell>
          <table:table-cell office:value-type="float" office:value="2201945" table:style-name="ce1">
            <text:p>2201945</text:p>
          </table:table-cell>
          <table:table-cell table:number-columns-repeated="16381"/>
        </table:table-row>
        <table:table-row table:style-name="ro1">
          <table:table-cell office:value-type="float" office:value="2201960" table:style-name="ce1">
            <text:p>2201960</text:p>
          </table:table-cell>
          <table:table-cell office:value-type="string" table:style-name="ce1">
            <text:p>Brasileira</text:p>
          </table:table-cell>
          <table:table-cell office:value-type="float" office:value="2201960" table:style-name="ce1">
            <text:p>2201960</text:p>
          </table:table-cell>
          <table:table-cell table:number-columns-repeated="16381"/>
        </table:table-row>
        <table:table-row table:style-name="ro1">
          <table:table-cell office:value-type="float" office:value="2201988" table:style-name="ce1">
            <text:p>2201988</text:p>
          </table:table-cell>
          <table:table-cell office:value-type="string" table:style-name="ce1">
            <text:p>Brejo do Piauí</text:p>
          </table:table-cell>
          <table:table-cell office:value-type="float" office:value="2201988" table:style-name="ce1">
            <text:p>2201988</text:p>
          </table:table-cell>
          <table:table-cell table:number-columns-repeated="16381"/>
        </table:table-row>
        <table:table-row table:style-name="ro1">
          <table:table-cell office:value-type="float" office:value="2202000" table:style-name="ce1">
            <text:p>2202000</text:p>
          </table:table-cell>
          <table:table-cell office:value-type="string" table:style-name="ce1">
            <text:p>Buriti dos Lopes</text:p>
          </table:table-cell>
          <table:table-cell office:value-type="float" office:value="2202000" table:style-name="ce1">
            <text:p>2202000</text:p>
          </table:table-cell>
          <table:table-cell table:number-columns-repeated="16381"/>
        </table:table-row>
        <table:table-row table:style-name="ro1">
          <table:table-cell office:value-type="float" office:value="2202026" table:style-name="ce1">
            <text:p>2202026</text:p>
          </table:table-cell>
          <table:table-cell office:value-type="string" table:style-name="ce1">
            <text:p>Buriti dos Montes</text:p>
          </table:table-cell>
          <table:table-cell office:value-type="float" office:value="2202026" table:style-name="ce1">
            <text:p>2202026</text:p>
          </table:table-cell>
          <table:table-cell table:number-columns-repeated="16381"/>
        </table:table-row>
        <table:table-row table:style-name="ro1">
          <table:table-cell office:value-type="float" office:value="2202059" table:style-name="ce1">
            <text:p>2202059</text:p>
          </table:table-cell>
          <table:table-cell office:value-type="string" table:style-name="ce1">
            <text:p>Cabeceiras do Piauí</text:p>
          </table:table-cell>
          <table:table-cell office:value-type="float" office:value="2202059" table:style-name="ce1">
            <text:p>2202059</text:p>
          </table:table-cell>
          <table:table-cell table:number-columns-repeated="16381"/>
        </table:table-row>
        <table:table-row table:style-name="ro1">
          <table:table-cell office:value-type="float" office:value="2202075" table:style-name="ce1">
            <text:p>2202075</text:p>
          </table:table-cell>
          <table:table-cell office:value-type="string" table:style-name="ce1">
            <text:p>Cajazeiras do Piauí</text:p>
          </table:table-cell>
          <table:table-cell office:value-type="float" office:value="2202075" table:style-name="ce1">
            <text:p>2202075</text:p>
          </table:table-cell>
          <table:table-cell table:number-columns-repeated="16381"/>
        </table:table-row>
        <table:table-row table:style-name="ro1">
          <table:table-cell office:value-type="float" office:value="2202083" table:style-name="ce1">
            <text:p>2202083</text:p>
          </table:table-cell>
          <table:table-cell office:value-type="string" table:style-name="ce1">
            <text:p>Cajueiro da Praia</text:p>
          </table:table-cell>
          <table:table-cell office:value-type="float" office:value="2202083" table:style-name="ce1">
            <text:p>2202083</text:p>
          </table:table-cell>
          <table:table-cell table:number-columns-repeated="16381"/>
        </table:table-row>
        <table:table-row table:style-name="ro1">
          <table:table-cell office:value-type="float" office:value="2202091" table:style-name="ce1">
            <text:p>2202091</text:p>
          </table:table-cell>
          <table:table-cell office:value-type="string" table:style-name="ce1">
            <text:p>Caldeirão Grande do Piauí</text:p>
          </table:table-cell>
          <table:table-cell office:value-type="float" office:value="2202091" table:style-name="ce1">
            <text:p>2202091</text:p>
          </table:table-cell>
          <table:table-cell table:number-columns-repeated="16381"/>
        </table:table-row>
        <table:table-row table:style-name="ro1">
          <table:table-cell office:value-type="float" office:value="2202109" table:style-name="ce1">
            <text:p>2202109</text:p>
          </table:table-cell>
          <table:table-cell office:value-type="string" table:style-name="ce1">
            <text:p>Campinas do Piauí</text:p>
          </table:table-cell>
          <table:table-cell office:value-type="float" office:value="2202109" table:style-name="ce1">
            <text:p>2202109</text:p>
          </table:table-cell>
          <table:table-cell table:number-columns-repeated="16381"/>
        </table:table-row>
        <table:table-row table:style-name="ro1">
          <table:table-cell office:value-type="float" office:value="2202117" table:style-name="ce1">
            <text:p>2202117</text:p>
          </table:table-cell>
          <table:table-cell office:value-type="string" table:style-name="ce1">
            <text:p>Campo Alegre do Fidalgo</text:p>
          </table:table-cell>
          <table:table-cell office:value-type="float" office:value="2202117" table:style-name="ce1">
            <text:p>2202117</text:p>
          </table:table-cell>
          <table:table-cell table:number-columns-repeated="16381"/>
        </table:table-row>
        <table:table-row table:style-name="ro1">
          <table:table-cell office:value-type="float" office:value="2202133" table:style-name="ce1">
            <text:p>2202133</text:p>
          </table:table-cell>
          <table:table-cell office:value-type="string" table:style-name="ce1">
            <text:p>Campo Grande do Piauí</text:p>
          </table:table-cell>
          <table:table-cell office:value-type="float" office:value="2202133" table:style-name="ce1">
            <text:p>2202133</text:p>
          </table:table-cell>
          <table:table-cell table:number-columns-repeated="16381"/>
        </table:table-row>
        <table:table-row table:style-name="ro1">
          <table:table-cell office:value-type="float" office:value="2202174" table:style-name="ce1">
            <text:p>2202174</text:p>
          </table:table-cell>
          <table:table-cell office:value-type="string" table:style-name="ce1">
            <text:p>Campo Largo do Piauí</text:p>
          </table:table-cell>
          <table:table-cell office:value-type="float" office:value="2202174" table:style-name="ce1">
            <text:p>2202174</text:p>
          </table:table-cell>
          <table:table-cell table:number-columns-repeated="16381"/>
        </table:table-row>
        <table:table-row table:style-name="ro1">
          <table:table-cell office:value-type="float" office:value="2202208" table:style-name="ce1">
            <text:p>2202208</text:p>
          </table:table-cell>
          <table:table-cell office:value-type="string" table:style-name="ce1">
            <text:p>Campo Maior</text:p>
          </table:table-cell>
          <table:table-cell office:value-type="float" office:value="2202208" table:style-name="ce1">
            <text:p>2202208</text:p>
          </table:table-cell>
          <table:table-cell table:number-columns-repeated="16381"/>
        </table:table-row>
        <table:table-row table:style-name="ro1">
          <table:table-cell office:value-type="float" office:value="2202251" table:style-name="ce1">
            <text:p>2202251</text:p>
          </table:table-cell>
          <table:table-cell office:value-type="string" table:style-name="ce1">
            <text:p>Canavieira</text:p>
          </table:table-cell>
          <table:table-cell office:value-type="float" office:value="2202251" table:style-name="ce1">
            <text:p>2202251</text:p>
          </table:table-cell>
          <table:table-cell table:number-columns-repeated="16381"/>
        </table:table-row>
        <table:table-row table:style-name="ro1">
          <table:table-cell office:value-type="float" office:value="2202307" table:style-name="ce1">
            <text:p>2202307</text:p>
          </table:table-cell>
          <table:table-cell office:value-type="string" table:style-name="ce1">
            <text:p>Canto do Buriti</text:p>
          </table:table-cell>
          <table:table-cell office:value-type="float" office:value="2202307" table:style-name="ce1">
            <text:p>2202307</text:p>
          </table:table-cell>
          <table:table-cell table:number-columns-repeated="16381"/>
        </table:table-row>
        <table:table-row table:style-name="ro1">
          <table:table-cell office:value-type="float" office:value="2202406" table:style-name="ce1">
            <text:p>2202406</text:p>
          </table:table-cell>
          <table:table-cell office:value-type="string" table:style-name="ce1">
            <text:p>Capitão de Campos</text:p>
          </table:table-cell>
          <table:table-cell office:value-type="float" office:value="2202406" table:style-name="ce1">
            <text:p>2202406</text:p>
          </table:table-cell>
          <table:table-cell table:number-columns-repeated="16381"/>
        </table:table-row>
        <table:table-row table:style-name="ro1">
          <table:table-cell office:value-type="float" office:value="2202455" table:style-name="ce1">
            <text:p>2202455</text:p>
          </table:table-cell>
          <table:table-cell office:value-type="string" table:style-name="ce1">
            <text:p>Capitão Gervásio Oliveira</text:p>
          </table:table-cell>
          <table:table-cell office:value-type="float" office:value="2202455" table:style-name="ce1">
            <text:p>2202455</text:p>
          </table:table-cell>
          <table:table-cell table:number-columns-repeated="16381"/>
        </table:table-row>
        <table:table-row table:style-name="ro1">
          <table:table-cell office:value-type="float" office:value="2202505" table:style-name="ce1">
            <text:p>2202505</text:p>
          </table:table-cell>
          <table:table-cell office:value-type="string" table:style-name="ce1">
            <text:p>Caracol</text:p>
          </table:table-cell>
          <table:table-cell office:value-type="float" office:value="2202505" table:style-name="ce1">
            <text:p>2202505</text:p>
          </table:table-cell>
          <table:table-cell table:number-columns-repeated="16381"/>
        </table:table-row>
        <table:table-row table:style-name="ro1">
          <table:table-cell office:value-type="float" office:value="2202539" table:style-name="ce1">
            <text:p>2202539</text:p>
          </table:table-cell>
          <table:table-cell office:value-type="string" table:style-name="ce1">
            <text:p>Caraúbas do Piauí</text:p>
          </table:table-cell>
          <table:table-cell office:value-type="float" office:value="2202539" table:style-name="ce1">
            <text:p>2202539</text:p>
          </table:table-cell>
          <table:table-cell table:number-columns-repeated="16381"/>
        </table:table-row>
        <table:table-row table:style-name="ro1">
          <table:table-cell office:value-type="float" office:value="2202554" table:style-name="ce1">
            <text:p>2202554</text:p>
          </table:table-cell>
          <table:table-cell office:value-type="string" table:style-name="ce1">
            <text:p>Caridade do Piauí</text:p>
          </table:table-cell>
          <table:table-cell office:value-type="float" office:value="2202554" table:style-name="ce1">
            <text:p>2202554</text:p>
          </table:table-cell>
          <table:table-cell table:number-columns-repeated="16381"/>
        </table:table-row>
        <table:table-row table:style-name="ro1">
          <table:table-cell office:value-type="float" office:value="2202604" table:style-name="ce1">
            <text:p>2202604</text:p>
          </table:table-cell>
          <table:table-cell office:value-type="string" table:style-name="ce1">
            <text:p>Castelo do Piauí</text:p>
          </table:table-cell>
          <table:table-cell office:value-type="float" office:value="2202604" table:style-name="ce1">
            <text:p>2202604</text:p>
          </table:table-cell>
          <table:table-cell table:number-columns-repeated="16381"/>
        </table:table-row>
        <table:table-row table:style-name="ro1">
          <table:table-cell office:value-type="float" office:value="2202653" table:style-name="ce1">
            <text:p>2202653</text:p>
          </table:table-cell>
          <table:table-cell office:value-type="string" table:style-name="ce1">
            <text:p>Caxingó</text:p>
          </table:table-cell>
          <table:table-cell office:value-type="float" office:value="2202653" table:style-name="ce1">
            <text:p>2202653</text:p>
          </table:table-cell>
          <table:table-cell table:number-columns-repeated="16381"/>
        </table:table-row>
        <table:table-row table:style-name="ro1">
          <table:table-cell office:value-type="float" office:value="2202703" table:style-name="ce1">
            <text:p>2202703</text:p>
          </table:table-cell>
          <table:table-cell office:value-type="string" table:style-name="ce1">
            <text:p>Cocal</text:p>
          </table:table-cell>
          <table:table-cell office:value-type="float" office:value="2202703" table:style-name="ce1">
            <text:p>2202703</text:p>
          </table:table-cell>
          <table:table-cell table:number-columns-repeated="16381"/>
        </table:table-row>
        <table:table-row table:style-name="ro1">
          <table:table-cell office:value-type="float" office:value="2202711" table:style-name="ce1">
            <text:p>2202711</text:p>
          </table:table-cell>
          <table:table-cell office:value-type="string" table:style-name="ce1">
            <text:p>Cocal de Telha</text:p>
          </table:table-cell>
          <table:table-cell office:value-type="float" office:value="2202711" table:style-name="ce1">
            <text:p>2202711</text:p>
          </table:table-cell>
          <table:table-cell table:number-columns-repeated="16381"/>
        </table:table-row>
        <table:table-row table:style-name="ro1">
          <table:table-cell office:value-type="float" office:value="2202729" table:style-name="ce1">
            <text:p>2202729</text:p>
          </table:table-cell>
          <table:table-cell office:value-type="string" table:style-name="ce1">
            <text:p>Cocal dos Alves</text:p>
          </table:table-cell>
          <table:table-cell office:value-type="float" office:value="2202729" table:style-name="ce1">
            <text:p>2202729</text:p>
          </table:table-cell>
          <table:table-cell table:number-columns-repeated="16381"/>
        </table:table-row>
        <table:table-row table:style-name="ro1">
          <table:table-cell office:value-type="float" office:value="2202737" table:style-name="ce1">
            <text:p>2202737</text:p>
          </table:table-cell>
          <table:table-cell office:value-type="string" table:style-name="ce1">
            <text:p>Coivaras</text:p>
          </table:table-cell>
          <table:table-cell office:value-type="float" office:value="2202737" table:style-name="ce1">
            <text:p>2202737</text:p>
          </table:table-cell>
          <table:table-cell table:number-columns-repeated="16381"/>
        </table:table-row>
        <table:table-row table:style-name="ro1">
          <table:table-cell office:value-type="float" office:value="2202752" table:style-name="ce1">
            <text:p>2202752</text:p>
          </table:table-cell>
          <table:table-cell office:value-type="string" table:style-name="ce1">
            <text:p>Colônia do Gurguéia</text:p>
          </table:table-cell>
          <table:table-cell office:value-type="float" office:value="2202752" table:style-name="ce1">
            <text:p>2202752</text:p>
          </table:table-cell>
          <table:table-cell table:number-columns-repeated="16381"/>
        </table:table-row>
        <table:table-row table:style-name="ro1">
          <table:table-cell office:value-type="float" office:value="2202778" table:style-name="ce1">
            <text:p>2202778</text:p>
          </table:table-cell>
          <table:table-cell office:value-type="string" table:style-name="ce1">
            <text:p>Colônia do Piauí</text:p>
          </table:table-cell>
          <table:table-cell office:value-type="float" office:value="2202778" table:style-name="ce1">
            <text:p>2202778</text:p>
          </table:table-cell>
          <table:table-cell table:number-columns-repeated="16381"/>
        </table:table-row>
        <table:table-row table:style-name="ro1">
          <table:table-cell office:value-type="float" office:value="2202802" table:style-name="ce1">
            <text:p>2202802</text:p>
          </table:table-cell>
          <table:table-cell office:value-type="string" table:style-name="ce1">
            <text:p>Conceição do Canindé</text:p>
          </table:table-cell>
          <table:table-cell office:value-type="float" office:value="2202802" table:style-name="ce1">
            <text:p>2202802</text:p>
          </table:table-cell>
          <table:table-cell table:number-columns-repeated="16381"/>
        </table:table-row>
        <table:table-row table:style-name="ro1">
          <table:table-cell office:value-type="float" office:value="2202851" table:style-name="ce1">
            <text:p>2202851</text:p>
          </table:table-cell>
          <table:table-cell office:value-type="string" table:style-name="ce1">
            <text:p>Coronel José Dias</text:p>
          </table:table-cell>
          <table:table-cell office:value-type="float" office:value="2202851" table:style-name="ce1">
            <text:p>2202851</text:p>
          </table:table-cell>
          <table:table-cell table:number-columns-repeated="16381"/>
        </table:table-row>
        <table:table-row table:style-name="ro1">
          <table:table-cell office:value-type="float" office:value="2202901" table:style-name="ce1">
            <text:p>2202901</text:p>
          </table:table-cell>
          <table:table-cell office:value-type="string" table:style-name="ce1">
            <text:p>Corrente</text:p>
          </table:table-cell>
          <table:table-cell office:value-type="float" office:value="2202901" table:style-name="ce1">
            <text:p>2202901</text:p>
          </table:table-cell>
          <table:table-cell table:number-columns-repeated="16381"/>
        </table:table-row>
        <table:table-row table:style-name="ro1">
          <table:table-cell office:value-type="float" office:value="2203008" table:style-name="ce1">
            <text:p>2203008</text:p>
          </table:table-cell>
          <table:table-cell office:value-type="string" table:style-name="ce1">
            <text:p>Cristalândia do Piauí</text:p>
          </table:table-cell>
          <table:table-cell office:value-type="float" office:value="2203008" table:style-name="ce1">
            <text:p>2203008</text:p>
          </table:table-cell>
          <table:table-cell table:number-columns-repeated="16381"/>
        </table:table-row>
        <table:table-row table:style-name="ro1">
          <table:table-cell office:value-type="float" office:value="2203107" table:style-name="ce1">
            <text:p>2203107</text:p>
          </table:table-cell>
          <table:table-cell office:value-type="string" table:style-name="ce1">
            <text:p>Cristino Castro</text:p>
          </table:table-cell>
          <table:table-cell office:value-type="float" office:value="2203107" table:style-name="ce1">
            <text:p>2203107</text:p>
          </table:table-cell>
          <table:table-cell table:number-columns-repeated="16381"/>
        </table:table-row>
        <table:table-row table:style-name="ro1">
          <table:table-cell office:value-type="float" office:value="2203206" table:style-name="ce1">
            <text:p>2203206</text:p>
          </table:table-cell>
          <table:table-cell office:value-type="string" table:style-name="ce1">
            <text:p>Curimatá</text:p>
          </table:table-cell>
          <table:table-cell office:value-type="float" office:value="2203206" table:style-name="ce1">
            <text:p>2203206</text:p>
          </table:table-cell>
          <table:table-cell table:number-columns-repeated="16381"/>
        </table:table-row>
        <table:table-row table:style-name="ro1">
          <table:table-cell office:value-type="float" office:value="2203230" table:style-name="ce1">
            <text:p>2203230</text:p>
          </table:table-cell>
          <table:table-cell office:value-type="string" table:style-name="ce1">
            <text:p>Currais</text:p>
          </table:table-cell>
          <table:table-cell office:value-type="float" office:value="2203230" table:style-name="ce1">
            <text:p>2203230</text:p>
          </table:table-cell>
          <table:table-cell table:number-columns-repeated="16381"/>
        </table:table-row>
        <table:table-row table:style-name="ro1">
          <table:table-cell office:value-type="float" office:value="2203255" table:style-name="ce1">
            <text:p>2203255</text:p>
          </table:table-cell>
          <table:table-cell office:value-type="string" table:style-name="ce1">
            <text:p>Curralinhos</text:p>
          </table:table-cell>
          <table:table-cell office:value-type="float" office:value="2203255" table:style-name="ce1">
            <text:p>2203255</text:p>
          </table:table-cell>
          <table:table-cell table:number-columns-repeated="16381"/>
        </table:table-row>
        <table:table-row table:style-name="ro1">
          <table:table-cell office:value-type="float" office:value="2203271" table:style-name="ce1">
            <text:p>2203271</text:p>
          </table:table-cell>
          <table:table-cell office:value-type="string" table:style-name="ce1">
            <text:p>Curral Novo do Piauí</text:p>
          </table:table-cell>
          <table:table-cell office:value-type="float" office:value="2203271" table:style-name="ce1">
            <text:p>2203271</text:p>
          </table:table-cell>
          <table:table-cell table:number-columns-repeated="16381"/>
        </table:table-row>
        <table:table-row table:style-name="ro1">
          <table:table-cell office:value-type="float" office:value="2203305" table:style-name="ce1">
            <text:p>2203305</text:p>
          </table:table-cell>
          <table:table-cell office:value-type="string" table:style-name="ce1">
            <text:p>Demerval Lobão</text:p>
          </table:table-cell>
          <table:table-cell office:value-type="float" office:value="2203305" table:style-name="ce1">
            <text:p>2203305</text:p>
          </table:table-cell>
          <table:table-cell table:number-columns-repeated="16381"/>
        </table:table-row>
        <table:table-row table:style-name="ro1">
          <table:table-cell office:value-type="float" office:value="2203354" table:style-name="ce1">
            <text:p>2203354</text:p>
          </table:table-cell>
          <table:table-cell office:value-type="string" table:style-name="ce1">
            <text:p>Dirceu Arcoverde</text:p>
          </table:table-cell>
          <table:table-cell office:value-type="float" office:value="2203354" table:style-name="ce1">
            <text:p>2203354</text:p>
          </table:table-cell>
          <table:table-cell table:number-columns-repeated="16381"/>
        </table:table-row>
        <table:table-row table:style-name="ro1">
          <table:table-cell office:value-type="float" office:value="2203404" table:style-name="ce1">
            <text:p>2203404</text:p>
          </table:table-cell>
          <table:table-cell office:value-type="string" table:style-name="ce1">
            <text:p>Dom Expedito Lopes</text:p>
          </table:table-cell>
          <table:table-cell office:value-type="float" office:value="2203404" table:style-name="ce1">
            <text:p>2203404</text:p>
          </table:table-cell>
          <table:table-cell table:number-columns-repeated="16381"/>
        </table:table-row>
        <table:table-row table:style-name="ro1">
          <table:table-cell office:value-type="float" office:value="2203420" table:style-name="ce1">
            <text:p>2203420</text:p>
          </table:table-cell>
          <table:table-cell office:value-type="string" table:style-name="ce1">
            <text:p>Domingos Mourão</text:p>
          </table:table-cell>
          <table:table-cell office:value-type="float" office:value="2203420" table:style-name="ce1">
            <text:p>2203420</text:p>
          </table:table-cell>
          <table:table-cell table:number-columns-repeated="16381"/>
        </table:table-row>
        <table:table-row table:style-name="ro1">
          <table:table-cell office:value-type="float" office:value="2203453" table:style-name="ce1">
            <text:p>2203453</text:p>
          </table:table-cell>
          <table:table-cell office:value-type="string" table:style-name="ce1">
            <text:p>Dom Inocêncio</text:p>
          </table:table-cell>
          <table:table-cell office:value-type="float" office:value="2203453" table:style-name="ce1">
            <text:p>2203453</text:p>
          </table:table-cell>
          <table:table-cell table:number-columns-repeated="16381"/>
        </table:table-row>
        <table:table-row table:style-name="ro1">
          <table:table-cell office:value-type="float" office:value="2203503" table:style-name="ce1">
            <text:p>2203503</text:p>
          </table:table-cell>
          <table:table-cell office:value-type="string" table:style-name="ce1">
            <text:p>Elesbão Veloso</text:p>
          </table:table-cell>
          <table:table-cell office:value-type="float" office:value="2203503" table:style-name="ce1">
            <text:p>2203503</text:p>
          </table:table-cell>
          <table:table-cell table:number-columns-repeated="16381"/>
        </table:table-row>
        <table:table-row table:style-name="ro1">
          <table:table-cell office:value-type="float" office:value="2203602" table:style-name="ce1">
            <text:p>2203602</text:p>
          </table:table-cell>
          <table:table-cell office:value-type="string" table:style-name="ce1">
            <text:p>Eliseu Martins</text:p>
          </table:table-cell>
          <table:table-cell office:value-type="float" office:value="2203602" table:style-name="ce1">
            <text:p>2203602</text:p>
          </table:table-cell>
          <table:table-cell table:number-columns-repeated="16381"/>
        </table:table-row>
        <table:table-row table:style-name="ro1">
          <table:table-cell office:value-type="float" office:value="2203701" table:style-name="ce1">
            <text:p>2203701</text:p>
          </table:table-cell>
          <table:table-cell office:value-type="string" table:style-name="ce1">
            <text:p>Esperantina</text:p>
          </table:table-cell>
          <table:table-cell office:value-type="float" office:value="2203701" table:style-name="ce1">
            <text:p>2203701</text:p>
          </table:table-cell>
          <table:table-cell table:number-columns-repeated="16381"/>
        </table:table-row>
        <table:table-row table:style-name="ro1">
          <table:table-cell office:value-type="float" office:value="2203750" table:style-name="ce1">
            <text:p>2203750</text:p>
          </table:table-cell>
          <table:table-cell office:value-type="string" table:style-name="ce1">
            <text:p>Fartura do Piauí</text:p>
          </table:table-cell>
          <table:table-cell office:value-type="float" office:value="2203750" table:style-name="ce1">
            <text:p>2203750</text:p>
          </table:table-cell>
          <table:table-cell table:number-columns-repeated="16381"/>
        </table:table-row>
        <table:table-row table:style-name="ro1">
          <table:table-cell office:value-type="float" office:value="2203800" table:style-name="ce1">
            <text:p>2203800</text:p>
          </table:table-cell>
          <table:table-cell office:value-type="string" table:style-name="ce1">
            <text:p>Flores do Piauí</text:p>
          </table:table-cell>
          <table:table-cell office:value-type="float" office:value="2203800" table:style-name="ce1">
            <text:p>2203800</text:p>
          </table:table-cell>
          <table:table-cell table:number-columns-repeated="16381"/>
        </table:table-row>
        <table:table-row table:style-name="ro1">
          <table:table-cell office:value-type="float" office:value="2203859" table:style-name="ce1">
            <text:p>2203859</text:p>
          </table:table-cell>
          <table:table-cell office:value-type="string" table:style-name="ce1">
            <text:p>Floresta do Piauí</text:p>
          </table:table-cell>
          <table:table-cell office:value-type="float" office:value="2203859" table:style-name="ce1">
            <text:p>2203859</text:p>
          </table:table-cell>
          <table:table-cell table:number-columns-repeated="16381"/>
        </table:table-row>
        <table:table-row table:style-name="ro1">
          <table:table-cell office:value-type="float" office:value="2203909" table:style-name="ce1">
            <text:p>2203909</text:p>
          </table:table-cell>
          <table:table-cell office:value-type="string" table:style-name="ce1">
            <text:p>Floriano</text:p>
          </table:table-cell>
          <table:table-cell office:value-type="float" office:value="2203909" table:style-name="ce1">
            <text:p>2203909</text:p>
          </table:table-cell>
          <table:table-cell table:number-columns-repeated="16381"/>
        </table:table-row>
        <table:table-row table:style-name="ro1">
          <table:table-cell office:value-type="float" office:value="2204006" table:style-name="ce1">
            <text:p>2204006</text:p>
          </table:table-cell>
          <table:table-cell office:value-type="string" table:style-name="ce1">
            <text:p>Francinópolis</text:p>
          </table:table-cell>
          <table:table-cell office:value-type="float" office:value="2204006" table:style-name="ce1">
            <text:p>2204006</text:p>
          </table:table-cell>
          <table:table-cell table:number-columns-repeated="16381"/>
        </table:table-row>
        <table:table-row table:style-name="ro1">
          <table:table-cell office:value-type="float" office:value="2204105" table:style-name="ce1">
            <text:p>2204105</text:p>
          </table:table-cell>
          <table:table-cell office:value-type="string" table:style-name="ce1">
            <text:p>Francisco Ayres</text:p>
          </table:table-cell>
          <table:table-cell office:value-type="float" office:value="2204105" table:style-name="ce1">
            <text:p>2204105</text:p>
          </table:table-cell>
          <table:table-cell table:number-columns-repeated="16381"/>
        </table:table-row>
        <table:table-row table:style-name="ro1">
          <table:table-cell office:value-type="float" office:value="2204154" table:style-name="ce1">
            <text:p>2204154</text:p>
          </table:table-cell>
          <table:table-cell office:value-type="string" table:style-name="ce1">
            <text:p>Francisco Macedo</text:p>
          </table:table-cell>
          <table:table-cell office:value-type="float" office:value="2204154" table:style-name="ce1">
            <text:p>2204154</text:p>
          </table:table-cell>
          <table:table-cell table:number-columns-repeated="16381"/>
        </table:table-row>
        <table:table-row table:style-name="ro1">
          <table:table-cell office:value-type="float" office:value="2204204" table:style-name="ce1">
            <text:p>2204204</text:p>
          </table:table-cell>
          <table:table-cell office:value-type="string" table:style-name="ce1">
            <text:p>Francisco Santos</text:p>
          </table:table-cell>
          <table:table-cell office:value-type="float" office:value="2204204" table:style-name="ce1">
            <text:p>2204204</text:p>
          </table:table-cell>
          <table:table-cell table:number-columns-repeated="16381"/>
        </table:table-row>
        <table:table-row table:style-name="ro1">
          <table:table-cell office:value-type="float" office:value="2204303" table:style-name="ce1">
            <text:p>2204303</text:p>
          </table:table-cell>
          <table:table-cell office:value-type="string" table:style-name="ce1">
            <text:p>Fronteiras</text:p>
          </table:table-cell>
          <table:table-cell office:value-type="float" office:value="2204303" table:style-name="ce1">
            <text:p>2204303</text:p>
          </table:table-cell>
          <table:table-cell table:number-columns-repeated="16381"/>
        </table:table-row>
        <table:table-row table:style-name="ro1">
          <table:table-cell office:value-type="float" office:value="2204352" table:style-name="ce1">
            <text:p>2204352</text:p>
          </table:table-cell>
          <table:table-cell office:value-type="string" table:style-name="ce1">
            <text:p>Geminiano</text:p>
          </table:table-cell>
          <table:table-cell office:value-type="float" office:value="2204352" table:style-name="ce1">
            <text:p>2204352</text:p>
          </table:table-cell>
          <table:table-cell table:number-columns-repeated="16381"/>
        </table:table-row>
        <table:table-row table:style-name="ro1">
          <table:table-cell office:value-type="float" office:value="2204402" table:style-name="ce1">
            <text:p>2204402</text:p>
          </table:table-cell>
          <table:table-cell office:value-type="string" table:style-name="ce1">
            <text:p>Gilbués</text:p>
          </table:table-cell>
          <table:table-cell office:value-type="float" office:value="2204402" table:style-name="ce1">
            <text:p>2204402</text:p>
          </table:table-cell>
          <table:table-cell table:number-columns-repeated="16381"/>
        </table:table-row>
        <table:table-row table:style-name="ro1">
          <table:table-cell office:value-type="float" office:value="2204501" table:style-name="ce1">
            <text:p>2204501</text:p>
          </table:table-cell>
          <table:table-cell office:value-type="string" table:style-name="ce1">
            <text:p>Guadalupe</text:p>
          </table:table-cell>
          <table:table-cell office:value-type="float" office:value="2204501" table:style-name="ce1">
            <text:p>2204501</text:p>
          </table:table-cell>
          <table:table-cell table:number-columns-repeated="16381"/>
        </table:table-row>
        <table:table-row table:style-name="ro1">
          <table:table-cell office:value-type="float" office:value="2204550" table:style-name="ce1">
            <text:p>2204550</text:p>
          </table:table-cell>
          <table:table-cell office:value-type="string" table:style-name="ce1">
            <text:p>Guaribas</text:p>
          </table:table-cell>
          <table:table-cell office:value-type="float" office:value="2204550" table:style-name="ce1">
            <text:p>2204550</text:p>
          </table:table-cell>
          <table:table-cell table:number-columns-repeated="16381"/>
        </table:table-row>
        <table:table-row table:style-name="ro1">
          <table:table-cell office:value-type="float" office:value="2204600" table:style-name="ce1">
            <text:p>2204600</text:p>
          </table:table-cell>
          <table:table-cell office:value-type="string" table:style-name="ce1">
            <text:p>Hugo Napoleão</text:p>
          </table:table-cell>
          <table:table-cell office:value-type="float" office:value="2204600" table:style-name="ce1">
            <text:p>2204600</text:p>
          </table:table-cell>
          <table:table-cell table:number-columns-repeated="16381"/>
        </table:table-row>
        <table:table-row table:style-name="ro1">
          <table:table-cell office:value-type="float" office:value="2204659" table:style-name="ce1">
            <text:p>2204659</text:p>
          </table:table-cell>
          <table:table-cell office:value-type="string" table:style-name="ce1">
            <text:p>Ilha Grande</text:p>
          </table:table-cell>
          <table:table-cell office:value-type="float" office:value="2204659" table:style-name="ce1">
            <text:p>2204659</text:p>
          </table:table-cell>
          <table:table-cell table:number-columns-repeated="16381"/>
        </table:table-row>
        <table:table-row table:style-name="ro1">
          <table:table-cell office:value-type="float" office:value="2204709" table:style-name="ce1">
            <text:p>2204709</text:p>
          </table:table-cell>
          <table:table-cell office:value-type="string" table:style-name="ce1">
            <text:p>Inhuma</text:p>
          </table:table-cell>
          <table:table-cell office:value-type="float" office:value="2204709" table:style-name="ce1">
            <text:p>2204709</text:p>
          </table:table-cell>
          <table:table-cell table:number-columns-repeated="16381"/>
        </table:table-row>
        <table:table-row table:style-name="ro1">
          <table:table-cell office:value-type="float" office:value="2204808" table:style-name="ce1">
            <text:p>2204808</text:p>
          </table:table-cell>
          <table:table-cell office:value-type="string" table:style-name="ce1">
            <text:p>Ipiranga do Piauí</text:p>
          </table:table-cell>
          <table:table-cell office:value-type="float" office:value="2204808" table:style-name="ce1">
            <text:p>2204808</text:p>
          </table:table-cell>
          <table:table-cell table:number-columns-repeated="16381"/>
        </table:table-row>
        <table:table-row table:style-name="ro1">
          <table:table-cell office:value-type="float" office:value="2204907" table:style-name="ce1">
            <text:p>2204907</text:p>
          </table:table-cell>
          <table:table-cell office:value-type="string" table:style-name="ce1">
            <text:p>Isaías Coelho</text:p>
          </table:table-cell>
          <table:table-cell office:value-type="float" office:value="2204907" table:style-name="ce1">
            <text:p>2204907</text:p>
          </table:table-cell>
          <table:table-cell table:number-columns-repeated="16381"/>
        </table:table-row>
        <table:table-row table:style-name="ro1">
          <table:table-cell office:value-type="float" office:value="2205003" table:style-name="ce1">
            <text:p>2205003</text:p>
          </table:table-cell>
          <table:table-cell office:value-type="string" table:style-name="ce1">
            <text:p>Itainópolis</text:p>
          </table:table-cell>
          <table:table-cell office:value-type="float" office:value="2205003" table:style-name="ce1">
            <text:p>2205003</text:p>
          </table:table-cell>
          <table:table-cell table:number-columns-repeated="16381"/>
        </table:table-row>
        <table:table-row table:style-name="ro1">
          <table:table-cell office:value-type="float" office:value="2205102" table:style-name="ce1">
            <text:p>2205102</text:p>
          </table:table-cell>
          <table:table-cell office:value-type="string" table:style-name="ce1">
            <text:p>Itaueira</text:p>
          </table:table-cell>
          <table:table-cell office:value-type="float" office:value="2205102" table:style-name="ce1">
            <text:p>2205102</text:p>
          </table:table-cell>
          <table:table-cell table:number-columns-repeated="16381"/>
        </table:table-row>
        <table:table-row table:style-name="ro1">
          <table:table-cell office:value-type="float" office:value="2205151" table:style-name="ce1">
            <text:p>2205151</text:p>
          </table:table-cell>
          <table:table-cell office:value-type="string" table:style-name="ce1">
            <text:p>Jacobina do Piauí</text:p>
          </table:table-cell>
          <table:table-cell office:value-type="float" office:value="2205151" table:style-name="ce1">
            <text:p>2205151</text:p>
          </table:table-cell>
          <table:table-cell table:number-columns-repeated="16381"/>
        </table:table-row>
        <table:table-row table:style-name="ro1">
          <table:table-cell office:value-type="float" office:value="2205201" table:style-name="ce1">
            <text:p>2205201</text:p>
          </table:table-cell>
          <table:table-cell office:value-type="string" table:style-name="ce1">
            <text:p>Jaicós</text:p>
          </table:table-cell>
          <table:table-cell office:value-type="float" office:value="2205201" table:style-name="ce1">
            <text:p>2205201</text:p>
          </table:table-cell>
          <table:table-cell table:number-columns-repeated="16381"/>
        </table:table-row>
        <table:table-row table:style-name="ro1">
          <table:table-cell office:value-type="float" office:value="2205250" table:style-name="ce1">
            <text:p>2205250</text:p>
          </table:table-cell>
          <table:table-cell office:value-type="string" table:style-name="ce1">
            <text:p>Jardim do Mulato</text:p>
          </table:table-cell>
          <table:table-cell office:value-type="float" office:value="2205250" table:style-name="ce1">
            <text:p>2205250</text:p>
          </table:table-cell>
          <table:table-cell table:number-columns-repeated="16381"/>
        </table:table-row>
        <table:table-row table:style-name="ro1">
          <table:table-cell office:value-type="float" office:value="2205276" table:style-name="ce1">
            <text:p>2205276</text:p>
          </table:table-cell>
          <table:table-cell office:value-type="string" table:style-name="ce1">
            <text:p>Jatobá do Piauí</text:p>
          </table:table-cell>
          <table:table-cell office:value-type="float" office:value="2205276" table:style-name="ce1">
            <text:p>2205276</text:p>
          </table:table-cell>
          <table:table-cell table:number-columns-repeated="16381"/>
        </table:table-row>
        <table:table-row table:style-name="ro1">
          <table:table-cell office:value-type="float" office:value="2205300" table:style-name="ce1">
            <text:p>2205300</text:p>
          </table:table-cell>
          <table:table-cell office:value-type="string" table:style-name="ce1">
            <text:p>Jerumenha</text:p>
          </table:table-cell>
          <table:table-cell office:value-type="float" office:value="2205300" table:style-name="ce1">
            <text:p>2205300</text:p>
          </table:table-cell>
          <table:table-cell table:number-columns-repeated="16381"/>
        </table:table-row>
        <table:table-row table:style-name="ro1">
          <table:table-cell office:value-type="float" office:value="2205359" table:style-name="ce1">
            <text:p>2205359</text:p>
          </table:table-cell>
          <table:table-cell office:value-type="string" table:style-name="ce1">
            <text:p>João Costa</text:p>
          </table:table-cell>
          <table:table-cell office:value-type="float" office:value="2205359" table:style-name="ce1">
            <text:p>2205359</text:p>
          </table:table-cell>
          <table:table-cell table:number-columns-repeated="16381"/>
        </table:table-row>
        <table:table-row table:style-name="ro1">
          <table:table-cell office:value-type="float" office:value="2205409" table:style-name="ce1">
            <text:p>2205409</text:p>
          </table:table-cell>
          <table:table-cell office:value-type="string" table:style-name="ce1">
            <text:p>Joaquim Pires</text:p>
          </table:table-cell>
          <table:table-cell office:value-type="float" office:value="2205409" table:style-name="ce1">
            <text:p>2205409</text:p>
          </table:table-cell>
          <table:table-cell table:number-columns-repeated="16381"/>
        </table:table-row>
        <table:table-row table:style-name="ro1">
          <table:table-cell office:value-type="float" office:value="2205458" table:style-name="ce1">
            <text:p>2205458</text:p>
          </table:table-cell>
          <table:table-cell office:value-type="string" table:style-name="ce1">
            <text:p>Joca Marques</text:p>
          </table:table-cell>
          <table:table-cell office:value-type="float" office:value="2205458" table:style-name="ce1">
            <text:p>2205458</text:p>
          </table:table-cell>
          <table:table-cell table:number-columns-repeated="16381"/>
        </table:table-row>
        <table:table-row table:style-name="ro1">
          <table:table-cell office:value-type="float" office:value="2205508" table:style-name="ce1">
            <text:p>2205508</text:p>
          </table:table-cell>
          <table:table-cell office:value-type="string" table:style-name="ce1">
            <text:p>José de Freitas</text:p>
          </table:table-cell>
          <table:table-cell office:value-type="float" office:value="2205508" table:style-name="ce1">
            <text:p>2205508</text:p>
          </table:table-cell>
          <table:table-cell table:number-columns-repeated="16381"/>
        </table:table-row>
        <table:table-row table:style-name="ro1">
          <table:table-cell office:value-type="float" office:value="2205516" table:style-name="ce1">
            <text:p>2205516</text:p>
          </table:table-cell>
          <table:table-cell office:value-type="string" table:style-name="ce1">
            <text:p>Juazeiro do Piauí</text:p>
          </table:table-cell>
          <table:table-cell office:value-type="float" office:value="2205516" table:style-name="ce1">
            <text:p>2205516</text:p>
          </table:table-cell>
          <table:table-cell table:number-columns-repeated="16381"/>
        </table:table-row>
        <table:table-row table:style-name="ro1">
          <table:table-cell office:value-type="float" office:value="2205524" table:style-name="ce1">
            <text:p>2205524</text:p>
          </table:table-cell>
          <table:table-cell office:value-type="string" table:style-name="ce1">
            <text:p>Júlio Borges</text:p>
          </table:table-cell>
          <table:table-cell office:value-type="float" office:value="2205524" table:style-name="ce1">
            <text:p>2205524</text:p>
          </table:table-cell>
          <table:table-cell table:number-columns-repeated="16381"/>
        </table:table-row>
        <table:table-row table:style-name="ro1">
          <table:table-cell office:value-type="float" office:value="2205532" table:style-name="ce1">
            <text:p>2205532</text:p>
          </table:table-cell>
          <table:table-cell office:value-type="string" table:style-name="ce1">
            <text:p>Jurema</text:p>
          </table:table-cell>
          <table:table-cell office:value-type="float" office:value="2205532" table:style-name="ce1">
            <text:p>2205532</text:p>
          </table:table-cell>
          <table:table-cell table:number-columns-repeated="16381"/>
        </table:table-row>
        <table:table-row table:style-name="ro1">
          <table:table-cell office:value-type="float" office:value="2205540" table:style-name="ce1">
            <text:p>2205540</text:p>
          </table:table-cell>
          <table:table-cell office:value-type="string" table:style-name="ce1">
            <text:p>Lagoinha do Piauí</text:p>
          </table:table-cell>
          <table:table-cell office:value-type="float" office:value="2205540" table:style-name="ce1">
            <text:p>2205540</text:p>
          </table:table-cell>
          <table:table-cell table:number-columns-repeated="16381"/>
        </table:table-row>
        <table:table-row table:style-name="ro1">
          <table:table-cell office:value-type="float" office:value="2205557" table:style-name="ce1">
            <text:p>2205557</text:p>
          </table:table-cell>
          <table:table-cell office:value-type="string" table:style-name="ce1">
            <text:p>Lagoa Alegre</text:p>
          </table:table-cell>
          <table:table-cell office:value-type="float" office:value="2205557" table:style-name="ce1">
            <text:p>2205557</text:p>
          </table:table-cell>
          <table:table-cell table:number-columns-repeated="16381"/>
        </table:table-row>
        <table:table-row table:style-name="ro1">
          <table:table-cell office:value-type="float" office:value="2205565" table:style-name="ce1">
            <text:p>2205565</text:p>
          </table:table-cell>
          <table:table-cell office:value-type="string" table:style-name="ce1">
            <text:p>Lagoa do Barro do Piauí</text:p>
          </table:table-cell>
          <table:table-cell office:value-type="float" office:value="2205565" table:style-name="ce1">
            <text:p>2205565</text:p>
          </table:table-cell>
          <table:table-cell table:number-columns-repeated="16381"/>
        </table:table-row>
        <table:table-row table:style-name="ro1">
          <table:table-cell office:value-type="float" office:value="2205573" table:style-name="ce1">
            <text:p>2205573</text:p>
          </table:table-cell>
          <table:table-cell office:value-type="string" table:style-name="ce1">
            <text:p>Lagoa de São Francisco</text:p>
          </table:table-cell>
          <table:table-cell office:value-type="float" office:value="2205573" table:style-name="ce1">
            <text:p>2205573</text:p>
          </table:table-cell>
          <table:table-cell table:number-columns-repeated="16381"/>
        </table:table-row>
        <table:table-row table:style-name="ro1">
          <table:table-cell office:value-type="float" office:value="2205581" table:style-name="ce1">
            <text:p>2205581</text:p>
          </table:table-cell>
          <table:table-cell office:value-type="string" table:style-name="ce1">
            <text:p>Lagoa do Piauí</text:p>
          </table:table-cell>
          <table:table-cell office:value-type="float" office:value="2205581" table:style-name="ce1">
            <text:p>2205581</text:p>
          </table:table-cell>
          <table:table-cell table:number-columns-repeated="16381"/>
        </table:table-row>
        <table:table-row table:style-name="ro1">
          <table:table-cell office:value-type="float" office:value="2205599" table:style-name="ce1">
            <text:p>2205599</text:p>
          </table:table-cell>
          <table:table-cell office:value-type="string" table:style-name="ce1">
            <text:p>Lagoa do Sítio</text:p>
          </table:table-cell>
          <table:table-cell office:value-type="float" office:value="2205599" table:style-name="ce1">
            <text:p>2205599</text:p>
          </table:table-cell>
          <table:table-cell table:number-columns-repeated="16381"/>
        </table:table-row>
        <table:table-row table:style-name="ro1">
          <table:table-cell office:value-type="float" office:value="2205607" table:style-name="ce1">
            <text:p>2205607</text:p>
          </table:table-cell>
          <table:table-cell office:value-type="string" table:style-name="ce1">
            <text:p>Landri Sales</text:p>
          </table:table-cell>
          <table:table-cell office:value-type="float" office:value="2205607" table:style-name="ce1">
            <text:p>2205607</text:p>
          </table:table-cell>
          <table:table-cell table:number-columns-repeated="16381"/>
        </table:table-row>
        <table:table-row table:style-name="ro1">
          <table:table-cell office:value-type="float" office:value="2205706" table:style-name="ce1">
            <text:p>2205706</text:p>
          </table:table-cell>
          <table:table-cell office:value-type="string" table:style-name="ce1">
            <text:p>Luís Correia</text:p>
          </table:table-cell>
          <table:table-cell office:value-type="float" office:value="2205706" table:style-name="ce1">
            <text:p>2205706</text:p>
          </table:table-cell>
          <table:table-cell table:number-columns-repeated="16381"/>
        </table:table-row>
        <table:table-row table:style-name="ro1">
          <table:table-cell office:value-type="float" office:value="2205805" table:style-name="ce1">
            <text:p>2205805</text:p>
          </table:table-cell>
          <table:table-cell office:value-type="string" table:style-name="ce1">
            <text:p>Luzilândia</text:p>
          </table:table-cell>
          <table:table-cell office:value-type="float" office:value="2205805" table:style-name="ce1">
            <text:p>2205805</text:p>
          </table:table-cell>
          <table:table-cell table:number-columns-repeated="16381"/>
        </table:table-row>
        <table:table-row table:style-name="ro1">
          <table:table-cell office:value-type="float" office:value="2205854" table:style-name="ce1">
            <text:p>2205854</text:p>
          </table:table-cell>
          <table:table-cell office:value-type="string" table:style-name="ce1">
            <text:p>Madeiro</text:p>
          </table:table-cell>
          <table:table-cell office:value-type="float" office:value="2205854" table:style-name="ce1">
            <text:p>2205854</text:p>
          </table:table-cell>
          <table:table-cell table:number-columns-repeated="16381"/>
        </table:table-row>
        <table:table-row table:style-name="ro1">
          <table:table-cell office:value-type="float" office:value="2205904" table:style-name="ce1">
            <text:p>2205904</text:p>
          </table:table-cell>
          <table:table-cell office:value-type="string" table:style-name="ce1">
            <text:p>Manoel Emídio</text:p>
          </table:table-cell>
          <table:table-cell office:value-type="float" office:value="2205904" table:style-name="ce1">
            <text:p>2205904</text:p>
          </table:table-cell>
          <table:table-cell table:number-columns-repeated="16381"/>
        </table:table-row>
        <table:table-row table:style-name="ro1">
          <table:table-cell office:value-type="float" office:value="2205953" table:style-name="ce1">
            <text:p>2205953</text:p>
          </table:table-cell>
          <table:table-cell office:value-type="string" table:style-name="ce1">
            <text:p>Marcolândia</text:p>
          </table:table-cell>
          <table:table-cell office:value-type="float" office:value="2205953" table:style-name="ce1">
            <text:p>2205953</text:p>
          </table:table-cell>
          <table:table-cell table:number-columns-repeated="16381"/>
        </table:table-row>
        <table:table-row table:style-name="ro1">
          <table:table-cell office:value-type="float" office:value="2206001" table:style-name="ce1">
            <text:p>2206001</text:p>
          </table:table-cell>
          <table:table-cell office:value-type="string" table:style-name="ce1">
            <text:p>Marcos Parente</text:p>
          </table:table-cell>
          <table:table-cell office:value-type="float" office:value="2206001" table:style-name="ce1">
            <text:p>2206001</text:p>
          </table:table-cell>
          <table:table-cell table:number-columns-repeated="16381"/>
        </table:table-row>
        <table:table-row table:style-name="ro1">
          <table:table-cell office:value-type="float" office:value="2206050" table:style-name="ce1">
            <text:p>2206050</text:p>
          </table:table-cell>
          <table:table-cell office:value-type="string" table:style-name="ce1">
            <text:p>Massapê do Piauí</text:p>
          </table:table-cell>
          <table:table-cell office:value-type="float" office:value="2206050" table:style-name="ce1">
            <text:p>2206050</text:p>
          </table:table-cell>
          <table:table-cell table:number-columns-repeated="16381"/>
        </table:table-row>
        <table:table-row table:style-name="ro1">
          <table:table-cell office:value-type="float" office:value="2206100" table:style-name="ce1">
            <text:p>2206100</text:p>
          </table:table-cell>
          <table:table-cell office:value-type="string" table:style-name="ce1">
            <text:p>Matias Olímpio</text:p>
          </table:table-cell>
          <table:table-cell office:value-type="float" office:value="2206100" table:style-name="ce1">
            <text:p>2206100</text:p>
          </table:table-cell>
          <table:table-cell table:number-columns-repeated="16381"/>
        </table:table-row>
        <table:table-row table:style-name="ro1">
          <table:table-cell office:value-type="float" office:value="2206209" table:style-name="ce1">
            <text:p>2206209</text:p>
          </table:table-cell>
          <table:table-cell office:value-type="string" table:style-name="ce1">
            <text:p>Miguel Alves</text:p>
          </table:table-cell>
          <table:table-cell office:value-type="float" office:value="2206209" table:style-name="ce1">
            <text:p>2206209</text:p>
          </table:table-cell>
          <table:table-cell table:number-columns-repeated="16381"/>
        </table:table-row>
        <table:table-row table:style-name="ro1">
          <table:table-cell office:value-type="float" office:value="2206308" table:style-name="ce1">
            <text:p>2206308</text:p>
          </table:table-cell>
          <table:table-cell office:value-type="string" table:style-name="ce1">
            <text:p>Miguel Leão</text:p>
          </table:table-cell>
          <table:table-cell office:value-type="float" office:value="2206308" table:style-name="ce1">
            <text:p>2206308</text:p>
          </table:table-cell>
          <table:table-cell table:number-columns-repeated="16381"/>
        </table:table-row>
        <table:table-row table:style-name="ro1">
          <table:table-cell office:value-type="float" office:value="2206357" table:style-name="ce1">
            <text:p>2206357</text:p>
          </table:table-cell>
          <table:table-cell office:value-type="string" table:style-name="ce1">
            <text:p>Milton Brandão</text:p>
          </table:table-cell>
          <table:table-cell office:value-type="float" office:value="2206357" table:style-name="ce1">
            <text:p>2206357</text:p>
          </table:table-cell>
          <table:table-cell table:number-columns-repeated="16381"/>
        </table:table-row>
        <table:table-row table:style-name="ro1">
          <table:table-cell office:value-type="float" office:value="2206407" table:style-name="ce1">
            <text:p>2206407</text:p>
          </table:table-cell>
          <table:table-cell office:value-type="string" table:style-name="ce1">
            <text:p>Monsenhor Gil</text:p>
          </table:table-cell>
          <table:table-cell office:value-type="float" office:value="2206407" table:style-name="ce1">
            <text:p>2206407</text:p>
          </table:table-cell>
          <table:table-cell table:number-columns-repeated="16381"/>
        </table:table-row>
        <table:table-row table:style-name="ro1">
          <table:table-cell office:value-type="float" office:value="2206506" table:style-name="ce1">
            <text:p>2206506</text:p>
          </table:table-cell>
          <table:table-cell office:value-type="string" table:style-name="ce1">
            <text:p>Monsenhor Hipólito</text:p>
          </table:table-cell>
          <table:table-cell office:value-type="float" office:value="2206506" table:style-name="ce1">
            <text:p>2206506</text:p>
          </table:table-cell>
          <table:table-cell table:number-columns-repeated="16381"/>
        </table:table-row>
        <table:table-row table:style-name="ro1">
          <table:table-cell office:value-type="float" office:value="2206605" table:style-name="ce1">
            <text:p>2206605</text:p>
          </table:table-cell>
          <table:table-cell office:value-type="string" table:style-name="ce1">
            <text:p>Monte Alegre do Piauí</text:p>
          </table:table-cell>
          <table:table-cell office:value-type="float" office:value="2206605" table:style-name="ce1">
            <text:p>2206605</text:p>
          </table:table-cell>
          <table:table-cell table:number-columns-repeated="16381"/>
        </table:table-row>
        <table:table-row table:style-name="ro1">
          <table:table-cell office:value-type="float" office:value="2206654" table:style-name="ce1">
            <text:p>2206654</text:p>
          </table:table-cell>
          <table:table-cell office:value-type="string" table:style-name="ce1">
            <text:p>Morro Cabeça no Tempo</text:p>
          </table:table-cell>
          <table:table-cell office:value-type="float" office:value="2206654" table:style-name="ce1">
            <text:p>2206654</text:p>
          </table:table-cell>
          <table:table-cell table:number-columns-repeated="16381"/>
        </table:table-row>
        <table:table-row table:style-name="ro1">
          <table:table-cell office:value-type="float" office:value="2206670" table:style-name="ce1">
            <text:p>2206670</text:p>
          </table:table-cell>
          <table:table-cell office:value-type="string" table:style-name="ce1">
            <text:p>Morro do Chapéu do Piauí</text:p>
          </table:table-cell>
          <table:table-cell office:value-type="float" office:value="2206670" table:style-name="ce1">
            <text:p>2206670</text:p>
          </table:table-cell>
          <table:table-cell table:number-columns-repeated="16381"/>
        </table:table-row>
        <table:table-row table:style-name="ro1">
          <table:table-cell office:value-type="float" office:value="2206696" table:style-name="ce1">
            <text:p>2206696</text:p>
          </table:table-cell>
          <table:table-cell office:value-type="string" table:style-name="ce1">
            <text:p>Murici dos Portelas</text:p>
          </table:table-cell>
          <table:table-cell office:value-type="float" office:value="2206696" table:style-name="ce1">
            <text:p>2206696</text:p>
          </table:table-cell>
          <table:table-cell table:number-columns-repeated="16381"/>
        </table:table-row>
        <table:table-row table:style-name="ro1">
          <table:table-cell office:value-type="float" office:value="2206704" table:style-name="ce1">
            <text:p>2206704</text:p>
          </table:table-cell>
          <table:table-cell office:value-type="string" table:style-name="ce1">
            <text:p>Nazaré do Piauí</text:p>
          </table:table-cell>
          <table:table-cell office:value-type="float" office:value="2206704" table:style-name="ce1">
            <text:p>2206704</text:p>
          </table:table-cell>
          <table:table-cell table:number-columns-repeated="16381"/>
        </table:table-row>
        <table:table-row table:style-name="ro1">
          <table:table-cell office:value-type="float" office:value="2206720" table:style-name="ce1">
            <text:p>2206720</text:p>
          </table:table-cell>
          <table:table-cell office:value-type="string" table:style-name="ce1">
            <text:p>Nazária</text:p>
          </table:table-cell>
          <table:table-cell office:value-type="float" office:value="2206720" table:style-name="ce1">
            <text:p>2206720</text:p>
          </table:table-cell>
          <table:table-cell table:number-columns-repeated="16381"/>
        </table:table-row>
        <table:table-row table:style-name="ro1">
          <table:table-cell office:value-type="float" office:value="2206753" table:style-name="ce1">
            <text:p>2206753</text:p>
          </table:table-cell>
          <table:table-cell office:value-type="string" table:style-name="ce1">
            <text:p>Nossa Senhora de Nazaré</text:p>
          </table:table-cell>
          <table:table-cell office:value-type="float" office:value="2206753" table:style-name="ce1">
            <text:p>2206753</text:p>
          </table:table-cell>
          <table:table-cell table:number-columns-repeated="16381"/>
        </table:table-row>
        <table:table-row table:style-name="ro1">
          <table:table-cell office:value-type="float" office:value="2206803" table:style-name="ce1">
            <text:p>2206803</text:p>
          </table:table-cell>
          <table:table-cell office:value-type="string" table:style-name="ce1">
            <text:p>Nossa Senhora dos Remédios</text:p>
          </table:table-cell>
          <table:table-cell office:value-type="float" office:value="2206803" table:style-name="ce1">
            <text:p>2206803</text:p>
          </table:table-cell>
          <table:table-cell table:number-columns-repeated="16381"/>
        </table:table-row>
        <table:table-row table:style-name="ro1">
          <table:table-cell office:value-type="float" office:value="2206902" table:style-name="ce1">
            <text:p>2206902</text:p>
          </table:table-cell>
          <table:table-cell office:value-type="string" table:style-name="ce1">
            <text:p>Novo Oriente do Piauí</text:p>
          </table:table-cell>
          <table:table-cell office:value-type="float" office:value="2206902" table:style-name="ce1">
            <text:p>2206902</text:p>
          </table:table-cell>
          <table:table-cell table:number-columns-repeated="16381"/>
        </table:table-row>
        <table:table-row table:style-name="ro1">
          <table:table-cell office:value-type="float" office:value="2206951" table:style-name="ce1">
            <text:p>2206951</text:p>
          </table:table-cell>
          <table:table-cell office:value-type="string" table:style-name="ce1">
            <text:p>Novo Santo Antônio</text:p>
          </table:table-cell>
          <table:table-cell office:value-type="float" office:value="2206951" table:style-name="ce1">
            <text:p>2206951</text:p>
          </table:table-cell>
          <table:table-cell table:number-columns-repeated="16381"/>
        </table:table-row>
        <table:table-row table:style-name="ro1">
          <table:table-cell office:value-type="float" office:value="2207009" table:style-name="ce1">
            <text:p>2207009</text:p>
          </table:table-cell>
          <table:table-cell office:value-type="string" table:style-name="ce1">
            <text:p>Oeiras</text:p>
          </table:table-cell>
          <table:table-cell office:value-type="float" office:value="2207009" table:style-name="ce1">
            <text:p>2207009</text:p>
          </table:table-cell>
          <table:table-cell table:number-columns-repeated="16381"/>
        </table:table-row>
        <table:table-row table:style-name="ro1">
          <table:table-cell office:value-type="float" office:value="2207108" table:style-name="ce1">
            <text:p>2207108</text:p>
          </table:table-cell>
          <table:table-cell office:value-type="string" table:style-name="ce1">
            <text:p>Olho D'Água do Piauí</text:p>
          </table:table-cell>
          <table:table-cell office:value-type="float" office:value="2207108" table:style-name="ce1">
            <text:p>2207108</text:p>
          </table:table-cell>
          <table:table-cell table:number-columns-repeated="16381"/>
        </table:table-row>
        <table:table-row table:style-name="ro1">
          <table:table-cell office:value-type="float" office:value="2207207" table:style-name="ce1">
            <text:p>2207207</text:p>
          </table:table-cell>
          <table:table-cell office:value-type="string" table:style-name="ce1">
            <text:p>Padre Marcos</text:p>
          </table:table-cell>
          <table:table-cell office:value-type="float" office:value="2207207" table:style-name="ce1">
            <text:p>2207207</text:p>
          </table:table-cell>
          <table:table-cell table:number-columns-repeated="16381"/>
        </table:table-row>
        <table:table-row table:style-name="ro1">
          <table:table-cell office:value-type="float" office:value="2207306" table:style-name="ce1">
            <text:p>2207306</text:p>
          </table:table-cell>
          <table:table-cell office:value-type="string" table:style-name="ce1">
            <text:p>Paes Landim</text:p>
          </table:table-cell>
          <table:table-cell office:value-type="float" office:value="2207306" table:style-name="ce1">
            <text:p>2207306</text:p>
          </table:table-cell>
          <table:table-cell table:number-columns-repeated="16381"/>
        </table:table-row>
        <table:table-row table:style-name="ro1">
          <table:table-cell office:value-type="float" office:value="2207355" table:style-name="ce1">
            <text:p>2207355</text:p>
          </table:table-cell>
          <table:table-cell office:value-type="string" table:style-name="ce1">
            <text:p>Pajeú do Piauí</text:p>
          </table:table-cell>
          <table:table-cell office:value-type="float" office:value="2207355" table:style-name="ce1">
            <text:p>2207355</text:p>
          </table:table-cell>
          <table:table-cell table:number-columns-repeated="16381"/>
        </table:table-row>
        <table:table-row table:style-name="ro1">
          <table:table-cell office:value-type="float" office:value="2207405" table:style-name="ce1">
            <text:p>2207405</text:p>
          </table:table-cell>
          <table:table-cell office:value-type="string" table:style-name="ce1">
            <text:p>Palmeira do Piauí</text:p>
          </table:table-cell>
          <table:table-cell office:value-type="float" office:value="2207405" table:style-name="ce1">
            <text:p>2207405</text:p>
          </table:table-cell>
          <table:table-cell table:number-columns-repeated="16381"/>
        </table:table-row>
        <table:table-row table:style-name="ro1">
          <table:table-cell office:value-type="float" office:value="2207504" table:style-name="ce1">
            <text:p>2207504</text:p>
          </table:table-cell>
          <table:table-cell office:value-type="string" table:style-name="ce1">
            <text:p>Palmeirais</text:p>
          </table:table-cell>
          <table:table-cell office:value-type="float" office:value="2207504" table:style-name="ce1">
            <text:p>2207504</text:p>
          </table:table-cell>
          <table:table-cell table:number-columns-repeated="16381"/>
        </table:table-row>
        <table:table-row table:style-name="ro1">
          <table:table-cell office:value-type="float" office:value="2207553" table:style-name="ce1">
            <text:p>2207553</text:p>
          </table:table-cell>
          <table:table-cell office:value-type="string" table:style-name="ce1">
            <text:p>Paquetá</text:p>
          </table:table-cell>
          <table:table-cell office:value-type="float" office:value="2207553" table:style-name="ce1">
            <text:p>2207553</text:p>
          </table:table-cell>
          <table:table-cell table:number-columns-repeated="16381"/>
        </table:table-row>
        <table:table-row table:style-name="ro1">
          <table:table-cell office:value-type="float" office:value="2207603" table:style-name="ce1">
            <text:p>2207603</text:p>
          </table:table-cell>
          <table:table-cell office:value-type="string" table:style-name="ce1">
            <text:p>Parnaguá</text:p>
          </table:table-cell>
          <table:table-cell office:value-type="float" office:value="2207603" table:style-name="ce1">
            <text:p>2207603</text:p>
          </table:table-cell>
          <table:table-cell table:number-columns-repeated="16381"/>
        </table:table-row>
        <table:table-row table:style-name="ro1">
          <table:table-cell office:value-type="float" office:value="2207702" table:style-name="ce1">
            <text:p>2207702</text:p>
          </table:table-cell>
          <table:table-cell office:value-type="string" table:style-name="ce1">
            <text:p>Parnaíba</text:p>
          </table:table-cell>
          <table:table-cell office:value-type="float" office:value="2207702" table:style-name="ce1">
            <text:p>2207702</text:p>
          </table:table-cell>
          <table:table-cell table:number-columns-repeated="16381"/>
        </table:table-row>
        <table:table-row table:style-name="ro1">
          <table:table-cell office:value-type="float" office:value="2207751" table:style-name="ce1">
            <text:p>2207751</text:p>
          </table:table-cell>
          <table:table-cell office:value-type="string" table:style-name="ce1">
            <text:p>Passagem Franca do Piauí</text:p>
          </table:table-cell>
          <table:table-cell office:value-type="float" office:value="2207751" table:style-name="ce1">
            <text:p>2207751</text:p>
          </table:table-cell>
          <table:table-cell table:number-columns-repeated="16381"/>
        </table:table-row>
        <table:table-row table:style-name="ro1">
          <table:table-cell office:value-type="float" office:value="2207777" table:style-name="ce1">
            <text:p>2207777</text:p>
          </table:table-cell>
          <table:table-cell office:value-type="string" table:style-name="ce1">
            <text:p>Patos do Piauí</text:p>
          </table:table-cell>
          <table:table-cell office:value-type="float" office:value="2207777" table:style-name="ce1">
            <text:p>2207777</text:p>
          </table:table-cell>
          <table:table-cell table:number-columns-repeated="16381"/>
        </table:table-row>
        <table:table-row table:style-name="ro1">
          <table:table-cell office:value-type="float" office:value="2207793" table:style-name="ce1">
            <text:p>2207793</text:p>
          </table:table-cell>
          <table:table-cell office:value-type="string" table:style-name="ce1">
            <text:p>Pau D'Arco do Piauí</text:p>
          </table:table-cell>
          <table:table-cell office:value-type="float" office:value="2207793" table:style-name="ce1">
            <text:p>2207793</text:p>
          </table:table-cell>
          <table:table-cell table:number-columns-repeated="16381"/>
        </table:table-row>
        <table:table-row table:style-name="ro1">
          <table:table-cell office:value-type="float" office:value="2207801" table:style-name="ce1">
            <text:p>2207801</text:p>
          </table:table-cell>
          <table:table-cell office:value-type="string" table:style-name="ce1">
            <text:p>Paulistana</text:p>
          </table:table-cell>
          <table:table-cell office:value-type="float" office:value="2207801" table:style-name="ce1">
            <text:p>2207801</text:p>
          </table:table-cell>
          <table:table-cell table:number-columns-repeated="16381"/>
        </table:table-row>
        <table:table-row table:style-name="ro1">
          <table:table-cell office:value-type="float" office:value="2207850" table:style-name="ce1">
            <text:p>2207850</text:p>
          </table:table-cell>
          <table:table-cell office:value-type="string" table:style-name="ce1">
            <text:p>Pavussu</text:p>
          </table:table-cell>
          <table:table-cell office:value-type="float" office:value="2207850" table:style-name="ce1">
            <text:p>2207850</text:p>
          </table:table-cell>
          <table:table-cell table:number-columns-repeated="16381"/>
        </table:table-row>
        <table:table-row table:style-name="ro1">
          <table:table-cell office:value-type="float" office:value="2207900" table:style-name="ce1">
            <text:p>2207900</text:p>
          </table:table-cell>
          <table:table-cell office:value-type="string" table:style-name="ce1">
            <text:p>Pedro II</text:p>
          </table:table-cell>
          <table:table-cell office:value-type="float" office:value="2207900" table:style-name="ce1">
            <text:p>2207900</text:p>
          </table:table-cell>
          <table:table-cell table:number-columns-repeated="16381"/>
        </table:table-row>
        <table:table-row table:style-name="ro1">
          <table:table-cell office:value-type="float" office:value="2207934" table:style-name="ce1">
            <text:p>2207934</text:p>
          </table:table-cell>
          <table:table-cell office:value-type="string" table:style-name="ce1">
            <text:p>Pedro Laurentino</text:p>
          </table:table-cell>
          <table:table-cell office:value-type="float" office:value="2207934" table:style-name="ce1">
            <text:p>2207934</text:p>
          </table:table-cell>
          <table:table-cell table:number-columns-repeated="16381"/>
        </table:table-row>
        <table:table-row table:style-name="ro1">
          <table:table-cell office:value-type="float" office:value="2207959" table:style-name="ce1">
            <text:p>2207959</text:p>
          </table:table-cell>
          <table:table-cell office:value-type="string" table:style-name="ce1">
            <text:p>Nova Santa Rita</text:p>
          </table:table-cell>
          <table:table-cell office:value-type="float" office:value="2207959" table:style-name="ce1">
            <text:p>2207959</text:p>
          </table:table-cell>
          <table:table-cell table:number-columns-repeated="16381"/>
        </table:table-row>
        <table:table-row table:style-name="ro1">
          <table:table-cell office:value-type="float" office:value="2208007" table:style-name="ce1">
            <text:p>2208007</text:p>
          </table:table-cell>
          <table:table-cell office:value-type="string" table:style-name="ce1">
            <text:p>Picos</text:p>
          </table:table-cell>
          <table:table-cell office:value-type="float" office:value="2208007" table:style-name="ce1">
            <text:p>2208007</text:p>
          </table:table-cell>
          <table:table-cell table:number-columns-repeated="16381"/>
        </table:table-row>
        <table:table-row table:style-name="ro1">
          <table:table-cell office:value-type="float" office:value="2208106" table:style-name="ce1">
            <text:p>2208106</text:p>
          </table:table-cell>
          <table:table-cell office:value-type="string" table:style-name="ce1">
            <text:p>Pimenteiras</text:p>
          </table:table-cell>
          <table:table-cell office:value-type="float" office:value="2208106" table:style-name="ce1">
            <text:p>2208106</text:p>
          </table:table-cell>
          <table:table-cell table:number-columns-repeated="16381"/>
        </table:table-row>
        <table:table-row table:style-name="ro1">
          <table:table-cell office:value-type="float" office:value="2208205" table:style-name="ce1">
            <text:p>2208205</text:p>
          </table:table-cell>
          <table:table-cell office:value-type="string" table:style-name="ce1">
            <text:p>Pio IX</text:p>
          </table:table-cell>
          <table:table-cell office:value-type="float" office:value="2208205" table:style-name="ce1">
            <text:p>2208205</text:p>
          </table:table-cell>
          <table:table-cell table:number-columns-repeated="16381"/>
        </table:table-row>
        <table:table-row table:style-name="ro1">
          <table:table-cell office:value-type="float" office:value="2208304" table:style-name="ce1">
            <text:p>2208304</text:p>
          </table:table-cell>
          <table:table-cell office:value-type="string" table:style-name="ce1">
            <text:p>Piracuruca</text:p>
          </table:table-cell>
          <table:table-cell office:value-type="float" office:value="2208304" table:style-name="ce1">
            <text:p>2208304</text:p>
          </table:table-cell>
          <table:table-cell table:number-columns-repeated="16381"/>
        </table:table-row>
        <table:table-row table:style-name="ro1">
          <table:table-cell office:value-type="float" office:value="2208403" table:style-name="ce1">
            <text:p>2208403</text:p>
          </table:table-cell>
          <table:table-cell office:value-type="string" table:style-name="ce1">
            <text:p>Piripiri</text:p>
          </table:table-cell>
          <table:table-cell office:value-type="float" office:value="2208403" table:style-name="ce1">
            <text:p>2208403</text:p>
          </table:table-cell>
          <table:table-cell table:number-columns-repeated="16381"/>
        </table:table-row>
        <table:table-row table:style-name="ro1">
          <table:table-cell office:value-type="float" office:value="2208502" table:style-name="ce1">
            <text:p>2208502</text:p>
          </table:table-cell>
          <table:table-cell office:value-type="string" table:style-name="ce1">
            <text:p>Porto</text:p>
          </table:table-cell>
          <table:table-cell office:value-type="float" office:value="2208502" table:style-name="ce1">
            <text:p>2208502</text:p>
          </table:table-cell>
          <table:table-cell table:number-columns-repeated="16381"/>
        </table:table-row>
        <table:table-row table:style-name="ro1">
          <table:table-cell office:value-type="float" office:value="2208551" table:style-name="ce1">
            <text:p>2208551</text:p>
          </table:table-cell>
          <table:table-cell office:value-type="string" table:style-name="ce1">
            <text:p>Porto Alegre do Piauí</text:p>
          </table:table-cell>
          <table:table-cell office:value-type="float" office:value="2208551" table:style-name="ce1">
            <text:p>2208551</text:p>
          </table:table-cell>
          <table:table-cell table:number-columns-repeated="16381"/>
        </table:table-row>
        <table:table-row table:style-name="ro1">
          <table:table-cell office:value-type="float" office:value="2208601" table:style-name="ce1">
            <text:p>2208601</text:p>
          </table:table-cell>
          <table:table-cell office:value-type="string" table:style-name="ce1">
            <text:p>Prata do Piauí</text:p>
          </table:table-cell>
          <table:table-cell office:value-type="float" office:value="2208601" table:style-name="ce1">
            <text:p>2208601</text:p>
          </table:table-cell>
          <table:table-cell table:number-columns-repeated="16381"/>
        </table:table-row>
        <table:table-row table:style-name="ro1">
          <table:table-cell office:value-type="float" office:value="2208650" table:style-name="ce1">
            <text:p>2208650</text:p>
          </table:table-cell>
          <table:table-cell office:value-type="string" table:style-name="ce1">
            <text:p>Queimada Nova</text:p>
          </table:table-cell>
          <table:table-cell office:value-type="float" office:value="2208650" table:style-name="ce1">
            <text:p>2208650</text:p>
          </table:table-cell>
          <table:table-cell table:number-columns-repeated="16381"/>
        </table:table-row>
        <table:table-row table:style-name="ro1">
          <table:table-cell office:value-type="float" office:value="2208700" table:style-name="ce1">
            <text:p>2208700</text:p>
          </table:table-cell>
          <table:table-cell office:value-type="string" table:style-name="ce1">
            <text:p>Redenção do Gurguéia</text:p>
          </table:table-cell>
          <table:table-cell office:value-type="float" office:value="2208700" table:style-name="ce1">
            <text:p>2208700</text:p>
          </table:table-cell>
          <table:table-cell table:number-columns-repeated="16381"/>
        </table:table-row>
        <table:table-row table:style-name="ro1">
          <table:table-cell office:value-type="float" office:value="2208809" table:style-name="ce1">
            <text:p>2208809</text:p>
          </table:table-cell>
          <table:table-cell office:value-type="string" table:style-name="ce1">
            <text:p>Regeneração</text:p>
          </table:table-cell>
          <table:table-cell office:value-type="float" office:value="2208809" table:style-name="ce1">
            <text:p>2208809</text:p>
          </table:table-cell>
          <table:table-cell table:number-columns-repeated="16381"/>
        </table:table-row>
        <table:table-row table:style-name="ro1">
          <table:table-cell office:value-type="float" office:value="2208858" table:style-name="ce1">
            <text:p>2208858</text:p>
          </table:table-cell>
          <table:table-cell office:value-type="string" table:style-name="ce1">
            <text:p>Riacho Frio</text:p>
          </table:table-cell>
          <table:table-cell office:value-type="float" office:value="2208858" table:style-name="ce1">
            <text:p>2208858</text:p>
          </table:table-cell>
          <table:table-cell table:number-columns-repeated="16381"/>
        </table:table-row>
        <table:table-row table:style-name="ro1">
          <table:table-cell office:value-type="float" office:value="2208874" table:style-name="ce1">
            <text:p>2208874</text:p>
          </table:table-cell>
          <table:table-cell office:value-type="string" table:style-name="ce1">
            <text:p>Ribeira do Piauí</text:p>
          </table:table-cell>
          <table:table-cell office:value-type="float" office:value="2208874" table:style-name="ce1">
            <text:p>2208874</text:p>
          </table:table-cell>
          <table:table-cell table:number-columns-repeated="16381"/>
        </table:table-row>
        <table:table-row table:style-name="ro1">
          <table:table-cell office:value-type="float" office:value="2208908" table:style-name="ce1">
            <text:p>2208908</text:p>
          </table:table-cell>
          <table:table-cell office:value-type="string" table:style-name="ce1">
            <text:p>Ribeiro Gonçalves</text:p>
          </table:table-cell>
          <table:table-cell office:value-type="float" office:value="2208908" table:style-name="ce1">
            <text:p>2208908</text:p>
          </table:table-cell>
          <table:table-cell table:number-columns-repeated="16381"/>
        </table:table-row>
        <table:table-row table:style-name="ro1">
          <table:table-cell office:value-type="float" office:value="2209005" table:style-name="ce1">
            <text:p>2209005</text:p>
          </table:table-cell>
          <table:table-cell office:value-type="string" table:style-name="ce1">
            <text:p>Rio Grande do Piauí</text:p>
          </table:table-cell>
          <table:table-cell office:value-type="float" office:value="2209005" table:style-name="ce1">
            <text:p>2209005</text:p>
          </table:table-cell>
          <table:table-cell table:number-columns-repeated="16381"/>
        </table:table-row>
        <table:table-row table:style-name="ro1">
          <table:table-cell office:value-type="float" office:value="2209104" table:style-name="ce1">
            <text:p>2209104</text:p>
          </table:table-cell>
          <table:table-cell office:value-type="string" table:style-name="ce1">
            <text:p>Santa Cruz do Piauí</text:p>
          </table:table-cell>
          <table:table-cell office:value-type="float" office:value="2209104" table:style-name="ce1">
            <text:p>2209104</text:p>
          </table:table-cell>
          <table:table-cell table:number-columns-repeated="16381"/>
        </table:table-row>
        <table:table-row table:style-name="ro1">
          <table:table-cell office:value-type="float" office:value="2209153" table:style-name="ce1">
            <text:p>2209153</text:p>
          </table:table-cell>
          <table:table-cell office:value-type="string" table:style-name="ce1">
            <text:p>Santa Cruz dos Milagres</text:p>
          </table:table-cell>
          <table:table-cell office:value-type="float" office:value="2209153" table:style-name="ce1">
            <text:p>2209153</text:p>
          </table:table-cell>
          <table:table-cell table:number-columns-repeated="16381"/>
        </table:table-row>
        <table:table-row table:style-name="ro1">
          <table:table-cell office:value-type="float" office:value="2209203" table:style-name="ce1">
            <text:p>2209203</text:p>
          </table:table-cell>
          <table:table-cell office:value-type="string" table:style-name="ce1">
            <text:p>Santa Filomena</text:p>
          </table:table-cell>
          <table:table-cell office:value-type="float" office:value="2209203" table:style-name="ce1">
            <text:p>2209203</text:p>
          </table:table-cell>
          <table:table-cell table:number-columns-repeated="16381"/>
        </table:table-row>
        <table:table-row table:style-name="ro1">
          <table:table-cell office:value-type="float" office:value="2209302" table:style-name="ce1">
            <text:p>2209302</text:p>
          </table:table-cell>
          <table:table-cell office:value-type="string" table:style-name="ce1">
            <text:p>Santa Luz</text:p>
          </table:table-cell>
          <table:table-cell office:value-type="float" office:value="2209302" table:style-name="ce1">
            <text:p>2209302</text:p>
          </table:table-cell>
          <table:table-cell table:number-columns-repeated="16381"/>
        </table:table-row>
        <table:table-row table:style-name="ro1">
          <table:table-cell office:value-type="float" office:value="2209351" table:style-name="ce1">
            <text:p>2209351</text:p>
          </table:table-cell>
          <table:table-cell office:value-type="string" table:style-name="ce1">
            <text:p>Santana do Piauí</text:p>
          </table:table-cell>
          <table:table-cell office:value-type="float" office:value="2209351" table:style-name="ce1">
            <text:p>2209351</text:p>
          </table:table-cell>
          <table:table-cell table:number-columns-repeated="16381"/>
        </table:table-row>
        <table:table-row table:style-name="ro1">
          <table:table-cell office:value-type="float" office:value="2209377" table:style-name="ce1">
            <text:p>2209377</text:p>
          </table:table-cell>
          <table:table-cell office:value-type="string" table:style-name="ce1">
            <text:p>Santa Rosa do Piauí</text:p>
          </table:table-cell>
          <table:table-cell office:value-type="float" office:value="2209377" table:style-name="ce1">
            <text:p>2209377</text:p>
          </table:table-cell>
          <table:table-cell table:number-columns-repeated="16381"/>
        </table:table-row>
        <table:table-row table:style-name="ro1">
          <table:table-cell office:value-type="float" office:value="2209401" table:style-name="ce1">
            <text:p>2209401</text:p>
          </table:table-cell>
          <table:table-cell office:value-type="string" table:style-name="ce1">
            <text:p>Santo Antônio de Lisboa</text:p>
          </table:table-cell>
          <table:table-cell office:value-type="float" office:value="2209401" table:style-name="ce1">
            <text:p>2209401</text:p>
          </table:table-cell>
          <table:table-cell table:number-columns-repeated="16381"/>
        </table:table-row>
        <table:table-row table:style-name="ro1">
          <table:table-cell office:value-type="float" office:value="2209450" table:style-name="ce1">
            <text:p>2209450</text:p>
          </table:table-cell>
          <table:table-cell office:value-type="string" table:style-name="ce1">
            <text:p>Santo Antônio dos Milagres</text:p>
          </table:table-cell>
          <table:table-cell office:value-type="float" office:value="2209450" table:style-name="ce1">
            <text:p>2209450</text:p>
          </table:table-cell>
          <table:table-cell table:number-columns-repeated="16381"/>
        </table:table-row>
        <table:table-row table:style-name="ro1">
          <table:table-cell office:value-type="float" office:value="2209500" table:style-name="ce1">
            <text:p>2209500</text:p>
          </table:table-cell>
          <table:table-cell office:value-type="string" table:style-name="ce1">
            <text:p>Santo Inácio do Piauí</text:p>
          </table:table-cell>
          <table:table-cell office:value-type="float" office:value="2209500" table:style-name="ce1">
            <text:p>2209500</text:p>
          </table:table-cell>
          <table:table-cell table:number-columns-repeated="16381"/>
        </table:table-row>
        <table:table-row table:style-name="ro1">
          <table:table-cell office:value-type="float" office:value="2209559" table:style-name="ce1">
            <text:p>2209559</text:p>
          </table:table-cell>
          <table:table-cell office:value-type="string" table:style-name="ce1">
            <text:p>São Braz do Piauí</text:p>
          </table:table-cell>
          <table:table-cell office:value-type="float" office:value="2209559" table:style-name="ce1">
            <text:p>2209559</text:p>
          </table:table-cell>
          <table:table-cell table:number-columns-repeated="16381"/>
        </table:table-row>
        <table:table-row table:style-name="ro1">
          <table:table-cell office:value-type="float" office:value="2209609" table:style-name="ce1">
            <text:p>2209609</text:p>
          </table:table-cell>
          <table:table-cell office:value-type="string" table:style-name="ce1">
            <text:p>São Félix do Piauí</text:p>
          </table:table-cell>
          <table:table-cell office:value-type="float" office:value="2209609" table:style-name="ce1">
            <text:p>2209609</text:p>
          </table:table-cell>
          <table:table-cell table:number-columns-repeated="16381"/>
        </table:table-row>
        <table:table-row table:style-name="ro1">
          <table:table-cell office:value-type="float" office:value="2209658" table:style-name="ce1">
            <text:p>2209658</text:p>
          </table:table-cell>
          <table:table-cell office:value-type="string" table:style-name="ce1">
            <text:p>São Francisco de Assis do Piauí</text:p>
          </table:table-cell>
          <table:table-cell office:value-type="float" office:value="2209658" table:style-name="ce1">
            <text:p>2209658</text:p>
          </table:table-cell>
          <table:table-cell table:number-columns-repeated="16381"/>
        </table:table-row>
        <table:table-row table:style-name="ro1">
          <table:table-cell office:value-type="float" office:value="2209708" table:style-name="ce1">
            <text:p>2209708</text:p>
          </table:table-cell>
          <table:table-cell office:value-type="string" table:style-name="ce1">
            <text:p>São Francisco do Piauí</text:p>
          </table:table-cell>
          <table:table-cell office:value-type="float" office:value="2209708" table:style-name="ce1">
            <text:p>2209708</text:p>
          </table:table-cell>
          <table:table-cell table:number-columns-repeated="16381"/>
        </table:table-row>
        <table:table-row table:style-name="ro1">
          <table:table-cell office:value-type="float" office:value="2209757" table:style-name="ce1">
            <text:p>2209757</text:p>
          </table:table-cell>
          <table:table-cell office:value-type="string" table:style-name="ce1">
            <text:p>São Gonçalo do Gurguéia</text:p>
          </table:table-cell>
          <table:table-cell office:value-type="float" office:value="2209757" table:style-name="ce1">
            <text:p>2209757</text:p>
          </table:table-cell>
          <table:table-cell table:number-columns-repeated="16381"/>
        </table:table-row>
        <table:table-row table:style-name="ro1">
          <table:table-cell office:value-type="float" office:value="2209807" table:style-name="ce1">
            <text:p>2209807</text:p>
          </table:table-cell>
          <table:table-cell office:value-type="string" table:style-name="ce1">
            <text:p>São Gonçalo do Piauí</text:p>
          </table:table-cell>
          <table:table-cell office:value-type="float" office:value="2209807" table:style-name="ce1">
            <text:p>2209807</text:p>
          </table:table-cell>
          <table:table-cell table:number-columns-repeated="16381"/>
        </table:table-row>
        <table:table-row table:style-name="ro1">
          <table:table-cell office:value-type="float" office:value="2209856" table:style-name="ce1">
            <text:p>2209856</text:p>
          </table:table-cell>
          <table:table-cell office:value-type="string" table:style-name="ce1">
            <text:p>São João da Canabrava</text:p>
          </table:table-cell>
          <table:table-cell office:value-type="float" office:value="2209856" table:style-name="ce1">
            <text:p>2209856</text:p>
          </table:table-cell>
          <table:table-cell table:number-columns-repeated="16381"/>
        </table:table-row>
        <table:table-row table:style-name="ro1">
          <table:table-cell office:value-type="float" office:value="2209872" table:style-name="ce1">
            <text:p>2209872</text:p>
          </table:table-cell>
          <table:table-cell office:value-type="string" table:style-name="ce1">
            <text:p>São João da Fronteira</text:p>
          </table:table-cell>
          <table:table-cell office:value-type="float" office:value="2209872" table:style-name="ce1">
            <text:p>2209872</text:p>
          </table:table-cell>
          <table:table-cell table:number-columns-repeated="16381"/>
        </table:table-row>
        <table:table-row table:style-name="ro1">
          <table:table-cell office:value-type="float" office:value="2209906" table:style-name="ce1">
            <text:p>2209906</text:p>
          </table:table-cell>
          <table:table-cell office:value-type="string" table:style-name="ce1">
            <text:p>São João da Serra</text:p>
          </table:table-cell>
          <table:table-cell office:value-type="float" office:value="2209906" table:style-name="ce1">
            <text:p>2209906</text:p>
          </table:table-cell>
          <table:table-cell table:number-columns-repeated="16381"/>
        </table:table-row>
        <table:table-row table:style-name="ro1">
          <table:table-cell office:value-type="float" office:value="2209955" table:style-name="ce1">
            <text:p>2209955</text:p>
          </table:table-cell>
          <table:table-cell office:value-type="string" table:style-name="ce1">
            <text:p>São João da Varjota</text:p>
          </table:table-cell>
          <table:table-cell office:value-type="float" office:value="2209955" table:style-name="ce1">
            <text:p>2209955</text:p>
          </table:table-cell>
          <table:table-cell table:number-columns-repeated="16381"/>
        </table:table-row>
        <table:table-row table:style-name="ro1">
          <table:table-cell office:value-type="float" office:value="2209971" table:style-name="ce1">
            <text:p>2209971</text:p>
          </table:table-cell>
          <table:table-cell office:value-type="string" table:style-name="ce1">
            <text:p>São João do Arraial</text:p>
          </table:table-cell>
          <table:table-cell office:value-type="float" office:value="2209971" table:style-name="ce1">
            <text:p>2209971</text:p>
          </table:table-cell>
          <table:table-cell table:number-columns-repeated="16381"/>
        </table:table-row>
        <table:table-row table:style-name="ro1">
          <table:table-cell office:value-type="float" office:value="2210003" table:style-name="ce1">
            <text:p>2210003</text:p>
          </table:table-cell>
          <table:table-cell office:value-type="string" table:style-name="ce1">
            <text:p>São João do Piauí</text:p>
          </table:table-cell>
          <table:table-cell office:value-type="float" office:value="2210003" table:style-name="ce1">
            <text:p>2210003</text:p>
          </table:table-cell>
          <table:table-cell table:number-columns-repeated="16381"/>
        </table:table-row>
        <table:table-row table:style-name="ro1">
          <table:table-cell office:value-type="float" office:value="2210052" table:style-name="ce1">
            <text:p>2210052</text:p>
          </table:table-cell>
          <table:table-cell office:value-type="string" table:style-name="ce1">
            <text:p>São José do Divino</text:p>
          </table:table-cell>
          <table:table-cell office:value-type="float" office:value="2210052" table:style-name="ce1">
            <text:p>2210052</text:p>
          </table:table-cell>
          <table:table-cell table:number-columns-repeated="16381"/>
        </table:table-row>
        <table:table-row table:style-name="ro1">
          <table:table-cell office:value-type="float" office:value="2210102" table:style-name="ce1">
            <text:p>2210102</text:p>
          </table:table-cell>
          <table:table-cell office:value-type="string" table:style-name="ce1">
            <text:p>São José do Peixe</text:p>
          </table:table-cell>
          <table:table-cell office:value-type="float" office:value="2210102" table:style-name="ce1">
            <text:p>2210102</text:p>
          </table:table-cell>
          <table:table-cell table:number-columns-repeated="16381"/>
        </table:table-row>
        <table:table-row table:style-name="ro1">
          <table:table-cell office:value-type="float" office:value="2210201" table:style-name="ce1">
            <text:p>2210201</text:p>
          </table:table-cell>
          <table:table-cell office:value-type="string" table:style-name="ce1">
            <text:p>São José do Piauí</text:p>
          </table:table-cell>
          <table:table-cell office:value-type="float" office:value="2210201" table:style-name="ce1">
            <text:p>2210201</text:p>
          </table:table-cell>
          <table:table-cell table:number-columns-repeated="16381"/>
        </table:table-row>
        <table:table-row table:style-name="ro1">
          <table:table-cell office:value-type="float" office:value="2210300" table:style-name="ce1">
            <text:p>2210300</text:p>
          </table:table-cell>
          <table:table-cell office:value-type="string" table:style-name="ce1">
            <text:p>São Julião</text:p>
          </table:table-cell>
          <table:table-cell office:value-type="float" office:value="2210300" table:style-name="ce1">
            <text:p>2210300</text:p>
          </table:table-cell>
          <table:table-cell table:number-columns-repeated="16381"/>
        </table:table-row>
        <table:table-row table:style-name="ro1">
          <table:table-cell office:value-type="float" office:value="2210359" table:style-name="ce1">
            <text:p>2210359</text:p>
          </table:table-cell>
          <table:table-cell office:value-type="string" table:style-name="ce1">
            <text:p>São Lourenço do Piauí</text:p>
          </table:table-cell>
          <table:table-cell office:value-type="float" office:value="2210359" table:style-name="ce1">
            <text:p>2210359</text:p>
          </table:table-cell>
          <table:table-cell table:number-columns-repeated="16381"/>
        </table:table-row>
        <table:table-row table:style-name="ro1">
          <table:table-cell office:value-type="float" office:value="2210375" table:style-name="ce1">
            <text:p>2210375</text:p>
          </table:table-cell>
          <table:table-cell office:value-type="string" table:style-name="ce1">
            <text:p>São Luis do Piauí</text:p>
          </table:table-cell>
          <table:table-cell office:value-type="float" office:value="2210375" table:style-name="ce1">
            <text:p>2210375</text:p>
          </table:table-cell>
          <table:table-cell table:number-columns-repeated="16381"/>
        </table:table-row>
        <table:table-row table:style-name="ro1">
          <table:table-cell office:value-type="float" office:value="2210383" table:style-name="ce1">
            <text:p>2210383</text:p>
          </table:table-cell>
          <table:table-cell office:value-type="string" table:style-name="ce1">
            <text:p>São Miguel da Baixa Grande</text:p>
          </table:table-cell>
          <table:table-cell office:value-type="float" office:value="2210383" table:style-name="ce1">
            <text:p>2210383</text:p>
          </table:table-cell>
          <table:table-cell table:number-columns-repeated="16381"/>
        </table:table-row>
        <table:table-row table:style-name="ro1">
          <table:table-cell office:value-type="float" office:value="2210391" table:style-name="ce1">
            <text:p>2210391</text:p>
          </table:table-cell>
          <table:table-cell office:value-type="string" table:style-name="ce1">
            <text:p>São Miguel do Fidalgo</text:p>
          </table:table-cell>
          <table:table-cell office:value-type="float" office:value="2210391" table:style-name="ce1">
            <text:p>2210391</text:p>
          </table:table-cell>
          <table:table-cell table:number-columns-repeated="16381"/>
        </table:table-row>
        <table:table-row table:style-name="ro1">
          <table:table-cell office:value-type="float" office:value="2210409" table:style-name="ce1">
            <text:p>2210409</text:p>
          </table:table-cell>
          <table:table-cell office:value-type="string" table:style-name="ce1">
            <text:p>São Miguel do Tapuio</text:p>
          </table:table-cell>
          <table:table-cell office:value-type="float" office:value="2210409" table:style-name="ce1">
            <text:p>2210409</text:p>
          </table:table-cell>
          <table:table-cell table:number-columns-repeated="16381"/>
        </table:table-row>
        <table:table-row table:style-name="ro1">
          <table:table-cell office:value-type="float" office:value="2210508" table:style-name="ce1">
            <text:p>2210508</text:p>
          </table:table-cell>
          <table:table-cell office:value-type="string" table:style-name="ce1">
            <text:p>São Pedro do Piauí</text:p>
          </table:table-cell>
          <table:table-cell office:value-type="float" office:value="2210508" table:style-name="ce1">
            <text:p>2210508</text:p>
          </table:table-cell>
          <table:table-cell table:number-columns-repeated="16381"/>
        </table:table-row>
        <table:table-row table:style-name="ro1">
          <table:table-cell office:value-type="float" office:value="2210607" table:style-name="ce1">
            <text:p>2210607</text:p>
          </table:table-cell>
          <table:table-cell office:value-type="string" table:style-name="ce1">
            <text:p>São Raimundo Nonato</text:p>
          </table:table-cell>
          <table:table-cell office:value-type="float" office:value="2210607" table:style-name="ce1">
            <text:p>2210607</text:p>
          </table:table-cell>
          <table:table-cell table:number-columns-repeated="16381"/>
        </table:table-row>
        <table:table-row table:style-name="ro1">
          <table:table-cell office:value-type="float" office:value="2210623" table:style-name="ce1">
            <text:p>2210623</text:p>
          </table:table-cell>
          <table:table-cell office:value-type="string" table:style-name="ce1">
            <text:p>Sebastião Barros</text:p>
          </table:table-cell>
          <table:table-cell office:value-type="float" office:value="2210623" table:style-name="ce1">
            <text:p>2210623</text:p>
          </table:table-cell>
          <table:table-cell table:number-columns-repeated="16381"/>
        </table:table-row>
        <table:table-row table:style-name="ro1">
          <table:table-cell office:value-type="float" office:value="2210631" table:style-name="ce1">
            <text:p>2210631</text:p>
          </table:table-cell>
          <table:table-cell office:value-type="string" table:style-name="ce1">
            <text:p>Sebastião Leal</text:p>
          </table:table-cell>
          <table:table-cell office:value-type="float" office:value="2210631" table:style-name="ce1">
            <text:p>2210631</text:p>
          </table:table-cell>
          <table:table-cell table:number-columns-repeated="16381"/>
        </table:table-row>
        <table:table-row table:style-name="ro1">
          <table:table-cell office:value-type="float" office:value="2210656" table:style-name="ce1">
            <text:p>2210656</text:p>
          </table:table-cell>
          <table:table-cell office:value-type="string" table:style-name="ce1">
            <text:p>Sigefredo Pacheco</text:p>
          </table:table-cell>
          <table:table-cell office:value-type="float" office:value="2210656" table:style-name="ce1">
            <text:p>2210656</text:p>
          </table:table-cell>
          <table:table-cell table:number-columns-repeated="16381"/>
        </table:table-row>
        <table:table-row table:style-name="ro1">
          <table:table-cell office:value-type="float" office:value="2210706" table:style-name="ce1">
            <text:p>2210706</text:p>
          </table:table-cell>
          <table:table-cell office:value-type="string" table:style-name="ce1">
            <text:p>Simões</text:p>
          </table:table-cell>
          <table:table-cell office:value-type="float" office:value="2210706" table:style-name="ce1">
            <text:p>2210706</text:p>
          </table:table-cell>
          <table:table-cell table:number-columns-repeated="16381"/>
        </table:table-row>
        <table:table-row table:style-name="ro1">
          <table:table-cell office:value-type="float" office:value="2210805" table:style-name="ce1">
            <text:p>2210805</text:p>
          </table:table-cell>
          <table:table-cell office:value-type="string" table:style-name="ce1">
            <text:p>Simplício Mendes</text:p>
          </table:table-cell>
          <table:table-cell office:value-type="float" office:value="2210805" table:style-name="ce1">
            <text:p>2210805</text:p>
          </table:table-cell>
          <table:table-cell table:number-columns-repeated="16381"/>
        </table:table-row>
        <table:table-row table:style-name="ro1">
          <table:table-cell office:value-type="float" office:value="2210904" table:style-name="ce1">
            <text:p>2210904</text:p>
          </table:table-cell>
          <table:table-cell office:value-type="string" table:style-name="ce1">
            <text:p>Socorro do Piauí</text:p>
          </table:table-cell>
          <table:table-cell office:value-type="float" office:value="2210904" table:style-name="ce1">
            <text:p>2210904</text:p>
          </table:table-cell>
          <table:table-cell table:number-columns-repeated="16381"/>
        </table:table-row>
        <table:table-row table:style-name="ro1">
          <table:table-cell office:value-type="float" office:value="2210938" table:style-name="ce1">
            <text:p>2210938</text:p>
          </table:table-cell>
          <table:table-cell office:value-type="string" table:style-name="ce1">
            <text:p>Sussuapara</text:p>
          </table:table-cell>
          <table:table-cell office:value-type="float" office:value="2210938" table:style-name="ce1">
            <text:p>2210938</text:p>
          </table:table-cell>
          <table:table-cell table:number-columns-repeated="16381"/>
        </table:table-row>
        <table:table-row table:style-name="ro1">
          <table:table-cell office:value-type="float" office:value="2210953" table:style-name="ce1">
            <text:p>2210953</text:p>
          </table:table-cell>
          <table:table-cell office:value-type="string" table:style-name="ce1">
            <text:p>Tamboril do Piauí</text:p>
          </table:table-cell>
          <table:table-cell office:value-type="float" office:value="2210953" table:style-name="ce1">
            <text:p>2210953</text:p>
          </table:table-cell>
          <table:table-cell table:number-columns-repeated="16381"/>
        </table:table-row>
        <table:table-row table:style-name="ro1">
          <table:table-cell office:value-type="float" office:value="2210979" table:style-name="ce1">
            <text:p>2210979</text:p>
          </table:table-cell>
          <table:table-cell office:value-type="string" table:style-name="ce1">
            <text:p>Tanque do Piauí</text:p>
          </table:table-cell>
          <table:table-cell office:value-type="float" office:value="2210979" table:style-name="ce1">
            <text:p>2210979</text:p>
          </table:table-cell>
          <table:table-cell table:number-columns-repeated="16381"/>
        </table:table-row>
        <table:table-row table:style-name="ro1">
          <table:table-cell office:value-type="float" office:value="2211001" table:style-name="ce1">
            <text:p>2211001</text:p>
          </table:table-cell>
          <table:table-cell office:value-type="string" table:style-name="ce1">
            <text:p>Teresina</text:p>
          </table:table-cell>
          <table:table-cell office:value-type="float" office:value="2211001" table:style-name="ce1">
            <text:p>2211001</text:p>
          </table:table-cell>
          <table:table-cell table:number-columns-repeated="16381"/>
        </table:table-row>
        <table:table-row table:style-name="ro1">
          <table:table-cell office:value-type="float" office:value="2211100" table:style-name="ce1">
            <text:p>2211100</text:p>
          </table:table-cell>
          <table:table-cell office:value-type="string" table:style-name="ce1">
            <text:p>União</text:p>
          </table:table-cell>
          <table:table-cell office:value-type="float" office:value="2211100" table:style-name="ce1">
            <text:p>2211100</text:p>
          </table:table-cell>
          <table:table-cell table:number-columns-repeated="16381"/>
        </table:table-row>
        <table:table-row table:style-name="ro1">
          <table:table-cell office:value-type="float" office:value="2211209" table:style-name="ce1">
            <text:p>2211209</text:p>
          </table:table-cell>
          <table:table-cell office:value-type="string" table:style-name="ce1">
            <text:p>Uruçuí</text:p>
          </table:table-cell>
          <table:table-cell office:value-type="float" office:value="2211209" table:style-name="ce1">
            <text:p>2211209</text:p>
          </table:table-cell>
          <table:table-cell table:number-columns-repeated="16381"/>
        </table:table-row>
        <table:table-row table:style-name="ro1">
          <table:table-cell office:value-type="float" office:value="2211308" table:style-name="ce1">
            <text:p>2211308</text:p>
          </table:table-cell>
          <table:table-cell office:value-type="string" table:style-name="ce1">
            <text:p>Valença do Piauí</text:p>
          </table:table-cell>
          <table:table-cell office:value-type="float" office:value="2211308" table:style-name="ce1">
            <text:p>2211308</text:p>
          </table:table-cell>
          <table:table-cell table:number-columns-repeated="16381"/>
        </table:table-row>
        <table:table-row table:style-name="ro1">
          <table:table-cell office:value-type="float" office:value="2211357" table:style-name="ce1">
            <text:p>2211357</text:p>
          </table:table-cell>
          <table:table-cell office:value-type="string" table:style-name="ce1">
            <text:p>Várzea Branca</text:p>
          </table:table-cell>
          <table:table-cell office:value-type="float" office:value="2211357" table:style-name="ce1">
            <text:p>2211357</text:p>
          </table:table-cell>
          <table:table-cell table:number-columns-repeated="16381"/>
        </table:table-row>
        <table:table-row table:style-name="ro1">
          <table:table-cell office:value-type="float" office:value="2211407" table:style-name="ce1">
            <text:p>2211407</text:p>
          </table:table-cell>
          <table:table-cell office:value-type="string" table:style-name="ce1">
            <text:p>Várzea Grande</text:p>
          </table:table-cell>
          <table:table-cell office:value-type="float" office:value="2211407" table:style-name="ce1">
            <text:p>2211407</text:p>
          </table:table-cell>
          <table:table-cell table:number-columns-repeated="16381"/>
        </table:table-row>
        <table:table-row table:style-name="ro1">
          <table:table-cell office:value-type="float" office:value="2211506" table:style-name="ce1">
            <text:p>2211506</text:p>
          </table:table-cell>
          <table:table-cell office:value-type="string" table:style-name="ce1">
            <text:p>Vera Mendes</text:p>
          </table:table-cell>
          <table:table-cell office:value-type="float" office:value="2211506" table:style-name="ce1">
            <text:p>2211506</text:p>
          </table:table-cell>
          <table:table-cell table:number-columns-repeated="16381"/>
        </table:table-row>
        <table:table-row table:style-name="ro1">
          <table:table-cell office:value-type="float" office:value="2211605" table:style-name="ce1">
            <text:p>2211605</text:p>
          </table:table-cell>
          <table:table-cell office:value-type="string" table:style-name="ce1">
            <text:p>Vila Nova do Piauí</text:p>
          </table:table-cell>
          <table:table-cell office:value-type="float" office:value="2211605" table:style-name="ce1">
            <text:p>2211605</text:p>
          </table:table-cell>
          <table:table-cell table:number-columns-repeated="16381"/>
        </table:table-row>
        <table:table-row table:style-name="ro1">
          <table:table-cell office:value-type="float" office:value="2211704" table:style-name="ce1">
            <text:p>2211704</text:p>
          </table:table-cell>
          <table:table-cell office:value-type="string" table:style-name="ce1">
            <text:p>Wall Ferraz</text:p>
          </table:table-cell>
          <table:table-cell office:value-type="float" office:value="2211704" table:style-name="ce1">
            <text:p>2211704</text:p>
          </table:table-cell>
          <table:table-cell table:number-columns-repeated="16381"/>
        </table:table-row>
        <table:table-row table:style-name="ro1">
          <table:table-cell office:value-type="float" office:value="2300101" table:style-name="ce1">
            <text:p>2300101</text:p>
          </table:table-cell>
          <table:table-cell office:value-type="string" table:style-name="ce1">
            <text:p>Abaiara</text:p>
          </table:table-cell>
          <table:table-cell office:value-type="float" office:value="2300101" table:style-name="ce1">
            <text:p>2300101</text:p>
          </table:table-cell>
          <table:table-cell table:number-columns-repeated="16381"/>
        </table:table-row>
        <table:table-row table:style-name="ro1">
          <table:table-cell office:value-type="float" office:value="2300150" table:style-name="ce1">
            <text:p>2300150</text:p>
          </table:table-cell>
          <table:table-cell office:value-type="string" table:style-name="ce1">
            <text:p>Acarape</text:p>
          </table:table-cell>
          <table:table-cell office:value-type="float" office:value="2300150" table:style-name="ce1">
            <text:p>2300150</text:p>
          </table:table-cell>
          <table:table-cell table:number-columns-repeated="16381"/>
        </table:table-row>
        <table:table-row table:style-name="ro1">
          <table:table-cell office:value-type="float" office:value="2300200" table:style-name="ce1">
            <text:p>2300200</text:p>
          </table:table-cell>
          <table:table-cell office:value-type="string" table:style-name="ce1">
            <text:p>Acaraú</text:p>
          </table:table-cell>
          <table:table-cell office:value-type="float" office:value="2300200" table:style-name="ce1">
            <text:p>2300200</text:p>
          </table:table-cell>
          <table:table-cell table:number-columns-repeated="16381"/>
        </table:table-row>
        <table:table-row table:style-name="ro1">
          <table:table-cell office:value-type="float" office:value="2300309" table:style-name="ce1">
            <text:p>2300309</text:p>
          </table:table-cell>
          <table:table-cell office:value-type="string" table:style-name="ce1">
            <text:p>Acopiara</text:p>
          </table:table-cell>
          <table:table-cell office:value-type="float" office:value="2300309" table:style-name="ce1">
            <text:p>2300309</text:p>
          </table:table-cell>
          <table:table-cell table:number-columns-repeated="16381"/>
        </table:table-row>
        <table:table-row table:style-name="ro1">
          <table:table-cell office:value-type="float" office:value="2300408" table:style-name="ce1">
            <text:p>2300408</text:p>
          </table:table-cell>
          <table:table-cell office:value-type="string" table:style-name="ce1">
            <text:p>Aiuaba</text:p>
          </table:table-cell>
          <table:table-cell office:value-type="float" office:value="2300408" table:style-name="ce1">
            <text:p>2300408</text:p>
          </table:table-cell>
          <table:table-cell table:number-columns-repeated="16381"/>
        </table:table-row>
        <table:table-row table:style-name="ro1">
          <table:table-cell office:value-type="float" office:value="2300507" table:style-name="ce1">
            <text:p>2300507</text:p>
          </table:table-cell>
          <table:table-cell office:value-type="string" table:style-name="ce1">
            <text:p>Alcântaras</text:p>
          </table:table-cell>
          <table:table-cell office:value-type="float" office:value="2300507" table:style-name="ce1">
            <text:p>2300507</text:p>
          </table:table-cell>
          <table:table-cell table:number-columns-repeated="16381"/>
        </table:table-row>
        <table:table-row table:style-name="ro1">
          <table:table-cell office:value-type="float" office:value="2300606" table:style-name="ce1">
            <text:p>2300606</text:p>
          </table:table-cell>
          <table:table-cell office:value-type="string" table:style-name="ce1">
            <text:p>Altaneira</text:p>
          </table:table-cell>
          <table:table-cell office:value-type="float" office:value="2300606" table:style-name="ce1">
            <text:p>2300606</text:p>
          </table:table-cell>
          <table:table-cell table:number-columns-repeated="16381"/>
        </table:table-row>
        <table:table-row table:style-name="ro1">
          <table:table-cell office:value-type="float" office:value="2300705" table:style-name="ce1">
            <text:p>2300705</text:p>
          </table:table-cell>
          <table:table-cell office:value-type="string" table:style-name="ce1">
            <text:p>Alto Santo</text:p>
          </table:table-cell>
          <table:table-cell office:value-type="float" office:value="2300705" table:style-name="ce1">
            <text:p>2300705</text:p>
          </table:table-cell>
          <table:table-cell table:number-columns-repeated="16381"/>
        </table:table-row>
        <table:table-row table:style-name="ro1">
          <table:table-cell office:value-type="float" office:value="2300754" table:style-name="ce1">
            <text:p>2300754</text:p>
          </table:table-cell>
          <table:table-cell office:value-type="string" table:style-name="ce1">
            <text:p>Amontada</text:p>
          </table:table-cell>
          <table:table-cell office:value-type="float" office:value="2300754" table:style-name="ce1">
            <text:p>2300754</text:p>
          </table:table-cell>
          <table:table-cell table:number-columns-repeated="16381"/>
        </table:table-row>
        <table:table-row table:style-name="ro1">
          <table:table-cell office:value-type="float" office:value="2300804" table:style-name="ce1">
            <text:p>2300804</text:p>
          </table:table-cell>
          <table:table-cell office:value-type="string" table:style-name="ce1">
            <text:p>Antonina do Norte</text:p>
          </table:table-cell>
          <table:table-cell office:value-type="float" office:value="2300804" table:style-name="ce1">
            <text:p>2300804</text:p>
          </table:table-cell>
          <table:table-cell table:number-columns-repeated="16381"/>
        </table:table-row>
        <table:table-row table:style-name="ro1">
          <table:table-cell office:value-type="float" office:value="2300903" table:style-name="ce1">
            <text:p>2300903</text:p>
          </table:table-cell>
          <table:table-cell office:value-type="string" table:style-name="ce1">
            <text:p>Apuiarés</text:p>
          </table:table-cell>
          <table:table-cell office:value-type="float" office:value="2300903" table:style-name="ce1">
            <text:p>2300903</text:p>
          </table:table-cell>
          <table:table-cell table:number-columns-repeated="16381"/>
        </table:table-row>
        <table:table-row table:style-name="ro1">
          <table:table-cell office:value-type="float" office:value="2301000" table:style-name="ce1">
            <text:p>2301000</text:p>
          </table:table-cell>
          <table:table-cell office:value-type="string" table:style-name="ce1">
            <text:p>Aquiraz</text:p>
          </table:table-cell>
          <table:table-cell office:value-type="float" office:value="2301000" table:style-name="ce1">
            <text:p>2301000</text:p>
          </table:table-cell>
          <table:table-cell table:number-columns-repeated="16381"/>
        </table:table-row>
        <table:table-row table:style-name="ro1">
          <table:table-cell office:value-type="float" office:value="2301109" table:style-name="ce1">
            <text:p>2301109</text:p>
          </table:table-cell>
          <table:table-cell office:value-type="string" table:style-name="ce1">
            <text:p>Aracati</text:p>
          </table:table-cell>
          <table:table-cell office:value-type="float" office:value="2301109" table:style-name="ce1">
            <text:p>2301109</text:p>
          </table:table-cell>
          <table:table-cell table:number-columns-repeated="16381"/>
        </table:table-row>
        <table:table-row table:style-name="ro1">
          <table:table-cell office:value-type="float" office:value="2301208" table:style-name="ce1">
            <text:p>2301208</text:p>
          </table:table-cell>
          <table:table-cell office:value-type="string" table:style-name="ce1">
            <text:p>Aracoiaba</text:p>
          </table:table-cell>
          <table:table-cell office:value-type="float" office:value="2301208" table:style-name="ce1">
            <text:p>2301208</text:p>
          </table:table-cell>
          <table:table-cell table:number-columns-repeated="16381"/>
        </table:table-row>
        <table:table-row table:style-name="ro1">
          <table:table-cell office:value-type="float" office:value="2301257" table:style-name="ce1">
            <text:p>2301257</text:p>
          </table:table-cell>
          <table:table-cell office:value-type="string" table:style-name="ce1">
            <text:p>Ararendá</text:p>
          </table:table-cell>
          <table:table-cell office:value-type="float" office:value="2301257" table:style-name="ce1">
            <text:p>2301257</text:p>
          </table:table-cell>
          <table:table-cell table:number-columns-repeated="16381"/>
        </table:table-row>
        <table:table-row table:style-name="ro1">
          <table:table-cell office:value-type="float" office:value="2301307" table:style-name="ce1">
            <text:p>2301307</text:p>
          </table:table-cell>
          <table:table-cell office:value-type="string" table:style-name="ce1">
            <text:p>Araripe</text:p>
          </table:table-cell>
          <table:table-cell office:value-type="float" office:value="2301307" table:style-name="ce1">
            <text:p>2301307</text:p>
          </table:table-cell>
          <table:table-cell table:number-columns-repeated="16381"/>
        </table:table-row>
        <table:table-row table:style-name="ro1">
          <table:table-cell office:value-type="float" office:value="2301406" table:style-name="ce1">
            <text:p>2301406</text:p>
          </table:table-cell>
          <table:table-cell office:value-type="string" table:style-name="ce1">
            <text:p>Aratuba</text:p>
          </table:table-cell>
          <table:table-cell office:value-type="float" office:value="2301406" table:style-name="ce1">
            <text:p>2301406</text:p>
          </table:table-cell>
          <table:table-cell table:number-columns-repeated="16381"/>
        </table:table-row>
        <table:table-row table:style-name="ro1">
          <table:table-cell office:value-type="float" office:value="2301505" table:style-name="ce1">
            <text:p>2301505</text:p>
          </table:table-cell>
          <table:table-cell office:value-type="string" table:style-name="ce1">
            <text:p>Arneiroz</text:p>
          </table:table-cell>
          <table:table-cell office:value-type="float" office:value="2301505" table:style-name="ce1">
            <text:p>2301505</text:p>
          </table:table-cell>
          <table:table-cell table:number-columns-repeated="16381"/>
        </table:table-row>
        <table:table-row table:style-name="ro1">
          <table:table-cell office:value-type="float" office:value="2301604" table:style-name="ce1">
            <text:p>2301604</text:p>
          </table:table-cell>
          <table:table-cell office:value-type="string" table:style-name="ce1">
            <text:p>Assaré</text:p>
          </table:table-cell>
          <table:table-cell office:value-type="float" office:value="2301604" table:style-name="ce1">
            <text:p>2301604</text:p>
          </table:table-cell>
          <table:table-cell table:number-columns-repeated="16381"/>
        </table:table-row>
        <table:table-row table:style-name="ro1">
          <table:table-cell office:value-type="float" office:value="2301703" table:style-name="ce1">
            <text:p>2301703</text:p>
          </table:table-cell>
          <table:table-cell office:value-type="string" table:style-name="ce1">
            <text:p>Aurora</text:p>
          </table:table-cell>
          <table:table-cell office:value-type="float" office:value="2301703" table:style-name="ce1">
            <text:p>2301703</text:p>
          </table:table-cell>
          <table:table-cell table:number-columns-repeated="16381"/>
        </table:table-row>
        <table:table-row table:style-name="ro1">
          <table:table-cell office:value-type="float" office:value="2301802" table:style-name="ce1">
            <text:p>2301802</text:p>
          </table:table-cell>
          <table:table-cell office:value-type="string" table:style-name="ce1">
            <text:p>Baixio</text:p>
          </table:table-cell>
          <table:table-cell office:value-type="float" office:value="2301802" table:style-name="ce1">
            <text:p>2301802</text:p>
          </table:table-cell>
          <table:table-cell table:number-columns-repeated="16381"/>
        </table:table-row>
        <table:table-row table:style-name="ro1">
          <table:table-cell office:value-type="float" office:value="2301851" table:style-name="ce1">
            <text:p>2301851</text:p>
          </table:table-cell>
          <table:table-cell office:value-type="string" table:style-name="ce1">
            <text:p>Banabuiú</text:p>
          </table:table-cell>
          <table:table-cell office:value-type="float" office:value="2301851" table:style-name="ce1">
            <text:p>2301851</text:p>
          </table:table-cell>
          <table:table-cell table:number-columns-repeated="16381"/>
        </table:table-row>
        <table:table-row table:style-name="ro1">
          <table:table-cell office:value-type="float" office:value="2301901" table:style-name="ce1">
            <text:p>2301901</text:p>
          </table:table-cell>
          <table:table-cell office:value-type="string" table:style-name="ce1">
            <text:p>Barbalha</text:p>
          </table:table-cell>
          <table:table-cell office:value-type="float" office:value="2301901" table:style-name="ce1">
            <text:p>2301901</text:p>
          </table:table-cell>
          <table:table-cell table:number-columns-repeated="16381"/>
        </table:table-row>
        <table:table-row table:style-name="ro1">
          <table:table-cell office:value-type="float" office:value="2301950" table:style-name="ce1">
            <text:p>2301950</text:p>
          </table:table-cell>
          <table:table-cell office:value-type="string" table:style-name="ce1">
            <text:p>Barreira</text:p>
          </table:table-cell>
          <table:table-cell office:value-type="float" office:value="2301950" table:style-name="ce1">
            <text:p>2301950</text:p>
          </table:table-cell>
          <table:table-cell table:number-columns-repeated="16381"/>
        </table:table-row>
        <table:table-row table:style-name="ro1">
          <table:table-cell office:value-type="float" office:value="2302008" table:style-name="ce1">
            <text:p>2302008</text:p>
          </table:table-cell>
          <table:table-cell office:value-type="string" table:style-name="ce1">
            <text:p>Barro</text:p>
          </table:table-cell>
          <table:table-cell office:value-type="float" office:value="2302008" table:style-name="ce1">
            <text:p>2302008</text:p>
          </table:table-cell>
          <table:table-cell table:number-columns-repeated="16381"/>
        </table:table-row>
        <table:table-row table:style-name="ro1">
          <table:table-cell office:value-type="float" office:value="2302057" table:style-name="ce1">
            <text:p>2302057</text:p>
          </table:table-cell>
          <table:table-cell office:value-type="string" table:style-name="ce1">
            <text:p>Barroquinha</text:p>
          </table:table-cell>
          <table:table-cell office:value-type="float" office:value="2302057" table:style-name="ce1">
            <text:p>2302057</text:p>
          </table:table-cell>
          <table:table-cell table:number-columns-repeated="16381"/>
        </table:table-row>
        <table:table-row table:style-name="ro1">
          <table:table-cell office:value-type="float" office:value="2302107" table:style-name="ce1">
            <text:p>2302107</text:p>
          </table:table-cell>
          <table:table-cell office:value-type="string" table:style-name="ce1">
            <text:p>Baturité</text:p>
          </table:table-cell>
          <table:table-cell office:value-type="float" office:value="2302107" table:style-name="ce1">
            <text:p>2302107</text:p>
          </table:table-cell>
          <table:table-cell table:number-columns-repeated="16381"/>
        </table:table-row>
        <table:table-row table:style-name="ro1">
          <table:table-cell office:value-type="float" office:value="2302206" table:style-name="ce1">
            <text:p>2302206</text:p>
          </table:table-cell>
          <table:table-cell office:value-type="string" table:style-name="ce1">
            <text:p>Beberibe</text:p>
          </table:table-cell>
          <table:table-cell office:value-type="float" office:value="2302206" table:style-name="ce1">
            <text:p>2302206</text:p>
          </table:table-cell>
          <table:table-cell table:number-columns-repeated="16381"/>
        </table:table-row>
        <table:table-row table:style-name="ro1">
          <table:table-cell office:value-type="float" office:value="2302305" table:style-name="ce1">
            <text:p>2302305</text:p>
          </table:table-cell>
          <table:table-cell office:value-type="string" table:style-name="ce1">
            <text:p>Bela Cruz</text:p>
          </table:table-cell>
          <table:table-cell office:value-type="float" office:value="2302305" table:style-name="ce1">
            <text:p>2302305</text:p>
          </table:table-cell>
          <table:table-cell table:number-columns-repeated="16381"/>
        </table:table-row>
        <table:table-row table:style-name="ro1">
          <table:table-cell office:value-type="float" office:value="2302404" table:style-name="ce1">
            <text:p>2302404</text:p>
          </table:table-cell>
          <table:table-cell office:value-type="string" table:style-name="ce1">
            <text:p>Boa Viagem</text:p>
          </table:table-cell>
          <table:table-cell office:value-type="float" office:value="2302404" table:style-name="ce1">
            <text:p>2302404</text:p>
          </table:table-cell>
          <table:table-cell table:number-columns-repeated="16381"/>
        </table:table-row>
        <table:table-row table:style-name="ro1">
          <table:table-cell office:value-type="float" office:value="2302503" table:style-name="ce1">
            <text:p>2302503</text:p>
          </table:table-cell>
          <table:table-cell office:value-type="string" table:style-name="ce1">
            <text:p>Brejo Santo</text:p>
          </table:table-cell>
          <table:table-cell office:value-type="float" office:value="2302503" table:style-name="ce1">
            <text:p>2302503</text:p>
          </table:table-cell>
          <table:table-cell table:number-columns-repeated="16381"/>
        </table:table-row>
        <table:table-row table:style-name="ro1">
          <table:table-cell office:value-type="float" office:value="2302602" table:style-name="ce1">
            <text:p>2302602</text:p>
          </table:table-cell>
          <table:table-cell office:value-type="string" table:style-name="ce1">
            <text:p>Camocim</text:p>
          </table:table-cell>
          <table:table-cell office:value-type="float" office:value="2302602" table:style-name="ce1">
            <text:p>2302602</text:p>
          </table:table-cell>
          <table:table-cell table:number-columns-repeated="16381"/>
        </table:table-row>
        <table:table-row table:style-name="ro1">
          <table:table-cell office:value-type="float" office:value="2302701" table:style-name="ce1">
            <text:p>2302701</text:p>
          </table:table-cell>
          <table:table-cell office:value-type="string" table:style-name="ce1">
            <text:p>Campos Sales</text:p>
          </table:table-cell>
          <table:table-cell office:value-type="float" office:value="2302701" table:style-name="ce1">
            <text:p>2302701</text:p>
          </table:table-cell>
          <table:table-cell table:number-columns-repeated="16381"/>
        </table:table-row>
        <table:table-row table:style-name="ro1">
          <table:table-cell office:value-type="float" office:value="2302800" table:style-name="ce1">
            <text:p>2302800</text:p>
          </table:table-cell>
          <table:table-cell office:value-type="string" table:style-name="ce1">
            <text:p>Canindé</text:p>
          </table:table-cell>
          <table:table-cell office:value-type="float" office:value="2302800" table:style-name="ce1">
            <text:p>2302800</text:p>
          </table:table-cell>
          <table:table-cell table:number-columns-repeated="16381"/>
        </table:table-row>
        <table:table-row table:style-name="ro1">
          <table:table-cell office:value-type="float" office:value="2302909" table:style-name="ce1">
            <text:p>2302909</text:p>
          </table:table-cell>
          <table:table-cell office:value-type="string" table:style-name="ce1">
            <text:p>Capistrano</text:p>
          </table:table-cell>
          <table:table-cell office:value-type="float" office:value="2302909" table:style-name="ce1">
            <text:p>2302909</text:p>
          </table:table-cell>
          <table:table-cell table:number-columns-repeated="16381"/>
        </table:table-row>
        <table:table-row table:style-name="ro1">
          <table:table-cell office:value-type="float" office:value="2303006" table:style-name="ce1">
            <text:p>2303006</text:p>
          </table:table-cell>
          <table:table-cell office:value-type="string" table:style-name="ce1">
            <text:p>Caridade</text:p>
          </table:table-cell>
          <table:table-cell office:value-type="float" office:value="2303006" table:style-name="ce1">
            <text:p>2303006</text:p>
          </table:table-cell>
          <table:table-cell table:number-columns-repeated="16381"/>
        </table:table-row>
        <table:table-row table:style-name="ro1">
          <table:table-cell office:value-type="float" office:value="2303105" table:style-name="ce1">
            <text:p>2303105</text:p>
          </table:table-cell>
          <table:table-cell office:value-type="string" table:style-name="ce1">
            <text:p>Cariré</text:p>
          </table:table-cell>
          <table:table-cell office:value-type="float" office:value="2303105" table:style-name="ce1">
            <text:p>2303105</text:p>
          </table:table-cell>
          <table:table-cell table:number-columns-repeated="16381"/>
        </table:table-row>
        <table:table-row table:style-name="ro1">
          <table:table-cell office:value-type="float" office:value="2303204" table:style-name="ce1">
            <text:p>2303204</text:p>
          </table:table-cell>
          <table:table-cell office:value-type="string" table:style-name="ce1">
            <text:p>Caririaçu</text:p>
          </table:table-cell>
          <table:table-cell office:value-type="float" office:value="2303204" table:style-name="ce1">
            <text:p>2303204</text:p>
          </table:table-cell>
          <table:table-cell table:number-columns-repeated="16381"/>
        </table:table-row>
        <table:table-row table:style-name="ro1">
          <table:table-cell office:value-type="float" office:value="2303303" table:style-name="ce1">
            <text:p>2303303</text:p>
          </table:table-cell>
          <table:table-cell office:value-type="string" table:style-name="ce1">
            <text:p>Cariús</text:p>
          </table:table-cell>
          <table:table-cell office:value-type="float" office:value="2303303" table:style-name="ce1">
            <text:p>2303303</text:p>
          </table:table-cell>
          <table:table-cell table:number-columns-repeated="16381"/>
        </table:table-row>
        <table:table-row table:style-name="ro1">
          <table:table-cell office:value-type="float" office:value="2303402" table:style-name="ce1">
            <text:p>2303402</text:p>
          </table:table-cell>
          <table:table-cell office:value-type="string" table:style-name="ce1">
            <text:p>Carnaubal</text:p>
          </table:table-cell>
          <table:table-cell office:value-type="float" office:value="2303402" table:style-name="ce1">
            <text:p>2303402</text:p>
          </table:table-cell>
          <table:table-cell table:number-columns-repeated="16381"/>
        </table:table-row>
        <table:table-row table:style-name="ro1">
          <table:table-cell office:value-type="float" office:value="2303501" table:style-name="ce1">
            <text:p>2303501</text:p>
          </table:table-cell>
          <table:table-cell office:value-type="string" table:style-name="ce1">
            <text:p>Cascavel</text:p>
          </table:table-cell>
          <table:table-cell office:value-type="float" office:value="2303501" table:style-name="ce1">
            <text:p>2303501</text:p>
          </table:table-cell>
          <table:table-cell table:number-columns-repeated="16381"/>
        </table:table-row>
        <table:table-row table:style-name="ro1">
          <table:table-cell office:value-type="float" office:value="2303600" table:style-name="ce1">
            <text:p>2303600</text:p>
          </table:table-cell>
          <table:table-cell office:value-type="string" table:style-name="ce1">
            <text:p>Catarina</text:p>
          </table:table-cell>
          <table:table-cell office:value-type="float" office:value="2303600" table:style-name="ce1">
            <text:p>2303600</text:p>
          </table:table-cell>
          <table:table-cell table:number-columns-repeated="16381"/>
        </table:table-row>
        <table:table-row table:style-name="ro1">
          <table:table-cell office:value-type="float" office:value="2303659" table:style-name="ce1">
            <text:p>2303659</text:p>
          </table:table-cell>
          <table:table-cell office:value-type="string" table:style-name="ce1">
            <text:p>Catunda</text:p>
          </table:table-cell>
          <table:table-cell office:value-type="float" office:value="2303659" table:style-name="ce1">
            <text:p>2303659</text:p>
          </table:table-cell>
          <table:table-cell table:number-columns-repeated="16381"/>
        </table:table-row>
        <table:table-row table:style-name="ro1">
          <table:table-cell office:value-type="float" office:value="2303709" table:style-name="ce1">
            <text:p>2303709</text:p>
          </table:table-cell>
          <table:table-cell office:value-type="string" table:style-name="ce1">
            <text:p>Caucaia</text:p>
          </table:table-cell>
          <table:table-cell office:value-type="float" office:value="2303709" table:style-name="ce1">
            <text:p>2303709</text:p>
          </table:table-cell>
          <table:table-cell table:number-columns-repeated="16381"/>
        </table:table-row>
        <table:table-row table:style-name="ro1">
          <table:table-cell office:value-type="float" office:value="2303808" table:style-name="ce1">
            <text:p>2303808</text:p>
          </table:table-cell>
          <table:table-cell office:value-type="string" table:style-name="ce1">
            <text:p>Cedro</text:p>
          </table:table-cell>
          <table:table-cell office:value-type="float" office:value="2303808" table:style-name="ce1">
            <text:p>2303808</text:p>
          </table:table-cell>
          <table:table-cell table:number-columns-repeated="16381"/>
        </table:table-row>
        <table:table-row table:style-name="ro1">
          <table:table-cell office:value-type="float" office:value="2303907" table:style-name="ce1">
            <text:p>2303907</text:p>
          </table:table-cell>
          <table:table-cell office:value-type="string" table:style-name="ce1">
            <text:p>Chaval</text:p>
          </table:table-cell>
          <table:table-cell office:value-type="float" office:value="2303907" table:style-name="ce1">
            <text:p>2303907</text:p>
          </table:table-cell>
          <table:table-cell table:number-columns-repeated="16381"/>
        </table:table-row>
        <table:table-row table:style-name="ro1">
          <table:table-cell office:value-type="float" office:value="2303931" table:style-name="ce1">
            <text:p>2303931</text:p>
          </table:table-cell>
          <table:table-cell office:value-type="string" table:style-name="ce1">
            <text:p>Choró</text:p>
          </table:table-cell>
          <table:table-cell office:value-type="float" office:value="2303931" table:style-name="ce1">
            <text:p>2303931</text:p>
          </table:table-cell>
          <table:table-cell table:number-columns-repeated="16381"/>
        </table:table-row>
        <table:table-row table:style-name="ro1">
          <table:table-cell office:value-type="float" office:value="2303956" table:style-name="ce1">
            <text:p>2303956</text:p>
          </table:table-cell>
          <table:table-cell office:value-type="string" table:style-name="ce1">
            <text:p>Chorozinho</text:p>
          </table:table-cell>
          <table:table-cell office:value-type="float" office:value="2303956" table:style-name="ce1">
            <text:p>2303956</text:p>
          </table:table-cell>
          <table:table-cell table:number-columns-repeated="16381"/>
        </table:table-row>
        <table:table-row table:style-name="ro1">
          <table:table-cell office:value-type="float" office:value="2304004" table:style-name="ce1">
            <text:p>2304004</text:p>
          </table:table-cell>
          <table:table-cell office:value-type="string" table:style-name="ce1">
            <text:p>Coreaú</text:p>
          </table:table-cell>
          <table:table-cell office:value-type="float" office:value="2304004" table:style-name="ce1">
            <text:p>2304004</text:p>
          </table:table-cell>
          <table:table-cell table:number-columns-repeated="16381"/>
        </table:table-row>
        <table:table-row table:style-name="ro1">
          <table:table-cell office:value-type="float" office:value="2304103" table:style-name="ce1">
            <text:p>2304103</text:p>
          </table:table-cell>
          <table:table-cell office:value-type="string" table:style-name="ce1">
            <text:p>Crateús</text:p>
          </table:table-cell>
          <table:table-cell office:value-type="float" office:value="2304103" table:style-name="ce1">
            <text:p>2304103</text:p>
          </table:table-cell>
          <table:table-cell table:number-columns-repeated="16381"/>
        </table:table-row>
        <table:table-row table:style-name="ro1">
          <table:table-cell office:value-type="float" office:value="2304202" table:style-name="ce1">
            <text:p>2304202</text:p>
          </table:table-cell>
          <table:table-cell office:value-type="string" table:style-name="ce1">
            <text:p>Crato</text:p>
          </table:table-cell>
          <table:table-cell office:value-type="float" office:value="2304202" table:style-name="ce1">
            <text:p>2304202</text:p>
          </table:table-cell>
          <table:table-cell table:number-columns-repeated="16381"/>
        </table:table-row>
        <table:table-row table:style-name="ro1">
          <table:table-cell office:value-type="float" office:value="2304236" table:style-name="ce1">
            <text:p>2304236</text:p>
          </table:table-cell>
          <table:table-cell office:value-type="string" table:style-name="ce1">
            <text:p>Croatá</text:p>
          </table:table-cell>
          <table:table-cell office:value-type="float" office:value="2304236" table:style-name="ce1">
            <text:p>2304236</text:p>
          </table:table-cell>
          <table:table-cell table:number-columns-repeated="16381"/>
        </table:table-row>
        <table:table-row table:style-name="ro1">
          <table:table-cell office:value-type="float" office:value="2304251" table:style-name="ce1">
            <text:p>2304251</text:p>
          </table:table-cell>
          <table:table-cell office:value-type="string" table:style-name="ce1">
            <text:p>Cruz</text:p>
          </table:table-cell>
          <table:table-cell office:value-type="float" office:value="2304251" table:style-name="ce1">
            <text:p>2304251</text:p>
          </table:table-cell>
          <table:table-cell table:number-columns-repeated="16381"/>
        </table:table-row>
        <table:table-row table:style-name="ro1">
          <table:table-cell office:value-type="float" office:value="2304269" table:style-name="ce1">
            <text:p>2304269</text:p>
          </table:table-cell>
          <table:table-cell office:value-type="string" table:style-name="ce1">
            <text:p>Deputado Irapuan Pinheiro</text:p>
          </table:table-cell>
          <table:table-cell office:value-type="float" office:value="2304269" table:style-name="ce1">
            <text:p>2304269</text:p>
          </table:table-cell>
          <table:table-cell table:number-columns-repeated="16381"/>
        </table:table-row>
        <table:table-row table:style-name="ro1">
          <table:table-cell office:value-type="float" office:value="2304277" table:style-name="ce1">
            <text:p>2304277</text:p>
          </table:table-cell>
          <table:table-cell office:value-type="string" table:style-name="ce1">
            <text:p>Ereré</text:p>
          </table:table-cell>
          <table:table-cell office:value-type="float" office:value="2304277" table:style-name="ce1">
            <text:p>2304277</text:p>
          </table:table-cell>
          <table:table-cell table:number-columns-repeated="16381"/>
        </table:table-row>
        <table:table-row table:style-name="ro1">
          <table:table-cell office:value-type="float" office:value="2304285" table:style-name="ce1">
            <text:p>2304285</text:p>
          </table:table-cell>
          <table:table-cell office:value-type="string" table:style-name="ce1">
            <text:p>Eusébio</text:p>
          </table:table-cell>
          <table:table-cell office:value-type="float" office:value="2304285" table:style-name="ce1">
            <text:p>2304285</text:p>
          </table:table-cell>
          <table:table-cell table:number-columns-repeated="16381"/>
        </table:table-row>
        <table:table-row table:style-name="ro1">
          <table:table-cell office:value-type="float" office:value="2304301" table:style-name="ce1">
            <text:p>2304301</text:p>
          </table:table-cell>
          <table:table-cell office:value-type="string" table:style-name="ce1">
            <text:p>Farias Brito</text:p>
          </table:table-cell>
          <table:table-cell office:value-type="float" office:value="2304301" table:style-name="ce1">
            <text:p>2304301</text:p>
          </table:table-cell>
          <table:table-cell table:number-columns-repeated="16381"/>
        </table:table-row>
        <table:table-row table:style-name="ro1">
          <table:table-cell office:value-type="float" office:value="2304350" table:style-name="ce1">
            <text:p>2304350</text:p>
          </table:table-cell>
          <table:table-cell office:value-type="string" table:style-name="ce1">
            <text:p>Forquilha</text:p>
          </table:table-cell>
          <table:table-cell office:value-type="float" office:value="2304350" table:style-name="ce1">
            <text:p>2304350</text:p>
          </table:table-cell>
          <table:table-cell table:number-columns-repeated="16381"/>
        </table:table-row>
        <table:table-row table:style-name="ro1">
          <table:table-cell office:value-type="float" office:value="2304400" table:style-name="ce1">
            <text:p>2304400</text:p>
          </table:table-cell>
          <table:table-cell office:value-type="string" table:style-name="ce1">
            <text:p>Fortaleza</text:p>
          </table:table-cell>
          <table:table-cell office:value-type="float" office:value="2304400" table:style-name="ce1">
            <text:p>2304400</text:p>
          </table:table-cell>
          <table:table-cell table:number-columns-repeated="16381"/>
        </table:table-row>
        <table:table-row table:style-name="ro1">
          <table:table-cell office:value-type="float" office:value="2304459" table:style-name="ce1">
            <text:p>2304459</text:p>
          </table:table-cell>
          <table:table-cell office:value-type="string" table:style-name="ce1">
            <text:p>Fortim</text:p>
          </table:table-cell>
          <table:table-cell office:value-type="float" office:value="2304459" table:style-name="ce1">
            <text:p>2304459</text:p>
          </table:table-cell>
          <table:table-cell table:number-columns-repeated="16381"/>
        </table:table-row>
        <table:table-row table:style-name="ro1">
          <table:table-cell office:value-type="float" office:value="2304509" table:style-name="ce1">
            <text:p>2304509</text:p>
          </table:table-cell>
          <table:table-cell office:value-type="string" table:style-name="ce1">
            <text:p>Frecheirinha</text:p>
          </table:table-cell>
          <table:table-cell office:value-type="float" office:value="2304509" table:style-name="ce1">
            <text:p>2304509</text:p>
          </table:table-cell>
          <table:table-cell table:number-columns-repeated="16381"/>
        </table:table-row>
        <table:table-row table:style-name="ro1">
          <table:table-cell office:value-type="float" office:value="2304608" table:style-name="ce1">
            <text:p>2304608</text:p>
          </table:table-cell>
          <table:table-cell office:value-type="string" table:style-name="ce1">
            <text:p>General Sampaio</text:p>
          </table:table-cell>
          <table:table-cell office:value-type="float" office:value="2304608" table:style-name="ce1">
            <text:p>2304608</text:p>
          </table:table-cell>
          <table:table-cell table:number-columns-repeated="16381"/>
        </table:table-row>
        <table:table-row table:style-name="ro1">
          <table:table-cell office:value-type="float" office:value="2304657" table:style-name="ce1">
            <text:p>2304657</text:p>
          </table:table-cell>
          <table:table-cell office:value-type="string" table:style-name="ce1">
            <text:p>Graça</text:p>
          </table:table-cell>
          <table:table-cell office:value-type="float" office:value="2304657" table:style-name="ce1">
            <text:p>2304657</text:p>
          </table:table-cell>
          <table:table-cell table:number-columns-repeated="16381"/>
        </table:table-row>
        <table:table-row table:style-name="ro1">
          <table:table-cell office:value-type="float" office:value="2304707" table:style-name="ce1">
            <text:p>2304707</text:p>
          </table:table-cell>
          <table:table-cell office:value-type="string" table:style-name="ce1">
            <text:p>Granja</text:p>
          </table:table-cell>
          <table:table-cell office:value-type="float" office:value="2304707" table:style-name="ce1">
            <text:p>2304707</text:p>
          </table:table-cell>
          <table:table-cell table:number-columns-repeated="16381"/>
        </table:table-row>
        <table:table-row table:style-name="ro1">
          <table:table-cell office:value-type="float" office:value="2304806" table:style-name="ce1">
            <text:p>2304806</text:p>
          </table:table-cell>
          <table:table-cell office:value-type="string" table:style-name="ce1">
            <text:p>Granjeiro</text:p>
          </table:table-cell>
          <table:table-cell office:value-type="float" office:value="2304806" table:style-name="ce1">
            <text:p>2304806</text:p>
          </table:table-cell>
          <table:table-cell table:number-columns-repeated="16381"/>
        </table:table-row>
        <table:table-row table:style-name="ro1">
          <table:table-cell office:value-type="float" office:value="2304905" table:style-name="ce1">
            <text:p>2304905</text:p>
          </table:table-cell>
          <table:table-cell office:value-type="string" table:style-name="ce1">
            <text:p>Groaíras</text:p>
          </table:table-cell>
          <table:table-cell office:value-type="float" office:value="2304905" table:style-name="ce1">
            <text:p>2304905</text:p>
          </table:table-cell>
          <table:table-cell table:number-columns-repeated="16381"/>
        </table:table-row>
        <table:table-row table:style-name="ro1">
          <table:table-cell office:value-type="float" office:value="2304954" table:style-name="ce1">
            <text:p>2304954</text:p>
          </table:table-cell>
          <table:table-cell office:value-type="string" table:style-name="ce1">
            <text:p>Guaiúba</text:p>
          </table:table-cell>
          <table:table-cell office:value-type="float" office:value="2304954" table:style-name="ce1">
            <text:p>2304954</text:p>
          </table:table-cell>
          <table:table-cell table:number-columns-repeated="16381"/>
        </table:table-row>
        <table:table-row table:style-name="ro1">
          <table:table-cell office:value-type="float" office:value="2305001" table:style-name="ce1">
            <text:p>2305001</text:p>
          </table:table-cell>
          <table:table-cell office:value-type="string" table:style-name="ce1">
            <text:p>Guaraciaba do Norte</text:p>
          </table:table-cell>
          <table:table-cell office:value-type="float" office:value="2305001" table:style-name="ce1">
            <text:p>2305001</text:p>
          </table:table-cell>
          <table:table-cell table:number-columns-repeated="16381"/>
        </table:table-row>
        <table:table-row table:style-name="ro1">
          <table:table-cell office:value-type="float" office:value="2305100" table:style-name="ce1">
            <text:p>2305100</text:p>
          </table:table-cell>
          <table:table-cell office:value-type="string" table:style-name="ce1">
            <text:p>Guaramiranga</text:p>
          </table:table-cell>
          <table:table-cell office:value-type="float" office:value="2305100" table:style-name="ce1">
            <text:p>2305100</text:p>
          </table:table-cell>
          <table:table-cell table:number-columns-repeated="16381"/>
        </table:table-row>
        <table:table-row table:style-name="ro1">
          <table:table-cell office:value-type="float" office:value="2305209" table:style-name="ce1">
            <text:p>2305209</text:p>
          </table:table-cell>
          <table:table-cell office:value-type="string" table:style-name="ce1">
            <text:p>Hidrolândia</text:p>
          </table:table-cell>
          <table:table-cell office:value-type="float" office:value="2305209" table:style-name="ce1">
            <text:p>2305209</text:p>
          </table:table-cell>
          <table:table-cell table:number-columns-repeated="16381"/>
        </table:table-row>
        <table:table-row table:style-name="ro1">
          <table:table-cell office:value-type="float" office:value="2305233" table:style-name="ce1">
            <text:p>2305233</text:p>
          </table:table-cell>
          <table:table-cell office:value-type="string" table:style-name="ce1">
            <text:p>Horizonte</text:p>
          </table:table-cell>
          <table:table-cell office:value-type="float" office:value="2305233" table:style-name="ce1">
            <text:p>2305233</text:p>
          </table:table-cell>
          <table:table-cell table:number-columns-repeated="16381"/>
        </table:table-row>
        <table:table-row table:style-name="ro1">
          <table:table-cell office:value-type="float" office:value="2305266" table:style-name="ce1">
            <text:p>2305266</text:p>
          </table:table-cell>
          <table:table-cell office:value-type="string" table:style-name="ce1">
            <text:p>Ibaretama</text:p>
          </table:table-cell>
          <table:table-cell office:value-type="float" office:value="2305266" table:style-name="ce1">
            <text:p>2305266</text:p>
          </table:table-cell>
          <table:table-cell table:number-columns-repeated="16381"/>
        </table:table-row>
        <table:table-row table:style-name="ro1">
          <table:table-cell office:value-type="float" office:value="2305308" table:style-name="ce1">
            <text:p>2305308</text:p>
          </table:table-cell>
          <table:table-cell office:value-type="string" table:style-name="ce1">
            <text:p>Ibiapina</text:p>
          </table:table-cell>
          <table:table-cell office:value-type="float" office:value="2305308" table:style-name="ce1">
            <text:p>2305308</text:p>
          </table:table-cell>
          <table:table-cell table:number-columns-repeated="16381"/>
        </table:table-row>
        <table:table-row table:style-name="ro1">
          <table:table-cell office:value-type="float" office:value="2305332" table:style-name="ce1">
            <text:p>2305332</text:p>
          </table:table-cell>
          <table:table-cell office:value-type="string" table:style-name="ce1">
            <text:p>Ibicuitinga</text:p>
          </table:table-cell>
          <table:table-cell office:value-type="float" office:value="2305332" table:style-name="ce1">
            <text:p>2305332</text:p>
          </table:table-cell>
          <table:table-cell table:number-columns-repeated="16381"/>
        </table:table-row>
        <table:table-row table:style-name="ro1">
          <table:table-cell office:value-type="float" office:value="2305357" table:style-name="ce1">
            <text:p>2305357</text:p>
          </table:table-cell>
          <table:table-cell office:value-type="string" table:style-name="ce1">
            <text:p>Icapuí</text:p>
          </table:table-cell>
          <table:table-cell office:value-type="float" office:value="2305357" table:style-name="ce1">
            <text:p>2305357</text:p>
          </table:table-cell>
          <table:table-cell table:number-columns-repeated="16381"/>
        </table:table-row>
        <table:table-row table:style-name="ro1">
          <table:table-cell office:value-type="float" office:value="2305407" table:style-name="ce1">
            <text:p>2305407</text:p>
          </table:table-cell>
          <table:table-cell office:value-type="string" table:style-name="ce1">
            <text:p>Icó</text:p>
          </table:table-cell>
          <table:table-cell office:value-type="float" office:value="2305407" table:style-name="ce1">
            <text:p>2305407</text:p>
          </table:table-cell>
          <table:table-cell table:number-columns-repeated="16381"/>
        </table:table-row>
        <table:table-row table:style-name="ro1">
          <table:table-cell office:value-type="float" office:value="2305506" table:style-name="ce1">
            <text:p>2305506</text:p>
          </table:table-cell>
          <table:table-cell office:value-type="string" table:style-name="ce1">
            <text:p>Iguatu</text:p>
          </table:table-cell>
          <table:table-cell office:value-type="float" office:value="2305506" table:style-name="ce1">
            <text:p>2305506</text:p>
          </table:table-cell>
          <table:table-cell table:number-columns-repeated="16381"/>
        </table:table-row>
        <table:table-row table:style-name="ro1">
          <table:table-cell office:value-type="float" office:value="2305605" table:style-name="ce1">
            <text:p>2305605</text:p>
          </table:table-cell>
          <table:table-cell office:value-type="string" table:style-name="ce1">
            <text:p>Independência</text:p>
          </table:table-cell>
          <table:table-cell office:value-type="float" office:value="2305605" table:style-name="ce1">
            <text:p>2305605</text:p>
          </table:table-cell>
          <table:table-cell table:number-columns-repeated="16381"/>
        </table:table-row>
        <table:table-row table:style-name="ro1">
          <table:table-cell office:value-type="float" office:value="2305654" table:style-name="ce1">
            <text:p>2305654</text:p>
          </table:table-cell>
          <table:table-cell office:value-type="string" table:style-name="ce1">
            <text:p>Ipaporanga</text:p>
          </table:table-cell>
          <table:table-cell office:value-type="float" office:value="2305654" table:style-name="ce1">
            <text:p>2305654</text:p>
          </table:table-cell>
          <table:table-cell table:number-columns-repeated="16381"/>
        </table:table-row>
        <table:table-row table:style-name="ro1">
          <table:table-cell office:value-type="float" office:value="2305704" table:style-name="ce1">
            <text:p>2305704</text:p>
          </table:table-cell>
          <table:table-cell office:value-type="string" table:style-name="ce1">
            <text:p>Ipaumirim</text:p>
          </table:table-cell>
          <table:table-cell office:value-type="float" office:value="2305704" table:style-name="ce1">
            <text:p>2305704</text:p>
          </table:table-cell>
          <table:table-cell table:number-columns-repeated="16381"/>
        </table:table-row>
        <table:table-row table:style-name="ro1">
          <table:table-cell office:value-type="float" office:value="2305803" table:style-name="ce1">
            <text:p>2305803</text:p>
          </table:table-cell>
          <table:table-cell office:value-type="string" table:style-name="ce1">
            <text:p>Ipu</text:p>
          </table:table-cell>
          <table:table-cell office:value-type="float" office:value="2305803" table:style-name="ce1">
            <text:p>2305803</text:p>
          </table:table-cell>
          <table:table-cell table:number-columns-repeated="16381"/>
        </table:table-row>
        <table:table-row table:style-name="ro1">
          <table:table-cell office:value-type="float" office:value="2305902" table:style-name="ce1">
            <text:p>2305902</text:p>
          </table:table-cell>
          <table:table-cell office:value-type="string" table:style-name="ce1">
            <text:p>Ipueiras</text:p>
          </table:table-cell>
          <table:table-cell office:value-type="float" office:value="2305902" table:style-name="ce1">
            <text:p>2305902</text:p>
          </table:table-cell>
          <table:table-cell table:number-columns-repeated="16381"/>
        </table:table-row>
        <table:table-row table:style-name="ro1">
          <table:table-cell office:value-type="float" office:value="2306009" table:style-name="ce1">
            <text:p>2306009</text:p>
          </table:table-cell>
          <table:table-cell office:value-type="string" table:style-name="ce1">
            <text:p>Iracema</text:p>
          </table:table-cell>
          <table:table-cell office:value-type="float" office:value="2306009" table:style-name="ce1">
            <text:p>2306009</text:p>
          </table:table-cell>
          <table:table-cell table:number-columns-repeated="16381"/>
        </table:table-row>
        <table:table-row table:style-name="ro1">
          <table:table-cell office:value-type="float" office:value="2306108" table:style-name="ce1">
            <text:p>2306108</text:p>
          </table:table-cell>
          <table:table-cell office:value-type="string" table:style-name="ce1">
            <text:p>Irauçuba</text:p>
          </table:table-cell>
          <table:table-cell office:value-type="float" office:value="2306108" table:style-name="ce1">
            <text:p>2306108</text:p>
          </table:table-cell>
          <table:table-cell table:number-columns-repeated="16381"/>
        </table:table-row>
        <table:table-row table:style-name="ro1">
          <table:table-cell office:value-type="float" office:value="2306207" table:style-name="ce1">
            <text:p>2306207</text:p>
          </table:table-cell>
          <table:table-cell office:value-type="string" table:style-name="ce1">
            <text:p>Itaiçaba</text:p>
          </table:table-cell>
          <table:table-cell office:value-type="float" office:value="2306207" table:style-name="ce1">
            <text:p>2306207</text:p>
          </table:table-cell>
          <table:table-cell table:number-columns-repeated="16381"/>
        </table:table-row>
        <table:table-row table:style-name="ro1">
          <table:table-cell office:value-type="float" office:value="2306256" table:style-name="ce1">
            <text:p>2306256</text:p>
          </table:table-cell>
          <table:table-cell office:value-type="string" table:style-name="ce1">
            <text:p>Itaitinga</text:p>
          </table:table-cell>
          <table:table-cell office:value-type="float" office:value="2306256" table:style-name="ce1">
            <text:p>2306256</text:p>
          </table:table-cell>
          <table:table-cell table:number-columns-repeated="16381"/>
        </table:table-row>
        <table:table-row table:style-name="ro1">
          <table:table-cell office:value-type="float" office:value="2306306" table:style-name="ce1">
            <text:p>2306306</text:p>
          </table:table-cell>
          <table:table-cell office:value-type="string" table:style-name="ce1">
            <text:p>Itapajé</text:p>
          </table:table-cell>
          <table:table-cell office:value-type="float" office:value="2306306" table:style-name="ce1">
            <text:p>2306306</text:p>
          </table:table-cell>
          <table:table-cell table:number-columns-repeated="16381"/>
        </table:table-row>
        <table:table-row table:style-name="ro1">
          <table:table-cell office:value-type="float" office:value="2306405" table:style-name="ce1">
            <text:p>2306405</text:p>
          </table:table-cell>
          <table:table-cell office:value-type="string" table:style-name="ce1">
            <text:p>Itapipoca</text:p>
          </table:table-cell>
          <table:table-cell office:value-type="float" office:value="2306405" table:style-name="ce1">
            <text:p>2306405</text:p>
          </table:table-cell>
          <table:table-cell table:number-columns-repeated="16381"/>
        </table:table-row>
        <table:table-row table:style-name="ro1">
          <table:table-cell office:value-type="float" office:value="2306504" table:style-name="ce1">
            <text:p>2306504</text:p>
          </table:table-cell>
          <table:table-cell office:value-type="string" table:style-name="ce1">
            <text:p>Itapiúna</text:p>
          </table:table-cell>
          <table:table-cell office:value-type="float" office:value="2306504" table:style-name="ce1">
            <text:p>2306504</text:p>
          </table:table-cell>
          <table:table-cell table:number-columns-repeated="16381"/>
        </table:table-row>
        <table:table-row table:style-name="ro1">
          <table:table-cell office:value-type="float" office:value="2306553" table:style-name="ce1">
            <text:p>2306553</text:p>
          </table:table-cell>
          <table:table-cell office:value-type="string" table:style-name="ce1">
            <text:p>Itarema</text:p>
          </table:table-cell>
          <table:table-cell office:value-type="float" office:value="2306553" table:style-name="ce1">
            <text:p>2306553</text:p>
          </table:table-cell>
          <table:table-cell table:number-columns-repeated="16381"/>
        </table:table-row>
        <table:table-row table:style-name="ro1">
          <table:table-cell office:value-type="float" office:value="2306603" table:style-name="ce1">
            <text:p>2306603</text:p>
          </table:table-cell>
          <table:table-cell office:value-type="string" table:style-name="ce1">
            <text:p>Itatira</text:p>
          </table:table-cell>
          <table:table-cell office:value-type="float" office:value="2306603" table:style-name="ce1">
            <text:p>2306603</text:p>
          </table:table-cell>
          <table:table-cell table:number-columns-repeated="16381"/>
        </table:table-row>
        <table:table-row table:style-name="ro1">
          <table:table-cell office:value-type="float" office:value="2306702" table:style-name="ce1">
            <text:p>2306702</text:p>
          </table:table-cell>
          <table:table-cell office:value-type="string" table:style-name="ce1">
            <text:p>Jaguaretama</text:p>
          </table:table-cell>
          <table:table-cell office:value-type="float" office:value="2306702" table:style-name="ce1">
            <text:p>2306702</text:p>
          </table:table-cell>
          <table:table-cell table:number-columns-repeated="16381"/>
        </table:table-row>
        <table:table-row table:style-name="ro1">
          <table:table-cell office:value-type="float" office:value="2306801" table:style-name="ce1">
            <text:p>2306801</text:p>
          </table:table-cell>
          <table:table-cell office:value-type="string" table:style-name="ce1">
            <text:p>Jaguaribara</text:p>
          </table:table-cell>
          <table:table-cell office:value-type="float" office:value="2306801" table:style-name="ce1">
            <text:p>2306801</text:p>
          </table:table-cell>
          <table:table-cell table:number-columns-repeated="16381"/>
        </table:table-row>
        <table:table-row table:style-name="ro1">
          <table:table-cell office:value-type="float" office:value="2306900" table:style-name="ce1">
            <text:p>2306900</text:p>
          </table:table-cell>
          <table:table-cell office:value-type="string" table:style-name="ce1">
            <text:p>Jaguaribe</text:p>
          </table:table-cell>
          <table:table-cell office:value-type="float" office:value="2306900" table:style-name="ce1">
            <text:p>2306900</text:p>
          </table:table-cell>
          <table:table-cell table:number-columns-repeated="16381"/>
        </table:table-row>
        <table:table-row table:style-name="ro1">
          <table:table-cell office:value-type="float" office:value="2307007" table:style-name="ce1">
            <text:p>2307007</text:p>
          </table:table-cell>
          <table:table-cell office:value-type="string" table:style-name="ce1">
            <text:p>Jaguaruana</text:p>
          </table:table-cell>
          <table:table-cell office:value-type="float" office:value="2307007" table:style-name="ce1">
            <text:p>2307007</text:p>
          </table:table-cell>
          <table:table-cell table:number-columns-repeated="16381"/>
        </table:table-row>
        <table:table-row table:style-name="ro1">
          <table:table-cell office:value-type="float" office:value="2307106" table:style-name="ce1">
            <text:p>2307106</text:p>
          </table:table-cell>
          <table:table-cell office:value-type="string" table:style-name="ce1">
            <text:p>Jardim</text:p>
          </table:table-cell>
          <table:table-cell office:value-type="float" office:value="2307106" table:style-name="ce1">
            <text:p>2307106</text:p>
          </table:table-cell>
          <table:table-cell table:number-columns-repeated="16381"/>
        </table:table-row>
        <table:table-row table:style-name="ro1">
          <table:table-cell office:value-type="float" office:value="2307205" table:style-name="ce1">
            <text:p>2307205</text:p>
          </table:table-cell>
          <table:table-cell office:value-type="string" table:style-name="ce1">
            <text:p>Jati</text:p>
          </table:table-cell>
          <table:table-cell office:value-type="float" office:value="2307205" table:style-name="ce1">
            <text:p>2307205</text:p>
          </table:table-cell>
          <table:table-cell table:number-columns-repeated="16381"/>
        </table:table-row>
        <table:table-row table:style-name="ro1">
          <table:table-cell office:value-type="float" office:value="2307254" table:style-name="ce1">
            <text:p>2307254</text:p>
          </table:table-cell>
          <table:table-cell office:value-type="string" table:style-name="ce1">
            <text:p>Jijoca de Jericoacoara</text:p>
          </table:table-cell>
          <table:table-cell office:value-type="float" office:value="2307254" table:style-name="ce1">
            <text:p>2307254</text:p>
          </table:table-cell>
          <table:table-cell table:number-columns-repeated="16381"/>
        </table:table-row>
        <table:table-row table:style-name="ro1">
          <table:table-cell office:value-type="float" office:value="2307304" table:style-name="ce1">
            <text:p>2307304</text:p>
          </table:table-cell>
          <table:table-cell office:value-type="string" table:style-name="ce1">
            <text:p>Juazeiro do Norte</text:p>
          </table:table-cell>
          <table:table-cell office:value-type="float" office:value="2307304" table:style-name="ce1">
            <text:p>2307304</text:p>
          </table:table-cell>
          <table:table-cell table:number-columns-repeated="16381"/>
        </table:table-row>
        <table:table-row table:style-name="ro1">
          <table:table-cell office:value-type="float" office:value="2307403" table:style-name="ce1">
            <text:p>2307403</text:p>
          </table:table-cell>
          <table:table-cell office:value-type="string" table:style-name="ce1">
            <text:p>Jucás</text:p>
          </table:table-cell>
          <table:table-cell office:value-type="float" office:value="2307403" table:style-name="ce1">
            <text:p>2307403</text:p>
          </table:table-cell>
          <table:table-cell table:number-columns-repeated="16381"/>
        </table:table-row>
        <table:table-row table:style-name="ro1">
          <table:table-cell office:value-type="float" office:value="2307502" table:style-name="ce1">
            <text:p>2307502</text:p>
          </table:table-cell>
          <table:table-cell office:value-type="string" table:style-name="ce1">
            <text:p>Lavras da Mangabeira</text:p>
          </table:table-cell>
          <table:table-cell office:value-type="float" office:value="2307502" table:style-name="ce1">
            <text:p>2307502</text:p>
          </table:table-cell>
          <table:table-cell table:number-columns-repeated="16381"/>
        </table:table-row>
        <table:table-row table:style-name="ro1">
          <table:table-cell office:value-type="float" office:value="2307601" table:style-name="ce1">
            <text:p>2307601</text:p>
          </table:table-cell>
          <table:table-cell office:value-type="string" table:style-name="ce1">
            <text:p>Limoeiro do Norte</text:p>
          </table:table-cell>
          <table:table-cell office:value-type="float" office:value="2307601" table:style-name="ce1">
            <text:p>2307601</text:p>
          </table:table-cell>
          <table:table-cell table:number-columns-repeated="16381"/>
        </table:table-row>
        <table:table-row table:style-name="ro1">
          <table:table-cell office:value-type="float" office:value="2307635" table:style-name="ce1">
            <text:p>2307635</text:p>
          </table:table-cell>
          <table:table-cell office:value-type="string" table:style-name="ce1">
            <text:p>Madalena</text:p>
          </table:table-cell>
          <table:table-cell office:value-type="float" office:value="2307635" table:style-name="ce1">
            <text:p>2307635</text:p>
          </table:table-cell>
          <table:table-cell table:number-columns-repeated="16381"/>
        </table:table-row>
        <table:table-row table:style-name="ro1">
          <table:table-cell office:value-type="float" office:value="2307650" table:style-name="ce1">
            <text:p>2307650</text:p>
          </table:table-cell>
          <table:table-cell office:value-type="string" table:style-name="ce1">
            <text:p>Maracanaú</text:p>
          </table:table-cell>
          <table:table-cell office:value-type="float" office:value="2307650" table:style-name="ce1">
            <text:p>2307650</text:p>
          </table:table-cell>
          <table:table-cell table:number-columns-repeated="16381"/>
        </table:table-row>
        <table:table-row table:style-name="ro1">
          <table:table-cell office:value-type="float" office:value="2307700" table:style-name="ce1">
            <text:p>2307700</text:p>
          </table:table-cell>
          <table:table-cell office:value-type="string" table:style-name="ce1">
            <text:p>Maranguape</text:p>
          </table:table-cell>
          <table:table-cell office:value-type="float" office:value="2307700" table:style-name="ce1">
            <text:p>2307700</text:p>
          </table:table-cell>
          <table:table-cell table:number-columns-repeated="16381"/>
        </table:table-row>
        <table:table-row table:style-name="ro1">
          <table:table-cell office:value-type="float" office:value="2307809" table:style-name="ce1">
            <text:p>2307809</text:p>
          </table:table-cell>
          <table:table-cell office:value-type="string" table:style-name="ce1">
            <text:p>Marco</text:p>
          </table:table-cell>
          <table:table-cell office:value-type="float" office:value="2307809" table:style-name="ce1">
            <text:p>2307809</text:p>
          </table:table-cell>
          <table:table-cell table:number-columns-repeated="16381"/>
        </table:table-row>
        <table:table-row table:style-name="ro1">
          <table:table-cell office:value-type="float" office:value="2307908" table:style-name="ce1">
            <text:p>2307908</text:p>
          </table:table-cell>
          <table:table-cell office:value-type="string" table:style-name="ce1">
            <text:p>Martinópole</text:p>
          </table:table-cell>
          <table:table-cell office:value-type="float" office:value="2307908" table:style-name="ce1">
            <text:p>2307908</text:p>
          </table:table-cell>
          <table:table-cell table:number-columns-repeated="16381"/>
        </table:table-row>
        <table:table-row table:style-name="ro1">
          <table:table-cell office:value-type="float" office:value="2308005" table:style-name="ce1">
            <text:p>2308005</text:p>
          </table:table-cell>
          <table:table-cell office:value-type="string" table:style-name="ce1">
            <text:p>Massapê</text:p>
          </table:table-cell>
          <table:table-cell office:value-type="float" office:value="2308005" table:style-name="ce1">
            <text:p>2308005</text:p>
          </table:table-cell>
          <table:table-cell table:number-columns-repeated="16381"/>
        </table:table-row>
        <table:table-row table:style-name="ro1">
          <table:table-cell office:value-type="float" office:value="2308104" table:style-name="ce1">
            <text:p>2308104</text:p>
          </table:table-cell>
          <table:table-cell office:value-type="string" table:style-name="ce1">
            <text:p>Mauriti</text:p>
          </table:table-cell>
          <table:table-cell office:value-type="float" office:value="2308104" table:style-name="ce1">
            <text:p>2308104</text:p>
          </table:table-cell>
          <table:table-cell table:number-columns-repeated="16381"/>
        </table:table-row>
        <table:table-row table:style-name="ro1">
          <table:table-cell office:value-type="float" office:value="2308203" table:style-name="ce1">
            <text:p>2308203</text:p>
          </table:table-cell>
          <table:table-cell office:value-type="string" table:style-name="ce1">
            <text:p>Meruoca</text:p>
          </table:table-cell>
          <table:table-cell office:value-type="float" office:value="2308203" table:style-name="ce1">
            <text:p>2308203</text:p>
          </table:table-cell>
          <table:table-cell table:number-columns-repeated="16381"/>
        </table:table-row>
        <table:table-row table:style-name="ro1">
          <table:table-cell office:value-type="float" office:value="2308302" table:style-name="ce1">
            <text:p>2308302</text:p>
          </table:table-cell>
          <table:table-cell office:value-type="string" table:style-name="ce1">
            <text:p>Milagres</text:p>
          </table:table-cell>
          <table:table-cell office:value-type="float" office:value="2308302" table:style-name="ce1">
            <text:p>2308302</text:p>
          </table:table-cell>
          <table:table-cell table:number-columns-repeated="16381"/>
        </table:table-row>
        <table:table-row table:style-name="ro1">
          <table:table-cell office:value-type="float" office:value="2308351" table:style-name="ce1">
            <text:p>2308351</text:p>
          </table:table-cell>
          <table:table-cell office:value-type="string" table:style-name="ce1">
            <text:p>Milhã</text:p>
          </table:table-cell>
          <table:table-cell office:value-type="float" office:value="2308351" table:style-name="ce1">
            <text:p>2308351</text:p>
          </table:table-cell>
          <table:table-cell table:number-columns-repeated="16381"/>
        </table:table-row>
        <table:table-row table:style-name="ro1">
          <table:table-cell office:value-type="float" office:value="2308377" table:style-name="ce1">
            <text:p>2308377</text:p>
          </table:table-cell>
          <table:table-cell office:value-type="string" table:style-name="ce1">
            <text:p>Miraíma</text:p>
          </table:table-cell>
          <table:table-cell office:value-type="float" office:value="2308377" table:style-name="ce1">
            <text:p>2308377</text:p>
          </table:table-cell>
          <table:table-cell table:number-columns-repeated="16381"/>
        </table:table-row>
        <table:table-row table:style-name="ro1">
          <table:table-cell office:value-type="float" office:value="2308401" table:style-name="ce1">
            <text:p>2308401</text:p>
          </table:table-cell>
          <table:table-cell office:value-type="string" table:style-name="ce1">
            <text:p>Missão Velha</text:p>
          </table:table-cell>
          <table:table-cell office:value-type="float" office:value="2308401" table:style-name="ce1">
            <text:p>2308401</text:p>
          </table:table-cell>
          <table:table-cell table:number-columns-repeated="16381"/>
        </table:table-row>
        <table:table-row table:style-name="ro1">
          <table:table-cell office:value-type="float" office:value="2308500" table:style-name="ce1">
            <text:p>2308500</text:p>
          </table:table-cell>
          <table:table-cell office:value-type="string" table:style-name="ce1">
            <text:p>Mombaça</text:p>
          </table:table-cell>
          <table:table-cell office:value-type="float" office:value="2308500" table:style-name="ce1">
            <text:p>2308500</text:p>
          </table:table-cell>
          <table:table-cell table:number-columns-repeated="16381"/>
        </table:table-row>
        <table:table-row table:style-name="ro1">
          <table:table-cell office:value-type="float" office:value="2308609" table:style-name="ce1">
            <text:p>2308609</text:p>
          </table:table-cell>
          <table:table-cell office:value-type="string" table:style-name="ce1">
            <text:p>Monsenhor Tabosa</text:p>
          </table:table-cell>
          <table:table-cell office:value-type="float" office:value="2308609" table:style-name="ce1">
            <text:p>2308609</text:p>
          </table:table-cell>
          <table:table-cell table:number-columns-repeated="16381"/>
        </table:table-row>
        <table:table-row table:style-name="ro1">
          <table:table-cell office:value-type="float" office:value="2308708" table:style-name="ce1">
            <text:p>2308708</text:p>
          </table:table-cell>
          <table:table-cell office:value-type="string" table:style-name="ce1">
            <text:p>Morada Nova</text:p>
          </table:table-cell>
          <table:table-cell office:value-type="float" office:value="2308708" table:style-name="ce1">
            <text:p>2308708</text:p>
          </table:table-cell>
          <table:table-cell table:number-columns-repeated="16381"/>
        </table:table-row>
        <table:table-row table:style-name="ro1">
          <table:table-cell office:value-type="float" office:value="2308807" table:style-name="ce1">
            <text:p>2308807</text:p>
          </table:table-cell>
          <table:table-cell office:value-type="string" table:style-name="ce1">
            <text:p>Moraújo</text:p>
          </table:table-cell>
          <table:table-cell office:value-type="float" office:value="2308807" table:style-name="ce1">
            <text:p>2308807</text:p>
          </table:table-cell>
          <table:table-cell table:number-columns-repeated="16381"/>
        </table:table-row>
        <table:table-row table:style-name="ro1">
          <table:table-cell office:value-type="float" office:value="2308906" table:style-name="ce1">
            <text:p>2308906</text:p>
          </table:table-cell>
          <table:table-cell office:value-type="string" table:style-name="ce1">
            <text:p>Morrinhos</text:p>
          </table:table-cell>
          <table:table-cell office:value-type="float" office:value="2308906" table:style-name="ce1">
            <text:p>2308906</text:p>
          </table:table-cell>
          <table:table-cell table:number-columns-repeated="16381"/>
        </table:table-row>
        <table:table-row table:style-name="ro1">
          <table:table-cell office:value-type="float" office:value="2309003" table:style-name="ce1">
            <text:p>2309003</text:p>
          </table:table-cell>
          <table:table-cell office:value-type="string" table:style-name="ce1">
            <text:p>Mucambo</text:p>
          </table:table-cell>
          <table:table-cell office:value-type="float" office:value="2309003" table:style-name="ce1">
            <text:p>2309003</text:p>
          </table:table-cell>
          <table:table-cell table:number-columns-repeated="16381"/>
        </table:table-row>
        <table:table-row table:style-name="ro1">
          <table:table-cell office:value-type="float" office:value="2309102" table:style-name="ce1">
            <text:p>2309102</text:p>
          </table:table-cell>
          <table:table-cell office:value-type="string" table:style-name="ce1">
            <text:p>Mulungu</text:p>
          </table:table-cell>
          <table:table-cell office:value-type="float" office:value="2309102" table:style-name="ce1">
            <text:p>2309102</text:p>
          </table:table-cell>
          <table:table-cell table:number-columns-repeated="16381"/>
        </table:table-row>
        <table:table-row table:style-name="ro1">
          <table:table-cell office:value-type="float" office:value="2309201" table:style-name="ce1">
            <text:p>2309201</text:p>
          </table:table-cell>
          <table:table-cell office:value-type="string" table:style-name="ce1">
            <text:p>Nova Olinda</text:p>
          </table:table-cell>
          <table:table-cell office:value-type="float" office:value="2309201" table:style-name="ce1">
            <text:p>2309201</text:p>
          </table:table-cell>
          <table:table-cell table:number-columns-repeated="16381"/>
        </table:table-row>
        <table:table-row table:style-name="ro1">
          <table:table-cell office:value-type="float" office:value="2309300" table:style-name="ce1">
            <text:p>2309300</text:p>
          </table:table-cell>
          <table:table-cell office:value-type="string" table:style-name="ce1">
            <text:p>Nova Russas</text:p>
          </table:table-cell>
          <table:table-cell office:value-type="float" office:value="2309300" table:style-name="ce1">
            <text:p>2309300</text:p>
          </table:table-cell>
          <table:table-cell table:number-columns-repeated="16381"/>
        </table:table-row>
        <table:table-row table:style-name="ro1">
          <table:table-cell office:value-type="float" office:value="2309409" table:style-name="ce1">
            <text:p>2309409</text:p>
          </table:table-cell>
          <table:table-cell office:value-type="string" table:style-name="ce1">
            <text:p>Novo Oriente</text:p>
          </table:table-cell>
          <table:table-cell office:value-type="float" office:value="2309409" table:style-name="ce1">
            <text:p>2309409</text:p>
          </table:table-cell>
          <table:table-cell table:number-columns-repeated="16381"/>
        </table:table-row>
        <table:table-row table:style-name="ro1">
          <table:table-cell office:value-type="float" office:value="2309458" table:style-name="ce1">
            <text:p>2309458</text:p>
          </table:table-cell>
          <table:table-cell office:value-type="string" table:style-name="ce1">
            <text:p>Ocara</text:p>
          </table:table-cell>
          <table:table-cell office:value-type="float" office:value="2309458" table:style-name="ce1">
            <text:p>2309458</text:p>
          </table:table-cell>
          <table:table-cell table:number-columns-repeated="16381"/>
        </table:table-row>
        <table:table-row table:style-name="ro1">
          <table:table-cell office:value-type="float" office:value="2309508" table:style-name="ce1">
            <text:p>2309508</text:p>
          </table:table-cell>
          <table:table-cell office:value-type="string" table:style-name="ce1">
            <text:p>Orós</text:p>
          </table:table-cell>
          <table:table-cell office:value-type="float" office:value="2309508" table:style-name="ce1">
            <text:p>2309508</text:p>
          </table:table-cell>
          <table:table-cell table:number-columns-repeated="16381"/>
        </table:table-row>
        <table:table-row table:style-name="ro1">
          <table:table-cell office:value-type="float" office:value="2309607" table:style-name="ce1">
            <text:p>2309607</text:p>
          </table:table-cell>
          <table:table-cell office:value-type="string" table:style-name="ce1">
            <text:p>Pacajus</text:p>
          </table:table-cell>
          <table:table-cell office:value-type="float" office:value="2309607" table:style-name="ce1">
            <text:p>2309607</text:p>
          </table:table-cell>
          <table:table-cell table:number-columns-repeated="16381"/>
        </table:table-row>
        <table:table-row table:style-name="ro1">
          <table:table-cell office:value-type="float" office:value="2309706" table:style-name="ce1">
            <text:p>2309706</text:p>
          </table:table-cell>
          <table:table-cell office:value-type="string" table:style-name="ce1">
            <text:p>Pacatuba</text:p>
          </table:table-cell>
          <table:table-cell office:value-type="float" office:value="2309706" table:style-name="ce1">
            <text:p>2309706</text:p>
          </table:table-cell>
          <table:table-cell table:number-columns-repeated="16381"/>
        </table:table-row>
        <table:table-row table:style-name="ro1">
          <table:table-cell office:value-type="float" office:value="2309805" table:style-name="ce1">
            <text:p>2309805</text:p>
          </table:table-cell>
          <table:table-cell office:value-type="string" table:style-name="ce1">
            <text:p>Pacoti</text:p>
          </table:table-cell>
          <table:table-cell office:value-type="float" office:value="2309805" table:style-name="ce1">
            <text:p>2309805</text:p>
          </table:table-cell>
          <table:table-cell table:number-columns-repeated="16381"/>
        </table:table-row>
        <table:table-row table:style-name="ro1">
          <table:table-cell office:value-type="float" office:value="2309904" table:style-name="ce1">
            <text:p>2309904</text:p>
          </table:table-cell>
          <table:table-cell office:value-type="string" table:style-name="ce1">
            <text:p>Pacujá</text:p>
          </table:table-cell>
          <table:table-cell office:value-type="float" office:value="2309904" table:style-name="ce1">
            <text:p>2309904</text:p>
          </table:table-cell>
          <table:table-cell table:number-columns-repeated="16381"/>
        </table:table-row>
        <table:table-row table:style-name="ro1">
          <table:table-cell office:value-type="float" office:value="2310001" table:style-name="ce1">
            <text:p>2310001</text:p>
          </table:table-cell>
          <table:table-cell office:value-type="string" table:style-name="ce1">
            <text:p>Palhano</text:p>
          </table:table-cell>
          <table:table-cell office:value-type="float" office:value="2310001" table:style-name="ce1">
            <text:p>2310001</text:p>
          </table:table-cell>
          <table:table-cell table:number-columns-repeated="16381"/>
        </table:table-row>
        <table:table-row table:style-name="ro1">
          <table:table-cell office:value-type="float" office:value="2310100" table:style-name="ce1">
            <text:p>2310100</text:p>
          </table:table-cell>
          <table:table-cell office:value-type="string" table:style-name="ce1">
            <text:p>Palmácia</text:p>
          </table:table-cell>
          <table:table-cell office:value-type="float" office:value="2310100" table:style-name="ce1">
            <text:p>2310100</text:p>
          </table:table-cell>
          <table:table-cell table:number-columns-repeated="16381"/>
        </table:table-row>
        <table:table-row table:style-name="ro1">
          <table:table-cell office:value-type="float" office:value="2310209" table:style-name="ce1">
            <text:p>2310209</text:p>
          </table:table-cell>
          <table:table-cell office:value-type="string" table:style-name="ce1">
            <text:p>Paracuru</text:p>
          </table:table-cell>
          <table:table-cell office:value-type="float" office:value="2310209" table:style-name="ce1">
            <text:p>2310209</text:p>
          </table:table-cell>
          <table:table-cell table:number-columns-repeated="16381"/>
        </table:table-row>
        <table:table-row table:style-name="ro1">
          <table:table-cell office:value-type="float" office:value="2310258" table:style-name="ce1">
            <text:p>2310258</text:p>
          </table:table-cell>
          <table:table-cell office:value-type="string" table:style-name="ce1">
            <text:p>Paraipaba</text:p>
          </table:table-cell>
          <table:table-cell office:value-type="float" office:value="2310258" table:style-name="ce1">
            <text:p>2310258</text:p>
          </table:table-cell>
          <table:table-cell table:number-columns-repeated="16381"/>
        </table:table-row>
        <table:table-row table:style-name="ro1">
          <table:table-cell office:value-type="float" office:value="2310308" table:style-name="ce1">
            <text:p>2310308</text:p>
          </table:table-cell>
          <table:table-cell office:value-type="string" table:style-name="ce1">
            <text:p>Parambu</text:p>
          </table:table-cell>
          <table:table-cell office:value-type="float" office:value="2310308" table:style-name="ce1">
            <text:p>2310308</text:p>
          </table:table-cell>
          <table:table-cell table:number-columns-repeated="16381"/>
        </table:table-row>
        <table:table-row table:style-name="ro1">
          <table:table-cell office:value-type="float" office:value="2310407" table:style-name="ce1">
            <text:p>2310407</text:p>
          </table:table-cell>
          <table:table-cell office:value-type="string" table:style-name="ce1">
            <text:p>Paramoti</text:p>
          </table:table-cell>
          <table:table-cell office:value-type="float" office:value="2310407" table:style-name="ce1">
            <text:p>2310407</text:p>
          </table:table-cell>
          <table:table-cell table:number-columns-repeated="16381"/>
        </table:table-row>
        <table:table-row table:style-name="ro1">
          <table:table-cell office:value-type="float" office:value="2310506" table:style-name="ce1">
            <text:p>2310506</text:p>
          </table:table-cell>
          <table:table-cell office:value-type="string" table:style-name="ce1">
            <text:p>Pedra Branca</text:p>
          </table:table-cell>
          <table:table-cell office:value-type="float" office:value="2310506" table:style-name="ce1">
            <text:p>2310506</text:p>
          </table:table-cell>
          <table:table-cell table:number-columns-repeated="16381"/>
        </table:table-row>
        <table:table-row table:style-name="ro1">
          <table:table-cell office:value-type="float" office:value="2310605" table:style-name="ce1">
            <text:p>2310605</text:p>
          </table:table-cell>
          <table:table-cell office:value-type="string" table:style-name="ce1">
            <text:p>Penaforte</text:p>
          </table:table-cell>
          <table:table-cell office:value-type="float" office:value="2310605" table:style-name="ce1">
            <text:p>2310605</text:p>
          </table:table-cell>
          <table:table-cell table:number-columns-repeated="16381"/>
        </table:table-row>
        <table:table-row table:style-name="ro1">
          <table:table-cell office:value-type="float" office:value="2310704" table:style-name="ce1">
            <text:p>2310704</text:p>
          </table:table-cell>
          <table:table-cell office:value-type="string" table:style-name="ce1">
            <text:p>Pentecoste</text:p>
          </table:table-cell>
          <table:table-cell office:value-type="float" office:value="2310704" table:style-name="ce1">
            <text:p>2310704</text:p>
          </table:table-cell>
          <table:table-cell table:number-columns-repeated="16381"/>
        </table:table-row>
        <table:table-row table:style-name="ro1">
          <table:table-cell office:value-type="float" office:value="2310803" table:style-name="ce1">
            <text:p>2310803</text:p>
          </table:table-cell>
          <table:table-cell office:value-type="string" table:style-name="ce1">
            <text:p>Pereiro</text:p>
          </table:table-cell>
          <table:table-cell office:value-type="float" office:value="2310803" table:style-name="ce1">
            <text:p>2310803</text:p>
          </table:table-cell>
          <table:table-cell table:number-columns-repeated="16381"/>
        </table:table-row>
        <table:table-row table:style-name="ro1">
          <table:table-cell office:value-type="float" office:value="2310852" table:style-name="ce1">
            <text:p>2310852</text:p>
          </table:table-cell>
          <table:table-cell office:value-type="string" table:style-name="ce1">
            <text:p>Pindoretama</text:p>
          </table:table-cell>
          <table:table-cell office:value-type="float" office:value="2310852" table:style-name="ce1">
            <text:p>2310852</text:p>
          </table:table-cell>
          <table:table-cell table:number-columns-repeated="16381"/>
        </table:table-row>
        <table:table-row table:style-name="ro1">
          <table:table-cell office:value-type="float" office:value="2310902" table:style-name="ce1">
            <text:p>2310902</text:p>
          </table:table-cell>
          <table:table-cell office:value-type="string" table:style-name="ce1">
            <text:p>Piquet Carneiro</text:p>
          </table:table-cell>
          <table:table-cell office:value-type="float" office:value="2310902" table:style-name="ce1">
            <text:p>2310902</text:p>
          </table:table-cell>
          <table:table-cell table:number-columns-repeated="16381"/>
        </table:table-row>
        <table:table-row table:style-name="ro1">
          <table:table-cell office:value-type="float" office:value="2310951" table:style-name="ce1">
            <text:p>2310951</text:p>
          </table:table-cell>
          <table:table-cell office:value-type="string" table:style-name="ce1">
            <text:p>Pires Ferreira</text:p>
          </table:table-cell>
          <table:table-cell office:value-type="float" office:value="2310951" table:style-name="ce1">
            <text:p>2310951</text:p>
          </table:table-cell>
          <table:table-cell table:number-columns-repeated="16381"/>
        </table:table-row>
        <table:table-row table:style-name="ro1">
          <table:table-cell office:value-type="float" office:value="2311009" table:style-name="ce1">
            <text:p>2311009</text:p>
          </table:table-cell>
          <table:table-cell office:value-type="string" table:style-name="ce1">
            <text:p>Poranga</text:p>
          </table:table-cell>
          <table:table-cell office:value-type="float" office:value="2311009" table:style-name="ce1">
            <text:p>2311009</text:p>
          </table:table-cell>
          <table:table-cell table:number-columns-repeated="16381"/>
        </table:table-row>
        <table:table-row table:style-name="ro1">
          <table:table-cell office:value-type="float" office:value="2311108" table:style-name="ce1">
            <text:p>2311108</text:p>
          </table:table-cell>
          <table:table-cell office:value-type="string" table:style-name="ce1">
            <text:p>Porteiras</text:p>
          </table:table-cell>
          <table:table-cell office:value-type="float" office:value="2311108" table:style-name="ce1">
            <text:p>2311108</text:p>
          </table:table-cell>
          <table:table-cell table:number-columns-repeated="16381"/>
        </table:table-row>
        <table:table-row table:style-name="ro1">
          <table:table-cell office:value-type="float" office:value="2311207" table:style-name="ce1">
            <text:p>2311207</text:p>
          </table:table-cell>
          <table:table-cell office:value-type="string" table:style-name="ce1">
            <text:p>Potengi</text:p>
          </table:table-cell>
          <table:table-cell office:value-type="float" office:value="2311207" table:style-name="ce1">
            <text:p>2311207</text:p>
          </table:table-cell>
          <table:table-cell table:number-columns-repeated="16381"/>
        </table:table-row>
        <table:table-row table:style-name="ro1">
          <table:table-cell office:value-type="float" office:value="2311231" table:style-name="ce1">
            <text:p>2311231</text:p>
          </table:table-cell>
          <table:table-cell office:value-type="string" table:style-name="ce1">
            <text:p>Potiretama</text:p>
          </table:table-cell>
          <table:table-cell office:value-type="float" office:value="2311231" table:style-name="ce1">
            <text:p>2311231</text:p>
          </table:table-cell>
          <table:table-cell table:number-columns-repeated="16381"/>
        </table:table-row>
        <table:table-row table:style-name="ro1">
          <table:table-cell office:value-type="float" office:value="2311264" table:style-name="ce1">
            <text:p>2311264</text:p>
          </table:table-cell>
          <table:table-cell office:value-type="string" table:style-name="ce1">
            <text:p>Quiterianópolis</text:p>
          </table:table-cell>
          <table:table-cell office:value-type="float" office:value="2311264" table:style-name="ce1">
            <text:p>2311264</text:p>
          </table:table-cell>
          <table:table-cell table:number-columns-repeated="16381"/>
        </table:table-row>
        <table:table-row table:style-name="ro1">
          <table:table-cell office:value-type="float" office:value="2311306" table:style-name="ce1">
            <text:p>2311306</text:p>
          </table:table-cell>
          <table:table-cell office:value-type="string" table:style-name="ce1">
            <text:p>Quixadá</text:p>
          </table:table-cell>
          <table:table-cell office:value-type="float" office:value="2311306" table:style-name="ce1">
            <text:p>2311306</text:p>
          </table:table-cell>
          <table:table-cell table:number-columns-repeated="16381"/>
        </table:table-row>
        <table:table-row table:style-name="ro1">
          <table:table-cell office:value-type="float" office:value="2311355" table:style-name="ce1">
            <text:p>2311355</text:p>
          </table:table-cell>
          <table:table-cell office:value-type="string" table:style-name="ce1">
            <text:p>Quixelô</text:p>
          </table:table-cell>
          <table:table-cell office:value-type="float" office:value="2311355" table:style-name="ce1">
            <text:p>2311355</text:p>
          </table:table-cell>
          <table:table-cell table:number-columns-repeated="16381"/>
        </table:table-row>
        <table:table-row table:style-name="ro1">
          <table:table-cell office:value-type="float" office:value="2311405" table:style-name="ce1">
            <text:p>2311405</text:p>
          </table:table-cell>
          <table:table-cell office:value-type="string" table:style-name="ce1">
            <text:p>Quixeramobim</text:p>
          </table:table-cell>
          <table:table-cell office:value-type="float" office:value="2311405" table:style-name="ce1">
            <text:p>2311405</text:p>
          </table:table-cell>
          <table:table-cell table:number-columns-repeated="16381"/>
        </table:table-row>
        <table:table-row table:style-name="ro1">
          <table:table-cell office:value-type="float" office:value="2311504" table:style-name="ce1">
            <text:p>2311504</text:p>
          </table:table-cell>
          <table:table-cell office:value-type="string" table:style-name="ce1">
            <text:p>Quixeré</text:p>
          </table:table-cell>
          <table:table-cell office:value-type="float" office:value="2311504" table:style-name="ce1">
            <text:p>2311504</text:p>
          </table:table-cell>
          <table:table-cell table:number-columns-repeated="16381"/>
        </table:table-row>
        <table:table-row table:style-name="ro1">
          <table:table-cell office:value-type="float" office:value="2311603" table:style-name="ce1">
            <text:p>2311603</text:p>
          </table:table-cell>
          <table:table-cell office:value-type="string" table:style-name="ce1">
            <text:p>Redenção</text:p>
          </table:table-cell>
          <table:table-cell office:value-type="float" office:value="2311603" table:style-name="ce1">
            <text:p>2311603</text:p>
          </table:table-cell>
          <table:table-cell table:number-columns-repeated="16381"/>
        </table:table-row>
        <table:table-row table:style-name="ro1">
          <table:table-cell office:value-type="float" office:value="2311702" table:style-name="ce1">
            <text:p>2311702</text:p>
          </table:table-cell>
          <table:table-cell office:value-type="string" table:style-name="ce1">
            <text:p>Reriutaba</text:p>
          </table:table-cell>
          <table:table-cell office:value-type="float" office:value="2311702" table:style-name="ce1">
            <text:p>2311702</text:p>
          </table:table-cell>
          <table:table-cell table:number-columns-repeated="16381"/>
        </table:table-row>
        <table:table-row table:style-name="ro1">
          <table:table-cell office:value-type="float" office:value="2311801" table:style-name="ce1">
            <text:p>2311801</text:p>
          </table:table-cell>
          <table:table-cell office:value-type="string" table:style-name="ce1">
            <text:p>Russas</text:p>
          </table:table-cell>
          <table:table-cell office:value-type="float" office:value="2311801" table:style-name="ce1">
            <text:p>2311801</text:p>
          </table:table-cell>
          <table:table-cell table:number-columns-repeated="16381"/>
        </table:table-row>
        <table:table-row table:style-name="ro1">
          <table:table-cell office:value-type="float" office:value="2311900" table:style-name="ce1">
            <text:p>2311900</text:p>
          </table:table-cell>
          <table:table-cell office:value-type="string" table:style-name="ce1">
            <text:p>Saboeiro</text:p>
          </table:table-cell>
          <table:table-cell office:value-type="float" office:value="2311900" table:style-name="ce1">
            <text:p>2311900</text:p>
          </table:table-cell>
          <table:table-cell table:number-columns-repeated="16381"/>
        </table:table-row>
        <table:table-row table:style-name="ro1">
          <table:table-cell office:value-type="float" office:value="2311959" table:style-name="ce1">
            <text:p>2311959</text:p>
          </table:table-cell>
          <table:table-cell office:value-type="string" table:style-name="ce1">
            <text:p>Salitre</text:p>
          </table:table-cell>
          <table:table-cell office:value-type="float" office:value="2311959" table:style-name="ce1">
            <text:p>2311959</text:p>
          </table:table-cell>
          <table:table-cell table:number-columns-repeated="16381"/>
        </table:table-row>
        <table:table-row table:style-name="ro1">
          <table:table-cell office:value-type="float" office:value="2312007" table:style-name="ce1">
            <text:p>2312007</text:p>
          </table:table-cell>
          <table:table-cell office:value-type="string" table:style-name="ce1">
            <text:p>Santana do Acaraú</text:p>
          </table:table-cell>
          <table:table-cell office:value-type="float" office:value="2312007" table:style-name="ce1">
            <text:p>2312007</text:p>
          </table:table-cell>
          <table:table-cell table:number-columns-repeated="16381"/>
        </table:table-row>
        <table:table-row table:style-name="ro1">
          <table:table-cell office:value-type="float" office:value="2312106" table:style-name="ce1">
            <text:p>2312106</text:p>
          </table:table-cell>
          <table:table-cell office:value-type="string" table:style-name="ce1">
            <text:p>Santana do Cariri</text:p>
          </table:table-cell>
          <table:table-cell office:value-type="float" office:value="2312106" table:style-name="ce1">
            <text:p>2312106</text:p>
          </table:table-cell>
          <table:table-cell table:number-columns-repeated="16381"/>
        </table:table-row>
        <table:table-row table:style-name="ro1">
          <table:table-cell office:value-type="float" office:value="2312205" table:style-name="ce1">
            <text:p>2312205</text:p>
          </table:table-cell>
          <table:table-cell office:value-type="string" table:style-name="ce1">
            <text:p>Santa Quitéria</text:p>
          </table:table-cell>
          <table:table-cell office:value-type="float" office:value="2312205" table:style-name="ce1">
            <text:p>2312205</text:p>
          </table:table-cell>
          <table:table-cell table:number-columns-repeated="16381"/>
        </table:table-row>
        <table:table-row table:style-name="ro1">
          <table:table-cell office:value-type="float" office:value="2312304" table:style-name="ce1">
            <text:p>2312304</text:p>
          </table:table-cell>
          <table:table-cell office:value-type="string" table:style-name="ce1">
            <text:p>São Benedito</text:p>
          </table:table-cell>
          <table:table-cell office:value-type="float" office:value="2312304" table:style-name="ce1">
            <text:p>2312304</text:p>
          </table:table-cell>
          <table:table-cell table:number-columns-repeated="16381"/>
        </table:table-row>
        <table:table-row table:style-name="ro1">
          <table:table-cell office:value-type="float" office:value="2312403" table:style-name="ce1">
            <text:p>2312403</text:p>
          </table:table-cell>
          <table:table-cell office:value-type="string" table:style-name="ce1">
            <text:p>São Gonçalo do Amarante</text:p>
          </table:table-cell>
          <table:table-cell office:value-type="float" office:value="2312403" table:style-name="ce1">
            <text:p>2312403</text:p>
          </table:table-cell>
          <table:table-cell table:number-columns-repeated="16381"/>
        </table:table-row>
        <table:table-row table:style-name="ro1">
          <table:table-cell office:value-type="float" office:value="2312502" table:style-name="ce1">
            <text:p>2312502</text:p>
          </table:table-cell>
          <table:table-cell office:value-type="string" table:style-name="ce1">
            <text:p>São João do Jaguaribe</text:p>
          </table:table-cell>
          <table:table-cell office:value-type="float" office:value="2312502" table:style-name="ce1">
            <text:p>2312502</text:p>
          </table:table-cell>
          <table:table-cell table:number-columns-repeated="16381"/>
        </table:table-row>
        <table:table-row table:style-name="ro1">
          <table:table-cell office:value-type="float" office:value="2312601" table:style-name="ce1">
            <text:p>2312601</text:p>
          </table:table-cell>
          <table:table-cell office:value-type="string" table:style-name="ce1">
            <text:p>São Luís do Curu</text:p>
          </table:table-cell>
          <table:table-cell office:value-type="float" office:value="2312601" table:style-name="ce1">
            <text:p>2312601</text:p>
          </table:table-cell>
          <table:table-cell table:number-columns-repeated="16381"/>
        </table:table-row>
        <table:table-row table:style-name="ro1">
          <table:table-cell office:value-type="float" office:value="2312700" table:style-name="ce1">
            <text:p>2312700</text:p>
          </table:table-cell>
          <table:table-cell office:value-type="string" table:style-name="ce1">
            <text:p>Senador Pompeu</text:p>
          </table:table-cell>
          <table:table-cell office:value-type="float" office:value="2312700" table:style-name="ce1">
            <text:p>2312700</text:p>
          </table:table-cell>
          <table:table-cell table:number-columns-repeated="16381"/>
        </table:table-row>
        <table:table-row table:style-name="ro1">
          <table:table-cell office:value-type="float" office:value="2312809" table:style-name="ce1">
            <text:p>2312809</text:p>
          </table:table-cell>
          <table:table-cell office:value-type="string" table:style-name="ce1">
            <text:p>Senador Sá</text:p>
          </table:table-cell>
          <table:table-cell office:value-type="float" office:value="2312809" table:style-name="ce1">
            <text:p>2312809</text:p>
          </table:table-cell>
          <table:table-cell table:number-columns-repeated="16381"/>
        </table:table-row>
        <table:table-row table:style-name="ro1">
          <table:table-cell office:value-type="float" office:value="2312908" table:style-name="ce1">
            <text:p>2312908</text:p>
          </table:table-cell>
          <table:table-cell office:value-type="string" table:style-name="ce1">
            <text:p>Sobral</text:p>
          </table:table-cell>
          <table:table-cell office:value-type="float" office:value="2312908" table:style-name="ce1">
            <text:p>2312908</text:p>
          </table:table-cell>
          <table:table-cell table:number-columns-repeated="16381"/>
        </table:table-row>
        <table:table-row table:style-name="ro1">
          <table:table-cell office:value-type="float" office:value="2313005" table:style-name="ce1">
            <text:p>2313005</text:p>
          </table:table-cell>
          <table:table-cell office:value-type="string" table:style-name="ce1">
            <text:p>Solonópole</text:p>
          </table:table-cell>
          <table:table-cell office:value-type="float" office:value="2313005" table:style-name="ce1">
            <text:p>2313005</text:p>
          </table:table-cell>
          <table:table-cell table:number-columns-repeated="16381"/>
        </table:table-row>
        <table:table-row table:style-name="ro1">
          <table:table-cell office:value-type="float" office:value="2313104" table:style-name="ce1">
            <text:p>2313104</text:p>
          </table:table-cell>
          <table:table-cell office:value-type="string" table:style-name="ce1">
            <text:p>Tabuleiro do Norte</text:p>
          </table:table-cell>
          <table:table-cell office:value-type="float" office:value="2313104" table:style-name="ce1">
            <text:p>2313104</text:p>
          </table:table-cell>
          <table:table-cell table:number-columns-repeated="16381"/>
        </table:table-row>
        <table:table-row table:style-name="ro1">
          <table:table-cell office:value-type="float" office:value="2313203" table:style-name="ce1">
            <text:p>2313203</text:p>
          </table:table-cell>
          <table:table-cell office:value-type="string" table:style-name="ce1">
            <text:p>Tamboril</text:p>
          </table:table-cell>
          <table:table-cell office:value-type="float" office:value="2313203" table:style-name="ce1">
            <text:p>2313203</text:p>
          </table:table-cell>
          <table:table-cell table:number-columns-repeated="16381"/>
        </table:table-row>
        <table:table-row table:style-name="ro1">
          <table:table-cell office:value-type="float" office:value="2313252" table:style-name="ce1">
            <text:p>2313252</text:p>
          </table:table-cell>
          <table:table-cell office:value-type="string" table:style-name="ce1">
            <text:p>Tarrafas</text:p>
          </table:table-cell>
          <table:table-cell office:value-type="float" office:value="2313252" table:style-name="ce1">
            <text:p>2313252</text:p>
          </table:table-cell>
          <table:table-cell table:number-columns-repeated="16381"/>
        </table:table-row>
        <table:table-row table:style-name="ro1">
          <table:table-cell office:value-type="float" office:value="2313302" table:style-name="ce1">
            <text:p>2313302</text:p>
          </table:table-cell>
          <table:table-cell office:value-type="string" table:style-name="ce1">
            <text:p>Tauá</text:p>
          </table:table-cell>
          <table:table-cell office:value-type="float" office:value="2313302" table:style-name="ce1">
            <text:p>2313302</text:p>
          </table:table-cell>
          <table:table-cell table:number-columns-repeated="16381"/>
        </table:table-row>
        <table:table-row table:style-name="ro1">
          <table:table-cell office:value-type="float" office:value="2313351" table:style-name="ce1">
            <text:p>2313351</text:p>
          </table:table-cell>
          <table:table-cell office:value-type="string" table:style-name="ce1">
            <text:p>Tejuçuoca</text:p>
          </table:table-cell>
          <table:table-cell office:value-type="float" office:value="2313351" table:style-name="ce1">
            <text:p>2313351</text:p>
          </table:table-cell>
          <table:table-cell table:number-columns-repeated="16381"/>
        </table:table-row>
        <table:table-row table:style-name="ro1">
          <table:table-cell office:value-type="float" office:value="2313401" table:style-name="ce1">
            <text:p>2313401</text:p>
          </table:table-cell>
          <table:table-cell office:value-type="string" table:style-name="ce1">
            <text:p>Tianguá</text:p>
          </table:table-cell>
          <table:table-cell office:value-type="float" office:value="2313401" table:style-name="ce1">
            <text:p>2313401</text:p>
          </table:table-cell>
          <table:table-cell table:number-columns-repeated="16381"/>
        </table:table-row>
        <table:table-row table:style-name="ro1">
          <table:table-cell office:value-type="float" office:value="2313500" table:style-name="ce1">
            <text:p>2313500</text:p>
          </table:table-cell>
          <table:table-cell office:value-type="string" table:style-name="ce1">
            <text:p>Trairi</text:p>
          </table:table-cell>
          <table:table-cell office:value-type="float" office:value="2313500" table:style-name="ce1">
            <text:p>2313500</text:p>
          </table:table-cell>
          <table:table-cell table:number-columns-repeated="16381"/>
        </table:table-row>
        <table:table-row table:style-name="ro1">
          <table:table-cell office:value-type="float" office:value="2313559" table:style-name="ce1">
            <text:p>2313559</text:p>
          </table:table-cell>
          <table:table-cell office:value-type="string" table:style-name="ce1">
            <text:p>Tururu</text:p>
          </table:table-cell>
          <table:table-cell office:value-type="float" office:value="2313559" table:style-name="ce1">
            <text:p>2313559</text:p>
          </table:table-cell>
          <table:table-cell table:number-columns-repeated="16381"/>
        </table:table-row>
        <table:table-row table:style-name="ro1">
          <table:table-cell office:value-type="float" office:value="2313609" table:style-name="ce1">
            <text:p>2313609</text:p>
          </table:table-cell>
          <table:table-cell office:value-type="string" table:style-name="ce1">
            <text:p>Ubajara</text:p>
          </table:table-cell>
          <table:table-cell office:value-type="float" office:value="2313609" table:style-name="ce1">
            <text:p>2313609</text:p>
          </table:table-cell>
          <table:table-cell table:number-columns-repeated="16381"/>
        </table:table-row>
        <table:table-row table:style-name="ro1">
          <table:table-cell office:value-type="float" office:value="2313708" table:style-name="ce1">
            <text:p>2313708</text:p>
          </table:table-cell>
          <table:table-cell office:value-type="string" table:style-name="ce1">
            <text:p>Umari</text:p>
          </table:table-cell>
          <table:table-cell office:value-type="float" office:value="2313708" table:style-name="ce1">
            <text:p>2313708</text:p>
          </table:table-cell>
          <table:table-cell table:number-columns-repeated="16381"/>
        </table:table-row>
        <table:table-row table:style-name="ro1">
          <table:table-cell office:value-type="float" office:value="2313757" table:style-name="ce1">
            <text:p>2313757</text:p>
          </table:table-cell>
          <table:table-cell office:value-type="string" table:style-name="ce1">
            <text:p>Umirim</text:p>
          </table:table-cell>
          <table:table-cell office:value-type="float" office:value="2313757" table:style-name="ce1">
            <text:p>2313757</text:p>
          </table:table-cell>
          <table:table-cell table:number-columns-repeated="16381"/>
        </table:table-row>
        <table:table-row table:style-name="ro1">
          <table:table-cell office:value-type="float" office:value="2313807" table:style-name="ce1">
            <text:p>2313807</text:p>
          </table:table-cell>
          <table:table-cell office:value-type="string" table:style-name="ce1">
            <text:p>Uruburetama</text:p>
          </table:table-cell>
          <table:table-cell office:value-type="float" office:value="2313807" table:style-name="ce1">
            <text:p>2313807</text:p>
          </table:table-cell>
          <table:table-cell table:number-columns-repeated="16381"/>
        </table:table-row>
        <table:table-row table:style-name="ro1">
          <table:table-cell office:value-type="float" office:value="2313906" table:style-name="ce1">
            <text:p>2313906</text:p>
          </table:table-cell>
          <table:table-cell office:value-type="string" table:style-name="ce1">
            <text:p>Uruoca</text:p>
          </table:table-cell>
          <table:table-cell office:value-type="float" office:value="2313906" table:style-name="ce1">
            <text:p>2313906</text:p>
          </table:table-cell>
          <table:table-cell table:number-columns-repeated="16381"/>
        </table:table-row>
        <table:table-row table:style-name="ro1">
          <table:table-cell office:value-type="float" office:value="2313955" table:style-name="ce1">
            <text:p>2313955</text:p>
          </table:table-cell>
          <table:table-cell office:value-type="string" table:style-name="ce1">
            <text:p>Varjota</text:p>
          </table:table-cell>
          <table:table-cell office:value-type="float" office:value="2313955" table:style-name="ce1">
            <text:p>2313955</text:p>
          </table:table-cell>
          <table:table-cell table:number-columns-repeated="16381"/>
        </table:table-row>
        <table:table-row table:style-name="ro1">
          <table:table-cell office:value-type="float" office:value="2314003" table:style-name="ce1">
            <text:p>2314003</text:p>
          </table:table-cell>
          <table:table-cell office:value-type="string" table:style-name="ce1">
            <text:p>Várzea Alegre</text:p>
          </table:table-cell>
          <table:table-cell office:value-type="float" office:value="2314003" table:style-name="ce1">
            <text:p>2314003</text:p>
          </table:table-cell>
          <table:table-cell table:number-columns-repeated="16381"/>
        </table:table-row>
        <table:table-row table:style-name="ro1">
          <table:table-cell office:value-type="float" office:value="2314102" table:style-name="ce1">
            <text:p>2314102</text:p>
          </table:table-cell>
          <table:table-cell office:value-type="string" table:style-name="ce1">
            <text:p>Viçosa do Ceará</text:p>
          </table:table-cell>
          <table:table-cell office:value-type="float" office:value="2314102" table:style-name="ce1">
            <text:p>2314102</text:p>
          </table:table-cell>
          <table:table-cell table:number-columns-repeated="16381"/>
        </table:table-row>
        <table:table-row table:style-name="ro1">
          <table:table-cell office:value-type="float" office:value="2400109" table:style-name="ce1">
            <text:p>2400109</text:p>
          </table:table-cell>
          <table:table-cell office:value-type="string" table:style-name="ce1">
            <text:p>Acari</text:p>
          </table:table-cell>
          <table:table-cell office:value-type="float" office:value="2400109" table:style-name="ce1">
            <text:p>2400109</text:p>
          </table:table-cell>
          <table:table-cell table:number-columns-repeated="16381"/>
        </table:table-row>
        <table:table-row table:style-name="ro1">
          <table:table-cell office:value-type="float" office:value="2400208" table:style-name="ce1">
            <text:p>2400208</text:p>
          </table:table-cell>
          <table:table-cell office:value-type="string" table:style-name="ce1">
            <text:p>Açu</text:p>
          </table:table-cell>
          <table:table-cell office:value-type="float" office:value="2400208" table:style-name="ce1">
            <text:p>2400208</text:p>
          </table:table-cell>
          <table:table-cell table:number-columns-repeated="16381"/>
        </table:table-row>
        <table:table-row table:style-name="ro1">
          <table:table-cell office:value-type="float" office:value="2400307" table:style-name="ce1">
            <text:p>2400307</text:p>
          </table:table-cell>
          <table:table-cell office:value-type="string" table:style-name="ce1">
            <text:p>Afonso Bezerra</text:p>
          </table:table-cell>
          <table:table-cell office:value-type="float" office:value="2400307" table:style-name="ce1">
            <text:p>2400307</text:p>
          </table:table-cell>
          <table:table-cell table:number-columns-repeated="16381"/>
        </table:table-row>
        <table:table-row table:style-name="ro1">
          <table:table-cell office:value-type="float" office:value="2400406" table:style-name="ce1">
            <text:p>2400406</text:p>
          </table:table-cell>
          <table:table-cell office:value-type="string" table:style-name="ce1">
            <text:p>Água Nova</text:p>
          </table:table-cell>
          <table:table-cell office:value-type="float" office:value="2400406" table:style-name="ce1">
            <text:p>2400406</text:p>
          </table:table-cell>
          <table:table-cell table:number-columns-repeated="16381"/>
        </table:table-row>
        <table:table-row table:style-name="ro1">
          <table:table-cell office:value-type="float" office:value="2400505" table:style-name="ce1">
            <text:p>2400505</text:p>
          </table:table-cell>
          <table:table-cell office:value-type="string" table:style-name="ce1">
            <text:p>Alexandria</text:p>
          </table:table-cell>
          <table:table-cell office:value-type="float" office:value="2400505" table:style-name="ce1">
            <text:p>2400505</text:p>
          </table:table-cell>
          <table:table-cell table:number-columns-repeated="16381"/>
        </table:table-row>
        <table:table-row table:style-name="ro1">
          <table:table-cell office:value-type="float" office:value="2400604" table:style-name="ce1">
            <text:p>2400604</text:p>
          </table:table-cell>
          <table:table-cell office:value-type="string" table:style-name="ce1">
            <text:p>Almino Afonso</text:p>
          </table:table-cell>
          <table:table-cell office:value-type="float" office:value="2400604" table:style-name="ce1">
            <text:p>2400604</text:p>
          </table:table-cell>
          <table:table-cell table:number-columns-repeated="16381"/>
        </table:table-row>
        <table:table-row table:style-name="ro1">
          <table:table-cell office:value-type="float" office:value="2400703" table:style-name="ce1">
            <text:p>2400703</text:p>
          </table:table-cell>
          <table:table-cell office:value-type="string" table:style-name="ce1">
            <text:p>Alto do Rodrigues</text:p>
          </table:table-cell>
          <table:table-cell office:value-type="float" office:value="2400703" table:style-name="ce1">
            <text:p>2400703</text:p>
          </table:table-cell>
          <table:table-cell table:number-columns-repeated="16381"/>
        </table:table-row>
        <table:table-row table:style-name="ro1">
          <table:table-cell office:value-type="float" office:value="2400802" table:style-name="ce1">
            <text:p>2400802</text:p>
          </table:table-cell>
          <table:table-cell office:value-type="string" table:style-name="ce1">
            <text:p>Angicos</text:p>
          </table:table-cell>
          <table:table-cell office:value-type="float" office:value="2400802" table:style-name="ce1">
            <text:p>2400802</text:p>
          </table:table-cell>
          <table:table-cell table:number-columns-repeated="16381"/>
        </table:table-row>
        <table:table-row table:style-name="ro1">
          <table:table-cell office:value-type="float" office:value="2400901" table:style-name="ce1">
            <text:p>2400901</text:p>
          </table:table-cell>
          <table:table-cell office:value-type="string" table:style-name="ce1">
            <text:p>Antônio Martins</text:p>
          </table:table-cell>
          <table:table-cell office:value-type="float" office:value="2400901" table:style-name="ce1">
            <text:p>2400901</text:p>
          </table:table-cell>
          <table:table-cell table:number-columns-repeated="16381"/>
        </table:table-row>
        <table:table-row table:style-name="ro1">
          <table:table-cell office:value-type="float" office:value="2401008" table:style-name="ce1">
            <text:p>2401008</text:p>
          </table:table-cell>
          <table:table-cell office:value-type="string" table:style-name="ce1">
            <text:p>Apodi</text:p>
          </table:table-cell>
          <table:table-cell office:value-type="float" office:value="2401008" table:style-name="ce1">
            <text:p>2401008</text:p>
          </table:table-cell>
          <table:table-cell table:number-columns-repeated="16381"/>
        </table:table-row>
        <table:table-row table:style-name="ro1">
          <table:table-cell office:value-type="float" office:value="2401107" table:style-name="ce1">
            <text:p>2401107</text:p>
          </table:table-cell>
          <table:table-cell office:value-type="string" table:style-name="ce1">
            <text:p>Areia Branca</text:p>
          </table:table-cell>
          <table:table-cell office:value-type="float" office:value="2401107" table:style-name="ce1">
            <text:p>2401107</text:p>
          </table:table-cell>
          <table:table-cell table:number-columns-repeated="16381"/>
        </table:table-row>
        <table:table-row table:style-name="ro1">
          <table:table-cell office:value-type="float" office:value="2401206" table:style-name="ce1">
            <text:p>2401206</text:p>
          </table:table-cell>
          <table:table-cell office:value-type="string" table:style-name="ce1">
            <text:p>Arês</text:p>
          </table:table-cell>
          <table:table-cell office:value-type="float" office:value="2401206" table:style-name="ce1">
            <text:p>2401206</text:p>
          </table:table-cell>
          <table:table-cell table:number-columns-repeated="16381"/>
        </table:table-row>
        <table:table-row table:style-name="ro1">
          <table:table-cell office:value-type="float" office:value="2401305" table:style-name="ce1">
            <text:p>2401305</text:p>
          </table:table-cell>
          <table:table-cell office:value-type="string" table:style-name="ce1">
            <text:p>Campo Grande</text:p>
          </table:table-cell>
          <table:table-cell office:value-type="float" office:value="2401305" table:style-name="ce1">
            <text:p>2401305</text:p>
          </table:table-cell>
          <table:table-cell table:number-columns-repeated="16381"/>
        </table:table-row>
        <table:table-row table:style-name="ro1">
          <table:table-cell office:value-type="float" office:value="2401404" table:style-name="ce1">
            <text:p>2401404</text:p>
          </table:table-cell>
          <table:table-cell office:value-type="string" table:style-name="ce1">
            <text:p>Baía Formosa</text:p>
          </table:table-cell>
          <table:table-cell office:value-type="float" office:value="2401404" table:style-name="ce1">
            <text:p>2401404</text:p>
          </table:table-cell>
          <table:table-cell table:number-columns-repeated="16381"/>
        </table:table-row>
        <table:table-row table:style-name="ro1">
          <table:table-cell office:value-type="float" office:value="2401453" table:style-name="ce1">
            <text:p>2401453</text:p>
          </table:table-cell>
          <table:table-cell office:value-type="string" table:style-name="ce1">
            <text:p>Baraúna</text:p>
          </table:table-cell>
          <table:table-cell office:value-type="float" office:value="2401453" table:style-name="ce1">
            <text:p>2401453</text:p>
          </table:table-cell>
          <table:table-cell table:number-columns-repeated="16381"/>
        </table:table-row>
        <table:table-row table:style-name="ro1">
          <table:table-cell office:value-type="float" office:value="2401503" table:style-name="ce1">
            <text:p>2401503</text:p>
          </table:table-cell>
          <table:table-cell office:value-type="string" table:style-name="ce1">
            <text:p>Barcelona</text:p>
          </table:table-cell>
          <table:table-cell office:value-type="float" office:value="2401503" table:style-name="ce1">
            <text:p>2401503</text:p>
          </table:table-cell>
          <table:table-cell table:number-columns-repeated="16381"/>
        </table:table-row>
        <table:table-row table:style-name="ro1">
          <table:table-cell office:value-type="float" office:value="2401602" table:style-name="ce1">
            <text:p>2401602</text:p>
          </table:table-cell>
          <table:table-cell office:value-type="string" table:style-name="ce1">
            <text:p>Bento Fernandes</text:p>
          </table:table-cell>
          <table:table-cell office:value-type="float" office:value="2401602" table:style-name="ce1">
            <text:p>2401602</text:p>
          </table:table-cell>
          <table:table-cell table:number-columns-repeated="16381"/>
        </table:table-row>
        <table:table-row table:style-name="ro1">
          <table:table-cell office:value-type="float" office:value="2401651" table:style-name="ce1">
            <text:p>2401651</text:p>
          </table:table-cell>
          <table:table-cell office:value-type="string" table:style-name="ce1">
            <text:p>Bodó</text:p>
          </table:table-cell>
          <table:table-cell office:value-type="float" office:value="2401651" table:style-name="ce1">
            <text:p>2401651</text:p>
          </table:table-cell>
          <table:table-cell table:number-columns-repeated="16381"/>
        </table:table-row>
        <table:table-row table:style-name="ro1">
          <table:table-cell office:value-type="float" office:value="2401701" table:style-name="ce1">
            <text:p>2401701</text:p>
          </table:table-cell>
          <table:table-cell office:value-type="string" table:style-name="ce1">
            <text:p>Bom Jesus</text:p>
          </table:table-cell>
          <table:table-cell office:value-type="float" office:value="2401701" table:style-name="ce1">
            <text:p>2401701</text:p>
          </table:table-cell>
          <table:table-cell table:number-columns-repeated="16381"/>
        </table:table-row>
        <table:table-row table:style-name="ro1">
          <table:table-cell office:value-type="float" office:value="2401800" table:style-name="ce1">
            <text:p>2401800</text:p>
          </table:table-cell>
          <table:table-cell office:value-type="string" table:style-name="ce1">
            <text:p>Brejinho</text:p>
          </table:table-cell>
          <table:table-cell office:value-type="float" office:value="2401800" table:style-name="ce1">
            <text:p>2401800</text:p>
          </table:table-cell>
          <table:table-cell table:number-columns-repeated="16381"/>
        </table:table-row>
        <table:table-row table:style-name="ro1">
          <table:table-cell office:value-type="float" office:value="2401859" table:style-name="ce1">
            <text:p>2401859</text:p>
          </table:table-cell>
          <table:table-cell office:value-type="string" table:style-name="ce1">
            <text:p>Caiçara do Norte</text:p>
          </table:table-cell>
          <table:table-cell office:value-type="float" office:value="2401859" table:style-name="ce1">
            <text:p>2401859</text:p>
          </table:table-cell>
          <table:table-cell table:number-columns-repeated="16381"/>
        </table:table-row>
        <table:table-row table:style-name="ro1">
          <table:table-cell office:value-type="float" office:value="2401909" table:style-name="ce1">
            <text:p>2401909</text:p>
          </table:table-cell>
          <table:table-cell office:value-type="string" table:style-name="ce1">
            <text:p>Caiçara do Rio do Vento</text:p>
          </table:table-cell>
          <table:table-cell office:value-type="float" office:value="2401909" table:style-name="ce1">
            <text:p>2401909</text:p>
          </table:table-cell>
          <table:table-cell table:number-columns-repeated="16381"/>
        </table:table-row>
        <table:table-row table:style-name="ro1">
          <table:table-cell office:value-type="float" office:value="2402006" table:style-name="ce1">
            <text:p>2402006</text:p>
          </table:table-cell>
          <table:table-cell office:value-type="string" table:style-name="ce1">
            <text:p>Caicó</text:p>
          </table:table-cell>
          <table:table-cell office:value-type="float" office:value="2402006" table:style-name="ce1">
            <text:p>2402006</text:p>
          </table:table-cell>
          <table:table-cell table:number-columns-repeated="16381"/>
        </table:table-row>
        <table:table-row table:style-name="ro1">
          <table:table-cell office:value-type="float" office:value="2402105" table:style-name="ce1">
            <text:p>2402105</text:p>
          </table:table-cell>
          <table:table-cell office:value-type="string" table:style-name="ce1">
            <text:p>Campo Redondo</text:p>
          </table:table-cell>
          <table:table-cell office:value-type="float" office:value="2402105" table:style-name="ce1">
            <text:p>2402105</text:p>
          </table:table-cell>
          <table:table-cell table:number-columns-repeated="16381"/>
        </table:table-row>
        <table:table-row table:style-name="ro1">
          <table:table-cell office:value-type="float" office:value="2402204" table:style-name="ce1">
            <text:p>2402204</text:p>
          </table:table-cell>
          <table:table-cell office:value-type="string" table:style-name="ce1">
            <text:p>Canguaretama</text:p>
          </table:table-cell>
          <table:table-cell office:value-type="float" office:value="2402204" table:style-name="ce1">
            <text:p>2402204</text:p>
          </table:table-cell>
          <table:table-cell table:number-columns-repeated="16381"/>
        </table:table-row>
        <table:table-row table:style-name="ro1">
          <table:table-cell office:value-type="float" office:value="2402303" table:style-name="ce1">
            <text:p>2402303</text:p>
          </table:table-cell>
          <table:table-cell office:value-type="string" table:style-name="ce1">
            <text:p>Caraúbas</text:p>
          </table:table-cell>
          <table:table-cell office:value-type="float" office:value="2402303" table:style-name="ce1">
            <text:p>2402303</text:p>
          </table:table-cell>
          <table:table-cell table:number-columns-repeated="16381"/>
        </table:table-row>
        <table:table-row table:style-name="ro1">
          <table:table-cell office:value-type="float" office:value="2402402" table:style-name="ce1">
            <text:p>2402402</text:p>
          </table:table-cell>
          <table:table-cell office:value-type="string" table:style-name="ce1">
            <text:p>Carnaúba dos Dantas</text:p>
          </table:table-cell>
          <table:table-cell office:value-type="float" office:value="2402402" table:style-name="ce1">
            <text:p>2402402</text:p>
          </table:table-cell>
          <table:table-cell table:number-columns-repeated="16381"/>
        </table:table-row>
        <table:table-row table:style-name="ro1">
          <table:table-cell office:value-type="float" office:value="2402501" table:style-name="ce1">
            <text:p>2402501</text:p>
          </table:table-cell>
          <table:table-cell office:value-type="string" table:style-name="ce1">
            <text:p>Carnaubais</text:p>
          </table:table-cell>
          <table:table-cell office:value-type="float" office:value="2402501" table:style-name="ce1">
            <text:p>2402501</text:p>
          </table:table-cell>
          <table:table-cell table:number-columns-repeated="16381"/>
        </table:table-row>
        <table:table-row table:style-name="ro1">
          <table:table-cell office:value-type="float" office:value="2402600" table:style-name="ce1">
            <text:p>2402600</text:p>
          </table:table-cell>
          <table:table-cell office:value-type="string" table:style-name="ce1">
            <text:p>Ceará-Mirim</text:p>
          </table:table-cell>
          <table:table-cell office:value-type="float" office:value="2402600" table:style-name="ce1">
            <text:p>2402600</text:p>
          </table:table-cell>
          <table:table-cell table:number-columns-repeated="16381"/>
        </table:table-row>
        <table:table-row table:style-name="ro1">
          <table:table-cell office:value-type="float" office:value="2402709" table:style-name="ce1">
            <text:p>2402709</text:p>
          </table:table-cell>
          <table:table-cell office:value-type="string" table:style-name="ce1">
            <text:p>Cerro Corá</text:p>
          </table:table-cell>
          <table:table-cell office:value-type="float" office:value="2402709" table:style-name="ce1">
            <text:p>2402709</text:p>
          </table:table-cell>
          <table:table-cell table:number-columns-repeated="16381"/>
        </table:table-row>
        <table:table-row table:style-name="ro1">
          <table:table-cell office:value-type="float" office:value="2402808" table:style-name="ce1">
            <text:p>2402808</text:p>
          </table:table-cell>
          <table:table-cell office:value-type="string" table:style-name="ce1">
            <text:p>Coronel Ezequiel</text:p>
          </table:table-cell>
          <table:table-cell office:value-type="float" office:value="2402808" table:style-name="ce1">
            <text:p>2402808</text:p>
          </table:table-cell>
          <table:table-cell table:number-columns-repeated="16381"/>
        </table:table-row>
        <table:table-row table:style-name="ro1">
          <table:table-cell office:value-type="float" office:value="2402907" table:style-name="ce1">
            <text:p>2402907</text:p>
          </table:table-cell>
          <table:table-cell office:value-type="string" table:style-name="ce1">
            <text:p>Coronel João Pessoa</text:p>
          </table:table-cell>
          <table:table-cell office:value-type="float" office:value="2402907" table:style-name="ce1">
            <text:p>2402907</text:p>
          </table:table-cell>
          <table:table-cell table:number-columns-repeated="16381"/>
        </table:table-row>
        <table:table-row table:style-name="ro1">
          <table:table-cell office:value-type="float" office:value="2403004" table:style-name="ce1">
            <text:p>2403004</text:p>
          </table:table-cell>
          <table:table-cell office:value-type="string" table:style-name="ce1">
            <text:p>Cruzeta</text:p>
          </table:table-cell>
          <table:table-cell office:value-type="float" office:value="2403004" table:style-name="ce1">
            <text:p>2403004</text:p>
          </table:table-cell>
          <table:table-cell table:number-columns-repeated="16381"/>
        </table:table-row>
        <table:table-row table:style-name="ro1">
          <table:table-cell office:value-type="float" office:value="2403103" table:style-name="ce1">
            <text:p>2403103</text:p>
          </table:table-cell>
          <table:table-cell office:value-type="string" table:style-name="ce1">
            <text:p>Currais Novos</text:p>
          </table:table-cell>
          <table:table-cell office:value-type="float" office:value="2403103" table:style-name="ce1">
            <text:p>2403103</text:p>
          </table:table-cell>
          <table:table-cell table:number-columns-repeated="16381"/>
        </table:table-row>
        <table:table-row table:style-name="ro1">
          <table:table-cell office:value-type="float" office:value="2403202" table:style-name="ce1">
            <text:p>2403202</text:p>
          </table:table-cell>
          <table:table-cell office:value-type="string" table:style-name="ce1">
            <text:p>Doutor Severiano</text:p>
          </table:table-cell>
          <table:table-cell office:value-type="float" office:value="2403202" table:style-name="ce1">
            <text:p>2403202</text:p>
          </table:table-cell>
          <table:table-cell table:number-columns-repeated="16381"/>
        </table:table-row>
        <table:table-row table:style-name="ro1">
          <table:table-cell office:value-type="float" office:value="2403251" table:style-name="ce1">
            <text:p>2403251</text:p>
          </table:table-cell>
          <table:table-cell office:value-type="string" table:style-name="ce1">
            <text:p>Parnamirim</text:p>
          </table:table-cell>
          <table:table-cell office:value-type="float" office:value="2403251" table:style-name="ce1">
            <text:p>2403251</text:p>
          </table:table-cell>
          <table:table-cell table:number-columns-repeated="16381"/>
        </table:table-row>
        <table:table-row table:style-name="ro1">
          <table:table-cell office:value-type="float" office:value="2403301" table:style-name="ce1">
            <text:p>2403301</text:p>
          </table:table-cell>
          <table:table-cell office:value-type="string" table:style-name="ce1">
            <text:p>Encanto</text:p>
          </table:table-cell>
          <table:table-cell office:value-type="float" office:value="2403301" table:style-name="ce1">
            <text:p>2403301</text:p>
          </table:table-cell>
          <table:table-cell table:number-columns-repeated="16381"/>
        </table:table-row>
        <table:table-row table:style-name="ro1">
          <table:table-cell office:value-type="float" office:value="2403400" table:style-name="ce1">
            <text:p>2403400</text:p>
          </table:table-cell>
          <table:table-cell office:value-type="string" table:style-name="ce1">
            <text:p>Equador</text:p>
          </table:table-cell>
          <table:table-cell office:value-type="float" office:value="2403400" table:style-name="ce1">
            <text:p>2403400</text:p>
          </table:table-cell>
          <table:table-cell table:number-columns-repeated="16381"/>
        </table:table-row>
        <table:table-row table:style-name="ro1">
          <table:table-cell office:value-type="float" office:value="2403509" table:style-name="ce1">
            <text:p>2403509</text:p>
          </table:table-cell>
          <table:table-cell office:value-type="string" table:style-name="ce1">
            <text:p>Espírito Santo</text:p>
          </table:table-cell>
          <table:table-cell office:value-type="float" office:value="2403509" table:style-name="ce1">
            <text:p>2403509</text:p>
          </table:table-cell>
          <table:table-cell table:number-columns-repeated="16381"/>
        </table:table-row>
        <table:table-row table:style-name="ro1">
          <table:table-cell office:value-type="float" office:value="2403608" table:style-name="ce1">
            <text:p>2403608</text:p>
          </table:table-cell>
          <table:table-cell office:value-type="string" table:style-name="ce1">
            <text:p>Extremoz</text:p>
          </table:table-cell>
          <table:table-cell office:value-type="float" office:value="2403608" table:style-name="ce1">
            <text:p>2403608</text:p>
          </table:table-cell>
          <table:table-cell table:number-columns-repeated="16381"/>
        </table:table-row>
        <table:table-row table:style-name="ro1">
          <table:table-cell office:value-type="float" office:value="2403707" table:style-name="ce1">
            <text:p>2403707</text:p>
          </table:table-cell>
          <table:table-cell office:value-type="string" table:style-name="ce1">
            <text:p>Felipe Guerra</text:p>
          </table:table-cell>
          <table:table-cell office:value-type="float" office:value="2403707" table:style-name="ce1">
            <text:p>2403707</text:p>
          </table:table-cell>
          <table:table-cell table:number-columns-repeated="16381"/>
        </table:table-row>
        <table:table-row table:style-name="ro1">
          <table:table-cell office:value-type="float" office:value="2403756" table:style-name="ce1">
            <text:p>2403756</text:p>
          </table:table-cell>
          <table:table-cell office:value-type="string" table:style-name="ce1">
            <text:p>Fernando Pedroza</text:p>
          </table:table-cell>
          <table:table-cell office:value-type="float" office:value="2403756" table:style-name="ce1">
            <text:p>2403756</text:p>
          </table:table-cell>
          <table:table-cell table:number-columns-repeated="16381"/>
        </table:table-row>
        <table:table-row table:style-name="ro1">
          <table:table-cell office:value-type="float" office:value="2403806" table:style-name="ce1">
            <text:p>2403806</text:p>
          </table:table-cell>
          <table:table-cell office:value-type="string" table:style-name="ce1">
            <text:p>Florânia</text:p>
          </table:table-cell>
          <table:table-cell office:value-type="float" office:value="2403806" table:style-name="ce1">
            <text:p>2403806</text:p>
          </table:table-cell>
          <table:table-cell table:number-columns-repeated="16381"/>
        </table:table-row>
        <table:table-row table:style-name="ro1">
          <table:table-cell office:value-type="float" office:value="2403905" table:style-name="ce1">
            <text:p>2403905</text:p>
          </table:table-cell>
          <table:table-cell office:value-type="string" table:style-name="ce1">
            <text:p>Francisco Dantas</text:p>
          </table:table-cell>
          <table:table-cell office:value-type="float" office:value="2403905" table:style-name="ce1">
            <text:p>2403905</text:p>
          </table:table-cell>
          <table:table-cell table:number-columns-repeated="16381"/>
        </table:table-row>
        <table:table-row table:style-name="ro1">
          <table:table-cell office:value-type="float" office:value="2404002" table:style-name="ce1">
            <text:p>2404002</text:p>
          </table:table-cell>
          <table:table-cell office:value-type="string" table:style-name="ce1">
            <text:p>Frutuoso Gomes</text:p>
          </table:table-cell>
          <table:table-cell office:value-type="float" office:value="2404002" table:style-name="ce1">
            <text:p>2404002</text:p>
          </table:table-cell>
          <table:table-cell table:number-columns-repeated="16381"/>
        </table:table-row>
        <table:table-row table:style-name="ro1">
          <table:table-cell office:value-type="float" office:value="2404101" table:style-name="ce1">
            <text:p>2404101</text:p>
          </table:table-cell>
          <table:table-cell office:value-type="string" table:style-name="ce1">
            <text:p>Galinhos</text:p>
          </table:table-cell>
          <table:table-cell office:value-type="float" office:value="2404101" table:style-name="ce1">
            <text:p>2404101</text:p>
          </table:table-cell>
          <table:table-cell table:number-columns-repeated="16381"/>
        </table:table-row>
        <table:table-row table:style-name="ro1">
          <table:table-cell office:value-type="float" office:value="2404200" table:style-name="ce1">
            <text:p>2404200</text:p>
          </table:table-cell>
          <table:table-cell office:value-type="string" table:style-name="ce1">
            <text:p>Goianinha</text:p>
          </table:table-cell>
          <table:table-cell office:value-type="float" office:value="2404200" table:style-name="ce1">
            <text:p>2404200</text:p>
          </table:table-cell>
          <table:table-cell table:number-columns-repeated="16381"/>
        </table:table-row>
        <table:table-row table:style-name="ro1">
          <table:table-cell office:value-type="float" office:value="2404309" table:style-name="ce1">
            <text:p>2404309</text:p>
          </table:table-cell>
          <table:table-cell office:value-type="string" table:style-name="ce1">
            <text:p>Governador Dix-Sept Rosado</text:p>
          </table:table-cell>
          <table:table-cell office:value-type="float" office:value="2404309" table:style-name="ce1">
            <text:p>2404309</text:p>
          </table:table-cell>
          <table:table-cell table:number-columns-repeated="16381"/>
        </table:table-row>
        <table:table-row table:style-name="ro1">
          <table:table-cell office:value-type="float" office:value="2404408" table:style-name="ce1">
            <text:p>2404408</text:p>
          </table:table-cell>
          <table:table-cell office:value-type="string" table:style-name="ce1">
            <text:p>Grossos</text:p>
          </table:table-cell>
          <table:table-cell office:value-type="float" office:value="2404408" table:style-name="ce1">
            <text:p>2404408</text:p>
          </table:table-cell>
          <table:table-cell table:number-columns-repeated="16381"/>
        </table:table-row>
        <table:table-row table:style-name="ro1">
          <table:table-cell office:value-type="float" office:value="2404507" table:style-name="ce1">
            <text:p>2404507</text:p>
          </table:table-cell>
          <table:table-cell office:value-type="string" table:style-name="ce1">
            <text:p>Guamaré</text:p>
          </table:table-cell>
          <table:table-cell office:value-type="float" office:value="2404507" table:style-name="ce1">
            <text:p>2404507</text:p>
          </table:table-cell>
          <table:table-cell table:number-columns-repeated="16381"/>
        </table:table-row>
        <table:table-row table:style-name="ro1">
          <table:table-cell office:value-type="float" office:value="2404606" table:style-name="ce1">
            <text:p>2404606</text:p>
          </table:table-cell>
          <table:table-cell office:value-type="string" table:style-name="ce1">
            <text:p>Ielmo Marinho</text:p>
          </table:table-cell>
          <table:table-cell office:value-type="float" office:value="2404606" table:style-name="ce1">
            <text:p>2404606</text:p>
          </table:table-cell>
          <table:table-cell table:number-columns-repeated="16381"/>
        </table:table-row>
        <table:table-row table:style-name="ro1">
          <table:table-cell office:value-type="float" office:value="2404705" table:style-name="ce1">
            <text:p>2404705</text:p>
          </table:table-cell>
          <table:table-cell office:value-type="string" table:style-name="ce1">
            <text:p>Ipanguaçu</text:p>
          </table:table-cell>
          <table:table-cell office:value-type="float" office:value="2404705" table:style-name="ce1">
            <text:p>2404705</text:p>
          </table:table-cell>
          <table:table-cell table:number-columns-repeated="16381"/>
        </table:table-row>
        <table:table-row table:style-name="ro1">
          <table:table-cell office:value-type="float" office:value="2404804" table:style-name="ce1">
            <text:p>2404804</text:p>
          </table:table-cell>
          <table:table-cell office:value-type="string" table:style-name="ce1">
            <text:p>Ipueira</text:p>
          </table:table-cell>
          <table:table-cell office:value-type="float" office:value="2404804" table:style-name="ce1">
            <text:p>2404804</text:p>
          </table:table-cell>
          <table:table-cell table:number-columns-repeated="16381"/>
        </table:table-row>
        <table:table-row table:style-name="ro1">
          <table:table-cell office:value-type="float" office:value="2404853" table:style-name="ce1">
            <text:p>2404853</text:p>
          </table:table-cell>
          <table:table-cell office:value-type="string" table:style-name="ce1">
            <text:p>Itajá</text:p>
          </table:table-cell>
          <table:table-cell office:value-type="float" office:value="2404853" table:style-name="ce1">
            <text:p>2404853</text:p>
          </table:table-cell>
          <table:table-cell table:number-columns-repeated="16381"/>
        </table:table-row>
        <table:table-row table:style-name="ro1">
          <table:table-cell office:value-type="float" office:value="2404903" table:style-name="ce1">
            <text:p>2404903</text:p>
          </table:table-cell>
          <table:table-cell office:value-type="string" table:style-name="ce1">
            <text:p>Itaú</text:p>
          </table:table-cell>
          <table:table-cell office:value-type="float" office:value="2404903" table:style-name="ce1">
            <text:p>2404903</text:p>
          </table:table-cell>
          <table:table-cell table:number-columns-repeated="16381"/>
        </table:table-row>
        <table:table-row table:style-name="ro1">
          <table:table-cell office:value-type="float" office:value="2405009" table:style-name="ce1">
            <text:p>2405009</text:p>
          </table:table-cell>
          <table:table-cell office:value-type="string" table:style-name="ce1">
            <text:p>Jaçanã</text:p>
          </table:table-cell>
          <table:table-cell office:value-type="float" office:value="2405009" table:style-name="ce1">
            <text:p>2405009</text:p>
          </table:table-cell>
          <table:table-cell table:number-columns-repeated="16381"/>
        </table:table-row>
        <table:table-row table:style-name="ro1">
          <table:table-cell office:value-type="float" office:value="2405108" table:style-name="ce1">
            <text:p>2405108</text:p>
          </table:table-cell>
          <table:table-cell office:value-type="string" table:style-name="ce1">
            <text:p>Jandaíra</text:p>
          </table:table-cell>
          <table:table-cell office:value-type="float" office:value="2405108" table:style-name="ce1">
            <text:p>2405108</text:p>
          </table:table-cell>
          <table:table-cell table:number-columns-repeated="16381"/>
        </table:table-row>
        <table:table-row table:style-name="ro1">
          <table:table-cell office:value-type="float" office:value="2405207" table:style-name="ce1">
            <text:p>2405207</text:p>
          </table:table-cell>
          <table:table-cell office:value-type="string" table:style-name="ce1">
            <text:p>Janduís</text:p>
          </table:table-cell>
          <table:table-cell office:value-type="float" office:value="2405207" table:style-name="ce1">
            <text:p>2405207</text:p>
          </table:table-cell>
          <table:table-cell table:number-columns-repeated="16381"/>
        </table:table-row>
        <table:table-row table:style-name="ro1">
          <table:table-cell office:value-type="float" office:value="2405306" table:style-name="ce1">
            <text:p>2405306</text:p>
          </table:table-cell>
          <table:table-cell office:value-type="string" table:style-name="ce1">
            <text:p>Januário Cicco</text:p>
          </table:table-cell>
          <table:table-cell office:value-type="float" office:value="2405306" table:style-name="ce1">
            <text:p>2405306</text:p>
          </table:table-cell>
          <table:table-cell table:number-columns-repeated="16381"/>
        </table:table-row>
        <table:table-row table:style-name="ro1">
          <table:table-cell office:value-type="float" office:value="2405405" table:style-name="ce1">
            <text:p>2405405</text:p>
          </table:table-cell>
          <table:table-cell office:value-type="string" table:style-name="ce1">
            <text:p>Japi</text:p>
          </table:table-cell>
          <table:table-cell office:value-type="float" office:value="2405405" table:style-name="ce1">
            <text:p>2405405</text:p>
          </table:table-cell>
          <table:table-cell table:number-columns-repeated="16381"/>
        </table:table-row>
        <table:table-row table:style-name="ro1">
          <table:table-cell office:value-type="float" office:value="2405504" table:style-name="ce1">
            <text:p>2405504</text:p>
          </table:table-cell>
          <table:table-cell office:value-type="string" table:style-name="ce1">
            <text:p>Jardim de Angicos</text:p>
          </table:table-cell>
          <table:table-cell office:value-type="float" office:value="2405504" table:style-name="ce1">
            <text:p>2405504</text:p>
          </table:table-cell>
          <table:table-cell table:number-columns-repeated="16381"/>
        </table:table-row>
        <table:table-row table:style-name="ro1">
          <table:table-cell office:value-type="float" office:value="2405603" table:style-name="ce1">
            <text:p>2405603</text:p>
          </table:table-cell>
          <table:table-cell office:value-type="string" table:style-name="ce1">
            <text:p>Jardim de Piranhas</text:p>
          </table:table-cell>
          <table:table-cell office:value-type="float" office:value="2405603" table:style-name="ce1">
            <text:p>2405603</text:p>
          </table:table-cell>
          <table:table-cell table:number-columns-repeated="16381"/>
        </table:table-row>
        <table:table-row table:style-name="ro1">
          <table:table-cell office:value-type="float" office:value="2405702" table:style-name="ce1">
            <text:p>2405702</text:p>
          </table:table-cell>
          <table:table-cell office:value-type="string" table:style-name="ce1">
            <text:p>Jardim do Seridó</text:p>
          </table:table-cell>
          <table:table-cell office:value-type="float" office:value="2405702" table:style-name="ce1">
            <text:p>2405702</text:p>
          </table:table-cell>
          <table:table-cell table:number-columns-repeated="16381"/>
        </table:table-row>
        <table:table-row table:style-name="ro1">
          <table:table-cell office:value-type="float" office:value="2405801" table:style-name="ce1">
            <text:p>2405801</text:p>
          </table:table-cell>
          <table:table-cell office:value-type="string" table:style-name="ce1">
            <text:p>João Câmara</text:p>
          </table:table-cell>
          <table:table-cell office:value-type="float" office:value="2405801" table:style-name="ce1">
            <text:p>2405801</text:p>
          </table:table-cell>
          <table:table-cell table:number-columns-repeated="16381"/>
        </table:table-row>
        <table:table-row table:style-name="ro1">
          <table:table-cell office:value-type="float" office:value="2405900" table:style-name="ce1">
            <text:p>2405900</text:p>
          </table:table-cell>
          <table:table-cell office:value-type="string" table:style-name="ce1">
            <text:p>João Dias</text:p>
          </table:table-cell>
          <table:table-cell office:value-type="float" office:value="2405900" table:style-name="ce1">
            <text:p>2405900</text:p>
          </table:table-cell>
          <table:table-cell table:number-columns-repeated="16381"/>
        </table:table-row>
        <table:table-row table:style-name="ro1">
          <table:table-cell office:value-type="float" office:value="2406007" table:style-name="ce1">
            <text:p>2406007</text:p>
          </table:table-cell>
          <table:table-cell office:value-type="string" table:style-name="ce1">
            <text:p>José da Penha</text:p>
          </table:table-cell>
          <table:table-cell office:value-type="float" office:value="2406007" table:style-name="ce1">
            <text:p>2406007</text:p>
          </table:table-cell>
          <table:table-cell table:number-columns-repeated="16381"/>
        </table:table-row>
        <table:table-row table:style-name="ro1">
          <table:table-cell office:value-type="float" office:value="2406106" table:style-name="ce1">
            <text:p>2406106</text:p>
          </table:table-cell>
          <table:table-cell office:value-type="string" table:style-name="ce1">
            <text:p>Jucurutu</text:p>
          </table:table-cell>
          <table:table-cell office:value-type="float" office:value="2406106" table:style-name="ce1">
            <text:p>2406106</text:p>
          </table:table-cell>
          <table:table-cell table:number-columns-repeated="16381"/>
        </table:table-row>
        <table:table-row table:style-name="ro1">
          <table:table-cell office:value-type="float" office:value="2406155" table:style-name="ce1">
            <text:p>2406155</text:p>
          </table:table-cell>
          <table:table-cell office:value-type="string" table:style-name="ce1">
            <text:p>Jundiá</text:p>
          </table:table-cell>
          <table:table-cell office:value-type="float" office:value="2406155" table:style-name="ce1">
            <text:p>2406155</text:p>
          </table:table-cell>
          <table:table-cell table:number-columns-repeated="16381"/>
        </table:table-row>
        <table:table-row table:style-name="ro1">
          <table:table-cell office:value-type="float" office:value="2406205" table:style-name="ce1">
            <text:p>2406205</text:p>
          </table:table-cell>
          <table:table-cell office:value-type="string" table:style-name="ce1">
            <text:p>Lagoa d'Anta</text:p>
          </table:table-cell>
          <table:table-cell office:value-type="float" office:value="2406205" table:style-name="ce1">
            <text:p>2406205</text:p>
          </table:table-cell>
          <table:table-cell table:number-columns-repeated="16381"/>
        </table:table-row>
        <table:table-row table:style-name="ro1">
          <table:table-cell office:value-type="float" office:value="2406304" table:style-name="ce1">
            <text:p>2406304</text:p>
          </table:table-cell>
          <table:table-cell office:value-type="string" table:style-name="ce1">
            <text:p>Lagoa de Pedras</text:p>
          </table:table-cell>
          <table:table-cell office:value-type="float" office:value="2406304" table:style-name="ce1">
            <text:p>2406304</text:p>
          </table:table-cell>
          <table:table-cell table:number-columns-repeated="16381"/>
        </table:table-row>
        <table:table-row table:style-name="ro1">
          <table:table-cell office:value-type="float" office:value="2406403" table:style-name="ce1">
            <text:p>2406403</text:p>
          </table:table-cell>
          <table:table-cell office:value-type="string" table:style-name="ce1">
            <text:p>Lagoa de Velhos</text:p>
          </table:table-cell>
          <table:table-cell office:value-type="float" office:value="2406403" table:style-name="ce1">
            <text:p>2406403</text:p>
          </table:table-cell>
          <table:table-cell table:number-columns-repeated="16381"/>
        </table:table-row>
        <table:table-row table:style-name="ro1">
          <table:table-cell office:value-type="float" office:value="2406502" table:style-name="ce1">
            <text:p>2406502</text:p>
          </table:table-cell>
          <table:table-cell office:value-type="string" table:style-name="ce1">
            <text:p>Lagoa Nova</text:p>
          </table:table-cell>
          <table:table-cell office:value-type="float" office:value="2406502" table:style-name="ce1">
            <text:p>2406502</text:p>
          </table:table-cell>
          <table:table-cell table:number-columns-repeated="16381"/>
        </table:table-row>
        <table:table-row table:style-name="ro1">
          <table:table-cell office:value-type="float" office:value="2406601" table:style-name="ce1">
            <text:p>2406601</text:p>
          </table:table-cell>
          <table:table-cell office:value-type="string" table:style-name="ce1">
            <text:p>Lagoa Salgada</text:p>
          </table:table-cell>
          <table:table-cell office:value-type="float" office:value="2406601" table:style-name="ce1">
            <text:p>2406601</text:p>
          </table:table-cell>
          <table:table-cell table:number-columns-repeated="16381"/>
        </table:table-row>
        <table:table-row table:style-name="ro1">
          <table:table-cell office:value-type="float" office:value="2406700" table:style-name="ce1">
            <text:p>2406700</text:p>
          </table:table-cell>
          <table:table-cell office:value-type="string" table:style-name="ce1">
            <text:p>Lajes</text:p>
          </table:table-cell>
          <table:table-cell office:value-type="float" office:value="2406700" table:style-name="ce1">
            <text:p>2406700</text:p>
          </table:table-cell>
          <table:table-cell table:number-columns-repeated="16381"/>
        </table:table-row>
        <table:table-row table:style-name="ro1">
          <table:table-cell office:value-type="float" office:value="2406809" table:style-name="ce1">
            <text:p>2406809</text:p>
          </table:table-cell>
          <table:table-cell office:value-type="string" table:style-name="ce1">
            <text:p>Lajes Pintadas</text:p>
          </table:table-cell>
          <table:table-cell office:value-type="float" office:value="2406809" table:style-name="ce1">
            <text:p>2406809</text:p>
          </table:table-cell>
          <table:table-cell table:number-columns-repeated="16381"/>
        </table:table-row>
        <table:table-row table:style-name="ro1">
          <table:table-cell office:value-type="float" office:value="2406908" table:style-name="ce1">
            <text:p>2406908</text:p>
          </table:table-cell>
          <table:table-cell office:value-type="string" table:style-name="ce1">
            <text:p>Lucrécia</text:p>
          </table:table-cell>
          <table:table-cell office:value-type="float" office:value="2406908" table:style-name="ce1">
            <text:p>2406908</text:p>
          </table:table-cell>
          <table:table-cell table:number-columns-repeated="16381"/>
        </table:table-row>
        <table:table-row table:style-name="ro1">
          <table:table-cell office:value-type="float" office:value="2407005" table:style-name="ce1">
            <text:p>2407005</text:p>
          </table:table-cell>
          <table:table-cell office:value-type="string" table:style-name="ce1">
            <text:p>Luís Gomes</text:p>
          </table:table-cell>
          <table:table-cell office:value-type="float" office:value="2407005" table:style-name="ce1">
            <text:p>2407005</text:p>
          </table:table-cell>
          <table:table-cell table:number-columns-repeated="16381"/>
        </table:table-row>
        <table:table-row table:style-name="ro1">
          <table:table-cell office:value-type="float" office:value="2407104" table:style-name="ce1">
            <text:p>2407104</text:p>
          </table:table-cell>
          <table:table-cell office:value-type="string" table:style-name="ce1">
            <text:p>Macaíba</text:p>
          </table:table-cell>
          <table:table-cell office:value-type="float" office:value="2407104" table:style-name="ce1">
            <text:p>2407104</text:p>
          </table:table-cell>
          <table:table-cell table:number-columns-repeated="16381"/>
        </table:table-row>
        <table:table-row table:style-name="ro1">
          <table:table-cell office:value-type="float" office:value="2407203" table:style-name="ce1">
            <text:p>2407203</text:p>
          </table:table-cell>
          <table:table-cell office:value-type="string" table:style-name="ce1">
            <text:p>Macau</text:p>
          </table:table-cell>
          <table:table-cell office:value-type="float" office:value="2407203" table:style-name="ce1">
            <text:p>2407203</text:p>
          </table:table-cell>
          <table:table-cell table:number-columns-repeated="16381"/>
        </table:table-row>
        <table:table-row table:style-name="ro1">
          <table:table-cell office:value-type="float" office:value="2407252" table:style-name="ce1">
            <text:p>2407252</text:p>
          </table:table-cell>
          <table:table-cell office:value-type="string" table:style-name="ce1">
            <text:p>Major Sales</text:p>
          </table:table-cell>
          <table:table-cell office:value-type="float" office:value="2407252" table:style-name="ce1">
            <text:p>2407252</text:p>
          </table:table-cell>
          <table:table-cell table:number-columns-repeated="16381"/>
        </table:table-row>
        <table:table-row table:style-name="ro1">
          <table:table-cell office:value-type="float" office:value="2407302" table:style-name="ce1">
            <text:p>2407302</text:p>
          </table:table-cell>
          <table:table-cell office:value-type="string" table:style-name="ce1">
            <text:p>Marcelino Vieira</text:p>
          </table:table-cell>
          <table:table-cell office:value-type="float" office:value="2407302" table:style-name="ce1">
            <text:p>2407302</text:p>
          </table:table-cell>
          <table:table-cell table:number-columns-repeated="16381"/>
        </table:table-row>
        <table:table-row table:style-name="ro1">
          <table:table-cell office:value-type="float" office:value="2407401" table:style-name="ce1">
            <text:p>2407401</text:p>
          </table:table-cell>
          <table:table-cell office:value-type="string" table:style-name="ce1">
            <text:p>Martins</text:p>
          </table:table-cell>
          <table:table-cell office:value-type="float" office:value="2407401" table:style-name="ce1">
            <text:p>2407401</text:p>
          </table:table-cell>
          <table:table-cell table:number-columns-repeated="16381"/>
        </table:table-row>
        <table:table-row table:style-name="ro1">
          <table:table-cell office:value-type="float" office:value="2407500" table:style-name="ce1">
            <text:p>2407500</text:p>
          </table:table-cell>
          <table:table-cell office:value-type="string" table:style-name="ce1">
            <text:p>Maxaranguape</text:p>
          </table:table-cell>
          <table:table-cell office:value-type="float" office:value="2407500" table:style-name="ce1">
            <text:p>2407500</text:p>
          </table:table-cell>
          <table:table-cell table:number-columns-repeated="16381"/>
        </table:table-row>
        <table:table-row table:style-name="ro1">
          <table:table-cell office:value-type="float" office:value="2407609" table:style-name="ce1">
            <text:p>2407609</text:p>
          </table:table-cell>
          <table:table-cell office:value-type="string" table:style-name="ce1">
            <text:p>Messias Targino</text:p>
          </table:table-cell>
          <table:table-cell office:value-type="float" office:value="2407609" table:style-name="ce1">
            <text:p>2407609</text:p>
          </table:table-cell>
          <table:table-cell table:number-columns-repeated="16381"/>
        </table:table-row>
        <table:table-row table:style-name="ro1">
          <table:table-cell office:value-type="float" office:value="2407708" table:style-name="ce1">
            <text:p>2407708</text:p>
          </table:table-cell>
          <table:table-cell office:value-type="string" table:style-name="ce1">
            <text:p>Montanhas</text:p>
          </table:table-cell>
          <table:table-cell office:value-type="float" office:value="2407708" table:style-name="ce1">
            <text:p>2407708</text:p>
          </table:table-cell>
          <table:table-cell table:number-columns-repeated="16381"/>
        </table:table-row>
        <table:table-row table:style-name="ro1">
          <table:table-cell office:value-type="float" office:value="2407807" table:style-name="ce1">
            <text:p>2407807</text:p>
          </table:table-cell>
          <table:table-cell office:value-type="string" table:style-name="ce1">
            <text:p>Monte Alegre</text:p>
          </table:table-cell>
          <table:table-cell office:value-type="float" office:value="2407807" table:style-name="ce1">
            <text:p>2407807</text:p>
          </table:table-cell>
          <table:table-cell table:number-columns-repeated="16381"/>
        </table:table-row>
        <table:table-row table:style-name="ro1">
          <table:table-cell office:value-type="float" office:value="2407906" table:style-name="ce1">
            <text:p>2407906</text:p>
          </table:table-cell>
          <table:table-cell office:value-type="string" table:style-name="ce1">
            <text:p>Monte das Gameleiras</text:p>
          </table:table-cell>
          <table:table-cell office:value-type="float" office:value="2407906" table:style-name="ce1">
            <text:p>2407906</text:p>
          </table:table-cell>
          <table:table-cell table:number-columns-repeated="16381"/>
        </table:table-row>
        <table:table-row table:style-name="ro1">
          <table:table-cell office:value-type="float" office:value="2408003" table:style-name="ce1">
            <text:p>2408003</text:p>
          </table:table-cell>
          <table:table-cell office:value-type="string" table:style-name="ce1">
            <text:p>Mossoró</text:p>
          </table:table-cell>
          <table:table-cell office:value-type="float" office:value="2408003" table:style-name="ce1">
            <text:p>2408003</text:p>
          </table:table-cell>
          <table:table-cell table:number-columns-repeated="16381"/>
        </table:table-row>
        <table:table-row table:style-name="ro1">
          <table:table-cell office:value-type="float" office:value="2408102" table:style-name="ce1">
            <text:p>2408102</text:p>
          </table:table-cell>
          <table:table-cell office:value-type="string" table:style-name="ce1">
            <text:p>Natal</text:p>
          </table:table-cell>
          <table:table-cell office:value-type="float" office:value="2408102" table:style-name="ce1">
            <text:p>2408102</text:p>
          </table:table-cell>
          <table:table-cell table:number-columns-repeated="16381"/>
        </table:table-row>
        <table:table-row table:style-name="ro1">
          <table:table-cell office:value-type="float" office:value="2408201" table:style-name="ce1">
            <text:p>2408201</text:p>
          </table:table-cell>
          <table:table-cell office:value-type="string" table:style-name="ce1">
            <text:p>Nísia Floresta</text:p>
          </table:table-cell>
          <table:table-cell office:value-type="float" office:value="2408201" table:style-name="ce1">
            <text:p>2408201</text:p>
          </table:table-cell>
          <table:table-cell table:number-columns-repeated="16381"/>
        </table:table-row>
        <table:table-row table:style-name="ro1">
          <table:table-cell office:value-type="float" office:value="2408300" table:style-name="ce1">
            <text:p>2408300</text:p>
          </table:table-cell>
          <table:table-cell office:value-type="string" table:style-name="ce1">
            <text:p>Nova Cruz</text:p>
          </table:table-cell>
          <table:table-cell office:value-type="float" office:value="2408300" table:style-name="ce1">
            <text:p>2408300</text:p>
          </table:table-cell>
          <table:table-cell table:number-columns-repeated="16381"/>
        </table:table-row>
        <table:table-row table:style-name="ro1">
          <table:table-cell office:value-type="float" office:value="2408409" table:style-name="ce1">
            <text:p>2408409</text:p>
          </table:table-cell>
          <table:table-cell office:value-type="string" table:style-name="ce1">
            <text:p>Olho d'Água do Borges</text:p>
          </table:table-cell>
          <table:table-cell office:value-type="float" office:value="2408409" table:style-name="ce1">
            <text:p>2408409</text:p>
          </table:table-cell>
          <table:table-cell table:number-columns-repeated="16381"/>
        </table:table-row>
        <table:table-row table:style-name="ro1">
          <table:table-cell office:value-type="float" office:value="2408508" table:style-name="ce1">
            <text:p>2408508</text:p>
          </table:table-cell>
          <table:table-cell office:value-type="string" table:style-name="ce1">
            <text:p>Ouro Branco</text:p>
          </table:table-cell>
          <table:table-cell office:value-type="float" office:value="2408508" table:style-name="ce1">
            <text:p>2408508</text:p>
          </table:table-cell>
          <table:table-cell table:number-columns-repeated="16381"/>
        </table:table-row>
        <table:table-row table:style-name="ro1">
          <table:table-cell office:value-type="float" office:value="2408607" table:style-name="ce1">
            <text:p>2408607</text:p>
          </table:table-cell>
          <table:table-cell office:value-type="string" table:style-name="ce1">
            <text:p>Paraná</text:p>
          </table:table-cell>
          <table:table-cell office:value-type="float" office:value="2408607" table:style-name="ce1">
            <text:p>2408607</text:p>
          </table:table-cell>
          <table:table-cell table:number-columns-repeated="16381"/>
        </table:table-row>
        <table:table-row table:style-name="ro1">
          <table:table-cell office:value-type="float" office:value="2408706" table:style-name="ce1">
            <text:p>2408706</text:p>
          </table:table-cell>
          <table:table-cell office:value-type="string" table:style-name="ce1">
            <text:p>Paraú</text:p>
          </table:table-cell>
          <table:table-cell office:value-type="float" office:value="2408706" table:style-name="ce1">
            <text:p>2408706</text:p>
          </table:table-cell>
          <table:table-cell table:number-columns-repeated="16381"/>
        </table:table-row>
        <table:table-row table:style-name="ro1">
          <table:table-cell office:value-type="float" office:value="2408805" table:style-name="ce1">
            <text:p>2408805</text:p>
          </table:table-cell>
          <table:table-cell office:value-type="string" table:style-name="ce1">
            <text:p>Parazinho</text:p>
          </table:table-cell>
          <table:table-cell office:value-type="float" office:value="2408805" table:style-name="ce1">
            <text:p>2408805</text:p>
          </table:table-cell>
          <table:table-cell table:number-columns-repeated="16381"/>
        </table:table-row>
        <table:table-row table:style-name="ro1">
          <table:table-cell office:value-type="float" office:value="2408904" table:style-name="ce1">
            <text:p>2408904</text:p>
          </table:table-cell>
          <table:table-cell office:value-type="string" table:style-name="ce1">
            <text:p>Parelhas</text:p>
          </table:table-cell>
          <table:table-cell office:value-type="float" office:value="2408904" table:style-name="ce1">
            <text:p>2408904</text:p>
          </table:table-cell>
          <table:table-cell table:number-columns-repeated="16381"/>
        </table:table-row>
        <table:table-row table:style-name="ro1">
          <table:table-cell office:value-type="float" office:value="2408953" table:style-name="ce1">
            <text:p>2408953</text:p>
          </table:table-cell>
          <table:table-cell office:value-type="string" table:style-name="ce1">
            <text:p>Rio do Fogo</text:p>
          </table:table-cell>
          <table:table-cell office:value-type="float" office:value="2408953" table:style-name="ce1">
            <text:p>2408953</text:p>
          </table:table-cell>
          <table:table-cell table:number-columns-repeated="16381"/>
        </table:table-row>
        <table:table-row table:style-name="ro1">
          <table:table-cell office:value-type="float" office:value="2409100" table:style-name="ce1">
            <text:p>2409100</text:p>
          </table:table-cell>
          <table:table-cell office:value-type="string" table:style-name="ce1">
            <text:p>Passa e Fica</text:p>
          </table:table-cell>
          <table:table-cell office:value-type="float" office:value="2409100" table:style-name="ce1">
            <text:p>2409100</text:p>
          </table:table-cell>
          <table:table-cell table:number-columns-repeated="16381"/>
        </table:table-row>
        <table:table-row table:style-name="ro1">
          <table:table-cell office:value-type="float" office:value="2409209" table:style-name="ce1">
            <text:p>2409209</text:p>
          </table:table-cell>
          <table:table-cell office:value-type="string" table:style-name="ce1">
            <text:p>Passagem</text:p>
          </table:table-cell>
          <table:table-cell office:value-type="float" office:value="2409209" table:style-name="ce1">
            <text:p>2409209</text:p>
          </table:table-cell>
          <table:table-cell table:number-columns-repeated="16381"/>
        </table:table-row>
        <table:table-row table:style-name="ro1">
          <table:table-cell office:value-type="float" office:value="2409308" table:style-name="ce1">
            <text:p>2409308</text:p>
          </table:table-cell>
          <table:table-cell office:value-type="string" table:style-name="ce1">
            <text:p>Patu</text:p>
          </table:table-cell>
          <table:table-cell office:value-type="float" office:value="2409308" table:style-name="ce1">
            <text:p>2409308</text:p>
          </table:table-cell>
          <table:table-cell table:number-columns-repeated="16381"/>
        </table:table-row>
        <table:table-row table:style-name="ro1">
          <table:table-cell office:value-type="float" office:value="2409332" table:style-name="ce1">
            <text:p>2409332</text:p>
          </table:table-cell>
          <table:table-cell office:value-type="string" table:style-name="ce1">
            <text:p>Santa Maria</text:p>
          </table:table-cell>
          <table:table-cell office:value-type="float" office:value="2409332" table:style-name="ce1">
            <text:p>2409332</text:p>
          </table:table-cell>
          <table:table-cell table:number-columns-repeated="16381"/>
        </table:table-row>
        <table:table-row table:style-name="ro1">
          <table:table-cell office:value-type="float" office:value="2409407" table:style-name="ce1">
            <text:p>2409407</text:p>
          </table:table-cell>
          <table:table-cell office:value-type="string" table:style-name="ce1">
            <text:p>Pau dos Ferros</text:p>
          </table:table-cell>
          <table:table-cell office:value-type="float" office:value="2409407" table:style-name="ce1">
            <text:p>2409407</text:p>
          </table:table-cell>
          <table:table-cell table:number-columns-repeated="16381"/>
        </table:table-row>
        <table:table-row table:style-name="ro1">
          <table:table-cell office:value-type="float" office:value="2409506" table:style-name="ce1">
            <text:p>2409506</text:p>
          </table:table-cell>
          <table:table-cell office:value-type="string" table:style-name="ce1">
            <text:p>Pedra Grande</text:p>
          </table:table-cell>
          <table:table-cell office:value-type="float" office:value="2409506" table:style-name="ce1">
            <text:p>2409506</text:p>
          </table:table-cell>
          <table:table-cell table:number-columns-repeated="16381"/>
        </table:table-row>
        <table:table-row table:style-name="ro1">
          <table:table-cell office:value-type="float" office:value="2409605" table:style-name="ce1">
            <text:p>2409605</text:p>
          </table:table-cell>
          <table:table-cell office:value-type="string" table:style-name="ce1">
            <text:p>Pedra Preta</text:p>
          </table:table-cell>
          <table:table-cell office:value-type="float" office:value="2409605" table:style-name="ce1">
            <text:p>2409605</text:p>
          </table:table-cell>
          <table:table-cell table:number-columns-repeated="16381"/>
        </table:table-row>
        <table:table-row table:style-name="ro1">
          <table:table-cell office:value-type="float" office:value="2409704" table:style-name="ce1">
            <text:p>2409704</text:p>
          </table:table-cell>
          <table:table-cell office:value-type="string" table:style-name="ce1">
            <text:p>Pedro Avelino</text:p>
          </table:table-cell>
          <table:table-cell office:value-type="float" office:value="2409704" table:style-name="ce1">
            <text:p>2409704</text:p>
          </table:table-cell>
          <table:table-cell table:number-columns-repeated="16381"/>
        </table:table-row>
        <table:table-row table:style-name="ro1">
          <table:table-cell office:value-type="float" office:value="2409803" table:style-name="ce1">
            <text:p>2409803</text:p>
          </table:table-cell>
          <table:table-cell office:value-type="string" table:style-name="ce1">
            <text:p>Pedro Velho</text:p>
          </table:table-cell>
          <table:table-cell office:value-type="float" office:value="2409803" table:style-name="ce1">
            <text:p>2409803</text:p>
          </table:table-cell>
          <table:table-cell table:number-columns-repeated="16381"/>
        </table:table-row>
        <table:table-row table:style-name="ro1">
          <table:table-cell office:value-type="float" office:value="2409902" table:style-name="ce1">
            <text:p>2409902</text:p>
          </table:table-cell>
          <table:table-cell office:value-type="string" table:style-name="ce1">
            <text:p>Pendências</text:p>
          </table:table-cell>
          <table:table-cell office:value-type="float" office:value="2409902" table:style-name="ce1">
            <text:p>2409902</text:p>
          </table:table-cell>
          <table:table-cell table:number-columns-repeated="16381"/>
        </table:table-row>
        <table:table-row table:style-name="ro1">
          <table:table-cell office:value-type="float" office:value="2410009" table:style-name="ce1">
            <text:p>2410009</text:p>
          </table:table-cell>
          <table:table-cell office:value-type="string" table:style-name="ce1">
            <text:p>Pilões</text:p>
          </table:table-cell>
          <table:table-cell office:value-type="float" office:value="2410009" table:style-name="ce1">
            <text:p>2410009</text:p>
          </table:table-cell>
          <table:table-cell table:number-columns-repeated="16381"/>
        </table:table-row>
        <table:table-row table:style-name="ro1">
          <table:table-cell office:value-type="float" office:value="2410108" table:style-name="ce1">
            <text:p>2410108</text:p>
          </table:table-cell>
          <table:table-cell office:value-type="string" table:style-name="ce1">
            <text:p>Poço Branco</text:p>
          </table:table-cell>
          <table:table-cell office:value-type="float" office:value="2410108" table:style-name="ce1">
            <text:p>2410108</text:p>
          </table:table-cell>
          <table:table-cell table:number-columns-repeated="16381"/>
        </table:table-row>
        <table:table-row table:style-name="ro1">
          <table:table-cell office:value-type="float" office:value="2410207" table:style-name="ce1">
            <text:p>2410207</text:p>
          </table:table-cell>
          <table:table-cell office:value-type="string" table:style-name="ce1">
            <text:p>Portalegre</text:p>
          </table:table-cell>
          <table:table-cell office:value-type="float" office:value="2410207" table:style-name="ce1">
            <text:p>2410207</text:p>
          </table:table-cell>
          <table:table-cell table:number-columns-repeated="16381"/>
        </table:table-row>
        <table:table-row table:style-name="ro1">
          <table:table-cell office:value-type="float" office:value="2410256" table:style-name="ce1">
            <text:p>2410256</text:p>
          </table:table-cell>
          <table:table-cell office:value-type="string" table:style-name="ce1">
            <text:p>Porto do Mangue</text:p>
          </table:table-cell>
          <table:table-cell office:value-type="float" office:value="2410256" table:style-name="ce1">
            <text:p>2410256</text:p>
          </table:table-cell>
          <table:table-cell table:number-columns-repeated="16381"/>
        </table:table-row>
        <table:table-row table:style-name="ro1">
          <table:table-cell office:value-type="float" office:value="2410306" table:style-name="ce1">
            <text:p>2410306</text:p>
          </table:table-cell>
          <table:table-cell office:value-type="string" table:style-name="ce1">
            <text:p>Serra Caiada</text:p>
          </table:table-cell>
          <table:table-cell office:value-type="float" office:value="2410306" table:style-name="ce1">
            <text:p>2410306</text:p>
          </table:table-cell>
          <table:table-cell table:number-columns-repeated="16381"/>
        </table:table-row>
        <table:table-row table:style-name="ro1">
          <table:table-cell office:value-type="float" office:value="2410405" table:style-name="ce1">
            <text:p>2410405</text:p>
          </table:table-cell>
          <table:table-cell office:value-type="string" table:style-name="ce1">
            <text:p>Pureza</text:p>
          </table:table-cell>
          <table:table-cell office:value-type="float" office:value="2410405" table:style-name="ce1">
            <text:p>2410405</text:p>
          </table:table-cell>
          <table:table-cell table:number-columns-repeated="16381"/>
        </table:table-row>
        <table:table-row table:style-name="ro1">
          <table:table-cell office:value-type="float" office:value="2410504" table:style-name="ce1">
            <text:p>2410504</text:p>
          </table:table-cell>
          <table:table-cell office:value-type="string" table:style-name="ce1">
            <text:p>Rafael Fernandes</text:p>
          </table:table-cell>
          <table:table-cell office:value-type="float" office:value="2410504" table:style-name="ce1">
            <text:p>2410504</text:p>
          </table:table-cell>
          <table:table-cell table:number-columns-repeated="16381"/>
        </table:table-row>
        <table:table-row table:style-name="ro1">
          <table:table-cell office:value-type="float" office:value="2410603" table:style-name="ce1">
            <text:p>2410603</text:p>
          </table:table-cell>
          <table:table-cell office:value-type="string" table:style-name="ce1">
            <text:p>Rafael Godeiro</text:p>
          </table:table-cell>
          <table:table-cell office:value-type="float" office:value="2410603" table:style-name="ce1">
            <text:p>2410603</text:p>
          </table:table-cell>
          <table:table-cell table:number-columns-repeated="16381"/>
        </table:table-row>
        <table:table-row table:style-name="ro1">
          <table:table-cell office:value-type="float" office:value="2410702" table:style-name="ce1">
            <text:p>2410702</text:p>
          </table:table-cell>
          <table:table-cell office:value-type="string" table:style-name="ce1">
            <text:p>Riacho da Cruz</text:p>
          </table:table-cell>
          <table:table-cell office:value-type="float" office:value="2410702" table:style-name="ce1">
            <text:p>2410702</text:p>
          </table:table-cell>
          <table:table-cell table:number-columns-repeated="16381"/>
        </table:table-row>
        <table:table-row table:style-name="ro1">
          <table:table-cell office:value-type="float" office:value="2410801" table:style-name="ce1">
            <text:p>2410801</text:p>
          </table:table-cell>
          <table:table-cell office:value-type="string" table:style-name="ce1">
            <text:p>Riacho de Santana</text:p>
          </table:table-cell>
          <table:table-cell office:value-type="float" office:value="2410801" table:style-name="ce1">
            <text:p>2410801</text:p>
          </table:table-cell>
          <table:table-cell table:number-columns-repeated="16381"/>
        </table:table-row>
        <table:table-row table:style-name="ro1">
          <table:table-cell office:value-type="float" office:value="2410900" table:style-name="ce1">
            <text:p>2410900</text:p>
          </table:table-cell>
          <table:table-cell office:value-type="string" table:style-name="ce1">
            <text:p>Riachuelo</text:p>
          </table:table-cell>
          <table:table-cell office:value-type="float" office:value="2410900" table:style-name="ce1">
            <text:p>2410900</text:p>
          </table:table-cell>
          <table:table-cell table:number-columns-repeated="16381"/>
        </table:table-row>
        <table:table-row table:style-name="ro1">
          <table:table-cell office:value-type="float" office:value="2411007" table:style-name="ce1">
            <text:p>2411007</text:p>
          </table:table-cell>
          <table:table-cell office:value-type="string" table:style-name="ce1">
            <text:p>Rodolfo Fernandes</text:p>
          </table:table-cell>
          <table:table-cell office:value-type="float" office:value="2411007" table:style-name="ce1">
            <text:p>2411007</text:p>
          </table:table-cell>
          <table:table-cell table:number-columns-repeated="16381"/>
        </table:table-row>
        <table:table-row table:style-name="ro1">
          <table:table-cell office:value-type="float" office:value="2411056" table:style-name="ce1">
            <text:p>2411056</text:p>
          </table:table-cell>
          <table:table-cell office:value-type="string" table:style-name="ce1">
            <text:p>Tibau</text:p>
          </table:table-cell>
          <table:table-cell office:value-type="float" office:value="2411056" table:style-name="ce1">
            <text:p>2411056</text:p>
          </table:table-cell>
          <table:table-cell table:number-columns-repeated="16381"/>
        </table:table-row>
        <table:table-row table:style-name="ro1">
          <table:table-cell office:value-type="float" office:value="2411106" table:style-name="ce1">
            <text:p>2411106</text:p>
          </table:table-cell>
          <table:table-cell office:value-type="string" table:style-name="ce1">
            <text:p>Ruy Barbosa</text:p>
          </table:table-cell>
          <table:table-cell office:value-type="float" office:value="2411106" table:style-name="ce1">
            <text:p>2411106</text:p>
          </table:table-cell>
          <table:table-cell table:number-columns-repeated="16381"/>
        </table:table-row>
        <table:table-row table:style-name="ro1">
          <table:table-cell office:value-type="float" office:value="2411205" table:style-name="ce1">
            <text:p>2411205</text:p>
          </table:table-cell>
          <table:table-cell office:value-type="string" table:style-name="ce1">
            <text:p>Santa Cruz</text:p>
          </table:table-cell>
          <table:table-cell office:value-type="float" office:value="2411205" table:style-name="ce1">
            <text:p>2411205</text:p>
          </table:table-cell>
          <table:table-cell table:number-columns-repeated="16381"/>
        </table:table-row>
        <table:table-row table:style-name="ro1">
          <table:table-cell office:value-type="float" office:value="2411403" table:style-name="ce1">
            <text:p>2411403</text:p>
          </table:table-cell>
          <table:table-cell office:value-type="string" table:style-name="ce1">
            <text:p>Santana do Matos</text:p>
          </table:table-cell>
          <table:table-cell office:value-type="float" office:value="2411403" table:style-name="ce1">
            <text:p>2411403</text:p>
          </table:table-cell>
          <table:table-cell table:number-columns-repeated="16381"/>
        </table:table-row>
        <table:table-row table:style-name="ro1">
          <table:table-cell office:value-type="float" office:value="2411429" table:style-name="ce1">
            <text:p>2411429</text:p>
          </table:table-cell>
          <table:table-cell office:value-type="string" table:style-name="ce1">
            <text:p>Santana do Seridó</text:p>
          </table:table-cell>
          <table:table-cell office:value-type="float" office:value="2411429" table:style-name="ce1">
            <text:p>2411429</text:p>
          </table:table-cell>
          <table:table-cell table:number-columns-repeated="16381"/>
        </table:table-row>
        <table:table-row table:style-name="ro1">
          <table:table-cell office:value-type="float" office:value="2411502" table:style-name="ce1">
            <text:p>2411502</text:p>
          </table:table-cell>
          <table:table-cell office:value-type="string" table:style-name="ce1">
            <text:p>Santo Antônio</text:p>
          </table:table-cell>
          <table:table-cell office:value-type="float" office:value="2411502" table:style-name="ce1">
            <text:p>2411502</text:p>
          </table:table-cell>
          <table:table-cell table:number-columns-repeated="16381"/>
        </table:table-row>
        <table:table-row table:style-name="ro1">
          <table:table-cell office:value-type="float" office:value="2411601" table:style-name="ce1">
            <text:p>2411601</text:p>
          </table:table-cell>
          <table:table-cell office:value-type="string" table:style-name="ce1">
            <text:p>São Bento do Norte</text:p>
          </table:table-cell>
          <table:table-cell office:value-type="float" office:value="2411601" table:style-name="ce1">
            <text:p>2411601</text:p>
          </table:table-cell>
          <table:table-cell table:number-columns-repeated="16381"/>
        </table:table-row>
        <table:table-row table:style-name="ro1">
          <table:table-cell office:value-type="float" office:value="2411700" table:style-name="ce1">
            <text:p>2411700</text:p>
          </table:table-cell>
          <table:table-cell office:value-type="string" table:style-name="ce1">
            <text:p>São Bento do Trairí</text:p>
          </table:table-cell>
          <table:table-cell office:value-type="float" office:value="2411700" table:style-name="ce1">
            <text:p>2411700</text:p>
          </table:table-cell>
          <table:table-cell table:number-columns-repeated="16381"/>
        </table:table-row>
        <table:table-row table:style-name="ro1">
          <table:table-cell office:value-type="float" office:value="2411809" table:style-name="ce1">
            <text:p>2411809</text:p>
          </table:table-cell>
          <table:table-cell office:value-type="string" table:style-name="ce1">
            <text:p>São Fernando</text:p>
          </table:table-cell>
          <table:table-cell office:value-type="float" office:value="2411809" table:style-name="ce1">
            <text:p>2411809</text:p>
          </table:table-cell>
          <table:table-cell table:number-columns-repeated="16381"/>
        </table:table-row>
        <table:table-row table:style-name="ro1">
          <table:table-cell office:value-type="float" office:value="2411908" table:style-name="ce1">
            <text:p>2411908</text:p>
          </table:table-cell>
          <table:table-cell office:value-type="string" table:style-name="ce1">
            <text:p>São Francisco do Oeste</text:p>
          </table:table-cell>
          <table:table-cell office:value-type="float" office:value="2411908" table:style-name="ce1">
            <text:p>2411908</text:p>
          </table:table-cell>
          <table:table-cell table:number-columns-repeated="16381"/>
        </table:table-row>
        <table:table-row table:style-name="ro1">
          <table:table-cell office:value-type="float" office:value="2412005" table:style-name="ce1">
            <text:p>2412005</text:p>
          </table:table-cell>
          <table:table-cell office:value-type="string" table:style-name="ce1">
            <text:p>São Gonçalo do Amarante</text:p>
          </table:table-cell>
          <table:table-cell office:value-type="float" office:value="2412005" table:style-name="ce1">
            <text:p>2412005</text:p>
          </table:table-cell>
          <table:table-cell table:number-columns-repeated="16381"/>
        </table:table-row>
        <table:table-row table:style-name="ro1">
          <table:table-cell office:value-type="float" office:value="2412104" table:style-name="ce1">
            <text:p>2412104</text:p>
          </table:table-cell>
          <table:table-cell office:value-type="string" table:style-name="ce1">
            <text:p>São João do Sabugi</text:p>
          </table:table-cell>
          <table:table-cell office:value-type="float" office:value="2412104" table:style-name="ce1">
            <text:p>2412104</text:p>
          </table:table-cell>
          <table:table-cell table:number-columns-repeated="16381"/>
        </table:table-row>
        <table:table-row table:style-name="ro1">
          <table:table-cell office:value-type="float" office:value="2412203" table:style-name="ce1">
            <text:p>2412203</text:p>
          </table:table-cell>
          <table:table-cell office:value-type="string" table:style-name="ce1">
            <text:p>São José de Mipibu</text:p>
          </table:table-cell>
          <table:table-cell office:value-type="float" office:value="2412203" table:style-name="ce1">
            <text:p>2412203</text:p>
          </table:table-cell>
          <table:table-cell table:number-columns-repeated="16381"/>
        </table:table-row>
        <table:table-row table:style-name="ro1">
          <table:table-cell office:value-type="float" office:value="2412302" table:style-name="ce1">
            <text:p>2412302</text:p>
          </table:table-cell>
          <table:table-cell office:value-type="string" table:style-name="ce1">
            <text:p>São José do Campestre</text:p>
          </table:table-cell>
          <table:table-cell office:value-type="float" office:value="2412302" table:style-name="ce1">
            <text:p>2412302</text:p>
          </table:table-cell>
          <table:table-cell table:number-columns-repeated="16381"/>
        </table:table-row>
        <table:table-row table:style-name="ro1">
          <table:table-cell office:value-type="float" office:value="2412401" table:style-name="ce1">
            <text:p>2412401</text:p>
          </table:table-cell>
          <table:table-cell office:value-type="string" table:style-name="ce1">
            <text:p>São José do Seridó</text:p>
          </table:table-cell>
          <table:table-cell office:value-type="float" office:value="2412401" table:style-name="ce1">
            <text:p>2412401</text:p>
          </table:table-cell>
          <table:table-cell table:number-columns-repeated="16381"/>
        </table:table-row>
        <table:table-row table:style-name="ro1">
          <table:table-cell office:value-type="float" office:value="2412500" table:style-name="ce1">
            <text:p>2412500</text:p>
          </table:table-cell>
          <table:table-cell office:value-type="string" table:style-name="ce1">
            <text:p>São Miguel</text:p>
          </table:table-cell>
          <table:table-cell office:value-type="float" office:value="2412500" table:style-name="ce1">
            <text:p>2412500</text:p>
          </table:table-cell>
          <table:table-cell table:number-columns-repeated="16381"/>
        </table:table-row>
        <table:table-row table:style-name="ro1">
          <table:table-cell office:value-type="float" office:value="2412559" table:style-name="ce1">
            <text:p>2412559</text:p>
          </table:table-cell>
          <table:table-cell office:value-type="string" table:style-name="ce1">
            <text:p>São Miguel do Gostoso</text:p>
          </table:table-cell>
          <table:table-cell office:value-type="float" office:value="2412559" table:style-name="ce1">
            <text:p>2412559</text:p>
          </table:table-cell>
          <table:table-cell table:number-columns-repeated="16381"/>
        </table:table-row>
        <table:table-row table:style-name="ro1">
          <table:table-cell office:value-type="float" office:value="2412609" table:style-name="ce1">
            <text:p>2412609</text:p>
          </table:table-cell>
          <table:table-cell office:value-type="string" table:style-name="ce1">
            <text:p>São Paulo do Potengi</text:p>
          </table:table-cell>
          <table:table-cell office:value-type="float" office:value="2412609" table:style-name="ce1">
            <text:p>2412609</text:p>
          </table:table-cell>
          <table:table-cell table:number-columns-repeated="16381"/>
        </table:table-row>
        <table:table-row table:style-name="ro1">
          <table:table-cell office:value-type="float" office:value="2412708" table:style-name="ce1">
            <text:p>2412708</text:p>
          </table:table-cell>
          <table:table-cell office:value-type="string" table:style-name="ce1">
            <text:p>São Pedro</text:p>
          </table:table-cell>
          <table:table-cell office:value-type="float" office:value="2412708" table:style-name="ce1">
            <text:p>2412708</text:p>
          </table:table-cell>
          <table:table-cell table:number-columns-repeated="16381"/>
        </table:table-row>
        <table:table-row table:style-name="ro1">
          <table:table-cell office:value-type="float" office:value="2412807" table:style-name="ce1">
            <text:p>2412807</text:p>
          </table:table-cell>
          <table:table-cell office:value-type="string" table:style-name="ce1">
            <text:p>São Rafael</text:p>
          </table:table-cell>
          <table:table-cell office:value-type="float" office:value="2412807" table:style-name="ce1">
            <text:p>2412807</text:p>
          </table:table-cell>
          <table:table-cell table:number-columns-repeated="16381"/>
        </table:table-row>
        <table:table-row table:style-name="ro1">
          <table:table-cell office:value-type="float" office:value="2412906" table:style-name="ce1">
            <text:p>2412906</text:p>
          </table:table-cell>
          <table:table-cell office:value-type="string" table:style-name="ce1">
            <text:p>São Tomé</text:p>
          </table:table-cell>
          <table:table-cell office:value-type="float" office:value="2412906" table:style-name="ce1">
            <text:p>2412906</text:p>
          </table:table-cell>
          <table:table-cell table:number-columns-repeated="16381"/>
        </table:table-row>
        <table:table-row table:style-name="ro1">
          <table:table-cell office:value-type="float" office:value="2413003" table:style-name="ce1">
            <text:p>2413003</text:p>
          </table:table-cell>
          <table:table-cell office:value-type="string" table:style-name="ce1">
            <text:p>São Vicente</text:p>
          </table:table-cell>
          <table:table-cell office:value-type="float" office:value="2413003" table:style-name="ce1">
            <text:p>2413003</text:p>
          </table:table-cell>
          <table:table-cell table:number-columns-repeated="16381"/>
        </table:table-row>
        <table:table-row table:style-name="ro1">
          <table:table-cell office:value-type="float" office:value="2413102" table:style-name="ce1">
            <text:p>2413102</text:p>
          </table:table-cell>
          <table:table-cell office:value-type="string" table:style-name="ce1">
            <text:p>Senador Elói de Souza</text:p>
          </table:table-cell>
          <table:table-cell office:value-type="float" office:value="2413102" table:style-name="ce1">
            <text:p>2413102</text:p>
          </table:table-cell>
          <table:table-cell table:number-columns-repeated="16381"/>
        </table:table-row>
        <table:table-row table:style-name="ro1">
          <table:table-cell office:value-type="float" office:value="2413201" table:style-name="ce1">
            <text:p>2413201</text:p>
          </table:table-cell>
          <table:table-cell office:value-type="string" table:style-name="ce1">
            <text:p>Senador Georgino Avelino</text:p>
          </table:table-cell>
          <table:table-cell office:value-type="float" office:value="2413201" table:style-name="ce1">
            <text:p>2413201</text:p>
          </table:table-cell>
          <table:table-cell table:number-columns-repeated="16381"/>
        </table:table-row>
        <table:table-row table:style-name="ro1">
          <table:table-cell office:value-type="float" office:value="2413300" table:style-name="ce1">
            <text:p>2413300</text:p>
          </table:table-cell>
          <table:table-cell office:value-type="string" table:style-name="ce1">
            <text:p>Serra de São Bento</text:p>
          </table:table-cell>
          <table:table-cell office:value-type="float" office:value="2413300" table:style-name="ce1">
            <text:p>2413300</text:p>
          </table:table-cell>
          <table:table-cell table:number-columns-repeated="16381"/>
        </table:table-row>
        <table:table-row table:style-name="ro1">
          <table:table-cell office:value-type="float" office:value="2413359" table:style-name="ce1">
            <text:p>2413359</text:p>
          </table:table-cell>
          <table:table-cell office:value-type="string" table:style-name="ce1">
            <text:p>Serra do Mel</text:p>
          </table:table-cell>
          <table:table-cell office:value-type="float" office:value="2413359" table:style-name="ce1">
            <text:p>2413359</text:p>
          </table:table-cell>
          <table:table-cell table:number-columns-repeated="16381"/>
        </table:table-row>
        <table:table-row table:style-name="ro1">
          <table:table-cell office:value-type="float" office:value="2413409" table:style-name="ce1">
            <text:p>2413409</text:p>
          </table:table-cell>
          <table:table-cell office:value-type="string" table:style-name="ce1">
            <text:p>Serra Negra do Norte</text:p>
          </table:table-cell>
          <table:table-cell office:value-type="float" office:value="2413409" table:style-name="ce1">
            <text:p>2413409</text:p>
          </table:table-cell>
          <table:table-cell table:number-columns-repeated="16381"/>
        </table:table-row>
        <table:table-row table:style-name="ro1">
          <table:table-cell office:value-type="float" office:value="2413508" table:style-name="ce1">
            <text:p>2413508</text:p>
          </table:table-cell>
          <table:table-cell office:value-type="string" table:style-name="ce1">
            <text:p>Serrinha</text:p>
          </table:table-cell>
          <table:table-cell office:value-type="float" office:value="2413508" table:style-name="ce1">
            <text:p>2413508</text:p>
          </table:table-cell>
          <table:table-cell table:number-columns-repeated="16381"/>
        </table:table-row>
        <table:table-row table:style-name="ro1">
          <table:table-cell office:value-type="float" office:value="2413557" table:style-name="ce1">
            <text:p>2413557</text:p>
          </table:table-cell>
          <table:table-cell office:value-type="string" table:style-name="ce1">
            <text:p>Serrinha dos Pintos</text:p>
          </table:table-cell>
          <table:table-cell office:value-type="float" office:value="2413557" table:style-name="ce1">
            <text:p>2413557</text:p>
          </table:table-cell>
          <table:table-cell table:number-columns-repeated="16381"/>
        </table:table-row>
        <table:table-row table:style-name="ro1">
          <table:table-cell office:value-type="float" office:value="2413607" table:style-name="ce1">
            <text:p>2413607</text:p>
          </table:table-cell>
          <table:table-cell office:value-type="string" table:style-name="ce1">
            <text:p>Severiano Melo</text:p>
          </table:table-cell>
          <table:table-cell office:value-type="float" office:value="2413607" table:style-name="ce1">
            <text:p>2413607</text:p>
          </table:table-cell>
          <table:table-cell table:number-columns-repeated="16381"/>
        </table:table-row>
        <table:table-row table:style-name="ro1">
          <table:table-cell office:value-type="float" office:value="2413706" table:style-name="ce1">
            <text:p>2413706</text:p>
          </table:table-cell>
          <table:table-cell office:value-type="string" table:style-name="ce1">
            <text:p>Sítio Novo</text:p>
          </table:table-cell>
          <table:table-cell office:value-type="float" office:value="2413706" table:style-name="ce1">
            <text:p>2413706</text:p>
          </table:table-cell>
          <table:table-cell table:number-columns-repeated="16381"/>
        </table:table-row>
        <table:table-row table:style-name="ro1">
          <table:table-cell office:value-type="float" office:value="2413805" table:style-name="ce1">
            <text:p>2413805</text:p>
          </table:table-cell>
          <table:table-cell office:value-type="string" table:style-name="ce1">
            <text:p>Taboleiro Grande</text:p>
          </table:table-cell>
          <table:table-cell office:value-type="float" office:value="2413805" table:style-name="ce1">
            <text:p>2413805</text:p>
          </table:table-cell>
          <table:table-cell table:number-columns-repeated="16381"/>
        </table:table-row>
        <table:table-row table:style-name="ro1">
          <table:table-cell office:value-type="float" office:value="2413904" table:style-name="ce1">
            <text:p>2413904</text:p>
          </table:table-cell>
          <table:table-cell office:value-type="string" table:style-name="ce1">
            <text:p>Taipu</text:p>
          </table:table-cell>
          <table:table-cell office:value-type="float" office:value="2413904" table:style-name="ce1">
            <text:p>2413904</text:p>
          </table:table-cell>
          <table:table-cell table:number-columns-repeated="16381"/>
        </table:table-row>
        <table:table-row table:style-name="ro1">
          <table:table-cell office:value-type="float" office:value="2414001" table:style-name="ce1">
            <text:p>2414001</text:p>
          </table:table-cell>
          <table:table-cell office:value-type="string" table:style-name="ce1">
            <text:p>Tangará</text:p>
          </table:table-cell>
          <table:table-cell office:value-type="float" office:value="2414001" table:style-name="ce1">
            <text:p>2414001</text:p>
          </table:table-cell>
          <table:table-cell table:number-columns-repeated="16381"/>
        </table:table-row>
        <table:table-row table:style-name="ro1">
          <table:table-cell office:value-type="float" office:value="2414100" table:style-name="ce1">
            <text:p>2414100</text:p>
          </table:table-cell>
          <table:table-cell office:value-type="string" table:style-name="ce1">
            <text:p>Tenente Ananias</text:p>
          </table:table-cell>
          <table:table-cell office:value-type="float" office:value="2414100" table:style-name="ce1">
            <text:p>2414100</text:p>
          </table:table-cell>
          <table:table-cell table:number-columns-repeated="16381"/>
        </table:table-row>
        <table:table-row table:style-name="ro1">
          <table:table-cell office:value-type="float" office:value="2414159" table:style-name="ce1">
            <text:p>2414159</text:p>
          </table:table-cell>
          <table:table-cell office:value-type="string" table:style-name="ce1">
            <text:p>Tenente Laurentino Cruz</text:p>
          </table:table-cell>
          <table:table-cell office:value-type="float" office:value="2414159" table:style-name="ce1">
            <text:p>2414159</text:p>
          </table:table-cell>
          <table:table-cell table:number-columns-repeated="16381"/>
        </table:table-row>
        <table:table-row table:style-name="ro1">
          <table:table-cell office:value-type="float" office:value="2414209" table:style-name="ce1">
            <text:p>2414209</text:p>
          </table:table-cell>
          <table:table-cell office:value-type="string" table:style-name="ce1">
            <text:p>Tibau do Sul</text:p>
          </table:table-cell>
          <table:table-cell office:value-type="float" office:value="2414209" table:style-name="ce1">
            <text:p>2414209</text:p>
          </table:table-cell>
          <table:table-cell table:number-columns-repeated="16381"/>
        </table:table-row>
        <table:table-row table:style-name="ro1">
          <table:table-cell office:value-type="float" office:value="2414308" table:style-name="ce1">
            <text:p>2414308</text:p>
          </table:table-cell>
          <table:table-cell office:value-type="string" table:style-name="ce1">
            <text:p>Timbaúba dos Batistas</text:p>
          </table:table-cell>
          <table:table-cell office:value-type="float" office:value="2414308" table:style-name="ce1">
            <text:p>2414308</text:p>
          </table:table-cell>
          <table:table-cell table:number-columns-repeated="16381"/>
        </table:table-row>
        <table:table-row table:style-name="ro1">
          <table:table-cell office:value-type="float" office:value="2414407" table:style-name="ce1">
            <text:p>2414407</text:p>
          </table:table-cell>
          <table:table-cell office:value-type="string" table:style-name="ce1">
            <text:p>Touros</text:p>
          </table:table-cell>
          <table:table-cell office:value-type="float" office:value="2414407" table:style-name="ce1">
            <text:p>2414407</text:p>
          </table:table-cell>
          <table:table-cell table:number-columns-repeated="16381"/>
        </table:table-row>
        <table:table-row table:style-name="ro1">
          <table:table-cell office:value-type="float" office:value="2414456" table:style-name="ce1">
            <text:p>2414456</text:p>
          </table:table-cell>
          <table:table-cell office:value-type="string" table:style-name="ce1">
            <text:p>Triunfo Potiguar</text:p>
          </table:table-cell>
          <table:table-cell office:value-type="float" office:value="2414456" table:style-name="ce1">
            <text:p>2414456</text:p>
          </table:table-cell>
          <table:table-cell table:number-columns-repeated="16381"/>
        </table:table-row>
        <table:table-row table:style-name="ro1">
          <table:table-cell office:value-type="float" office:value="2414506" table:style-name="ce1">
            <text:p>2414506</text:p>
          </table:table-cell>
          <table:table-cell office:value-type="string" table:style-name="ce1">
            <text:p>Umarizal</text:p>
          </table:table-cell>
          <table:table-cell office:value-type="float" office:value="2414506" table:style-name="ce1">
            <text:p>2414506</text:p>
          </table:table-cell>
          <table:table-cell table:number-columns-repeated="16381"/>
        </table:table-row>
        <table:table-row table:style-name="ro1">
          <table:table-cell office:value-type="float" office:value="2414605" table:style-name="ce1">
            <text:p>2414605</text:p>
          </table:table-cell>
          <table:table-cell office:value-type="string" table:style-name="ce1">
            <text:p>Upanema</text:p>
          </table:table-cell>
          <table:table-cell office:value-type="float" office:value="2414605" table:style-name="ce1">
            <text:p>2414605</text:p>
          </table:table-cell>
          <table:table-cell table:number-columns-repeated="16381"/>
        </table:table-row>
        <table:table-row table:style-name="ro1">
          <table:table-cell office:value-type="float" office:value="2414704" table:style-name="ce1">
            <text:p>2414704</text:p>
          </table:table-cell>
          <table:table-cell office:value-type="string" table:style-name="ce1">
            <text:p>Várzea</text:p>
          </table:table-cell>
          <table:table-cell office:value-type="float" office:value="2414704" table:style-name="ce1">
            <text:p>2414704</text:p>
          </table:table-cell>
          <table:table-cell table:number-columns-repeated="16381"/>
        </table:table-row>
        <table:table-row table:style-name="ro1">
          <table:table-cell office:value-type="float" office:value="2414753" table:style-name="ce1">
            <text:p>2414753</text:p>
          </table:table-cell>
          <table:table-cell office:value-type="string" table:style-name="ce1">
            <text:p>Venha-Ver</text:p>
          </table:table-cell>
          <table:table-cell office:value-type="float" office:value="2414753" table:style-name="ce1">
            <text:p>2414753</text:p>
          </table:table-cell>
          <table:table-cell table:number-columns-repeated="16381"/>
        </table:table-row>
        <table:table-row table:style-name="ro1">
          <table:table-cell office:value-type="float" office:value="2414803" table:style-name="ce1">
            <text:p>2414803</text:p>
          </table:table-cell>
          <table:table-cell office:value-type="string" table:style-name="ce1">
            <text:p>Vera Cruz</text:p>
          </table:table-cell>
          <table:table-cell office:value-type="float" office:value="2414803" table:style-name="ce1">
            <text:p>2414803</text:p>
          </table:table-cell>
          <table:table-cell table:number-columns-repeated="16381"/>
        </table:table-row>
        <table:table-row table:style-name="ro1">
          <table:table-cell office:value-type="float" office:value="2414902" table:style-name="ce1">
            <text:p>2414902</text:p>
          </table:table-cell>
          <table:table-cell office:value-type="string" table:style-name="ce1">
            <text:p>Viçosa</text:p>
          </table:table-cell>
          <table:table-cell office:value-type="float" office:value="2414902" table:style-name="ce1">
            <text:p>2414902</text:p>
          </table:table-cell>
          <table:table-cell table:number-columns-repeated="16381"/>
        </table:table-row>
        <table:table-row table:style-name="ro1">
          <table:table-cell office:value-type="float" office:value="2415008" table:style-name="ce1">
            <text:p>2415008</text:p>
          </table:table-cell>
          <table:table-cell office:value-type="string" table:style-name="ce1">
            <text:p>Vila Flor</text:p>
          </table:table-cell>
          <table:table-cell office:value-type="float" office:value="2415008" table:style-name="ce1">
            <text:p>2415008</text:p>
          </table:table-cell>
          <table:table-cell table:number-columns-repeated="16381"/>
        </table:table-row>
        <table:table-row table:style-name="ro1">
          <table:table-cell office:value-type="float" office:value="2500106" table:style-name="ce1">
            <text:p>2500106</text:p>
          </table:table-cell>
          <table:table-cell office:value-type="string" table:style-name="ce1">
            <text:p>Água Branca</text:p>
          </table:table-cell>
          <table:table-cell office:value-type="float" office:value="2500106" table:style-name="ce1">
            <text:p>2500106</text:p>
          </table:table-cell>
          <table:table-cell table:number-columns-repeated="16381"/>
        </table:table-row>
        <table:table-row table:style-name="ro1">
          <table:table-cell office:value-type="float" office:value="2500205" table:style-name="ce1">
            <text:p>2500205</text:p>
          </table:table-cell>
          <table:table-cell office:value-type="string" table:style-name="ce1">
            <text:p>Aguiar</text:p>
          </table:table-cell>
          <table:table-cell office:value-type="float" office:value="2500205" table:style-name="ce1">
            <text:p>2500205</text:p>
          </table:table-cell>
          <table:table-cell table:number-columns-repeated="16381"/>
        </table:table-row>
        <table:table-row table:style-name="ro1">
          <table:table-cell office:value-type="float" office:value="2500304" table:style-name="ce1">
            <text:p>2500304</text:p>
          </table:table-cell>
          <table:table-cell office:value-type="string" table:style-name="ce1">
            <text:p>Alagoa Grande</text:p>
          </table:table-cell>
          <table:table-cell office:value-type="float" office:value="2500304" table:style-name="ce1">
            <text:p>2500304</text:p>
          </table:table-cell>
          <table:table-cell table:number-columns-repeated="16381"/>
        </table:table-row>
        <table:table-row table:style-name="ro1">
          <table:table-cell office:value-type="float" office:value="2500403" table:style-name="ce1">
            <text:p>2500403</text:p>
          </table:table-cell>
          <table:table-cell office:value-type="string" table:style-name="ce1">
            <text:p>Alagoa Nova</text:p>
          </table:table-cell>
          <table:table-cell office:value-type="float" office:value="2500403" table:style-name="ce1">
            <text:p>2500403</text:p>
          </table:table-cell>
          <table:table-cell table:number-columns-repeated="16381"/>
        </table:table-row>
        <table:table-row table:style-name="ro1">
          <table:table-cell office:value-type="float" office:value="2500502" table:style-name="ce1">
            <text:p>2500502</text:p>
          </table:table-cell>
          <table:table-cell office:value-type="string" table:style-name="ce1">
            <text:p>Alagoinha</text:p>
          </table:table-cell>
          <table:table-cell office:value-type="float" office:value="2500502" table:style-name="ce1">
            <text:p>2500502</text:p>
          </table:table-cell>
          <table:table-cell table:number-columns-repeated="16381"/>
        </table:table-row>
        <table:table-row table:style-name="ro1">
          <table:table-cell office:value-type="float" office:value="2500536" table:style-name="ce1">
            <text:p>2500536</text:p>
          </table:table-cell>
          <table:table-cell office:value-type="string" table:style-name="ce1">
            <text:p>Alcantil</text:p>
          </table:table-cell>
          <table:table-cell office:value-type="float" office:value="2500536" table:style-name="ce1">
            <text:p>2500536</text:p>
          </table:table-cell>
          <table:table-cell table:number-columns-repeated="16381"/>
        </table:table-row>
        <table:table-row table:style-name="ro1">
          <table:table-cell office:value-type="float" office:value="2500577" table:style-name="ce1">
            <text:p>2500577</text:p>
          </table:table-cell>
          <table:table-cell office:value-type="string" table:style-name="ce1">
            <text:p>Algodão de Jandaíra</text:p>
          </table:table-cell>
          <table:table-cell office:value-type="float" office:value="2500577" table:style-name="ce1">
            <text:p>2500577</text:p>
          </table:table-cell>
          <table:table-cell table:number-columns-repeated="16381"/>
        </table:table-row>
        <table:table-row table:style-name="ro1">
          <table:table-cell office:value-type="float" office:value="2500601" table:style-name="ce1">
            <text:p>2500601</text:p>
          </table:table-cell>
          <table:table-cell office:value-type="string" table:style-name="ce1">
            <text:p>Alhandra</text:p>
          </table:table-cell>
          <table:table-cell office:value-type="float" office:value="2500601" table:style-name="ce1">
            <text:p>2500601</text:p>
          </table:table-cell>
          <table:table-cell table:number-columns-repeated="16381"/>
        </table:table-row>
        <table:table-row table:style-name="ro1">
          <table:table-cell office:value-type="float" office:value="2500700" table:style-name="ce1">
            <text:p>2500700</text:p>
          </table:table-cell>
          <table:table-cell office:value-type="string" table:style-name="ce1">
            <text:p>São João do Rio do Peixe</text:p>
          </table:table-cell>
          <table:table-cell office:value-type="float" office:value="2500700" table:style-name="ce1">
            <text:p>2500700</text:p>
          </table:table-cell>
          <table:table-cell table:number-columns-repeated="16381"/>
        </table:table-row>
        <table:table-row table:style-name="ro1">
          <table:table-cell office:value-type="float" office:value="2500734" table:style-name="ce1">
            <text:p>2500734</text:p>
          </table:table-cell>
          <table:table-cell office:value-type="string" table:style-name="ce1">
            <text:p>Amparo</text:p>
          </table:table-cell>
          <table:table-cell office:value-type="float" office:value="2500734" table:style-name="ce1">
            <text:p>2500734</text:p>
          </table:table-cell>
          <table:table-cell table:number-columns-repeated="16381"/>
        </table:table-row>
        <table:table-row table:style-name="ro1">
          <table:table-cell office:value-type="float" office:value="2500775" table:style-name="ce1">
            <text:p>2500775</text:p>
          </table:table-cell>
          <table:table-cell office:value-type="string" table:style-name="ce1">
            <text:p>Aparecida</text:p>
          </table:table-cell>
          <table:table-cell office:value-type="float" office:value="2500775" table:style-name="ce1">
            <text:p>2500775</text:p>
          </table:table-cell>
          <table:table-cell table:number-columns-repeated="16381"/>
        </table:table-row>
        <table:table-row table:style-name="ro1">
          <table:table-cell office:value-type="float" office:value="2500809" table:style-name="ce1">
            <text:p>2500809</text:p>
          </table:table-cell>
          <table:table-cell office:value-type="string" table:style-name="ce1">
            <text:p>Araçagi</text:p>
          </table:table-cell>
          <table:table-cell office:value-type="float" office:value="2500809" table:style-name="ce1">
            <text:p>2500809</text:p>
          </table:table-cell>
          <table:table-cell table:number-columns-repeated="16381"/>
        </table:table-row>
        <table:table-row table:style-name="ro1">
          <table:table-cell office:value-type="float" office:value="2500908" table:style-name="ce1">
            <text:p>2500908</text:p>
          </table:table-cell>
          <table:table-cell office:value-type="string" table:style-name="ce1">
            <text:p>Arara</text:p>
          </table:table-cell>
          <table:table-cell office:value-type="float" office:value="2500908" table:style-name="ce1">
            <text:p>2500908</text:p>
          </table:table-cell>
          <table:table-cell table:number-columns-repeated="16381"/>
        </table:table-row>
        <table:table-row table:style-name="ro1">
          <table:table-cell office:value-type="float" office:value="2501005" table:style-name="ce1">
            <text:p>2501005</text:p>
          </table:table-cell>
          <table:table-cell office:value-type="string" table:style-name="ce1">
            <text:p>Araruna</text:p>
          </table:table-cell>
          <table:table-cell office:value-type="float" office:value="2501005" table:style-name="ce1">
            <text:p>2501005</text:p>
          </table:table-cell>
          <table:table-cell table:number-columns-repeated="16381"/>
        </table:table-row>
        <table:table-row table:style-name="ro1">
          <table:table-cell office:value-type="float" office:value="2501104" table:style-name="ce1">
            <text:p>2501104</text:p>
          </table:table-cell>
          <table:table-cell office:value-type="string" table:style-name="ce1">
            <text:p>Areia</text:p>
          </table:table-cell>
          <table:table-cell office:value-type="float" office:value="2501104" table:style-name="ce1">
            <text:p>2501104</text:p>
          </table:table-cell>
          <table:table-cell table:number-columns-repeated="16381"/>
        </table:table-row>
        <table:table-row table:style-name="ro1">
          <table:table-cell office:value-type="float" office:value="2501153" table:style-name="ce1">
            <text:p>2501153</text:p>
          </table:table-cell>
          <table:table-cell office:value-type="string" table:style-name="ce1">
            <text:p>Areia de Baraúnas</text:p>
          </table:table-cell>
          <table:table-cell office:value-type="float" office:value="2501153" table:style-name="ce1">
            <text:p>2501153</text:p>
          </table:table-cell>
          <table:table-cell table:number-columns-repeated="16381"/>
        </table:table-row>
        <table:table-row table:style-name="ro1">
          <table:table-cell office:value-type="float" office:value="2501203" table:style-name="ce1">
            <text:p>2501203</text:p>
          </table:table-cell>
          <table:table-cell office:value-type="string" table:style-name="ce1">
            <text:p>Areial</text:p>
          </table:table-cell>
          <table:table-cell office:value-type="float" office:value="2501203" table:style-name="ce1">
            <text:p>2501203</text:p>
          </table:table-cell>
          <table:table-cell table:number-columns-repeated="16381"/>
        </table:table-row>
        <table:table-row table:style-name="ro1">
          <table:table-cell office:value-type="float" office:value="2501302" table:style-name="ce1">
            <text:p>2501302</text:p>
          </table:table-cell>
          <table:table-cell office:value-type="string" table:style-name="ce1">
            <text:p>Aroeiras</text:p>
          </table:table-cell>
          <table:table-cell office:value-type="float" office:value="2501302" table:style-name="ce1">
            <text:p>2501302</text:p>
          </table:table-cell>
          <table:table-cell table:number-columns-repeated="16381"/>
        </table:table-row>
        <table:table-row table:style-name="ro1">
          <table:table-cell office:value-type="float" office:value="2501351" table:style-name="ce1">
            <text:p>2501351</text:p>
          </table:table-cell>
          <table:table-cell office:value-type="string" table:style-name="ce1">
            <text:p>Assunção</text:p>
          </table:table-cell>
          <table:table-cell office:value-type="float" office:value="2501351" table:style-name="ce1">
            <text:p>2501351</text:p>
          </table:table-cell>
          <table:table-cell table:number-columns-repeated="16381"/>
        </table:table-row>
        <table:table-row table:style-name="ro1">
          <table:table-cell office:value-type="float" office:value="2501401" table:style-name="ce1">
            <text:p>2501401</text:p>
          </table:table-cell>
          <table:table-cell office:value-type="string" table:style-name="ce1">
            <text:p>Baía da Traição</text:p>
          </table:table-cell>
          <table:table-cell office:value-type="float" office:value="2501401" table:style-name="ce1">
            <text:p>2501401</text:p>
          </table:table-cell>
          <table:table-cell table:number-columns-repeated="16381"/>
        </table:table-row>
        <table:table-row table:style-name="ro1">
          <table:table-cell office:value-type="float" office:value="2501500" table:style-name="ce1">
            <text:p>2501500</text:p>
          </table:table-cell>
          <table:table-cell office:value-type="string" table:style-name="ce1">
            <text:p>Bananeiras</text:p>
          </table:table-cell>
          <table:table-cell office:value-type="float" office:value="2501500" table:style-name="ce1">
            <text:p>2501500</text:p>
          </table:table-cell>
          <table:table-cell table:number-columns-repeated="16381"/>
        </table:table-row>
        <table:table-row table:style-name="ro1">
          <table:table-cell office:value-type="float" office:value="2501534" table:style-name="ce1">
            <text:p>2501534</text:p>
          </table:table-cell>
          <table:table-cell office:value-type="string" table:style-name="ce1">
            <text:p>Baraúna</text:p>
          </table:table-cell>
          <table:table-cell office:value-type="float" office:value="2501534" table:style-name="ce1">
            <text:p>2501534</text:p>
          </table:table-cell>
          <table:table-cell table:number-columns-repeated="16381"/>
        </table:table-row>
        <table:table-row table:style-name="ro1">
          <table:table-cell office:value-type="float" office:value="2501575" table:style-name="ce1">
            <text:p>2501575</text:p>
          </table:table-cell>
          <table:table-cell office:value-type="string" table:style-name="ce1">
            <text:p>Barra de Santana</text:p>
          </table:table-cell>
          <table:table-cell office:value-type="float" office:value="2501575" table:style-name="ce1">
            <text:p>2501575</text:p>
          </table:table-cell>
          <table:table-cell table:number-columns-repeated="16381"/>
        </table:table-row>
        <table:table-row table:style-name="ro1">
          <table:table-cell office:value-type="float" office:value="2501609" table:style-name="ce1">
            <text:p>2501609</text:p>
          </table:table-cell>
          <table:table-cell office:value-type="string" table:style-name="ce1">
            <text:p>Barra de Santa Rosa</text:p>
          </table:table-cell>
          <table:table-cell office:value-type="float" office:value="2501609" table:style-name="ce1">
            <text:p>2501609</text:p>
          </table:table-cell>
          <table:table-cell table:number-columns-repeated="16381"/>
        </table:table-row>
        <table:table-row table:style-name="ro1">
          <table:table-cell office:value-type="float" office:value="2501708" table:style-name="ce1">
            <text:p>2501708</text:p>
          </table:table-cell>
          <table:table-cell office:value-type="string" table:style-name="ce1">
            <text:p>Barra de São Miguel</text:p>
          </table:table-cell>
          <table:table-cell office:value-type="float" office:value="2501708" table:style-name="ce1">
            <text:p>2501708</text:p>
          </table:table-cell>
          <table:table-cell table:number-columns-repeated="16381"/>
        </table:table-row>
        <table:table-row table:style-name="ro1">
          <table:table-cell office:value-type="float" office:value="2501807" table:style-name="ce1">
            <text:p>2501807</text:p>
          </table:table-cell>
          <table:table-cell office:value-type="string" table:style-name="ce1">
            <text:p>Bayeux</text:p>
          </table:table-cell>
          <table:table-cell office:value-type="float" office:value="2501807" table:style-name="ce1">
            <text:p>2501807</text:p>
          </table:table-cell>
          <table:table-cell table:number-columns-repeated="16381"/>
        </table:table-row>
        <table:table-row table:style-name="ro1">
          <table:table-cell office:value-type="float" office:value="2501906" table:style-name="ce1">
            <text:p>2501906</text:p>
          </table:table-cell>
          <table:table-cell office:value-type="string" table:style-name="ce1">
            <text:p>Belém</text:p>
          </table:table-cell>
          <table:table-cell office:value-type="float" office:value="2501906" table:style-name="ce1">
            <text:p>2501906</text:p>
          </table:table-cell>
          <table:table-cell table:number-columns-repeated="16381"/>
        </table:table-row>
        <table:table-row table:style-name="ro1">
          <table:table-cell office:value-type="float" office:value="2502003" table:style-name="ce1">
            <text:p>2502003</text:p>
          </table:table-cell>
          <table:table-cell office:value-type="string" table:style-name="ce1">
            <text:p>Belém do Brejo do Cruz</text:p>
          </table:table-cell>
          <table:table-cell office:value-type="float" office:value="2502003" table:style-name="ce1">
            <text:p>2502003</text:p>
          </table:table-cell>
          <table:table-cell table:number-columns-repeated="16381"/>
        </table:table-row>
        <table:table-row table:style-name="ro1">
          <table:table-cell office:value-type="float" office:value="2502052" table:style-name="ce1">
            <text:p>2502052</text:p>
          </table:table-cell>
          <table:table-cell office:value-type="string" table:style-name="ce1">
            <text:p>Bernardino Batista</text:p>
          </table:table-cell>
          <table:table-cell office:value-type="float" office:value="2502052" table:style-name="ce1">
            <text:p>2502052</text:p>
          </table:table-cell>
          <table:table-cell table:number-columns-repeated="16381"/>
        </table:table-row>
        <table:table-row table:style-name="ro1">
          <table:table-cell office:value-type="float" office:value="2502102" table:style-name="ce1">
            <text:p>2502102</text:p>
          </table:table-cell>
          <table:table-cell office:value-type="string" table:style-name="ce1">
            <text:p>Boa Ventura</text:p>
          </table:table-cell>
          <table:table-cell office:value-type="float" office:value="2502102" table:style-name="ce1">
            <text:p>2502102</text:p>
          </table:table-cell>
          <table:table-cell table:number-columns-repeated="16381"/>
        </table:table-row>
        <table:table-row table:style-name="ro1">
          <table:table-cell office:value-type="float" office:value="2502151" table:style-name="ce1">
            <text:p>2502151</text:p>
          </table:table-cell>
          <table:table-cell office:value-type="string" table:style-name="ce1">
            <text:p>Boa Vista</text:p>
          </table:table-cell>
          <table:table-cell office:value-type="float" office:value="2502151" table:style-name="ce1">
            <text:p>2502151</text:p>
          </table:table-cell>
          <table:table-cell table:number-columns-repeated="16381"/>
        </table:table-row>
        <table:table-row table:style-name="ro1">
          <table:table-cell office:value-type="float" office:value="2502201" table:style-name="ce1">
            <text:p>2502201</text:p>
          </table:table-cell>
          <table:table-cell office:value-type="string" table:style-name="ce1">
            <text:p>Bom Jesus</text:p>
          </table:table-cell>
          <table:table-cell office:value-type="float" office:value="2502201" table:style-name="ce1">
            <text:p>2502201</text:p>
          </table:table-cell>
          <table:table-cell table:number-columns-repeated="16381"/>
        </table:table-row>
        <table:table-row table:style-name="ro1">
          <table:table-cell office:value-type="float" office:value="2502300" table:style-name="ce1">
            <text:p>2502300</text:p>
          </table:table-cell>
          <table:table-cell office:value-type="string" table:style-name="ce1">
            <text:p>Bom Sucesso</text:p>
          </table:table-cell>
          <table:table-cell office:value-type="float" office:value="2502300" table:style-name="ce1">
            <text:p>2502300</text:p>
          </table:table-cell>
          <table:table-cell table:number-columns-repeated="16381"/>
        </table:table-row>
        <table:table-row table:style-name="ro1">
          <table:table-cell office:value-type="float" office:value="2502409" table:style-name="ce1">
            <text:p>2502409</text:p>
          </table:table-cell>
          <table:table-cell office:value-type="string" table:style-name="ce1">
            <text:p>Bonito de Santa Fé</text:p>
          </table:table-cell>
          <table:table-cell office:value-type="float" office:value="2502409" table:style-name="ce1">
            <text:p>2502409</text:p>
          </table:table-cell>
          <table:table-cell table:number-columns-repeated="16381"/>
        </table:table-row>
        <table:table-row table:style-name="ro1">
          <table:table-cell office:value-type="float" office:value="2502508" table:style-name="ce1">
            <text:p>2502508</text:p>
          </table:table-cell>
          <table:table-cell office:value-type="string" table:style-name="ce1">
            <text:p>Boqueirão</text:p>
          </table:table-cell>
          <table:table-cell office:value-type="float" office:value="2502508" table:style-name="ce1">
            <text:p>2502508</text:p>
          </table:table-cell>
          <table:table-cell table:number-columns-repeated="16381"/>
        </table:table-row>
        <table:table-row table:style-name="ro1">
          <table:table-cell office:value-type="float" office:value="2502607" table:style-name="ce1">
            <text:p>2502607</text:p>
          </table:table-cell>
          <table:table-cell office:value-type="string" table:style-name="ce1">
            <text:p>Igaracy</text:p>
          </table:table-cell>
          <table:table-cell office:value-type="float" office:value="2502607" table:style-name="ce1">
            <text:p>2502607</text:p>
          </table:table-cell>
          <table:table-cell table:number-columns-repeated="16381"/>
        </table:table-row>
        <table:table-row table:style-name="ro1">
          <table:table-cell office:value-type="float" office:value="2502706" table:style-name="ce1">
            <text:p>2502706</text:p>
          </table:table-cell>
          <table:table-cell office:value-type="string" table:style-name="ce1">
            <text:p>Borborema</text:p>
          </table:table-cell>
          <table:table-cell office:value-type="float" office:value="2502706" table:style-name="ce1">
            <text:p>2502706</text:p>
          </table:table-cell>
          <table:table-cell table:number-columns-repeated="16381"/>
        </table:table-row>
        <table:table-row table:style-name="ro1">
          <table:table-cell office:value-type="float" office:value="2502805" table:style-name="ce1">
            <text:p>2502805</text:p>
          </table:table-cell>
          <table:table-cell office:value-type="string" table:style-name="ce1">
            <text:p>Brejo do Cruz</text:p>
          </table:table-cell>
          <table:table-cell office:value-type="float" office:value="2502805" table:style-name="ce1">
            <text:p>2502805</text:p>
          </table:table-cell>
          <table:table-cell table:number-columns-repeated="16381"/>
        </table:table-row>
        <table:table-row table:style-name="ro1">
          <table:table-cell office:value-type="float" office:value="2502904" table:style-name="ce1">
            <text:p>2502904</text:p>
          </table:table-cell>
          <table:table-cell office:value-type="string" table:style-name="ce1">
            <text:p>Brejo dos Santos</text:p>
          </table:table-cell>
          <table:table-cell office:value-type="float" office:value="2502904" table:style-name="ce1">
            <text:p>2502904</text:p>
          </table:table-cell>
          <table:table-cell table:number-columns-repeated="16381"/>
        </table:table-row>
        <table:table-row table:style-name="ro1">
          <table:table-cell office:value-type="float" office:value="2503001" table:style-name="ce1">
            <text:p>2503001</text:p>
          </table:table-cell>
          <table:table-cell office:value-type="string" table:style-name="ce1">
            <text:p>Caaporã</text:p>
          </table:table-cell>
          <table:table-cell office:value-type="float" office:value="2503001" table:style-name="ce1">
            <text:p>2503001</text:p>
          </table:table-cell>
          <table:table-cell table:number-columns-repeated="16381"/>
        </table:table-row>
        <table:table-row table:style-name="ro1">
          <table:table-cell office:value-type="float" office:value="2503100" table:style-name="ce1">
            <text:p>2503100</text:p>
          </table:table-cell>
          <table:table-cell office:value-type="string" table:style-name="ce1">
            <text:p>Cabaceiras</text:p>
          </table:table-cell>
          <table:table-cell office:value-type="float" office:value="2503100" table:style-name="ce1">
            <text:p>2503100</text:p>
          </table:table-cell>
          <table:table-cell table:number-columns-repeated="16381"/>
        </table:table-row>
        <table:table-row table:style-name="ro1">
          <table:table-cell office:value-type="float" office:value="2503209" table:style-name="ce1">
            <text:p>2503209</text:p>
          </table:table-cell>
          <table:table-cell office:value-type="string" table:style-name="ce1">
            <text:p>Cabedelo</text:p>
          </table:table-cell>
          <table:table-cell office:value-type="float" office:value="2503209" table:style-name="ce1">
            <text:p>2503209</text:p>
          </table:table-cell>
          <table:table-cell table:number-columns-repeated="16381"/>
        </table:table-row>
        <table:table-row table:style-name="ro1">
          <table:table-cell office:value-type="float" office:value="2503308" table:style-name="ce1">
            <text:p>2503308</text:p>
          </table:table-cell>
          <table:table-cell office:value-type="string" table:style-name="ce1">
            <text:p>Cachoeira dos Índios</text:p>
          </table:table-cell>
          <table:table-cell office:value-type="float" office:value="2503308" table:style-name="ce1">
            <text:p>2503308</text:p>
          </table:table-cell>
          <table:table-cell table:number-columns-repeated="16381"/>
        </table:table-row>
        <table:table-row table:style-name="ro1">
          <table:table-cell office:value-type="float" office:value="2503407" table:style-name="ce1">
            <text:p>2503407</text:p>
          </table:table-cell>
          <table:table-cell office:value-type="string" table:style-name="ce1">
            <text:p>Cacimba de Areia</text:p>
          </table:table-cell>
          <table:table-cell office:value-type="float" office:value="2503407" table:style-name="ce1">
            <text:p>2503407</text:p>
          </table:table-cell>
          <table:table-cell table:number-columns-repeated="16381"/>
        </table:table-row>
        <table:table-row table:style-name="ro1">
          <table:table-cell office:value-type="float" office:value="2503506" table:style-name="ce1">
            <text:p>2503506</text:p>
          </table:table-cell>
          <table:table-cell office:value-type="string" table:style-name="ce1">
            <text:p>Cacimba de Dentro</text:p>
          </table:table-cell>
          <table:table-cell office:value-type="float" office:value="2503506" table:style-name="ce1">
            <text:p>2503506</text:p>
          </table:table-cell>
          <table:table-cell table:number-columns-repeated="16381"/>
        </table:table-row>
        <table:table-row table:style-name="ro1">
          <table:table-cell office:value-type="float" office:value="2503555" table:style-name="ce1">
            <text:p>2503555</text:p>
          </table:table-cell>
          <table:table-cell office:value-type="string" table:style-name="ce1">
            <text:p>Cacimbas</text:p>
          </table:table-cell>
          <table:table-cell office:value-type="float" office:value="2503555" table:style-name="ce1">
            <text:p>2503555</text:p>
          </table:table-cell>
          <table:table-cell table:number-columns-repeated="16381"/>
        </table:table-row>
        <table:table-row table:style-name="ro1">
          <table:table-cell office:value-type="float" office:value="2503605" table:style-name="ce1">
            <text:p>2503605</text:p>
          </table:table-cell>
          <table:table-cell office:value-type="string" table:style-name="ce1">
            <text:p>Caiçara</text:p>
          </table:table-cell>
          <table:table-cell office:value-type="float" office:value="2503605" table:style-name="ce1">
            <text:p>2503605</text:p>
          </table:table-cell>
          <table:table-cell table:number-columns-repeated="16381"/>
        </table:table-row>
        <table:table-row table:style-name="ro1">
          <table:table-cell office:value-type="float" office:value="2503704" table:style-name="ce1">
            <text:p>2503704</text:p>
          </table:table-cell>
          <table:table-cell office:value-type="string" table:style-name="ce1">
            <text:p>Cajazeiras</text:p>
          </table:table-cell>
          <table:table-cell office:value-type="float" office:value="2503704" table:style-name="ce1">
            <text:p>2503704</text:p>
          </table:table-cell>
          <table:table-cell table:number-columns-repeated="16381"/>
        </table:table-row>
        <table:table-row table:style-name="ro1">
          <table:table-cell office:value-type="float" office:value="2503753" table:style-name="ce1">
            <text:p>2503753</text:p>
          </table:table-cell>
          <table:table-cell office:value-type="string" table:style-name="ce1">
            <text:p>Cajazeirinhas</text:p>
          </table:table-cell>
          <table:table-cell office:value-type="float" office:value="2503753" table:style-name="ce1">
            <text:p>2503753</text:p>
          </table:table-cell>
          <table:table-cell table:number-columns-repeated="16381"/>
        </table:table-row>
        <table:table-row table:style-name="ro1">
          <table:table-cell office:value-type="float" office:value="2503803" table:style-name="ce1">
            <text:p>2503803</text:p>
          </table:table-cell>
          <table:table-cell office:value-type="string" table:style-name="ce1">
            <text:p>Caldas Brandão</text:p>
          </table:table-cell>
          <table:table-cell office:value-type="float" office:value="2503803" table:style-name="ce1">
            <text:p>2503803</text:p>
          </table:table-cell>
          <table:table-cell table:number-columns-repeated="16381"/>
        </table:table-row>
        <table:table-row table:style-name="ro1">
          <table:table-cell office:value-type="float" office:value="2503902" table:style-name="ce1">
            <text:p>2503902</text:p>
          </table:table-cell>
          <table:table-cell office:value-type="string" table:style-name="ce1">
            <text:p>Camalaú</text:p>
          </table:table-cell>
          <table:table-cell office:value-type="float" office:value="2503902" table:style-name="ce1">
            <text:p>2503902</text:p>
          </table:table-cell>
          <table:table-cell table:number-columns-repeated="16381"/>
        </table:table-row>
        <table:table-row table:style-name="ro1">
          <table:table-cell office:value-type="float" office:value="2504009" table:style-name="ce1">
            <text:p>2504009</text:p>
          </table:table-cell>
          <table:table-cell office:value-type="string" table:style-name="ce1">
            <text:p>Campina Grande</text:p>
          </table:table-cell>
          <table:table-cell office:value-type="float" office:value="2504009" table:style-name="ce1">
            <text:p>2504009</text:p>
          </table:table-cell>
          <table:table-cell table:number-columns-repeated="16381"/>
        </table:table-row>
        <table:table-row table:style-name="ro1">
          <table:table-cell office:value-type="float" office:value="2504033" table:style-name="ce1">
            <text:p>2504033</text:p>
          </table:table-cell>
          <table:table-cell office:value-type="string" table:style-name="ce1">
            <text:p>Capim</text:p>
          </table:table-cell>
          <table:table-cell office:value-type="float" office:value="2504033" table:style-name="ce1">
            <text:p>2504033</text:p>
          </table:table-cell>
          <table:table-cell table:number-columns-repeated="16381"/>
        </table:table-row>
        <table:table-row table:style-name="ro1">
          <table:table-cell office:value-type="float" office:value="2504074" table:style-name="ce1">
            <text:p>2504074</text:p>
          </table:table-cell>
          <table:table-cell office:value-type="string" table:style-name="ce1">
            <text:p>Caraúbas</text:p>
          </table:table-cell>
          <table:table-cell office:value-type="float" office:value="2504074" table:style-name="ce1">
            <text:p>2504074</text:p>
          </table:table-cell>
          <table:table-cell table:number-columns-repeated="16381"/>
        </table:table-row>
        <table:table-row table:style-name="ro1">
          <table:table-cell office:value-type="float" office:value="2504108" table:style-name="ce1">
            <text:p>2504108</text:p>
          </table:table-cell>
          <table:table-cell office:value-type="string" table:style-name="ce1">
            <text:p>Carrapateira</text:p>
          </table:table-cell>
          <table:table-cell office:value-type="float" office:value="2504108" table:style-name="ce1">
            <text:p>2504108</text:p>
          </table:table-cell>
          <table:table-cell table:number-columns-repeated="16381"/>
        </table:table-row>
        <table:table-row table:style-name="ro1">
          <table:table-cell office:value-type="float" office:value="2504157" table:style-name="ce1">
            <text:p>2504157</text:p>
          </table:table-cell>
          <table:table-cell office:value-type="string" table:style-name="ce1">
            <text:p>Casserengue</text:p>
          </table:table-cell>
          <table:table-cell office:value-type="float" office:value="2504157" table:style-name="ce1">
            <text:p>2504157</text:p>
          </table:table-cell>
          <table:table-cell table:number-columns-repeated="16381"/>
        </table:table-row>
        <table:table-row table:style-name="ro1">
          <table:table-cell office:value-type="float" office:value="2504207" table:style-name="ce1">
            <text:p>2504207</text:p>
          </table:table-cell>
          <table:table-cell office:value-type="string" table:style-name="ce1">
            <text:p>Catingueira</text:p>
          </table:table-cell>
          <table:table-cell office:value-type="float" office:value="2504207" table:style-name="ce1">
            <text:p>2504207</text:p>
          </table:table-cell>
          <table:table-cell table:number-columns-repeated="16381"/>
        </table:table-row>
        <table:table-row table:style-name="ro1">
          <table:table-cell office:value-type="float" office:value="2504306" table:style-name="ce1">
            <text:p>2504306</text:p>
          </table:table-cell>
          <table:table-cell office:value-type="string" table:style-name="ce1">
            <text:p>Catolé do Rocha</text:p>
          </table:table-cell>
          <table:table-cell office:value-type="float" office:value="2504306" table:style-name="ce1">
            <text:p>2504306</text:p>
          </table:table-cell>
          <table:table-cell table:number-columns-repeated="16381"/>
        </table:table-row>
        <table:table-row table:style-name="ro1">
          <table:table-cell office:value-type="float" office:value="2504355" table:style-name="ce1">
            <text:p>2504355</text:p>
          </table:table-cell>
          <table:table-cell office:value-type="string" table:style-name="ce1">
            <text:p>Caturité</text:p>
          </table:table-cell>
          <table:table-cell office:value-type="float" office:value="2504355" table:style-name="ce1">
            <text:p>2504355</text:p>
          </table:table-cell>
          <table:table-cell table:number-columns-repeated="16381"/>
        </table:table-row>
        <table:table-row table:style-name="ro1">
          <table:table-cell office:value-type="float" office:value="2504405" table:style-name="ce1">
            <text:p>2504405</text:p>
          </table:table-cell>
          <table:table-cell office:value-type="string" table:style-name="ce1">
            <text:p>Conceição</text:p>
          </table:table-cell>
          <table:table-cell office:value-type="float" office:value="2504405" table:style-name="ce1">
            <text:p>2504405</text:p>
          </table:table-cell>
          <table:table-cell table:number-columns-repeated="16381"/>
        </table:table-row>
        <table:table-row table:style-name="ro1">
          <table:table-cell office:value-type="float" office:value="2504504" table:style-name="ce1">
            <text:p>2504504</text:p>
          </table:table-cell>
          <table:table-cell office:value-type="string" table:style-name="ce1">
            <text:p>Condado</text:p>
          </table:table-cell>
          <table:table-cell office:value-type="float" office:value="2504504" table:style-name="ce1">
            <text:p>2504504</text:p>
          </table:table-cell>
          <table:table-cell table:number-columns-repeated="16381"/>
        </table:table-row>
        <table:table-row table:style-name="ro1">
          <table:table-cell office:value-type="float" office:value="2504603" table:style-name="ce1">
            <text:p>2504603</text:p>
          </table:table-cell>
          <table:table-cell office:value-type="string" table:style-name="ce1">
            <text:p>Conde</text:p>
          </table:table-cell>
          <table:table-cell office:value-type="float" office:value="2504603" table:style-name="ce1">
            <text:p>2504603</text:p>
          </table:table-cell>
          <table:table-cell table:number-columns-repeated="16381"/>
        </table:table-row>
        <table:table-row table:style-name="ro1">
          <table:table-cell office:value-type="float" office:value="2504702" table:style-name="ce1">
            <text:p>2504702</text:p>
          </table:table-cell>
          <table:table-cell office:value-type="string" table:style-name="ce1">
            <text:p>Congo</text:p>
          </table:table-cell>
          <table:table-cell office:value-type="float" office:value="2504702" table:style-name="ce1">
            <text:p>2504702</text:p>
          </table:table-cell>
          <table:table-cell table:number-columns-repeated="16381"/>
        </table:table-row>
        <table:table-row table:style-name="ro1">
          <table:table-cell office:value-type="float" office:value="2504801" table:style-name="ce1">
            <text:p>2504801</text:p>
          </table:table-cell>
          <table:table-cell office:value-type="string" table:style-name="ce1">
            <text:p>Coremas</text:p>
          </table:table-cell>
          <table:table-cell office:value-type="float" office:value="2504801" table:style-name="ce1">
            <text:p>2504801</text:p>
          </table:table-cell>
          <table:table-cell table:number-columns-repeated="16381"/>
        </table:table-row>
        <table:table-row table:style-name="ro1">
          <table:table-cell office:value-type="float" office:value="2504850" table:style-name="ce1">
            <text:p>2504850</text:p>
          </table:table-cell>
          <table:table-cell office:value-type="string" table:style-name="ce1">
            <text:p>Coxixola</text:p>
          </table:table-cell>
          <table:table-cell office:value-type="float" office:value="2504850" table:style-name="ce1">
            <text:p>2504850</text:p>
          </table:table-cell>
          <table:table-cell table:number-columns-repeated="16381"/>
        </table:table-row>
        <table:table-row table:style-name="ro1">
          <table:table-cell office:value-type="float" office:value="2504900" table:style-name="ce1">
            <text:p>2504900</text:p>
          </table:table-cell>
          <table:table-cell office:value-type="string" table:style-name="ce1">
            <text:p>Cruz do Espírito Santo</text:p>
          </table:table-cell>
          <table:table-cell office:value-type="float" office:value="2504900" table:style-name="ce1">
            <text:p>2504900</text:p>
          </table:table-cell>
          <table:table-cell table:number-columns-repeated="16381"/>
        </table:table-row>
        <table:table-row table:style-name="ro1">
          <table:table-cell office:value-type="float" office:value="2505006" table:style-name="ce1">
            <text:p>2505006</text:p>
          </table:table-cell>
          <table:table-cell office:value-type="string" table:style-name="ce1">
            <text:p>Cubati</text:p>
          </table:table-cell>
          <table:table-cell office:value-type="float" office:value="2505006" table:style-name="ce1">
            <text:p>2505006</text:p>
          </table:table-cell>
          <table:table-cell table:number-columns-repeated="16381"/>
        </table:table-row>
        <table:table-row table:style-name="ro1">
          <table:table-cell office:value-type="float" office:value="2505105" table:style-name="ce1">
            <text:p>2505105</text:p>
          </table:table-cell>
          <table:table-cell office:value-type="string" table:style-name="ce1">
            <text:p>Cuité</text:p>
          </table:table-cell>
          <table:table-cell office:value-type="float" office:value="2505105" table:style-name="ce1">
            <text:p>2505105</text:p>
          </table:table-cell>
          <table:table-cell table:number-columns-repeated="16381"/>
        </table:table-row>
        <table:table-row table:style-name="ro1">
          <table:table-cell office:value-type="float" office:value="2505204" table:style-name="ce1">
            <text:p>2505204</text:p>
          </table:table-cell>
          <table:table-cell office:value-type="string" table:style-name="ce1">
            <text:p>Cuitegi</text:p>
          </table:table-cell>
          <table:table-cell office:value-type="float" office:value="2505204" table:style-name="ce1">
            <text:p>2505204</text:p>
          </table:table-cell>
          <table:table-cell table:number-columns-repeated="16381"/>
        </table:table-row>
        <table:table-row table:style-name="ro1">
          <table:table-cell office:value-type="float" office:value="2505238" table:style-name="ce1">
            <text:p>2505238</text:p>
          </table:table-cell>
          <table:table-cell office:value-type="string" table:style-name="ce1">
            <text:p>Cuité de Mamanguape</text:p>
          </table:table-cell>
          <table:table-cell office:value-type="float" office:value="2505238" table:style-name="ce1">
            <text:p>2505238</text:p>
          </table:table-cell>
          <table:table-cell table:number-columns-repeated="16381"/>
        </table:table-row>
        <table:table-row table:style-name="ro1">
          <table:table-cell office:value-type="float" office:value="2505279" table:style-name="ce1">
            <text:p>2505279</text:p>
          </table:table-cell>
          <table:table-cell office:value-type="string" table:style-name="ce1">
            <text:p>Curral de Cima</text:p>
          </table:table-cell>
          <table:table-cell office:value-type="float" office:value="2505279" table:style-name="ce1">
            <text:p>2505279</text:p>
          </table:table-cell>
          <table:table-cell table:number-columns-repeated="16381"/>
        </table:table-row>
        <table:table-row table:style-name="ro1">
          <table:table-cell office:value-type="float" office:value="2505303" table:style-name="ce1">
            <text:p>2505303</text:p>
          </table:table-cell>
          <table:table-cell office:value-type="string" table:style-name="ce1">
            <text:p>Curral Velho</text:p>
          </table:table-cell>
          <table:table-cell office:value-type="float" office:value="2505303" table:style-name="ce1">
            <text:p>2505303</text:p>
          </table:table-cell>
          <table:table-cell table:number-columns-repeated="16381"/>
        </table:table-row>
        <table:table-row table:style-name="ro1">
          <table:table-cell office:value-type="float" office:value="2505352" table:style-name="ce1">
            <text:p>2505352</text:p>
          </table:table-cell>
          <table:table-cell office:value-type="string" table:style-name="ce1">
            <text:p>Damião</text:p>
          </table:table-cell>
          <table:table-cell office:value-type="float" office:value="2505352" table:style-name="ce1">
            <text:p>2505352</text:p>
          </table:table-cell>
          <table:table-cell table:number-columns-repeated="16381"/>
        </table:table-row>
        <table:table-row table:style-name="ro1">
          <table:table-cell office:value-type="float" office:value="2505402" table:style-name="ce1">
            <text:p>2505402</text:p>
          </table:table-cell>
          <table:table-cell office:value-type="string" table:style-name="ce1">
            <text:p>Desterro</text:p>
          </table:table-cell>
          <table:table-cell office:value-type="float" office:value="2505402" table:style-name="ce1">
            <text:p>2505402</text:p>
          </table:table-cell>
          <table:table-cell table:number-columns-repeated="16381"/>
        </table:table-row>
        <table:table-row table:style-name="ro1">
          <table:table-cell office:value-type="float" office:value="2505501" table:style-name="ce1">
            <text:p>2505501</text:p>
          </table:table-cell>
          <table:table-cell office:value-type="string" table:style-name="ce1">
            <text:p>Vista Serrana</text:p>
          </table:table-cell>
          <table:table-cell office:value-type="float" office:value="2505501" table:style-name="ce1">
            <text:p>2505501</text:p>
          </table:table-cell>
          <table:table-cell table:number-columns-repeated="16381"/>
        </table:table-row>
        <table:table-row table:style-name="ro1">
          <table:table-cell office:value-type="float" office:value="2505600" table:style-name="ce1">
            <text:p>2505600</text:p>
          </table:table-cell>
          <table:table-cell office:value-type="string" table:style-name="ce1">
            <text:p>Diamante</text:p>
          </table:table-cell>
          <table:table-cell office:value-type="float" office:value="2505600" table:style-name="ce1">
            <text:p>2505600</text:p>
          </table:table-cell>
          <table:table-cell table:number-columns-repeated="16381"/>
        </table:table-row>
        <table:table-row table:style-name="ro1">
          <table:table-cell office:value-type="float" office:value="2505709" table:style-name="ce1">
            <text:p>2505709</text:p>
          </table:table-cell>
          <table:table-cell office:value-type="string" table:style-name="ce1">
            <text:p>Dona Inês</text:p>
          </table:table-cell>
          <table:table-cell office:value-type="float" office:value="2505709" table:style-name="ce1">
            <text:p>2505709</text:p>
          </table:table-cell>
          <table:table-cell table:number-columns-repeated="16381"/>
        </table:table-row>
        <table:table-row table:style-name="ro1">
          <table:table-cell office:value-type="float" office:value="2505808" table:style-name="ce1">
            <text:p>2505808</text:p>
          </table:table-cell>
          <table:table-cell office:value-type="string" table:style-name="ce1">
            <text:p>Duas Estradas</text:p>
          </table:table-cell>
          <table:table-cell office:value-type="float" office:value="2505808" table:style-name="ce1">
            <text:p>2505808</text:p>
          </table:table-cell>
          <table:table-cell table:number-columns-repeated="16381"/>
        </table:table-row>
        <table:table-row table:style-name="ro1">
          <table:table-cell office:value-type="float" office:value="2505907" table:style-name="ce1">
            <text:p>2505907</text:p>
          </table:table-cell>
          <table:table-cell office:value-type="string" table:style-name="ce1">
            <text:p>Emas</text:p>
          </table:table-cell>
          <table:table-cell office:value-type="float" office:value="2505907" table:style-name="ce1">
            <text:p>2505907</text:p>
          </table:table-cell>
          <table:table-cell table:number-columns-repeated="16381"/>
        </table:table-row>
        <table:table-row table:style-name="ro1">
          <table:table-cell office:value-type="float" office:value="2506004" table:style-name="ce1">
            <text:p>2506004</text:p>
          </table:table-cell>
          <table:table-cell office:value-type="string" table:style-name="ce1">
            <text:p>Esperança</text:p>
          </table:table-cell>
          <table:table-cell office:value-type="float" office:value="2506004" table:style-name="ce1">
            <text:p>2506004</text:p>
          </table:table-cell>
          <table:table-cell table:number-columns-repeated="16381"/>
        </table:table-row>
        <table:table-row table:style-name="ro1">
          <table:table-cell office:value-type="float" office:value="2506103" table:style-name="ce1">
            <text:p>2506103</text:p>
          </table:table-cell>
          <table:table-cell office:value-type="string" table:style-name="ce1">
            <text:p>Fagundes</text:p>
          </table:table-cell>
          <table:table-cell office:value-type="float" office:value="2506103" table:style-name="ce1">
            <text:p>2506103</text:p>
          </table:table-cell>
          <table:table-cell table:number-columns-repeated="16381"/>
        </table:table-row>
        <table:table-row table:style-name="ro1">
          <table:table-cell office:value-type="float" office:value="2506202" table:style-name="ce1">
            <text:p>2506202</text:p>
          </table:table-cell>
          <table:table-cell office:value-type="string" table:style-name="ce1">
            <text:p>Frei Martinho</text:p>
          </table:table-cell>
          <table:table-cell office:value-type="float" office:value="2506202" table:style-name="ce1">
            <text:p>2506202</text:p>
          </table:table-cell>
          <table:table-cell table:number-columns-repeated="16381"/>
        </table:table-row>
        <table:table-row table:style-name="ro1">
          <table:table-cell office:value-type="float" office:value="2506251" table:style-name="ce1">
            <text:p>2506251</text:p>
          </table:table-cell>
          <table:table-cell office:value-type="string" table:style-name="ce1">
            <text:p>Gado Bravo</text:p>
          </table:table-cell>
          <table:table-cell office:value-type="float" office:value="2506251" table:style-name="ce1">
            <text:p>2506251</text:p>
          </table:table-cell>
          <table:table-cell table:number-columns-repeated="16381"/>
        </table:table-row>
        <table:table-row table:style-name="ro1">
          <table:table-cell office:value-type="float" office:value="2506301" table:style-name="ce1">
            <text:p>2506301</text:p>
          </table:table-cell>
          <table:table-cell office:value-type="string" table:style-name="ce1">
            <text:p>Guarabira</text:p>
          </table:table-cell>
          <table:table-cell office:value-type="float" office:value="2506301" table:style-name="ce1">
            <text:p>2506301</text:p>
          </table:table-cell>
          <table:table-cell table:number-columns-repeated="16381"/>
        </table:table-row>
        <table:table-row table:style-name="ro1">
          <table:table-cell office:value-type="float" office:value="2506400" table:style-name="ce1">
            <text:p>2506400</text:p>
          </table:table-cell>
          <table:table-cell office:value-type="string" table:style-name="ce1">
            <text:p>Gurinhém</text:p>
          </table:table-cell>
          <table:table-cell office:value-type="float" office:value="2506400" table:style-name="ce1">
            <text:p>2506400</text:p>
          </table:table-cell>
          <table:table-cell table:number-columns-repeated="16381"/>
        </table:table-row>
        <table:table-row table:style-name="ro1">
          <table:table-cell office:value-type="float" office:value="2506509" table:style-name="ce1">
            <text:p>2506509</text:p>
          </table:table-cell>
          <table:table-cell office:value-type="string" table:style-name="ce1">
            <text:p>Gurjão</text:p>
          </table:table-cell>
          <table:table-cell office:value-type="float" office:value="2506509" table:style-name="ce1">
            <text:p>2506509</text:p>
          </table:table-cell>
          <table:table-cell table:number-columns-repeated="16381"/>
        </table:table-row>
        <table:table-row table:style-name="ro1">
          <table:table-cell office:value-type="float" office:value="2506608" table:style-name="ce1">
            <text:p>2506608</text:p>
          </table:table-cell>
          <table:table-cell office:value-type="string" table:style-name="ce1">
            <text:p>Ibiara</text:p>
          </table:table-cell>
          <table:table-cell office:value-type="float" office:value="2506608" table:style-name="ce1">
            <text:p>2506608</text:p>
          </table:table-cell>
          <table:table-cell table:number-columns-repeated="16381"/>
        </table:table-row>
        <table:table-row table:style-name="ro1">
          <table:table-cell office:value-type="float" office:value="2506707" table:style-name="ce1">
            <text:p>2506707</text:p>
          </table:table-cell>
          <table:table-cell office:value-type="string" table:style-name="ce1">
            <text:p>Imaculada</text:p>
          </table:table-cell>
          <table:table-cell office:value-type="float" office:value="2506707" table:style-name="ce1">
            <text:p>2506707</text:p>
          </table:table-cell>
          <table:table-cell table:number-columns-repeated="16381"/>
        </table:table-row>
        <table:table-row table:style-name="ro1">
          <table:table-cell office:value-type="float" office:value="2506806" table:style-name="ce1">
            <text:p>2506806</text:p>
          </table:table-cell>
          <table:table-cell office:value-type="string" table:style-name="ce1">
            <text:p>Ingá</text:p>
          </table:table-cell>
          <table:table-cell office:value-type="float" office:value="2506806" table:style-name="ce1">
            <text:p>2506806</text:p>
          </table:table-cell>
          <table:table-cell table:number-columns-repeated="16381"/>
        </table:table-row>
        <table:table-row table:style-name="ro1">
          <table:table-cell office:value-type="float" office:value="2506905" table:style-name="ce1">
            <text:p>2506905</text:p>
          </table:table-cell>
          <table:table-cell office:value-type="string" table:style-name="ce1">
            <text:p>Itabaiana</text:p>
          </table:table-cell>
          <table:table-cell office:value-type="float" office:value="2506905" table:style-name="ce1">
            <text:p>2506905</text:p>
          </table:table-cell>
          <table:table-cell table:number-columns-repeated="16381"/>
        </table:table-row>
        <table:table-row table:style-name="ro1">
          <table:table-cell office:value-type="float" office:value="2507002" table:style-name="ce1">
            <text:p>2507002</text:p>
          </table:table-cell>
          <table:table-cell office:value-type="string" table:style-name="ce1">
            <text:p>Itaporanga</text:p>
          </table:table-cell>
          <table:table-cell office:value-type="float" office:value="2507002" table:style-name="ce1">
            <text:p>2507002</text:p>
          </table:table-cell>
          <table:table-cell table:number-columns-repeated="16381"/>
        </table:table-row>
        <table:table-row table:style-name="ro1">
          <table:table-cell office:value-type="float" office:value="2507101" table:style-name="ce1">
            <text:p>2507101</text:p>
          </table:table-cell>
          <table:table-cell office:value-type="string" table:style-name="ce1">
            <text:p>Itapororoca</text:p>
          </table:table-cell>
          <table:table-cell office:value-type="float" office:value="2507101" table:style-name="ce1">
            <text:p>2507101</text:p>
          </table:table-cell>
          <table:table-cell table:number-columns-repeated="16381"/>
        </table:table-row>
        <table:table-row table:style-name="ro1">
          <table:table-cell office:value-type="float" office:value="2507200" table:style-name="ce1">
            <text:p>2507200</text:p>
          </table:table-cell>
          <table:table-cell office:value-type="string" table:style-name="ce1">
            <text:p>Itatuba</text:p>
          </table:table-cell>
          <table:table-cell office:value-type="float" office:value="2507200" table:style-name="ce1">
            <text:p>2507200</text:p>
          </table:table-cell>
          <table:table-cell table:number-columns-repeated="16381"/>
        </table:table-row>
        <table:table-row table:style-name="ro1">
          <table:table-cell office:value-type="float" office:value="2507309" table:style-name="ce1">
            <text:p>2507309</text:p>
          </table:table-cell>
          <table:table-cell office:value-type="string" table:style-name="ce1">
            <text:p>Jacaraú</text:p>
          </table:table-cell>
          <table:table-cell office:value-type="float" office:value="2507309" table:style-name="ce1">
            <text:p>2507309</text:p>
          </table:table-cell>
          <table:table-cell table:number-columns-repeated="16381"/>
        </table:table-row>
        <table:table-row table:style-name="ro1">
          <table:table-cell office:value-type="float" office:value="2507408" table:style-name="ce1">
            <text:p>2507408</text:p>
          </table:table-cell>
          <table:table-cell office:value-type="string" table:style-name="ce1">
            <text:p>Jericó</text:p>
          </table:table-cell>
          <table:table-cell office:value-type="float" office:value="2507408" table:style-name="ce1">
            <text:p>2507408</text:p>
          </table:table-cell>
          <table:table-cell table:number-columns-repeated="16381"/>
        </table:table-row>
        <table:table-row table:style-name="ro1">
          <table:table-cell office:value-type="float" office:value="2507507" table:style-name="ce1">
            <text:p>2507507</text:p>
          </table:table-cell>
          <table:table-cell office:value-type="string" table:style-name="ce1">
            <text:p>João Pessoa</text:p>
          </table:table-cell>
          <table:table-cell office:value-type="float" office:value="2507507" table:style-name="ce1">
            <text:p>2507507</text:p>
          </table:table-cell>
          <table:table-cell table:number-columns-repeated="16381"/>
        </table:table-row>
        <table:table-row table:style-name="ro1">
          <table:table-cell office:value-type="float" office:value="2507606" table:style-name="ce1">
            <text:p>2507606</text:p>
          </table:table-cell>
          <table:table-cell office:value-type="string" table:style-name="ce1">
            <text:p>Juarez Távora</text:p>
          </table:table-cell>
          <table:table-cell office:value-type="float" office:value="2507606" table:style-name="ce1">
            <text:p>2507606</text:p>
          </table:table-cell>
          <table:table-cell table:number-columns-repeated="16381"/>
        </table:table-row>
        <table:table-row table:style-name="ro1">
          <table:table-cell office:value-type="float" office:value="2507705" table:style-name="ce1">
            <text:p>2507705</text:p>
          </table:table-cell>
          <table:table-cell office:value-type="string" table:style-name="ce1">
            <text:p>Juazeirinho</text:p>
          </table:table-cell>
          <table:table-cell office:value-type="float" office:value="2507705" table:style-name="ce1">
            <text:p>2507705</text:p>
          </table:table-cell>
          <table:table-cell table:number-columns-repeated="16381"/>
        </table:table-row>
        <table:table-row table:style-name="ro1">
          <table:table-cell office:value-type="float" office:value="2507804" table:style-name="ce1">
            <text:p>2507804</text:p>
          </table:table-cell>
          <table:table-cell office:value-type="string" table:style-name="ce1">
            <text:p>Junco do Seridó</text:p>
          </table:table-cell>
          <table:table-cell office:value-type="float" office:value="2507804" table:style-name="ce1">
            <text:p>2507804</text:p>
          </table:table-cell>
          <table:table-cell table:number-columns-repeated="16381"/>
        </table:table-row>
        <table:table-row table:style-name="ro1">
          <table:table-cell office:value-type="float" office:value="2507903" table:style-name="ce1">
            <text:p>2507903</text:p>
          </table:table-cell>
          <table:table-cell office:value-type="string" table:style-name="ce1">
            <text:p>Juripiranga</text:p>
          </table:table-cell>
          <table:table-cell office:value-type="float" office:value="2507903" table:style-name="ce1">
            <text:p>2507903</text:p>
          </table:table-cell>
          <table:table-cell table:number-columns-repeated="16381"/>
        </table:table-row>
        <table:table-row table:style-name="ro1">
          <table:table-cell office:value-type="float" office:value="2508000" table:style-name="ce1">
            <text:p>2508000</text:p>
          </table:table-cell>
          <table:table-cell office:value-type="string" table:style-name="ce1">
            <text:p>Juru</text:p>
          </table:table-cell>
          <table:table-cell office:value-type="float" office:value="2508000" table:style-name="ce1">
            <text:p>2508000</text:p>
          </table:table-cell>
          <table:table-cell table:number-columns-repeated="16381"/>
        </table:table-row>
        <table:table-row table:style-name="ro1">
          <table:table-cell office:value-type="float" office:value="2508109" table:style-name="ce1">
            <text:p>2508109</text:p>
          </table:table-cell>
          <table:table-cell office:value-type="string" table:style-name="ce1">
            <text:p>Lagoa</text:p>
          </table:table-cell>
          <table:table-cell office:value-type="float" office:value="2508109" table:style-name="ce1">
            <text:p>2508109</text:p>
          </table:table-cell>
          <table:table-cell table:number-columns-repeated="16381"/>
        </table:table-row>
        <table:table-row table:style-name="ro1">
          <table:table-cell office:value-type="float" office:value="2508208" table:style-name="ce1">
            <text:p>2508208</text:p>
          </table:table-cell>
          <table:table-cell office:value-type="string" table:style-name="ce1">
            <text:p>Lagoa de Dentro</text:p>
          </table:table-cell>
          <table:table-cell office:value-type="float" office:value="2508208" table:style-name="ce1">
            <text:p>2508208</text:p>
          </table:table-cell>
          <table:table-cell table:number-columns-repeated="16381"/>
        </table:table-row>
        <table:table-row table:style-name="ro1">
          <table:table-cell office:value-type="float" office:value="2508307" table:style-name="ce1">
            <text:p>2508307</text:p>
          </table:table-cell>
          <table:table-cell office:value-type="string" table:style-name="ce1">
            <text:p>Lagoa Seca</text:p>
          </table:table-cell>
          <table:table-cell office:value-type="float" office:value="2508307" table:style-name="ce1">
            <text:p>2508307</text:p>
          </table:table-cell>
          <table:table-cell table:number-columns-repeated="16381"/>
        </table:table-row>
        <table:table-row table:style-name="ro1">
          <table:table-cell office:value-type="float" office:value="2508406" table:style-name="ce1">
            <text:p>2508406</text:p>
          </table:table-cell>
          <table:table-cell office:value-type="string" table:style-name="ce1">
            <text:p>Lastro</text:p>
          </table:table-cell>
          <table:table-cell office:value-type="float" office:value="2508406" table:style-name="ce1">
            <text:p>2508406</text:p>
          </table:table-cell>
          <table:table-cell table:number-columns-repeated="16381"/>
        </table:table-row>
        <table:table-row table:style-name="ro1">
          <table:table-cell office:value-type="float" office:value="2508505" table:style-name="ce1">
            <text:p>2508505</text:p>
          </table:table-cell>
          <table:table-cell office:value-type="string" table:style-name="ce1">
            <text:p>Livramento</text:p>
          </table:table-cell>
          <table:table-cell office:value-type="float" office:value="2508505" table:style-name="ce1">
            <text:p>2508505</text:p>
          </table:table-cell>
          <table:table-cell table:number-columns-repeated="16381"/>
        </table:table-row>
        <table:table-row table:style-name="ro1">
          <table:table-cell office:value-type="float" office:value="2508554" table:style-name="ce1">
            <text:p>2508554</text:p>
          </table:table-cell>
          <table:table-cell office:value-type="string" table:style-name="ce1">
            <text:p>Logradouro</text:p>
          </table:table-cell>
          <table:table-cell office:value-type="float" office:value="2508554" table:style-name="ce1">
            <text:p>2508554</text:p>
          </table:table-cell>
          <table:table-cell table:number-columns-repeated="16381"/>
        </table:table-row>
        <table:table-row table:style-name="ro1">
          <table:table-cell office:value-type="float" office:value="2508604" table:style-name="ce1">
            <text:p>2508604</text:p>
          </table:table-cell>
          <table:table-cell office:value-type="string" table:style-name="ce1">
            <text:p>Lucena</text:p>
          </table:table-cell>
          <table:table-cell office:value-type="float" office:value="2508604" table:style-name="ce1">
            <text:p>2508604</text:p>
          </table:table-cell>
          <table:table-cell table:number-columns-repeated="16381"/>
        </table:table-row>
        <table:table-row table:style-name="ro1">
          <table:table-cell office:value-type="float" office:value="2508703" table:style-name="ce1">
            <text:p>2508703</text:p>
          </table:table-cell>
          <table:table-cell office:value-type="string" table:style-name="ce1">
            <text:p>Mãe d'Água</text:p>
          </table:table-cell>
          <table:table-cell office:value-type="float" office:value="2508703" table:style-name="ce1">
            <text:p>2508703</text:p>
          </table:table-cell>
          <table:table-cell table:number-columns-repeated="16381"/>
        </table:table-row>
        <table:table-row table:style-name="ro1">
          <table:table-cell office:value-type="float" office:value="2508802" table:style-name="ce1">
            <text:p>2508802</text:p>
          </table:table-cell>
          <table:table-cell office:value-type="string" table:style-name="ce1">
            <text:p>Malta</text:p>
          </table:table-cell>
          <table:table-cell office:value-type="float" office:value="2508802" table:style-name="ce1">
            <text:p>2508802</text:p>
          </table:table-cell>
          <table:table-cell table:number-columns-repeated="16381"/>
        </table:table-row>
        <table:table-row table:style-name="ro1">
          <table:table-cell office:value-type="float" office:value="2508901" table:style-name="ce1">
            <text:p>2508901</text:p>
          </table:table-cell>
          <table:table-cell office:value-type="string" table:style-name="ce1">
            <text:p>Mamanguape</text:p>
          </table:table-cell>
          <table:table-cell office:value-type="float" office:value="2508901" table:style-name="ce1">
            <text:p>2508901</text:p>
          </table:table-cell>
          <table:table-cell table:number-columns-repeated="16381"/>
        </table:table-row>
        <table:table-row table:style-name="ro1">
          <table:table-cell office:value-type="float" office:value="2509008" table:style-name="ce1">
            <text:p>2509008</text:p>
          </table:table-cell>
          <table:table-cell office:value-type="string" table:style-name="ce1">
            <text:p>Manaíra</text:p>
          </table:table-cell>
          <table:table-cell office:value-type="float" office:value="2509008" table:style-name="ce1">
            <text:p>2509008</text:p>
          </table:table-cell>
          <table:table-cell table:number-columns-repeated="16381"/>
        </table:table-row>
        <table:table-row table:style-name="ro1">
          <table:table-cell office:value-type="float" office:value="2509057" table:style-name="ce1">
            <text:p>2509057</text:p>
          </table:table-cell>
          <table:table-cell office:value-type="string" table:style-name="ce1">
            <text:p>Marcação</text:p>
          </table:table-cell>
          <table:table-cell office:value-type="float" office:value="2509057" table:style-name="ce1">
            <text:p>2509057</text:p>
          </table:table-cell>
          <table:table-cell table:number-columns-repeated="16381"/>
        </table:table-row>
        <table:table-row table:style-name="ro1">
          <table:table-cell office:value-type="float" office:value="2509107" table:style-name="ce1">
            <text:p>2509107</text:p>
          </table:table-cell>
          <table:table-cell office:value-type="string" table:style-name="ce1">
            <text:p>Mari</text:p>
          </table:table-cell>
          <table:table-cell office:value-type="float" office:value="2509107" table:style-name="ce1">
            <text:p>2509107</text:p>
          </table:table-cell>
          <table:table-cell table:number-columns-repeated="16381"/>
        </table:table-row>
        <table:table-row table:style-name="ro1">
          <table:table-cell office:value-type="float" office:value="2509156" table:style-name="ce1">
            <text:p>2509156</text:p>
          </table:table-cell>
          <table:table-cell office:value-type="string" table:style-name="ce1">
            <text:p>Marizópolis</text:p>
          </table:table-cell>
          <table:table-cell office:value-type="float" office:value="2509156" table:style-name="ce1">
            <text:p>2509156</text:p>
          </table:table-cell>
          <table:table-cell table:number-columns-repeated="16381"/>
        </table:table-row>
        <table:table-row table:style-name="ro1">
          <table:table-cell office:value-type="float" office:value="2509206" table:style-name="ce1">
            <text:p>2509206</text:p>
          </table:table-cell>
          <table:table-cell office:value-type="string" table:style-name="ce1">
            <text:p>Massaranduba</text:p>
          </table:table-cell>
          <table:table-cell office:value-type="float" office:value="2509206" table:style-name="ce1">
            <text:p>2509206</text:p>
          </table:table-cell>
          <table:table-cell table:number-columns-repeated="16381"/>
        </table:table-row>
        <table:table-row table:style-name="ro1">
          <table:table-cell office:value-type="float" office:value="2509305" table:style-name="ce1">
            <text:p>2509305</text:p>
          </table:table-cell>
          <table:table-cell office:value-type="string" table:style-name="ce1">
            <text:p>Mataraca</text:p>
          </table:table-cell>
          <table:table-cell office:value-type="float" office:value="2509305" table:style-name="ce1">
            <text:p>2509305</text:p>
          </table:table-cell>
          <table:table-cell table:number-columns-repeated="16381"/>
        </table:table-row>
        <table:table-row table:style-name="ro1">
          <table:table-cell office:value-type="float" office:value="2509339" table:style-name="ce1">
            <text:p>2509339</text:p>
          </table:table-cell>
          <table:table-cell office:value-type="string" table:style-name="ce1">
            <text:p>Matinhas</text:p>
          </table:table-cell>
          <table:table-cell office:value-type="float" office:value="2509339" table:style-name="ce1">
            <text:p>2509339</text:p>
          </table:table-cell>
          <table:table-cell table:number-columns-repeated="16381"/>
        </table:table-row>
        <table:table-row table:style-name="ro1">
          <table:table-cell office:value-type="float" office:value="2509370" table:style-name="ce1">
            <text:p>2509370</text:p>
          </table:table-cell>
          <table:table-cell office:value-type="string" table:style-name="ce1">
            <text:p>Mato Grosso</text:p>
          </table:table-cell>
          <table:table-cell office:value-type="float" office:value="2509370" table:style-name="ce1">
            <text:p>2509370</text:p>
          </table:table-cell>
          <table:table-cell table:number-columns-repeated="16381"/>
        </table:table-row>
        <table:table-row table:style-name="ro1">
          <table:table-cell office:value-type="float" office:value="2509396" table:style-name="ce1">
            <text:p>2509396</text:p>
          </table:table-cell>
          <table:table-cell office:value-type="string" table:style-name="ce1">
            <text:p>Maturéia</text:p>
          </table:table-cell>
          <table:table-cell office:value-type="float" office:value="2509396" table:style-name="ce1">
            <text:p>2509396</text:p>
          </table:table-cell>
          <table:table-cell table:number-columns-repeated="16381"/>
        </table:table-row>
        <table:table-row table:style-name="ro1">
          <table:table-cell office:value-type="float" office:value="2509404" table:style-name="ce1">
            <text:p>2509404</text:p>
          </table:table-cell>
          <table:table-cell office:value-type="string" table:style-name="ce1">
            <text:p>Mogeiro</text:p>
          </table:table-cell>
          <table:table-cell office:value-type="float" office:value="2509404" table:style-name="ce1">
            <text:p>2509404</text:p>
          </table:table-cell>
          <table:table-cell table:number-columns-repeated="16381"/>
        </table:table-row>
        <table:table-row table:style-name="ro1">
          <table:table-cell office:value-type="float" office:value="2509503" table:style-name="ce1">
            <text:p>2509503</text:p>
          </table:table-cell>
          <table:table-cell office:value-type="string" table:style-name="ce1">
            <text:p>Montadas</text:p>
          </table:table-cell>
          <table:table-cell office:value-type="float" office:value="2509503" table:style-name="ce1">
            <text:p>2509503</text:p>
          </table:table-cell>
          <table:table-cell table:number-columns-repeated="16381"/>
        </table:table-row>
        <table:table-row table:style-name="ro1">
          <table:table-cell office:value-type="float" office:value="2509602" table:style-name="ce1">
            <text:p>2509602</text:p>
          </table:table-cell>
          <table:table-cell office:value-type="string" table:style-name="ce1">
            <text:p>Monte Horebe</text:p>
          </table:table-cell>
          <table:table-cell office:value-type="float" office:value="2509602" table:style-name="ce1">
            <text:p>2509602</text:p>
          </table:table-cell>
          <table:table-cell table:number-columns-repeated="16381"/>
        </table:table-row>
        <table:table-row table:style-name="ro1">
          <table:table-cell office:value-type="float" office:value="2509701" table:style-name="ce1">
            <text:p>2509701</text:p>
          </table:table-cell>
          <table:table-cell office:value-type="string" table:style-name="ce1">
            <text:p>Monteiro</text:p>
          </table:table-cell>
          <table:table-cell office:value-type="float" office:value="2509701" table:style-name="ce1">
            <text:p>2509701</text:p>
          </table:table-cell>
          <table:table-cell table:number-columns-repeated="16381"/>
        </table:table-row>
        <table:table-row table:style-name="ro1">
          <table:table-cell office:value-type="float" office:value="2509800" table:style-name="ce1">
            <text:p>2509800</text:p>
          </table:table-cell>
          <table:table-cell office:value-type="string" table:style-name="ce1">
            <text:p>Mulungu</text:p>
          </table:table-cell>
          <table:table-cell office:value-type="float" office:value="2509800" table:style-name="ce1">
            <text:p>2509800</text:p>
          </table:table-cell>
          <table:table-cell table:number-columns-repeated="16381"/>
        </table:table-row>
        <table:table-row table:style-name="ro1">
          <table:table-cell office:value-type="float" office:value="2509909" table:style-name="ce1">
            <text:p>2509909</text:p>
          </table:table-cell>
          <table:table-cell office:value-type="string" table:style-name="ce1">
            <text:p>Natuba</text:p>
          </table:table-cell>
          <table:table-cell office:value-type="float" office:value="2509909" table:style-name="ce1">
            <text:p>2509909</text:p>
          </table:table-cell>
          <table:table-cell table:number-columns-repeated="16381"/>
        </table:table-row>
        <table:table-row table:style-name="ro1">
          <table:table-cell office:value-type="float" office:value="2510006" table:style-name="ce1">
            <text:p>2510006</text:p>
          </table:table-cell>
          <table:table-cell office:value-type="string" table:style-name="ce1">
            <text:p>Nazarezinho</text:p>
          </table:table-cell>
          <table:table-cell office:value-type="float" office:value="2510006" table:style-name="ce1">
            <text:p>2510006</text:p>
          </table:table-cell>
          <table:table-cell table:number-columns-repeated="16381"/>
        </table:table-row>
        <table:table-row table:style-name="ro1">
          <table:table-cell office:value-type="float" office:value="2510105" table:style-name="ce1">
            <text:p>2510105</text:p>
          </table:table-cell>
          <table:table-cell office:value-type="string" table:style-name="ce1">
            <text:p>Nova Floresta</text:p>
          </table:table-cell>
          <table:table-cell office:value-type="float" office:value="2510105" table:style-name="ce1">
            <text:p>2510105</text:p>
          </table:table-cell>
          <table:table-cell table:number-columns-repeated="16381"/>
        </table:table-row>
        <table:table-row table:style-name="ro1">
          <table:table-cell office:value-type="float" office:value="2510204" table:style-name="ce1">
            <text:p>2510204</text:p>
          </table:table-cell>
          <table:table-cell office:value-type="string" table:style-name="ce1">
            <text:p>Nova Olinda</text:p>
          </table:table-cell>
          <table:table-cell office:value-type="float" office:value="2510204" table:style-name="ce1">
            <text:p>2510204</text:p>
          </table:table-cell>
          <table:table-cell table:number-columns-repeated="16381"/>
        </table:table-row>
        <table:table-row table:style-name="ro1">
          <table:table-cell office:value-type="float" office:value="2510303" table:style-name="ce1">
            <text:p>2510303</text:p>
          </table:table-cell>
          <table:table-cell office:value-type="string" table:style-name="ce1">
            <text:p>Nova Palmeira</text:p>
          </table:table-cell>
          <table:table-cell office:value-type="float" office:value="2510303" table:style-name="ce1">
            <text:p>2510303</text:p>
          </table:table-cell>
          <table:table-cell table:number-columns-repeated="16381"/>
        </table:table-row>
        <table:table-row table:style-name="ro1">
          <table:table-cell office:value-type="float" office:value="2510402" table:style-name="ce1">
            <text:p>2510402</text:p>
          </table:table-cell>
          <table:table-cell office:value-type="string" table:style-name="ce1">
            <text:p>Olho d'Água</text:p>
          </table:table-cell>
          <table:table-cell office:value-type="float" office:value="2510402" table:style-name="ce1">
            <text:p>2510402</text:p>
          </table:table-cell>
          <table:table-cell table:number-columns-repeated="16381"/>
        </table:table-row>
        <table:table-row table:style-name="ro1">
          <table:table-cell office:value-type="float" office:value="2510501" table:style-name="ce1">
            <text:p>2510501</text:p>
          </table:table-cell>
          <table:table-cell office:value-type="string" table:style-name="ce1">
            <text:p>Olivedos</text:p>
          </table:table-cell>
          <table:table-cell office:value-type="float" office:value="2510501" table:style-name="ce1">
            <text:p>2510501</text:p>
          </table:table-cell>
          <table:table-cell table:number-columns-repeated="16381"/>
        </table:table-row>
        <table:table-row table:style-name="ro1">
          <table:table-cell office:value-type="float" office:value="2510600" table:style-name="ce1">
            <text:p>2510600</text:p>
          </table:table-cell>
          <table:table-cell office:value-type="string" table:style-name="ce1">
            <text:p>Ouro Velho</text:p>
          </table:table-cell>
          <table:table-cell office:value-type="float" office:value="2510600" table:style-name="ce1">
            <text:p>2510600</text:p>
          </table:table-cell>
          <table:table-cell table:number-columns-repeated="16381"/>
        </table:table-row>
        <table:table-row table:style-name="ro1">
          <table:table-cell office:value-type="float" office:value="2510659" table:style-name="ce1">
            <text:p>2510659</text:p>
          </table:table-cell>
          <table:table-cell office:value-type="string" table:style-name="ce1">
            <text:p>Parari</text:p>
          </table:table-cell>
          <table:table-cell office:value-type="float" office:value="2510659" table:style-name="ce1">
            <text:p>2510659</text:p>
          </table:table-cell>
          <table:table-cell table:number-columns-repeated="16381"/>
        </table:table-row>
        <table:table-row table:style-name="ro1">
          <table:table-cell office:value-type="float" office:value="2510709" table:style-name="ce1">
            <text:p>2510709</text:p>
          </table:table-cell>
          <table:table-cell office:value-type="string" table:style-name="ce1">
            <text:p>Passagem</text:p>
          </table:table-cell>
          <table:table-cell office:value-type="float" office:value="2510709" table:style-name="ce1">
            <text:p>2510709</text:p>
          </table:table-cell>
          <table:table-cell table:number-columns-repeated="16381"/>
        </table:table-row>
        <table:table-row table:style-name="ro1">
          <table:table-cell office:value-type="float" office:value="2510808" table:style-name="ce1">
            <text:p>2510808</text:p>
          </table:table-cell>
          <table:table-cell office:value-type="string" table:style-name="ce1">
            <text:p>Patos</text:p>
          </table:table-cell>
          <table:table-cell office:value-type="float" office:value="2510808" table:style-name="ce1">
            <text:p>2510808</text:p>
          </table:table-cell>
          <table:table-cell table:number-columns-repeated="16381"/>
        </table:table-row>
        <table:table-row table:style-name="ro1">
          <table:table-cell office:value-type="float" office:value="2510907" table:style-name="ce1">
            <text:p>2510907</text:p>
          </table:table-cell>
          <table:table-cell office:value-type="string" table:style-name="ce1">
            <text:p>Paulista</text:p>
          </table:table-cell>
          <table:table-cell office:value-type="float" office:value="2510907" table:style-name="ce1">
            <text:p>2510907</text:p>
          </table:table-cell>
          <table:table-cell table:number-columns-repeated="16381"/>
        </table:table-row>
        <table:table-row table:style-name="ro1">
          <table:table-cell office:value-type="float" office:value="2511004" table:style-name="ce1">
            <text:p>2511004</text:p>
          </table:table-cell>
          <table:table-cell office:value-type="string" table:style-name="ce1">
            <text:p>Pedra Branca</text:p>
          </table:table-cell>
          <table:table-cell office:value-type="float" office:value="2511004" table:style-name="ce1">
            <text:p>2511004</text:p>
          </table:table-cell>
          <table:table-cell table:number-columns-repeated="16381"/>
        </table:table-row>
        <table:table-row table:style-name="ro1">
          <table:table-cell office:value-type="float" office:value="2511103" table:style-name="ce1">
            <text:p>2511103</text:p>
          </table:table-cell>
          <table:table-cell office:value-type="string" table:style-name="ce1">
            <text:p>Pedra Lavrada</text:p>
          </table:table-cell>
          <table:table-cell office:value-type="float" office:value="2511103" table:style-name="ce1">
            <text:p>2511103</text:p>
          </table:table-cell>
          <table:table-cell table:number-columns-repeated="16381"/>
        </table:table-row>
        <table:table-row table:style-name="ro1">
          <table:table-cell office:value-type="float" office:value="2511202" table:style-name="ce1">
            <text:p>2511202</text:p>
          </table:table-cell>
          <table:table-cell office:value-type="string" table:style-name="ce1">
            <text:p>Pedras de Fogo</text:p>
          </table:table-cell>
          <table:table-cell office:value-type="float" office:value="2511202" table:style-name="ce1">
            <text:p>2511202</text:p>
          </table:table-cell>
          <table:table-cell table:number-columns-repeated="16381"/>
        </table:table-row>
        <table:table-row table:style-name="ro1">
          <table:table-cell office:value-type="float" office:value="2511301" table:style-name="ce1">
            <text:p>2511301</text:p>
          </table:table-cell>
          <table:table-cell office:value-type="string" table:style-name="ce1">
            <text:p>Piancó</text:p>
          </table:table-cell>
          <table:table-cell office:value-type="float" office:value="2511301" table:style-name="ce1">
            <text:p>2511301</text:p>
          </table:table-cell>
          <table:table-cell table:number-columns-repeated="16381"/>
        </table:table-row>
        <table:table-row table:style-name="ro1">
          <table:table-cell office:value-type="float" office:value="2511400" table:style-name="ce1">
            <text:p>2511400</text:p>
          </table:table-cell>
          <table:table-cell office:value-type="string" table:style-name="ce1">
            <text:p>Picuí</text:p>
          </table:table-cell>
          <table:table-cell office:value-type="float" office:value="2511400" table:style-name="ce1">
            <text:p>2511400</text:p>
          </table:table-cell>
          <table:table-cell table:number-columns-repeated="16381"/>
        </table:table-row>
        <table:table-row table:style-name="ro1">
          <table:table-cell office:value-type="float" office:value="2511509" table:style-name="ce1">
            <text:p>2511509</text:p>
          </table:table-cell>
          <table:table-cell office:value-type="string" table:style-name="ce1">
            <text:p>Pilar</text:p>
          </table:table-cell>
          <table:table-cell office:value-type="float" office:value="2511509" table:style-name="ce1">
            <text:p>2511509</text:p>
          </table:table-cell>
          <table:table-cell table:number-columns-repeated="16381"/>
        </table:table-row>
        <table:table-row table:style-name="ro1">
          <table:table-cell office:value-type="float" office:value="2511608" table:style-name="ce1">
            <text:p>2511608</text:p>
          </table:table-cell>
          <table:table-cell office:value-type="string" table:style-name="ce1">
            <text:p>Pilões</text:p>
          </table:table-cell>
          <table:table-cell office:value-type="float" office:value="2511608" table:style-name="ce1">
            <text:p>2511608</text:p>
          </table:table-cell>
          <table:table-cell table:number-columns-repeated="16381"/>
        </table:table-row>
        <table:table-row table:style-name="ro1">
          <table:table-cell office:value-type="float" office:value="2511707" table:style-name="ce1">
            <text:p>2511707</text:p>
          </table:table-cell>
          <table:table-cell office:value-type="string" table:style-name="ce1">
            <text:p>Pilõezinhos</text:p>
          </table:table-cell>
          <table:table-cell office:value-type="float" office:value="2511707" table:style-name="ce1">
            <text:p>2511707</text:p>
          </table:table-cell>
          <table:table-cell table:number-columns-repeated="16381"/>
        </table:table-row>
        <table:table-row table:style-name="ro1">
          <table:table-cell office:value-type="float" office:value="2511806" table:style-name="ce1">
            <text:p>2511806</text:p>
          </table:table-cell>
          <table:table-cell office:value-type="string" table:style-name="ce1">
            <text:p>Pirpirituba</text:p>
          </table:table-cell>
          <table:table-cell office:value-type="float" office:value="2511806" table:style-name="ce1">
            <text:p>2511806</text:p>
          </table:table-cell>
          <table:table-cell table:number-columns-repeated="16381"/>
        </table:table-row>
        <table:table-row table:style-name="ro1">
          <table:table-cell office:value-type="float" office:value="2511905" table:style-name="ce1">
            <text:p>2511905</text:p>
          </table:table-cell>
          <table:table-cell office:value-type="string" table:style-name="ce1">
            <text:p>Pitimbu</text:p>
          </table:table-cell>
          <table:table-cell office:value-type="float" office:value="2511905" table:style-name="ce1">
            <text:p>2511905</text:p>
          </table:table-cell>
          <table:table-cell table:number-columns-repeated="16381"/>
        </table:table-row>
        <table:table-row table:style-name="ro1">
          <table:table-cell office:value-type="float" office:value="2512002" table:style-name="ce1">
            <text:p>2512002</text:p>
          </table:table-cell>
          <table:table-cell office:value-type="string" table:style-name="ce1">
            <text:p>Pocinhos</text:p>
          </table:table-cell>
          <table:table-cell office:value-type="float" office:value="2512002" table:style-name="ce1">
            <text:p>2512002</text:p>
          </table:table-cell>
          <table:table-cell table:number-columns-repeated="16381"/>
        </table:table-row>
        <table:table-row table:style-name="ro1">
          <table:table-cell office:value-type="float" office:value="2512036" table:style-name="ce1">
            <text:p>2512036</text:p>
          </table:table-cell>
          <table:table-cell office:value-type="string" table:style-name="ce1">
            <text:p>Poço Dantas</text:p>
          </table:table-cell>
          <table:table-cell office:value-type="float" office:value="2512036" table:style-name="ce1">
            <text:p>2512036</text:p>
          </table:table-cell>
          <table:table-cell table:number-columns-repeated="16381"/>
        </table:table-row>
        <table:table-row table:style-name="ro1">
          <table:table-cell office:value-type="float" office:value="2512077" table:style-name="ce1">
            <text:p>2512077</text:p>
          </table:table-cell>
          <table:table-cell office:value-type="string" table:style-name="ce1">
            <text:p>Poço de José de Moura</text:p>
          </table:table-cell>
          <table:table-cell office:value-type="float" office:value="2512077" table:style-name="ce1">
            <text:p>2512077</text:p>
          </table:table-cell>
          <table:table-cell table:number-columns-repeated="16381"/>
        </table:table-row>
        <table:table-row table:style-name="ro1">
          <table:table-cell office:value-type="float" office:value="2512101" table:style-name="ce1">
            <text:p>2512101</text:p>
          </table:table-cell>
          <table:table-cell office:value-type="string" table:style-name="ce1">
            <text:p>Pombal</text:p>
          </table:table-cell>
          <table:table-cell office:value-type="float" office:value="2512101" table:style-name="ce1">
            <text:p>2512101</text:p>
          </table:table-cell>
          <table:table-cell table:number-columns-repeated="16381"/>
        </table:table-row>
        <table:table-row table:style-name="ro1">
          <table:table-cell office:value-type="float" office:value="2512200" table:style-name="ce1">
            <text:p>2512200</text:p>
          </table:table-cell>
          <table:table-cell office:value-type="string" table:style-name="ce1">
            <text:p>Prata</text:p>
          </table:table-cell>
          <table:table-cell office:value-type="float" office:value="2512200" table:style-name="ce1">
            <text:p>2512200</text:p>
          </table:table-cell>
          <table:table-cell table:number-columns-repeated="16381"/>
        </table:table-row>
        <table:table-row table:style-name="ro1">
          <table:table-cell office:value-type="float" office:value="2512309" table:style-name="ce1">
            <text:p>2512309</text:p>
          </table:table-cell>
          <table:table-cell office:value-type="string" table:style-name="ce1">
            <text:p>Princesa Isabel</text:p>
          </table:table-cell>
          <table:table-cell office:value-type="float" office:value="2512309" table:style-name="ce1">
            <text:p>2512309</text:p>
          </table:table-cell>
          <table:table-cell table:number-columns-repeated="16381"/>
        </table:table-row>
        <table:table-row table:style-name="ro1">
          <table:table-cell office:value-type="float" office:value="2512408" table:style-name="ce1">
            <text:p>2512408</text:p>
          </table:table-cell>
          <table:table-cell office:value-type="string" table:style-name="ce1">
            <text:p>Puxinanã</text:p>
          </table:table-cell>
          <table:table-cell office:value-type="float" office:value="2512408" table:style-name="ce1">
            <text:p>2512408</text:p>
          </table:table-cell>
          <table:table-cell table:number-columns-repeated="16381"/>
        </table:table-row>
        <table:table-row table:style-name="ro1">
          <table:table-cell office:value-type="float" office:value="2512507" table:style-name="ce1">
            <text:p>2512507</text:p>
          </table:table-cell>
          <table:table-cell office:value-type="string" table:style-name="ce1">
            <text:p>Queimadas</text:p>
          </table:table-cell>
          <table:table-cell office:value-type="float" office:value="2512507" table:style-name="ce1">
            <text:p>2512507</text:p>
          </table:table-cell>
          <table:table-cell table:number-columns-repeated="16381"/>
        </table:table-row>
        <table:table-row table:style-name="ro1">
          <table:table-cell office:value-type="float" office:value="2512606" table:style-name="ce1">
            <text:p>2512606</text:p>
          </table:table-cell>
          <table:table-cell office:value-type="string" table:style-name="ce1">
            <text:p>Quixaba</text:p>
          </table:table-cell>
          <table:table-cell office:value-type="float" office:value="2512606" table:style-name="ce1">
            <text:p>2512606</text:p>
          </table:table-cell>
          <table:table-cell table:number-columns-repeated="16381"/>
        </table:table-row>
        <table:table-row table:style-name="ro1">
          <table:table-cell office:value-type="float" office:value="2512705" table:style-name="ce1">
            <text:p>2512705</text:p>
          </table:table-cell>
          <table:table-cell office:value-type="string" table:style-name="ce1">
            <text:p>Remígio</text:p>
          </table:table-cell>
          <table:table-cell office:value-type="float" office:value="2512705" table:style-name="ce1">
            <text:p>2512705</text:p>
          </table:table-cell>
          <table:table-cell table:number-columns-repeated="16381"/>
        </table:table-row>
        <table:table-row table:style-name="ro1">
          <table:table-cell office:value-type="float" office:value="2512721" table:style-name="ce1">
            <text:p>2512721</text:p>
          </table:table-cell>
          <table:table-cell office:value-type="string" table:style-name="ce1">
            <text:p>Pedro Régis</text:p>
          </table:table-cell>
          <table:table-cell office:value-type="float" office:value="2512721" table:style-name="ce1">
            <text:p>2512721</text:p>
          </table:table-cell>
          <table:table-cell table:number-columns-repeated="16381"/>
        </table:table-row>
        <table:table-row table:style-name="ro1">
          <table:table-cell office:value-type="float" office:value="2512747" table:style-name="ce1">
            <text:p>2512747</text:p>
          </table:table-cell>
          <table:table-cell office:value-type="string" table:style-name="ce1">
            <text:p>Riachão</text:p>
          </table:table-cell>
          <table:table-cell office:value-type="float" office:value="2512747" table:style-name="ce1">
            <text:p>2512747</text:p>
          </table:table-cell>
          <table:table-cell table:number-columns-repeated="16381"/>
        </table:table-row>
        <table:table-row table:style-name="ro1">
          <table:table-cell office:value-type="float" office:value="2512754" table:style-name="ce1">
            <text:p>2512754</text:p>
          </table:table-cell>
          <table:table-cell office:value-type="string" table:style-name="ce1">
            <text:p>Riachão do Bacamarte</text:p>
          </table:table-cell>
          <table:table-cell office:value-type="float" office:value="2512754" table:style-name="ce1">
            <text:p>2512754</text:p>
          </table:table-cell>
          <table:table-cell table:number-columns-repeated="16381"/>
        </table:table-row>
        <table:table-row table:style-name="ro1">
          <table:table-cell office:value-type="float" office:value="2512762" table:style-name="ce1">
            <text:p>2512762</text:p>
          </table:table-cell>
          <table:table-cell office:value-type="string" table:style-name="ce1">
            <text:p>Riachão do Poço</text:p>
          </table:table-cell>
          <table:table-cell office:value-type="float" office:value="2512762" table:style-name="ce1">
            <text:p>2512762</text:p>
          </table:table-cell>
          <table:table-cell table:number-columns-repeated="16381"/>
        </table:table-row>
        <table:table-row table:style-name="ro1">
          <table:table-cell office:value-type="float" office:value="2512788" table:style-name="ce1">
            <text:p>2512788</text:p>
          </table:table-cell>
          <table:table-cell office:value-type="string" table:style-name="ce1">
            <text:p>Riacho de Santo Antônio</text:p>
          </table:table-cell>
          <table:table-cell office:value-type="float" office:value="2512788" table:style-name="ce1">
            <text:p>2512788</text:p>
          </table:table-cell>
          <table:table-cell table:number-columns-repeated="16381"/>
        </table:table-row>
        <table:table-row table:style-name="ro1">
          <table:table-cell office:value-type="float" office:value="2512804" table:style-name="ce1">
            <text:p>2512804</text:p>
          </table:table-cell>
          <table:table-cell office:value-type="string" table:style-name="ce1">
            <text:p>Riacho dos Cavalos</text:p>
          </table:table-cell>
          <table:table-cell office:value-type="float" office:value="2512804" table:style-name="ce1">
            <text:p>2512804</text:p>
          </table:table-cell>
          <table:table-cell table:number-columns-repeated="16381"/>
        </table:table-row>
        <table:table-row table:style-name="ro1">
          <table:table-cell office:value-type="float" office:value="2512903" table:style-name="ce1">
            <text:p>2512903</text:p>
          </table:table-cell>
          <table:table-cell office:value-type="string" table:style-name="ce1">
            <text:p>Rio Tinto</text:p>
          </table:table-cell>
          <table:table-cell office:value-type="float" office:value="2512903" table:style-name="ce1">
            <text:p>2512903</text:p>
          </table:table-cell>
          <table:table-cell table:number-columns-repeated="16381"/>
        </table:table-row>
        <table:table-row table:style-name="ro1">
          <table:table-cell office:value-type="float" office:value="2513000" table:style-name="ce1">
            <text:p>2513000</text:p>
          </table:table-cell>
          <table:table-cell office:value-type="string" table:style-name="ce1">
            <text:p>Salgadinho</text:p>
          </table:table-cell>
          <table:table-cell office:value-type="float" office:value="2513000" table:style-name="ce1">
            <text:p>2513000</text:p>
          </table:table-cell>
          <table:table-cell table:number-columns-repeated="16381"/>
        </table:table-row>
        <table:table-row table:style-name="ro1">
          <table:table-cell office:value-type="float" office:value="2513109" table:style-name="ce1">
            <text:p>2513109</text:p>
          </table:table-cell>
          <table:table-cell office:value-type="string" table:style-name="ce1">
            <text:p>Salgado de São Félix</text:p>
          </table:table-cell>
          <table:table-cell office:value-type="float" office:value="2513109" table:style-name="ce1">
            <text:p>2513109</text:p>
          </table:table-cell>
          <table:table-cell table:number-columns-repeated="16381"/>
        </table:table-row>
        <table:table-row table:style-name="ro1">
          <table:table-cell office:value-type="float" office:value="2513158" table:style-name="ce1">
            <text:p>2513158</text:p>
          </table:table-cell>
          <table:table-cell office:value-type="string" table:style-name="ce1">
            <text:p>Santa Cecília</text:p>
          </table:table-cell>
          <table:table-cell office:value-type="float" office:value="2513158" table:style-name="ce1">
            <text:p>2513158</text:p>
          </table:table-cell>
          <table:table-cell table:number-columns-repeated="16381"/>
        </table:table-row>
        <table:table-row table:style-name="ro1">
          <table:table-cell office:value-type="float" office:value="2513208" table:style-name="ce1">
            <text:p>2513208</text:p>
          </table:table-cell>
          <table:table-cell office:value-type="string" table:style-name="ce1">
            <text:p>Santa Cruz</text:p>
          </table:table-cell>
          <table:table-cell office:value-type="float" office:value="2513208" table:style-name="ce1">
            <text:p>2513208</text:p>
          </table:table-cell>
          <table:table-cell table:number-columns-repeated="16381"/>
        </table:table-row>
        <table:table-row table:style-name="ro1">
          <table:table-cell office:value-type="float" office:value="2513307" table:style-name="ce1">
            <text:p>2513307</text:p>
          </table:table-cell>
          <table:table-cell office:value-type="string" table:style-name="ce1">
            <text:p>Santa Helena</text:p>
          </table:table-cell>
          <table:table-cell office:value-type="float" office:value="2513307" table:style-name="ce1">
            <text:p>2513307</text:p>
          </table:table-cell>
          <table:table-cell table:number-columns-repeated="16381"/>
        </table:table-row>
        <table:table-row table:style-name="ro1">
          <table:table-cell office:value-type="float" office:value="2513356" table:style-name="ce1">
            <text:p>2513356</text:p>
          </table:table-cell>
          <table:table-cell office:value-type="string" table:style-name="ce1">
            <text:p>Santa Inês</text:p>
          </table:table-cell>
          <table:table-cell office:value-type="float" office:value="2513356" table:style-name="ce1">
            <text:p>2513356</text:p>
          </table:table-cell>
          <table:table-cell table:number-columns-repeated="16381"/>
        </table:table-row>
        <table:table-row table:style-name="ro1">
          <table:table-cell office:value-type="float" office:value="2513406" table:style-name="ce1">
            <text:p>2513406</text:p>
          </table:table-cell>
          <table:table-cell office:value-type="string" table:style-name="ce1">
            <text:p>Santa Luzia</text:p>
          </table:table-cell>
          <table:table-cell office:value-type="float" office:value="2513406" table:style-name="ce1">
            <text:p>2513406</text:p>
          </table:table-cell>
          <table:table-cell table:number-columns-repeated="16381"/>
        </table:table-row>
        <table:table-row table:style-name="ro1">
          <table:table-cell office:value-type="float" office:value="2513505" table:style-name="ce1">
            <text:p>2513505</text:p>
          </table:table-cell>
          <table:table-cell office:value-type="string" table:style-name="ce1">
            <text:p>Santana de Mangueira</text:p>
          </table:table-cell>
          <table:table-cell office:value-type="float" office:value="2513505" table:style-name="ce1">
            <text:p>2513505</text:p>
          </table:table-cell>
          <table:table-cell table:number-columns-repeated="16381"/>
        </table:table-row>
        <table:table-row table:style-name="ro1">
          <table:table-cell office:value-type="float" office:value="2513604" table:style-name="ce1">
            <text:p>2513604</text:p>
          </table:table-cell>
          <table:table-cell office:value-type="string" table:style-name="ce1">
            <text:p>Santana dos Garrotes</text:p>
          </table:table-cell>
          <table:table-cell office:value-type="float" office:value="2513604" table:style-name="ce1">
            <text:p>2513604</text:p>
          </table:table-cell>
          <table:table-cell table:number-columns-repeated="16381"/>
        </table:table-row>
        <table:table-row table:style-name="ro1">
          <table:table-cell office:value-type="float" office:value="2513653" table:style-name="ce1">
            <text:p>2513653</text:p>
          </table:table-cell>
          <table:table-cell office:value-type="string" table:style-name="ce1">
            <text:p>Joca Claudino</text:p>
          </table:table-cell>
          <table:table-cell office:value-type="float" office:value="2513653" table:style-name="ce1">
            <text:p>2513653</text:p>
          </table:table-cell>
          <table:table-cell table:number-columns-repeated="16381"/>
        </table:table-row>
        <table:table-row table:style-name="ro1">
          <table:table-cell office:value-type="float" office:value="2513703" table:style-name="ce1">
            <text:p>2513703</text:p>
          </table:table-cell>
          <table:table-cell office:value-type="string" table:style-name="ce1">
            <text:p>Santa Rita</text:p>
          </table:table-cell>
          <table:table-cell office:value-type="float" office:value="2513703" table:style-name="ce1">
            <text:p>2513703</text:p>
          </table:table-cell>
          <table:table-cell table:number-columns-repeated="16381"/>
        </table:table-row>
        <table:table-row table:style-name="ro1">
          <table:table-cell office:value-type="float" office:value="2513802" table:style-name="ce1">
            <text:p>2513802</text:p>
          </table:table-cell>
          <table:table-cell office:value-type="string" table:style-name="ce1">
            <text:p>Santa Teresinha</text:p>
          </table:table-cell>
          <table:table-cell office:value-type="float" office:value="2513802" table:style-name="ce1">
            <text:p>2513802</text:p>
          </table:table-cell>
          <table:table-cell table:number-columns-repeated="16381"/>
        </table:table-row>
        <table:table-row table:style-name="ro1">
          <table:table-cell office:value-type="float" office:value="2513851" table:style-name="ce1">
            <text:p>2513851</text:p>
          </table:table-cell>
          <table:table-cell office:value-type="string" table:style-name="ce1">
            <text:p>Santo André</text:p>
          </table:table-cell>
          <table:table-cell office:value-type="float" office:value="2513851" table:style-name="ce1">
            <text:p>2513851</text:p>
          </table:table-cell>
          <table:table-cell table:number-columns-repeated="16381"/>
        </table:table-row>
        <table:table-row table:style-name="ro1">
          <table:table-cell office:value-type="float" office:value="2513901" table:style-name="ce1">
            <text:p>2513901</text:p>
          </table:table-cell>
          <table:table-cell office:value-type="string" table:style-name="ce1">
            <text:p>São Bento</text:p>
          </table:table-cell>
          <table:table-cell office:value-type="float" office:value="2513901" table:style-name="ce1">
            <text:p>2513901</text:p>
          </table:table-cell>
          <table:table-cell table:number-columns-repeated="16381"/>
        </table:table-row>
        <table:table-row table:style-name="ro1">
          <table:table-cell office:value-type="float" office:value="2513927" table:style-name="ce1">
            <text:p>2513927</text:p>
          </table:table-cell>
          <table:table-cell office:value-type="string" table:style-name="ce1">
            <text:p>São Bentinho</text:p>
          </table:table-cell>
          <table:table-cell office:value-type="float" office:value="2513927" table:style-name="ce1">
            <text:p>2513927</text:p>
          </table:table-cell>
          <table:table-cell table:number-columns-repeated="16381"/>
        </table:table-row>
        <table:table-row table:style-name="ro1">
          <table:table-cell office:value-type="float" office:value="2513943" table:style-name="ce1">
            <text:p>2513943</text:p>
          </table:table-cell>
          <table:table-cell office:value-type="string" table:style-name="ce1">
            <text:p>São Domingos do Cariri</text:p>
          </table:table-cell>
          <table:table-cell office:value-type="float" office:value="2513943" table:style-name="ce1">
            <text:p>2513943</text:p>
          </table:table-cell>
          <table:table-cell table:number-columns-repeated="16381"/>
        </table:table-row>
        <table:table-row table:style-name="ro1">
          <table:table-cell office:value-type="float" office:value="2513968" table:style-name="ce1">
            <text:p>2513968</text:p>
          </table:table-cell>
          <table:table-cell office:value-type="string" table:style-name="ce1">
            <text:p>São Domingos</text:p>
          </table:table-cell>
          <table:table-cell office:value-type="float" office:value="2513968" table:style-name="ce1">
            <text:p>2513968</text:p>
          </table:table-cell>
          <table:table-cell table:number-columns-repeated="16381"/>
        </table:table-row>
        <table:table-row table:style-name="ro1">
          <table:table-cell office:value-type="float" office:value="2513984" table:style-name="ce1">
            <text:p>2513984</text:p>
          </table:table-cell>
          <table:table-cell office:value-type="string" table:style-name="ce1">
            <text:p>São Francisco</text:p>
          </table:table-cell>
          <table:table-cell office:value-type="float" office:value="2513984" table:style-name="ce1">
            <text:p>2513984</text:p>
          </table:table-cell>
          <table:table-cell table:number-columns-repeated="16381"/>
        </table:table-row>
        <table:table-row table:style-name="ro1">
          <table:table-cell office:value-type="float" office:value="2514008" table:style-name="ce1">
            <text:p>2514008</text:p>
          </table:table-cell>
          <table:table-cell office:value-type="string" table:style-name="ce1">
            <text:p>São João do Cariri</text:p>
          </table:table-cell>
          <table:table-cell office:value-type="float" office:value="2514008" table:style-name="ce1">
            <text:p>2514008</text:p>
          </table:table-cell>
          <table:table-cell table:number-columns-repeated="16381"/>
        </table:table-row>
        <table:table-row table:style-name="ro1">
          <table:table-cell office:value-type="float" office:value="2514107" table:style-name="ce1">
            <text:p>2514107</text:p>
          </table:table-cell>
          <table:table-cell office:value-type="string" table:style-name="ce1">
            <text:p>São João do Tigre</text:p>
          </table:table-cell>
          <table:table-cell office:value-type="float" office:value="2514107" table:style-name="ce1">
            <text:p>2514107</text:p>
          </table:table-cell>
          <table:table-cell table:number-columns-repeated="16381"/>
        </table:table-row>
        <table:table-row table:style-name="ro1">
          <table:table-cell office:value-type="float" office:value="2514206" table:style-name="ce1">
            <text:p>2514206</text:p>
          </table:table-cell>
          <table:table-cell office:value-type="string" table:style-name="ce1">
            <text:p>São José da Lagoa Tapada</text:p>
          </table:table-cell>
          <table:table-cell office:value-type="float" office:value="2514206" table:style-name="ce1">
            <text:p>2514206</text:p>
          </table:table-cell>
          <table:table-cell table:number-columns-repeated="16381"/>
        </table:table-row>
        <table:table-row table:style-name="ro1">
          <table:table-cell office:value-type="float" office:value="2514305" table:style-name="ce1">
            <text:p>2514305</text:p>
          </table:table-cell>
          <table:table-cell office:value-type="string" table:style-name="ce1">
            <text:p>São José de Caiana</text:p>
          </table:table-cell>
          <table:table-cell office:value-type="float" office:value="2514305" table:style-name="ce1">
            <text:p>2514305</text:p>
          </table:table-cell>
          <table:table-cell table:number-columns-repeated="16381"/>
        </table:table-row>
        <table:table-row table:style-name="ro1">
          <table:table-cell office:value-type="float" office:value="2514404" table:style-name="ce1">
            <text:p>2514404</text:p>
          </table:table-cell>
          <table:table-cell office:value-type="string" table:style-name="ce1">
            <text:p>São José de Espinharas</text:p>
          </table:table-cell>
          <table:table-cell office:value-type="float" office:value="2514404" table:style-name="ce1">
            <text:p>2514404</text:p>
          </table:table-cell>
          <table:table-cell table:number-columns-repeated="16381"/>
        </table:table-row>
        <table:table-row table:style-name="ro1">
          <table:table-cell office:value-type="float" office:value="2514453" table:style-name="ce1">
            <text:p>2514453</text:p>
          </table:table-cell>
          <table:table-cell office:value-type="string" table:style-name="ce1">
            <text:p>São José dos Ramos</text:p>
          </table:table-cell>
          <table:table-cell office:value-type="float" office:value="2514453" table:style-name="ce1">
            <text:p>2514453</text:p>
          </table:table-cell>
          <table:table-cell table:number-columns-repeated="16381"/>
        </table:table-row>
        <table:table-row table:style-name="ro1">
          <table:table-cell office:value-type="float" office:value="2514503" table:style-name="ce1">
            <text:p>2514503</text:p>
          </table:table-cell>
          <table:table-cell office:value-type="string" table:style-name="ce1">
            <text:p>São José de Piranhas</text:p>
          </table:table-cell>
          <table:table-cell office:value-type="float" office:value="2514503" table:style-name="ce1">
            <text:p>2514503</text:p>
          </table:table-cell>
          <table:table-cell table:number-columns-repeated="16381"/>
        </table:table-row>
        <table:table-row table:style-name="ro1">
          <table:table-cell office:value-type="float" office:value="2514552" table:style-name="ce1">
            <text:p>2514552</text:p>
          </table:table-cell>
          <table:table-cell office:value-type="string" table:style-name="ce1">
            <text:p>São José de Princesa</text:p>
          </table:table-cell>
          <table:table-cell office:value-type="float" office:value="2514552" table:style-name="ce1">
            <text:p>2514552</text:p>
          </table:table-cell>
          <table:table-cell table:number-columns-repeated="16381"/>
        </table:table-row>
        <table:table-row table:style-name="ro1">
          <table:table-cell office:value-type="float" office:value="2514602" table:style-name="ce1">
            <text:p>2514602</text:p>
          </table:table-cell>
          <table:table-cell office:value-type="string" table:style-name="ce1">
            <text:p>São José do Bonfim</text:p>
          </table:table-cell>
          <table:table-cell office:value-type="float" office:value="2514602" table:style-name="ce1">
            <text:p>2514602</text:p>
          </table:table-cell>
          <table:table-cell table:number-columns-repeated="16381"/>
        </table:table-row>
        <table:table-row table:style-name="ro1">
          <table:table-cell office:value-type="float" office:value="2514651" table:style-name="ce1">
            <text:p>2514651</text:p>
          </table:table-cell>
          <table:table-cell office:value-type="string" table:style-name="ce1">
            <text:p>São José do Brejo do Cruz</text:p>
          </table:table-cell>
          <table:table-cell office:value-type="float" office:value="2514651" table:style-name="ce1">
            <text:p>2514651</text:p>
          </table:table-cell>
          <table:table-cell table:number-columns-repeated="16381"/>
        </table:table-row>
        <table:table-row table:style-name="ro1">
          <table:table-cell office:value-type="float" office:value="2514701" table:style-name="ce1">
            <text:p>2514701</text:p>
          </table:table-cell>
          <table:table-cell office:value-type="string" table:style-name="ce1">
            <text:p>São José do Sabugi</text:p>
          </table:table-cell>
          <table:table-cell office:value-type="float" office:value="2514701" table:style-name="ce1">
            <text:p>2514701</text:p>
          </table:table-cell>
          <table:table-cell table:number-columns-repeated="16381"/>
        </table:table-row>
        <table:table-row table:style-name="ro1">
          <table:table-cell office:value-type="float" office:value="2514800" table:style-name="ce1">
            <text:p>2514800</text:p>
          </table:table-cell>
          <table:table-cell office:value-type="string" table:style-name="ce1">
            <text:p>São José dos Cordeiros</text:p>
          </table:table-cell>
          <table:table-cell office:value-type="float" office:value="2514800" table:style-name="ce1">
            <text:p>2514800</text:p>
          </table:table-cell>
          <table:table-cell table:number-columns-repeated="16381"/>
        </table:table-row>
        <table:table-row table:style-name="ro1">
          <table:table-cell office:value-type="float" office:value="2514909" table:style-name="ce1">
            <text:p>2514909</text:p>
          </table:table-cell>
          <table:table-cell office:value-type="string" table:style-name="ce1">
            <text:p>São Mamede</text:p>
          </table:table-cell>
          <table:table-cell office:value-type="float" office:value="2514909" table:style-name="ce1">
            <text:p>2514909</text:p>
          </table:table-cell>
          <table:table-cell table:number-columns-repeated="16381"/>
        </table:table-row>
        <table:table-row table:style-name="ro1">
          <table:table-cell office:value-type="float" office:value="2515005" table:style-name="ce1">
            <text:p>2515005</text:p>
          </table:table-cell>
          <table:table-cell office:value-type="string" table:style-name="ce1">
            <text:p>São Miguel de Taipu</text:p>
          </table:table-cell>
          <table:table-cell office:value-type="float" office:value="2515005" table:style-name="ce1">
            <text:p>2515005</text:p>
          </table:table-cell>
          <table:table-cell table:number-columns-repeated="16381"/>
        </table:table-row>
        <table:table-row table:style-name="ro1">
          <table:table-cell office:value-type="float" office:value="2515104" table:style-name="ce1">
            <text:p>2515104</text:p>
          </table:table-cell>
          <table:table-cell office:value-type="string" table:style-name="ce1">
            <text:p>São Sebastião de Lagoa de Roça</text:p>
          </table:table-cell>
          <table:table-cell office:value-type="float" office:value="2515104" table:style-name="ce1">
            <text:p>2515104</text:p>
          </table:table-cell>
          <table:table-cell table:number-columns-repeated="16381"/>
        </table:table-row>
        <table:table-row table:style-name="ro1">
          <table:table-cell office:value-type="float" office:value="2515203" table:style-name="ce1">
            <text:p>2515203</text:p>
          </table:table-cell>
          <table:table-cell office:value-type="string" table:style-name="ce1">
            <text:p>São Sebastião do Umbuzeiro</text:p>
          </table:table-cell>
          <table:table-cell office:value-type="float" office:value="2515203" table:style-name="ce1">
            <text:p>2515203</text:p>
          </table:table-cell>
          <table:table-cell table:number-columns-repeated="16381"/>
        </table:table-row>
        <table:table-row table:style-name="ro1">
          <table:table-cell office:value-type="float" office:value="2515302" table:style-name="ce1">
            <text:p>2515302</text:p>
          </table:table-cell>
          <table:table-cell office:value-type="string" table:style-name="ce1">
            <text:p>Sapé</text:p>
          </table:table-cell>
          <table:table-cell office:value-type="float" office:value="2515302" table:style-name="ce1">
            <text:p>2515302</text:p>
          </table:table-cell>
          <table:table-cell table:number-columns-repeated="16381"/>
        </table:table-row>
        <table:table-row table:style-name="ro1">
          <table:table-cell office:value-type="float" office:value="2515401" table:style-name="ce1">
            <text:p>2515401</text:p>
          </table:table-cell>
          <table:table-cell office:value-type="string" table:style-name="ce1">
            <text:p>São Vicente do Seridó</text:p>
          </table:table-cell>
          <table:table-cell office:value-type="float" office:value="2515401" table:style-name="ce1">
            <text:p>2515401</text:p>
          </table:table-cell>
          <table:table-cell table:number-columns-repeated="16381"/>
        </table:table-row>
        <table:table-row table:style-name="ro1">
          <table:table-cell office:value-type="float" office:value="2515500" table:style-name="ce1">
            <text:p>2515500</text:p>
          </table:table-cell>
          <table:table-cell office:value-type="string" table:style-name="ce1">
            <text:p>Serra Branca</text:p>
          </table:table-cell>
          <table:table-cell office:value-type="float" office:value="2515500" table:style-name="ce1">
            <text:p>2515500</text:p>
          </table:table-cell>
          <table:table-cell table:number-columns-repeated="16381"/>
        </table:table-row>
        <table:table-row table:style-name="ro1">
          <table:table-cell office:value-type="float" office:value="2515609" table:style-name="ce1">
            <text:p>2515609</text:p>
          </table:table-cell>
          <table:table-cell office:value-type="string" table:style-name="ce1">
            <text:p>Serra da Raiz</text:p>
          </table:table-cell>
          <table:table-cell office:value-type="float" office:value="2515609" table:style-name="ce1">
            <text:p>2515609</text:p>
          </table:table-cell>
          <table:table-cell table:number-columns-repeated="16381"/>
        </table:table-row>
        <table:table-row table:style-name="ro1">
          <table:table-cell office:value-type="float" office:value="2515708" table:style-name="ce1">
            <text:p>2515708</text:p>
          </table:table-cell>
          <table:table-cell office:value-type="string" table:style-name="ce1">
            <text:p>Serra Grande</text:p>
          </table:table-cell>
          <table:table-cell office:value-type="float" office:value="2515708" table:style-name="ce1">
            <text:p>2515708</text:p>
          </table:table-cell>
          <table:table-cell table:number-columns-repeated="16381"/>
        </table:table-row>
        <table:table-row table:style-name="ro1">
          <table:table-cell office:value-type="float" office:value="2515807" table:style-name="ce1">
            <text:p>2515807</text:p>
          </table:table-cell>
          <table:table-cell office:value-type="string" table:style-name="ce1">
            <text:p>Serra Redonda</text:p>
          </table:table-cell>
          <table:table-cell office:value-type="float" office:value="2515807" table:style-name="ce1">
            <text:p>2515807</text:p>
          </table:table-cell>
          <table:table-cell table:number-columns-repeated="16381"/>
        </table:table-row>
        <table:table-row table:style-name="ro1">
          <table:table-cell office:value-type="float" office:value="2515906" table:style-name="ce1">
            <text:p>2515906</text:p>
          </table:table-cell>
          <table:table-cell office:value-type="string" table:style-name="ce1">
            <text:p>Serraria</text:p>
          </table:table-cell>
          <table:table-cell office:value-type="float" office:value="2515906" table:style-name="ce1">
            <text:p>2515906</text:p>
          </table:table-cell>
          <table:table-cell table:number-columns-repeated="16381"/>
        </table:table-row>
        <table:table-row table:style-name="ro1">
          <table:table-cell office:value-type="float" office:value="2515930" table:style-name="ce1">
            <text:p>2515930</text:p>
          </table:table-cell>
          <table:table-cell office:value-type="string" table:style-name="ce1">
            <text:p>Sertãozinho</text:p>
          </table:table-cell>
          <table:table-cell office:value-type="float" office:value="2515930" table:style-name="ce1">
            <text:p>2515930</text:p>
          </table:table-cell>
          <table:table-cell table:number-columns-repeated="16381"/>
        </table:table-row>
        <table:table-row table:style-name="ro1">
          <table:table-cell office:value-type="float" office:value="2515971" table:style-name="ce1">
            <text:p>2515971</text:p>
          </table:table-cell>
          <table:table-cell office:value-type="string" table:style-name="ce1">
            <text:p>Sobrado</text:p>
          </table:table-cell>
          <table:table-cell office:value-type="float" office:value="2515971" table:style-name="ce1">
            <text:p>2515971</text:p>
          </table:table-cell>
          <table:table-cell table:number-columns-repeated="16381"/>
        </table:table-row>
        <table:table-row table:style-name="ro1">
          <table:table-cell office:value-type="float" office:value="2516003" table:style-name="ce1">
            <text:p>2516003</text:p>
          </table:table-cell>
          <table:table-cell office:value-type="string" table:style-name="ce1">
            <text:p>Solânea</text:p>
          </table:table-cell>
          <table:table-cell office:value-type="float" office:value="2516003" table:style-name="ce1">
            <text:p>2516003</text:p>
          </table:table-cell>
          <table:table-cell table:number-columns-repeated="16381"/>
        </table:table-row>
        <table:table-row table:style-name="ro1">
          <table:table-cell office:value-type="float" office:value="2516102" table:style-name="ce1">
            <text:p>2516102</text:p>
          </table:table-cell>
          <table:table-cell office:value-type="string" table:style-name="ce1">
            <text:p>Soledade</text:p>
          </table:table-cell>
          <table:table-cell office:value-type="float" office:value="2516102" table:style-name="ce1">
            <text:p>2516102</text:p>
          </table:table-cell>
          <table:table-cell table:number-columns-repeated="16381"/>
        </table:table-row>
        <table:table-row table:style-name="ro1">
          <table:table-cell office:value-type="float" office:value="2516151" table:style-name="ce1">
            <text:p>2516151</text:p>
          </table:table-cell>
          <table:table-cell office:value-type="string" table:style-name="ce1">
            <text:p>Sossêgo</text:p>
          </table:table-cell>
          <table:table-cell office:value-type="float" office:value="2516151" table:style-name="ce1">
            <text:p>2516151</text:p>
          </table:table-cell>
          <table:table-cell table:number-columns-repeated="16381"/>
        </table:table-row>
        <table:table-row table:style-name="ro1">
          <table:table-cell office:value-type="float" office:value="2516201" table:style-name="ce1">
            <text:p>2516201</text:p>
          </table:table-cell>
          <table:table-cell office:value-type="string" table:style-name="ce1">
            <text:p>Sousa</text:p>
          </table:table-cell>
          <table:table-cell office:value-type="float" office:value="2516201" table:style-name="ce1">
            <text:p>2516201</text:p>
          </table:table-cell>
          <table:table-cell table:number-columns-repeated="16381"/>
        </table:table-row>
        <table:table-row table:style-name="ro1">
          <table:table-cell office:value-type="float" office:value="2516300" table:style-name="ce1">
            <text:p>2516300</text:p>
          </table:table-cell>
          <table:table-cell office:value-type="string" table:style-name="ce1">
            <text:p>Sumé</text:p>
          </table:table-cell>
          <table:table-cell office:value-type="float" office:value="2516300" table:style-name="ce1">
            <text:p>2516300</text:p>
          </table:table-cell>
          <table:table-cell table:number-columns-repeated="16381"/>
        </table:table-row>
        <table:table-row table:style-name="ro1">
          <table:table-cell office:value-type="float" office:value="2516409" table:style-name="ce1">
            <text:p>2516409</text:p>
          </table:table-cell>
          <table:table-cell office:value-type="string" table:style-name="ce1">
            <text:p>Tacima</text:p>
          </table:table-cell>
          <table:table-cell office:value-type="float" office:value="2516409" table:style-name="ce1">
            <text:p>2516409</text:p>
          </table:table-cell>
          <table:table-cell table:number-columns-repeated="16381"/>
        </table:table-row>
        <table:table-row table:style-name="ro1">
          <table:table-cell office:value-type="float" office:value="2516508" table:style-name="ce1">
            <text:p>2516508</text:p>
          </table:table-cell>
          <table:table-cell office:value-type="string" table:style-name="ce1">
            <text:p>Taperoá</text:p>
          </table:table-cell>
          <table:table-cell office:value-type="float" office:value="2516508" table:style-name="ce1">
            <text:p>2516508</text:p>
          </table:table-cell>
          <table:table-cell table:number-columns-repeated="16381"/>
        </table:table-row>
        <table:table-row table:style-name="ro1">
          <table:table-cell office:value-type="float" office:value="2516607" table:style-name="ce1">
            <text:p>2516607</text:p>
          </table:table-cell>
          <table:table-cell office:value-type="string" table:style-name="ce1">
            <text:p>Tavares</text:p>
          </table:table-cell>
          <table:table-cell office:value-type="float" office:value="2516607" table:style-name="ce1">
            <text:p>2516607</text:p>
          </table:table-cell>
          <table:table-cell table:number-columns-repeated="16381"/>
        </table:table-row>
        <table:table-row table:style-name="ro1">
          <table:table-cell office:value-type="float" office:value="2516706" table:style-name="ce1">
            <text:p>2516706</text:p>
          </table:table-cell>
          <table:table-cell office:value-type="string" table:style-name="ce1">
            <text:p>Teixeira</text:p>
          </table:table-cell>
          <table:table-cell office:value-type="float" office:value="2516706" table:style-name="ce1">
            <text:p>2516706</text:p>
          </table:table-cell>
          <table:table-cell table:number-columns-repeated="16381"/>
        </table:table-row>
        <table:table-row table:style-name="ro1">
          <table:table-cell office:value-type="float" office:value="2516755" table:style-name="ce1">
            <text:p>2516755</text:p>
          </table:table-cell>
          <table:table-cell office:value-type="string" table:style-name="ce1">
            <text:p>Tenório</text:p>
          </table:table-cell>
          <table:table-cell office:value-type="float" office:value="2516755" table:style-name="ce1">
            <text:p>2516755</text:p>
          </table:table-cell>
          <table:table-cell table:number-columns-repeated="16381"/>
        </table:table-row>
        <table:table-row table:style-name="ro1">
          <table:table-cell office:value-type="float" office:value="2516805" table:style-name="ce1">
            <text:p>2516805</text:p>
          </table:table-cell>
          <table:table-cell office:value-type="string" table:style-name="ce1">
            <text:p>Triunfo</text:p>
          </table:table-cell>
          <table:table-cell office:value-type="float" office:value="2516805" table:style-name="ce1">
            <text:p>2516805</text:p>
          </table:table-cell>
          <table:table-cell table:number-columns-repeated="16381"/>
        </table:table-row>
        <table:table-row table:style-name="ro1">
          <table:table-cell office:value-type="float" office:value="2516904" table:style-name="ce1">
            <text:p>2516904</text:p>
          </table:table-cell>
          <table:table-cell office:value-type="string" table:style-name="ce1">
            <text:p>Uiraúna</text:p>
          </table:table-cell>
          <table:table-cell office:value-type="float" office:value="2516904" table:style-name="ce1">
            <text:p>2516904</text:p>
          </table:table-cell>
          <table:table-cell table:number-columns-repeated="16381"/>
        </table:table-row>
        <table:table-row table:style-name="ro1">
          <table:table-cell office:value-type="float" office:value="2517001" table:style-name="ce1">
            <text:p>2517001</text:p>
          </table:table-cell>
          <table:table-cell office:value-type="string" table:style-name="ce1">
            <text:p>Umbuzeiro</text:p>
          </table:table-cell>
          <table:table-cell office:value-type="float" office:value="2517001" table:style-name="ce1">
            <text:p>2517001</text:p>
          </table:table-cell>
          <table:table-cell table:number-columns-repeated="16381"/>
        </table:table-row>
        <table:table-row table:style-name="ro1">
          <table:table-cell office:value-type="float" office:value="2517100" table:style-name="ce1">
            <text:p>2517100</text:p>
          </table:table-cell>
          <table:table-cell office:value-type="string" table:style-name="ce1">
            <text:p>Várzea</text:p>
          </table:table-cell>
          <table:table-cell office:value-type="float" office:value="2517100" table:style-name="ce1">
            <text:p>2517100</text:p>
          </table:table-cell>
          <table:table-cell table:number-columns-repeated="16381"/>
        </table:table-row>
        <table:table-row table:style-name="ro1">
          <table:table-cell office:value-type="float" office:value="2517209" table:style-name="ce1">
            <text:p>2517209</text:p>
          </table:table-cell>
          <table:table-cell office:value-type="string" table:style-name="ce1">
            <text:p>Vieirópolis</text:p>
          </table:table-cell>
          <table:table-cell office:value-type="float" office:value="2517209" table:style-name="ce1">
            <text:p>2517209</text:p>
          </table:table-cell>
          <table:table-cell table:number-columns-repeated="16381"/>
        </table:table-row>
        <table:table-row table:style-name="ro1">
          <table:table-cell office:value-type="float" office:value="2517407" table:style-name="ce1">
            <text:p>2517407</text:p>
          </table:table-cell>
          <table:table-cell office:value-type="string" table:style-name="ce1">
            <text:p>Zabelê</text:p>
          </table:table-cell>
          <table:table-cell office:value-type="float" office:value="2517407" table:style-name="ce1">
            <text:p>2517407</text:p>
          </table:table-cell>
          <table:table-cell table:number-columns-repeated="16381"/>
        </table:table-row>
        <table:table-row table:style-name="ro1">
          <table:table-cell office:value-type="float" office:value="2600054" table:style-name="ce1">
            <text:p>2600054</text:p>
          </table:table-cell>
          <table:table-cell office:value-type="string" table:style-name="ce1">
            <text:p>Abreu e Lima</text:p>
          </table:table-cell>
          <table:table-cell office:value-type="float" office:value="2600054" table:style-name="ce1">
            <text:p>2600054</text:p>
          </table:table-cell>
          <table:table-cell table:number-columns-repeated="16381"/>
        </table:table-row>
        <table:table-row table:style-name="ro1">
          <table:table-cell office:value-type="float" office:value="2600104" table:style-name="ce1">
            <text:p>2600104</text:p>
          </table:table-cell>
          <table:table-cell office:value-type="string" table:style-name="ce1">
            <text:p>Afogados da Ingazeira</text:p>
          </table:table-cell>
          <table:table-cell office:value-type="float" office:value="2600104" table:style-name="ce1">
            <text:p>2600104</text:p>
          </table:table-cell>
          <table:table-cell table:number-columns-repeated="16381"/>
        </table:table-row>
        <table:table-row table:style-name="ro1">
          <table:table-cell office:value-type="float" office:value="2600203" table:style-name="ce1">
            <text:p>2600203</text:p>
          </table:table-cell>
          <table:table-cell office:value-type="string" table:style-name="ce1">
            <text:p>Afrânio</text:p>
          </table:table-cell>
          <table:table-cell office:value-type="float" office:value="2600203" table:style-name="ce1">
            <text:p>2600203</text:p>
          </table:table-cell>
          <table:table-cell table:number-columns-repeated="16381"/>
        </table:table-row>
        <table:table-row table:style-name="ro1">
          <table:table-cell office:value-type="float" office:value="2600302" table:style-name="ce1">
            <text:p>2600302</text:p>
          </table:table-cell>
          <table:table-cell office:value-type="string" table:style-name="ce1">
            <text:p>Agrestina</text:p>
          </table:table-cell>
          <table:table-cell office:value-type="float" office:value="2600302" table:style-name="ce1">
            <text:p>2600302</text:p>
          </table:table-cell>
          <table:table-cell table:number-columns-repeated="16381"/>
        </table:table-row>
        <table:table-row table:style-name="ro1">
          <table:table-cell office:value-type="float" office:value="2600401" table:style-name="ce1">
            <text:p>2600401</text:p>
          </table:table-cell>
          <table:table-cell office:value-type="string" table:style-name="ce1">
            <text:p>Água Preta</text:p>
          </table:table-cell>
          <table:table-cell office:value-type="float" office:value="2600401" table:style-name="ce1">
            <text:p>2600401</text:p>
          </table:table-cell>
          <table:table-cell table:number-columns-repeated="16381"/>
        </table:table-row>
        <table:table-row table:style-name="ro1">
          <table:table-cell office:value-type="float" office:value="2600500" table:style-name="ce1">
            <text:p>2600500</text:p>
          </table:table-cell>
          <table:table-cell office:value-type="string" table:style-name="ce1">
            <text:p>Águas Belas</text:p>
          </table:table-cell>
          <table:table-cell office:value-type="float" office:value="2600500" table:style-name="ce1">
            <text:p>2600500</text:p>
          </table:table-cell>
          <table:table-cell table:number-columns-repeated="16381"/>
        </table:table-row>
        <table:table-row table:style-name="ro1">
          <table:table-cell office:value-type="float" office:value="2600609" table:style-name="ce1">
            <text:p>2600609</text:p>
          </table:table-cell>
          <table:table-cell office:value-type="string" table:style-name="ce1">
            <text:p>Alagoinha</text:p>
          </table:table-cell>
          <table:table-cell office:value-type="float" office:value="2600609" table:style-name="ce1">
            <text:p>2600609</text:p>
          </table:table-cell>
          <table:table-cell table:number-columns-repeated="16381"/>
        </table:table-row>
        <table:table-row table:style-name="ro1">
          <table:table-cell office:value-type="float" office:value="2600708" table:style-name="ce1">
            <text:p>2600708</text:p>
          </table:table-cell>
          <table:table-cell office:value-type="string" table:style-name="ce1">
            <text:p>Aliança</text:p>
          </table:table-cell>
          <table:table-cell office:value-type="float" office:value="2600708" table:style-name="ce1">
            <text:p>2600708</text:p>
          </table:table-cell>
          <table:table-cell table:number-columns-repeated="16381"/>
        </table:table-row>
        <table:table-row table:style-name="ro1">
          <table:table-cell office:value-type="float" office:value="2600807" table:style-name="ce1">
            <text:p>2600807</text:p>
          </table:table-cell>
          <table:table-cell office:value-type="string" table:style-name="ce1">
            <text:p>Altinho</text:p>
          </table:table-cell>
          <table:table-cell office:value-type="float" office:value="2600807" table:style-name="ce1">
            <text:p>2600807</text:p>
          </table:table-cell>
          <table:table-cell table:number-columns-repeated="16381"/>
        </table:table-row>
        <table:table-row table:style-name="ro1">
          <table:table-cell office:value-type="float" office:value="2600906" table:style-name="ce1">
            <text:p>2600906</text:p>
          </table:table-cell>
          <table:table-cell office:value-type="string" table:style-name="ce1">
            <text:p>Amaraji</text:p>
          </table:table-cell>
          <table:table-cell office:value-type="float" office:value="2600906" table:style-name="ce1">
            <text:p>2600906</text:p>
          </table:table-cell>
          <table:table-cell table:number-columns-repeated="16381"/>
        </table:table-row>
        <table:table-row table:style-name="ro1">
          <table:table-cell office:value-type="float" office:value="2601003" table:style-name="ce1">
            <text:p>2601003</text:p>
          </table:table-cell>
          <table:table-cell office:value-type="string" table:style-name="ce1">
            <text:p>Angelim</text:p>
          </table:table-cell>
          <table:table-cell office:value-type="float" office:value="2601003" table:style-name="ce1">
            <text:p>2601003</text:p>
          </table:table-cell>
          <table:table-cell table:number-columns-repeated="16381"/>
        </table:table-row>
        <table:table-row table:style-name="ro1">
          <table:table-cell office:value-type="float" office:value="2601052" table:style-name="ce1">
            <text:p>2601052</text:p>
          </table:table-cell>
          <table:table-cell office:value-type="string" table:style-name="ce1">
            <text:p>Araçoiaba</text:p>
          </table:table-cell>
          <table:table-cell office:value-type="float" office:value="2601052" table:style-name="ce1">
            <text:p>2601052</text:p>
          </table:table-cell>
          <table:table-cell table:number-columns-repeated="16381"/>
        </table:table-row>
        <table:table-row table:style-name="ro1">
          <table:table-cell office:value-type="float" office:value="2601102" table:style-name="ce1">
            <text:p>2601102</text:p>
          </table:table-cell>
          <table:table-cell office:value-type="string" table:style-name="ce1">
            <text:p>Araripina</text:p>
          </table:table-cell>
          <table:table-cell office:value-type="float" office:value="2601102" table:style-name="ce1">
            <text:p>2601102</text:p>
          </table:table-cell>
          <table:table-cell table:number-columns-repeated="16381"/>
        </table:table-row>
        <table:table-row table:style-name="ro1">
          <table:table-cell office:value-type="float" office:value="2601201" table:style-name="ce1">
            <text:p>2601201</text:p>
          </table:table-cell>
          <table:table-cell office:value-type="string" table:style-name="ce1">
            <text:p>Arcoverde</text:p>
          </table:table-cell>
          <table:table-cell office:value-type="float" office:value="2601201" table:style-name="ce1">
            <text:p>2601201</text:p>
          </table:table-cell>
          <table:table-cell table:number-columns-repeated="16381"/>
        </table:table-row>
        <table:table-row table:style-name="ro1">
          <table:table-cell office:value-type="float" office:value="2601300" table:style-name="ce1">
            <text:p>2601300</text:p>
          </table:table-cell>
          <table:table-cell office:value-type="string" table:style-name="ce1">
            <text:p>Barra de Guabiraba</text:p>
          </table:table-cell>
          <table:table-cell office:value-type="float" office:value="2601300" table:style-name="ce1">
            <text:p>2601300</text:p>
          </table:table-cell>
          <table:table-cell table:number-columns-repeated="16381"/>
        </table:table-row>
        <table:table-row table:style-name="ro1">
          <table:table-cell office:value-type="float" office:value="2601409" table:style-name="ce1">
            <text:p>2601409</text:p>
          </table:table-cell>
          <table:table-cell office:value-type="string" table:style-name="ce1">
            <text:p>Barreiros</text:p>
          </table:table-cell>
          <table:table-cell office:value-type="float" office:value="2601409" table:style-name="ce1">
            <text:p>2601409</text:p>
          </table:table-cell>
          <table:table-cell table:number-columns-repeated="16381"/>
        </table:table-row>
        <table:table-row table:style-name="ro1">
          <table:table-cell office:value-type="float" office:value="2601508" table:style-name="ce1">
            <text:p>2601508</text:p>
          </table:table-cell>
          <table:table-cell office:value-type="string" table:style-name="ce1">
            <text:p>Belém de Maria</text:p>
          </table:table-cell>
          <table:table-cell office:value-type="float" office:value="2601508" table:style-name="ce1">
            <text:p>2601508</text:p>
          </table:table-cell>
          <table:table-cell table:number-columns-repeated="16381"/>
        </table:table-row>
        <table:table-row table:style-name="ro1">
          <table:table-cell office:value-type="float" office:value="2601607" table:style-name="ce1">
            <text:p>2601607</text:p>
          </table:table-cell>
          <table:table-cell office:value-type="string" table:style-name="ce1">
            <text:p>Belém do São Francisco</text:p>
          </table:table-cell>
          <table:table-cell office:value-type="float" office:value="2601607" table:style-name="ce1">
            <text:p>2601607</text:p>
          </table:table-cell>
          <table:table-cell table:number-columns-repeated="16381"/>
        </table:table-row>
        <table:table-row table:style-name="ro1">
          <table:table-cell office:value-type="float" office:value="2601706" table:style-name="ce1">
            <text:p>2601706</text:p>
          </table:table-cell>
          <table:table-cell office:value-type="string" table:style-name="ce1">
            <text:p>Belo Jardim</text:p>
          </table:table-cell>
          <table:table-cell office:value-type="float" office:value="2601706" table:style-name="ce1">
            <text:p>2601706</text:p>
          </table:table-cell>
          <table:table-cell table:number-columns-repeated="16381"/>
        </table:table-row>
        <table:table-row table:style-name="ro1">
          <table:table-cell office:value-type="float" office:value="2601805" table:style-name="ce1">
            <text:p>2601805</text:p>
          </table:table-cell>
          <table:table-cell office:value-type="string" table:style-name="ce1">
            <text:p>Betânia</text:p>
          </table:table-cell>
          <table:table-cell office:value-type="float" office:value="2601805" table:style-name="ce1">
            <text:p>2601805</text:p>
          </table:table-cell>
          <table:table-cell table:number-columns-repeated="16381"/>
        </table:table-row>
        <table:table-row table:style-name="ro1">
          <table:table-cell office:value-type="float" office:value="2601904" table:style-name="ce1">
            <text:p>2601904</text:p>
          </table:table-cell>
          <table:table-cell office:value-type="string" table:style-name="ce1">
            <text:p>Bezerros</text:p>
          </table:table-cell>
          <table:table-cell office:value-type="float" office:value="2601904" table:style-name="ce1">
            <text:p>2601904</text:p>
          </table:table-cell>
          <table:table-cell table:number-columns-repeated="16381"/>
        </table:table-row>
        <table:table-row table:style-name="ro1">
          <table:table-cell office:value-type="float" office:value="2602001" table:style-name="ce1">
            <text:p>2602001</text:p>
          </table:table-cell>
          <table:table-cell office:value-type="string" table:style-name="ce1">
            <text:p>Bodocó</text:p>
          </table:table-cell>
          <table:table-cell office:value-type="float" office:value="2602001" table:style-name="ce1">
            <text:p>2602001</text:p>
          </table:table-cell>
          <table:table-cell table:number-columns-repeated="16381"/>
        </table:table-row>
        <table:table-row table:style-name="ro1">
          <table:table-cell office:value-type="float" office:value="2602100" table:style-name="ce1">
            <text:p>2602100</text:p>
          </table:table-cell>
          <table:table-cell office:value-type="string" table:style-name="ce1">
            <text:p>Bom Conselho</text:p>
          </table:table-cell>
          <table:table-cell office:value-type="float" office:value="2602100" table:style-name="ce1">
            <text:p>2602100</text:p>
          </table:table-cell>
          <table:table-cell table:number-columns-repeated="16381"/>
        </table:table-row>
        <table:table-row table:style-name="ro1">
          <table:table-cell office:value-type="float" office:value="2602209" table:style-name="ce1">
            <text:p>2602209</text:p>
          </table:table-cell>
          <table:table-cell office:value-type="string" table:style-name="ce1">
            <text:p>Bom Jardim</text:p>
          </table:table-cell>
          <table:table-cell office:value-type="float" office:value="2602209" table:style-name="ce1">
            <text:p>2602209</text:p>
          </table:table-cell>
          <table:table-cell table:number-columns-repeated="16381"/>
        </table:table-row>
        <table:table-row table:style-name="ro1">
          <table:table-cell office:value-type="float" office:value="2602308" table:style-name="ce1">
            <text:p>2602308</text:p>
          </table:table-cell>
          <table:table-cell office:value-type="string" table:style-name="ce1">
            <text:p>Bonito</text:p>
          </table:table-cell>
          <table:table-cell office:value-type="float" office:value="2602308" table:style-name="ce1">
            <text:p>2602308</text:p>
          </table:table-cell>
          <table:table-cell table:number-columns-repeated="16381"/>
        </table:table-row>
        <table:table-row table:style-name="ro1">
          <table:table-cell office:value-type="float" office:value="2602407" table:style-name="ce1">
            <text:p>2602407</text:p>
          </table:table-cell>
          <table:table-cell office:value-type="string" table:style-name="ce1">
            <text:p>Brejão</text:p>
          </table:table-cell>
          <table:table-cell office:value-type="float" office:value="2602407" table:style-name="ce1">
            <text:p>2602407</text:p>
          </table:table-cell>
          <table:table-cell table:number-columns-repeated="16381"/>
        </table:table-row>
        <table:table-row table:style-name="ro1">
          <table:table-cell office:value-type="float" office:value="2602506" table:style-name="ce1">
            <text:p>2602506</text:p>
          </table:table-cell>
          <table:table-cell office:value-type="string" table:style-name="ce1">
            <text:p>Brejinho</text:p>
          </table:table-cell>
          <table:table-cell office:value-type="float" office:value="2602506" table:style-name="ce1">
            <text:p>2602506</text:p>
          </table:table-cell>
          <table:table-cell table:number-columns-repeated="16381"/>
        </table:table-row>
        <table:table-row table:style-name="ro1">
          <table:table-cell office:value-type="float" office:value="2602605" table:style-name="ce1">
            <text:p>2602605</text:p>
          </table:table-cell>
          <table:table-cell office:value-type="string" table:style-name="ce1">
            <text:p>Brejo da Madre de Deus</text:p>
          </table:table-cell>
          <table:table-cell office:value-type="float" office:value="2602605" table:style-name="ce1">
            <text:p>2602605</text:p>
          </table:table-cell>
          <table:table-cell table:number-columns-repeated="16381"/>
        </table:table-row>
        <table:table-row table:style-name="ro1">
          <table:table-cell office:value-type="float" office:value="2602704" table:style-name="ce1">
            <text:p>2602704</text:p>
          </table:table-cell>
          <table:table-cell office:value-type="string" table:style-name="ce1">
            <text:p>Buenos Aires</text:p>
          </table:table-cell>
          <table:table-cell office:value-type="float" office:value="2602704" table:style-name="ce1">
            <text:p>2602704</text:p>
          </table:table-cell>
          <table:table-cell table:number-columns-repeated="16381"/>
        </table:table-row>
        <table:table-row table:style-name="ro1">
          <table:table-cell office:value-type="float" office:value="2602803" table:style-name="ce1">
            <text:p>2602803</text:p>
          </table:table-cell>
          <table:table-cell office:value-type="string" table:style-name="ce1">
            <text:p>Buíque</text:p>
          </table:table-cell>
          <table:table-cell office:value-type="float" office:value="2602803" table:style-name="ce1">
            <text:p>2602803</text:p>
          </table:table-cell>
          <table:table-cell table:number-columns-repeated="16381"/>
        </table:table-row>
        <table:table-row table:style-name="ro1">
          <table:table-cell office:value-type="float" office:value="2602902" table:style-name="ce1">
            <text:p>2602902</text:p>
          </table:table-cell>
          <table:table-cell office:value-type="string" table:style-name="ce1">
            <text:p>Cabo de Santo Agostinho</text:p>
          </table:table-cell>
          <table:table-cell office:value-type="float" office:value="2602902" table:style-name="ce1">
            <text:p>2602902</text:p>
          </table:table-cell>
          <table:table-cell table:number-columns-repeated="16381"/>
        </table:table-row>
        <table:table-row table:style-name="ro1">
          <table:table-cell office:value-type="float" office:value="2603009" table:style-name="ce1">
            <text:p>2603009</text:p>
          </table:table-cell>
          <table:table-cell office:value-type="string" table:style-name="ce1">
            <text:p>Cabrobó</text:p>
          </table:table-cell>
          <table:table-cell office:value-type="float" office:value="2603009" table:style-name="ce1">
            <text:p>2603009</text:p>
          </table:table-cell>
          <table:table-cell table:number-columns-repeated="16381"/>
        </table:table-row>
        <table:table-row table:style-name="ro1">
          <table:table-cell office:value-type="float" office:value="2603108" table:style-name="ce1">
            <text:p>2603108</text:p>
          </table:table-cell>
          <table:table-cell office:value-type="string" table:style-name="ce1">
            <text:p>Cachoeirinha</text:p>
          </table:table-cell>
          <table:table-cell office:value-type="float" office:value="2603108" table:style-name="ce1">
            <text:p>2603108</text:p>
          </table:table-cell>
          <table:table-cell table:number-columns-repeated="16381"/>
        </table:table-row>
        <table:table-row table:style-name="ro1">
          <table:table-cell office:value-type="float" office:value="2603207" table:style-name="ce1">
            <text:p>2603207</text:p>
          </table:table-cell>
          <table:table-cell office:value-type="string" table:style-name="ce1">
            <text:p>Caetés</text:p>
          </table:table-cell>
          <table:table-cell office:value-type="float" office:value="2603207" table:style-name="ce1">
            <text:p>2603207</text:p>
          </table:table-cell>
          <table:table-cell table:number-columns-repeated="16381"/>
        </table:table-row>
        <table:table-row table:style-name="ro1">
          <table:table-cell office:value-type="float" office:value="2603306" table:style-name="ce1">
            <text:p>2603306</text:p>
          </table:table-cell>
          <table:table-cell office:value-type="string" table:style-name="ce1">
            <text:p>Calçado</text:p>
          </table:table-cell>
          <table:table-cell office:value-type="float" office:value="2603306" table:style-name="ce1">
            <text:p>2603306</text:p>
          </table:table-cell>
          <table:table-cell table:number-columns-repeated="16381"/>
        </table:table-row>
        <table:table-row table:style-name="ro1">
          <table:table-cell office:value-type="float" office:value="2603405" table:style-name="ce1">
            <text:p>2603405</text:p>
          </table:table-cell>
          <table:table-cell office:value-type="string" table:style-name="ce1">
            <text:p>Calumbi</text:p>
          </table:table-cell>
          <table:table-cell office:value-type="float" office:value="2603405" table:style-name="ce1">
            <text:p>2603405</text:p>
          </table:table-cell>
          <table:table-cell table:number-columns-repeated="16381"/>
        </table:table-row>
        <table:table-row table:style-name="ro1">
          <table:table-cell office:value-type="float" office:value="2603454" table:style-name="ce1">
            <text:p>2603454</text:p>
          </table:table-cell>
          <table:table-cell office:value-type="string" table:style-name="ce1">
            <text:p>Camaragibe</text:p>
          </table:table-cell>
          <table:table-cell office:value-type="float" office:value="2603454" table:style-name="ce1">
            <text:p>2603454</text:p>
          </table:table-cell>
          <table:table-cell table:number-columns-repeated="16381"/>
        </table:table-row>
        <table:table-row table:style-name="ro1">
          <table:table-cell office:value-type="float" office:value="2603504" table:style-name="ce1">
            <text:p>2603504</text:p>
          </table:table-cell>
          <table:table-cell office:value-type="string" table:style-name="ce1">
            <text:p>Camocim de São Félix</text:p>
          </table:table-cell>
          <table:table-cell office:value-type="float" office:value="2603504" table:style-name="ce1">
            <text:p>2603504</text:p>
          </table:table-cell>
          <table:table-cell table:number-columns-repeated="16381"/>
        </table:table-row>
        <table:table-row table:style-name="ro1">
          <table:table-cell office:value-type="float" office:value="2603603" table:style-name="ce1">
            <text:p>2603603</text:p>
          </table:table-cell>
          <table:table-cell office:value-type="string" table:style-name="ce1">
            <text:p>Camutanga</text:p>
          </table:table-cell>
          <table:table-cell office:value-type="float" office:value="2603603" table:style-name="ce1">
            <text:p>2603603</text:p>
          </table:table-cell>
          <table:table-cell table:number-columns-repeated="16381"/>
        </table:table-row>
        <table:table-row table:style-name="ro1">
          <table:table-cell office:value-type="float" office:value="2603702" table:style-name="ce1">
            <text:p>2603702</text:p>
          </table:table-cell>
          <table:table-cell office:value-type="string" table:style-name="ce1">
            <text:p>Canhotinho</text:p>
          </table:table-cell>
          <table:table-cell office:value-type="float" office:value="2603702" table:style-name="ce1">
            <text:p>2603702</text:p>
          </table:table-cell>
          <table:table-cell table:number-columns-repeated="16381"/>
        </table:table-row>
        <table:table-row table:style-name="ro1">
          <table:table-cell office:value-type="float" office:value="2603801" table:style-name="ce1">
            <text:p>2603801</text:p>
          </table:table-cell>
          <table:table-cell office:value-type="string" table:style-name="ce1">
            <text:p>Capoeiras</text:p>
          </table:table-cell>
          <table:table-cell office:value-type="float" office:value="2603801" table:style-name="ce1">
            <text:p>2603801</text:p>
          </table:table-cell>
          <table:table-cell table:number-columns-repeated="16381"/>
        </table:table-row>
        <table:table-row table:style-name="ro1">
          <table:table-cell office:value-type="float" office:value="2603900" table:style-name="ce1">
            <text:p>2603900</text:p>
          </table:table-cell>
          <table:table-cell office:value-type="string" table:style-name="ce1">
            <text:p>Carnaíba</text:p>
          </table:table-cell>
          <table:table-cell office:value-type="float" office:value="2603900" table:style-name="ce1">
            <text:p>2603900</text:p>
          </table:table-cell>
          <table:table-cell table:number-columns-repeated="16381"/>
        </table:table-row>
        <table:table-row table:style-name="ro1">
          <table:table-cell office:value-type="float" office:value="2603926" table:style-name="ce1">
            <text:p>2603926</text:p>
          </table:table-cell>
          <table:table-cell office:value-type="string" table:style-name="ce1">
            <text:p>Carnaubeira da Penha</text:p>
          </table:table-cell>
          <table:table-cell office:value-type="float" office:value="2603926" table:style-name="ce1">
            <text:p>2603926</text:p>
          </table:table-cell>
          <table:table-cell table:number-columns-repeated="16381"/>
        </table:table-row>
        <table:table-row table:style-name="ro1">
          <table:table-cell office:value-type="float" office:value="2604007" table:style-name="ce1">
            <text:p>2604007</text:p>
          </table:table-cell>
          <table:table-cell office:value-type="string" table:style-name="ce1">
            <text:p>Carpina</text:p>
          </table:table-cell>
          <table:table-cell office:value-type="float" office:value="2604007" table:style-name="ce1">
            <text:p>2604007</text:p>
          </table:table-cell>
          <table:table-cell table:number-columns-repeated="16381"/>
        </table:table-row>
        <table:table-row table:style-name="ro1">
          <table:table-cell office:value-type="float" office:value="2604106" table:style-name="ce1">
            <text:p>2604106</text:p>
          </table:table-cell>
          <table:table-cell office:value-type="string" table:style-name="ce1">
            <text:p>Caruaru</text:p>
          </table:table-cell>
          <table:table-cell office:value-type="float" office:value="2604106" table:style-name="ce1">
            <text:p>2604106</text:p>
          </table:table-cell>
          <table:table-cell table:number-columns-repeated="16381"/>
        </table:table-row>
        <table:table-row table:style-name="ro1">
          <table:table-cell office:value-type="float" office:value="2604155" table:style-name="ce1">
            <text:p>2604155</text:p>
          </table:table-cell>
          <table:table-cell office:value-type="string" table:style-name="ce1">
            <text:p>Casinhas</text:p>
          </table:table-cell>
          <table:table-cell office:value-type="float" office:value="2604155" table:style-name="ce1">
            <text:p>2604155</text:p>
          </table:table-cell>
          <table:table-cell table:number-columns-repeated="16381"/>
        </table:table-row>
        <table:table-row table:style-name="ro1">
          <table:table-cell office:value-type="float" office:value="2604205" table:style-name="ce1">
            <text:p>2604205</text:p>
          </table:table-cell>
          <table:table-cell office:value-type="string" table:style-name="ce1">
            <text:p>Catende</text:p>
          </table:table-cell>
          <table:table-cell office:value-type="float" office:value="2604205" table:style-name="ce1">
            <text:p>2604205</text:p>
          </table:table-cell>
          <table:table-cell table:number-columns-repeated="16381"/>
        </table:table-row>
        <table:table-row table:style-name="ro1">
          <table:table-cell office:value-type="float" office:value="2604304" table:style-name="ce1">
            <text:p>2604304</text:p>
          </table:table-cell>
          <table:table-cell office:value-type="string" table:style-name="ce1">
            <text:p>Cedro</text:p>
          </table:table-cell>
          <table:table-cell office:value-type="float" office:value="2604304" table:style-name="ce1">
            <text:p>2604304</text:p>
          </table:table-cell>
          <table:table-cell table:number-columns-repeated="16381"/>
        </table:table-row>
        <table:table-row table:style-name="ro1">
          <table:table-cell office:value-type="float" office:value="2604403" table:style-name="ce1">
            <text:p>2604403</text:p>
          </table:table-cell>
          <table:table-cell office:value-type="string" table:style-name="ce1">
            <text:p>Chã de Alegria</text:p>
          </table:table-cell>
          <table:table-cell office:value-type="float" office:value="2604403" table:style-name="ce1">
            <text:p>2604403</text:p>
          </table:table-cell>
          <table:table-cell table:number-columns-repeated="16381"/>
        </table:table-row>
        <table:table-row table:style-name="ro1">
          <table:table-cell office:value-type="float" office:value="2604502" table:style-name="ce1">
            <text:p>2604502</text:p>
          </table:table-cell>
          <table:table-cell office:value-type="string" table:style-name="ce1">
            <text:p>Chã Grande</text:p>
          </table:table-cell>
          <table:table-cell office:value-type="float" office:value="2604502" table:style-name="ce1">
            <text:p>2604502</text:p>
          </table:table-cell>
          <table:table-cell table:number-columns-repeated="16381"/>
        </table:table-row>
        <table:table-row table:style-name="ro1">
          <table:table-cell office:value-type="float" office:value="2604601" table:style-name="ce1">
            <text:p>2604601</text:p>
          </table:table-cell>
          <table:table-cell office:value-type="string" table:style-name="ce1">
            <text:p>Condado</text:p>
          </table:table-cell>
          <table:table-cell office:value-type="float" office:value="2604601" table:style-name="ce1">
            <text:p>2604601</text:p>
          </table:table-cell>
          <table:table-cell table:number-columns-repeated="16381"/>
        </table:table-row>
        <table:table-row table:style-name="ro1">
          <table:table-cell office:value-type="float" office:value="2604700" table:style-name="ce1">
            <text:p>2604700</text:p>
          </table:table-cell>
          <table:table-cell office:value-type="string" table:style-name="ce1">
            <text:p>Correntes</text:p>
          </table:table-cell>
          <table:table-cell office:value-type="float" office:value="2604700" table:style-name="ce1">
            <text:p>2604700</text:p>
          </table:table-cell>
          <table:table-cell table:number-columns-repeated="16381"/>
        </table:table-row>
        <table:table-row table:style-name="ro1">
          <table:table-cell office:value-type="float" office:value="2604809" table:style-name="ce1">
            <text:p>2604809</text:p>
          </table:table-cell>
          <table:table-cell office:value-type="string" table:style-name="ce1">
            <text:p>Cortês</text:p>
          </table:table-cell>
          <table:table-cell office:value-type="float" office:value="2604809" table:style-name="ce1">
            <text:p>2604809</text:p>
          </table:table-cell>
          <table:table-cell table:number-columns-repeated="16381"/>
        </table:table-row>
        <table:table-row table:style-name="ro1">
          <table:table-cell office:value-type="float" office:value="2604908" table:style-name="ce1">
            <text:p>2604908</text:p>
          </table:table-cell>
          <table:table-cell office:value-type="string" table:style-name="ce1">
            <text:p>Cumaru</text:p>
          </table:table-cell>
          <table:table-cell office:value-type="float" office:value="2604908" table:style-name="ce1">
            <text:p>2604908</text:p>
          </table:table-cell>
          <table:table-cell table:number-columns-repeated="16381"/>
        </table:table-row>
        <table:table-row table:style-name="ro1">
          <table:table-cell office:value-type="float" office:value="2605004" table:style-name="ce1">
            <text:p>2605004</text:p>
          </table:table-cell>
          <table:table-cell office:value-type="string" table:style-name="ce1">
            <text:p>Cupira</text:p>
          </table:table-cell>
          <table:table-cell office:value-type="float" office:value="2605004" table:style-name="ce1">
            <text:p>2605004</text:p>
          </table:table-cell>
          <table:table-cell table:number-columns-repeated="16381"/>
        </table:table-row>
        <table:table-row table:style-name="ro1">
          <table:table-cell office:value-type="float" office:value="2605103" table:style-name="ce1">
            <text:p>2605103</text:p>
          </table:table-cell>
          <table:table-cell office:value-type="string" table:style-name="ce1">
            <text:p>Custódia</text:p>
          </table:table-cell>
          <table:table-cell office:value-type="float" office:value="2605103" table:style-name="ce1">
            <text:p>2605103</text:p>
          </table:table-cell>
          <table:table-cell table:number-columns-repeated="16381"/>
        </table:table-row>
        <table:table-row table:style-name="ro1">
          <table:table-cell office:value-type="float" office:value="2605152" table:style-name="ce1">
            <text:p>2605152</text:p>
          </table:table-cell>
          <table:table-cell office:value-type="string" table:style-name="ce1">
            <text:p>Dormentes</text:p>
          </table:table-cell>
          <table:table-cell office:value-type="float" office:value="2605152" table:style-name="ce1">
            <text:p>2605152</text:p>
          </table:table-cell>
          <table:table-cell table:number-columns-repeated="16381"/>
        </table:table-row>
        <table:table-row table:style-name="ro1">
          <table:table-cell office:value-type="float" office:value="2605202" table:style-name="ce1">
            <text:p>2605202</text:p>
          </table:table-cell>
          <table:table-cell office:value-type="string" table:style-name="ce1">
            <text:p>Escada</text:p>
          </table:table-cell>
          <table:table-cell office:value-type="float" office:value="2605202" table:style-name="ce1">
            <text:p>2605202</text:p>
          </table:table-cell>
          <table:table-cell table:number-columns-repeated="16381"/>
        </table:table-row>
        <table:table-row table:style-name="ro1">
          <table:table-cell office:value-type="float" office:value="2605301" table:style-name="ce1">
            <text:p>2605301</text:p>
          </table:table-cell>
          <table:table-cell office:value-type="string" table:style-name="ce1">
            <text:p>Exu</text:p>
          </table:table-cell>
          <table:table-cell office:value-type="float" office:value="2605301" table:style-name="ce1">
            <text:p>2605301</text:p>
          </table:table-cell>
          <table:table-cell table:number-columns-repeated="16381"/>
        </table:table-row>
        <table:table-row table:style-name="ro1">
          <table:table-cell office:value-type="float" office:value="2605400" table:style-name="ce1">
            <text:p>2605400</text:p>
          </table:table-cell>
          <table:table-cell office:value-type="string" table:style-name="ce1">
            <text:p>Feira Nova</text:p>
          </table:table-cell>
          <table:table-cell office:value-type="float" office:value="2605400" table:style-name="ce1">
            <text:p>2605400</text:p>
          </table:table-cell>
          <table:table-cell table:number-columns-repeated="16381"/>
        </table:table-row>
        <table:table-row table:style-name="ro1">
          <table:table-cell office:value-type="float" office:value="2605459" table:style-name="ce1">
            <text:p>2605459</text:p>
          </table:table-cell>
          <table:table-cell office:value-type="string" table:style-name="ce1">
            <text:p>Fernando de Noronha</text:p>
          </table:table-cell>
          <table:table-cell office:value-type="float" office:value="2605459" table:style-name="ce1">
            <text:p>2605459</text:p>
          </table:table-cell>
          <table:table-cell table:number-columns-repeated="16381"/>
        </table:table-row>
        <table:table-row table:style-name="ro1">
          <table:table-cell office:value-type="float" office:value="2605509" table:style-name="ce1">
            <text:p>2605509</text:p>
          </table:table-cell>
          <table:table-cell office:value-type="string" table:style-name="ce1">
            <text:p>Ferreiros</text:p>
          </table:table-cell>
          <table:table-cell office:value-type="float" office:value="2605509" table:style-name="ce1">
            <text:p>2605509</text:p>
          </table:table-cell>
          <table:table-cell table:number-columns-repeated="16381"/>
        </table:table-row>
        <table:table-row table:style-name="ro1">
          <table:table-cell office:value-type="float" office:value="2605608" table:style-name="ce1">
            <text:p>2605608</text:p>
          </table:table-cell>
          <table:table-cell office:value-type="string" table:style-name="ce1">
            <text:p>Flores</text:p>
          </table:table-cell>
          <table:table-cell office:value-type="float" office:value="2605608" table:style-name="ce1">
            <text:p>2605608</text:p>
          </table:table-cell>
          <table:table-cell table:number-columns-repeated="16381"/>
        </table:table-row>
        <table:table-row table:style-name="ro1">
          <table:table-cell office:value-type="float" office:value="2605707" table:style-name="ce1">
            <text:p>2605707</text:p>
          </table:table-cell>
          <table:table-cell office:value-type="string" table:style-name="ce1">
            <text:p>Floresta</text:p>
          </table:table-cell>
          <table:table-cell office:value-type="float" office:value="2605707" table:style-name="ce1">
            <text:p>2605707</text:p>
          </table:table-cell>
          <table:table-cell table:number-columns-repeated="16381"/>
        </table:table-row>
        <table:table-row table:style-name="ro1">
          <table:table-cell office:value-type="float" office:value="2605806" table:style-name="ce1">
            <text:p>2605806</text:p>
          </table:table-cell>
          <table:table-cell office:value-type="string" table:style-name="ce1">
            <text:p>Frei Miguelinho</text:p>
          </table:table-cell>
          <table:table-cell office:value-type="float" office:value="2605806" table:style-name="ce1">
            <text:p>2605806</text:p>
          </table:table-cell>
          <table:table-cell table:number-columns-repeated="16381"/>
        </table:table-row>
        <table:table-row table:style-name="ro1">
          <table:table-cell office:value-type="float" office:value="2605905" table:style-name="ce1">
            <text:p>2605905</text:p>
          </table:table-cell>
          <table:table-cell office:value-type="string" table:style-name="ce1">
            <text:p>Gameleira</text:p>
          </table:table-cell>
          <table:table-cell office:value-type="float" office:value="2605905" table:style-name="ce1">
            <text:p>2605905</text:p>
          </table:table-cell>
          <table:table-cell table:number-columns-repeated="16381"/>
        </table:table-row>
        <table:table-row table:style-name="ro1">
          <table:table-cell office:value-type="float" office:value="2606002" table:style-name="ce1">
            <text:p>2606002</text:p>
          </table:table-cell>
          <table:table-cell office:value-type="string" table:style-name="ce1">
            <text:p>Garanhuns</text:p>
          </table:table-cell>
          <table:table-cell office:value-type="float" office:value="2606002" table:style-name="ce1">
            <text:p>2606002</text:p>
          </table:table-cell>
          <table:table-cell table:number-columns-repeated="16381"/>
        </table:table-row>
        <table:table-row table:style-name="ro1">
          <table:table-cell office:value-type="float" office:value="2606101" table:style-name="ce1">
            <text:p>2606101</text:p>
          </table:table-cell>
          <table:table-cell office:value-type="string" table:style-name="ce1">
            <text:p>Glória do Goitá</text:p>
          </table:table-cell>
          <table:table-cell office:value-type="float" office:value="2606101" table:style-name="ce1">
            <text:p>2606101</text:p>
          </table:table-cell>
          <table:table-cell table:number-columns-repeated="16381"/>
        </table:table-row>
        <table:table-row table:style-name="ro1">
          <table:table-cell office:value-type="float" office:value="2606200" table:style-name="ce1">
            <text:p>2606200</text:p>
          </table:table-cell>
          <table:table-cell office:value-type="string" table:style-name="ce1">
            <text:p>Goiana</text:p>
          </table:table-cell>
          <table:table-cell office:value-type="float" office:value="2606200" table:style-name="ce1">
            <text:p>2606200</text:p>
          </table:table-cell>
          <table:table-cell table:number-columns-repeated="16381"/>
        </table:table-row>
        <table:table-row table:style-name="ro1">
          <table:table-cell office:value-type="float" office:value="2606309" table:style-name="ce1">
            <text:p>2606309</text:p>
          </table:table-cell>
          <table:table-cell office:value-type="string" table:style-name="ce1">
            <text:p>Granito</text:p>
          </table:table-cell>
          <table:table-cell office:value-type="float" office:value="2606309" table:style-name="ce1">
            <text:p>2606309</text:p>
          </table:table-cell>
          <table:table-cell table:number-columns-repeated="16381"/>
        </table:table-row>
        <table:table-row table:style-name="ro1">
          <table:table-cell office:value-type="float" office:value="2606408" table:style-name="ce1">
            <text:p>2606408</text:p>
          </table:table-cell>
          <table:table-cell office:value-type="string" table:style-name="ce1">
            <text:p>Gravatá</text:p>
          </table:table-cell>
          <table:table-cell office:value-type="float" office:value="2606408" table:style-name="ce1">
            <text:p>2606408</text:p>
          </table:table-cell>
          <table:table-cell table:number-columns-repeated="16381"/>
        </table:table-row>
        <table:table-row table:style-name="ro1">
          <table:table-cell office:value-type="float" office:value="2606507" table:style-name="ce1">
            <text:p>2606507</text:p>
          </table:table-cell>
          <table:table-cell office:value-type="string" table:style-name="ce1">
            <text:p>Iati</text:p>
          </table:table-cell>
          <table:table-cell office:value-type="float" office:value="2606507" table:style-name="ce1">
            <text:p>2606507</text:p>
          </table:table-cell>
          <table:table-cell table:number-columns-repeated="16381"/>
        </table:table-row>
        <table:table-row table:style-name="ro1">
          <table:table-cell office:value-type="float" office:value="2606606" table:style-name="ce1">
            <text:p>2606606</text:p>
          </table:table-cell>
          <table:table-cell office:value-type="string" table:style-name="ce1">
            <text:p>Ibimirim</text:p>
          </table:table-cell>
          <table:table-cell office:value-type="float" office:value="2606606" table:style-name="ce1">
            <text:p>2606606</text:p>
          </table:table-cell>
          <table:table-cell table:number-columns-repeated="16381"/>
        </table:table-row>
        <table:table-row table:style-name="ro1">
          <table:table-cell office:value-type="float" office:value="2606705" table:style-name="ce1">
            <text:p>2606705</text:p>
          </table:table-cell>
          <table:table-cell office:value-type="string" table:style-name="ce1">
            <text:p>Ibirajuba</text:p>
          </table:table-cell>
          <table:table-cell office:value-type="float" office:value="2606705" table:style-name="ce1">
            <text:p>2606705</text:p>
          </table:table-cell>
          <table:table-cell table:number-columns-repeated="16381"/>
        </table:table-row>
        <table:table-row table:style-name="ro1">
          <table:table-cell office:value-type="float" office:value="2606804" table:style-name="ce1">
            <text:p>2606804</text:p>
          </table:table-cell>
          <table:table-cell office:value-type="string" table:style-name="ce1">
            <text:p>Igarassu</text:p>
          </table:table-cell>
          <table:table-cell office:value-type="float" office:value="2606804" table:style-name="ce1">
            <text:p>2606804</text:p>
          </table:table-cell>
          <table:table-cell table:number-columns-repeated="16381"/>
        </table:table-row>
        <table:table-row table:style-name="ro1">
          <table:table-cell office:value-type="float" office:value="2606903" table:style-name="ce1">
            <text:p>2606903</text:p>
          </table:table-cell>
          <table:table-cell office:value-type="string" table:style-name="ce1">
            <text:p>Iguaracy</text:p>
          </table:table-cell>
          <table:table-cell office:value-type="float" office:value="2606903" table:style-name="ce1">
            <text:p>2606903</text:p>
          </table:table-cell>
          <table:table-cell table:number-columns-repeated="16381"/>
        </table:table-row>
        <table:table-row table:style-name="ro1">
          <table:table-cell office:value-type="float" office:value="2607000" table:style-name="ce1">
            <text:p>2607000</text:p>
          </table:table-cell>
          <table:table-cell office:value-type="string" table:style-name="ce1">
            <text:p>Inajá</text:p>
          </table:table-cell>
          <table:table-cell office:value-type="float" office:value="2607000" table:style-name="ce1">
            <text:p>2607000</text:p>
          </table:table-cell>
          <table:table-cell table:number-columns-repeated="16381"/>
        </table:table-row>
        <table:table-row table:style-name="ro1">
          <table:table-cell office:value-type="float" office:value="2607109" table:style-name="ce1">
            <text:p>2607109</text:p>
          </table:table-cell>
          <table:table-cell office:value-type="string" table:style-name="ce1">
            <text:p>Ingazeira</text:p>
          </table:table-cell>
          <table:table-cell office:value-type="float" office:value="2607109" table:style-name="ce1">
            <text:p>2607109</text:p>
          </table:table-cell>
          <table:table-cell table:number-columns-repeated="16381"/>
        </table:table-row>
        <table:table-row table:style-name="ro1">
          <table:table-cell office:value-type="float" office:value="2607208" table:style-name="ce1">
            <text:p>2607208</text:p>
          </table:table-cell>
          <table:table-cell office:value-type="string" table:style-name="ce1">
            <text:p>Ipojuca</text:p>
          </table:table-cell>
          <table:table-cell office:value-type="float" office:value="2607208" table:style-name="ce1">
            <text:p>2607208</text:p>
          </table:table-cell>
          <table:table-cell table:number-columns-repeated="16381"/>
        </table:table-row>
        <table:table-row table:style-name="ro1">
          <table:table-cell office:value-type="float" office:value="2607307" table:style-name="ce1">
            <text:p>2607307</text:p>
          </table:table-cell>
          <table:table-cell office:value-type="string" table:style-name="ce1">
            <text:p>Ipubi</text:p>
          </table:table-cell>
          <table:table-cell office:value-type="float" office:value="2607307" table:style-name="ce1">
            <text:p>2607307</text:p>
          </table:table-cell>
          <table:table-cell table:number-columns-repeated="16381"/>
        </table:table-row>
        <table:table-row table:style-name="ro1">
          <table:table-cell office:value-type="float" office:value="2607406" table:style-name="ce1">
            <text:p>2607406</text:p>
          </table:table-cell>
          <table:table-cell office:value-type="string" table:style-name="ce1">
            <text:p>Itacuruba</text:p>
          </table:table-cell>
          <table:table-cell office:value-type="float" office:value="2607406" table:style-name="ce1">
            <text:p>2607406</text:p>
          </table:table-cell>
          <table:table-cell table:number-columns-repeated="16381"/>
        </table:table-row>
        <table:table-row table:style-name="ro1">
          <table:table-cell office:value-type="float" office:value="2607505" table:style-name="ce1">
            <text:p>2607505</text:p>
          </table:table-cell>
          <table:table-cell office:value-type="string" table:style-name="ce1">
            <text:p>Itaíba</text:p>
          </table:table-cell>
          <table:table-cell office:value-type="float" office:value="2607505" table:style-name="ce1">
            <text:p>2607505</text:p>
          </table:table-cell>
          <table:table-cell table:number-columns-repeated="16381"/>
        </table:table-row>
        <table:table-row table:style-name="ro1">
          <table:table-cell office:value-type="float" office:value="2607604" table:style-name="ce1">
            <text:p>2607604</text:p>
          </table:table-cell>
          <table:table-cell office:value-type="string" table:style-name="ce1">
            <text:p>Ilha de Itamaracá</text:p>
          </table:table-cell>
          <table:table-cell office:value-type="float" office:value="2607604" table:style-name="ce1">
            <text:p>2607604</text:p>
          </table:table-cell>
          <table:table-cell table:number-columns-repeated="16381"/>
        </table:table-row>
        <table:table-row table:style-name="ro1">
          <table:table-cell office:value-type="float" office:value="2607653" table:style-name="ce1">
            <text:p>2607653</text:p>
          </table:table-cell>
          <table:table-cell office:value-type="string" table:style-name="ce1">
            <text:p>Itambé</text:p>
          </table:table-cell>
          <table:table-cell office:value-type="float" office:value="2607653" table:style-name="ce1">
            <text:p>2607653</text:p>
          </table:table-cell>
          <table:table-cell table:number-columns-repeated="16381"/>
        </table:table-row>
        <table:table-row table:style-name="ro1">
          <table:table-cell office:value-type="float" office:value="2607703" table:style-name="ce1">
            <text:p>2607703</text:p>
          </table:table-cell>
          <table:table-cell office:value-type="string" table:style-name="ce1">
            <text:p>Itapetim</text:p>
          </table:table-cell>
          <table:table-cell office:value-type="float" office:value="2607703" table:style-name="ce1">
            <text:p>2607703</text:p>
          </table:table-cell>
          <table:table-cell table:number-columns-repeated="16381"/>
        </table:table-row>
        <table:table-row table:style-name="ro1">
          <table:table-cell office:value-type="float" office:value="2607752" table:style-name="ce1">
            <text:p>2607752</text:p>
          </table:table-cell>
          <table:table-cell office:value-type="string" table:style-name="ce1">
            <text:p>Itapissuma</text:p>
          </table:table-cell>
          <table:table-cell office:value-type="float" office:value="2607752" table:style-name="ce1">
            <text:p>2607752</text:p>
          </table:table-cell>
          <table:table-cell table:number-columns-repeated="16381"/>
        </table:table-row>
        <table:table-row table:style-name="ro1">
          <table:table-cell office:value-type="float" office:value="2607802" table:style-name="ce1">
            <text:p>2607802</text:p>
          </table:table-cell>
          <table:table-cell office:value-type="string" table:style-name="ce1">
            <text:p>Itaquitinga</text:p>
          </table:table-cell>
          <table:table-cell office:value-type="float" office:value="2607802" table:style-name="ce1">
            <text:p>2607802</text:p>
          </table:table-cell>
          <table:table-cell table:number-columns-repeated="16381"/>
        </table:table-row>
        <table:table-row table:style-name="ro1">
          <table:table-cell office:value-type="float" office:value="2607901" table:style-name="ce1">
            <text:p>2607901</text:p>
          </table:table-cell>
          <table:table-cell office:value-type="string" table:style-name="ce1">
            <text:p>Jaboatão dos Guararapes</text:p>
          </table:table-cell>
          <table:table-cell office:value-type="float" office:value="2607901" table:style-name="ce1">
            <text:p>2607901</text:p>
          </table:table-cell>
          <table:table-cell table:number-columns-repeated="16381"/>
        </table:table-row>
        <table:table-row table:style-name="ro1">
          <table:table-cell office:value-type="float" office:value="2607950" table:style-name="ce1">
            <text:p>2607950</text:p>
          </table:table-cell>
          <table:table-cell office:value-type="string" table:style-name="ce1">
            <text:p>Jaqueira</text:p>
          </table:table-cell>
          <table:table-cell office:value-type="float" office:value="2607950" table:style-name="ce1">
            <text:p>2607950</text:p>
          </table:table-cell>
          <table:table-cell table:number-columns-repeated="16381"/>
        </table:table-row>
        <table:table-row table:style-name="ro1">
          <table:table-cell office:value-type="float" office:value="2608008" table:style-name="ce1">
            <text:p>2608008</text:p>
          </table:table-cell>
          <table:table-cell office:value-type="string" table:style-name="ce1">
            <text:p>Jataúba</text:p>
          </table:table-cell>
          <table:table-cell office:value-type="float" office:value="2608008" table:style-name="ce1">
            <text:p>2608008</text:p>
          </table:table-cell>
          <table:table-cell table:number-columns-repeated="16381"/>
        </table:table-row>
        <table:table-row table:style-name="ro1">
          <table:table-cell office:value-type="float" office:value="2608057" table:style-name="ce1">
            <text:p>2608057</text:p>
          </table:table-cell>
          <table:table-cell office:value-type="string" table:style-name="ce1">
            <text:p>Jatobá</text:p>
          </table:table-cell>
          <table:table-cell office:value-type="float" office:value="2608057" table:style-name="ce1">
            <text:p>2608057</text:p>
          </table:table-cell>
          <table:table-cell table:number-columns-repeated="16381"/>
        </table:table-row>
        <table:table-row table:style-name="ro1">
          <table:table-cell office:value-type="float" office:value="2608107" table:style-name="ce1">
            <text:p>2608107</text:p>
          </table:table-cell>
          <table:table-cell office:value-type="string" table:style-name="ce1">
            <text:p>João Alfredo</text:p>
          </table:table-cell>
          <table:table-cell office:value-type="float" office:value="2608107" table:style-name="ce1">
            <text:p>2608107</text:p>
          </table:table-cell>
          <table:table-cell table:number-columns-repeated="16381"/>
        </table:table-row>
        <table:table-row table:style-name="ro1">
          <table:table-cell office:value-type="float" office:value="2608206" table:style-name="ce1">
            <text:p>2608206</text:p>
          </table:table-cell>
          <table:table-cell office:value-type="string" table:style-name="ce1">
            <text:p>Joaquim Nabuco</text:p>
          </table:table-cell>
          <table:table-cell office:value-type="float" office:value="2608206" table:style-name="ce1">
            <text:p>2608206</text:p>
          </table:table-cell>
          <table:table-cell table:number-columns-repeated="16381"/>
        </table:table-row>
        <table:table-row table:style-name="ro1">
          <table:table-cell office:value-type="float" office:value="2608255" table:style-name="ce1">
            <text:p>2608255</text:p>
          </table:table-cell>
          <table:table-cell office:value-type="string" table:style-name="ce1">
            <text:p>Jucati</text:p>
          </table:table-cell>
          <table:table-cell office:value-type="float" office:value="2608255" table:style-name="ce1">
            <text:p>2608255</text:p>
          </table:table-cell>
          <table:table-cell table:number-columns-repeated="16381"/>
        </table:table-row>
        <table:table-row table:style-name="ro1">
          <table:table-cell office:value-type="float" office:value="2608305" table:style-name="ce1">
            <text:p>2608305</text:p>
          </table:table-cell>
          <table:table-cell office:value-type="string" table:style-name="ce1">
            <text:p>Jupi</text:p>
          </table:table-cell>
          <table:table-cell office:value-type="float" office:value="2608305" table:style-name="ce1">
            <text:p>2608305</text:p>
          </table:table-cell>
          <table:table-cell table:number-columns-repeated="16381"/>
        </table:table-row>
        <table:table-row table:style-name="ro1">
          <table:table-cell office:value-type="float" office:value="2608404" table:style-name="ce1">
            <text:p>2608404</text:p>
          </table:table-cell>
          <table:table-cell office:value-type="string" table:style-name="ce1">
            <text:p>Jurema</text:p>
          </table:table-cell>
          <table:table-cell office:value-type="float" office:value="2608404" table:style-name="ce1">
            <text:p>2608404</text:p>
          </table:table-cell>
          <table:table-cell table:number-columns-repeated="16381"/>
        </table:table-row>
        <table:table-row table:style-name="ro1">
          <table:table-cell office:value-type="float" office:value="2608453" table:style-name="ce1">
            <text:p>2608453</text:p>
          </table:table-cell>
          <table:table-cell office:value-type="string" table:style-name="ce1">
            <text:p>Lagoa do Carro</text:p>
          </table:table-cell>
          <table:table-cell office:value-type="float" office:value="2608453" table:style-name="ce1">
            <text:p>2608453</text:p>
          </table:table-cell>
          <table:table-cell table:number-columns-repeated="16381"/>
        </table:table-row>
        <table:table-row table:style-name="ro1">
          <table:table-cell office:value-type="float" office:value="2608503" table:style-name="ce1">
            <text:p>2608503</text:p>
          </table:table-cell>
          <table:table-cell office:value-type="string" table:style-name="ce1">
            <text:p>Lagoa de Itaenga</text:p>
          </table:table-cell>
          <table:table-cell office:value-type="float" office:value="2608503" table:style-name="ce1">
            <text:p>2608503</text:p>
          </table:table-cell>
          <table:table-cell table:number-columns-repeated="16381"/>
        </table:table-row>
        <table:table-row table:style-name="ro1">
          <table:table-cell office:value-type="float" office:value="2608602" table:style-name="ce1">
            <text:p>2608602</text:p>
          </table:table-cell>
          <table:table-cell office:value-type="string" table:style-name="ce1">
            <text:p>Lagoa do Ouro</text:p>
          </table:table-cell>
          <table:table-cell office:value-type="float" office:value="2608602" table:style-name="ce1">
            <text:p>2608602</text:p>
          </table:table-cell>
          <table:table-cell table:number-columns-repeated="16381"/>
        </table:table-row>
        <table:table-row table:style-name="ro1">
          <table:table-cell office:value-type="float" office:value="2608701" table:style-name="ce1">
            <text:p>2608701</text:p>
          </table:table-cell>
          <table:table-cell office:value-type="string" table:style-name="ce1">
            <text:p>Lagoa dos Gatos</text:p>
          </table:table-cell>
          <table:table-cell office:value-type="float" office:value="2608701" table:style-name="ce1">
            <text:p>2608701</text:p>
          </table:table-cell>
          <table:table-cell table:number-columns-repeated="16381"/>
        </table:table-row>
        <table:table-row table:style-name="ro1">
          <table:table-cell office:value-type="float" office:value="2608750" table:style-name="ce1">
            <text:p>2608750</text:p>
          </table:table-cell>
          <table:table-cell office:value-type="string" table:style-name="ce1">
            <text:p>Lagoa Grande</text:p>
          </table:table-cell>
          <table:table-cell office:value-type="float" office:value="2608750" table:style-name="ce1">
            <text:p>2608750</text:p>
          </table:table-cell>
          <table:table-cell table:number-columns-repeated="16381"/>
        </table:table-row>
        <table:table-row table:style-name="ro1">
          <table:table-cell office:value-type="float" office:value="2608800" table:style-name="ce1">
            <text:p>2608800</text:p>
          </table:table-cell>
          <table:table-cell office:value-type="string" table:style-name="ce1">
            <text:p>Lajedo</text:p>
          </table:table-cell>
          <table:table-cell office:value-type="float" office:value="2608800" table:style-name="ce1">
            <text:p>2608800</text:p>
          </table:table-cell>
          <table:table-cell table:number-columns-repeated="16381"/>
        </table:table-row>
        <table:table-row table:style-name="ro1">
          <table:table-cell office:value-type="float" office:value="2608909" table:style-name="ce1">
            <text:p>2608909</text:p>
          </table:table-cell>
          <table:table-cell office:value-type="string" table:style-name="ce1">
            <text:p>Limoeiro</text:p>
          </table:table-cell>
          <table:table-cell office:value-type="float" office:value="2608909" table:style-name="ce1">
            <text:p>2608909</text:p>
          </table:table-cell>
          <table:table-cell table:number-columns-repeated="16381"/>
        </table:table-row>
        <table:table-row table:style-name="ro1">
          <table:table-cell office:value-type="float" office:value="2609006" table:style-name="ce1">
            <text:p>2609006</text:p>
          </table:table-cell>
          <table:table-cell office:value-type="string" table:style-name="ce1">
            <text:p>Macaparana</text:p>
          </table:table-cell>
          <table:table-cell office:value-type="float" office:value="2609006" table:style-name="ce1">
            <text:p>2609006</text:p>
          </table:table-cell>
          <table:table-cell table:number-columns-repeated="16381"/>
        </table:table-row>
        <table:table-row table:style-name="ro1">
          <table:table-cell office:value-type="float" office:value="2609105" table:style-name="ce1">
            <text:p>2609105</text:p>
          </table:table-cell>
          <table:table-cell office:value-type="string" table:style-name="ce1">
            <text:p>Machados</text:p>
          </table:table-cell>
          <table:table-cell office:value-type="float" office:value="2609105" table:style-name="ce1">
            <text:p>2609105</text:p>
          </table:table-cell>
          <table:table-cell table:number-columns-repeated="16381"/>
        </table:table-row>
        <table:table-row table:style-name="ro1">
          <table:table-cell office:value-type="float" office:value="2609154" table:style-name="ce1">
            <text:p>2609154</text:p>
          </table:table-cell>
          <table:table-cell office:value-type="string" table:style-name="ce1">
            <text:p>Manari</text:p>
          </table:table-cell>
          <table:table-cell office:value-type="float" office:value="2609154" table:style-name="ce1">
            <text:p>2609154</text:p>
          </table:table-cell>
          <table:table-cell table:number-columns-repeated="16381"/>
        </table:table-row>
        <table:table-row table:style-name="ro1">
          <table:table-cell office:value-type="float" office:value="2609204" table:style-name="ce1">
            <text:p>2609204</text:p>
          </table:table-cell>
          <table:table-cell office:value-type="string" table:style-name="ce1">
            <text:p>Maraial</text:p>
          </table:table-cell>
          <table:table-cell office:value-type="float" office:value="2609204" table:style-name="ce1">
            <text:p>2609204</text:p>
          </table:table-cell>
          <table:table-cell table:number-columns-repeated="16381"/>
        </table:table-row>
        <table:table-row table:style-name="ro1">
          <table:table-cell office:value-type="float" office:value="2609303" table:style-name="ce1">
            <text:p>2609303</text:p>
          </table:table-cell>
          <table:table-cell office:value-type="string" table:style-name="ce1">
            <text:p>Mirandiba</text:p>
          </table:table-cell>
          <table:table-cell office:value-type="float" office:value="2609303" table:style-name="ce1">
            <text:p>2609303</text:p>
          </table:table-cell>
          <table:table-cell table:number-columns-repeated="16381"/>
        </table:table-row>
        <table:table-row table:style-name="ro1">
          <table:table-cell office:value-type="float" office:value="2609402" table:style-name="ce1">
            <text:p>2609402</text:p>
          </table:table-cell>
          <table:table-cell office:value-type="string" table:style-name="ce1">
            <text:p>Moreno</text:p>
          </table:table-cell>
          <table:table-cell office:value-type="float" office:value="2609402" table:style-name="ce1">
            <text:p>2609402</text:p>
          </table:table-cell>
          <table:table-cell table:number-columns-repeated="16381"/>
        </table:table-row>
        <table:table-row table:style-name="ro1">
          <table:table-cell office:value-type="float" office:value="2609501" table:style-name="ce1">
            <text:p>2609501</text:p>
          </table:table-cell>
          <table:table-cell office:value-type="string" table:style-name="ce1">
            <text:p>Nazaré da Mata</text:p>
          </table:table-cell>
          <table:table-cell office:value-type="float" office:value="2609501" table:style-name="ce1">
            <text:p>2609501</text:p>
          </table:table-cell>
          <table:table-cell table:number-columns-repeated="16381"/>
        </table:table-row>
        <table:table-row table:style-name="ro1">
          <table:table-cell office:value-type="float" office:value="2609600" table:style-name="ce1">
            <text:p>2609600</text:p>
          </table:table-cell>
          <table:table-cell office:value-type="string" table:style-name="ce1">
            <text:p>Olinda</text:p>
          </table:table-cell>
          <table:table-cell office:value-type="float" office:value="2609600" table:style-name="ce1">
            <text:p>2609600</text:p>
          </table:table-cell>
          <table:table-cell table:number-columns-repeated="16381"/>
        </table:table-row>
        <table:table-row table:style-name="ro1">
          <table:table-cell office:value-type="float" office:value="2609709" table:style-name="ce1">
            <text:p>2609709</text:p>
          </table:table-cell>
          <table:table-cell office:value-type="string" table:style-name="ce1">
            <text:p>Orobó</text:p>
          </table:table-cell>
          <table:table-cell office:value-type="float" office:value="2609709" table:style-name="ce1">
            <text:p>2609709</text:p>
          </table:table-cell>
          <table:table-cell table:number-columns-repeated="16381"/>
        </table:table-row>
        <table:table-row table:style-name="ro1">
          <table:table-cell office:value-type="float" office:value="2609808" table:style-name="ce1">
            <text:p>2609808</text:p>
          </table:table-cell>
          <table:table-cell office:value-type="string" table:style-name="ce1">
            <text:p>Orocó</text:p>
          </table:table-cell>
          <table:table-cell office:value-type="float" office:value="2609808" table:style-name="ce1">
            <text:p>2609808</text:p>
          </table:table-cell>
          <table:table-cell table:number-columns-repeated="16381"/>
        </table:table-row>
        <table:table-row table:style-name="ro1">
          <table:table-cell office:value-type="float" office:value="2609907" table:style-name="ce1">
            <text:p>2609907</text:p>
          </table:table-cell>
          <table:table-cell office:value-type="string" table:style-name="ce1">
            <text:p>Ouricuri</text:p>
          </table:table-cell>
          <table:table-cell office:value-type="float" office:value="2609907" table:style-name="ce1">
            <text:p>2609907</text:p>
          </table:table-cell>
          <table:table-cell table:number-columns-repeated="16381"/>
        </table:table-row>
        <table:table-row table:style-name="ro1">
          <table:table-cell office:value-type="float" office:value="2610004" table:style-name="ce1">
            <text:p>2610004</text:p>
          </table:table-cell>
          <table:table-cell office:value-type="string" table:style-name="ce1">
            <text:p>Palmares</text:p>
          </table:table-cell>
          <table:table-cell office:value-type="float" office:value="2610004" table:style-name="ce1">
            <text:p>2610004</text:p>
          </table:table-cell>
          <table:table-cell table:number-columns-repeated="16381"/>
        </table:table-row>
        <table:table-row table:style-name="ro1">
          <table:table-cell office:value-type="float" office:value="2610103" table:style-name="ce1">
            <text:p>2610103</text:p>
          </table:table-cell>
          <table:table-cell office:value-type="string" table:style-name="ce1">
            <text:p>Palmeirina</text:p>
          </table:table-cell>
          <table:table-cell office:value-type="float" office:value="2610103" table:style-name="ce1">
            <text:p>2610103</text:p>
          </table:table-cell>
          <table:table-cell table:number-columns-repeated="16381"/>
        </table:table-row>
        <table:table-row table:style-name="ro1">
          <table:table-cell office:value-type="float" office:value="2610202" table:style-name="ce1">
            <text:p>2610202</text:p>
          </table:table-cell>
          <table:table-cell office:value-type="string" table:style-name="ce1">
            <text:p>Panelas</text:p>
          </table:table-cell>
          <table:table-cell office:value-type="float" office:value="2610202" table:style-name="ce1">
            <text:p>2610202</text:p>
          </table:table-cell>
          <table:table-cell table:number-columns-repeated="16381"/>
        </table:table-row>
        <table:table-row table:style-name="ro1">
          <table:table-cell office:value-type="float" office:value="2610301" table:style-name="ce1">
            <text:p>2610301</text:p>
          </table:table-cell>
          <table:table-cell office:value-type="string" table:style-name="ce1">
            <text:p>Paranatama</text:p>
          </table:table-cell>
          <table:table-cell office:value-type="float" office:value="2610301" table:style-name="ce1">
            <text:p>2610301</text:p>
          </table:table-cell>
          <table:table-cell table:number-columns-repeated="16381"/>
        </table:table-row>
        <table:table-row table:style-name="ro1">
          <table:table-cell office:value-type="float" office:value="2610400" table:style-name="ce1">
            <text:p>2610400</text:p>
          </table:table-cell>
          <table:table-cell office:value-type="string" table:style-name="ce1">
            <text:p>Parnamirim</text:p>
          </table:table-cell>
          <table:table-cell office:value-type="float" office:value="2610400" table:style-name="ce1">
            <text:p>2610400</text:p>
          </table:table-cell>
          <table:table-cell table:number-columns-repeated="16381"/>
        </table:table-row>
        <table:table-row table:style-name="ro1">
          <table:table-cell office:value-type="float" office:value="2610509" table:style-name="ce1">
            <text:p>2610509</text:p>
          </table:table-cell>
          <table:table-cell office:value-type="string" table:style-name="ce1">
            <text:p>Passira</text:p>
          </table:table-cell>
          <table:table-cell office:value-type="float" office:value="2610509" table:style-name="ce1">
            <text:p>2610509</text:p>
          </table:table-cell>
          <table:table-cell table:number-columns-repeated="16381"/>
        </table:table-row>
        <table:table-row table:style-name="ro1">
          <table:table-cell office:value-type="float" office:value="2610608" table:style-name="ce1">
            <text:p>2610608</text:p>
          </table:table-cell>
          <table:table-cell office:value-type="string" table:style-name="ce1">
            <text:p>Paudalho</text:p>
          </table:table-cell>
          <table:table-cell office:value-type="float" office:value="2610608" table:style-name="ce1">
            <text:p>2610608</text:p>
          </table:table-cell>
          <table:table-cell table:number-columns-repeated="16381"/>
        </table:table-row>
        <table:table-row table:style-name="ro1">
          <table:table-cell office:value-type="float" office:value="2610707" table:style-name="ce1">
            <text:p>2610707</text:p>
          </table:table-cell>
          <table:table-cell office:value-type="string" table:style-name="ce1">
            <text:p>Paulista</text:p>
          </table:table-cell>
          <table:table-cell office:value-type="float" office:value="2610707" table:style-name="ce1">
            <text:p>2610707</text:p>
          </table:table-cell>
          <table:table-cell table:number-columns-repeated="16381"/>
        </table:table-row>
        <table:table-row table:style-name="ro1">
          <table:table-cell office:value-type="float" office:value="2610806" table:style-name="ce1">
            <text:p>2610806</text:p>
          </table:table-cell>
          <table:table-cell office:value-type="string" table:style-name="ce1">
            <text:p>Pedra</text:p>
          </table:table-cell>
          <table:table-cell office:value-type="float" office:value="2610806" table:style-name="ce1">
            <text:p>2610806</text:p>
          </table:table-cell>
          <table:table-cell table:number-columns-repeated="16381"/>
        </table:table-row>
        <table:table-row table:style-name="ro1">
          <table:table-cell office:value-type="float" office:value="2610905" table:style-name="ce1">
            <text:p>2610905</text:p>
          </table:table-cell>
          <table:table-cell office:value-type="string" table:style-name="ce1">
            <text:p>Pesqueira</text:p>
          </table:table-cell>
          <table:table-cell office:value-type="float" office:value="2610905" table:style-name="ce1">
            <text:p>2610905</text:p>
          </table:table-cell>
          <table:table-cell table:number-columns-repeated="16381"/>
        </table:table-row>
        <table:table-row table:style-name="ro1">
          <table:table-cell office:value-type="float" office:value="2611002" table:style-name="ce1">
            <text:p>2611002</text:p>
          </table:table-cell>
          <table:table-cell office:value-type="string" table:style-name="ce1">
            <text:p>Petrolândia</text:p>
          </table:table-cell>
          <table:table-cell office:value-type="float" office:value="2611002" table:style-name="ce1">
            <text:p>2611002</text:p>
          </table:table-cell>
          <table:table-cell table:number-columns-repeated="16381"/>
        </table:table-row>
        <table:table-row table:style-name="ro1">
          <table:table-cell office:value-type="float" office:value="2611101" table:style-name="ce1">
            <text:p>2611101</text:p>
          </table:table-cell>
          <table:table-cell office:value-type="string" table:style-name="ce1">
            <text:p>Petrolina</text:p>
          </table:table-cell>
          <table:table-cell office:value-type="float" office:value="2611101" table:style-name="ce1">
            <text:p>2611101</text:p>
          </table:table-cell>
          <table:table-cell table:number-columns-repeated="16381"/>
        </table:table-row>
        <table:table-row table:style-name="ro1">
          <table:table-cell office:value-type="float" office:value="2611200" table:style-name="ce1">
            <text:p>2611200</text:p>
          </table:table-cell>
          <table:table-cell office:value-type="string" table:style-name="ce1">
            <text:p>Poção</text:p>
          </table:table-cell>
          <table:table-cell office:value-type="float" office:value="2611200" table:style-name="ce1">
            <text:p>2611200</text:p>
          </table:table-cell>
          <table:table-cell table:number-columns-repeated="16381"/>
        </table:table-row>
        <table:table-row table:style-name="ro1">
          <table:table-cell office:value-type="float" office:value="2611309" table:style-name="ce1">
            <text:p>2611309</text:p>
          </table:table-cell>
          <table:table-cell office:value-type="string" table:style-name="ce1">
            <text:p>Pombos</text:p>
          </table:table-cell>
          <table:table-cell office:value-type="float" office:value="2611309" table:style-name="ce1">
            <text:p>2611309</text:p>
          </table:table-cell>
          <table:table-cell table:number-columns-repeated="16381"/>
        </table:table-row>
        <table:table-row table:style-name="ro1">
          <table:table-cell office:value-type="float" office:value="2611408" table:style-name="ce1">
            <text:p>2611408</text:p>
          </table:table-cell>
          <table:table-cell office:value-type="string" table:style-name="ce1">
            <text:p>Primavera</text:p>
          </table:table-cell>
          <table:table-cell office:value-type="float" office:value="2611408" table:style-name="ce1">
            <text:p>2611408</text:p>
          </table:table-cell>
          <table:table-cell table:number-columns-repeated="16381"/>
        </table:table-row>
        <table:table-row table:style-name="ro1">
          <table:table-cell office:value-type="float" office:value="2611507" table:style-name="ce1">
            <text:p>2611507</text:p>
          </table:table-cell>
          <table:table-cell office:value-type="string" table:style-name="ce1">
            <text:p>Quipapá</text:p>
          </table:table-cell>
          <table:table-cell office:value-type="float" office:value="2611507" table:style-name="ce1">
            <text:p>2611507</text:p>
          </table:table-cell>
          <table:table-cell table:number-columns-repeated="16381"/>
        </table:table-row>
        <table:table-row table:style-name="ro1">
          <table:table-cell office:value-type="float" office:value="2611533" table:style-name="ce1">
            <text:p>2611533</text:p>
          </table:table-cell>
          <table:table-cell office:value-type="string" table:style-name="ce1">
            <text:p>Quixaba</text:p>
          </table:table-cell>
          <table:table-cell office:value-type="float" office:value="2611533" table:style-name="ce1">
            <text:p>2611533</text:p>
          </table:table-cell>
          <table:table-cell table:number-columns-repeated="16381"/>
        </table:table-row>
        <table:table-row table:style-name="ro1">
          <table:table-cell office:value-type="float" office:value="2611606" table:style-name="ce1">
            <text:p>2611606</text:p>
          </table:table-cell>
          <table:table-cell office:value-type="string" table:style-name="ce1">
            <text:p>Recife</text:p>
          </table:table-cell>
          <table:table-cell office:value-type="float" office:value="2611606" table:style-name="ce1">
            <text:p>2611606</text:p>
          </table:table-cell>
          <table:table-cell table:number-columns-repeated="16381"/>
        </table:table-row>
        <table:table-row table:style-name="ro1">
          <table:table-cell office:value-type="float" office:value="2611705" table:style-name="ce1">
            <text:p>2611705</text:p>
          </table:table-cell>
          <table:table-cell office:value-type="string" table:style-name="ce1">
            <text:p>Riacho das Almas</text:p>
          </table:table-cell>
          <table:table-cell office:value-type="float" office:value="2611705" table:style-name="ce1">
            <text:p>2611705</text:p>
          </table:table-cell>
          <table:table-cell table:number-columns-repeated="16381"/>
        </table:table-row>
        <table:table-row table:style-name="ro1">
          <table:table-cell office:value-type="float" office:value="2611804" table:style-name="ce1">
            <text:p>2611804</text:p>
          </table:table-cell>
          <table:table-cell office:value-type="string" table:style-name="ce1">
            <text:p>Ribeirão</text:p>
          </table:table-cell>
          <table:table-cell office:value-type="float" office:value="2611804" table:style-name="ce1">
            <text:p>2611804</text:p>
          </table:table-cell>
          <table:table-cell table:number-columns-repeated="16381"/>
        </table:table-row>
        <table:table-row table:style-name="ro1">
          <table:table-cell office:value-type="float" office:value="2611903" table:style-name="ce1">
            <text:p>2611903</text:p>
          </table:table-cell>
          <table:table-cell office:value-type="string" table:style-name="ce1">
            <text:p>Rio Formoso</text:p>
          </table:table-cell>
          <table:table-cell office:value-type="float" office:value="2611903" table:style-name="ce1">
            <text:p>2611903</text:p>
          </table:table-cell>
          <table:table-cell table:number-columns-repeated="16381"/>
        </table:table-row>
        <table:table-row table:style-name="ro1">
          <table:table-cell office:value-type="float" office:value="2612000" table:style-name="ce1">
            <text:p>2612000</text:p>
          </table:table-cell>
          <table:table-cell office:value-type="string" table:style-name="ce1">
            <text:p>Sairé</text:p>
          </table:table-cell>
          <table:table-cell office:value-type="float" office:value="2612000" table:style-name="ce1">
            <text:p>2612000</text:p>
          </table:table-cell>
          <table:table-cell table:number-columns-repeated="16381"/>
        </table:table-row>
        <table:table-row table:style-name="ro1">
          <table:table-cell office:value-type="float" office:value="2612109" table:style-name="ce1">
            <text:p>2612109</text:p>
          </table:table-cell>
          <table:table-cell office:value-type="string" table:style-name="ce1">
            <text:p>Salgadinho</text:p>
          </table:table-cell>
          <table:table-cell office:value-type="float" office:value="2612109" table:style-name="ce1">
            <text:p>2612109</text:p>
          </table:table-cell>
          <table:table-cell table:number-columns-repeated="16381"/>
        </table:table-row>
        <table:table-row table:style-name="ro1">
          <table:table-cell office:value-type="float" office:value="2612208" table:style-name="ce1">
            <text:p>2612208</text:p>
          </table:table-cell>
          <table:table-cell office:value-type="string" table:style-name="ce1">
            <text:p>Salgueiro</text:p>
          </table:table-cell>
          <table:table-cell office:value-type="float" office:value="2612208" table:style-name="ce1">
            <text:p>2612208</text:p>
          </table:table-cell>
          <table:table-cell table:number-columns-repeated="16381"/>
        </table:table-row>
        <table:table-row table:style-name="ro1">
          <table:table-cell office:value-type="float" office:value="2612307" table:style-name="ce1">
            <text:p>2612307</text:p>
          </table:table-cell>
          <table:table-cell office:value-type="string" table:style-name="ce1">
            <text:p>Saloá</text:p>
          </table:table-cell>
          <table:table-cell office:value-type="float" office:value="2612307" table:style-name="ce1">
            <text:p>2612307</text:p>
          </table:table-cell>
          <table:table-cell table:number-columns-repeated="16381"/>
        </table:table-row>
        <table:table-row table:style-name="ro1">
          <table:table-cell office:value-type="float" office:value="2612406" table:style-name="ce1">
            <text:p>2612406</text:p>
          </table:table-cell>
          <table:table-cell office:value-type="string" table:style-name="ce1">
            <text:p>Sanharó</text:p>
          </table:table-cell>
          <table:table-cell office:value-type="float" office:value="2612406" table:style-name="ce1">
            <text:p>2612406</text:p>
          </table:table-cell>
          <table:table-cell table:number-columns-repeated="16381"/>
        </table:table-row>
        <table:table-row table:style-name="ro1">
          <table:table-cell office:value-type="float" office:value="2612455" table:style-name="ce1">
            <text:p>2612455</text:p>
          </table:table-cell>
          <table:table-cell office:value-type="string" table:style-name="ce1">
            <text:p>Santa Cruz</text:p>
          </table:table-cell>
          <table:table-cell office:value-type="float" office:value="2612455" table:style-name="ce1">
            <text:p>2612455</text:p>
          </table:table-cell>
          <table:table-cell table:number-columns-repeated="16381"/>
        </table:table-row>
        <table:table-row table:style-name="ro1">
          <table:table-cell office:value-type="float" office:value="2612471" table:style-name="ce1">
            <text:p>2612471</text:p>
          </table:table-cell>
          <table:table-cell office:value-type="string" table:style-name="ce1">
            <text:p>Santa Cruz da Baixa Verde</text:p>
          </table:table-cell>
          <table:table-cell office:value-type="float" office:value="2612471" table:style-name="ce1">
            <text:p>2612471</text:p>
          </table:table-cell>
          <table:table-cell table:number-columns-repeated="16381"/>
        </table:table-row>
        <table:table-row table:style-name="ro1">
          <table:table-cell office:value-type="float" office:value="2612505" table:style-name="ce1">
            <text:p>2612505</text:p>
          </table:table-cell>
          <table:table-cell office:value-type="string" table:style-name="ce1">
            <text:p>Santa Cruz do Capibaribe</text:p>
          </table:table-cell>
          <table:table-cell office:value-type="float" office:value="2612505" table:style-name="ce1">
            <text:p>2612505</text:p>
          </table:table-cell>
          <table:table-cell table:number-columns-repeated="16381"/>
        </table:table-row>
        <table:table-row table:style-name="ro1">
          <table:table-cell office:value-type="float" office:value="2612554" table:style-name="ce1">
            <text:p>2612554</text:p>
          </table:table-cell>
          <table:table-cell office:value-type="string" table:style-name="ce1">
            <text:p>Santa Filomena</text:p>
          </table:table-cell>
          <table:table-cell office:value-type="float" office:value="2612554" table:style-name="ce1">
            <text:p>2612554</text:p>
          </table:table-cell>
          <table:table-cell table:number-columns-repeated="16381"/>
        </table:table-row>
        <table:table-row table:style-name="ro1">
          <table:table-cell office:value-type="float" office:value="2612604" table:style-name="ce1">
            <text:p>2612604</text:p>
          </table:table-cell>
          <table:table-cell office:value-type="string" table:style-name="ce1">
            <text:p>Santa Maria da Boa Vista</text:p>
          </table:table-cell>
          <table:table-cell office:value-type="float" office:value="2612604" table:style-name="ce1">
            <text:p>2612604</text:p>
          </table:table-cell>
          <table:table-cell table:number-columns-repeated="16381"/>
        </table:table-row>
        <table:table-row table:style-name="ro1">
          <table:table-cell office:value-type="float" office:value="2612703" table:style-name="ce1">
            <text:p>2612703</text:p>
          </table:table-cell>
          <table:table-cell office:value-type="string" table:style-name="ce1">
            <text:p>Santa Maria do Cambucá</text:p>
          </table:table-cell>
          <table:table-cell office:value-type="float" office:value="2612703" table:style-name="ce1">
            <text:p>2612703</text:p>
          </table:table-cell>
          <table:table-cell table:number-columns-repeated="16381"/>
        </table:table-row>
        <table:table-row table:style-name="ro1">
          <table:table-cell office:value-type="float" office:value="2612802" table:style-name="ce1">
            <text:p>2612802</text:p>
          </table:table-cell>
          <table:table-cell office:value-type="string" table:style-name="ce1">
            <text:p>Santa Terezinha</text:p>
          </table:table-cell>
          <table:table-cell office:value-type="float" office:value="2612802" table:style-name="ce1">
            <text:p>2612802</text:p>
          </table:table-cell>
          <table:table-cell table:number-columns-repeated="16381"/>
        </table:table-row>
        <table:table-row table:style-name="ro1">
          <table:table-cell office:value-type="float" office:value="2612901" table:style-name="ce1">
            <text:p>2612901</text:p>
          </table:table-cell>
          <table:table-cell office:value-type="string" table:style-name="ce1">
            <text:p>São Benedito do Sul</text:p>
          </table:table-cell>
          <table:table-cell office:value-type="float" office:value="2612901" table:style-name="ce1">
            <text:p>2612901</text:p>
          </table:table-cell>
          <table:table-cell table:number-columns-repeated="16381"/>
        </table:table-row>
        <table:table-row table:style-name="ro1">
          <table:table-cell office:value-type="float" office:value="2613008" table:style-name="ce1">
            <text:p>2613008</text:p>
          </table:table-cell>
          <table:table-cell office:value-type="string" table:style-name="ce1">
            <text:p>São Bento do Una</text:p>
          </table:table-cell>
          <table:table-cell office:value-type="float" office:value="2613008" table:style-name="ce1">
            <text:p>2613008</text:p>
          </table:table-cell>
          <table:table-cell table:number-columns-repeated="16381"/>
        </table:table-row>
        <table:table-row table:style-name="ro1">
          <table:table-cell office:value-type="float" office:value="2613107" table:style-name="ce1">
            <text:p>2613107</text:p>
          </table:table-cell>
          <table:table-cell office:value-type="string" table:style-name="ce1">
            <text:p>São Caitano</text:p>
          </table:table-cell>
          <table:table-cell office:value-type="float" office:value="2613107" table:style-name="ce1">
            <text:p>2613107</text:p>
          </table:table-cell>
          <table:table-cell table:number-columns-repeated="16381"/>
        </table:table-row>
        <table:table-row table:style-name="ro1">
          <table:table-cell office:value-type="float" office:value="2613206" table:style-name="ce1">
            <text:p>2613206</text:p>
          </table:table-cell>
          <table:table-cell office:value-type="string" table:style-name="ce1">
            <text:p>São João</text:p>
          </table:table-cell>
          <table:table-cell office:value-type="float" office:value="2613206" table:style-name="ce1">
            <text:p>2613206</text:p>
          </table:table-cell>
          <table:table-cell table:number-columns-repeated="16381"/>
        </table:table-row>
        <table:table-row table:style-name="ro1">
          <table:table-cell office:value-type="float" office:value="2613305" table:style-name="ce1">
            <text:p>2613305</text:p>
          </table:table-cell>
          <table:table-cell office:value-type="string" table:style-name="ce1">
            <text:p>São Joaquim do Monte</text:p>
          </table:table-cell>
          <table:table-cell office:value-type="float" office:value="2613305" table:style-name="ce1">
            <text:p>2613305</text:p>
          </table:table-cell>
          <table:table-cell table:number-columns-repeated="16381"/>
        </table:table-row>
        <table:table-row table:style-name="ro1">
          <table:table-cell office:value-type="float" office:value="2613404" table:style-name="ce1">
            <text:p>2613404</text:p>
          </table:table-cell>
          <table:table-cell office:value-type="string" table:style-name="ce1">
            <text:p>São José da Coroa Grande</text:p>
          </table:table-cell>
          <table:table-cell office:value-type="float" office:value="2613404" table:style-name="ce1">
            <text:p>2613404</text:p>
          </table:table-cell>
          <table:table-cell table:number-columns-repeated="16381"/>
        </table:table-row>
        <table:table-row table:style-name="ro1">
          <table:table-cell office:value-type="float" office:value="2613503" table:style-name="ce1">
            <text:p>2613503</text:p>
          </table:table-cell>
          <table:table-cell office:value-type="string" table:style-name="ce1">
            <text:p>São José do Belmonte</text:p>
          </table:table-cell>
          <table:table-cell office:value-type="float" office:value="2613503" table:style-name="ce1">
            <text:p>2613503</text:p>
          </table:table-cell>
          <table:table-cell table:number-columns-repeated="16381"/>
        </table:table-row>
        <table:table-row table:style-name="ro1">
          <table:table-cell office:value-type="float" office:value="2613602" table:style-name="ce1">
            <text:p>2613602</text:p>
          </table:table-cell>
          <table:table-cell office:value-type="string" table:style-name="ce1">
            <text:p>São José do Egito</text:p>
          </table:table-cell>
          <table:table-cell office:value-type="float" office:value="2613602" table:style-name="ce1">
            <text:p>2613602</text:p>
          </table:table-cell>
          <table:table-cell table:number-columns-repeated="16381"/>
        </table:table-row>
        <table:table-row table:style-name="ro1">
          <table:table-cell office:value-type="float" office:value="2613701" table:style-name="ce1">
            <text:p>2613701</text:p>
          </table:table-cell>
          <table:table-cell office:value-type="string" table:style-name="ce1">
            <text:p>São Lourenço da Mata</text:p>
          </table:table-cell>
          <table:table-cell office:value-type="float" office:value="2613701" table:style-name="ce1">
            <text:p>2613701</text:p>
          </table:table-cell>
          <table:table-cell table:number-columns-repeated="16381"/>
        </table:table-row>
        <table:table-row table:style-name="ro1">
          <table:table-cell office:value-type="float" office:value="2613800" table:style-name="ce1">
            <text:p>2613800</text:p>
          </table:table-cell>
          <table:table-cell office:value-type="string" table:style-name="ce1">
            <text:p>São Vicente Férrer</text:p>
          </table:table-cell>
          <table:table-cell office:value-type="float" office:value="2613800" table:style-name="ce1">
            <text:p>2613800</text:p>
          </table:table-cell>
          <table:table-cell table:number-columns-repeated="16381"/>
        </table:table-row>
        <table:table-row table:style-name="ro1">
          <table:table-cell office:value-type="float" office:value="2613909" table:style-name="ce1">
            <text:p>2613909</text:p>
          </table:table-cell>
          <table:table-cell office:value-type="string" table:style-name="ce1">
            <text:p>Serra Talhada</text:p>
          </table:table-cell>
          <table:table-cell office:value-type="float" office:value="2613909" table:style-name="ce1">
            <text:p>2613909</text:p>
          </table:table-cell>
          <table:table-cell table:number-columns-repeated="16381"/>
        </table:table-row>
        <table:table-row table:style-name="ro1">
          <table:table-cell office:value-type="float" office:value="2614006" table:style-name="ce1">
            <text:p>2614006</text:p>
          </table:table-cell>
          <table:table-cell office:value-type="string" table:style-name="ce1">
            <text:p>Serrita</text:p>
          </table:table-cell>
          <table:table-cell office:value-type="float" office:value="2614006" table:style-name="ce1">
            <text:p>2614006</text:p>
          </table:table-cell>
          <table:table-cell table:number-columns-repeated="16381"/>
        </table:table-row>
        <table:table-row table:style-name="ro1">
          <table:table-cell office:value-type="float" office:value="2614105" table:style-name="ce1">
            <text:p>2614105</text:p>
          </table:table-cell>
          <table:table-cell office:value-type="string" table:style-name="ce1">
            <text:p>Sertânia</text:p>
          </table:table-cell>
          <table:table-cell office:value-type="float" office:value="2614105" table:style-name="ce1">
            <text:p>2614105</text:p>
          </table:table-cell>
          <table:table-cell table:number-columns-repeated="16381"/>
        </table:table-row>
        <table:table-row table:style-name="ro1">
          <table:table-cell office:value-type="float" office:value="2614204" table:style-name="ce1">
            <text:p>2614204</text:p>
          </table:table-cell>
          <table:table-cell office:value-type="string" table:style-name="ce1">
            <text:p>Sirinhaém</text:p>
          </table:table-cell>
          <table:table-cell office:value-type="float" office:value="2614204" table:style-name="ce1">
            <text:p>2614204</text:p>
          </table:table-cell>
          <table:table-cell table:number-columns-repeated="16381"/>
        </table:table-row>
        <table:table-row table:style-name="ro1">
          <table:table-cell office:value-type="float" office:value="2614303" table:style-name="ce1">
            <text:p>2614303</text:p>
          </table:table-cell>
          <table:table-cell office:value-type="string" table:style-name="ce1">
            <text:p>Moreilândia</text:p>
          </table:table-cell>
          <table:table-cell office:value-type="float" office:value="2614303" table:style-name="ce1">
            <text:p>2614303</text:p>
          </table:table-cell>
          <table:table-cell table:number-columns-repeated="16381"/>
        </table:table-row>
        <table:table-row table:style-name="ro1">
          <table:table-cell office:value-type="float" office:value="2614402" table:style-name="ce1">
            <text:p>2614402</text:p>
          </table:table-cell>
          <table:table-cell office:value-type="string" table:style-name="ce1">
            <text:p>Solidão</text:p>
          </table:table-cell>
          <table:table-cell office:value-type="float" office:value="2614402" table:style-name="ce1">
            <text:p>2614402</text:p>
          </table:table-cell>
          <table:table-cell table:number-columns-repeated="16381"/>
        </table:table-row>
        <table:table-row table:style-name="ro1">
          <table:table-cell office:value-type="float" office:value="2614501" table:style-name="ce1">
            <text:p>2614501</text:p>
          </table:table-cell>
          <table:table-cell office:value-type="string" table:style-name="ce1">
            <text:p>Surubim</text:p>
          </table:table-cell>
          <table:table-cell office:value-type="float" office:value="2614501" table:style-name="ce1">
            <text:p>2614501</text:p>
          </table:table-cell>
          <table:table-cell table:number-columns-repeated="16381"/>
        </table:table-row>
        <table:table-row table:style-name="ro1">
          <table:table-cell office:value-type="float" office:value="2614600" table:style-name="ce1">
            <text:p>2614600</text:p>
          </table:table-cell>
          <table:table-cell office:value-type="string" table:style-name="ce1">
            <text:p>Tabira</text:p>
          </table:table-cell>
          <table:table-cell office:value-type="float" office:value="2614600" table:style-name="ce1">
            <text:p>2614600</text:p>
          </table:table-cell>
          <table:table-cell table:number-columns-repeated="16381"/>
        </table:table-row>
        <table:table-row table:style-name="ro1">
          <table:table-cell office:value-type="float" office:value="2614709" table:style-name="ce1">
            <text:p>2614709</text:p>
          </table:table-cell>
          <table:table-cell office:value-type="string" table:style-name="ce1">
            <text:p>Tacaimbó</text:p>
          </table:table-cell>
          <table:table-cell office:value-type="float" office:value="2614709" table:style-name="ce1">
            <text:p>2614709</text:p>
          </table:table-cell>
          <table:table-cell table:number-columns-repeated="16381"/>
        </table:table-row>
        <table:table-row table:style-name="ro1">
          <table:table-cell office:value-type="float" office:value="2614808" table:style-name="ce1">
            <text:p>2614808</text:p>
          </table:table-cell>
          <table:table-cell office:value-type="string" table:style-name="ce1">
            <text:p>Tacaratu</text:p>
          </table:table-cell>
          <table:table-cell office:value-type="float" office:value="2614808" table:style-name="ce1">
            <text:p>2614808</text:p>
          </table:table-cell>
          <table:table-cell table:number-columns-repeated="16381"/>
        </table:table-row>
        <table:table-row table:style-name="ro1">
          <table:table-cell office:value-type="float" office:value="2614857" table:style-name="ce1">
            <text:p>2614857</text:p>
          </table:table-cell>
          <table:table-cell office:value-type="string" table:style-name="ce1">
            <text:p>Tamandaré</text:p>
          </table:table-cell>
          <table:table-cell office:value-type="float" office:value="2614857" table:style-name="ce1">
            <text:p>2614857</text:p>
          </table:table-cell>
          <table:table-cell table:number-columns-repeated="16381"/>
        </table:table-row>
        <table:table-row table:style-name="ro1">
          <table:table-cell office:value-type="float" office:value="2615003" table:style-name="ce1">
            <text:p>2615003</text:p>
          </table:table-cell>
          <table:table-cell office:value-type="string" table:style-name="ce1">
            <text:p>Taquaritinga do Norte</text:p>
          </table:table-cell>
          <table:table-cell office:value-type="float" office:value="2615003" table:style-name="ce1">
            <text:p>2615003</text:p>
          </table:table-cell>
          <table:table-cell table:number-columns-repeated="16381"/>
        </table:table-row>
        <table:table-row table:style-name="ro1">
          <table:table-cell office:value-type="float" office:value="2615102" table:style-name="ce1">
            <text:p>2615102</text:p>
          </table:table-cell>
          <table:table-cell office:value-type="string" table:style-name="ce1">
            <text:p>Terezinha</text:p>
          </table:table-cell>
          <table:table-cell office:value-type="float" office:value="2615102" table:style-name="ce1">
            <text:p>2615102</text:p>
          </table:table-cell>
          <table:table-cell table:number-columns-repeated="16381"/>
        </table:table-row>
        <table:table-row table:style-name="ro1">
          <table:table-cell office:value-type="float" office:value="2615201" table:style-name="ce1">
            <text:p>2615201</text:p>
          </table:table-cell>
          <table:table-cell office:value-type="string" table:style-name="ce1">
            <text:p>Terra Nova</text:p>
          </table:table-cell>
          <table:table-cell office:value-type="float" office:value="2615201" table:style-name="ce1">
            <text:p>2615201</text:p>
          </table:table-cell>
          <table:table-cell table:number-columns-repeated="16381"/>
        </table:table-row>
        <table:table-row table:style-name="ro1">
          <table:table-cell office:value-type="float" office:value="2615300" table:style-name="ce1">
            <text:p>2615300</text:p>
          </table:table-cell>
          <table:table-cell office:value-type="string" table:style-name="ce1">
            <text:p>Timbaúba</text:p>
          </table:table-cell>
          <table:table-cell office:value-type="float" office:value="2615300" table:style-name="ce1">
            <text:p>2615300</text:p>
          </table:table-cell>
          <table:table-cell table:number-columns-repeated="16381"/>
        </table:table-row>
        <table:table-row table:style-name="ro1">
          <table:table-cell office:value-type="float" office:value="2615409" table:style-name="ce1">
            <text:p>2615409</text:p>
          </table:table-cell>
          <table:table-cell office:value-type="string" table:style-name="ce1">
            <text:p>Toritama</text:p>
          </table:table-cell>
          <table:table-cell office:value-type="float" office:value="2615409" table:style-name="ce1">
            <text:p>2615409</text:p>
          </table:table-cell>
          <table:table-cell table:number-columns-repeated="16381"/>
        </table:table-row>
        <table:table-row table:style-name="ro1">
          <table:table-cell office:value-type="float" office:value="2615508" table:style-name="ce1">
            <text:p>2615508</text:p>
          </table:table-cell>
          <table:table-cell office:value-type="string" table:style-name="ce1">
            <text:p>Tracunhaém</text:p>
          </table:table-cell>
          <table:table-cell office:value-type="float" office:value="2615508" table:style-name="ce1">
            <text:p>2615508</text:p>
          </table:table-cell>
          <table:table-cell table:number-columns-repeated="16381"/>
        </table:table-row>
        <table:table-row table:style-name="ro1">
          <table:table-cell office:value-type="float" office:value="2615607" table:style-name="ce1">
            <text:p>2615607</text:p>
          </table:table-cell>
          <table:table-cell office:value-type="string" table:style-name="ce1">
            <text:p>Trindade</text:p>
          </table:table-cell>
          <table:table-cell office:value-type="float" office:value="2615607" table:style-name="ce1">
            <text:p>2615607</text:p>
          </table:table-cell>
          <table:table-cell table:number-columns-repeated="16381"/>
        </table:table-row>
        <table:table-row table:style-name="ro1">
          <table:table-cell office:value-type="float" office:value="2615706" table:style-name="ce1">
            <text:p>2615706</text:p>
          </table:table-cell>
          <table:table-cell office:value-type="string" table:style-name="ce1">
            <text:p>Triunfo</text:p>
          </table:table-cell>
          <table:table-cell office:value-type="float" office:value="2615706" table:style-name="ce1">
            <text:p>2615706</text:p>
          </table:table-cell>
          <table:table-cell table:number-columns-repeated="16381"/>
        </table:table-row>
        <table:table-row table:style-name="ro1">
          <table:table-cell office:value-type="float" office:value="2615805" table:style-name="ce1">
            <text:p>2615805</text:p>
          </table:table-cell>
          <table:table-cell office:value-type="string" table:style-name="ce1">
            <text:p>Tupanatinga</text:p>
          </table:table-cell>
          <table:table-cell office:value-type="float" office:value="2615805" table:style-name="ce1">
            <text:p>2615805</text:p>
          </table:table-cell>
          <table:table-cell table:number-columns-repeated="16381"/>
        </table:table-row>
        <table:table-row table:style-name="ro1">
          <table:table-cell office:value-type="float" office:value="2615904" table:style-name="ce1">
            <text:p>2615904</text:p>
          </table:table-cell>
          <table:table-cell office:value-type="string" table:style-name="ce1">
            <text:p>Tuparetama</text:p>
          </table:table-cell>
          <table:table-cell office:value-type="float" office:value="2615904" table:style-name="ce1">
            <text:p>2615904</text:p>
          </table:table-cell>
          <table:table-cell table:number-columns-repeated="16381"/>
        </table:table-row>
        <table:table-row table:style-name="ro1">
          <table:table-cell office:value-type="float" office:value="2616001" table:style-name="ce1">
            <text:p>2616001</text:p>
          </table:table-cell>
          <table:table-cell office:value-type="string" table:style-name="ce1">
            <text:p>Venturosa</text:p>
          </table:table-cell>
          <table:table-cell office:value-type="float" office:value="2616001" table:style-name="ce1">
            <text:p>2616001</text:p>
          </table:table-cell>
          <table:table-cell table:number-columns-repeated="16381"/>
        </table:table-row>
        <table:table-row table:style-name="ro1">
          <table:table-cell office:value-type="float" office:value="2616100" table:style-name="ce1">
            <text:p>2616100</text:p>
          </table:table-cell>
          <table:table-cell office:value-type="string" table:style-name="ce1">
            <text:p>Verdejante</text:p>
          </table:table-cell>
          <table:table-cell office:value-type="float" office:value="2616100" table:style-name="ce1">
            <text:p>2616100</text:p>
          </table:table-cell>
          <table:table-cell table:number-columns-repeated="16381"/>
        </table:table-row>
        <table:table-row table:style-name="ro1">
          <table:table-cell office:value-type="float" office:value="2616183" table:style-name="ce1">
            <text:p>2616183</text:p>
          </table:table-cell>
          <table:table-cell office:value-type="string" table:style-name="ce1">
            <text:p>Vertente do Lério</text:p>
          </table:table-cell>
          <table:table-cell office:value-type="float" office:value="2616183" table:style-name="ce1">
            <text:p>2616183</text:p>
          </table:table-cell>
          <table:table-cell table:number-columns-repeated="16381"/>
        </table:table-row>
        <table:table-row table:style-name="ro1">
          <table:table-cell office:value-type="float" office:value="2616209" table:style-name="ce1">
            <text:p>2616209</text:p>
          </table:table-cell>
          <table:table-cell office:value-type="string" table:style-name="ce1">
            <text:p>Vertentes</text:p>
          </table:table-cell>
          <table:table-cell office:value-type="float" office:value="2616209" table:style-name="ce1">
            <text:p>2616209</text:p>
          </table:table-cell>
          <table:table-cell table:number-columns-repeated="16381"/>
        </table:table-row>
        <table:table-row table:style-name="ro1">
          <table:table-cell office:value-type="float" office:value="2616308" table:style-name="ce1">
            <text:p>2616308</text:p>
          </table:table-cell>
          <table:table-cell office:value-type="string" table:style-name="ce1">
            <text:p>Vicência</text:p>
          </table:table-cell>
          <table:table-cell office:value-type="float" office:value="2616308" table:style-name="ce1">
            <text:p>2616308</text:p>
          </table:table-cell>
          <table:table-cell table:number-columns-repeated="16381"/>
        </table:table-row>
        <table:table-row table:style-name="ro1">
          <table:table-cell office:value-type="float" office:value="2616407" table:style-name="ce1">
            <text:p>2616407</text:p>
          </table:table-cell>
          <table:table-cell office:value-type="string" table:style-name="ce1">
            <text:p>Vitória de Santo Antão</text:p>
          </table:table-cell>
          <table:table-cell office:value-type="float" office:value="2616407" table:style-name="ce1">
            <text:p>2616407</text:p>
          </table:table-cell>
          <table:table-cell table:number-columns-repeated="16381"/>
        </table:table-row>
        <table:table-row table:style-name="ro1">
          <table:table-cell office:value-type="float" office:value="2616506" table:style-name="ce1">
            <text:p>2616506</text:p>
          </table:table-cell>
          <table:table-cell office:value-type="string" table:style-name="ce1">
            <text:p>Xexéu</text:p>
          </table:table-cell>
          <table:table-cell office:value-type="float" office:value="2616506" table:style-name="ce1">
            <text:p>2616506</text:p>
          </table:table-cell>
          <table:table-cell table:number-columns-repeated="16381"/>
        </table:table-row>
        <table:table-row table:style-name="ro1">
          <table:table-cell office:value-type="float" office:value="2700102" table:style-name="ce1">
            <text:p>2700102</text:p>
          </table:table-cell>
          <table:table-cell office:value-type="string" table:style-name="ce1">
            <text:p>Água Branca</text:p>
          </table:table-cell>
          <table:table-cell office:value-type="float" office:value="2700102" table:style-name="ce1">
            <text:p>2700102</text:p>
          </table:table-cell>
          <table:table-cell table:number-columns-repeated="16381"/>
        </table:table-row>
        <table:table-row table:style-name="ro1">
          <table:table-cell office:value-type="float" office:value="2700201" table:style-name="ce1">
            <text:p>2700201</text:p>
          </table:table-cell>
          <table:table-cell office:value-type="string" table:style-name="ce1">
            <text:p>Anadia</text:p>
          </table:table-cell>
          <table:table-cell office:value-type="float" office:value="2700201" table:style-name="ce1">
            <text:p>2700201</text:p>
          </table:table-cell>
          <table:table-cell table:number-columns-repeated="16381"/>
        </table:table-row>
        <table:table-row table:style-name="ro1">
          <table:table-cell office:value-type="float" office:value="2700300" table:style-name="ce1">
            <text:p>2700300</text:p>
          </table:table-cell>
          <table:table-cell office:value-type="string" table:style-name="ce1">
            <text:p>Arapiraca</text:p>
          </table:table-cell>
          <table:table-cell office:value-type="float" office:value="2700300" table:style-name="ce1">
            <text:p>2700300</text:p>
          </table:table-cell>
          <table:table-cell table:number-columns-repeated="16381"/>
        </table:table-row>
        <table:table-row table:style-name="ro1">
          <table:table-cell office:value-type="float" office:value="2700409" table:style-name="ce1">
            <text:p>2700409</text:p>
          </table:table-cell>
          <table:table-cell office:value-type="string" table:style-name="ce1">
            <text:p>Atalaia</text:p>
          </table:table-cell>
          <table:table-cell office:value-type="float" office:value="2700409" table:style-name="ce1">
            <text:p>2700409</text:p>
          </table:table-cell>
          <table:table-cell table:number-columns-repeated="16381"/>
        </table:table-row>
        <table:table-row table:style-name="ro1">
          <table:table-cell office:value-type="float" office:value="2700508" table:style-name="ce1">
            <text:p>2700508</text:p>
          </table:table-cell>
          <table:table-cell office:value-type="string" table:style-name="ce1">
            <text:p>Barra de Santo Antônio</text:p>
          </table:table-cell>
          <table:table-cell office:value-type="float" office:value="2700508" table:style-name="ce1">
            <text:p>2700508</text:p>
          </table:table-cell>
          <table:table-cell table:number-columns-repeated="16381"/>
        </table:table-row>
        <table:table-row table:style-name="ro1">
          <table:table-cell office:value-type="float" office:value="2700607" table:style-name="ce1">
            <text:p>2700607</text:p>
          </table:table-cell>
          <table:table-cell office:value-type="string" table:style-name="ce1">
            <text:p>Barra de São Miguel</text:p>
          </table:table-cell>
          <table:table-cell office:value-type="float" office:value="2700607" table:style-name="ce1">
            <text:p>2700607</text:p>
          </table:table-cell>
          <table:table-cell table:number-columns-repeated="16381"/>
        </table:table-row>
        <table:table-row table:style-name="ro1">
          <table:table-cell office:value-type="float" office:value="2700706" table:style-name="ce1">
            <text:p>2700706</text:p>
          </table:table-cell>
          <table:table-cell office:value-type="string" table:style-name="ce1">
            <text:p>Batalha</text:p>
          </table:table-cell>
          <table:table-cell office:value-type="float" office:value="2700706" table:style-name="ce1">
            <text:p>2700706</text:p>
          </table:table-cell>
          <table:table-cell table:number-columns-repeated="16381"/>
        </table:table-row>
        <table:table-row table:style-name="ro1">
          <table:table-cell office:value-type="float" office:value="2700805" table:style-name="ce1">
            <text:p>2700805</text:p>
          </table:table-cell>
          <table:table-cell office:value-type="string" table:style-name="ce1">
            <text:p>Belém</text:p>
          </table:table-cell>
          <table:table-cell office:value-type="float" office:value="2700805" table:style-name="ce1">
            <text:p>2700805</text:p>
          </table:table-cell>
          <table:table-cell table:number-columns-repeated="16381"/>
        </table:table-row>
        <table:table-row table:style-name="ro1">
          <table:table-cell office:value-type="float" office:value="2700904" table:style-name="ce1">
            <text:p>2700904</text:p>
          </table:table-cell>
          <table:table-cell office:value-type="string" table:style-name="ce1">
            <text:p>Belo Monte</text:p>
          </table:table-cell>
          <table:table-cell office:value-type="float" office:value="2700904" table:style-name="ce1">
            <text:p>2700904</text:p>
          </table:table-cell>
          <table:table-cell table:number-columns-repeated="16381"/>
        </table:table-row>
        <table:table-row table:style-name="ro1">
          <table:table-cell office:value-type="float" office:value="2701001" table:style-name="ce1">
            <text:p>2701001</text:p>
          </table:table-cell>
          <table:table-cell office:value-type="string" table:style-name="ce1">
            <text:p>Boca da Mata</text:p>
          </table:table-cell>
          <table:table-cell office:value-type="float" office:value="2701001" table:style-name="ce1">
            <text:p>2701001</text:p>
          </table:table-cell>
          <table:table-cell table:number-columns-repeated="16381"/>
        </table:table-row>
        <table:table-row table:style-name="ro1">
          <table:table-cell office:value-type="float" office:value="2701100" table:style-name="ce1">
            <text:p>2701100</text:p>
          </table:table-cell>
          <table:table-cell office:value-type="string" table:style-name="ce1">
            <text:p>Branquinha</text:p>
          </table:table-cell>
          <table:table-cell office:value-type="float" office:value="2701100" table:style-name="ce1">
            <text:p>2701100</text:p>
          </table:table-cell>
          <table:table-cell table:number-columns-repeated="16381"/>
        </table:table-row>
        <table:table-row table:style-name="ro1">
          <table:table-cell office:value-type="float" office:value="2701209" table:style-name="ce1">
            <text:p>2701209</text:p>
          </table:table-cell>
          <table:table-cell office:value-type="string" table:style-name="ce1">
            <text:p>Cacimbinhas</text:p>
          </table:table-cell>
          <table:table-cell office:value-type="float" office:value="2701209" table:style-name="ce1">
            <text:p>2701209</text:p>
          </table:table-cell>
          <table:table-cell table:number-columns-repeated="16381"/>
        </table:table-row>
        <table:table-row table:style-name="ro1">
          <table:table-cell office:value-type="float" office:value="2701308" table:style-name="ce1">
            <text:p>2701308</text:p>
          </table:table-cell>
          <table:table-cell office:value-type="string" table:style-name="ce1">
            <text:p>Cajueiro</text:p>
          </table:table-cell>
          <table:table-cell office:value-type="float" office:value="2701308" table:style-name="ce1">
            <text:p>2701308</text:p>
          </table:table-cell>
          <table:table-cell table:number-columns-repeated="16381"/>
        </table:table-row>
        <table:table-row table:style-name="ro1">
          <table:table-cell office:value-type="float" office:value="2701357" table:style-name="ce1">
            <text:p>2701357</text:p>
          </table:table-cell>
          <table:table-cell office:value-type="string" table:style-name="ce1">
            <text:p>Campestre</text:p>
          </table:table-cell>
          <table:table-cell office:value-type="float" office:value="2701357" table:style-name="ce1">
            <text:p>2701357</text:p>
          </table:table-cell>
          <table:table-cell table:number-columns-repeated="16381"/>
        </table:table-row>
        <table:table-row table:style-name="ro1">
          <table:table-cell office:value-type="float" office:value="2701407" table:style-name="ce1">
            <text:p>2701407</text:p>
          </table:table-cell>
          <table:table-cell office:value-type="string" table:style-name="ce1">
            <text:p>Campo Alegre</text:p>
          </table:table-cell>
          <table:table-cell office:value-type="float" office:value="2701407" table:style-name="ce1">
            <text:p>2701407</text:p>
          </table:table-cell>
          <table:table-cell table:number-columns-repeated="16381"/>
        </table:table-row>
        <table:table-row table:style-name="ro1">
          <table:table-cell office:value-type="float" office:value="2701506" table:style-name="ce1">
            <text:p>2701506</text:p>
          </table:table-cell>
          <table:table-cell office:value-type="string" table:style-name="ce1">
            <text:p>Campo Grande</text:p>
          </table:table-cell>
          <table:table-cell office:value-type="float" office:value="2701506" table:style-name="ce1">
            <text:p>2701506</text:p>
          </table:table-cell>
          <table:table-cell table:number-columns-repeated="16381"/>
        </table:table-row>
        <table:table-row table:style-name="ro1">
          <table:table-cell office:value-type="float" office:value="2701605" table:style-name="ce1">
            <text:p>2701605</text:p>
          </table:table-cell>
          <table:table-cell office:value-type="string" table:style-name="ce1">
            <text:p>Canapi</text:p>
          </table:table-cell>
          <table:table-cell office:value-type="float" office:value="2701605" table:style-name="ce1">
            <text:p>2701605</text:p>
          </table:table-cell>
          <table:table-cell table:number-columns-repeated="16381"/>
        </table:table-row>
        <table:table-row table:style-name="ro1">
          <table:table-cell office:value-type="float" office:value="2701704" table:style-name="ce1">
            <text:p>2701704</text:p>
          </table:table-cell>
          <table:table-cell office:value-type="string" table:style-name="ce1">
            <text:p>Capela</text:p>
          </table:table-cell>
          <table:table-cell office:value-type="float" office:value="2701704" table:style-name="ce1">
            <text:p>2701704</text:p>
          </table:table-cell>
          <table:table-cell table:number-columns-repeated="16381"/>
        </table:table-row>
        <table:table-row table:style-name="ro1">
          <table:table-cell office:value-type="float" office:value="2701803" table:style-name="ce1">
            <text:p>2701803</text:p>
          </table:table-cell>
          <table:table-cell office:value-type="string" table:style-name="ce1">
            <text:p>Carneiros</text:p>
          </table:table-cell>
          <table:table-cell office:value-type="float" office:value="2701803" table:style-name="ce1">
            <text:p>2701803</text:p>
          </table:table-cell>
          <table:table-cell table:number-columns-repeated="16381"/>
        </table:table-row>
        <table:table-row table:style-name="ro1">
          <table:table-cell office:value-type="float" office:value="2701902" table:style-name="ce1">
            <text:p>2701902</text:p>
          </table:table-cell>
          <table:table-cell office:value-type="string" table:style-name="ce1">
            <text:p>Chã Preta</text:p>
          </table:table-cell>
          <table:table-cell office:value-type="float" office:value="2701902" table:style-name="ce1">
            <text:p>2701902</text:p>
          </table:table-cell>
          <table:table-cell table:number-columns-repeated="16381"/>
        </table:table-row>
        <table:table-row table:style-name="ro1">
          <table:table-cell office:value-type="float" office:value="2702009" table:style-name="ce1">
            <text:p>2702009</text:p>
          </table:table-cell>
          <table:table-cell office:value-type="string" table:style-name="ce1">
            <text:p>Coité do Nóia</text:p>
          </table:table-cell>
          <table:table-cell office:value-type="float" office:value="2702009" table:style-name="ce1">
            <text:p>2702009</text:p>
          </table:table-cell>
          <table:table-cell table:number-columns-repeated="16381"/>
        </table:table-row>
        <table:table-row table:style-name="ro1">
          <table:table-cell office:value-type="float" office:value="2702108" table:style-name="ce1">
            <text:p>2702108</text:p>
          </table:table-cell>
          <table:table-cell office:value-type="string" table:style-name="ce1">
            <text:p>Colônia Leopoldina</text:p>
          </table:table-cell>
          <table:table-cell office:value-type="float" office:value="2702108" table:style-name="ce1">
            <text:p>2702108</text:p>
          </table:table-cell>
          <table:table-cell table:number-columns-repeated="16381"/>
        </table:table-row>
        <table:table-row table:style-name="ro1">
          <table:table-cell office:value-type="float" office:value="2702207" table:style-name="ce1">
            <text:p>2702207</text:p>
          </table:table-cell>
          <table:table-cell office:value-type="string" table:style-name="ce1">
            <text:p>Coqueiro Seco</text:p>
          </table:table-cell>
          <table:table-cell office:value-type="float" office:value="2702207" table:style-name="ce1">
            <text:p>2702207</text:p>
          </table:table-cell>
          <table:table-cell table:number-columns-repeated="16381"/>
        </table:table-row>
        <table:table-row table:style-name="ro1">
          <table:table-cell office:value-type="float" office:value="2702306" table:style-name="ce1">
            <text:p>2702306</text:p>
          </table:table-cell>
          <table:table-cell office:value-type="string" table:style-name="ce1">
            <text:p>Coruripe</text:p>
          </table:table-cell>
          <table:table-cell office:value-type="float" office:value="2702306" table:style-name="ce1">
            <text:p>2702306</text:p>
          </table:table-cell>
          <table:table-cell table:number-columns-repeated="16381"/>
        </table:table-row>
        <table:table-row table:style-name="ro1">
          <table:table-cell office:value-type="float" office:value="2702355" table:style-name="ce1">
            <text:p>2702355</text:p>
          </table:table-cell>
          <table:table-cell office:value-type="string" table:style-name="ce1">
            <text:p>Craíbas</text:p>
          </table:table-cell>
          <table:table-cell office:value-type="float" office:value="2702355" table:style-name="ce1">
            <text:p>2702355</text:p>
          </table:table-cell>
          <table:table-cell table:number-columns-repeated="16381"/>
        </table:table-row>
        <table:table-row table:style-name="ro1">
          <table:table-cell office:value-type="float" office:value="2702405" table:style-name="ce1">
            <text:p>2702405</text:p>
          </table:table-cell>
          <table:table-cell office:value-type="string" table:style-name="ce1">
            <text:p>Delmiro Gouveia</text:p>
          </table:table-cell>
          <table:table-cell office:value-type="float" office:value="2702405" table:style-name="ce1">
            <text:p>2702405</text:p>
          </table:table-cell>
          <table:table-cell table:number-columns-repeated="16381"/>
        </table:table-row>
        <table:table-row table:style-name="ro1">
          <table:table-cell office:value-type="float" office:value="2702504" table:style-name="ce1">
            <text:p>2702504</text:p>
          </table:table-cell>
          <table:table-cell office:value-type="string" table:style-name="ce1">
            <text:p>Dois Riachos</text:p>
          </table:table-cell>
          <table:table-cell office:value-type="float" office:value="2702504" table:style-name="ce1">
            <text:p>2702504</text:p>
          </table:table-cell>
          <table:table-cell table:number-columns-repeated="16381"/>
        </table:table-row>
        <table:table-row table:style-name="ro1">
          <table:table-cell office:value-type="float" office:value="2702553" table:style-name="ce1">
            <text:p>2702553</text:p>
          </table:table-cell>
          <table:table-cell office:value-type="string" table:style-name="ce1">
            <text:p>Estrela de Alagoas</text:p>
          </table:table-cell>
          <table:table-cell office:value-type="float" office:value="2702553" table:style-name="ce1">
            <text:p>2702553</text:p>
          </table:table-cell>
          <table:table-cell table:number-columns-repeated="16381"/>
        </table:table-row>
        <table:table-row table:style-name="ro1">
          <table:table-cell office:value-type="float" office:value="2702603" table:style-name="ce1">
            <text:p>2702603</text:p>
          </table:table-cell>
          <table:table-cell office:value-type="string" table:style-name="ce1">
            <text:p>Feira Grande</text:p>
          </table:table-cell>
          <table:table-cell office:value-type="float" office:value="2702603" table:style-name="ce1">
            <text:p>2702603</text:p>
          </table:table-cell>
          <table:table-cell table:number-columns-repeated="16381"/>
        </table:table-row>
        <table:table-row table:style-name="ro1">
          <table:table-cell office:value-type="float" office:value="2702702" table:style-name="ce1">
            <text:p>2702702</text:p>
          </table:table-cell>
          <table:table-cell office:value-type="string" table:style-name="ce1">
            <text:p>Feliz Deserto</text:p>
          </table:table-cell>
          <table:table-cell office:value-type="float" office:value="2702702" table:style-name="ce1">
            <text:p>2702702</text:p>
          </table:table-cell>
          <table:table-cell table:number-columns-repeated="16381"/>
        </table:table-row>
        <table:table-row table:style-name="ro1">
          <table:table-cell office:value-type="float" office:value="2702801" table:style-name="ce1">
            <text:p>2702801</text:p>
          </table:table-cell>
          <table:table-cell office:value-type="string" table:style-name="ce1">
            <text:p>Flexeiras</text:p>
          </table:table-cell>
          <table:table-cell office:value-type="float" office:value="2702801" table:style-name="ce1">
            <text:p>2702801</text:p>
          </table:table-cell>
          <table:table-cell table:number-columns-repeated="16381"/>
        </table:table-row>
        <table:table-row table:style-name="ro1">
          <table:table-cell office:value-type="float" office:value="2702900" table:style-name="ce1">
            <text:p>2702900</text:p>
          </table:table-cell>
          <table:table-cell office:value-type="string" table:style-name="ce1">
            <text:p>Girau do Ponciano</text:p>
          </table:table-cell>
          <table:table-cell office:value-type="float" office:value="2702900" table:style-name="ce1">
            <text:p>2702900</text:p>
          </table:table-cell>
          <table:table-cell table:number-columns-repeated="16381"/>
        </table:table-row>
        <table:table-row table:style-name="ro1">
          <table:table-cell office:value-type="float" office:value="2703007" table:style-name="ce1">
            <text:p>2703007</text:p>
          </table:table-cell>
          <table:table-cell office:value-type="string" table:style-name="ce1">
            <text:p>Ibateguara</text:p>
          </table:table-cell>
          <table:table-cell office:value-type="float" office:value="2703007" table:style-name="ce1">
            <text:p>2703007</text:p>
          </table:table-cell>
          <table:table-cell table:number-columns-repeated="16381"/>
        </table:table-row>
        <table:table-row table:style-name="ro1">
          <table:table-cell office:value-type="float" office:value="2703106" table:style-name="ce1">
            <text:p>2703106</text:p>
          </table:table-cell>
          <table:table-cell office:value-type="string" table:style-name="ce1">
            <text:p>Igaci</text:p>
          </table:table-cell>
          <table:table-cell office:value-type="float" office:value="2703106" table:style-name="ce1">
            <text:p>2703106</text:p>
          </table:table-cell>
          <table:table-cell table:number-columns-repeated="16381"/>
        </table:table-row>
        <table:table-row table:style-name="ro1">
          <table:table-cell office:value-type="float" office:value="2703205" table:style-name="ce1">
            <text:p>2703205</text:p>
          </table:table-cell>
          <table:table-cell office:value-type="string" table:style-name="ce1">
            <text:p>Igreja Nova</text:p>
          </table:table-cell>
          <table:table-cell office:value-type="float" office:value="2703205" table:style-name="ce1">
            <text:p>2703205</text:p>
          </table:table-cell>
          <table:table-cell table:number-columns-repeated="16381"/>
        </table:table-row>
        <table:table-row table:style-name="ro1">
          <table:table-cell office:value-type="float" office:value="2703304" table:style-name="ce1">
            <text:p>2703304</text:p>
          </table:table-cell>
          <table:table-cell office:value-type="string" table:style-name="ce1">
            <text:p>Inhapi</text:p>
          </table:table-cell>
          <table:table-cell office:value-type="float" office:value="2703304" table:style-name="ce1">
            <text:p>2703304</text:p>
          </table:table-cell>
          <table:table-cell table:number-columns-repeated="16381"/>
        </table:table-row>
        <table:table-row table:style-name="ro1">
          <table:table-cell office:value-type="float" office:value="2703403" table:style-name="ce1">
            <text:p>2703403</text:p>
          </table:table-cell>
          <table:table-cell office:value-type="string" table:style-name="ce1">
            <text:p>Jacaré dos Homens</text:p>
          </table:table-cell>
          <table:table-cell office:value-type="float" office:value="2703403" table:style-name="ce1">
            <text:p>2703403</text:p>
          </table:table-cell>
          <table:table-cell table:number-columns-repeated="16381"/>
        </table:table-row>
        <table:table-row table:style-name="ro1">
          <table:table-cell office:value-type="float" office:value="2703502" table:style-name="ce1">
            <text:p>2703502</text:p>
          </table:table-cell>
          <table:table-cell office:value-type="string" table:style-name="ce1">
            <text:p>Jacuípe</text:p>
          </table:table-cell>
          <table:table-cell office:value-type="float" office:value="2703502" table:style-name="ce1">
            <text:p>2703502</text:p>
          </table:table-cell>
          <table:table-cell table:number-columns-repeated="16381"/>
        </table:table-row>
        <table:table-row table:style-name="ro1">
          <table:table-cell office:value-type="float" office:value="2703601" table:style-name="ce1">
            <text:p>2703601</text:p>
          </table:table-cell>
          <table:table-cell office:value-type="string" table:style-name="ce1">
            <text:p>Japaratinga</text:p>
          </table:table-cell>
          <table:table-cell office:value-type="float" office:value="2703601" table:style-name="ce1">
            <text:p>2703601</text:p>
          </table:table-cell>
          <table:table-cell table:number-columns-repeated="16381"/>
        </table:table-row>
        <table:table-row table:style-name="ro1">
          <table:table-cell office:value-type="float" office:value="2703700" table:style-name="ce1">
            <text:p>2703700</text:p>
          </table:table-cell>
          <table:table-cell office:value-type="string" table:style-name="ce1">
            <text:p>Jaramataia</text:p>
          </table:table-cell>
          <table:table-cell office:value-type="float" office:value="2703700" table:style-name="ce1">
            <text:p>2703700</text:p>
          </table:table-cell>
          <table:table-cell table:number-columns-repeated="16381"/>
        </table:table-row>
        <table:table-row table:style-name="ro1">
          <table:table-cell office:value-type="float" office:value="2703759" table:style-name="ce1">
            <text:p>2703759</text:p>
          </table:table-cell>
          <table:table-cell office:value-type="string" table:style-name="ce1">
            <text:p>Jequiá da Praia</text:p>
          </table:table-cell>
          <table:table-cell office:value-type="float" office:value="2703759" table:style-name="ce1">
            <text:p>2703759</text:p>
          </table:table-cell>
          <table:table-cell table:number-columns-repeated="16381"/>
        </table:table-row>
        <table:table-row table:style-name="ro1">
          <table:table-cell office:value-type="float" office:value="2703809" table:style-name="ce1">
            <text:p>2703809</text:p>
          </table:table-cell>
          <table:table-cell office:value-type="string" table:style-name="ce1">
            <text:p>Joaquim Gomes</text:p>
          </table:table-cell>
          <table:table-cell office:value-type="float" office:value="2703809" table:style-name="ce1">
            <text:p>2703809</text:p>
          </table:table-cell>
          <table:table-cell table:number-columns-repeated="16381"/>
        </table:table-row>
        <table:table-row table:style-name="ro1">
          <table:table-cell office:value-type="float" office:value="2703908" table:style-name="ce1">
            <text:p>2703908</text:p>
          </table:table-cell>
          <table:table-cell office:value-type="string" table:style-name="ce1">
            <text:p>Jundiá</text:p>
          </table:table-cell>
          <table:table-cell office:value-type="float" office:value="2703908" table:style-name="ce1">
            <text:p>2703908</text:p>
          </table:table-cell>
          <table:table-cell table:number-columns-repeated="16381"/>
        </table:table-row>
        <table:table-row table:style-name="ro1">
          <table:table-cell office:value-type="float" office:value="2704005" table:style-name="ce1">
            <text:p>2704005</text:p>
          </table:table-cell>
          <table:table-cell office:value-type="string" table:style-name="ce1">
            <text:p>Junqueiro</text:p>
          </table:table-cell>
          <table:table-cell office:value-type="float" office:value="2704005" table:style-name="ce1">
            <text:p>2704005</text:p>
          </table:table-cell>
          <table:table-cell table:number-columns-repeated="16381"/>
        </table:table-row>
        <table:table-row table:style-name="ro1">
          <table:table-cell office:value-type="float" office:value="2704104" table:style-name="ce1">
            <text:p>2704104</text:p>
          </table:table-cell>
          <table:table-cell office:value-type="string" table:style-name="ce1">
            <text:p>Lagoa da Canoa</text:p>
          </table:table-cell>
          <table:table-cell office:value-type="float" office:value="2704104" table:style-name="ce1">
            <text:p>2704104</text:p>
          </table:table-cell>
          <table:table-cell table:number-columns-repeated="16381"/>
        </table:table-row>
        <table:table-row table:style-name="ro1">
          <table:table-cell office:value-type="float" office:value="2704203" table:style-name="ce1">
            <text:p>2704203</text:p>
          </table:table-cell>
          <table:table-cell office:value-type="string" table:style-name="ce1">
            <text:p>Limoeiro de Anadia</text:p>
          </table:table-cell>
          <table:table-cell office:value-type="float" office:value="2704203" table:style-name="ce1">
            <text:p>2704203</text:p>
          </table:table-cell>
          <table:table-cell table:number-columns-repeated="16381"/>
        </table:table-row>
        <table:table-row table:style-name="ro1">
          <table:table-cell office:value-type="float" office:value="2704302" table:style-name="ce1">
            <text:p>2704302</text:p>
          </table:table-cell>
          <table:table-cell office:value-type="string" table:style-name="ce1">
            <text:p>Maceió</text:p>
          </table:table-cell>
          <table:table-cell office:value-type="float" office:value="2704302" table:style-name="ce1">
            <text:p>2704302</text:p>
          </table:table-cell>
          <table:table-cell table:number-columns-repeated="16381"/>
        </table:table-row>
        <table:table-row table:style-name="ro1">
          <table:table-cell office:value-type="float" office:value="2704401" table:style-name="ce1">
            <text:p>2704401</text:p>
          </table:table-cell>
          <table:table-cell office:value-type="string" table:style-name="ce1">
            <text:p>Major Isidoro</text:p>
          </table:table-cell>
          <table:table-cell office:value-type="float" office:value="2704401" table:style-name="ce1">
            <text:p>2704401</text:p>
          </table:table-cell>
          <table:table-cell table:number-columns-repeated="16381"/>
        </table:table-row>
        <table:table-row table:style-name="ro1">
          <table:table-cell office:value-type="float" office:value="2704500" table:style-name="ce1">
            <text:p>2704500</text:p>
          </table:table-cell>
          <table:table-cell office:value-type="string" table:style-name="ce1">
            <text:p>Maragogi</text:p>
          </table:table-cell>
          <table:table-cell office:value-type="float" office:value="2704500" table:style-name="ce1">
            <text:p>2704500</text:p>
          </table:table-cell>
          <table:table-cell table:number-columns-repeated="16381"/>
        </table:table-row>
        <table:table-row table:style-name="ro1">
          <table:table-cell office:value-type="float" office:value="2704609" table:style-name="ce1">
            <text:p>2704609</text:p>
          </table:table-cell>
          <table:table-cell office:value-type="string" table:style-name="ce1">
            <text:p>Maravilha</text:p>
          </table:table-cell>
          <table:table-cell office:value-type="float" office:value="2704609" table:style-name="ce1">
            <text:p>2704609</text:p>
          </table:table-cell>
          <table:table-cell table:number-columns-repeated="16381"/>
        </table:table-row>
        <table:table-row table:style-name="ro1">
          <table:table-cell office:value-type="float" office:value="2704708" table:style-name="ce1">
            <text:p>2704708</text:p>
          </table:table-cell>
          <table:table-cell office:value-type="string" table:style-name="ce1">
            <text:p>Marechal Deodoro</text:p>
          </table:table-cell>
          <table:table-cell office:value-type="float" office:value="2704708" table:style-name="ce1">
            <text:p>2704708</text:p>
          </table:table-cell>
          <table:table-cell table:number-columns-repeated="16381"/>
        </table:table-row>
        <table:table-row table:style-name="ro1">
          <table:table-cell office:value-type="float" office:value="2704807" table:style-name="ce1">
            <text:p>2704807</text:p>
          </table:table-cell>
          <table:table-cell office:value-type="string" table:style-name="ce1">
            <text:p>Maribondo</text:p>
          </table:table-cell>
          <table:table-cell office:value-type="float" office:value="2704807" table:style-name="ce1">
            <text:p>2704807</text:p>
          </table:table-cell>
          <table:table-cell table:number-columns-repeated="16381"/>
        </table:table-row>
        <table:table-row table:style-name="ro1">
          <table:table-cell office:value-type="float" office:value="2704906" table:style-name="ce1">
            <text:p>2704906</text:p>
          </table:table-cell>
          <table:table-cell office:value-type="string" table:style-name="ce1">
            <text:p>Mar Vermelho</text:p>
          </table:table-cell>
          <table:table-cell office:value-type="float" office:value="2704906" table:style-name="ce1">
            <text:p>2704906</text:p>
          </table:table-cell>
          <table:table-cell table:number-columns-repeated="16381"/>
        </table:table-row>
        <table:table-row table:style-name="ro1">
          <table:table-cell office:value-type="float" office:value="2705002" table:style-name="ce1">
            <text:p>2705002</text:p>
          </table:table-cell>
          <table:table-cell office:value-type="string" table:style-name="ce1">
            <text:p>Mata Grande</text:p>
          </table:table-cell>
          <table:table-cell office:value-type="float" office:value="2705002" table:style-name="ce1">
            <text:p>2705002</text:p>
          </table:table-cell>
          <table:table-cell table:number-columns-repeated="16381"/>
        </table:table-row>
        <table:table-row table:style-name="ro1">
          <table:table-cell office:value-type="float" office:value="2705101" table:style-name="ce1">
            <text:p>2705101</text:p>
          </table:table-cell>
          <table:table-cell office:value-type="string" table:style-name="ce1">
            <text:p>Matriz de Camaragibe</text:p>
          </table:table-cell>
          <table:table-cell office:value-type="float" office:value="2705101" table:style-name="ce1">
            <text:p>2705101</text:p>
          </table:table-cell>
          <table:table-cell table:number-columns-repeated="16381"/>
        </table:table-row>
        <table:table-row table:style-name="ro1">
          <table:table-cell office:value-type="float" office:value="2705200" table:style-name="ce1">
            <text:p>2705200</text:p>
          </table:table-cell>
          <table:table-cell office:value-type="string" table:style-name="ce1">
            <text:p>Messias</text:p>
          </table:table-cell>
          <table:table-cell office:value-type="float" office:value="2705200" table:style-name="ce1">
            <text:p>2705200</text:p>
          </table:table-cell>
          <table:table-cell table:number-columns-repeated="16381"/>
        </table:table-row>
        <table:table-row table:style-name="ro1">
          <table:table-cell office:value-type="float" office:value="2705309" table:style-name="ce1">
            <text:p>2705309</text:p>
          </table:table-cell>
          <table:table-cell office:value-type="string" table:style-name="ce1">
            <text:p>Minador do Negrão</text:p>
          </table:table-cell>
          <table:table-cell office:value-type="float" office:value="2705309" table:style-name="ce1">
            <text:p>2705309</text:p>
          </table:table-cell>
          <table:table-cell table:number-columns-repeated="16381"/>
        </table:table-row>
        <table:table-row table:style-name="ro1">
          <table:table-cell office:value-type="float" office:value="2705408" table:style-name="ce1">
            <text:p>2705408</text:p>
          </table:table-cell>
          <table:table-cell office:value-type="string" table:style-name="ce1">
            <text:p>Monteirópolis</text:p>
          </table:table-cell>
          <table:table-cell office:value-type="float" office:value="2705408" table:style-name="ce1">
            <text:p>2705408</text:p>
          </table:table-cell>
          <table:table-cell table:number-columns-repeated="16381"/>
        </table:table-row>
        <table:table-row table:style-name="ro1">
          <table:table-cell office:value-type="float" office:value="2705507" table:style-name="ce1">
            <text:p>2705507</text:p>
          </table:table-cell>
          <table:table-cell office:value-type="string" table:style-name="ce1">
            <text:p>Murici</text:p>
          </table:table-cell>
          <table:table-cell office:value-type="float" office:value="2705507" table:style-name="ce1">
            <text:p>2705507</text:p>
          </table:table-cell>
          <table:table-cell table:number-columns-repeated="16381"/>
        </table:table-row>
        <table:table-row table:style-name="ro1">
          <table:table-cell office:value-type="float" office:value="2705606" table:style-name="ce1">
            <text:p>2705606</text:p>
          </table:table-cell>
          <table:table-cell office:value-type="string" table:style-name="ce1">
            <text:p>Novo Lino</text:p>
          </table:table-cell>
          <table:table-cell office:value-type="float" office:value="2705606" table:style-name="ce1">
            <text:p>2705606</text:p>
          </table:table-cell>
          <table:table-cell table:number-columns-repeated="16381"/>
        </table:table-row>
        <table:table-row table:style-name="ro1">
          <table:table-cell office:value-type="float" office:value="2705705" table:style-name="ce1">
            <text:p>2705705</text:p>
          </table:table-cell>
          <table:table-cell office:value-type="string" table:style-name="ce1">
            <text:p>Olho d'Água das Flores</text:p>
          </table:table-cell>
          <table:table-cell office:value-type="float" office:value="2705705" table:style-name="ce1">
            <text:p>2705705</text:p>
          </table:table-cell>
          <table:table-cell table:number-columns-repeated="16381"/>
        </table:table-row>
        <table:table-row table:style-name="ro1">
          <table:table-cell office:value-type="float" office:value="2705804" table:style-name="ce1">
            <text:p>2705804</text:p>
          </table:table-cell>
          <table:table-cell office:value-type="string" table:style-name="ce1">
            <text:p>Olho d'Água do Casado</text:p>
          </table:table-cell>
          <table:table-cell office:value-type="float" office:value="2705804" table:style-name="ce1">
            <text:p>2705804</text:p>
          </table:table-cell>
          <table:table-cell table:number-columns-repeated="16381"/>
        </table:table-row>
        <table:table-row table:style-name="ro1">
          <table:table-cell office:value-type="float" office:value="2705903" table:style-name="ce1">
            <text:p>2705903</text:p>
          </table:table-cell>
          <table:table-cell office:value-type="string" table:style-name="ce1">
            <text:p>Olho d'Água Grande</text:p>
          </table:table-cell>
          <table:table-cell office:value-type="float" office:value="2705903" table:style-name="ce1">
            <text:p>2705903</text:p>
          </table:table-cell>
          <table:table-cell table:number-columns-repeated="16381"/>
        </table:table-row>
        <table:table-row table:style-name="ro1">
          <table:table-cell office:value-type="float" office:value="2706000" table:style-name="ce1">
            <text:p>2706000</text:p>
          </table:table-cell>
          <table:table-cell office:value-type="string" table:style-name="ce1">
            <text:p>Olivença</text:p>
          </table:table-cell>
          <table:table-cell office:value-type="float" office:value="2706000" table:style-name="ce1">
            <text:p>2706000</text:p>
          </table:table-cell>
          <table:table-cell table:number-columns-repeated="16381"/>
        </table:table-row>
        <table:table-row table:style-name="ro1">
          <table:table-cell office:value-type="float" office:value="2706109" table:style-name="ce1">
            <text:p>2706109</text:p>
          </table:table-cell>
          <table:table-cell office:value-type="string" table:style-name="ce1">
            <text:p>Ouro Branco</text:p>
          </table:table-cell>
          <table:table-cell office:value-type="float" office:value="2706109" table:style-name="ce1">
            <text:p>2706109</text:p>
          </table:table-cell>
          <table:table-cell table:number-columns-repeated="16381"/>
        </table:table-row>
        <table:table-row table:style-name="ro1">
          <table:table-cell office:value-type="float" office:value="2706208" table:style-name="ce1">
            <text:p>2706208</text:p>
          </table:table-cell>
          <table:table-cell office:value-type="string" table:style-name="ce1">
            <text:p>Palestina</text:p>
          </table:table-cell>
          <table:table-cell office:value-type="float" office:value="2706208" table:style-name="ce1">
            <text:p>2706208</text:p>
          </table:table-cell>
          <table:table-cell table:number-columns-repeated="16381"/>
        </table:table-row>
        <table:table-row table:style-name="ro1">
          <table:table-cell office:value-type="float" office:value="2706307" table:style-name="ce1">
            <text:p>2706307</text:p>
          </table:table-cell>
          <table:table-cell office:value-type="string" table:style-name="ce1">
            <text:p>Palmeira dos Índios</text:p>
          </table:table-cell>
          <table:table-cell office:value-type="float" office:value="2706307" table:style-name="ce1">
            <text:p>2706307</text:p>
          </table:table-cell>
          <table:table-cell table:number-columns-repeated="16381"/>
        </table:table-row>
        <table:table-row table:style-name="ro1">
          <table:table-cell office:value-type="float" office:value="2706406" table:style-name="ce1">
            <text:p>2706406</text:p>
          </table:table-cell>
          <table:table-cell office:value-type="string" table:style-name="ce1">
            <text:p>Pão de Açúcar</text:p>
          </table:table-cell>
          <table:table-cell office:value-type="float" office:value="2706406" table:style-name="ce1">
            <text:p>2706406</text:p>
          </table:table-cell>
          <table:table-cell table:number-columns-repeated="16381"/>
        </table:table-row>
        <table:table-row table:style-name="ro1">
          <table:table-cell office:value-type="float" office:value="2706422" table:style-name="ce1">
            <text:p>2706422</text:p>
          </table:table-cell>
          <table:table-cell office:value-type="string" table:style-name="ce1">
            <text:p>Pariconha</text:p>
          </table:table-cell>
          <table:table-cell office:value-type="float" office:value="2706422" table:style-name="ce1">
            <text:p>2706422</text:p>
          </table:table-cell>
          <table:table-cell table:number-columns-repeated="16381"/>
        </table:table-row>
        <table:table-row table:style-name="ro1">
          <table:table-cell office:value-type="float" office:value="2706448" table:style-name="ce1">
            <text:p>2706448</text:p>
          </table:table-cell>
          <table:table-cell office:value-type="string" table:style-name="ce1">
            <text:p>Paripueira</text:p>
          </table:table-cell>
          <table:table-cell office:value-type="float" office:value="2706448" table:style-name="ce1">
            <text:p>2706448</text:p>
          </table:table-cell>
          <table:table-cell table:number-columns-repeated="16381"/>
        </table:table-row>
        <table:table-row table:style-name="ro1">
          <table:table-cell office:value-type="float" office:value="2706505" table:style-name="ce1">
            <text:p>2706505</text:p>
          </table:table-cell>
          <table:table-cell office:value-type="string" table:style-name="ce1">
            <text:p>Passo de Camaragibe</text:p>
          </table:table-cell>
          <table:table-cell office:value-type="float" office:value="2706505" table:style-name="ce1">
            <text:p>2706505</text:p>
          </table:table-cell>
          <table:table-cell table:number-columns-repeated="16381"/>
        </table:table-row>
        <table:table-row table:style-name="ro1">
          <table:table-cell office:value-type="float" office:value="2706604" table:style-name="ce1">
            <text:p>2706604</text:p>
          </table:table-cell>
          <table:table-cell office:value-type="string" table:style-name="ce1">
            <text:p>Paulo Jacinto</text:p>
          </table:table-cell>
          <table:table-cell office:value-type="float" office:value="2706604" table:style-name="ce1">
            <text:p>2706604</text:p>
          </table:table-cell>
          <table:table-cell table:number-columns-repeated="16381"/>
        </table:table-row>
        <table:table-row table:style-name="ro1">
          <table:table-cell office:value-type="float" office:value="2706703" table:style-name="ce1">
            <text:p>2706703</text:p>
          </table:table-cell>
          <table:table-cell office:value-type="string" table:style-name="ce1">
            <text:p>Penedo</text:p>
          </table:table-cell>
          <table:table-cell office:value-type="float" office:value="2706703" table:style-name="ce1">
            <text:p>2706703</text:p>
          </table:table-cell>
          <table:table-cell table:number-columns-repeated="16381"/>
        </table:table-row>
        <table:table-row table:style-name="ro1">
          <table:table-cell office:value-type="float" office:value="2706802" table:style-name="ce1">
            <text:p>2706802</text:p>
          </table:table-cell>
          <table:table-cell office:value-type="string" table:style-name="ce1">
            <text:p>Piaçabuçu</text:p>
          </table:table-cell>
          <table:table-cell office:value-type="float" office:value="2706802" table:style-name="ce1">
            <text:p>2706802</text:p>
          </table:table-cell>
          <table:table-cell table:number-columns-repeated="16381"/>
        </table:table-row>
        <table:table-row table:style-name="ro1">
          <table:table-cell office:value-type="float" office:value="2706901" table:style-name="ce1">
            <text:p>2706901</text:p>
          </table:table-cell>
          <table:table-cell office:value-type="string" table:style-name="ce1">
            <text:p>Pilar</text:p>
          </table:table-cell>
          <table:table-cell office:value-type="float" office:value="2706901" table:style-name="ce1">
            <text:p>2706901</text:p>
          </table:table-cell>
          <table:table-cell table:number-columns-repeated="16381"/>
        </table:table-row>
        <table:table-row table:style-name="ro1">
          <table:table-cell office:value-type="float" office:value="2707008" table:style-name="ce1">
            <text:p>2707008</text:p>
          </table:table-cell>
          <table:table-cell office:value-type="string" table:style-name="ce1">
            <text:p>Pindoba</text:p>
          </table:table-cell>
          <table:table-cell office:value-type="float" office:value="2707008" table:style-name="ce1">
            <text:p>2707008</text:p>
          </table:table-cell>
          <table:table-cell table:number-columns-repeated="16381"/>
        </table:table-row>
        <table:table-row table:style-name="ro1">
          <table:table-cell office:value-type="float" office:value="2707107" table:style-name="ce1">
            <text:p>2707107</text:p>
          </table:table-cell>
          <table:table-cell office:value-type="string" table:style-name="ce1">
            <text:p>Piranhas</text:p>
          </table:table-cell>
          <table:table-cell office:value-type="float" office:value="2707107" table:style-name="ce1">
            <text:p>2707107</text:p>
          </table:table-cell>
          <table:table-cell table:number-columns-repeated="16381"/>
        </table:table-row>
        <table:table-row table:style-name="ro1">
          <table:table-cell office:value-type="float" office:value="2707206" table:style-name="ce1">
            <text:p>2707206</text:p>
          </table:table-cell>
          <table:table-cell office:value-type="string" table:style-name="ce1">
            <text:p>Poço das Trincheiras</text:p>
          </table:table-cell>
          <table:table-cell office:value-type="float" office:value="2707206" table:style-name="ce1">
            <text:p>2707206</text:p>
          </table:table-cell>
          <table:table-cell table:number-columns-repeated="16381"/>
        </table:table-row>
        <table:table-row table:style-name="ro1">
          <table:table-cell office:value-type="float" office:value="2707305" table:style-name="ce1">
            <text:p>2707305</text:p>
          </table:table-cell>
          <table:table-cell office:value-type="string" table:style-name="ce1">
            <text:p>Porto Calvo</text:p>
          </table:table-cell>
          <table:table-cell office:value-type="float" office:value="2707305" table:style-name="ce1">
            <text:p>2707305</text:p>
          </table:table-cell>
          <table:table-cell table:number-columns-repeated="16381"/>
        </table:table-row>
        <table:table-row table:style-name="ro1">
          <table:table-cell office:value-type="float" office:value="2707404" table:style-name="ce1">
            <text:p>2707404</text:p>
          </table:table-cell>
          <table:table-cell office:value-type="string" table:style-name="ce1">
            <text:p>Porto de Pedras</text:p>
          </table:table-cell>
          <table:table-cell office:value-type="float" office:value="2707404" table:style-name="ce1">
            <text:p>2707404</text:p>
          </table:table-cell>
          <table:table-cell table:number-columns-repeated="16381"/>
        </table:table-row>
        <table:table-row table:style-name="ro1">
          <table:table-cell office:value-type="float" office:value="2707503" table:style-name="ce1">
            <text:p>2707503</text:p>
          </table:table-cell>
          <table:table-cell office:value-type="string" table:style-name="ce1">
            <text:p>Porto Real do Colégio</text:p>
          </table:table-cell>
          <table:table-cell office:value-type="float" office:value="2707503" table:style-name="ce1">
            <text:p>2707503</text:p>
          </table:table-cell>
          <table:table-cell table:number-columns-repeated="16381"/>
        </table:table-row>
        <table:table-row table:style-name="ro1">
          <table:table-cell office:value-type="float" office:value="2707602" table:style-name="ce1">
            <text:p>2707602</text:p>
          </table:table-cell>
          <table:table-cell office:value-type="string" table:style-name="ce1">
            <text:p>Quebrangulo</text:p>
          </table:table-cell>
          <table:table-cell office:value-type="float" office:value="2707602" table:style-name="ce1">
            <text:p>2707602</text:p>
          </table:table-cell>
          <table:table-cell table:number-columns-repeated="16381"/>
        </table:table-row>
        <table:table-row table:style-name="ro1">
          <table:table-cell office:value-type="float" office:value="2707701" table:style-name="ce1">
            <text:p>2707701</text:p>
          </table:table-cell>
          <table:table-cell office:value-type="string" table:style-name="ce1">
            <text:p>Rio Largo</text:p>
          </table:table-cell>
          <table:table-cell office:value-type="float" office:value="2707701" table:style-name="ce1">
            <text:p>2707701</text:p>
          </table:table-cell>
          <table:table-cell table:number-columns-repeated="16381"/>
        </table:table-row>
        <table:table-row table:style-name="ro1">
          <table:table-cell office:value-type="float" office:value="2707800" table:style-name="ce1">
            <text:p>2707800</text:p>
          </table:table-cell>
          <table:table-cell office:value-type="string" table:style-name="ce1">
            <text:p>Roteiro</text:p>
          </table:table-cell>
          <table:table-cell office:value-type="float" office:value="2707800" table:style-name="ce1">
            <text:p>2707800</text:p>
          </table:table-cell>
          <table:table-cell table:number-columns-repeated="16381"/>
        </table:table-row>
        <table:table-row table:style-name="ro1">
          <table:table-cell office:value-type="float" office:value="2707909" table:style-name="ce1">
            <text:p>2707909</text:p>
          </table:table-cell>
          <table:table-cell office:value-type="string" table:style-name="ce1">
            <text:p>Santa Luzia do Norte</text:p>
          </table:table-cell>
          <table:table-cell office:value-type="float" office:value="2707909" table:style-name="ce1">
            <text:p>2707909</text:p>
          </table:table-cell>
          <table:table-cell table:number-columns-repeated="16381"/>
        </table:table-row>
        <table:table-row table:style-name="ro1">
          <table:table-cell office:value-type="float" office:value="2708006" table:style-name="ce1">
            <text:p>2708006</text:p>
          </table:table-cell>
          <table:table-cell office:value-type="string" table:style-name="ce1">
            <text:p>Santana do Ipanema</text:p>
          </table:table-cell>
          <table:table-cell office:value-type="float" office:value="2708006" table:style-name="ce1">
            <text:p>2708006</text:p>
          </table:table-cell>
          <table:table-cell table:number-columns-repeated="16381"/>
        </table:table-row>
        <table:table-row table:style-name="ro1">
          <table:table-cell office:value-type="float" office:value="2708105" table:style-name="ce1">
            <text:p>2708105</text:p>
          </table:table-cell>
          <table:table-cell office:value-type="string" table:style-name="ce1">
            <text:p>Santana do Mundaú</text:p>
          </table:table-cell>
          <table:table-cell office:value-type="float" office:value="2708105" table:style-name="ce1">
            <text:p>2708105</text:p>
          </table:table-cell>
          <table:table-cell table:number-columns-repeated="16381"/>
        </table:table-row>
        <table:table-row table:style-name="ro1">
          <table:table-cell office:value-type="float" office:value="2708204" table:style-name="ce1">
            <text:p>2708204</text:p>
          </table:table-cell>
          <table:table-cell office:value-type="string" table:style-name="ce1">
            <text:p>São Brás</text:p>
          </table:table-cell>
          <table:table-cell office:value-type="float" office:value="2708204" table:style-name="ce1">
            <text:p>2708204</text:p>
          </table:table-cell>
          <table:table-cell table:number-columns-repeated="16381"/>
        </table:table-row>
        <table:table-row table:style-name="ro1">
          <table:table-cell office:value-type="float" office:value="2708303" table:style-name="ce1">
            <text:p>2708303</text:p>
          </table:table-cell>
          <table:table-cell office:value-type="string" table:style-name="ce1">
            <text:p>São José da Laje</text:p>
          </table:table-cell>
          <table:table-cell office:value-type="float" office:value="2708303" table:style-name="ce1">
            <text:p>2708303</text:p>
          </table:table-cell>
          <table:table-cell table:number-columns-repeated="16381"/>
        </table:table-row>
        <table:table-row table:style-name="ro1">
          <table:table-cell office:value-type="float" office:value="2708402" table:style-name="ce1">
            <text:p>2708402</text:p>
          </table:table-cell>
          <table:table-cell office:value-type="string" table:style-name="ce1">
            <text:p>São José da Tapera</text:p>
          </table:table-cell>
          <table:table-cell office:value-type="float" office:value="2708402" table:style-name="ce1">
            <text:p>2708402</text:p>
          </table:table-cell>
          <table:table-cell table:number-columns-repeated="16381"/>
        </table:table-row>
        <table:table-row table:style-name="ro1">
          <table:table-cell office:value-type="float" office:value="2708501" table:style-name="ce1">
            <text:p>2708501</text:p>
          </table:table-cell>
          <table:table-cell office:value-type="string" table:style-name="ce1">
            <text:p>São Luís do Quitunde</text:p>
          </table:table-cell>
          <table:table-cell office:value-type="float" office:value="2708501" table:style-name="ce1">
            <text:p>2708501</text:p>
          </table:table-cell>
          <table:table-cell table:number-columns-repeated="16381"/>
        </table:table-row>
        <table:table-row table:style-name="ro1">
          <table:table-cell office:value-type="float" office:value="2708600" table:style-name="ce1">
            <text:p>2708600</text:p>
          </table:table-cell>
          <table:table-cell office:value-type="string" table:style-name="ce1">
            <text:p>São Miguel dos Campos</text:p>
          </table:table-cell>
          <table:table-cell office:value-type="float" office:value="2708600" table:style-name="ce1">
            <text:p>2708600</text:p>
          </table:table-cell>
          <table:table-cell table:number-columns-repeated="16381"/>
        </table:table-row>
        <table:table-row table:style-name="ro1">
          <table:table-cell office:value-type="float" office:value="2708709" table:style-name="ce1">
            <text:p>2708709</text:p>
          </table:table-cell>
          <table:table-cell office:value-type="string" table:style-name="ce1">
            <text:p>São Miguel dos Milagres</text:p>
          </table:table-cell>
          <table:table-cell office:value-type="float" office:value="2708709" table:style-name="ce1">
            <text:p>2708709</text:p>
          </table:table-cell>
          <table:table-cell table:number-columns-repeated="16381"/>
        </table:table-row>
        <table:table-row table:style-name="ro1">
          <table:table-cell office:value-type="float" office:value="2708808" table:style-name="ce1">
            <text:p>2708808</text:p>
          </table:table-cell>
          <table:table-cell office:value-type="string" table:style-name="ce1">
            <text:p>São Sebastião</text:p>
          </table:table-cell>
          <table:table-cell office:value-type="float" office:value="2708808" table:style-name="ce1">
            <text:p>2708808</text:p>
          </table:table-cell>
          <table:table-cell table:number-columns-repeated="16381"/>
        </table:table-row>
        <table:table-row table:style-name="ro1">
          <table:table-cell office:value-type="float" office:value="2708907" table:style-name="ce1">
            <text:p>2708907</text:p>
          </table:table-cell>
          <table:table-cell office:value-type="string" table:style-name="ce1">
            <text:p>Satuba</text:p>
          </table:table-cell>
          <table:table-cell office:value-type="float" office:value="2708907" table:style-name="ce1">
            <text:p>2708907</text:p>
          </table:table-cell>
          <table:table-cell table:number-columns-repeated="16381"/>
        </table:table-row>
        <table:table-row table:style-name="ro1">
          <table:table-cell office:value-type="float" office:value="2708956" table:style-name="ce1">
            <text:p>2708956</text:p>
          </table:table-cell>
          <table:table-cell office:value-type="string" table:style-name="ce1">
            <text:p>Senador Rui Palmeira</text:p>
          </table:table-cell>
          <table:table-cell office:value-type="float" office:value="2708956" table:style-name="ce1">
            <text:p>2708956</text:p>
          </table:table-cell>
          <table:table-cell table:number-columns-repeated="16381"/>
        </table:table-row>
        <table:table-row table:style-name="ro1">
          <table:table-cell office:value-type="float" office:value="2709004" table:style-name="ce1">
            <text:p>2709004</text:p>
          </table:table-cell>
          <table:table-cell office:value-type="string" table:style-name="ce1">
            <text:p>Tanque d'Arca</text:p>
          </table:table-cell>
          <table:table-cell office:value-type="float" office:value="2709004" table:style-name="ce1">
            <text:p>2709004</text:p>
          </table:table-cell>
          <table:table-cell table:number-columns-repeated="16381"/>
        </table:table-row>
        <table:table-row table:style-name="ro1">
          <table:table-cell office:value-type="float" office:value="2709103" table:style-name="ce1">
            <text:p>2709103</text:p>
          </table:table-cell>
          <table:table-cell office:value-type="string" table:style-name="ce1">
            <text:p>Taquarana</text:p>
          </table:table-cell>
          <table:table-cell office:value-type="float" office:value="2709103" table:style-name="ce1">
            <text:p>2709103</text:p>
          </table:table-cell>
          <table:table-cell table:number-columns-repeated="16381"/>
        </table:table-row>
        <table:table-row table:style-name="ro1">
          <table:table-cell office:value-type="float" office:value="2709152" table:style-name="ce1">
            <text:p>2709152</text:p>
          </table:table-cell>
          <table:table-cell office:value-type="string" table:style-name="ce1">
            <text:p>Teotônio Vilela</text:p>
          </table:table-cell>
          <table:table-cell office:value-type="float" office:value="2709152" table:style-name="ce1">
            <text:p>2709152</text:p>
          </table:table-cell>
          <table:table-cell table:number-columns-repeated="16381"/>
        </table:table-row>
        <table:table-row table:style-name="ro1">
          <table:table-cell office:value-type="float" office:value="2709202" table:style-name="ce1">
            <text:p>2709202</text:p>
          </table:table-cell>
          <table:table-cell office:value-type="string" table:style-name="ce1">
            <text:p>Traipu</text:p>
          </table:table-cell>
          <table:table-cell office:value-type="float" office:value="2709202" table:style-name="ce1">
            <text:p>2709202</text:p>
          </table:table-cell>
          <table:table-cell table:number-columns-repeated="16381"/>
        </table:table-row>
        <table:table-row table:style-name="ro1">
          <table:table-cell office:value-type="float" office:value="2709301" table:style-name="ce1">
            <text:p>2709301</text:p>
          </table:table-cell>
          <table:table-cell office:value-type="string" table:style-name="ce1">
            <text:p>União dos Palmares</text:p>
          </table:table-cell>
          <table:table-cell office:value-type="float" office:value="2709301" table:style-name="ce1">
            <text:p>2709301</text:p>
          </table:table-cell>
          <table:table-cell table:number-columns-repeated="16381"/>
        </table:table-row>
        <table:table-row table:style-name="ro1">
          <table:table-cell office:value-type="float" office:value="2709400" table:style-name="ce1">
            <text:p>2709400</text:p>
          </table:table-cell>
          <table:table-cell office:value-type="string" table:style-name="ce1">
            <text:p>Viçosa</text:p>
          </table:table-cell>
          <table:table-cell office:value-type="float" office:value="2709400" table:style-name="ce1">
            <text:p>2709400</text:p>
          </table:table-cell>
          <table:table-cell table:number-columns-repeated="16381"/>
        </table:table-row>
        <table:table-row table:style-name="ro1">
          <table:table-cell office:value-type="float" office:value="2800100" table:style-name="ce1">
            <text:p>2800100</text:p>
          </table:table-cell>
          <table:table-cell office:value-type="string" table:style-name="ce1">
            <text:p>Amparo do São Francisco</text:p>
          </table:table-cell>
          <table:table-cell office:value-type="float" office:value="2800100" table:style-name="ce1">
            <text:p>2800100</text:p>
          </table:table-cell>
          <table:table-cell table:number-columns-repeated="16381"/>
        </table:table-row>
        <table:table-row table:style-name="ro1">
          <table:table-cell office:value-type="float" office:value="2800209" table:style-name="ce1">
            <text:p>2800209</text:p>
          </table:table-cell>
          <table:table-cell office:value-type="string" table:style-name="ce1">
            <text:p>Aquidabã</text:p>
          </table:table-cell>
          <table:table-cell office:value-type="float" office:value="2800209" table:style-name="ce1">
            <text:p>2800209</text:p>
          </table:table-cell>
          <table:table-cell table:number-columns-repeated="16381"/>
        </table:table-row>
        <table:table-row table:style-name="ro1">
          <table:table-cell office:value-type="float" office:value="2800308" table:style-name="ce1">
            <text:p>2800308</text:p>
          </table:table-cell>
          <table:table-cell office:value-type="string" table:style-name="ce1">
            <text:p>Aracaju</text:p>
          </table:table-cell>
          <table:table-cell office:value-type="float" office:value="2800308" table:style-name="ce1">
            <text:p>2800308</text:p>
          </table:table-cell>
          <table:table-cell table:number-columns-repeated="16381"/>
        </table:table-row>
        <table:table-row table:style-name="ro1">
          <table:table-cell office:value-type="float" office:value="2800407" table:style-name="ce1">
            <text:p>2800407</text:p>
          </table:table-cell>
          <table:table-cell office:value-type="string" table:style-name="ce1">
            <text:p>Arauá</text:p>
          </table:table-cell>
          <table:table-cell office:value-type="float" office:value="2800407" table:style-name="ce1">
            <text:p>2800407</text:p>
          </table:table-cell>
          <table:table-cell table:number-columns-repeated="16381"/>
        </table:table-row>
        <table:table-row table:style-name="ro1">
          <table:table-cell office:value-type="float" office:value="2800506" table:style-name="ce1">
            <text:p>2800506</text:p>
          </table:table-cell>
          <table:table-cell office:value-type="string" table:style-name="ce1">
            <text:p>Areia Branca</text:p>
          </table:table-cell>
          <table:table-cell office:value-type="float" office:value="2800506" table:style-name="ce1">
            <text:p>2800506</text:p>
          </table:table-cell>
          <table:table-cell table:number-columns-repeated="16381"/>
        </table:table-row>
        <table:table-row table:style-name="ro1">
          <table:table-cell office:value-type="float" office:value="2800605" table:style-name="ce1">
            <text:p>2800605</text:p>
          </table:table-cell>
          <table:table-cell office:value-type="string" table:style-name="ce1">
            <text:p>Barra dos Coqueiros</text:p>
          </table:table-cell>
          <table:table-cell office:value-type="float" office:value="2800605" table:style-name="ce1">
            <text:p>2800605</text:p>
          </table:table-cell>
          <table:table-cell table:number-columns-repeated="16381"/>
        </table:table-row>
        <table:table-row table:style-name="ro1">
          <table:table-cell office:value-type="float" office:value="2800670" table:style-name="ce1">
            <text:p>2800670</text:p>
          </table:table-cell>
          <table:table-cell office:value-type="string" table:style-name="ce1">
            <text:p>Boquim</text:p>
          </table:table-cell>
          <table:table-cell office:value-type="float" office:value="2800670" table:style-name="ce1">
            <text:p>2800670</text:p>
          </table:table-cell>
          <table:table-cell table:number-columns-repeated="16381"/>
        </table:table-row>
        <table:table-row table:style-name="ro1">
          <table:table-cell office:value-type="float" office:value="2800704" table:style-name="ce1">
            <text:p>2800704</text:p>
          </table:table-cell>
          <table:table-cell office:value-type="string" table:style-name="ce1">
            <text:p>Brejo Grande</text:p>
          </table:table-cell>
          <table:table-cell office:value-type="float" office:value="2800704" table:style-name="ce1">
            <text:p>2800704</text:p>
          </table:table-cell>
          <table:table-cell table:number-columns-repeated="16381"/>
        </table:table-row>
        <table:table-row table:style-name="ro1">
          <table:table-cell office:value-type="float" office:value="2801009" table:style-name="ce1">
            <text:p>2801009</text:p>
          </table:table-cell>
          <table:table-cell office:value-type="string" table:style-name="ce1">
            <text:p>Campo do Brito</text:p>
          </table:table-cell>
          <table:table-cell office:value-type="float" office:value="2801009" table:style-name="ce1">
            <text:p>2801009</text:p>
          </table:table-cell>
          <table:table-cell table:number-columns-repeated="16381"/>
        </table:table-row>
        <table:table-row table:style-name="ro1">
          <table:table-cell office:value-type="float" office:value="2801108" table:style-name="ce1">
            <text:p>2801108</text:p>
          </table:table-cell>
          <table:table-cell office:value-type="string" table:style-name="ce1">
            <text:p>Canhoba</text:p>
          </table:table-cell>
          <table:table-cell office:value-type="float" office:value="2801108" table:style-name="ce1">
            <text:p>2801108</text:p>
          </table:table-cell>
          <table:table-cell table:number-columns-repeated="16381"/>
        </table:table-row>
        <table:table-row table:style-name="ro1">
          <table:table-cell office:value-type="float" office:value="2801207" table:style-name="ce1">
            <text:p>2801207</text:p>
          </table:table-cell>
          <table:table-cell office:value-type="string" table:style-name="ce1">
            <text:p>Canindé de São Francisco</text:p>
          </table:table-cell>
          <table:table-cell office:value-type="float" office:value="2801207" table:style-name="ce1">
            <text:p>2801207</text:p>
          </table:table-cell>
          <table:table-cell table:number-columns-repeated="16381"/>
        </table:table-row>
        <table:table-row table:style-name="ro1">
          <table:table-cell office:value-type="float" office:value="2801306" table:style-name="ce1">
            <text:p>2801306</text:p>
          </table:table-cell>
          <table:table-cell office:value-type="string" table:style-name="ce1">
            <text:p>Capela</text:p>
          </table:table-cell>
          <table:table-cell office:value-type="float" office:value="2801306" table:style-name="ce1">
            <text:p>2801306</text:p>
          </table:table-cell>
          <table:table-cell table:number-columns-repeated="16381"/>
        </table:table-row>
        <table:table-row table:style-name="ro1">
          <table:table-cell office:value-type="float" office:value="2801405" table:style-name="ce1">
            <text:p>2801405</text:p>
          </table:table-cell>
          <table:table-cell office:value-type="string" table:style-name="ce1">
            <text:p>Carira</text:p>
          </table:table-cell>
          <table:table-cell office:value-type="float" office:value="2801405" table:style-name="ce1">
            <text:p>2801405</text:p>
          </table:table-cell>
          <table:table-cell table:number-columns-repeated="16381"/>
        </table:table-row>
        <table:table-row table:style-name="ro1">
          <table:table-cell office:value-type="float" office:value="2801504" table:style-name="ce1">
            <text:p>2801504</text:p>
          </table:table-cell>
          <table:table-cell office:value-type="string" table:style-name="ce1">
            <text:p>Carmópolis</text:p>
          </table:table-cell>
          <table:table-cell office:value-type="float" office:value="2801504" table:style-name="ce1">
            <text:p>2801504</text:p>
          </table:table-cell>
          <table:table-cell table:number-columns-repeated="16381"/>
        </table:table-row>
        <table:table-row table:style-name="ro1">
          <table:table-cell office:value-type="float" office:value="2801603" table:style-name="ce1">
            <text:p>2801603</text:p>
          </table:table-cell>
          <table:table-cell office:value-type="string" table:style-name="ce1">
            <text:p>Cedro de São João</text:p>
          </table:table-cell>
          <table:table-cell office:value-type="float" office:value="2801603" table:style-name="ce1">
            <text:p>2801603</text:p>
          </table:table-cell>
          <table:table-cell table:number-columns-repeated="16381"/>
        </table:table-row>
        <table:table-row table:style-name="ro1">
          <table:table-cell office:value-type="float" office:value="2801702" table:style-name="ce1">
            <text:p>2801702</text:p>
          </table:table-cell>
          <table:table-cell office:value-type="string" table:style-name="ce1">
            <text:p>Cristinápolis</text:p>
          </table:table-cell>
          <table:table-cell office:value-type="float" office:value="2801702" table:style-name="ce1">
            <text:p>2801702</text:p>
          </table:table-cell>
          <table:table-cell table:number-columns-repeated="16381"/>
        </table:table-row>
        <table:table-row table:style-name="ro1">
          <table:table-cell office:value-type="float" office:value="2801900" table:style-name="ce1">
            <text:p>2801900</text:p>
          </table:table-cell>
          <table:table-cell office:value-type="string" table:style-name="ce1">
            <text:p>Cumbe</text:p>
          </table:table-cell>
          <table:table-cell office:value-type="float" office:value="2801900" table:style-name="ce1">
            <text:p>2801900</text:p>
          </table:table-cell>
          <table:table-cell table:number-columns-repeated="16381"/>
        </table:table-row>
        <table:table-row table:style-name="ro1">
          <table:table-cell office:value-type="float" office:value="2802007" table:style-name="ce1">
            <text:p>2802007</text:p>
          </table:table-cell>
          <table:table-cell office:value-type="string" table:style-name="ce1">
            <text:p>Divina Pastora</text:p>
          </table:table-cell>
          <table:table-cell office:value-type="float" office:value="2802007" table:style-name="ce1">
            <text:p>2802007</text:p>
          </table:table-cell>
          <table:table-cell table:number-columns-repeated="16381"/>
        </table:table-row>
        <table:table-row table:style-name="ro1">
          <table:table-cell office:value-type="float" office:value="2802106" table:style-name="ce1">
            <text:p>2802106</text:p>
          </table:table-cell>
          <table:table-cell office:value-type="string" table:style-name="ce1">
            <text:p>Estância</text:p>
          </table:table-cell>
          <table:table-cell office:value-type="float" office:value="2802106" table:style-name="ce1">
            <text:p>2802106</text:p>
          </table:table-cell>
          <table:table-cell table:number-columns-repeated="16381"/>
        </table:table-row>
        <table:table-row table:style-name="ro1">
          <table:table-cell office:value-type="float" office:value="2802205" table:style-name="ce1">
            <text:p>2802205</text:p>
          </table:table-cell>
          <table:table-cell office:value-type="string" table:style-name="ce1">
            <text:p>Feira Nova</text:p>
          </table:table-cell>
          <table:table-cell office:value-type="float" office:value="2802205" table:style-name="ce1">
            <text:p>2802205</text:p>
          </table:table-cell>
          <table:table-cell table:number-columns-repeated="16381"/>
        </table:table-row>
        <table:table-row table:style-name="ro1">
          <table:table-cell office:value-type="float" office:value="2802304" table:style-name="ce1">
            <text:p>2802304</text:p>
          </table:table-cell>
          <table:table-cell office:value-type="string" table:style-name="ce1">
            <text:p>Frei Paulo</text:p>
          </table:table-cell>
          <table:table-cell office:value-type="float" office:value="2802304" table:style-name="ce1">
            <text:p>2802304</text:p>
          </table:table-cell>
          <table:table-cell table:number-columns-repeated="16381"/>
        </table:table-row>
        <table:table-row table:style-name="ro1">
          <table:table-cell office:value-type="float" office:value="2802403" table:style-name="ce1">
            <text:p>2802403</text:p>
          </table:table-cell>
          <table:table-cell office:value-type="string" table:style-name="ce1">
            <text:p>Gararu</text:p>
          </table:table-cell>
          <table:table-cell office:value-type="float" office:value="2802403" table:style-name="ce1">
            <text:p>2802403</text:p>
          </table:table-cell>
          <table:table-cell table:number-columns-repeated="16381"/>
        </table:table-row>
        <table:table-row table:style-name="ro1">
          <table:table-cell office:value-type="float" office:value="2802502" table:style-name="ce1">
            <text:p>2802502</text:p>
          </table:table-cell>
          <table:table-cell office:value-type="string" table:style-name="ce1">
            <text:p>General Maynard</text:p>
          </table:table-cell>
          <table:table-cell office:value-type="float" office:value="2802502" table:style-name="ce1">
            <text:p>2802502</text:p>
          </table:table-cell>
          <table:table-cell table:number-columns-repeated="16381"/>
        </table:table-row>
        <table:table-row table:style-name="ro1">
          <table:table-cell office:value-type="float" office:value="2802601" table:style-name="ce1">
            <text:p>2802601</text:p>
          </table:table-cell>
          <table:table-cell office:value-type="string" table:style-name="ce1">
            <text:p>Gracho Cardoso</text:p>
          </table:table-cell>
          <table:table-cell office:value-type="float" office:value="2802601" table:style-name="ce1">
            <text:p>2802601</text:p>
          </table:table-cell>
          <table:table-cell table:number-columns-repeated="16381"/>
        </table:table-row>
        <table:table-row table:style-name="ro1">
          <table:table-cell office:value-type="float" office:value="2802700" table:style-name="ce1">
            <text:p>2802700</text:p>
          </table:table-cell>
          <table:table-cell office:value-type="string" table:style-name="ce1">
            <text:p>Ilha das Flores</text:p>
          </table:table-cell>
          <table:table-cell office:value-type="float" office:value="2802700" table:style-name="ce1">
            <text:p>2802700</text:p>
          </table:table-cell>
          <table:table-cell table:number-columns-repeated="16381"/>
        </table:table-row>
        <table:table-row table:style-name="ro1">
          <table:table-cell office:value-type="float" office:value="2802809" table:style-name="ce1">
            <text:p>2802809</text:p>
          </table:table-cell>
          <table:table-cell office:value-type="string" table:style-name="ce1">
            <text:p>Indiaroba</text:p>
          </table:table-cell>
          <table:table-cell office:value-type="float" office:value="2802809" table:style-name="ce1">
            <text:p>2802809</text:p>
          </table:table-cell>
          <table:table-cell table:number-columns-repeated="16381"/>
        </table:table-row>
        <table:table-row table:style-name="ro1">
          <table:table-cell office:value-type="float" office:value="2802908" table:style-name="ce1">
            <text:p>2802908</text:p>
          </table:table-cell>
          <table:table-cell office:value-type="string" table:style-name="ce1">
            <text:p>Itabaiana</text:p>
          </table:table-cell>
          <table:table-cell office:value-type="float" office:value="2802908" table:style-name="ce1">
            <text:p>2802908</text:p>
          </table:table-cell>
          <table:table-cell table:number-columns-repeated="16381"/>
        </table:table-row>
        <table:table-row table:style-name="ro1">
          <table:table-cell office:value-type="float" office:value="2803005" table:style-name="ce1">
            <text:p>2803005</text:p>
          </table:table-cell>
          <table:table-cell office:value-type="string" table:style-name="ce1">
            <text:p>Itabaianinha</text:p>
          </table:table-cell>
          <table:table-cell office:value-type="float" office:value="2803005" table:style-name="ce1">
            <text:p>2803005</text:p>
          </table:table-cell>
          <table:table-cell table:number-columns-repeated="16381"/>
        </table:table-row>
        <table:table-row table:style-name="ro1">
          <table:table-cell office:value-type="float" office:value="2803104" table:style-name="ce1">
            <text:p>2803104</text:p>
          </table:table-cell>
          <table:table-cell office:value-type="string" table:style-name="ce1">
            <text:p>Itabi</text:p>
          </table:table-cell>
          <table:table-cell office:value-type="float" office:value="2803104" table:style-name="ce1">
            <text:p>2803104</text:p>
          </table:table-cell>
          <table:table-cell table:number-columns-repeated="16381"/>
        </table:table-row>
        <table:table-row table:style-name="ro1">
          <table:table-cell office:value-type="float" office:value="2803203" table:style-name="ce1">
            <text:p>2803203</text:p>
          </table:table-cell>
          <table:table-cell office:value-type="string" table:style-name="ce1">
            <text:p>Itaporanga d'Ajuda</text:p>
          </table:table-cell>
          <table:table-cell office:value-type="float" office:value="2803203" table:style-name="ce1">
            <text:p>2803203</text:p>
          </table:table-cell>
          <table:table-cell table:number-columns-repeated="16381"/>
        </table:table-row>
        <table:table-row table:style-name="ro1">
          <table:table-cell office:value-type="float" office:value="2803302" table:style-name="ce1">
            <text:p>2803302</text:p>
          </table:table-cell>
          <table:table-cell office:value-type="string" table:style-name="ce1">
            <text:p>Japaratuba</text:p>
          </table:table-cell>
          <table:table-cell office:value-type="float" office:value="2803302" table:style-name="ce1">
            <text:p>2803302</text:p>
          </table:table-cell>
          <table:table-cell table:number-columns-repeated="16381"/>
        </table:table-row>
        <table:table-row table:style-name="ro1">
          <table:table-cell office:value-type="float" office:value="2803401" table:style-name="ce1">
            <text:p>2803401</text:p>
          </table:table-cell>
          <table:table-cell office:value-type="string" table:style-name="ce1">
            <text:p>Japoatã</text:p>
          </table:table-cell>
          <table:table-cell office:value-type="float" office:value="2803401" table:style-name="ce1">
            <text:p>2803401</text:p>
          </table:table-cell>
          <table:table-cell table:number-columns-repeated="16381"/>
        </table:table-row>
        <table:table-row table:style-name="ro1">
          <table:table-cell office:value-type="float" office:value="2803500" table:style-name="ce1">
            <text:p>2803500</text:p>
          </table:table-cell>
          <table:table-cell office:value-type="string" table:style-name="ce1">
            <text:p>Lagarto</text:p>
          </table:table-cell>
          <table:table-cell office:value-type="float" office:value="2803500" table:style-name="ce1">
            <text:p>2803500</text:p>
          </table:table-cell>
          <table:table-cell table:number-columns-repeated="16381"/>
        </table:table-row>
        <table:table-row table:style-name="ro1">
          <table:table-cell office:value-type="float" office:value="2803609" table:style-name="ce1">
            <text:p>2803609</text:p>
          </table:table-cell>
          <table:table-cell office:value-type="string" table:style-name="ce1">
            <text:p>Laranjeiras</text:p>
          </table:table-cell>
          <table:table-cell office:value-type="float" office:value="2803609" table:style-name="ce1">
            <text:p>2803609</text:p>
          </table:table-cell>
          <table:table-cell table:number-columns-repeated="16381"/>
        </table:table-row>
        <table:table-row table:style-name="ro1">
          <table:table-cell office:value-type="float" office:value="2803708" table:style-name="ce1">
            <text:p>2803708</text:p>
          </table:table-cell>
          <table:table-cell office:value-type="string" table:style-name="ce1">
            <text:p>Macambira</text:p>
          </table:table-cell>
          <table:table-cell office:value-type="float" office:value="2803708" table:style-name="ce1">
            <text:p>2803708</text:p>
          </table:table-cell>
          <table:table-cell table:number-columns-repeated="16381"/>
        </table:table-row>
        <table:table-row table:style-name="ro1">
          <table:table-cell office:value-type="float" office:value="2803807" table:style-name="ce1">
            <text:p>2803807</text:p>
          </table:table-cell>
          <table:table-cell office:value-type="string" table:style-name="ce1">
            <text:p>Malhada dos Bois</text:p>
          </table:table-cell>
          <table:table-cell office:value-type="float" office:value="2803807" table:style-name="ce1">
            <text:p>2803807</text:p>
          </table:table-cell>
          <table:table-cell table:number-columns-repeated="16381"/>
        </table:table-row>
        <table:table-row table:style-name="ro1">
          <table:table-cell office:value-type="float" office:value="2803906" table:style-name="ce1">
            <text:p>2803906</text:p>
          </table:table-cell>
          <table:table-cell office:value-type="string" table:style-name="ce1">
            <text:p>Malhador</text:p>
          </table:table-cell>
          <table:table-cell office:value-type="float" office:value="2803906" table:style-name="ce1">
            <text:p>2803906</text:p>
          </table:table-cell>
          <table:table-cell table:number-columns-repeated="16381"/>
        </table:table-row>
        <table:table-row table:style-name="ro1">
          <table:table-cell office:value-type="float" office:value="2804003" table:style-name="ce1">
            <text:p>2804003</text:p>
          </table:table-cell>
          <table:table-cell office:value-type="string" table:style-name="ce1">
            <text:p>Maruim</text:p>
          </table:table-cell>
          <table:table-cell office:value-type="float" office:value="2804003" table:style-name="ce1">
            <text:p>2804003</text:p>
          </table:table-cell>
          <table:table-cell table:number-columns-repeated="16381"/>
        </table:table-row>
        <table:table-row table:style-name="ro1">
          <table:table-cell office:value-type="float" office:value="2804102" table:style-name="ce1">
            <text:p>2804102</text:p>
          </table:table-cell>
          <table:table-cell office:value-type="string" table:style-name="ce1">
            <text:p>Moita Bonita</text:p>
          </table:table-cell>
          <table:table-cell office:value-type="float" office:value="2804102" table:style-name="ce1">
            <text:p>2804102</text:p>
          </table:table-cell>
          <table:table-cell table:number-columns-repeated="16381"/>
        </table:table-row>
        <table:table-row table:style-name="ro1">
          <table:table-cell office:value-type="float" office:value="2804201" table:style-name="ce1">
            <text:p>2804201</text:p>
          </table:table-cell>
          <table:table-cell office:value-type="string" table:style-name="ce1">
            <text:p>Monte Alegre de Sergipe</text:p>
          </table:table-cell>
          <table:table-cell office:value-type="float" office:value="2804201" table:style-name="ce1">
            <text:p>2804201</text:p>
          </table:table-cell>
          <table:table-cell table:number-columns-repeated="16381"/>
        </table:table-row>
        <table:table-row table:style-name="ro1">
          <table:table-cell office:value-type="float" office:value="2804300" table:style-name="ce1">
            <text:p>2804300</text:p>
          </table:table-cell>
          <table:table-cell office:value-type="string" table:style-name="ce1">
            <text:p>Muribeca</text:p>
          </table:table-cell>
          <table:table-cell office:value-type="float" office:value="2804300" table:style-name="ce1">
            <text:p>2804300</text:p>
          </table:table-cell>
          <table:table-cell table:number-columns-repeated="16381"/>
        </table:table-row>
        <table:table-row table:style-name="ro1">
          <table:table-cell office:value-type="float" office:value="2804409" table:style-name="ce1">
            <text:p>2804409</text:p>
          </table:table-cell>
          <table:table-cell office:value-type="string" table:style-name="ce1">
            <text:p>Neópolis</text:p>
          </table:table-cell>
          <table:table-cell office:value-type="float" office:value="2804409" table:style-name="ce1">
            <text:p>2804409</text:p>
          </table:table-cell>
          <table:table-cell table:number-columns-repeated="16381"/>
        </table:table-row>
        <table:table-row table:style-name="ro1">
          <table:table-cell office:value-type="float" office:value="2804458" table:style-name="ce1">
            <text:p>2804458</text:p>
          </table:table-cell>
          <table:table-cell office:value-type="string" table:style-name="ce1">
            <text:p>Nossa Senhora Aparecida</text:p>
          </table:table-cell>
          <table:table-cell office:value-type="float" office:value="2804458" table:style-name="ce1">
            <text:p>2804458</text:p>
          </table:table-cell>
          <table:table-cell table:number-columns-repeated="16381"/>
        </table:table-row>
        <table:table-row table:style-name="ro1">
          <table:table-cell office:value-type="float" office:value="2804508" table:style-name="ce1">
            <text:p>2804508</text:p>
          </table:table-cell>
          <table:table-cell office:value-type="string" table:style-name="ce1">
            <text:p>Nossa Senhora da Glória</text:p>
          </table:table-cell>
          <table:table-cell office:value-type="float" office:value="2804508" table:style-name="ce1">
            <text:p>2804508</text:p>
          </table:table-cell>
          <table:table-cell table:number-columns-repeated="16381"/>
        </table:table-row>
        <table:table-row table:style-name="ro1">
          <table:table-cell office:value-type="float" office:value="2804607" table:style-name="ce1">
            <text:p>2804607</text:p>
          </table:table-cell>
          <table:table-cell office:value-type="string" table:style-name="ce1">
            <text:p>Nossa Senhora das Dores</text:p>
          </table:table-cell>
          <table:table-cell office:value-type="float" office:value="2804607" table:style-name="ce1">
            <text:p>2804607</text:p>
          </table:table-cell>
          <table:table-cell table:number-columns-repeated="16381"/>
        </table:table-row>
        <table:table-row table:style-name="ro1">
          <table:table-cell office:value-type="float" office:value="2804706" table:style-name="ce1">
            <text:p>2804706</text:p>
          </table:table-cell>
          <table:table-cell office:value-type="string" table:style-name="ce1">
            <text:p>Nossa Senhora de Lourdes</text:p>
          </table:table-cell>
          <table:table-cell office:value-type="float" office:value="2804706" table:style-name="ce1">
            <text:p>2804706</text:p>
          </table:table-cell>
          <table:table-cell table:number-columns-repeated="16381"/>
        </table:table-row>
        <table:table-row table:style-name="ro1">
          <table:table-cell office:value-type="float" office:value="2804805" table:style-name="ce1">
            <text:p>2804805</text:p>
          </table:table-cell>
          <table:table-cell office:value-type="string" table:style-name="ce1">
            <text:p>Nossa Senhora do Socorro</text:p>
          </table:table-cell>
          <table:table-cell office:value-type="float" office:value="2804805" table:style-name="ce1">
            <text:p>2804805</text:p>
          </table:table-cell>
          <table:table-cell table:number-columns-repeated="16381"/>
        </table:table-row>
        <table:table-row table:style-name="ro1">
          <table:table-cell office:value-type="float" office:value="2804904" table:style-name="ce1">
            <text:p>2804904</text:p>
          </table:table-cell>
          <table:table-cell office:value-type="string" table:style-name="ce1">
            <text:p>Pacatuba</text:p>
          </table:table-cell>
          <table:table-cell office:value-type="float" office:value="2804904" table:style-name="ce1">
            <text:p>2804904</text:p>
          </table:table-cell>
          <table:table-cell table:number-columns-repeated="16381"/>
        </table:table-row>
        <table:table-row table:style-name="ro1">
          <table:table-cell office:value-type="float" office:value="2805000" table:style-name="ce1">
            <text:p>2805000</text:p>
          </table:table-cell>
          <table:table-cell office:value-type="string" table:style-name="ce1">
            <text:p>Pedra Mole</text:p>
          </table:table-cell>
          <table:table-cell office:value-type="float" office:value="2805000" table:style-name="ce1">
            <text:p>2805000</text:p>
          </table:table-cell>
          <table:table-cell table:number-columns-repeated="16381"/>
        </table:table-row>
        <table:table-row table:style-name="ro1">
          <table:table-cell office:value-type="float" office:value="2805109" table:style-name="ce1">
            <text:p>2805109</text:p>
          </table:table-cell>
          <table:table-cell office:value-type="string" table:style-name="ce1">
            <text:p>Pedrinhas</text:p>
          </table:table-cell>
          <table:table-cell office:value-type="float" office:value="2805109" table:style-name="ce1">
            <text:p>2805109</text:p>
          </table:table-cell>
          <table:table-cell table:number-columns-repeated="16381"/>
        </table:table-row>
        <table:table-row table:style-name="ro1">
          <table:table-cell office:value-type="float" office:value="2805208" table:style-name="ce1">
            <text:p>2805208</text:p>
          </table:table-cell>
          <table:table-cell office:value-type="string" table:style-name="ce1">
            <text:p>Pinhão</text:p>
          </table:table-cell>
          <table:table-cell office:value-type="float" office:value="2805208" table:style-name="ce1">
            <text:p>2805208</text:p>
          </table:table-cell>
          <table:table-cell table:number-columns-repeated="16381"/>
        </table:table-row>
        <table:table-row table:style-name="ro1">
          <table:table-cell office:value-type="float" office:value="2805307" table:style-name="ce1">
            <text:p>2805307</text:p>
          </table:table-cell>
          <table:table-cell office:value-type="string" table:style-name="ce1">
            <text:p>Pirambu</text:p>
          </table:table-cell>
          <table:table-cell office:value-type="float" office:value="2805307" table:style-name="ce1">
            <text:p>2805307</text:p>
          </table:table-cell>
          <table:table-cell table:number-columns-repeated="16381"/>
        </table:table-row>
        <table:table-row table:style-name="ro1">
          <table:table-cell office:value-type="float" office:value="2805406" table:style-name="ce1">
            <text:p>2805406</text:p>
          </table:table-cell>
          <table:table-cell office:value-type="string" table:style-name="ce1">
            <text:p>Poço Redondo</text:p>
          </table:table-cell>
          <table:table-cell office:value-type="float" office:value="2805406" table:style-name="ce1">
            <text:p>2805406</text:p>
          </table:table-cell>
          <table:table-cell table:number-columns-repeated="16381"/>
        </table:table-row>
        <table:table-row table:style-name="ro1">
          <table:table-cell office:value-type="float" office:value="2805505" table:style-name="ce1">
            <text:p>2805505</text:p>
          </table:table-cell>
          <table:table-cell office:value-type="string" table:style-name="ce1">
            <text:p>Poço Verde</text:p>
          </table:table-cell>
          <table:table-cell office:value-type="float" office:value="2805505" table:style-name="ce1">
            <text:p>2805505</text:p>
          </table:table-cell>
          <table:table-cell table:number-columns-repeated="16381"/>
        </table:table-row>
        <table:table-row table:style-name="ro1">
          <table:table-cell office:value-type="float" office:value="2805604" table:style-name="ce1">
            <text:p>2805604</text:p>
          </table:table-cell>
          <table:table-cell office:value-type="string" table:style-name="ce1">
            <text:p>Porto da Folha</text:p>
          </table:table-cell>
          <table:table-cell office:value-type="float" office:value="2805604" table:style-name="ce1">
            <text:p>2805604</text:p>
          </table:table-cell>
          <table:table-cell table:number-columns-repeated="16381"/>
        </table:table-row>
        <table:table-row table:style-name="ro1">
          <table:table-cell office:value-type="float" office:value="2805703" table:style-name="ce1">
            <text:p>2805703</text:p>
          </table:table-cell>
          <table:table-cell office:value-type="string" table:style-name="ce1">
            <text:p>Propriá</text:p>
          </table:table-cell>
          <table:table-cell office:value-type="float" office:value="2805703" table:style-name="ce1">
            <text:p>2805703</text:p>
          </table:table-cell>
          <table:table-cell table:number-columns-repeated="16381"/>
        </table:table-row>
        <table:table-row table:style-name="ro1">
          <table:table-cell office:value-type="float" office:value="2805802" table:style-name="ce1">
            <text:p>2805802</text:p>
          </table:table-cell>
          <table:table-cell office:value-type="string" table:style-name="ce1">
            <text:p>Riachão do Dantas</text:p>
          </table:table-cell>
          <table:table-cell office:value-type="float" office:value="2805802" table:style-name="ce1">
            <text:p>2805802</text:p>
          </table:table-cell>
          <table:table-cell table:number-columns-repeated="16381"/>
        </table:table-row>
        <table:table-row table:style-name="ro1">
          <table:table-cell office:value-type="float" office:value="2805901" table:style-name="ce1">
            <text:p>2805901</text:p>
          </table:table-cell>
          <table:table-cell office:value-type="string" table:style-name="ce1">
            <text:p>Riachuelo</text:p>
          </table:table-cell>
          <table:table-cell office:value-type="float" office:value="2805901" table:style-name="ce1">
            <text:p>2805901</text:p>
          </table:table-cell>
          <table:table-cell table:number-columns-repeated="16381"/>
        </table:table-row>
        <table:table-row table:style-name="ro1">
          <table:table-cell office:value-type="float" office:value="2806008" table:style-name="ce1">
            <text:p>2806008</text:p>
          </table:table-cell>
          <table:table-cell office:value-type="string" table:style-name="ce1">
            <text:p>Ribeirópolis</text:p>
          </table:table-cell>
          <table:table-cell office:value-type="float" office:value="2806008" table:style-name="ce1">
            <text:p>2806008</text:p>
          </table:table-cell>
          <table:table-cell table:number-columns-repeated="16381"/>
        </table:table-row>
        <table:table-row table:style-name="ro1">
          <table:table-cell office:value-type="float" office:value="2806107" table:style-name="ce1">
            <text:p>2806107</text:p>
          </table:table-cell>
          <table:table-cell office:value-type="string" table:style-name="ce1">
            <text:p>Rosário do Catete</text:p>
          </table:table-cell>
          <table:table-cell office:value-type="float" office:value="2806107" table:style-name="ce1">
            <text:p>2806107</text:p>
          </table:table-cell>
          <table:table-cell table:number-columns-repeated="16381"/>
        </table:table-row>
        <table:table-row table:style-name="ro1">
          <table:table-cell office:value-type="float" office:value="2806206" table:style-name="ce1">
            <text:p>2806206</text:p>
          </table:table-cell>
          <table:table-cell office:value-type="string" table:style-name="ce1">
            <text:p>Salgado</text:p>
          </table:table-cell>
          <table:table-cell office:value-type="float" office:value="2806206" table:style-name="ce1">
            <text:p>2806206</text:p>
          </table:table-cell>
          <table:table-cell table:number-columns-repeated="16381"/>
        </table:table-row>
        <table:table-row table:style-name="ro1">
          <table:table-cell office:value-type="float" office:value="2806305" table:style-name="ce1">
            <text:p>2806305</text:p>
          </table:table-cell>
          <table:table-cell office:value-type="string" table:style-name="ce1">
            <text:p>Santa Luzia do Itanhy</text:p>
          </table:table-cell>
          <table:table-cell office:value-type="float" office:value="2806305" table:style-name="ce1">
            <text:p>2806305</text:p>
          </table:table-cell>
          <table:table-cell table:number-columns-repeated="16381"/>
        </table:table-row>
        <table:table-row table:style-name="ro1">
          <table:table-cell office:value-type="float" office:value="2806404" table:style-name="ce1">
            <text:p>2806404</text:p>
          </table:table-cell>
          <table:table-cell office:value-type="string" table:style-name="ce1">
            <text:p>Santana do São Francisco</text:p>
          </table:table-cell>
          <table:table-cell office:value-type="float" office:value="2806404" table:style-name="ce1">
            <text:p>2806404</text:p>
          </table:table-cell>
          <table:table-cell table:number-columns-repeated="16381"/>
        </table:table-row>
        <table:table-row table:style-name="ro1">
          <table:table-cell office:value-type="float" office:value="2806503" table:style-name="ce1">
            <text:p>2806503</text:p>
          </table:table-cell>
          <table:table-cell office:value-type="string" table:style-name="ce1">
            <text:p>Santa Rosa de Lima</text:p>
          </table:table-cell>
          <table:table-cell office:value-type="float" office:value="2806503" table:style-name="ce1">
            <text:p>2806503</text:p>
          </table:table-cell>
          <table:table-cell table:number-columns-repeated="16381"/>
        </table:table-row>
        <table:table-row table:style-name="ro1">
          <table:table-cell office:value-type="float" office:value="2806602" table:style-name="ce1">
            <text:p>2806602</text:p>
          </table:table-cell>
          <table:table-cell office:value-type="string" table:style-name="ce1">
            <text:p>Santo Amaro das Brotas</text:p>
          </table:table-cell>
          <table:table-cell office:value-type="float" office:value="2806602" table:style-name="ce1">
            <text:p>2806602</text:p>
          </table:table-cell>
          <table:table-cell table:number-columns-repeated="16381"/>
        </table:table-row>
        <table:table-row table:style-name="ro1">
          <table:table-cell office:value-type="float" office:value="2806701" table:style-name="ce1">
            <text:p>2806701</text:p>
          </table:table-cell>
          <table:table-cell office:value-type="string" table:style-name="ce1">
            <text:p>São Cristóvão</text:p>
          </table:table-cell>
          <table:table-cell office:value-type="float" office:value="2806701" table:style-name="ce1">
            <text:p>2806701</text:p>
          </table:table-cell>
          <table:table-cell table:number-columns-repeated="16381"/>
        </table:table-row>
        <table:table-row table:style-name="ro1">
          <table:table-cell office:value-type="float" office:value="2806800" table:style-name="ce1">
            <text:p>2806800</text:p>
          </table:table-cell>
          <table:table-cell office:value-type="string" table:style-name="ce1">
            <text:p>São Domingos</text:p>
          </table:table-cell>
          <table:table-cell office:value-type="float" office:value="2806800" table:style-name="ce1">
            <text:p>2806800</text:p>
          </table:table-cell>
          <table:table-cell table:number-columns-repeated="16381"/>
        </table:table-row>
        <table:table-row table:style-name="ro1">
          <table:table-cell office:value-type="float" office:value="2806909" table:style-name="ce1">
            <text:p>2806909</text:p>
          </table:table-cell>
          <table:table-cell office:value-type="string" table:style-name="ce1">
            <text:p>São Francisco</text:p>
          </table:table-cell>
          <table:table-cell office:value-type="float" office:value="2806909" table:style-name="ce1">
            <text:p>2806909</text:p>
          </table:table-cell>
          <table:table-cell table:number-columns-repeated="16381"/>
        </table:table-row>
        <table:table-row table:style-name="ro1">
          <table:table-cell office:value-type="float" office:value="2807006" table:style-name="ce1">
            <text:p>2807006</text:p>
          </table:table-cell>
          <table:table-cell office:value-type="string" table:style-name="ce1">
            <text:p>São Miguel do Aleixo</text:p>
          </table:table-cell>
          <table:table-cell office:value-type="float" office:value="2807006" table:style-name="ce1">
            <text:p>2807006</text:p>
          </table:table-cell>
          <table:table-cell table:number-columns-repeated="16381"/>
        </table:table-row>
        <table:table-row table:style-name="ro1">
          <table:table-cell office:value-type="float" office:value="2807105" table:style-name="ce1">
            <text:p>2807105</text:p>
          </table:table-cell>
          <table:table-cell office:value-type="string" table:style-name="ce1">
            <text:p>Simão Dias</text:p>
          </table:table-cell>
          <table:table-cell office:value-type="float" office:value="2807105" table:style-name="ce1">
            <text:p>2807105</text:p>
          </table:table-cell>
          <table:table-cell table:number-columns-repeated="16381"/>
        </table:table-row>
        <table:table-row table:style-name="ro1">
          <table:table-cell office:value-type="float" office:value="2807204" table:style-name="ce1">
            <text:p>2807204</text:p>
          </table:table-cell>
          <table:table-cell office:value-type="string" table:style-name="ce1">
            <text:p>Siriri</text:p>
          </table:table-cell>
          <table:table-cell office:value-type="float" office:value="2807204" table:style-name="ce1">
            <text:p>2807204</text:p>
          </table:table-cell>
          <table:table-cell table:number-columns-repeated="16381"/>
        </table:table-row>
        <table:table-row table:style-name="ro1">
          <table:table-cell office:value-type="float" office:value="2807303" table:style-name="ce1">
            <text:p>2807303</text:p>
          </table:table-cell>
          <table:table-cell office:value-type="string" table:style-name="ce1">
            <text:p>Telha</text:p>
          </table:table-cell>
          <table:table-cell office:value-type="float" office:value="2807303" table:style-name="ce1">
            <text:p>2807303</text:p>
          </table:table-cell>
          <table:table-cell table:number-columns-repeated="16381"/>
        </table:table-row>
        <table:table-row table:style-name="ro1">
          <table:table-cell office:value-type="float" office:value="2807402" table:style-name="ce1">
            <text:p>2807402</text:p>
          </table:table-cell>
          <table:table-cell office:value-type="string" table:style-name="ce1">
            <text:p>Tobias Barreto</text:p>
          </table:table-cell>
          <table:table-cell office:value-type="float" office:value="2807402" table:style-name="ce1">
            <text:p>2807402</text:p>
          </table:table-cell>
          <table:table-cell table:number-columns-repeated="16381"/>
        </table:table-row>
        <table:table-row table:style-name="ro1">
          <table:table-cell office:value-type="float" office:value="2807501" table:style-name="ce1">
            <text:p>2807501</text:p>
          </table:table-cell>
          <table:table-cell office:value-type="string" table:style-name="ce1">
            <text:p>Tomar do Geru</text:p>
          </table:table-cell>
          <table:table-cell office:value-type="float" office:value="2807501" table:style-name="ce1">
            <text:p>2807501</text:p>
          </table:table-cell>
          <table:table-cell table:number-columns-repeated="16381"/>
        </table:table-row>
        <table:table-row table:style-name="ro1">
          <table:table-cell office:value-type="float" office:value="2807600" table:style-name="ce1">
            <text:p>2807600</text:p>
          </table:table-cell>
          <table:table-cell office:value-type="string" table:style-name="ce1">
            <text:p>Umbaúba</text:p>
          </table:table-cell>
          <table:table-cell office:value-type="float" office:value="2807600" table:style-name="ce1">
            <text:p>2807600</text:p>
          </table:table-cell>
          <table:table-cell table:number-columns-repeated="16381"/>
        </table:table-row>
        <table:table-row table:style-name="ro1">
          <table:table-cell office:value-type="float" office:value="2900108" table:style-name="ce1">
            <text:p>2900108</text:p>
          </table:table-cell>
          <table:table-cell office:value-type="string" table:style-name="ce1">
            <text:p>Abaíra</text:p>
          </table:table-cell>
          <table:table-cell office:value-type="float" office:value="2900108" table:style-name="ce1">
            <text:p>2900108</text:p>
          </table:table-cell>
          <table:table-cell table:number-columns-repeated="16381"/>
        </table:table-row>
        <table:table-row table:style-name="ro1">
          <table:table-cell office:value-type="float" office:value="2900207" table:style-name="ce1">
            <text:p>2900207</text:p>
          </table:table-cell>
          <table:table-cell office:value-type="string" table:style-name="ce1">
            <text:p>Abaré</text:p>
          </table:table-cell>
          <table:table-cell office:value-type="float" office:value="2900207" table:style-name="ce1">
            <text:p>2900207</text:p>
          </table:table-cell>
          <table:table-cell table:number-columns-repeated="16381"/>
        </table:table-row>
        <table:table-row table:style-name="ro1">
          <table:table-cell office:value-type="float" office:value="2900306" table:style-name="ce1">
            <text:p>2900306</text:p>
          </table:table-cell>
          <table:table-cell office:value-type="string" table:style-name="ce1">
            <text:p>Acajutiba</text:p>
          </table:table-cell>
          <table:table-cell office:value-type="float" office:value="2900306" table:style-name="ce1">
            <text:p>2900306</text:p>
          </table:table-cell>
          <table:table-cell table:number-columns-repeated="16381"/>
        </table:table-row>
        <table:table-row table:style-name="ro1">
          <table:table-cell office:value-type="float" office:value="2900355" table:style-name="ce1">
            <text:p>2900355</text:p>
          </table:table-cell>
          <table:table-cell office:value-type="string" table:style-name="ce1">
            <text:p>Adustina</text:p>
          </table:table-cell>
          <table:table-cell office:value-type="float" office:value="2900355" table:style-name="ce1">
            <text:p>2900355</text:p>
          </table:table-cell>
          <table:table-cell table:number-columns-repeated="16381"/>
        </table:table-row>
        <table:table-row table:style-name="ro1">
          <table:table-cell office:value-type="float" office:value="2900405" table:style-name="ce1">
            <text:p>2900405</text:p>
          </table:table-cell>
          <table:table-cell office:value-type="string" table:style-name="ce1">
            <text:p>Água Fria</text:p>
          </table:table-cell>
          <table:table-cell office:value-type="float" office:value="2900405" table:style-name="ce1">
            <text:p>2900405</text:p>
          </table:table-cell>
          <table:table-cell table:number-columns-repeated="16381"/>
        </table:table-row>
        <table:table-row table:style-name="ro1">
          <table:table-cell office:value-type="float" office:value="2900504" table:style-name="ce1">
            <text:p>2900504</text:p>
          </table:table-cell>
          <table:table-cell office:value-type="string" table:style-name="ce1">
            <text:p>Érico Cardoso</text:p>
          </table:table-cell>
          <table:table-cell office:value-type="float" office:value="2900504" table:style-name="ce1">
            <text:p>2900504</text:p>
          </table:table-cell>
          <table:table-cell table:number-columns-repeated="16381"/>
        </table:table-row>
        <table:table-row table:style-name="ro1">
          <table:table-cell office:value-type="float" office:value="2900603" table:style-name="ce1">
            <text:p>2900603</text:p>
          </table:table-cell>
          <table:table-cell office:value-type="string" table:style-name="ce1">
            <text:p>Aiquara</text:p>
          </table:table-cell>
          <table:table-cell office:value-type="float" office:value="2900603" table:style-name="ce1">
            <text:p>2900603</text:p>
          </table:table-cell>
          <table:table-cell table:number-columns-repeated="16381"/>
        </table:table-row>
        <table:table-row table:style-name="ro1">
          <table:table-cell office:value-type="float" office:value="2900702" table:style-name="ce1">
            <text:p>2900702</text:p>
          </table:table-cell>
          <table:table-cell office:value-type="string" table:style-name="ce1">
            <text:p>Alagoinhas</text:p>
          </table:table-cell>
          <table:table-cell office:value-type="float" office:value="2900702" table:style-name="ce1">
            <text:p>2900702</text:p>
          </table:table-cell>
          <table:table-cell table:number-columns-repeated="16381"/>
        </table:table-row>
        <table:table-row table:style-name="ro1">
          <table:table-cell office:value-type="float" office:value="2900801" table:style-name="ce1">
            <text:p>2900801</text:p>
          </table:table-cell>
          <table:table-cell office:value-type="string" table:style-name="ce1">
            <text:p>Alcobaça</text:p>
          </table:table-cell>
          <table:table-cell office:value-type="float" office:value="2900801" table:style-name="ce1">
            <text:p>2900801</text:p>
          </table:table-cell>
          <table:table-cell table:number-columns-repeated="16381"/>
        </table:table-row>
        <table:table-row table:style-name="ro1">
          <table:table-cell office:value-type="float" office:value="2900900" table:style-name="ce1">
            <text:p>2900900</text:p>
          </table:table-cell>
          <table:table-cell office:value-type="string" table:style-name="ce1">
            <text:p>Almadina</text:p>
          </table:table-cell>
          <table:table-cell office:value-type="float" office:value="2900900" table:style-name="ce1">
            <text:p>2900900</text:p>
          </table:table-cell>
          <table:table-cell table:number-columns-repeated="16381"/>
        </table:table-row>
        <table:table-row table:style-name="ro1">
          <table:table-cell office:value-type="float" office:value="2901007" table:style-name="ce1">
            <text:p>2901007</text:p>
          </table:table-cell>
          <table:table-cell office:value-type="string" table:style-name="ce1">
            <text:p>Amargosa</text:p>
          </table:table-cell>
          <table:table-cell office:value-type="float" office:value="2901007" table:style-name="ce1">
            <text:p>2901007</text:p>
          </table:table-cell>
          <table:table-cell table:number-columns-repeated="16381"/>
        </table:table-row>
        <table:table-row table:style-name="ro1">
          <table:table-cell office:value-type="float" office:value="2901106" table:style-name="ce1">
            <text:p>2901106</text:p>
          </table:table-cell>
          <table:table-cell office:value-type="string" table:style-name="ce1">
            <text:p>Amélia Rodrigues</text:p>
          </table:table-cell>
          <table:table-cell office:value-type="float" office:value="2901106" table:style-name="ce1">
            <text:p>2901106</text:p>
          </table:table-cell>
          <table:table-cell table:number-columns-repeated="16381"/>
        </table:table-row>
        <table:table-row table:style-name="ro1">
          <table:table-cell office:value-type="float" office:value="2901155" table:style-name="ce1">
            <text:p>2901155</text:p>
          </table:table-cell>
          <table:table-cell office:value-type="string" table:style-name="ce1">
            <text:p>América Dourada</text:p>
          </table:table-cell>
          <table:table-cell office:value-type="float" office:value="2901155" table:style-name="ce1">
            <text:p>2901155</text:p>
          </table:table-cell>
          <table:table-cell table:number-columns-repeated="16381"/>
        </table:table-row>
        <table:table-row table:style-name="ro1">
          <table:table-cell office:value-type="float" office:value="2901205" table:style-name="ce1">
            <text:p>2901205</text:p>
          </table:table-cell>
          <table:table-cell office:value-type="string" table:style-name="ce1">
            <text:p>Anagé</text:p>
          </table:table-cell>
          <table:table-cell office:value-type="float" office:value="2901205" table:style-name="ce1">
            <text:p>2901205</text:p>
          </table:table-cell>
          <table:table-cell table:number-columns-repeated="16381"/>
        </table:table-row>
        <table:table-row table:style-name="ro1">
          <table:table-cell office:value-type="float" office:value="2901304" table:style-name="ce1">
            <text:p>2901304</text:p>
          </table:table-cell>
          <table:table-cell office:value-type="string" table:style-name="ce1">
            <text:p>Andaraí</text:p>
          </table:table-cell>
          <table:table-cell office:value-type="float" office:value="2901304" table:style-name="ce1">
            <text:p>2901304</text:p>
          </table:table-cell>
          <table:table-cell table:number-columns-repeated="16381"/>
        </table:table-row>
        <table:table-row table:style-name="ro1">
          <table:table-cell office:value-type="float" office:value="2901353" table:style-name="ce1">
            <text:p>2901353</text:p>
          </table:table-cell>
          <table:table-cell office:value-type="string" table:style-name="ce1">
            <text:p>Andorinha</text:p>
          </table:table-cell>
          <table:table-cell office:value-type="float" office:value="2901353" table:style-name="ce1">
            <text:p>2901353</text:p>
          </table:table-cell>
          <table:table-cell table:number-columns-repeated="16381"/>
        </table:table-row>
        <table:table-row table:style-name="ro1">
          <table:table-cell office:value-type="float" office:value="2901403" table:style-name="ce1">
            <text:p>2901403</text:p>
          </table:table-cell>
          <table:table-cell office:value-type="string" table:style-name="ce1">
            <text:p>Angical</text:p>
          </table:table-cell>
          <table:table-cell office:value-type="float" office:value="2901403" table:style-name="ce1">
            <text:p>2901403</text:p>
          </table:table-cell>
          <table:table-cell table:number-columns-repeated="16381"/>
        </table:table-row>
        <table:table-row table:style-name="ro1">
          <table:table-cell office:value-type="float" office:value="2901502" table:style-name="ce1">
            <text:p>2901502</text:p>
          </table:table-cell>
          <table:table-cell office:value-type="string" table:style-name="ce1">
            <text:p>Anguera</text:p>
          </table:table-cell>
          <table:table-cell office:value-type="float" office:value="2901502" table:style-name="ce1">
            <text:p>2901502</text:p>
          </table:table-cell>
          <table:table-cell table:number-columns-repeated="16381"/>
        </table:table-row>
        <table:table-row table:style-name="ro1">
          <table:table-cell office:value-type="float" office:value="2901601" table:style-name="ce1">
            <text:p>2901601</text:p>
          </table:table-cell>
          <table:table-cell office:value-type="string" table:style-name="ce1">
            <text:p>Antas</text:p>
          </table:table-cell>
          <table:table-cell office:value-type="float" office:value="2901601" table:style-name="ce1">
            <text:p>2901601</text:p>
          </table:table-cell>
          <table:table-cell table:number-columns-repeated="16381"/>
        </table:table-row>
        <table:table-row table:style-name="ro1">
          <table:table-cell office:value-type="float" office:value="2901700" table:style-name="ce1">
            <text:p>2901700</text:p>
          </table:table-cell>
          <table:table-cell office:value-type="string" table:style-name="ce1">
            <text:p>Antônio Cardoso</text:p>
          </table:table-cell>
          <table:table-cell office:value-type="float" office:value="2901700" table:style-name="ce1">
            <text:p>2901700</text:p>
          </table:table-cell>
          <table:table-cell table:number-columns-repeated="16381"/>
        </table:table-row>
        <table:table-row table:style-name="ro1">
          <table:table-cell office:value-type="float" office:value="2901809" table:style-name="ce1">
            <text:p>2901809</text:p>
          </table:table-cell>
          <table:table-cell office:value-type="string" table:style-name="ce1">
            <text:p>Antônio Gonçalves</text:p>
          </table:table-cell>
          <table:table-cell office:value-type="float" office:value="2901809" table:style-name="ce1">
            <text:p>2901809</text:p>
          </table:table-cell>
          <table:table-cell table:number-columns-repeated="16381"/>
        </table:table-row>
        <table:table-row table:style-name="ro1">
          <table:table-cell office:value-type="float" office:value="2901908" table:style-name="ce1">
            <text:p>2901908</text:p>
          </table:table-cell>
          <table:table-cell office:value-type="string" table:style-name="ce1">
            <text:p>Aporá</text:p>
          </table:table-cell>
          <table:table-cell office:value-type="float" office:value="2901908" table:style-name="ce1">
            <text:p>2901908</text:p>
          </table:table-cell>
          <table:table-cell table:number-columns-repeated="16381"/>
        </table:table-row>
        <table:table-row table:style-name="ro1">
          <table:table-cell office:value-type="float" office:value="2901957" table:style-name="ce1">
            <text:p>2901957</text:p>
          </table:table-cell>
          <table:table-cell office:value-type="string" table:style-name="ce1">
            <text:p>Apuarema</text:p>
          </table:table-cell>
          <table:table-cell office:value-type="float" office:value="2901957" table:style-name="ce1">
            <text:p>2901957</text:p>
          </table:table-cell>
          <table:table-cell table:number-columns-repeated="16381"/>
        </table:table-row>
        <table:table-row table:style-name="ro1">
          <table:table-cell office:value-type="float" office:value="2902005" table:style-name="ce1">
            <text:p>2902005</text:p>
          </table:table-cell>
          <table:table-cell office:value-type="string" table:style-name="ce1">
            <text:p>Aracatu</text:p>
          </table:table-cell>
          <table:table-cell office:value-type="float" office:value="2902005" table:style-name="ce1">
            <text:p>2902005</text:p>
          </table:table-cell>
          <table:table-cell table:number-columns-repeated="16381"/>
        </table:table-row>
        <table:table-row table:style-name="ro1">
          <table:table-cell office:value-type="float" office:value="2902054" table:style-name="ce1">
            <text:p>2902054</text:p>
          </table:table-cell>
          <table:table-cell office:value-type="string" table:style-name="ce1">
            <text:p>Araçás</text:p>
          </table:table-cell>
          <table:table-cell office:value-type="float" office:value="2902054" table:style-name="ce1">
            <text:p>2902054</text:p>
          </table:table-cell>
          <table:table-cell table:number-columns-repeated="16381"/>
        </table:table-row>
        <table:table-row table:style-name="ro1">
          <table:table-cell office:value-type="float" office:value="2902104" table:style-name="ce1">
            <text:p>2902104</text:p>
          </table:table-cell>
          <table:table-cell office:value-type="string" table:style-name="ce1">
            <text:p>Araci</text:p>
          </table:table-cell>
          <table:table-cell office:value-type="float" office:value="2902104" table:style-name="ce1">
            <text:p>2902104</text:p>
          </table:table-cell>
          <table:table-cell table:number-columns-repeated="16381"/>
        </table:table-row>
        <table:table-row table:style-name="ro1">
          <table:table-cell office:value-type="float" office:value="2902203" table:style-name="ce1">
            <text:p>2902203</text:p>
          </table:table-cell>
          <table:table-cell office:value-type="string" table:style-name="ce1">
            <text:p>Aramari</text:p>
          </table:table-cell>
          <table:table-cell office:value-type="float" office:value="2902203" table:style-name="ce1">
            <text:p>2902203</text:p>
          </table:table-cell>
          <table:table-cell table:number-columns-repeated="16381"/>
        </table:table-row>
        <table:table-row table:style-name="ro1">
          <table:table-cell office:value-type="float" office:value="2902252" table:style-name="ce1">
            <text:p>2902252</text:p>
          </table:table-cell>
          <table:table-cell office:value-type="string" table:style-name="ce1">
            <text:p>Arataca</text:p>
          </table:table-cell>
          <table:table-cell office:value-type="float" office:value="2902252" table:style-name="ce1">
            <text:p>2902252</text:p>
          </table:table-cell>
          <table:table-cell table:number-columns-repeated="16381"/>
        </table:table-row>
        <table:table-row table:style-name="ro1">
          <table:table-cell office:value-type="float" office:value="2902302" table:style-name="ce1">
            <text:p>2902302</text:p>
          </table:table-cell>
          <table:table-cell office:value-type="string" table:style-name="ce1">
            <text:p>Aratuípe</text:p>
          </table:table-cell>
          <table:table-cell office:value-type="float" office:value="2902302" table:style-name="ce1">
            <text:p>2902302</text:p>
          </table:table-cell>
          <table:table-cell table:number-columns-repeated="16381"/>
        </table:table-row>
        <table:table-row table:style-name="ro1">
          <table:table-cell office:value-type="float" office:value="2902401" table:style-name="ce1">
            <text:p>2902401</text:p>
          </table:table-cell>
          <table:table-cell office:value-type="string" table:style-name="ce1">
            <text:p>Aurelino Leal</text:p>
          </table:table-cell>
          <table:table-cell office:value-type="float" office:value="2902401" table:style-name="ce1">
            <text:p>2902401</text:p>
          </table:table-cell>
          <table:table-cell table:number-columns-repeated="16381"/>
        </table:table-row>
        <table:table-row table:style-name="ro1">
          <table:table-cell office:value-type="float" office:value="2902500" table:style-name="ce1">
            <text:p>2902500</text:p>
          </table:table-cell>
          <table:table-cell office:value-type="string" table:style-name="ce1">
            <text:p>Baianópolis</text:p>
          </table:table-cell>
          <table:table-cell office:value-type="float" office:value="2902500" table:style-name="ce1">
            <text:p>2902500</text:p>
          </table:table-cell>
          <table:table-cell table:number-columns-repeated="16381"/>
        </table:table-row>
        <table:table-row table:style-name="ro1">
          <table:table-cell office:value-type="float" office:value="2902609" table:style-name="ce1">
            <text:p>2902609</text:p>
          </table:table-cell>
          <table:table-cell office:value-type="string" table:style-name="ce1">
            <text:p>Baixa Grande</text:p>
          </table:table-cell>
          <table:table-cell office:value-type="float" office:value="2902609" table:style-name="ce1">
            <text:p>2902609</text:p>
          </table:table-cell>
          <table:table-cell table:number-columns-repeated="16381"/>
        </table:table-row>
        <table:table-row table:style-name="ro1">
          <table:table-cell office:value-type="float" office:value="2902658" table:style-name="ce1">
            <text:p>2902658</text:p>
          </table:table-cell>
          <table:table-cell office:value-type="string" table:style-name="ce1">
            <text:p>Banzaê</text:p>
          </table:table-cell>
          <table:table-cell office:value-type="float" office:value="2902658" table:style-name="ce1">
            <text:p>2902658</text:p>
          </table:table-cell>
          <table:table-cell table:number-columns-repeated="16381"/>
        </table:table-row>
        <table:table-row table:style-name="ro1">
          <table:table-cell office:value-type="float" office:value="2902708" table:style-name="ce1">
            <text:p>2902708</text:p>
          </table:table-cell>
          <table:table-cell office:value-type="string" table:style-name="ce1">
            <text:p>Barra</text:p>
          </table:table-cell>
          <table:table-cell office:value-type="float" office:value="2902708" table:style-name="ce1">
            <text:p>2902708</text:p>
          </table:table-cell>
          <table:table-cell table:number-columns-repeated="16381"/>
        </table:table-row>
        <table:table-row table:style-name="ro1">
          <table:table-cell office:value-type="float" office:value="2902807" table:style-name="ce1">
            <text:p>2902807</text:p>
          </table:table-cell>
          <table:table-cell office:value-type="string" table:style-name="ce1">
            <text:p>Barra da Estiva</text:p>
          </table:table-cell>
          <table:table-cell office:value-type="float" office:value="2902807" table:style-name="ce1">
            <text:p>2902807</text:p>
          </table:table-cell>
          <table:table-cell table:number-columns-repeated="16381"/>
        </table:table-row>
        <table:table-row table:style-name="ro1">
          <table:table-cell office:value-type="float" office:value="2902906" table:style-name="ce1">
            <text:p>2902906</text:p>
          </table:table-cell>
          <table:table-cell office:value-type="string" table:style-name="ce1">
            <text:p>Barra do Choça</text:p>
          </table:table-cell>
          <table:table-cell office:value-type="float" office:value="2902906" table:style-name="ce1">
            <text:p>2902906</text:p>
          </table:table-cell>
          <table:table-cell table:number-columns-repeated="16381"/>
        </table:table-row>
        <table:table-row table:style-name="ro1">
          <table:table-cell office:value-type="float" office:value="2903003" table:style-name="ce1">
            <text:p>2903003</text:p>
          </table:table-cell>
          <table:table-cell office:value-type="string" table:style-name="ce1">
            <text:p>Barra do Mendes</text:p>
          </table:table-cell>
          <table:table-cell office:value-type="float" office:value="2903003" table:style-name="ce1">
            <text:p>2903003</text:p>
          </table:table-cell>
          <table:table-cell table:number-columns-repeated="16381"/>
        </table:table-row>
        <table:table-row table:style-name="ro1">
          <table:table-cell office:value-type="float" office:value="2903102" table:style-name="ce1">
            <text:p>2903102</text:p>
          </table:table-cell>
          <table:table-cell office:value-type="string" table:style-name="ce1">
            <text:p>Barra do Rocha</text:p>
          </table:table-cell>
          <table:table-cell office:value-type="float" office:value="2903102" table:style-name="ce1">
            <text:p>2903102</text:p>
          </table:table-cell>
          <table:table-cell table:number-columns-repeated="16381"/>
        </table:table-row>
        <table:table-row table:style-name="ro1">
          <table:table-cell office:value-type="float" office:value="2903201" table:style-name="ce1">
            <text:p>2903201</text:p>
          </table:table-cell>
          <table:table-cell office:value-type="string" table:style-name="ce1">
            <text:p>Barreiras</text:p>
          </table:table-cell>
          <table:table-cell office:value-type="float" office:value="2903201" table:style-name="ce1">
            <text:p>2903201</text:p>
          </table:table-cell>
          <table:table-cell table:number-columns-repeated="16381"/>
        </table:table-row>
        <table:table-row table:style-name="ro1">
          <table:table-cell office:value-type="float" office:value="2903235" table:style-name="ce1">
            <text:p>2903235</text:p>
          </table:table-cell>
          <table:table-cell office:value-type="string" table:style-name="ce1">
            <text:p>Barro Alto</text:p>
          </table:table-cell>
          <table:table-cell office:value-type="float" office:value="2903235" table:style-name="ce1">
            <text:p>2903235</text:p>
          </table:table-cell>
          <table:table-cell table:number-columns-repeated="16381"/>
        </table:table-row>
        <table:table-row table:style-name="ro1">
          <table:table-cell office:value-type="float" office:value="2903276" table:style-name="ce1">
            <text:p>2903276</text:p>
          </table:table-cell>
          <table:table-cell office:value-type="string" table:style-name="ce1">
            <text:p>Barrocas</text:p>
          </table:table-cell>
          <table:table-cell office:value-type="float" office:value="2903276" table:style-name="ce1">
            <text:p>2903276</text:p>
          </table:table-cell>
          <table:table-cell table:number-columns-repeated="16381"/>
        </table:table-row>
        <table:table-row table:style-name="ro1">
          <table:table-cell office:value-type="float" office:value="2903300" table:style-name="ce1">
            <text:p>2903300</text:p>
          </table:table-cell>
          <table:table-cell office:value-type="string" table:style-name="ce1">
            <text:p>Barro Preto</text:p>
          </table:table-cell>
          <table:table-cell office:value-type="float" office:value="2903300" table:style-name="ce1">
            <text:p>2903300</text:p>
          </table:table-cell>
          <table:table-cell table:number-columns-repeated="16381"/>
        </table:table-row>
        <table:table-row table:style-name="ro1">
          <table:table-cell office:value-type="float" office:value="2903409" table:style-name="ce1">
            <text:p>2903409</text:p>
          </table:table-cell>
          <table:table-cell office:value-type="string" table:style-name="ce1">
            <text:p>Belmonte</text:p>
          </table:table-cell>
          <table:table-cell office:value-type="float" office:value="2903409" table:style-name="ce1">
            <text:p>2903409</text:p>
          </table:table-cell>
          <table:table-cell table:number-columns-repeated="16381"/>
        </table:table-row>
        <table:table-row table:style-name="ro1">
          <table:table-cell office:value-type="float" office:value="2903508" table:style-name="ce1">
            <text:p>2903508</text:p>
          </table:table-cell>
          <table:table-cell office:value-type="string" table:style-name="ce1">
            <text:p>Belo Campo</text:p>
          </table:table-cell>
          <table:table-cell office:value-type="float" office:value="2903508" table:style-name="ce1">
            <text:p>2903508</text:p>
          </table:table-cell>
          <table:table-cell table:number-columns-repeated="16381"/>
        </table:table-row>
        <table:table-row table:style-name="ro1">
          <table:table-cell office:value-type="float" office:value="2903607" table:style-name="ce1">
            <text:p>2903607</text:p>
          </table:table-cell>
          <table:table-cell office:value-type="string" table:style-name="ce1">
            <text:p>Biritinga</text:p>
          </table:table-cell>
          <table:table-cell office:value-type="float" office:value="2903607" table:style-name="ce1">
            <text:p>2903607</text:p>
          </table:table-cell>
          <table:table-cell table:number-columns-repeated="16381"/>
        </table:table-row>
        <table:table-row table:style-name="ro1">
          <table:table-cell office:value-type="float" office:value="2903706" table:style-name="ce1">
            <text:p>2903706</text:p>
          </table:table-cell>
          <table:table-cell office:value-type="string" table:style-name="ce1">
            <text:p>Boa Nova</text:p>
          </table:table-cell>
          <table:table-cell office:value-type="float" office:value="2903706" table:style-name="ce1">
            <text:p>2903706</text:p>
          </table:table-cell>
          <table:table-cell table:number-columns-repeated="16381"/>
        </table:table-row>
        <table:table-row table:style-name="ro1">
          <table:table-cell office:value-type="float" office:value="2903805" table:style-name="ce1">
            <text:p>2903805</text:p>
          </table:table-cell>
          <table:table-cell office:value-type="string" table:style-name="ce1">
            <text:p>Boa Vista do Tupim</text:p>
          </table:table-cell>
          <table:table-cell office:value-type="float" office:value="2903805" table:style-name="ce1">
            <text:p>2903805</text:p>
          </table:table-cell>
          <table:table-cell table:number-columns-repeated="16381"/>
        </table:table-row>
        <table:table-row table:style-name="ro1">
          <table:table-cell office:value-type="float" office:value="2903904" table:style-name="ce1">
            <text:p>2903904</text:p>
          </table:table-cell>
          <table:table-cell office:value-type="string" table:style-name="ce1">
            <text:p>Bom Jesus da Lapa</text:p>
          </table:table-cell>
          <table:table-cell office:value-type="float" office:value="2903904" table:style-name="ce1">
            <text:p>2903904</text:p>
          </table:table-cell>
          <table:table-cell table:number-columns-repeated="16381"/>
        </table:table-row>
        <table:table-row table:style-name="ro1">
          <table:table-cell office:value-type="float" office:value="2903953" table:style-name="ce1">
            <text:p>2903953</text:p>
          </table:table-cell>
          <table:table-cell office:value-type="string" table:style-name="ce1">
            <text:p>Bom Jesus da Serra</text:p>
          </table:table-cell>
          <table:table-cell office:value-type="float" office:value="2903953" table:style-name="ce1">
            <text:p>2903953</text:p>
          </table:table-cell>
          <table:table-cell table:number-columns-repeated="16381"/>
        </table:table-row>
        <table:table-row table:style-name="ro1">
          <table:table-cell office:value-type="float" office:value="2904001" table:style-name="ce1">
            <text:p>2904001</text:p>
          </table:table-cell>
          <table:table-cell office:value-type="string" table:style-name="ce1">
            <text:p>Boninal</text:p>
          </table:table-cell>
          <table:table-cell office:value-type="float" office:value="2904001" table:style-name="ce1">
            <text:p>2904001</text:p>
          </table:table-cell>
          <table:table-cell table:number-columns-repeated="16381"/>
        </table:table-row>
        <table:table-row table:style-name="ro1">
          <table:table-cell office:value-type="float" office:value="2904050" table:style-name="ce1">
            <text:p>2904050</text:p>
          </table:table-cell>
          <table:table-cell office:value-type="string" table:style-name="ce1">
            <text:p>Bonito</text:p>
          </table:table-cell>
          <table:table-cell office:value-type="float" office:value="2904050" table:style-name="ce1">
            <text:p>2904050</text:p>
          </table:table-cell>
          <table:table-cell table:number-columns-repeated="16381"/>
        </table:table-row>
        <table:table-row table:style-name="ro1">
          <table:table-cell office:value-type="float" office:value="2904100" table:style-name="ce1">
            <text:p>2904100</text:p>
          </table:table-cell>
          <table:table-cell office:value-type="string" table:style-name="ce1">
            <text:p>Boquira</text:p>
          </table:table-cell>
          <table:table-cell office:value-type="float" office:value="2904100" table:style-name="ce1">
            <text:p>2904100</text:p>
          </table:table-cell>
          <table:table-cell table:number-columns-repeated="16381"/>
        </table:table-row>
        <table:table-row table:style-name="ro1">
          <table:table-cell office:value-type="float" office:value="2904209" table:style-name="ce1">
            <text:p>2904209</text:p>
          </table:table-cell>
          <table:table-cell office:value-type="string" table:style-name="ce1">
            <text:p>Botuporã</text:p>
          </table:table-cell>
          <table:table-cell office:value-type="float" office:value="2904209" table:style-name="ce1">
            <text:p>2904209</text:p>
          </table:table-cell>
          <table:table-cell table:number-columns-repeated="16381"/>
        </table:table-row>
        <table:table-row table:style-name="ro1">
          <table:table-cell office:value-type="float" office:value="2904308" table:style-name="ce1">
            <text:p>2904308</text:p>
          </table:table-cell>
          <table:table-cell office:value-type="string" table:style-name="ce1">
            <text:p>Brejões</text:p>
          </table:table-cell>
          <table:table-cell office:value-type="float" office:value="2904308" table:style-name="ce1">
            <text:p>2904308</text:p>
          </table:table-cell>
          <table:table-cell table:number-columns-repeated="16381"/>
        </table:table-row>
        <table:table-row table:style-name="ro1">
          <table:table-cell office:value-type="float" office:value="2904407" table:style-name="ce1">
            <text:p>2904407</text:p>
          </table:table-cell>
          <table:table-cell office:value-type="string" table:style-name="ce1">
            <text:p>Brejolândia</text:p>
          </table:table-cell>
          <table:table-cell office:value-type="float" office:value="2904407" table:style-name="ce1">
            <text:p>2904407</text:p>
          </table:table-cell>
          <table:table-cell table:number-columns-repeated="16381"/>
        </table:table-row>
        <table:table-row table:style-name="ro1">
          <table:table-cell office:value-type="float" office:value="2904506" table:style-name="ce1">
            <text:p>2904506</text:p>
          </table:table-cell>
          <table:table-cell office:value-type="string" table:style-name="ce1">
            <text:p>Brotas de Macaúbas</text:p>
          </table:table-cell>
          <table:table-cell office:value-type="float" office:value="2904506" table:style-name="ce1">
            <text:p>2904506</text:p>
          </table:table-cell>
          <table:table-cell table:number-columns-repeated="16381"/>
        </table:table-row>
        <table:table-row table:style-name="ro1">
          <table:table-cell office:value-type="float" office:value="2904605" table:style-name="ce1">
            <text:p>2904605</text:p>
          </table:table-cell>
          <table:table-cell office:value-type="string" table:style-name="ce1">
            <text:p>Brumado</text:p>
          </table:table-cell>
          <table:table-cell office:value-type="float" office:value="2904605" table:style-name="ce1">
            <text:p>2904605</text:p>
          </table:table-cell>
          <table:table-cell table:number-columns-repeated="16381"/>
        </table:table-row>
        <table:table-row table:style-name="ro1">
          <table:table-cell office:value-type="float" office:value="2904704" table:style-name="ce1">
            <text:p>2904704</text:p>
          </table:table-cell>
          <table:table-cell office:value-type="string" table:style-name="ce1">
            <text:p>Buerarema</text:p>
          </table:table-cell>
          <table:table-cell office:value-type="float" office:value="2904704" table:style-name="ce1">
            <text:p>2904704</text:p>
          </table:table-cell>
          <table:table-cell table:number-columns-repeated="16381"/>
        </table:table-row>
        <table:table-row table:style-name="ro1">
          <table:table-cell office:value-type="float" office:value="2904753" table:style-name="ce1">
            <text:p>2904753</text:p>
          </table:table-cell>
          <table:table-cell office:value-type="string" table:style-name="ce1">
            <text:p>Buritirama</text:p>
          </table:table-cell>
          <table:table-cell office:value-type="float" office:value="2904753" table:style-name="ce1">
            <text:p>2904753</text:p>
          </table:table-cell>
          <table:table-cell table:number-columns-repeated="16381"/>
        </table:table-row>
        <table:table-row table:style-name="ro1">
          <table:table-cell office:value-type="float" office:value="2904803" table:style-name="ce1">
            <text:p>2904803</text:p>
          </table:table-cell>
          <table:table-cell office:value-type="string" table:style-name="ce1">
            <text:p>Caatiba</text:p>
          </table:table-cell>
          <table:table-cell office:value-type="float" office:value="2904803" table:style-name="ce1">
            <text:p>2904803</text:p>
          </table:table-cell>
          <table:table-cell table:number-columns-repeated="16381"/>
        </table:table-row>
        <table:table-row table:style-name="ro1">
          <table:table-cell office:value-type="float" office:value="2904852" table:style-name="ce1">
            <text:p>2904852</text:p>
          </table:table-cell>
          <table:table-cell office:value-type="string" table:style-name="ce1">
            <text:p>Cabaceiras do Paraguaçu</text:p>
          </table:table-cell>
          <table:table-cell office:value-type="float" office:value="2904852" table:style-name="ce1">
            <text:p>2904852</text:p>
          </table:table-cell>
          <table:table-cell table:number-columns-repeated="16381"/>
        </table:table-row>
        <table:table-row table:style-name="ro1">
          <table:table-cell office:value-type="float" office:value="2904902" table:style-name="ce1">
            <text:p>2904902</text:p>
          </table:table-cell>
          <table:table-cell office:value-type="string" table:style-name="ce1">
            <text:p>Cachoeira</text:p>
          </table:table-cell>
          <table:table-cell office:value-type="float" office:value="2904902" table:style-name="ce1">
            <text:p>2904902</text:p>
          </table:table-cell>
          <table:table-cell table:number-columns-repeated="16381"/>
        </table:table-row>
        <table:table-row table:style-name="ro1">
          <table:table-cell office:value-type="float" office:value="2905008" table:style-name="ce1">
            <text:p>2905008</text:p>
          </table:table-cell>
          <table:table-cell office:value-type="string" table:style-name="ce1">
            <text:p>Caculé</text:p>
          </table:table-cell>
          <table:table-cell office:value-type="float" office:value="2905008" table:style-name="ce1">
            <text:p>2905008</text:p>
          </table:table-cell>
          <table:table-cell table:number-columns-repeated="16381"/>
        </table:table-row>
        <table:table-row table:style-name="ro1">
          <table:table-cell office:value-type="float" office:value="2905107" table:style-name="ce1">
            <text:p>2905107</text:p>
          </table:table-cell>
          <table:table-cell office:value-type="string" table:style-name="ce1">
            <text:p>Caém</text:p>
          </table:table-cell>
          <table:table-cell office:value-type="float" office:value="2905107" table:style-name="ce1">
            <text:p>2905107</text:p>
          </table:table-cell>
          <table:table-cell table:number-columns-repeated="16381"/>
        </table:table-row>
        <table:table-row table:style-name="ro1">
          <table:table-cell office:value-type="float" office:value="2905156" table:style-name="ce1">
            <text:p>2905156</text:p>
          </table:table-cell>
          <table:table-cell office:value-type="string" table:style-name="ce1">
            <text:p>Caetanos</text:p>
          </table:table-cell>
          <table:table-cell office:value-type="float" office:value="2905156" table:style-name="ce1">
            <text:p>2905156</text:p>
          </table:table-cell>
          <table:table-cell table:number-columns-repeated="16381"/>
        </table:table-row>
        <table:table-row table:style-name="ro1">
          <table:table-cell office:value-type="float" office:value="2905206" table:style-name="ce1">
            <text:p>2905206</text:p>
          </table:table-cell>
          <table:table-cell office:value-type="string" table:style-name="ce1">
            <text:p>Caetité</text:p>
          </table:table-cell>
          <table:table-cell office:value-type="float" office:value="2905206" table:style-name="ce1">
            <text:p>2905206</text:p>
          </table:table-cell>
          <table:table-cell table:number-columns-repeated="16381"/>
        </table:table-row>
        <table:table-row table:style-name="ro1">
          <table:table-cell office:value-type="float" office:value="2905305" table:style-name="ce1">
            <text:p>2905305</text:p>
          </table:table-cell>
          <table:table-cell office:value-type="string" table:style-name="ce1">
            <text:p>Cafarnaum</text:p>
          </table:table-cell>
          <table:table-cell office:value-type="float" office:value="2905305" table:style-name="ce1">
            <text:p>2905305</text:p>
          </table:table-cell>
          <table:table-cell table:number-columns-repeated="16381"/>
        </table:table-row>
        <table:table-row table:style-name="ro1">
          <table:table-cell office:value-type="float" office:value="2905404" table:style-name="ce1">
            <text:p>2905404</text:p>
          </table:table-cell>
          <table:table-cell office:value-type="string" table:style-name="ce1">
            <text:p>Cairu</text:p>
          </table:table-cell>
          <table:table-cell office:value-type="float" office:value="2905404" table:style-name="ce1">
            <text:p>2905404</text:p>
          </table:table-cell>
          <table:table-cell table:number-columns-repeated="16381"/>
        </table:table-row>
        <table:table-row table:style-name="ro1">
          <table:table-cell office:value-type="float" office:value="2905503" table:style-name="ce1">
            <text:p>2905503</text:p>
          </table:table-cell>
          <table:table-cell office:value-type="string" table:style-name="ce1">
            <text:p>Caldeirão Grande</text:p>
          </table:table-cell>
          <table:table-cell office:value-type="float" office:value="2905503" table:style-name="ce1">
            <text:p>2905503</text:p>
          </table:table-cell>
          <table:table-cell table:number-columns-repeated="16381"/>
        </table:table-row>
        <table:table-row table:style-name="ro1">
          <table:table-cell office:value-type="float" office:value="2905602" table:style-name="ce1">
            <text:p>2905602</text:p>
          </table:table-cell>
          <table:table-cell office:value-type="string" table:style-name="ce1">
            <text:p>Camacan</text:p>
          </table:table-cell>
          <table:table-cell office:value-type="float" office:value="2905602" table:style-name="ce1">
            <text:p>2905602</text:p>
          </table:table-cell>
          <table:table-cell table:number-columns-repeated="16381"/>
        </table:table-row>
        <table:table-row table:style-name="ro1">
          <table:table-cell office:value-type="float" office:value="2905701" table:style-name="ce1">
            <text:p>2905701</text:p>
          </table:table-cell>
          <table:table-cell office:value-type="string" table:style-name="ce1">
            <text:p>Camaçari</text:p>
          </table:table-cell>
          <table:table-cell office:value-type="float" office:value="2905701" table:style-name="ce1">
            <text:p>2905701</text:p>
          </table:table-cell>
          <table:table-cell table:number-columns-repeated="16381"/>
        </table:table-row>
        <table:table-row table:style-name="ro1">
          <table:table-cell office:value-type="float" office:value="2905800" table:style-name="ce1">
            <text:p>2905800</text:p>
          </table:table-cell>
          <table:table-cell office:value-type="string" table:style-name="ce1">
            <text:p>Camamu</text:p>
          </table:table-cell>
          <table:table-cell office:value-type="float" office:value="2905800" table:style-name="ce1">
            <text:p>2905800</text:p>
          </table:table-cell>
          <table:table-cell table:number-columns-repeated="16381"/>
        </table:table-row>
        <table:table-row table:style-name="ro1">
          <table:table-cell office:value-type="float" office:value="2905909" table:style-name="ce1">
            <text:p>2905909</text:p>
          </table:table-cell>
          <table:table-cell office:value-type="string" table:style-name="ce1">
            <text:p>Campo Alegre de Lourdes</text:p>
          </table:table-cell>
          <table:table-cell office:value-type="float" office:value="2905909" table:style-name="ce1">
            <text:p>2905909</text:p>
          </table:table-cell>
          <table:table-cell table:number-columns-repeated="16381"/>
        </table:table-row>
        <table:table-row table:style-name="ro1">
          <table:table-cell office:value-type="float" office:value="2906006" table:style-name="ce1">
            <text:p>2906006</text:p>
          </table:table-cell>
          <table:table-cell office:value-type="string" table:style-name="ce1">
            <text:p>Campo Formoso</text:p>
          </table:table-cell>
          <table:table-cell office:value-type="float" office:value="2906006" table:style-name="ce1">
            <text:p>2906006</text:p>
          </table:table-cell>
          <table:table-cell table:number-columns-repeated="16381"/>
        </table:table-row>
        <table:table-row table:style-name="ro1">
          <table:table-cell office:value-type="float" office:value="2906105" table:style-name="ce1">
            <text:p>2906105</text:p>
          </table:table-cell>
          <table:table-cell office:value-type="string" table:style-name="ce1">
            <text:p>Canápolis</text:p>
          </table:table-cell>
          <table:table-cell office:value-type="float" office:value="2906105" table:style-name="ce1">
            <text:p>2906105</text:p>
          </table:table-cell>
          <table:table-cell table:number-columns-repeated="16381"/>
        </table:table-row>
        <table:table-row table:style-name="ro1">
          <table:table-cell office:value-type="float" office:value="2906204" table:style-name="ce1">
            <text:p>2906204</text:p>
          </table:table-cell>
          <table:table-cell office:value-type="string" table:style-name="ce1">
            <text:p>Canarana</text:p>
          </table:table-cell>
          <table:table-cell office:value-type="float" office:value="2906204" table:style-name="ce1">
            <text:p>2906204</text:p>
          </table:table-cell>
          <table:table-cell table:number-columns-repeated="16381"/>
        </table:table-row>
        <table:table-row table:style-name="ro1">
          <table:table-cell office:value-type="float" office:value="2906303" table:style-name="ce1">
            <text:p>2906303</text:p>
          </table:table-cell>
          <table:table-cell office:value-type="string" table:style-name="ce1">
            <text:p>Canavieiras</text:p>
          </table:table-cell>
          <table:table-cell office:value-type="float" office:value="2906303" table:style-name="ce1">
            <text:p>2906303</text:p>
          </table:table-cell>
          <table:table-cell table:number-columns-repeated="16381"/>
        </table:table-row>
        <table:table-row table:style-name="ro1">
          <table:table-cell office:value-type="float" office:value="2906402" table:style-name="ce1">
            <text:p>2906402</text:p>
          </table:table-cell>
          <table:table-cell office:value-type="string" table:style-name="ce1">
            <text:p>Candeal</text:p>
          </table:table-cell>
          <table:table-cell office:value-type="float" office:value="2906402" table:style-name="ce1">
            <text:p>2906402</text:p>
          </table:table-cell>
          <table:table-cell table:number-columns-repeated="16381"/>
        </table:table-row>
        <table:table-row table:style-name="ro1">
          <table:table-cell office:value-type="float" office:value="2906501" table:style-name="ce1">
            <text:p>2906501</text:p>
          </table:table-cell>
          <table:table-cell office:value-type="string" table:style-name="ce1">
            <text:p>Candeias</text:p>
          </table:table-cell>
          <table:table-cell office:value-type="float" office:value="2906501" table:style-name="ce1">
            <text:p>2906501</text:p>
          </table:table-cell>
          <table:table-cell table:number-columns-repeated="16381"/>
        </table:table-row>
        <table:table-row table:style-name="ro1">
          <table:table-cell office:value-type="float" office:value="2906600" table:style-name="ce1">
            <text:p>2906600</text:p>
          </table:table-cell>
          <table:table-cell office:value-type="string" table:style-name="ce1">
            <text:p>Candiba</text:p>
          </table:table-cell>
          <table:table-cell office:value-type="float" office:value="2906600" table:style-name="ce1">
            <text:p>2906600</text:p>
          </table:table-cell>
          <table:table-cell table:number-columns-repeated="16381"/>
        </table:table-row>
        <table:table-row table:style-name="ro1">
          <table:table-cell office:value-type="float" office:value="2906709" table:style-name="ce1">
            <text:p>2906709</text:p>
          </table:table-cell>
          <table:table-cell office:value-type="string" table:style-name="ce1">
            <text:p>Cândido Sales</text:p>
          </table:table-cell>
          <table:table-cell office:value-type="float" office:value="2906709" table:style-name="ce1">
            <text:p>2906709</text:p>
          </table:table-cell>
          <table:table-cell table:number-columns-repeated="16381"/>
        </table:table-row>
        <table:table-row table:style-name="ro1">
          <table:table-cell office:value-type="float" office:value="2906808" table:style-name="ce1">
            <text:p>2906808</text:p>
          </table:table-cell>
          <table:table-cell office:value-type="string" table:style-name="ce1">
            <text:p>Cansanção</text:p>
          </table:table-cell>
          <table:table-cell office:value-type="float" office:value="2906808" table:style-name="ce1">
            <text:p>2906808</text:p>
          </table:table-cell>
          <table:table-cell table:number-columns-repeated="16381"/>
        </table:table-row>
        <table:table-row table:style-name="ro1">
          <table:table-cell office:value-type="float" office:value="2906824" table:style-name="ce1">
            <text:p>2906824</text:p>
          </table:table-cell>
          <table:table-cell office:value-type="string" table:style-name="ce1">
            <text:p>Canudos</text:p>
          </table:table-cell>
          <table:table-cell office:value-type="float" office:value="2906824" table:style-name="ce1">
            <text:p>2906824</text:p>
          </table:table-cell>
          <table:table-cell table:number-columns-repeated="16381"/>
        </table:table-row>
        <table:table-row table:style-name="ro1">
          <table:table-cell office:value-type="float" office:value="2906857" table:style-name="ce1">
            <text:p>2906857</text:p>
          </table:table-cell>
          <table:table-cell office:value-type="string" table:style-name="ce1">
            <text:p>Capela do Alto Alegre</text:p>
          </table:table-cell>
          <table:table-cell office:value-type="float" office:value="2906857" table:style-name="ce1">
            <text:p>2906857</text:p>
          </table:table-cell>
          <table:table-cell table:number-columns-repeated="16381"/>
        </table:table-row>
        <table:table-row table:style-name="ro1">
          <table:table-cell office:value-type="float" office:value="2906873" table:style-name="ce1">
            <text:p>2906873</text:p>
          </table:table-cell>
          <table:table-cell office:value-type="string" table:style-name="ce1">
            <text:p>Capim Grosso</text:p>
          </table:table-cell>
          <table:table-cell office:value-type="float" office:value="2906873" table:style-name="ce1">
            <text:p>2906873</text:p>
          </table:table-cell>
          <table:table-cell table:number-columns-repeated="16381"/>
        </table:table-row>
        <table:table-row table:style-name="ro1">
          <table:table-cell office:value-type="float" office:value="2906899" table:style-name="ce1">
            <text:p>2906899</text:p>
          </table:table-cell>
          <table:table-cell office:value-type="string" table:style-name="ce1">
            <text:p>Caraíbas</text:p>
          </table:table-cell>
          <table:table-cell office:value-type="float" office:value="2906899" table:style-name="ce1">
            <text:p>2906899</text:p>
          </table:table-cell>
          <table:table-cell table:number-columns-repeated="16381"/>
        </table:table-row>
        <table:table-row table:style-name="ro1">
          <table:table-cell office:value-type="float" office:value="2906907" table:style-name="ce1">
            <text:p>2906907</text:p>
          </table:table-cell>
          <table:table-cell office:value-type="string" table:style-name="ce1">
            <text:p>Caravelas</text:p>
          </table:table-cell>
          <table:table-cell office:value-type="float" office:value="2906907" table:style-name="ce1">
            <text:p>2906907</text:p>
          </table:table-cell>
          <table:table-cell table:number-columns-repeated="16381"/>
        </table:table-row>
        <table:table-row table:style-name="ro1">
          <table:table-cell office:value-type="float" office:value="2907004" table:style-name="ce1">
            <text:p>2907004</text:p>
          </table:table-cell>
          <table:table-cell office:value-type="string" table:style-name="ce1">
            <text:p>Cardeal da Silva</text:p>
          </table:table-cell>
          <table:table-cell office:value-type="float" office:value="2907004" table:style-name="ce1">
            <text:p>2907004</text:p>
          </table:table-cell>
          <table:table-cell table:number-columns-repeated="16381"/>
        </table:table-row>
        <table:table-row table:style-name="ro1">
          <table:table-cell office:value-type="float" office:value="2907103" table:style-name="ce1">
            <text:p>2907103</text:p>
          </table:table-cell>
          <table:table-cell office:value-type="string" table:style-name="ce1">
            <text:p>Carinhanha</text:p>
          </table:table-cell>
          <table:table-cell office:value-type="float" office:value="2907103" table:style-name="ce1">
            <text:p>2907103</text:p>
          </table:table-cell>
          <table:table-cell table:number-columns-repeated="16381"/>
        </table:table-row>
        <table:table-row table:style-name="ro1">
          <table:table-cell office:value-type="float" office:value="2907202" table:style-name="ce1">
            <text:p>2907202</text:p>
          </table:table-cell>
          <table:table-cell office:value-type="string" table:style-name="ce1">
            <text:p>Casa Nova</text:p>
          </table:table-cell>
          <table:table-cell office:value-type="float" office:value="2907202" table:style-name="ce1">
            <text:p>2907202</text:p>
          </table:table-cell>
          <table:table-cell table:number-columns-repeated="16381"/>
        </table:table-row>
        <table:table-row table:style-name="ro1">
          <table:table-cell office:value-type="float" office:value="2907301" table:style-name="ce1">
            <text:p>2907301</text:p>
          </table:table-cell>
          <table:table-cell office:value-type="string" table:style-name="ce1">
            <text:p>Castro Alves</text:p>
          </table:table-cell>
          <table:table-cell office:value-type="float" office:value="2907301" table:style-name="ce1">
            <text:p>2907301</text:p>
          </table:table-cell>
          <table:table-cell table:number-columns-repeated="16381"/>
        </table:table-row>
        <table:table-row table:style-name="ro1">
          <table:table-cell office:value-type="float" office:value="2907400" table:style-name="ce1">
            <text:p>2907400</text:p>
          </table:table-cell>
          <table:table-cell office:value-type="string" table:style-name="ce1">
            <text:p>Catolândia</text:p>
          </table:table-cell>
          <table:table-cell office:value-type="float" office:value="2907400" table:style-name="ce1">
            <text:p>2907400</text:p>
          </table:table-cell>
          <table:table-cell table:number-columns-repeated="16381"/>
        </table:table-row>
        <table:table-row table:style-name="ro1">
          <table:table-cell office:value-type="float" office:value="2907509" table:style-name="ce1">
            <text:p>2907509</text:p>
          </table:table-cell>
          <table:table-cell office:value-type="string" table:style-name="ce1">
            <text:p>Catu</text:p>
          </table:table-cell>
          <table:table-cell office:value-type="float" office:value="2907509" table:style-name="ce1">
            <text:p>2907509</text:p>
          </table:table-cell>
          <table:table-cell table:number-columns-repeated="16381"/>
        </table:table-row>
        <table:table-row table:style-name="ro1">
          <table:table-cell office:value-type="float" office:value="2907558" table:style-name="ce1">
            <text:p>2907558</text:p>
          </table:table-cell>
          <table:table-cell office:value-type="string" table:style-name="ce1">
            <text:p>Caturama</text:p>
          </table:table-cell>
          <table:table-cell office:value-type="float" office:value="2907558" table:style-name="ce1">
            <text:p>2907558</text:p>
          </table:table-cell>
          <table:table-cell table:number-columns-repeated="16381"/>
        </table:table-row>
        <table:table-row table:style-name="ro1">
          <table:table-cell office:value-type="float" office:value="2907608" table:style-name="ce1">
            <text:p>2907608</text:p>
          </table:table-cell>
          <table:table-cell office:value-type="string" table:style-name="ce1">
            <text:p>Central</text:p>
          </table:table-cell>
          <table:table-cell office:value-type="float" office:value="2907608" table:style-name="ce1">
            <text:p>2907608</text:p>
          </table:table-cell>
          <table:table-cell table:number-columns-repeated="16381"/>
        </table:table-row>
        <table:table-row table:style-name="ro1">
          <table:table-cell office:value-type="float" office:value="2907707" table:style-name="ce1">
            <text:p>2907707</text:p>
          </table:table-cell>
          <table:table-cell office:value-type="string" table:style-name="ce1">
            <text:p>Chorrochó</text:p>
          </table:table-cell>
          <table:table-cell office:value-type="float" office:value="2907707" table:style-name="ce1">
            <text:p>2907707</text:p>
          </table:table-cell>
          <table:table-cell table:number-columns-repeated="16381"/>
        </table:table-row>
        <table:table-row table:style-name="ro1">
          <table:table-cell office:value-type="float" office:value="2907806" table:style-name="ce1">
            <text:p>2907806</text:p>
          </table:table-cell>
          <table:table-cell office:value-type="string" table:style-name="ce1">
            <text:p>Cícero Dantas</text:p>
          </table:table-cell>
          <table:table-cell office:value-type="float" office:value="2907806" table:style-name="ce1">
            <text:p>2907806</text:p>
          </table:table-cell>
          <table:table-cell table:number-columns-repeated="16381"/>
        </table:table-row>
        <table:table-row table:style-name="ro1">
          <table:table-cell office:value-type="float" office:value="2907905" table:style-name="ce1">
            <text:p>2907905</text:p>
          </table:table-cell>
          <table:table-cell office:value-type="string" table:style-name="ce1">
            <text:p>Cipó</text:p>
          </table:table-cell>
          <table:table-cell office:value-type="float" office:value="2907905" table:style-name="ce1">
            <text:p>2907905</text:p>
          </table:table-cell>
          <table:table-cell table:number-columns-repeated="16381"/>
        </table:table-row>
        <table:table-row table:style-name="ro1">
          <table:table-cell office:value-type="float" office:value="2908002" table:style-name="ce1">
            <text:p>2908002</text:p>
          </table:table-cell>
          <table:table-cell office:value-type="string" table:style-name="ce1">
            <text:p>Coaraci</text:p>
          </table:table-cell>
          <table:table-cell office:value-type="float" office:value="2908002" table:style-name="ce1">
            <text:p>2908002</text:p>
          </table:table-cell>
          <table:table-cell table:number-columns-repeated="16381"/>
        </table:table-row>
        <table:table-row table:style-name="ro1">
          <table:table-cell office:value-type="float" office:value="2908101" table:style-name="ce1">
            <text:p>2908101</text:p>
          </table:table-cell>
          <table:table-cell office:value-type="string" table:style-name="ce1">
            <text:p>Cocos</text:p>
          </table:table-cell>
          <table:table-cell office:value-type="float" office:value="2908101" table:style-name="ce1">
            <text:p>2908101</text:p>
          </table:table-cell>
          <table:table-cell table:number-columns-repeated="16381"/>
        </table:table-row>
        <table:table-row table:style-name="ro1">
          <table:table-cell office:value-type="float" office:value="2908200" table:style-name="ce1">
            <text:p>2908200</text:p>
          </table:table-cell>
          <table:table-cell office:value-type="string" table:style-name="ce1">
            <text:p>Conceição da Feira</text:p>
          </table:table-cell>
          <table:table-cell office:value-type="float" office:value="2908200" table:style-name="ce1">
            <text:p>2908200</text:p>
          </table:table-cell>
          <table:table-cell table:number-columns-repeated="16381"/>
        </table:table-row>
        <table:table-row table:style-name="ro1">
          <table:table-cell office:value-type="float" office:value="2908309" table:style-name="ce1">
            <text:p>2908309</text:p>
          </table:table-cell>
          <table:table-cell office:value-type="string" table:style-name="ce1">
            <text:p>Conceição do Almeida</text:p>
          </table:table-cell>
          <table:table-cell office:value-type="float" office:value="2908309" table:style-name="ce1">
            <text:p>2908309</text:p>
          </table:table-cell>
          <table:table-cell table:number-columns-repeated="16381"/>
        </table:table-row>
        <table:table-row table:style-name="ro1">
          <table:table-cell office:value-type="float" office:value="2908408" table:style-name="ce1">
            <text:p>2908408</text:p>
          </table:table-cell>
          <table:table-cell office:value-type="string" table:style-name="ce1">
            <text:p>Conceição do Coité</text:p>
          </table:table-cell>
          <table:table-cell office:value-type="float" office:value="2908408" table:style-name="ce1">
            <text:p>2908408</text:p>
          </table:table-cell>
          <table:table-cell table:number-columns-repeated="16381"/>
        </table:table-row>
        <table:table-row table:style-name="ro1">
          <table:table-cell office:value-type="float" office:value="2908507" table:style-name="ce1">
            <text:p>2908507</text:p>
          </table:table-cell>
          <table:table-cell office:value-type="string" table:style-name="ce1">
            <text:p>Conceição do Jacuípe</text:p>
          </table:table-cell>
          <table:table-cell office:value-type="float" office:value="2908507" table:style-name="ce1">
            <text:p>2908507</text:p>
          </table:table-cell>
          <table:table-cell table:number-columns-repeated="16381"/>
        </table:table-row>
        <table:table-row table:style-name="ro1">
          <table:table-cell office:value-type="float" office:value="2908606" table:style-name="ce1">
            <text:p>2908606</text:p>
          </table:table-cell>
          <table:table-cell office:value-type="string" table:style-name="ce1">
            <text:p>Conde</text:p>
          </table:table-cell>
          <table:table-cell office:value-type="float" office:value="2908606" table:style-name="ce1">
            <text:p>2908606</text:p>
          </table:table-cell>
          <table:table-cell table:number-columns-repeated="16381"/>
        </table:table-row>
        <table:table-row table:style-name="ro1">
          <table:table-cell office:value-type="float" office:value="2908705" table:style-name="ce1">
            <text:p>2908705</text:p>
          </table:table-cell>
          <table:table-cell office:value-type="string" table:style-name="ce1">
            <text:p>Condeúba</text:p>
          </table:table-cell>
          <table:table-cell office:value-type="float" office:value="2908705" table:style-name="ce1">
            <text:p>2908705</text:p>
          </table:table-cell>
          <table:table-cell table:number-columns-repeated="16381"/>
        </table:table-row>
        <table:table-row table:style-name="ro1">
          <table:table-cell office:value-type="float" office:value="2908804" table:style-name="ce1">
            <text:p>2908804</text:p>
          </table:table-cell>
          <table:table-cell office:value-type="string" table:style-name="ce1">
            <text:p>Contendas do Sincorá</text:p>
          </table:table-cell>
          <table:table-cell office:value-type="float" office:value="2908804" table:style-name="ce1">
            <text:p>2908804</text:p>
          </table:table-cell>
          <table:table-cell table:number-columns-repeated="16381"/>
        </table:table-row>
        <table:table-row table:style-name="ro1">
          <table:table-cell office:value-type="float" office:value="2908903" table:style-name="ce1">
            <text:p>2908903</text:p>
          </table:table-cell>
          <table:table-cell office:value-type="string" table:style-name="ce1">
            <text:p>Coração de Maria</text:p>
          </table:table-cell>
          <table:table-cell office:value-type="float" office:value="2908903" table:style-name="ce1">
            <text:p>2908903</text:p>
          </table:table-cell>
          <table:table-cell table:number-columns-repeated="16381"/>
        </table:table-row>
        <table:table-row table:style-name="ro1">
          <table:table-cell office:value-type="float" office:value="2909000" table:style-name="ce1">
            <text:p>2909000</text:p>
          </table:table-cell>
          <table:table-cell office:value-type="string" table:style-name="ce1">
            <text:p>Cordeiros</text:p>
          </table:table-cell>
          <table:table-cell office:value-type="float" office:value="2909000" table:style-name="ce1">
            <text:p>2909000</text:p>
          </table:table-cell>
          <table:table-cell table:number-columns-repeated="16381"/>
        </table:table-row>
        <table:table-row table:style-name="ro1">
          <table:table-cell office:value-type="float" office:value="2909109" table:style-name="ce1">
            <text:p>2909109</text:p>
          </table:table-cell>
          <table:table-cell office:value-type="string" table:style-name="ce1">
            <text:p>Coribe</text:p>
          </table:table-cell>
          <table:table-cell office:value-type="float" office:value="2909109" table:style-name="ce1">
            <text:p>2909109</text:p>
          </table:table-cell>
          <table:table-cell table:number-columns-repeated="16381"/>
        </table:table-row>
        <table:table-row table:style-name="ro1">
          <table:table-cell office:value-type="float" office:value="2909208" table:style-name="ce1">
            <text:p>2909208</text:p>
          </table:table-cell>
          <table:table-cell office:value-type="string" table:style-name="ce1">
            <text:p>Coronel João Sá</text:p>
          </table:table-cell>
          <table:table-cell office:value-type="float" office:value="2909208" table:style-name="ce1">
            <text:p>2909208</text:p>
          </table:table-cell>
          <table:table-cell table:number-columns-repeated="16381"/>
        </table:table-row>
        <table:table-row table:style-name="ro1">
          <table:table-cell office:value-type="float" office:value="2909307" table:style-name="ce1">
            <text:p>2909307</text:p>
          </table:table-cell>
          <table:table-cell office:value-type="string" table:style-name="ce1">
            <text:p>Correntina</text:p>
          </table:table-cell>
          <table:table-cell office:value-type="float" office:value="2909307" table:style-name="ce1">
            <text:p>2909307</text:p>
          </table:table-cell>
          <table:table-cell table:number-columns-repeated="16381"/>
        </table:table-row>
        <table:table-row table:style-name="ro1">
          <table:table-cell office:value-type="float" office:value="2909406" table:style-name="ce1">
            <text:p>2909406</text:p>
          </table:table-cell>
          <table:table-cell office:value-type="string" table:style-name="ce1">
            <text:p>Cotegipe</text:p>
          </table:table-cell>
          <table:table-cell office:value-type="float" office:value="2909406" table:style-name="ce1">
            <text:p>2909406</text:p>
          </table:table-cell>
          <table:table-cell table:number-columns-repeated="16381"/>
        </table:table-row>
        <table:table-row table:style-name="ro1">
          <table:table-cell office:value-type="float" office:value="2909505" table:style-name="ce1">
            <text:p>2909505</text:p>
          </table:table-cell>
          <table:table-cell office:value-type="string" table:style-name="ce1">
            <text:p>Cravolândia</text:p>
          </table:table-cell>
          <table:table-cell office:value-type="float" office:value="2909505" table:style-name="ce1">
            <text:p>2909505</text:p>
          </table:table-cell>
          <table:table-cell table:number-columns-repeated="16381"/>
        </table:table-row>
        <table:table-row table:style-name="ro1">
          <table:table-cell office:value-type="float" office:value="2909604" table:style-name="ce1">
            <text:p>2909604</text:p>
          </table:table-cell>
          <table:table-cell office:value-type="string" table:style-name="ce1">
            <text:p>Crisópolis</text:p>
          </table:table-cell>
          <table:table-cell office:value-type="float" office:value="2909604" table:style-name="ce1">
            <text:p>2909604</text:p>
          </table:table-cell>
          <table:table-cell table:number-columns-repeated="16381"/>
        </table:table-row>
        <table:table-row table:style-name="ro1">
          <table:table-cell office:value-type="float" office:value="2909703" table:style-name="ce1">
            <text:p>2909703</text:p>
          </table:table-cell>
          <table:table-cell office:value-type="string" table:style-name="ce1">
            <text:p>Cristópolis</text:p>
          </table:table-cell>
          <table:table-cell office:value-type="float" office:value="2909703" table:style-name="ce1">
            <text:p>2909703</text:p>
          </table:table-cell>
          <table:table-cell table:number-columns-repeated="16381"/>
        </table:table-row>
        <table:table-row table:style-name="ro1">
          <table:table-cell office:value-type="float" office:value="2909802" table:style-name="ce1">
            <text:p>2909802</text:p>
          </table:table-cell>
          <table:table-cell office:value-type="string" table:style-name="ce1">
            <text:p>Cruz das Almas</text:p>
          </table:table-cell>
          <table:table-cell office:value-type="float" office:value="2909802" table:style-name="ce1">
            <text:p>2909802</text:p>
          </table:table-cell>
          <table:table-cell table:number-columns-repeated="16381"/>
        </table:table-row>
        <table:table-row table:style-name="ro1">
          <table:table-cell office:value-type="float" office:value="2909901" table:style-name="ce1">
            <text:p>2909901</text:p>
          </table:table-cell>
          <table:table-cell office:value-type="string" table:style-name="ce1">
            <text:p>Curaçá</text:p>
          </table:table-cell>
          <table:table-cell office:value-type="float" office:value="2909901" table:style-name="ce1">
            <text:p>2909901</text:p>
          </table:table-cell>
          <table:table-cell table:number-columns-repeated="16381"/>
        </table:table-row>
        <table:table-row table:style-name="ro1">
          <table:table-cell office:value-type="float" office:value="2910008" table:style-name="ce1">
            <text:p>2910008</text:p>
          </table:table-cell>
          <table:table-cell office:value-type="string" table:style-name="ce1">
            <text:p>Dário Meira</text:p>
          </table:table-cell>
          <table:table-cell office:value-type="float" office:value="2910008" table:style-name="ce1">
            <text:p>2910008</text:p>
          </table:table-cell>
          <table:table-cell table:number-columns-repeated="16381"/>
        </table:table-row>
        <table:table-row table:style-name="ro1">
          <table:table-cell office:value-type="float" office:value="2910057" table:style-name="ce1">
            <text:p>2910057</text:p>
          </table:table-cell>
          <table:table-cell office:value-type="string" table:style-name="ce1">
            <text:p>Dias d'Ávila</text:p>
          </table:table-cell>
          <table:table-cell office:value-type="float" office:value="2910057" table:style-name="ce1">
            <text:p>2910057</text:p>
          </table:table-cell>
          <table:table-cell table:number-columns-repeated="16381"/>
        </table:table-row>
        <table:table-row table:style-name="ro1">
          <table:table-cell office:value-type="float" office:value="2910107" table:style-name="ce1">
            <text:p>2910107</text:p>
          </table:table-cell>
          <table:table-cell office:value-type="string" table:style-name="ce1">
            <text:p>Dom Basílio</text:p>
          </table:table-cell>
          <table:table-cell office:value-type="float" office:value="2910107" table:style-name="ce1">
            <text:p>2910107</text:p>
          </table:table-cell>
          <table:table-cell table:number-columns-repeated="16381"/>
        </table:table-row>
        <table:table-row table:style-name="ro1">
          <table:table-cell office:value-type="float" office:value="2910206" table:style-name="ce1">
            <text:p>2910206</text:p>
          </table:table-cell>
          <table:table-cell office:value-type="string" table:style-name="ce1">
            <text:p>Dom Macedo Costa</text:p>
          </table:table-cell>
          <table:table-cell office:value-type="float" office:value="2910206" table:style-name="ce1">
            <text:p>2910206</text:p>
          </table:table-cell>
          <table:table-cell table:number-columns-repeated="16381"/>
        </table:table-row>
        <table:table-row table:style-name="ro1">
          <table:table-cell office:value-type="float" office:value="2910305" table:style-name="ce1">
            <text:p>2910305</text:p>
          </table:table-cell>
          <table:table-cell office:value-type="string" table:style-name="ce1">
            <text:p>Elísio Medrado</text:p>
          </table:table-cell>
          <table:table-cell office:value-type="float" office:value="2910305" table:style-name="ce1">
            <text:p>2910305</text:p>
          </table:table-cell>
          <table:table-cell table:number-columns-repeated="16381"/>
        </table:table-row>
        <table:table-row table:style-name="ro1">
          <table:table-cell office:value-type="float" office:value="2910404" table:style-name="ce1">
            <text:p>2910404</text:p>
          </table:table-cell>
          <table:table-cell office:value-type="string" table:style-name="ce1">
            <text:p>Encruzilhada</text:p>
          </table:table-cell>
          <table:table-cell office:value-type="float" office:value="2910404" table:style-name="ce1">
            <text:p>2910404</text:p>
          </table:table-cell>
          <table:table-cell table:number-columns-repeated="16381"/>
        </table:table-row>
        <table:table-row table:style-name="ro1">
          <table:table-cell office:value-type="float" office:value="2910503" table:style-name="ce1">
            <text:p>2910503</text:p>
          </table:table-cell>
          <table:table-cell office:value-type="string" table:style-name="ce1">
            <text:p>Entre Rios</text:p>
          </table:table-cell>
          <table:table-cell office:value-type="float" office:value="2910503" table:style-name="ce1">
            <text:p>2910503</text:p>
          </table:table-cell>
          <table:table-cell table:number-columns-repeated="16381"/>
        </table:table-row>
        <table:table-row table:style-name="ro1">
          <table:table-cell office:value-type="float" office:value="2910602" table:style-name="ce1">
            <text:p>2910602</text:p>
          </table:table-cell>
          <table:table-cell office:value-type="string" table:style-name="ce1">
            <text:p>Esplanada</text:p>
          </table:table-cell>
          <table:table-cell office:value-type="float" office:value="2910602" table:style-name="ce1">
            <text:p>2910602</text:p>
          </table:table-cell>
          <table:table-cell table:number-columns-repeated="16381"/>
        </table:table-row>
        <table:table-row table:style-name="ro1">
          <table:table-cell office:value-type="float" office:value="2910701" table:style-name="ce1">
            <text:p>2910701</text:p>
          </table:table-cell>
          <table:table-cell office:value-type="string" table:style-name="ce1">
            <text:p>Euclides da Cunha</text:p>
          </table:table-cell>
          <table:table-cell office:value-type="float" office:value="2910701" table:style-name="ce1">
            <text:p>2910701</text:p>
          </table:table-cell>
          <table:table-cell table:number-columns-repeated="16381"/>
        </table:table-row>
        <table:table-row table:style-name="ro1">
          <table:table-cell office:value-type="float" office:value="2910727" table:style-name="ce1">
            <text:p>2910727</text:p>
          </table:table-cell>
          <table:table-cell office:value-type="string" table:style-name="ce1">
            <text:p>Eunápolis</text:p>
          </table:table-cell>
          <table:table-cell office:value-type="float" office:value="2910727" table:style-name="ce1">
            <text:p>2910727</text:p>
          </table:table-cell>
          <table:table-cell table:number-columns-repeated="16381"/>
        </table:table-row>
        <table:table-row table:style-name="ro1">
          <table:table-cell office:value-type="float" office:value="2910750" table:style-name="ce1">
            <text:p>2910750</text:p>
          </table:table-cell>
          <table:table-cell office:value-type="string" table:style-name="ce1">
            <text:p>Fátima</text:p>
          </table:table-cell>
          <table:table-cell office:value-type="float" office:value="2910750" table:style-name="ce1">
            <text:p>2910750</text:p>
          </table:table-cell>
          <table:table-cell table:number-columns-repeated="16381"/>
        </table:table-row>
        <table:table-row table:style-name="ro1">
          <table:table-cell office:value-type="float" office:value="2910776" table:style-name="ce1">
            <text:p>2910776</text:p>
          </table:table-cell>
          <table:table-cell office:value-type="string" table:style-name="ce1">
            <text:p>Feira da Mata</text:p>
          </table:table-cell>
          <table:table-cell office:value-type="float" office:value="2910776" table:style-name="ce1">
            <text:p>2910776</text:p>
          </table:table-cell>
          <table:table-cell table:number-columns-repeated="16381"/>
        </table:table-row>
        <table:table-row table:style-name="ro1">
          <table:table-cell office:value-type="float" office:value="2910800" table:style-name="ce1">
            <text:p>2910800</text:p>
          </table:table-cell>
          <table:table-cell office:value-type="string" table:style-name="ce1">
            <text:p>Feira de Santana</text:p>
          </table:table-cell>
          <table:table-cell office:value-type="float" office:value="2910800" table:style-name="ce1">
            <text:p>2910800</text:p>
          </table:table-cell>
          <table:table-cell table:number-columns-repeated="16381"/>
        </table:table-row>
        <table:table-row table:style-name="ro1">
          <table:table-cell office:value-type="float" office:value="2910859" table:style-name="ce1">
            <text:p>2910859</text:p>
          </table:table-cell>
          <table:table-cell office:value-type="string" table:style-name="ce1">
            <text:p>Filadélfia</text:p>
          </table:table-cell>
          <table:table-cell office:value-type="float" office:value="2910859" table:style-name="ce1">
            <text:p>2910859</text:p>
          </table:table-cell>
          <table:table-cell table:number-columns-repeated="16381"/>
        </table:table-row>
        <table:table-row table:style-name="ro1">
          <table:table-cell office:value-type="float" office:value="2910909" table:style-name="ce1">
            <text:p>2910909</text:p>
          </table:table-cell>
          <table:table-cell office:value-type="string" table:style-name="ce1">
            <text:p>Firmino Alves</text:p>
          </table:table-cell>
          <table:table-cell office:value-type="float" office:value="2910909" table:style-name="ce1">
            <text:p>2910909</text:p>
          </table:table-cell>
          <table:table-cell table:number-columns-repeated="16381"/>
        </table:table-row>
        <table:table-row table:style-name="ro1">
          <table:table-cell office:value-type="float" office:value="2911006" table:style-name="ce1">
            <text:p>2911006</text:p>
          </table:table-cell>
          <table:table-cell office:value-type="string" table:style-name="ce1">
            <text:p>Floresta Azul</text:p>
          </table:table-cell>
          <table:table-cell office:value-type="float" office:value="2911006" table:style-name="ce1">
            <text:p>2911006</text:p>
          </table:table-cell>
          <table:table-cell table:number-columns-repeated="16381"/>
        </table:table-row>
        <table:table-row table:style-name="ro1">
          <table:table-cell office:value-type="float" office:value="2911105" table:style-name="ce1">
            <text:p>2911105</text:p>
          </table:table-cell>
          <table:table-cell office:value-type="string" table:style-name="ce1">
            <text:p>Formosa do Rio Preto</text:p>
          </table:table-cell>
          <table:table-cell office:value-type="float" office:value="2911105" table:style-name="ce1">
            <text:p>2911105</text:p>
          </table:table-cell>
          <table:table-cell table:number-columns-repeated="16381"/>
        </table:table-row>
        <table:table-row table:style-name="ro1">
          <table:table-cell office:value-type="float" office:value="2911204" table:style-name="ce1">
            <text:p>2911204</text:p>
          </table:table-cell>
          <table:table-cell office:value-type="string" table:style-name="ce1">
            <text:p>Gandu</text:p>
          </table:table-cell>
          <table:table-cell office:value-type="float" office:value="2911204" table:style-name="ce1">
            <text:p>2911204</text:p>
          </table:table-cell>
          <table:table-cell table:number-columns-repeated="16381"/>
        </table:table-row>
        <table:table-row table:style-name="ro1">
          <table:table-cell office:value-type="float" office:value="2911253" table:style-name="ce1">
            <text:p>2911253</text:p>
          </table:table-cell>
          <table:table-cell office:value-type="string" table:style-name="ce1">
            <text:p>Gavião</text:p>
          </table:table-cell>
          <table:table-cell office:value-type="float" office:value="2911253" table:style-name="ce1">
            <text:p>2911253</text:p>
          </table:table-cell>
          <table:table-cell table:number-columns-repeated="16381"/>
        </table:table-row>
        <table:table-row table:style-name="ro1">
          <table:table-cell office:value-type="float" office:value="2911303" table:style-name="ce1">
            <text:p>2911303</text:p>
          </table:table-cell>
          <table:table-cell office:value-type="string" table:style-name="ce1">
            <text:p>Gentio do Ouro</text:p>
          </table:table-cell>
          <table:table-cell office:value-type="float" office:value="2911303" table:style-name="ce1">
            <text:p>2911303</text:p>
          </table:table-cell>
          <table:table-cell table:number-columns-repeated="16381"/>
        </table:table-row>
        <table:table-row table:style-name="ro1">
          <table:table-cell office:value-type="float" office:value="2911402" table:style-name="ce1">
            <text:p>2911402</text:p>
          </table:table-cell>
          <table:table-cell office:value-type="string" table:style-name="ce1">
            <text:p>Glória</text:p>
          </table:table-cell>
          <table:table-cell office:value-type="float" office:value="2911402" table:style-name="ce1">
            <text:p>2911402</text:p>
          </table:table-cell>
          <table:table-cell table:number-columns-repeated="16381"/>
        </table:table-row>
        <table:table-row table:style-name="ro1">
          <table:table-cell office:value-type="float" office:value="2911501" table:style-name="ce1">
            <text:p>2911501</text:p>
          </table:table-cell>
          <table:table-cell office:value-type="string" table:style-name="ce1">
            <text:p>Gongogi</text:p>
          </table:table-cell>
          <table:table-cell office:value-type="float" office:value="2911501" table:style-name="ce1">
            <text:p>2911501</text:p>
          </table:table-cell>
          <table:table-cell table:number-columns-repeated="16381"/>
        </table:table-row>
        <table:table-row table:style-name="ro1">
          <table:table-cell office:value-type="float" office:value="2911600" table:style-name="ce1">
            <text:p>2911600</text:p>
          </table:table-cell>
          <table:table-cell office:value-type="string" table:style-name="ce1">
            <text:p>Governador Mangabeira</text:p>
          </table:table-cell>
          <table:table-cell office:value-type="float" office:value="2911600" table:style-name="ce1">
            <text:p>2911600</text:p>
          </table:table-cell>
          <table:table-cell table:number-columns-repeated="16381"/>
        </table:table-row>
        <table:table-row table:style-name="ro1">
          <table:table-cell office:value-type="float" office:value="2911659" table:style-name="ce1">
            <text:p>2911659</text:p>
          </table:table-cell>
          <table:table-cell office:value-type="string" table:style-name="ce1">
            <text:p>Guajeru</text:p>
          </table:table-cell>
          <table:table-cell office:value-type="float" office:value="2911659" table:style-name="ce1">
            <text:p>2911659</text:p>
          </table:table-cell>
          <table:table-cell table:number-columns-repeated="16381"/>
        </table:table-row>
        <table:table-row table:style-name="ro1">
          <table:table-cell office:value-type="float" office:value="2911709" table:style-name="ce1">
            <text:p>2911709</text:p>
          </table:table-cell>
          <table:table-cell office:value-type="string" table:style-name="ce1">
            <text:p>Guanambi</text:p>
          </table:table-cell>
          <table:table-cell office:value-type="float" office:value="2911709" table:style-name="ce1">
            <text:p>2911709</text:p>
          </table:table-cell>
          <table:table-cell table:number-columns-repeated="16381"/>
        </table:table-row>
        <table:table-row table:style-name="ro1">
          <table:table-cell office:value-type="float" office:value="2911808" table:style-name="ce1">
            <text:p>2911808</text:p>
          </table:table-cell>
          <table:table-cell office:value-type="string" table:style-name="ce1">
            <text:p>Guaratinga</text:p>
          </table:table-cell>
          <table:table-cell office:value-type="float" office:value="2911808" table:style-name="ce1">
            <text:p>2911808</text:p>
          </table:table-cell>
          <table:table-cell table:number-columns-repeated="16381"/>
        </table:table-row>
        <table:table-row table:style-name="ro1">
          <table:table-cell office:value-type="float" office:value="2911857" table:style-name="ce1">
            <text:p>2911857</text:p>
          </table:table-cell>
          <table:table-cell office:value-type="string" table:style-name="ce1">
            <text:p>Heliópolis</text:p>
          </table:table-cell>
          <table:table-cell office:value-type="float" office:value="2911857" table:style-name="ce1">
            <text:p>2911857</text:p>
          </table:table-cell>
          <table:table-cell table:number-columns-repeated="16381"/>
        </table:table-row>
        <table:table-row table:style-name="ro1">
          <table:table-cell office:value-type="float" office:value="2911907" table:style-name="ce1">
            <text:p>2911907</text:p>
          </table:table-cell>
          <table:table-cell office:value-type="string" table:style-name="ce1">
            <text:p>Iaçu</text:p>
          </table:table-cell>
          <table:table-cell office:value-type="float" office:value="2911907" table:style-name="ce1">
            <text:p>2911907</text:p>
          </table:table-cell>
          <table:table-cell table:number-columns-repeated="16381"/>
        </table:table-row>
        <table:table-row table:style-name="ro1">
          <table:table-cell office:value-type="float" office:value="2912004" table:style-name="ce1">
            <text:p>2912004</text:p>
          </table:table-cell>
          <table:table-cell office:value-type="string" table:style-name="ce1">
            <text:p>Ibiassucê</text:p>
          </table:table-cell>
          <table:table-cell office:value-type="float" office:value="2912004" table:style-name="ce1">
            <text:p>2912004</text:p>
          </table:table-cell>
          <table:table-cell table:number-columns-repeated="16381"/>
        </table:table-row>
        <table:table-row table:style-name="ro1">
          <table:table-cell office:value-type="float" office:value="2912103" table:style-name="ce1">
            <text:p>2912103</text:p>
          </table:table-cell>
          <table:table-cell office:value-type="string" table:style-name="ce1">
            <text:p>Ibicaraí</text:p>
          </table:table-cell>
          <table:table-cell office:value-type="float" office:value="2912103" table:style-name="ce1">
            <text:p>2912103</text:p>
          </table:table-cell>
          <table:table-cell table:number-columns-repeated="16381"/>
        </table:table-row>
        <table:table-row table:style-name="ro1">
          <table:table-cell office:value-type="float" office:value="2912202" table:style-name="ce1">
            <text:p>2912202</text:p>
          </table:table-cell>
          <table:table-cell office:value-type="string" table:style-name="ce1">
            <text:p>Ibicoara</text:p>
          </table:table-cell>
          <table:table-cell office:value-type="float" office:value="2912202" table:style-name="ce1">
            <text:p>2912202</text:p>
          </table:table-cell>
          <table:table-cell table:number-columns-repeated="16381"/>
        </table:table-row>
        <table:table-row table:style-name="ro1">
          <table:table-cell office:value-type="float" office:value="2912301" table:style-name="ce1">
            <text:p>2912301</text:p>
          </table:table-cell>
          <table:table-cell office:value-type="string" table:style-name="ce1">
            <text:p>Ibicuí</text:p>
          </table:table-cell>
          <table:table-cell office:value-type="float" office:value="2912301" table:style-name="ce1">
            <text:p>2912301</text:p>
          </table:table-cell>
          <table:table-cell table:number-columns-repeated="16381"/>
        </table:table-row>
        <table:table-row table:style-name="ro1">
          <table:table-cell office:value-type="float" office:value="2912400" table:style-name="ce1">
            <text:p>2912400</text:p>
          </table:table-cell>
          <table:table-cell office:value-type="string" table:style-name="ce1">
            <text:p>Ibipeba</text:p>
          </table:table-cell>
          <table:table-cell office:value-type="float" office:value="2912400" table:style-name="ce1">
            <text:p>2912400</text:p>
          </table:table-cell>
          <table:table-cell table:number-columns-repeated="16381"/>
        </table:table-row>
        <table:table-row table:style-name="ro1">
          <table:table-cell office:value-type="float" office:value="2912509" table:style-name="ce1">
            <text:p>2912509</text:p>
          </table:table-cell>
          <table:table-cell office:value-type="string" table:style-name="ce1">
            <text:p>Ibipitanga</text:p>
          </table:table-cell>
          <table:table-cell office:value-type="float" office:value="2912509" table:style-name="ce1">
            <text:p>2912509</text:p>
          </table:table-cell>
          <table:table-cell table:number-columns-repeated="16381"/>
        </table:table-row>
        <table:table-row table:style-name="ro1">
          <table:table-cell office:value-type="float" office:value="2912608" table:style-name="ce1">
            <text:p>2912608</text:p>
          </table:table-cell>
          <table:table-cell office:value-type="string" table:style-name="ce1">
            <text:p>Ibiquera</text:p>
          </table:table-cell>
          <table:table-cell office:value-type="float" office:value="2912608" table:style-name="ce1">
            <text:p>2912608</text:p>
          </table:table-cell>
          <table:table-cell table:number-columns-repeated="16381"/>
        </table:table-row>
        <table:table-row table:style-name="ro1">
          <table:table-cell office:value-type="float" office:value="2912707" table:style-name="ce1">
            <text:p>2912707</text:p>
          </table:table-cell>
          <table:table-cell office:value-type="string" table:style-name="ce1">
            <text:p>Ibirapitanga</text:p>
          </table:table-cell>
          <table:table-cell office:value-type="float" office:value="2912707" table:style-name="ce1">
            <text:p>2912707</text:p>
          </table:table-cell>
          <table:table-cell table:number-columns-repeated="16381"/>
        </table:table-row>
        <table:table-row table:style-name="ro1">
          <table:table-cell office:value-type="float" office:value="2912806" table:style-name="ce1">
            <text:p>2912806</text:p>
          </table:table-cell>
          <table:table-cell office:value-type="string" table:style-name="ce1">
            <text:p>Ibirapuã</text:p>
          </table:table-cell>
          <table:table-cell office:value-type="float" office:value="2912806" table:style-name="ce1">
            <text:p>2912806</text:p>
          </table:table-cell>
          <table:table-cell table:number-columns-repeated="16381"/>
        </table:table-row>
        <table:table-row table:style-name="ro1">
          <table:table-cell office:value-type="float" office:value="2912905" table:style-name="ce1">
            <text:p>2912905</text:p>
          </table:table-cell>
          <table:table-cell office:value-type="string" table:style-name="ce1">
            <text:p>Ibirataia</text:p>
          </table:table-cell>
          <table:table-cell office:value-type="float" office:value="2912905" table:style-name="ce1">
            <text:p>2912905</text:p>
          </table:table-cell>
          <table:table-cell table:number-columns-repeated="16381"/>
        </table:table-row>
        <table:table-row table:style-name="ro1">
          <table:table-cell office:value-type="float" office:value="2913002" table:style-name="ce1">
            <text:p>2913002</text:p>
          </table:table-cell>
          <table:table-cell office:value-type="string" table:style-name="ce1">
            <text:p>Ibitiara</text:p>
          </table:table-cell>
          <table:table-cell office:value-type="float" office:value="2913002" table:style-name="ce1">
            <text:p>2913002</text:p>
          </table:table-cell>
          <table:table-cell table:number-columns-repeated="16381"/>
        </table:table-row>
        <table:table-row table:style-name="ro1">
          <table:table-cell office:value-type="float" office:value="2913101" table:style-name="ce1">
            <text:p>2913101</text:p>
          </table:table-cell>
          <table:table-cell office:value-type="string" table:style-name="ce1">
            <text:p>Ibititá</text:p>
          </table:table-cell>
          <table:table-cell office:value-type="float" office:value="2913101" table:style-name="ce1">
            <text:p>2913101</text:p>
          </table:table-cell>
          <table:table-cell table:number-columns-repeated="16381"/>
        </table:table-row>
        <table:table-row table:style-name="ro1">
          <table:table-cell office:value-type="float" office:value="2913200" table:style-name="ce1">
            <text:p>2913200</text:p>
          </table:table-cell>
          <table:table-cell office:value-type="string" table:style-name="ce1">
            <text:p>Ibotirama</text:p>
          </table:table-cell>
          <table:table-cell office:value-type="float" office:value="2913200" table:style-name="ce1">
            <text:p>2913200</text:p>
          </table:table-cell>
          <table:table-cell table:number-columns-repeated="16381"/>
        </table:table-row>
        <table:table-row table:style-name="ro1">
          <table:table-cell office:value-type="float" office:value="2913309" table:style-name="ce1">
            <text:p>2913309</text:p>
          </table:table-cell>
          <table:table-cell office:value-type="string" table:style-name="ce1">
            <text:p>Ichu</text:p>
          </table:table-cell>
          <table:table-cell office:value-type="float" office:value="2913309" table:style-name="ce1">
            <text:p>2913309</text:p>
          </table:table-cell>
          <table:table-cell table:number-columns-repeated="16381"/>
        </table:table-row>
        <table:table-row table:style-name="ro1">
          <table:table-cell office:value-type="float" office:value="2913408" table:style-name="ce1">
            <text:p>2913408</text:p>
          </table:table-cell>
          <table:table-cell office:value-type="string" table:style-name="ce1">
            <text:p>Igaporã</text:p>
          </table:table-cell>
          <table:table-cell office:value-type="float" office:value="2913408" table:style-name="ce1">
            <text:p>2913408</text:p>
          </table:table-cell>
          <table:table-cell table:number-columns-repeated="16381"/>
        </table:table-row>
        <table:table-row table:style-name="ro1">
          <table:table-cell office:value-type="float" office:value="2913457" table:style-name="ce1">
            <text:p>2913457</text:p>
          </table:table-cell>
          <table:table-cell office:value-type="string" table:style-name="ce1">
            <text:p>Igrapiúna</text:p>
          </table:table-cell>
          <table:table-cell office:value-type="float" office:value="2913457" table:style-name="ce1">
            <text:p>2913457</text:p>
          </table:table-cell>
          <table:table-cell table:number-columns-repeated="16381"/>
        </table:table-row>
        <table:table-row table:style-name="ro1">
          <table:table-cell office:value-type="float" office:value="2913507" table:style-name="ce1">
            <text:p>2913507</text:p>
          </table:table-cell>
          <table:table-cell office:value-type="string" table:style-name="ce1">
            <text:p>Iguaí</text:p>
          </table:table-cell>
          <table:table-cell office:value-type="float" office:value="2913507" table:style-name="ce1">
            <text:p>2913507</text:p>
          </table:table-cell>
          <table:table-cell table:number-columns-repeated="16381"/>
        </table:table-row>
        <table:table-row table:style-name="ro1">
          <table:table-cell office:value-type="float" office:value="2913606" table:style-name="ce1">
            <text:p>2913606</text:p>
          </table:table-cell>
          <table:table-cell office:value-type="string" table:style-name="ce1">
            <text:p>Ilhéus</text:p>
          </table:table-cell>
          <table:table-cell office:value-type="float" office:value="2913606" table:style-name="ce1">
            <text:p>2913606</text:p>
          </table:table-cell>
          <table:table-cell table:number-columns-repeated="16381"/>
        </table:table-row>
        <table:table-row table:style-name="ro1">
          <table:table-cell office:value-type="float" office:value="2913705" table:style-name="ce1">
            <text:p>2913705</text:p>
          </table:table-cell>
          <table:table-cell office:value-type="string" table:style-name="ce1">
            <text:p>Inhambupe</text:p>
          </table:table-cell>
          <table:table-cell office:value-type="float" office:value="2913705" table:style-name="ce1">
            <text:p>2913705</text:p>
          </table:table-cell>
          <table:table-cell table:number-columns-repeated="16381"/>
        </table:table-row>
        <table:table-row table:style-name="ro1">
          <table:table-cell office:value-type="float" office:value="2913804" table:style-name="ce1">
            <text:p>2913804</text:p>
          </table:table-cell>
          <table:table-cell office:value-type="string" table:style-name="ce1">
            <text:p>Ipecaetá</text:p>
          </table:table-cell>
          <table:table-cell office:value-type="float" office:value="2913804" table:style-name="ce1">
            <text:p>2913804</text:p>
          </table:table-cell>
          <table:table-cell table:number-columns-repeated="16381"/>
        </table:table-row>
        <table:table-row table:style-name="ro1">
          <table:table-cell office:value-type="float" office:value="2913903" table:style-name="ce1">
            <text:p>2913903</text:p>
          </table:table-cell>
          <table:table-cell office:value-type="string" table:style-name="ce1">
            <text:p>Ipiaú</text:p>
          </table:table-cell>
          <table:table-cell office:value-type="float" office:value="2913903" table:style-name="ce1">
            <text:p>2913903</text:p>
          </table:table-cell>
          <table:table-cell table:number-columns-repeated="16381"/>
        </table:table-row>
        <table:table-row table:style-name="ro1">
          <table:table-cell office:value-type="float" office:value="2914000" table:style-name="ce1">
            <text:p>2914000</text:p>
          </table:table-cell>
          <table:table-cell office:value-type="string" table:style-name="ce1">
            <text:p>Ipirá</text:p>
          </table:table-cell>
          <table:table-cell office:value-type="float" office:value="2914000" table:style-name="ce1">
            <text:p>2914000</text:p>
          </table:table-cell>
          <table:table-cell table:number-columns-repeated="16381"/>
        </table:table-row>
        <table:table-row table:style-name="ro1">
          <table:table-cell office:value-type="float" office:value="2914109" table:style-name="ce1">
            <text:p>2914109</text:p>
          </table:table-cell>
          <table:table-cell office:value-type="string" table:style-name="ce1">
            <text:p>Ipupiara</text:p>
          </table:table-cell>
          <table:table-cell office:value-type="float" office:value="2914109" table:style-name="ce1">
            <text:p>2914109</text:p>
          </table:table-cell>
          <table:table-cell table:number-columns-repeated="16381"/>
        </table:table-row>
        <table:table-row table:style-name="ro1">
          <table:table-cell office:value-type="float" office:value="2914208" table:style-name="ce1">
            <text:p>2914208</text:p>
          </table:table-cell>
          <table:table-cell office:value-type="string" table:style-name="ce1">
            <text:p>Irajuba</text:p>
          </table:table-cell>
          <table:table-cell office:value-type="float" office:value="2914208" table:style-name="ce1">
            <text:p>2914208</text:p>
          </table:table-cell>
          <table:table-cell table:number-columns-repeated="16381"/>
        </table:table-row>
        <table:table-row table:style-name="ro1">
          <table:table-cell office:value-type="float" office:value="2914307" table:style-name="ce1">
            <text:p>2914307</text:p>
          </table:table-cell>
          <table:table-cell office:value-type="string" table:style-name="ce1">
            <text:p>Iramaia</text:p>
          </table:table-cell>
          <table:table-cell office:value-type="float" office:value="2914307" table:style-name="ce1">
            <text:p>2914307</text:p>
          </table:table-cell>
          <table:table-cell table:number-columns-repeated="16381"/>
        </table:table-row>
        <table:table-row table:style-name="ro1">
          <table:table-cell office:value-type="float" office:value="2914406" table:style-name="ce1">
            <text:p>2914406</text:p>
          </table:table-cell>
          <table:table-cell office:value-type="string" table:style-name="ce1">
            <text:p>Iraquara</text:p>
          </table:table-cell>
          <table:table-cell office:value-type="float" office:value="2914406" table:style-name="ce1">
            <text:p>2914406</text:p>
          </table:table-cell>
          <table:table-cell table:number-columns-repeated="16381"/>
        </table:table-row>
        <table:table-row table:style-name="ro1">
          <table:table-cell office:value-type="float" office:value="2914505" table:style-name="ce1">
            <text:p>2914505</text:p>
          </table:table-cell>
          <table:table-cell office:value-type="string" table:style-name="ce1">
            <text:p>Irará</text:p>
          </table:table-cell>
          <table:table-cell office:value-type="float" office:value="2914505" table:style-name="ce1">
            <text:p>2914505</text:p>
          </table:table-cell>
          <table:table-cell table:number-columns-repeated="16381"/>
        </table:table-row>
        <table:table-row table:style-name="ro1">
          <table:table-cell office:value-type="float" office:value="2914604" table:style-name="ce1">
            <text:p>2914604</text:p>
          </table:table-cell>
          <table:table-cell office:value-type="string" table:style-name="ce1">
            <text:p>Irecê</text:p>
          </table:table-cell>
          <table:table-cell office:value-type="float" office:value="2914604" table:style-name="ce1">
            <text:p>2914604</text:p>
          </table:table-cell>
          <table:table-cell table:number-columns-repeated="16381"/>
        </table:table-row>
        <table:table-row table:style-name="ro1">
          <table:table-cell office:value-type="float" office:value="2914653" table:style-name="ce1">
            <text:p>2914653</text:p>
          </table:table-cell>
          <table:table-cell office:value-type="string" table:style-name="ce1">
            <text:p>Itabela</text:p>
          </table:table-cell>
          <table:table-cell office:value-type="float" office:value="2914653" table:style-name="ce1">
            <text:p>2914653</text:p>
          </table:table-cell>
          <table:table-cell table:number-columns-repeated="16381"/>
        </table:table-row>
        <table:table-row table:style-name="ro1">
          <table:table-cell office:value-type="float" office:value="2914703" table:style-name="ce1">
            <text:p>2914703</text:p>
          </table:table-cell>
          <table:table-cell office:value-type="string" table:style-name="ce1">
            <text:p>Itaberaba</text:p>
          </table:table-cell>
          <table:table-cell office:value-type="float" office:value="2914703" table:style-name="ce1">
            <text:p>2914703</text:p>
          </table:table-cell>
          <table:table-cell table:number-columns-repeated="16381"/>
        </table:table-row>
        <table:table-row table:style-name="ro1">
          <table:table-cell office:value-type="float" office:value="2914802" table:style-name="ce1">
            <text:p>2914802</text:p>
          </table:table-cell>
          <table:table-cell office:value-type="string" table:style-name="ce1">
            <text:p>Itabuna</text:p>
          </table:table-cell>
          <table:table-cell office:value-type="float" office:value="2914802" table:style-name="ce1">
            <text:p>2914802</text:p>
          </table:table-cell>
          <table:table-cell table:number-columns-repeated="16381"/>
        </table:table-row>
        <table:table-row table:style-name="ro1">
          <table:table-cell office:value-type="float" office:value="2914901" table:style-name="ce1">
            <text:p>2914901</text:p>
          </table:table-cell>
          <table:table-cell office:value-type="string" table:style-name="ce1">
            <text:p>Itacaré</text:p>
          </table:table-cell>
          <table:table-cell office:value-type="float" office:value="2914901" table:style-name="ce1">
            <text:p>2914901</text:p>
          </table:table-cell>
          <table:table-cell table:number-columns-repeated="16381"/>
        </table:table-row>
        <table:table-row table:style-name="ro1">
          <table:table-cell office:value-type="float" office:value="2915007" table:style-name="ce1">
            <text:p>2915007</text:p>
          </table:table-cell>
          <table:table-cell office:value-type="string" table:style-name="ce1">
            <text:p>Itaeté</text:p>
          </table:table-cell>
          <table:table-cell office:value-type="float" office:value="2915007" table:style-name="ce1">
            <text:p>2915007</text:p>
          </table:table-cell>
          <table:table-cell table:number-columns-repeated="16381"/>
        </table:table-row>
        <table:table-row table:style-name="ro1">
          <table:table-cell office:value-type="float" office:value="2915106" table:style-name="ce1">
            <text:p>2915106</text:p>
          </table:table-cell>
          <table:table-cell office:value-type="string" table:style-name="ce1">
            <text:p>Itagi</text:p>
          </table:table-cell>
          <table:table-cell office:value-type="float" office:value="2915106" table:style-name="ce1">
            <text:p>2915106</text:p>
          </table:table-cell>
          <table:table-cell table:number-columns-repeated="16381"/>
        </table:table-row>
        <table:table-row table:style-name="ro1">
          <table:table-cell office:value-type="float" office:value="2915205" table:style-name="ce1">
            <text:p>2915205</text:p>
          </table:table-cell>
          <table:table-cell office:value-type="string" table:style-name="ce1">
            <text:p>Itagibá</text:p>
          </table:table-cell>
          <table:table-cell office:value-type="float" office:value="2915205" table:style-name="ce1">
            <text:p>2915205</text:p>
          </table:table-cell>
          <table:table-cell table:number-columns-repeated="16381"/>
        </table:table-row>
        <table:table-row table:style-name="ro1">
          <table:table-cell office:value-type="float" office:value="2915304" table:style-name="ce1">
            <text:p>2915304</text:p>
          </table:table-cell>
          <table:table-cell office:value-type="string" table:style-name="ce1">
            <text:p>Itagimirim</text:p>
          </table:table-cell>
          <table:table-cell office:value-type="float" office:value="2915304" table:style-name="ce1">
            <text:p>2915304</text:p>
          </table:table-cell>
          <table:table-cell table:number-columns-repeated="16381"/>
        </table:table-row>
        <table:table-row table:style-name="ro1">
          <table:table-cell office:value-type="float" office:value="2915353" table:style-name="ce1">
            <text:p>2915353</text:p>
          </table:table-cell>
          <table:table-cell office:value-type="string" table:style-name="ce1">
            <text:p>Itaguaçu da Bahia</text:p>
          </table:table-cell>
          <table:table-cell office:value-type="float" office:value="2915353" table:style-name="ce1">
            <text:p>2915353</text:p>
          </table:table-cell>
          <table:table-cell table:number-columns-repeated="16381"/>
        </table:table-row>
        <table:table-row table:style-name="ro1">
          <table:table-cell office:value-type="float" office:value="2915403" table:style-name="ce1">
            <text:p>2915403</text:p>
          </table:table-cell>
          <table:table-cell office:value-type="string" table:style-name="ce1">
            <text:p>Itaju do Colônia</text:p>
          </table:table-cell>
          <table:table-cell office:value-type="float" office:value="2915403" table:style-name="ce1">
            <text:p>2915403</text:p>
          </table:table-cell>
          <table:table-cell table:number-columns-repeated="16381"/>
        </table:table-row>
        <table:table-row table:style-name="ro1">
          <table:table-cell office:value-type="float" office:value="2915502" table:style-name="ce1">
            <text:p>2915502</text:p>
          </table:table-cell>
          <table:table-cell office:value-type="string" table:style-name="ce1">
            <text:p>Itajuípe</text:p>
          </table:table-cell>
          <table:table-cell office:value-type="float" office:value="2915502" table:style-name="ce1">
            <text:p>2915502</text:p>
          </table:table-cell>
          <table:table-cell table:number-columns-repeated="16381"/>
        </table:table-row>
        <table:table-row table:style-name="ro1">
          <table:table-cell office:value-type="float" office:value="2915601" table:style-name="ce1">
            <text:p>2915601</text:p>
          </table:table-cell>
          <table:table-cell office:value-type="string" table:style-name="ce1">
            <text:p>Itamaraju</text:p>
          </table:table-cell>
          <table:table-cell office:value-type="float" office:value="2915601" table:style-name="ce1">
            <text:p>2915601</text:p>
          </table:table-cell>
          <table:table-cell table:number-columns-repeated="16381"/>
        </table:table-row>
        <table:table-row table:style-name="ro1">
          <table:table-cell office:value-type="float" office:value="2915700" table:style-name="ce1">
            <text:p>2915700</text:p>
          </table:table-cell>
          <table:table-cell office:value-type="string" table:style-name="ce1">
            <text:p>Itamari</text:p>
          </table:table-cell>
          <table:table-cell office:value-type="float" office:value="2915700" table:style-name="ce1">
            <text:p>2915700</text:p>
          </table:table-cell>
          <table:table-cell table:number-columns-repeated="16381"/>
        </table:table-row>
        <table:table-row table:style-name="ro1">
          <table:table-cell office:value-type="float" office:value="2915809" table:style-name="ce1">
            <text:p>2915809</text:p>
          </table:table-cell>
          <table:table-cell office:value-type="string" table:style-name="ce1">
            <text:p>Itambé</text:p>
          </table:table-cell>
          <table:table-cell office:value-type="float" office:value="2915809" table:style-name="ce1">
            <text:p>2915809</text:p>
          </table:table-cell>
          <table:table-cell table:number-columns-repeated="16381"/>
        </table:table-row>
        <table:table-row table:style-name="ro1">
          <table:table-cell office:value-type="float" office:value="2915908" table:style-name="ce1">
            <text:p>2915908</text:p>
          </table:table-cell>
          <table:table-cell office:value-type="string" table:style-name="ce1">
            <text:p>Itanagra</text:p>
          </table:table-cell>
          <table:table-cell office:value-type="float" office:value="2915908" table:style-name="ce1">
            <text:p>2915908</text:p>
          </table:table-cell>
          <table:table-cell table:number-columns-repeated="16381"/>
        </table:table-row>
        <table:table-row table:style-name="ro1">
          <table:table-cell office:value-type="float" office:value="2916005" table:style-name="ce1">
            <text:p>2916005</text:p>
          </table:table-cell>
          <table:table-cell office:value-type="string" table:style-name="ce1">
            <text:p>Itanhém</text:p>
          </table:table-cell>
          <table:table-cell office:value-type="float" office:value="2916005" table:style-name="ce1">
            <text:p>2916005</text:p>
          </table:table-cell>
          <table:table-cell table:number-columns-repeated="16381"/>
        </table:table-row>
        <table:table-row table:style-name="ro1">
          <table:table-cell office:value-type="float" office:value="2916104" table:style-name="ce1">
            <text:p>2916104</text:p>
          </table:table-cell>
          <table:table-cell office:value-type="string" table:style-name="ce1">
            <text:p>Itaparica</text:p>
          </table:table-cell>
          <table:table-cell office:value-type="float" office:value="2916104" table:style-name="ce1">
            <text:p>2916104</text:p>
          </table:table-cell>
          <table:table-cell table:number-columns-repeated="16381"/>
        </table:table-row>
        <table:table-row table:style-name="ro1">
          <table:table-cell office:value-type="float" office:value="2916203" table:style-name="ce1">
            <text:p>2916203</text:p>
          </table:table-cell>
          <table:table-cell office:value-type="string" table:style-name="ce1">
            <text:p>Itapé</text:p>
          </table:table-cell>
          <table:table-cell office:value-type="float" office:value="2916203" table:style-name="ce1">
            <text:p>2916203</text:p>
          </table:table-cell>
          <table:table-cell table:number-columns-repeated="16381"/>
        </table:table-row>
        <table:table-row table:style-name="ro1">
          <table:table-cell office:value-type="float" office:value="2916302" table:style-name="ce1">
            <text:p>2916302</text:p>
          </table:table-cell>
          <table:table-cell office:value-type="string" table:style-name="ce1">
            <text:p>Itapebi</text:p>
          </table:table-cell>
          <table:table-cell office:value-type="float" office:value="2916302" table:style-name="ce1">
            <text:p>2916302</text:p>
          </table:table-cell>
          <table:table-cell table:number-columns-repeated="16381"/>
        </table:table-row>
        <table:table-row table:style-name="ro1">
          <table:table-cell office:value-type="float" office:value="2916401" table:style-name="ce1">
            <text:p>2916401</text:p>
          </table:table-cell>
          <table:table-cell office:value-type="string" table:style-name="ce1">
            <text:p>Itapetinga</text:p>
          </table:table-cell>
          <table:table-cell office:value-type="float" office:value="2916401" table:style-name="ce1">
            <text:p>2916401</text:p>
          </table:table-cell>
          <table:table-cell table:number-columns-repeated="16381"/>
        </table:table-row>
        <table:table-row table:style-name="ro1">
          <table:table-cell office:value-type="float" office:value="2916500" table:style-name="ce1">
            <text:p>2916500</text:p>
          </table:table-cell>
          <table:table-cell office:value-type="string" table:style-name="ce1">
            <text:p>Itapicuru</text:p>
          </table:table-cell>
          <table:table-cell office:value-type="float" office:value="2916500" table:style-name="ce1">
            <text:p>2916500</text:p>
          </table:table-cell>
          <table:table-cell table:number-columns-repeated="16381"/>
        </table:table-row>
        <table:table-row table:style-name="ro1">
          <table:table-cell office:value-type="float" office:value="2916609" table:style-name="ce1">
            <text:p>2916609</text:p>
          </table:table-cell>
          <table:table-cell office:value-type="string" table:style-name="ce1">
            <text:p>Itapitanga</text:p>
          </table:table-cell>
          <table:table-cell office:value-type="float" office:value="2916609" table:style-name="ce1">
            <text:p>2916609</text:p>
          </table:table-cell>
          <table:table-cell table:number-columns-repeated="16381"/>
        </table:table-row>
        <table:table-row table:style-name="ro1">
          <table:table-cell office:value-type="float" office:value="2916708" table:style-name="ce1">
            <text:p>2916708</text:p>
          </table:table-cell>
          <table:table-cell office:value-type="string" table:style-name="ce1">
            <text:p>Itaquara</text:p>
          </table:table-cell>
          <table:table-cell office:value-type="float" office:value="2916708" table:style-name="ce1">
            <text:p>2916708</text:p>
          </table:table-cell>
          <table:table-cell table:number-columns-repeated="16381"/>
        </table:table-row>
        <table:table-row table:style-name="ro1">
          <table:table-cell office:value-type="float" office:value="2916807" table:style-name="ce1">
            <text:p>2916807</text:p>
          </table:table-cell>
          <table:table-cell office:value-type="string" table:style-name="ce1">
            <text:p>Itarantim</text:p>
          </table:table-cell>
          <table:table-cell office:value-type="float" office:value="2916807" table:style-name="ce1">
            <text:p>2916807</text:p>
          </table:table-cell>
          <table:table-cell table:number-columns-repeated="16381"/>
        </table:table-row>
        <table:table-row table:style-name="ro1">
          <table:table-cell office:value-type="float" office:value="2916856" table:style-name="ce1">
            <text:p>2916856</text:p>
          </table:table-cell>
          <table:table-cell office:value-type="string" table:style-name="ce1">
            <text:p>Itatim</text:p>
          </table:table-cell>
          <table:table-cell office:value-type="float" office:value="2916856" table:style-name="ce1">
            <text:p>2916856</text:p>
          </table:table-cell>
          <table:table-cell table:number-columns-repeated="16381"/>
        </table:table-row>
        <table:table-row table:style-name="ro1">
          <table:table-cell office:value-type="float" office:value="2916906" table:style-name="ce1">
            <text:p>2916906</text:p>
          </table:table-cell>
          <table:table-cell office:value-type="string" table:style-name="ce1">
            <text:p>Itiruçu</text:p>
          </table:table-cell>
          <table:table-cell office:value-type="float" office:value="2916906" table:style-name="ce1">
            <text:p>2916906</text:p>
          </table:table-cell>
          <table:table-cell table:number-columns-repeated="16381"/>
        </table:table-row>
        <table:table-row table:style-name="ro1">
          <table:table-cell office:value-type="float" office:value="2917003" table:style-name="ce1">
            <text:p>2917003</text:p>
          </table:table-cell>
          <table:table-cell office:value-type="string" table:style-name="ce1">
            <text:p>Itiúba</text:p>
          </table:table-cell>
          <table:table-cell office:value-type="float" office:value="2917003" table:style-name="ce1">
            <text:p>2917003</text:p>
          </table:table-cell>
          <table:table-cell table:number-columns-repeated="16381"/>
        </table:table-row>
        <table:table-row table:style-name="ro1">
          <table:table-cell office:value-type="float" office:value="2917102" table:style-name="ce1">
            <text:p>2917102</text:p>
          </table:table-cell>
          <table:table-cell office:value-type="string" table:style-name="ce1">
            <text:p>Itororó</text:p>
          </table:table-cell>
          <table:table-cell office:value-type="float" office:value="2917102" table:style-name="ce1">
            <text:p>2917102</text:p>
          </table:table-cell>
          <table:table-cell table:number-columns-repeated="16381"/>
        </table:table-row>
        <table:table-row table:style-name="ro1">
          <table:table-cell office:value-type="float" office:value="2917201" table:style-name="ce1">
            <text:p>2917201</text:p>
          </table:table-cell>
          <table:table-cell office:value-type="string" table:style-name="ce1">
            <text:p>Ituaçu</text:p>
          </table:table-cell>
          <table:table-cell office:value-type="float" office:value="2917201" table:style-name="ce1">
            <text:p>2917201</text:p>
          </table:table-cell>
          <table:table-cell table:number-columns-repeated="16381"/>
        </table:table-row>
        <table:table-row table:style-name="ro1">
          <table:table-cell office:value-type="float" office:value="2917300" table:style-name="ce1">
            <text:p>2917300</text:p>
          </table:table-cell>
          <table:table-cell office:value-type="string" table:style-name="ce1">
            <text:p>Ituberá</text:p>
          </table:table-cell>
          <table:table-cell office:value-type="float" office:value="2917300" table:style-name="ce1">
            <text:p>2917300</text:p>
          </table:table-cell>
          <table:table-cell table:number-columns-repeated="16381"/>
        </table:table-row>
        <table:table-row table:style-name="ro1">
          <table:table-cell office:value-type="float" office:value="2917334" table:style-name="ce1">
            <text:p>2917334</text:p>
          </table:table-cell>
          <table:table-cell office:value-type="string" table:style-name="ce1">
            <text:p>Iuiu</text:p>
          </table:table-cell>
          <table:table-cell office:value-type="float" office:value="2917334" table:style-name="ce1">
            <text:p>2917334</text:p>
          </table:table-cell>
          <table:table-cell table:number-columns-repeated="16381"/>
        </table:table-row>
        <table:table-row table:style-name="ro1">
          <table:table-cell office:value-type="float" office:value="2917359" table:style-name="ce1">
            <text:p>2917359</text:p>
          </table:table-cell>
          <table:table-cell office:value-type="string" table:style-name="ce1">
            <text:p>Jaborandi</text:p>
          </table:table-cell>
          <table:table-cell office:value-type="float" office:value="2917359" table:style-name="ce1">
            <text:p>2917359</text:p>
          </table:table-cell>
          <table:table-cell table:number-columns-repeated="16381"/>
        </table:table-row>
        <table:table-row table:style-name="ro1">
          <table:table-cell office:value-type="float" office:value="2917409" table:style-name="ce1">
            <text:p>2917409</text:p>
          </table:table-cell>
          <table:table-cell office:value-type="string" table:style-name="ce1">
            <text:p>Jacaraci</text:p>
          </table:table-cell>
          <table:table-cell office:value-type="float" office:value="2917409" table:style-name="ce1">
            <text:p>2917409</text:p>
          </table:table-cell>
          <table:table-cell table:number-columns-repeated="16381"/>
        </table:table-row>
        <table:table-row table:style-name="ro1">
          <table:table-cell office:value-type="float" office:value="2917508" table:style-name="ce1">
            <text:p>2917508</text:p>
          </table:table-cell>
          <table:table-cell office:value-type="string" table:style-name="ce1">
            <text:p>Jacobina</text:p>
          </table:table-cell>
          <table:table-cell office:value-type="float" office:value="2917508" table:style-name="ce1">
            <text:p>2917508</text:p>
          </table:table-cell>
          <table:table-cell table:number-columns-repeated="16381"/>
        </table:table-row>
        <table:table-row table:style-name="ro1">
          <table:table-cell office:value-type="float" office:value="2917607" table:style-name="ce1">
            <text:p>2917607</text:p>
          </table:table-cell>
          <table:table-cell office:value-type="string" table:style-name="ce1">
            <text:p>Jaguaquara</text:p>
          </table:table-cell>
          <table:table-cell office:value-type="float" office:value="2917607" table:style-name="ce1">
            <text:p>2917607</text:p>
          </table:table-cell>
          <table:table-cell table:number-columns-repeated="16381"/>
        </table:table-row>
        <table:table-row table:style-name="ro1">
          <table:table-cell office:value-type="float" office:value="2917706" table:style-name="ce1">
            <text:p>2917706</text:p>
          </table:table-cell>
          <table:table-cell office:value-type="string" table:style-name="ce1">
            <text:p>Jaguarari</text:p>
          </table:table-cell>
          <table:table-cell office:value-type="float" office:value="2917706" table:style-name="ce1">
            <text:p>2917706</text:p>
          </table:table-cell>
          <table:table-cell table:number-columns-repeated="16381"/>
        </table:table-row>
        <table:table-row table:style-name="ro1">
          <table:table-cell office:value-type="float" office:value="2917805" table:style-name="ce1">
            <text:p>2917805</text:p>
          </table:table-cell>
          <table:table-cell office:value-type="string" table:style-name="ce1">
            <text:p>Jaguaripe</text:p>
          </table:table-cell>
          <table:table-cell office:value-type="float" office:value="2917805" table:style-name="ce1">
            <text:p>2917805</text:p>
          </table:table-cell>
          <table:table-cell table:number-columns-repeated="16381"/>
        </table:table-row>
        <table:table-row table:style-name="ro1">
          <table:table-cell office:value-type="float" office:value="2917904" table:style-name="ce1">
            <text:p>2917904</text:p>
          </table:table-cell>
          <table:table-cell office:value-type="string" table:style-name="ce1">
            <text:p>Jandaíra</text:p>
          </table:table-cell>
          <table:table-cell office:value-type="float" office:value="2917904" table:style-name="ce1">
            <text:p>2917904</text:p>
          </table:table-cell>
          <table:table-cell table:number-columns-repeated="16381"/>
        </table:table-row>
        <table:table-row table:style-name="ro1">
          <table:table-cell office:value-type="float" office:value="2918001" table:style-name="ce1">
            <text:p>2918001</text:p>
          </table:table-cell>
          <table:table-cell office:value-type="string" table:style-name="ce1">
            <text:p>Jequié</text:p>
          </table:table-cell>
          <table:table-cell office:value-type="float" office:value="2918001" table:style-name="ce1">
            <text:p>2918001</text:p>
          </table:table-cell>
          <table:table-cell table:number-columns-repeated="16381"/>
        </table:table-row>
        <table:table-row table:style-name="ro1">
          <table:table-cell office:value-type="float" office:value="2918100" table:style-name="ce1">
            <text:p>2918100</text:p>
          </table:table-cell>
          <table:table-cell office:value-type="string" table:style-name="ce1">
            <text:p>Jeremoabo</text:p>
          </table:table-cell>
          <table:table-cell office:value-type="float" office:value="2918100" table:style-name="ce1">
            <text:p>2918100</text:p>
          </table:table-cell>
          <table:table-cell table:number-columns-repeated="16381"/>
        </table:table-row>
        <table:table-row table:style-name="ro1">
          <table:table-cell office:value-type="float" office:value="2918209" table:style-name="ce1">
            <text:p>2918209</text:p>
          </table:table-cell>
          <table:table-cell office:value-type="string" table:style-name="ce1">
            <text:p>Jiquiriçá</text:p>
          </table:table-cell>
          <table:table-cell office:value-type="float" office:value="2918209" table:style-name="ce1">
            <text:p>2918209</text:p>
          </table:table-cell>
          <table:table-cell table:number-columns-repeated="16381"/>
        </table:table-row>
        <table:table-row table:style-name="ro1">
          <table:table-cell office:value-type="float" office:value="2918308" table:style-name="ce1">
            <text:p>2918308</text:p>
          </table:table-cell>
          <table:table-cell office:value-type="string" table:style-name="ce1">
            <text:p>Jitaúna</text:p>
          </table:table-cell>
          <table:table-cell office:value-type="float" office:value="2918308" table:style-name="ce1">
            <text:p>2918308</text:p>
          </table:table-cell>
          <table:table-cell table:number-columns-repeated="16381"/>
        </table:table-row>
        <table:table-row table:style-name="ro1">
          <table:table-cell office:value-type="float" office:value="2918357" table:style-name="ce1">
            <text:p>2918357</text:p>
          </table:table-cell>
          <table:table-cell office:value-type="string" table:style-name="ce1">
            <text:p>João Dourado</text:p>
          </table:table-cell>
          <table:table-cell office:value-type="float" office:value="2918357" table:style-name="ce1">
            <text:p>2918357</text:p>
          </table:table-cell>
          <table:table-cell table:number-columns-repeated="16381"/>
        </table:table-row>
        <table:table-row table:style-name="ro1">
          <table:table-cell office:value-type="float" office:value="2918407" table:style-name="ce1">
            <text:p>2918407</text:p>
          </table:table-cell>
          <table:table-cell office:value-type="string" table:style-name="ce1">
            <text:p>Juazeiro</text:p>
          </table:table-cell>
          <table:table-cell office:value-type="float" office:value="2918407" table:style-name="ce1">
            <text:p>2918407</text:p>
          </table:table-cell>
          <table:table-cell table:number-columns-repeated="16381"/>
        </table:table-row>
        <table:table-row table:style-name="ro1">
          <table:table-cell office:value-type="float" office:value="2918456" table:style-name="ce1">
            <text:p>2918456</text:p>
          </table:table-cell>
          <table:table-cell office:value-type="string" table:style-name="ce1">
            <text:p>Jucuruçu</text:p>
          </table:table-cell>
          <table:table-cell office:value-type="float" office:value="2918456" table:style-name="ce1">
            <text:p>2918456</text:p>
          </table:table-cell>
          <table:table-cell table:number-columns-repeated="16381"/>
        </table:table-row>
        <table:table-row table:style-name="ro1">
          <table:table-cell office:value-type="float" office:value="2918506" table:style-name="ce1">
            <text:p>2918506</text:p>
          </table:table-cell>
          <table:table-cell office:value-type="string" table:style-name="ce1">
            <text:p>Jussara</text:p>
          </table:table-cell>
          <table:table-cell office:value-type="float" office:value="2918506" table:style-name="ce1">
            <text:p>2918506</text:p>
          </table:table-cell>
          <table:table-cell table:number-columns-repeated="16381"/>
        </table:table-row>
        <table:table-row table:style-name="ro1">
          <table:table-cell office:value-type="float" office:value="2918555" table:style-name="ce1">
            <text:p>2918555</text:p>
          </table:table-cell>
          <table:table-cell office:value-type="string" table:style-name="ce1">
            <text:p>Jussari</text:p>
          </table:table-cell>
          <table:table-cell office:value-type="float" office:value="2918555" table:style-name="ce1">
            <text:p>2918555</text:p>
          </table:table-cell>
          <table:table-cell table:number-columns-repeated="16381"/>
        </table:table-row>
        <table:table-row table:style-name="ro1">
          <table:table-cell office:value-type="float" office:value="2918605" table:style-name="ce1">
            <text:p>2918605</text:p>
          </table:table-cell>
          <table:table-cell office:value-type="string" table:style-name="ce1">
            <text:p>Jussiape</text:p>
          </table:table-cell>
          <table:table-cell office:value-type="float" office:value="2918605" table:style-name="ce1">
            <text:p>2918605</text:p>
          </table:table-cell>
          <table:table-cell table:number-columns-repeated="16381"/>
        </table:table-row>
        <table:table-row table:style-name="ro1">
          <table:table-cell office:value-type="float" office:value="2918704" table:style-name="ce1">
            <text:p>2918704</text:p>
          </table:table-cell>
          <table:table-cell office:value-type="string" table:style-name="ce1">
            <text:p>Lafaiete Coutinho</text:p>
          </table:table-cell>
          <table:table-cell office:value-type="float" office:value="2918704" table:style-name="ce1">
            <text:p>2918704</text:p>
          </table:table-cell>
          <table:table-cell table:number-columns-repeated="16381"/>
        </table:table-row>
        <table:table-row table:style-name="ro1">
          <table:table-cell office:value-type="float" office:value="2918753" table:style-name="ce1">
            <text:p>2918753</text:p>
          </table:table-cell>
          <table:table-cell office:value-type="string" table:style-name="ce1">
            <text:p>Lagoa Real</text:p>
          </table:table-cell>
          <table:table-cell office:value-type="float" office:value="2918753" table:style-name="ce1">
            <text:p>2918753</text:p>
          </table:table-cell>
          <table:table-cell table:number-columns-repeated="16381"/>
        </table:table-row>
        <table:table-row table:style-name="ro1">
          <table:table-cell office:value-type="float" office:value="2918803" table:style-name="ce1">
            <text:p>2918803</text:p>
          </table:table-cell>
          <table:table-cell office:value-type="string" table:style-name="ce1">
            <text:p>Laje</text:p>
          </table:table-cell>
          <table:table-cell office:value-type="float" office:value="2918803" table:style-name="ce1">
            <text:p>2918803</text:p>
          </table:table-cell>
          <table:table-cell table:number-columns-repeated="16381"/>
        </table:table-row>
        <table:table-row table:style-name="ro1">
          <table:table-cell office:value-type="float" office:value="2918902" table:style-name="ce1">
            <text:p>2918902</text:p>
          </table:table-cell>
          <table:table-cell office:value-type="string" table:style-name="ce1">
            <text:p>Lajedão</text:p>
          </table:table-cell>
          <table:table-cell office:value-type="float" office:value="2918902" table:style-name="ce1">
            <text:p>2918902</text:p>
          </table:table-cell>
          <table:table-cell table:number-columns-repeated="16381"/>
        </table:table-row>
        <table:table-row table:style-name="ro1">
          <table:table-cell office:value-type="float" office:value="2919009" table:style-name="ce1">
            <text:p>2919009</text:p>
          </table:table-cell>
          <table:table-cell office:value-type="string" table:style-name="ce1">
            <text:p>Lajedinho</text:p>
          </table:table-cell>
          <table:table-cell office:value-type="float" office:value="2919009" table:style-name="ce1">
            <text:p>2919009</text:p>
          </table:table-cell>
          <table:table-cell table:number-columns-repeated="16381"/>
        </table:table-row>
        <table:table-row table:style-name="ro1">
          <table:table-cell office:value-type="float" office:value="2919058" table:style-name="ce1">
            <text:p>2919058</text:p>
          </table:table-cell>
          <table:table-cell office:value-type="string" table:style-name="ce1">
            <text:p>Lajedo do Tabocal</text:p>
          </table:table-cell>
          <table:table-cell office:value-type="float" office:value="2919058" table:style-name="ce1">
            <text:p>2919058</text:p>
          </table:table-cell>
          <table:table-cell table:number-columns-repeated="16381"/>
        </table:table-row>
        <table:table-row table:style-name="ro1">
          <table:table-cell office:value-type="float" office:value="2919108" table:style-name="ce1">
            <text:p>2919108</text:p>
          </table:table-cell>
          <table:table-cell office:value-type="string" table:style-name="ce1">
            <text:p>Lamarão</text:p>
          </table:table-cell>
          <table:table-cell office:value-type="float" office:value="2919108" table:style-name="ce1">
            <text:p>2919108</text:p>
          </table:table-cell>
          <table:table-cell table:number-columns-repeated="16381"/>
        </table:table-row>
        <table:table-row table:style-name="ro1">
          <table:table-cell office:value-type="float" office:value="2919157" table:style-name="ce1">
            <text:p>2919157</text:p>
          </table:table-cell>
          <table:table-cell office:value-type="string" table:style-name="ce1">
            <text:p>Lapão</text:p>
          </table:table-cell>
          <table:table-cell office:value-type="float" office:value="2919157" table:style-name="ce1">
            <text:p>2919157</text:p>
          </table:table-cell>
          <table:table-cell table:number-columns-repeated="16381"/>
        </table:table-row>
        <table:table-row table:style-name="ro1">
          <table:table-cell office:value-type="float" office:value="2919207" table:style-name="ce1">
            <text:p>2919207</text:p>
          </table:table-cell>
          <table:table-cell office:value-type="string" table:style-name="ce1">
            <text:p>Lauro de Freitas</text:p>
          </table:table-cell>
          <table:table-cell office:value-type="float" office:value="2919207" table:style-name="ce1">
            <text:p>2919207</text:p>
          </table:table-cell>
          <table:table-cell table:number-columns-repeated="16381"/>
        </table:table-row>
        <table:table-row table:style-name="ro1">
          <table:table-cell office:value-type="float" office:value="2919306" table:style-name="ce1">
            <text:p>2919306</text:p>
          </table:table-cell>
          <table:table-cell office:value-type="string" table:style-name="ce1">
            <text:p>Lençóis</text:p>
          </table:table-cell>
          <table:table-cell office:value-type="float" office:value="2919306" table:style-name="ce1">
            <text:p>2919306</text:p>
          </table:table-cell>
          <table:table-cell table:number-columns-repeated="16381"/>
        </table:table-row>
        <table:table-row table:style-name="ro1">
          <table:table-cell office:value-type="float" office:value="2919405" table:style-name="ce1">
            <text:p>2919405</text:p>
          </table:table-cell>
          <table:table-cell office:value-type="string" table:style-name="ce1">
            <text:p>Licínio de Almeida</text:p>
          </table:table-cell>
          <table:table-cell office:value-type="float" office:value="2919405" table:style-name="ce1">
            <text:p>2919405</text:p>
          </table:table-cell>
          <table:table-cell table:number-columns-repeated="16381"/>
        </table:table-row>
        <table:table-row table:style-name="ro1">
          <table:table-cell office:value-type="float" office:value="2919504" table:style-name="ce1">
            <text:p>2919504</text:p>
          </table:table-cell>
          <table:table-cell office:value-type="string" table:style-name="ce1">
            <text:p>Livramento de Nossa Senhora</text:p>
          </table:table-cell>
          <table:table-cell office:value-type="float" office:value="2919504" table:style-name="ce1">
            <text:p>2919504</text:p>
          </table:table-cell>
          <table:table-cell table:number-columns-repeated="16381"/>
        </table:table-row>
        <table:table-row table:style-name="ro1">
          <table:table-cell office:value-type="float" office:value="2919553" table:style-name="ce1">
            <text:p>2919553</text:p>
          </table:table-cell>
          <table:table-cell office:value-type="string" table:style-name="ce1">
            <text:p>Luís Eduardo Magalhães</text:p>
          </table:table-cell>
          <table:table-cell office:value-type="float" office:value="2919553" table:style-name="ce1">
            <text:p>2919553</text:p>
          </table:table-cell>
          <table:table-cell table:number-columns-repeated="16381"/>
        </table:table-row>
        <table:table-row table:style-name="ro1">
          <table:table-cell office:value-type="float" office:value="2919603" table:style-name="ce1">
            <text:p>2919603</text:p>
          </table:table-cell>
          <table:table-cell office:value-type="string" table:style-name="ce1">
            <text:p>Macajuba</text:p>
          </table:table-cell>
          <table:table-cell office:value-type="float" office:value="2919603" table:style-name="ce1">
            <text:p>2919603</text:p>
          </table:table-cell>
          <table:table-cell table:number-columns-repeated="16381"/>
        </table:table-row>
        <table:table-row table:style-name="ro1">
          <table:table-cell office:value-type="float" office:value="2919702" table:style-name="ce1">
            <text:p>2919702</text:p>
          </table:table-cell>
          <table:table-cell office:value-type="string" table:style-name="ce1">
            <text:p>Macarani</text:p>
          </table:table-cell>
          <table:table-cell office:value-type="float" office:value="2919702" table:style-name="ce1">
            <text:p>2919702</text:p>
          </table:table-cell>
          <table:table-cell table:number-columns-repeated="16381"/>
        </table:table-row>
        <table:table-row table:style-name="ro1">
          <table:table-cell office:value-type="float" office:value="2919801" table:style-name="ce1">
            <text:p>2919801</text:p>
          </table:table-cell>
          <table:table-cell office:value-type="string" table:style-name="ce1">
            <text:p>Macaúbas</text:p>
          </table:table-cell>
          <table:table-cell office:value-type="float" office:value="2919801" table:style-name="ce1">
            <text:p>2919801</text:p>
          </table:table-cell>
          <table:table-cell table:number-columns-repeated="16381"/>
        </table:table-row>
        <table:table-row table:style-name="ro1">
          <table:table-cell office:value-type="float" office:value="2919900" table:style-name="ce1">
            <text:p>2919900</text:p>
          </table:table-cell>
          <table:table-cell office:value-type="string" table:style-name="ce1">
            <text:p>Macururé</text:p>
          </table:table-cell>
          <table:table-cell office:value-type="float" office:value="2919900" table:style-name="ce1">
            <text:p>2919900</text:p>
          </table:table-cell>
          <table:table-cell table:number-columns-repeated="16381"/>
        </table:table-row>
        <table:table-row table:style-name="ro1">
          <table:table-cell office:value-type="float" office:value="2919926" table:style-name="ce1">
            <text:p>2919926</text:p>
          </table:table-cell>
          <table:table-cell office:value-type="string" table:style-name="ce1">
            <text:p>Madre de Deus</text:p>
          </table:table-cell>
          <table:table-cell office:value-type="float" office:value="2919926" table:style-name="ce1">
            <text:p>2919926</text:p>
          </table:table-cell>
          <table:table-cell table:number-columns-repeated="16381"/>
        </table:table-row>
        <table:table-row table:style-name="ro1">
          <table:table-cell office:value-type="float" office:value="2919959" table:style-name="ce1">
            <text:p>2919959</text:p>
          </table:table-cell>
          <table:table-cell office:value-type="string" table:style-name="ce1">
            <text:p>Maetinga</text:p>
          </table:table-cell>
          <table:table-cell office:value-type="float" office:value="2919959" table:style-name="ce1">
            <text:p>2919959</text:p>
          </table:table-cell>
          <table:table-cell table:number-columns-repeated="16381"/>
        </table:table-row>
        <table:table-row table:style-name="ro1">
          <table:table-cell office:value-type="float" office:value="2920007" table:style-name="ce1">
            <text:p>2920007</text:p>
          </table:table-cell>
          <table:table-cell office:value-type="string" table:style-name="ce1">
            <text:p>Maiquinique</text:p>
          </table:table-cell>
          <table:table-cell office:value-type="float" office:value="2920007" table:style-name="ce1">
            <text:p>2920007</text:p>
          </table:table-cell>
          <table:table-cell table:number-columns-repeated="16381"/>
        </table:table-row>
        <table:table-row table:style-name="ro1">
          <table:table-cell office:value-type="float" office:value="2920106" table:style-name="ce1">
            <text:p>2920106</text:p>
          </table:table-cell>
          <table:table-cell office:value-type="string" table:style-name="ce1">
            <text:p>Mairi</text:p>
          </table:table-cell>
          <table:table-cell office:value-type="float" office:value="2920106" table:style-name="ce1">
            <text:p>2920106</text:p>
          </table:table-cell>
          <table:table-cell table:number-columns-repeated="16381"/>
        </table:table-row>
        <table:table-row table:style-name="ro1">
          <table:table-cell office:value-type="float" office:value="2920205" table:style-name="ce1">
            <text:p>2920205</text:p>
          </table:table-cell>
          <table:table-cell office:value-type="string" table:style-name="ce1">
            <text:p>Malhada</text:p>
          </table:table-cell>
          <table:table-cell office:value-type="float" office:value="2920205" table:style-name="ce1">
            <text:p>2920205</text:p>
          </table:table-cell>
          <table:table-cell table:number-columns-repeated="16381"/>
        </table:table-row>
        <table:table-row table:style-name="ro1">
          <table:table-cell office:value-type="float" office:value="2920304" table:style-name="ce1">
            <text:p>2920304</text:p>
          </table:table-cell>
          <table:table-cell office:value-type="string" table:style-name="ce1">
            <text:p>Malhada de Pedras</text:p>
          </table:table-cell>
          <table:table-cell office:value-type="float" office:value="2920304" table:style-name="ce1">
            <text:p>2920304</text:p>
          </table:table-cell>
          <table:table-cell table:number-columns-repeated="16381"/>
        </table:table-row>
        <table:table-row table:style-name="ro1">
          <table:table-cell office:value-type="float" office:value="2920403" table:style-name="ce1">
            <text:p>2920403</text:p>
          </table:table-cell>
          <table:table-cell office:value-type="string" table:style-name="ce1">
            <text:p>Manoel Vitorino</text:p>
          </table:table-cell>
          <table:table-cell office:value-type="float" office:value="2920403" table:style-name="ce1">
            <text:p>2920403</text:p>
          </table:table-cell>
          <table:table-cell table:number-columns-repeated="16381"/>
        </table:table-row>
        <table:table-row table:style-name="ro1">
          <table:table-cell office:value-type="float" office:value="2920452" table:style-name="ce1">
            <text:p>2920452</text:p>
          </table:table-cell>
          <table:table-cell office:value-type="string" table:style-name="ce1">
            <text:p>Mansidão</text:p>
          </table:table-cell>
          <table:table-cell office:value-type="float" office:value="2920452" table:style-name="ce1">
            <text:p>2920452</text:p>
          </table:table-cell>
          <table:table-cell table:number-columns-repeated="16381"/>
        </table:table-row>
        <table:table-row table:style-name="ro1">
          <table:table-cell office:value-type="float" office:value="2920502" table:style-name="ce1">
            <text:p>2920502</text:p>
          </table:table-cell>
          <table:table-cell office:value-type="string" table:style-name="ce1">
            <text:p>Maracás</text:p>
          </table:table-cell>
          <table:table-cell office:value-type="float" office:value="2920502" table:style-name="ce1">
            <text:p>2920502</text:p>
          </table:table-cell>
          <table:table-cell table:number-columns-repeated="16381"/>
        </table:table-row>
        <table:table-row table:style-name="ro1">
          <table:table-cell office:value-type="float" office:value="2920601" table:style-name="ce1">
            <text:p>2920601</text:p>
          </table:table-cell>
          <table:table-cell office:value-type="string" table:style-name="ce1">
            <text:p>Maragogipe</text:p>
          </table:table-cell>
          <table:table-cell office:value-type="float" office:value="2920601" table:style-name="ce1">
            <text:p>2920601</text:p>
          </table:table-cell>
          <table:table-cell table:number-columns-repeated="16381"/>
        </table:table-row>
        <table:table-row table:style-name="ro1">
          <table:table-cell office:value-type="float" office:value="2920700" table:style-name="ce1">
            <text:p>2920700</text:p>
          </table:table-cell>
          <table:table-cell office:value-type="string" table:style-name="ce1">
            <text:p>Maraú</text:p>
          </table:table-cell>
          <table:table-cell office:value-type="float" office:value="2920700" table:style-name="ce1">
            <text:p>2920700</text:p>
          </table:table-cell>
          <table:table-cell table:number-columns-repeated="16381"/>
        </table:table-row>
        <table:table-row table:style-name="ro1">
          <table:table-cell office:value-type="float" office:value="2920809" table:style-name="ce1">
            <text:p>2920809</text:p>
          </table:table-cell>
          <table:table-cell office:value-type="string" table:style-name="ce1">
            <text:p>Marcionílio Souza</text:p>
          </table:table-cell>
          <table:table-cell office:value-type="float" office:value="2920809" table:style-name="ce1">
            <text:p>2920809</text:p>
          </table:table-cell>
          <table:table-cell table:number-columns-repeated="16381"/>
        </table:table-row>
        <table:table-row table:style-name="ro1">
          <table:table-cell office:value-type="float" office:value="2920908" table:style-name="ce1">
            <text:p>2920908</text:p>
          </table:table-cell>
          <table:table-cell office:value-type="string" table:style-name="ce1">
            <text:p>Mascote</text:p>
          </table:table-cell>
          <table:table-cell office:value-type="float" office:value="2920908" table:style-name="ce1">
            <text:p>2920908</text:p>
          </table:table-cell>
          <table:table-cell table:number-columns-repeated="16381"/>
        </table:table-row>
        <table:table-row table:style-name="ro1">
          <table:table-cell office:value-type="float" office:value="2921005" table:style-name="ce1">
            <text:p>2921005</text:p>
          </table:table-cell>
          <table:table-cell office:value-type="string" table:style-name="ce1">
            <text:p>Mata de São João</text:p>
          </table:table-cell>
          <table:table-cell office:value-type="float" office:value="2921005" table:style-name="ce1">
            <text:p>2921005</text:p>
          </table:table-cell>
          <table:table-cell table:number-columns-repeated="16381"/>
        </table:table-row>
        <table:table-row table:style-name="ro1">
          <table:table-cell office:value-type="float" office:value="2921054" table:style-name="ce1">
            <text:p>2921054</text:p>
          </table:table-cell>
          <table:table-cell office:value-type="string" table:style-name="ce1">
            <text:p>Matina</text:p>
          </table:table-cell>
          <table:table-cell office:value-type="float" office:value="2921054" table:style-name="ce1">
            <text:p>2921054</text:p>
          </table:table-cell>
          <table:table-cell table:number-columns-repeated="16381"/>
        </table:table-row>
        <table:table-row table:style-name="ro1">
          <table:table-cell office:value-type="float" office:value="2921104" table:style-name="ce1">
            <text:p>2921104</text:p>
          </table:table-cell>
          <table:table-cell office:value-type="string" table:style-name="ce1">
            <text:p>Medeiros Neto</text:p>
          </table:table-cell>
          <table:table-cell office:value-type="float" office:value="2921104" table:style-name="ce1">
            <text:p>2921104</text:p>
          </table:table-cell>
          <table:table-cell table:number-columns-repeated="16381"/>
        </table:table-row>
        <table:table-row table:style-name="ro1">
          <table:table-cell office:value-type="float" office:value="2921203" table:style-name="ce1">
            <text:p>2921203</text:p>
          </table:table-cell>
          <table:table-cell office:value-type="string" table:style-name="ce1">
            <text:p>Miguel Calmon</text:p>
          </table:table-cell>
          <table:table-cell office:value-type="float" office:value="2921203" table:style-name="ce1">
            <text:p>2921203</text:p>
          </table:table-cell>
          <table:table-cell table:number-columns-repeated="16381"/>
        </table:table-row>
        <table:table-row table:style-name="ro1">
          <table:table-cell office:value-type="float" office:value="2921302" table:style-name="ce1">
            <text:p>2921302</text:p>
          </table:table-cell>
          <table:table-cell office:value-type="string" table:style-name="ce1">
            <text:p>Milagres</text:p>
          </table:table-cell>
          <table:table-cell office:value-type="float" office:value="2921302" table:style-name="ce1">
            <text:p>2921302</text:p>
          </table:table-cell>
          <table:table-cell table:number-columns-repeated="16381"/>
        </table:table-row>
        <table:table-row table:style-name="ro1">
          <table:table-cell office:value-type="float" office:value="2921401" table:style-name="ce1">
            <text:p>2921401</text:p>
          </table:table-cell>
          <table:table-cell office:value-type="string" table:style-name="ce1">
            <text:p>Mirangaba</text:p>
          </table:table-cell>
          <table:table-cell office:value-type="float" office:value="2921401" table:style-name="ce1">
            <text:p>2921401</text:p>
          </table:table-cell>
          <table:table-cell table:number-columns-repeated="16381"/>
        </table:table-row>
        <table:table-row table:style-name="ro1">
          <table:table-cell office:value-type="float" office:value="2921450" table:style-name="ce1">
            <text:p>2921450</text:p>
          </table:table-cell>
          <table:table-cell office:value-type="string" table:style-name="ce1">
            <text:p>Mirante</text:p>
          </table:table-cell>
          <table:table-cell office:value-type="float" office:value="2921450" table:style-name="ce1">
            <text:p>2921450</text:p>
          </table:table-cell>
          <table:table-cell table:number-columns-repeated="16381"/>
        </table:table-row>
        <table:table-row table:style-name="ro1">
          <table:table-cell office:value-type="float" office:value="2921500" table:style-name="ce1">
            <text:p>2921500</text:p>
          </table:table-cell>
          <table:table-cell office:value-type="string" table:style-name="ce1">
            <text:p>Monte Santo</text:p>
          </table:table-cell>
          <table:table-cell office:value-type="float" office:value="2921500" table:style-name="ce1">
            <text:p>2921500</text:p>
          </table:table-cell>
          <table:table-cell table:number-columns-repeated="16381"/>
        </table:table-row>
        <table:table-row table:style-name="ro1">
          <table:table-cell office:value-type="float" office:value="2921609" table:style-name="ce1">
            <text:p>2921609</text:p>
          </table:table-cell>
          <table:table-cell office:value-type="string" table:style-name="ce1">
            <text:p>Morpará</text:p>
          </table:table-cell>
          <table:table-cell office:value-type="float" office:value="2921609" table:style-name="ce1">
            <text:p>2921609</text:p>
          </table:table-cell>
          <table:table-cell table:number-columns-repeated="16381"/>
        </table:table-row>
        <table:table-row table:style-name="ro1">
          <table:table-cell office:value-type="float" office:value="2921708" table:style-name="ce1">
            <text:p>2921708</text:p>
          </table:table-cell>
          <table:table-cell office:value-type="string" table:style-name="ce1">
            <text:p>Morro do Chapéu</text:p>
          </table:table-cell>
          <table:table-cell office:value-type="float" office:value="2921708" table:style-name="ce1">
            <text:p>2921708</text:p>
          </table:table-cell>
          <table:table-cell table:number-columns-repeated="16381"/>
        </table:table-row>
        <table:table-row table:style-name="ro1">
          <table:table-cell office:value-type="float" office:value="2921807" table:style-name="ce1">
            <text:p>2921807</text:p>
          </table:table-cell>
          <table:table-cell office:value-type="string" table:style-name="ce1">
            <text:p>Mortugaba</text:p>
          </table:table-cell>
          <table:table-cell office:value-type="float" office:value="2921807" table:style-name="ce1">
            <text:p>2921807</text:p>
          </table:table-cell>
          <table:table-cell table:number-columns-repeated="16381"/>
        </table:table-row>
        <table:table-row table:style-name="ro1">
          <table:table-cell office:value-type="float" office:value="2921906" table:style-name="ce1">
            <text:p>2921906</text:p>
          </table:table-cell>
          <table:table-cell office:value-type="string" table:style-name="ce1">
            <text:p>Mucugê</text:p>
          </table:table-cell>
          <table:table-cell office:value-type="float" office:value="2921906" table:style-name="ce1">
            <text:p>2921906</text:p>
          </table:table-cell>
          <table:table-cell table:number-columns-repeated="16381"/>
        </table:table-row>
        <table:table-row table:style-name="ro1">
          <table:table-cell office:value-type="float" office:value="2922003" table:style-name="ce1">
            <text:p>2922003</text:p>
          </table:table-cell>
          <table:table-cell office:value-type="string" table:style-name="ce1">
            <text:p>Mucuri</text:p>
          </table:table-cell>
          <table:table-cell office:value-type="float" office:value="2922003" table:style-name="ce1">
            <text:p>2922003</text:p>
          </table:table-cell>
          <table:table-cell table:number-columns-repeated="16381"/>
        </table:table-row>
        <table:table-row table:style-name="ro1">
          <table:table-cell office:value-type="float" office:value="2922052" table:style-name="ce1">
            <text:p>2922052</text:p>
          </table:table-cell>
          <table:table-cell office:value-type="string" table:style-name="ce1">
            <text:p>Mulungu do Morro</text:p>
          </table:table-cell>
          <table:table-cell office:value-type="float" office:value="2922052" table:style-name="ce1">
            <text:p>2922052</text:p>
          </table:table-cell>
          <table:table-cell table:number-columns-repeated="16381"/>
        </table:table-row>
        <table:table-row table:style-name="ro1">
          <table:table-cell office:value-type="float" office:value="2922102" table:style-name="ce1">
            <text:p>2922102</text:p>
          </table:table-cell>
          <table:table-cell office:value-type="string" table:style-name="ce1">
            <text:p>Mundo Novo</text:p>
          </table:table-cell>
          <table:table-cell office:value-type="float" office:value="2922102" table:style-name="ce1">
            <text:p>2922102</text:p>
          </table:table-cell>
          <table:table-cell table:number-columns-repeated="16381"/>
        </table:table-row>
        <table:table-row table:style-name="ro1">
          <table:table-cell office:value-type="float" office:value="2922201" table:style-name="ce1">
            <text:p>2922201</text:p>
          </table:table-cell>
          <table:table-cell office:value-type="string" table:style-name="ce1">
            <text:p>Muniz Ferreira</text:p>
          </table:table-cell>
          <table:table-cell office:value-type="float" office:value="2922201" table:style-name="ce1">
            <text:p>2922201</text:p>
          </table:table-cell>
          <table:table-cell table:number-columns-repeated="16381"/>
        </table:table-row>
        <table:table-row table:style-name="ro1">
          <table:table-cell office:value-type="float" office:value="2922250" table:style-name="ce1">
            <text:p>2922250</text:p>
          </table:table-cell>
          <table:table-cell office:value-type="string" table:style-name="ce1">
            <text:p>Muquém do São Francisco</text:p>
          </table:table-cell>
          <table:table-cell office:value-type="float" office:value="2922250" table:style-name="ce1">
            <text:p>2922250</text:p>
          </table:table-cell>
          <table:table-cell table:number-columns-repeated="16381"/>
        </table:table-row>
        <table:table-row table:style-name="ro1">
          <table:table-cell office:value-type="float" office:value="2922300" table:style-name="ce1">
            <text:p>2922300</text:p>
          </table:table-cell>
          <table:table-cell office:value-type="string" table:style-name="ce1">
            <text:p>Muritiba</text:p>
          </table:table-cell>
          <table:table-cell office:value-type="float" office:value="2922300" table:style-name="ce1">
            <text:p>2922300</text:p>
          </table:table-cell>
          <table:table-cell table:number-columns-repeated="16381"/>
        </table:table-row>
        <table:table-row table:style-name="ro1">
          <table:table-cell office:value-type="float" office:value="2922409" table:style-name="ce1">
            <text:p>2922409</text:p>
          </table:table-cell>
          <table:table-cell office:value-type="string" table:style-name="ce1">
            <text:p>Mutuípe</text:p>
          </table:table-cell>
          <table:table-cell office:value-type="float" office:value="2922409" table:style-name="ce1">
            <text:p>2922409</text:p>
          </table:table-cell>
          <table:table-cell table:number-columns-repeated="16381"/>
        </table:table-row>
        <table:table-row table:style-name="ro1">
          <table:table-cell office:value-type="float" office:value="2922508" table:style-name="ce1">
            <text:p>2922508</text:p>
          </table:table-cell>
          <table:table-cell office:value-type="string" table:style-name="ce1">
            <text:p>Nazaré</text:p>
          </table:table-cell>
          <table:table-cell office:value-type="float" office:value="2922508" table:style-name="ce1">
            <text:p>2922508</text:p>
          </table:table-cell>
          <table:table-cell table:number-columns-repeated="16381"/>
        </table:table-row>
        <table:table-row table:style-name="ro1">
          <table:table-cell office:value-type="float" office:value="2922607" table:style-name="ce1">
            <text:p>2922607</text:p>
          </table:table-cell>
          <table:table-cell office:value-type="string" table:style-name="ce1">
            <text:p>Nilo Peçanha</text:p>
          </table:table-cell>
          <table:table-cell office:value-type="float" office:value="2922607" table:style-name="ce1">
            <text:p>2922607</text:p>
          </table:table-cell>
          <table:table-cell table:number-columns-repeated="16381"/>
        </table:table-row>
        <table:table-row table:style-name="ro1">
          <table:table-cell office:value-type="float" office:value="2922656" table:style-name="ce1">
            <text:p>2922656</text:p>
          </table:table-cell>
          <table:table-cell office:value-type="string" table:style-name="ce1">
            <text:p>Nordestina</text:p>
          </table:table-cell>
          <table:table-cell office:value-type="float" office:value="2922656" table:style-name="ce1">
            <text:p>2922656</text:p>
          </table:table-cell>
          <table:table-cell table:number-columns-repeated="16381"/>
        </table:table-row>
        <table:table-row table:style-name="ro1">
          <table:table-cell office:value-type="float" office:value="2922706" table:style-name="ce1">
            <text:p>2922706</text:p>
          </table:table-cell>
          <table:table-cell office:value-type="string" table:style-name="ce1">
            <text:p>Nova Canaã</text:p>
          </table:table-cell>
          <table:table-cell office:value-type="float" office:value="2922706" table:style-name="ce1">
            <text:p>2922706</text:p>
          </table:table-cell>
          <table:table-cell table:number-columns-repeated="16381"/>
        </table:table-row>
        <table:table-row table:style-name="ro1">
          <table:table-cell office:value-type="float" office:value="2922730" table:style-name="ce1">
            <text:p>2922730</text:p>
          </table:table-cell>
          <table:table-cell office:value-type="string" table:style-name="ce1">
            <text:p>Nova Fátima</text:p>
          </table:table-cell>
          <table:table-cell office:value-type="float" office:value="2922730" table:style-name="ce1">
            <text:p>2922730</text:p>
          </table:table-cell>
          <table:table-cell table:number-columns-repeated="16381"/>
        </table:table-row>
        <table:table-row table:style-name="ro1">
          <table:table-cell office:value-type="float" office:value="2922755" table:style-name="ce1">
            <text:p>2922755</text:p>
          </table:table-cell>
          <table:table-cell office:value-type="string" table:style-name="ce1">
            <text:p>Nova Ibiá</text:p>
          </table:table-cell>
          <table:table-cell office:value-type="float" office:value="2922755" table:style-name="ce1">
            <text:p>2922755</text:p>
          </table:table-cell>
          <table:table-cell table:number-columns-repeated="16381"/>
        </table:table-row>
        <table:table-row table:style-name="ro1">
          <table:table-cell office:value-type="float" office:value="2922805" table:style-name="ce1">
            <text:p>2922805</text:p>
          </table:table-cell>
          <table:table-cell office:value-type="string" table:style-name="ce1">
            <text:p>Nova Itarana</text:p>
          </table:table-cell>
          <table:table-cell office:value-type="float" office:value="2922805" table:style-name="ce1">
            <text:p>2922805</text:p>
          </table:table-cell>
          <table:table-cell table:number-columns-repeated="16381"/>
        </table:table-row>
        <table:table-row table:style-name="ro1">
          <table:table-cell office:value-type="float" office:value="2922854" table:style-name="ce1">
            <text:p>2922854</text:p>
          </table:table-cell>
          <table:table-cell office:value-type="string" table:style-name="ce1">
            <text:p>Nova Redenção</text:p>
          </table:table-cell>
          <table:table-cell office:value-type="float" office:value="2922854" table:style-name="ce1">
            <text:p>2922854</text:p>
          </table:table-cell>
          <table:table-cell table:number-columns-repeated="16381"/>
        </table:table-row>
        <table:table-row table:style-name="ro1">
          <table:table-cell office:value-type="float" office:value="2922904" table:style-name="ce1">
            <text:p>2922904</text:p>
          </table:table-cell>
          <table:table-cell office:value-type="string" table:style-name="ce1">
            <text:p>Nova Soure</text:p>
          </table:table-cell>
          <table:table-cell office:value-type="float" office:value="2922904" table:style-name="ce1">
            <text:p>2922904</text:p>
          </table:table-cell>
          <table:table-cell table:number-columns-repeated="16381"/>
        </table:table-row>
        <table:table-row table:style-name="ro1">
          <table:table-cell office:value-type="float" office:value="2923001" table:style-name="ce1">
            <text:p>2923001</text:p>
          </table:table-cell>
          <table:table-cell office:value-type="string" table:style-name="ce1">
            <text:p>Nova Viçosa</text:p>
          </table:table-cell>
          <table:table-cell office:value-type="float" office:value="2923001" table:style-name="ce1">
            <text:p>2923001</text:p>
          </table:table-cell>
          <table:table-cell table:number-columns-repeated="16381"/>
        </table:table-row>
        <table:table-row table:style-name="ro1">
          <table:table-cell office:value-type="float" office:value="2923035" table:style-name="ce1">
            <text:p>2923035</text:p>
          </table:table-cell>
          <table:table-cell office:value-type="string" table:style-name="ce1">
            <text:p>Novo Horizonte</text:p>
          </table:table-cell>
          <table:table-cell office:value-type="float" office:value="2923035" table:style-name="ce1">
            <text:p>2923035</text:p>
          </table:table-cell>
          <table:table-cell table:number-columns-repeated="16381"/>
        </table:table-row>
        <table:table-row table:style-name="ro1">
          <table:table-cell office:value-type="float" office:value="2923050" table:style-name="ce1">
            <text:p>2923050</text:p>
          </table:table-cell>
          <table:table-cell office:value-type="string" table:style-name="ce1">
            <text:p>Novo Triunfo</text:p>
          </table:table-cell>
          <table:table-cell office:value-type="float" office:value="2923050" table:style-name="ce1">
            <text:p>2923050</text:p>
          </table:table-cell>
          <table:table-cell table:number-columns-repeated="16381"/>
        </table:table-row>
        <table:table-row table:style-name="ro1">
          <table:table-cell office:value-type="float" office:value="2923100" table:style-name="ce1">
            <text:p>2923100</text:p>
          </table:table-cell>
          <table:table-cell office:value-type="string" table:style-name="ce1">
            <text:p>Olindina</text:p>
          </table:table-cell>
          <table:table-cell office:value-type="float" office:value="2923100" table:style-name="ce1">
            <text:p>2923100</text:p>
          </table:table-cell>
          <table:table-cell table:number-columns-repeated="16381"/>
        </table:table-row>
        <table:table-row table:style-name="ro1">
          <table:table-cell office:value-type="float" office:value="2923209" table:style-name="ce1">
            <text:p>2923209</text:p>
          </table:table-cell>
          <table:table-cell office:value-type="string" table:style-name="ce1">
            <text:p>Oliveira dos Brejinhos</text:p>
          </table:table-cell>
          <table:table-cell office:value-type="float" office:value="2923209" table:style-name="ce1">
            <text:p>2923209</text:p>
          </table:table-cell>
          <table:table-cell table:number-columns-repeated="16381"/>
        </table:table-row>
        <table:table-row table:style-name="ro1">
          <table:table-cell office:value-type="float" office:value="2923308" table:style-name="ce1">
            <text:p>2923308</text:p>
          </table:table-cell>
          <table:table-cell office:value-type="string" table:style-name="ce1">
            <text:p>Ouriçangas</text:p>
          </table:table-cell>
          <table:table-cell office:value-type="float" office:value="2923308" table:style-name="ce1">
            <text:p>2923308</text:p>
          </table:table-cell>
          <table:table-cell table:number-columns-repeated="16381"/>
        </table:table-row>
        <table:table-row table:style-name="ro1">
          <table:table-cell office:value-type="float" office:value="2923357" table:style-name="ce1">
            <text:p>2923357</text:p>
          </table:table-cell>
          <table:table-cell office:value-type="string" table:style-name="ce1">
            <text:p>Ourolândia</text:p>
          </table:table-cell>
          <table:table-cell office:value-type="float" office:value="2923357" table:style-name="ce1">
            <text:p>2923357</text:p>
          </table:table-cell>
          <table:table-cell table:number-columns-repeated="16381"/>
        </table:table-row>
        <table:table-row table:style-name="ro1">
          <table:table-cell office:value-type="float" office:value="2923407" table:style-name="ce1">
            <text:p>2923407</text:p>
          </table:table-cell>
          <table:table-cell office:value-type="string" table:style-name="ce1">
            <text:p>Palmas de Monte Alto</text:p>
          </table:table-cell>
          <table:table-cell office:value-type="float" office:value="2923407" table:style-name="ce1">
            <text:p>2923407</text:p>
          </table:table-cell>
          <table:table-cell table:number-columns-repeated="16381"/>
        </table:table-row>
        <table:table-row table:style-name="ro1">
          <table:table-cell office:value-type="float" office:value="2923506" table:style-name="ce1">
            <text:p>2923506</text:p>
          </table:table-cell>
          <table:table-cell office:value-type="string" table:style-name="ce1">
            <text:p>Palmeiras</text:p>
          </table:table-cell>
          <table:table-cell office:value-type="float" office:value="2923506" table:style-name="ce1">
            <text:p>2923506</text:p>
          </table:table-cell>
          <table:table-cell table:number-columns-repeated="16381"/>
        </table:table-row>
        <table:table-row table:style-name="ro1">
          <table:table-cell office:value-type="float" office:value="2923605" table:style-name="ce1">
            <text:p>2923605</text:p>
          </table:table-cell>
          <table:table-cell office:value-type="string" table:style-name="ce1">
            <text:p>Paramirim</text:p>
          </table:table-cell>
          <table:table-cell office:value-type="float" office:value="2923605" table:style-name="ce1">
            <text:p>2923605</text:p>
          </table:table-cell>
          <table:table-cell table:number-columns-repeated="16381"/>
        </table:table-row>
        <table:table-row table:style-name="ro1">
          <table:table-cell office:value-type="float" office:value="2923704" table:style-name="ce1">
            <text:p>2923704</text:p>
          </table:table-cell>
          <table:table-cell office:value-type="string" table:style-name="ce1">
            <text:p>Paratinga</text:p>
          </table:table-cell>
          <table:table-cell office:value-type="float" office:value="2923704" table:style-name="ce1">
            <text:p>2923704</text:p>
          </table:table-cell>
          <table:table-cell table:number-columns-repeated="16381"/>
        </table:table-row>
        <table:table-row table:style-name="ro1">
          <table:table-cell office:value-type="float" office:value="2923803" table:style-name="ce1">
            <text:p>2923803</text:p>
          </table:table-cell>
          <table:table-cell office:value-type="string" table:style-name="ce1">
            <text:p>Paripiranga</text:p>
          </table:table-cell>
          <table:table-cell office:value-type="float" office:value="2923803" table:style-name="ce1">
            <text:p>2923803</text:p>
          </table:table-cell>
          <table:table-cell table:number-columns-repeated="16381"/>
        </table:table-row>
        <table:table-row table:style-name="ro1">
          <table:table-cell office:value-type="float" office:value="2923902" table:style-name="ce1">
            <text:p>2923902</text:p>
          </table:table-cell>
          <table:table-cell office:value-type="string" table:style-name="ce1">
            <text:p>Pau Brasil</text:p>
          </table:table-cell>
          <table:table-cell office:value-type="float" office:value="2923902" table:style-name="ce1">
            <text:p>2923902</text:p>
          </table:table-cell>
          <table:table-cell table:number-columns-repeated="16381"/>
        </table:table-row>
        <table:table-row table:style-name="ro1">
          <table:table-cell office:value-type="float" office:value="2924009" table:style-name="ce1">
            <text:p>2924009</text:p>
          </table:table-cell>
          <table:table-cell office:value-type="string" table:style-name="ce1">
            <text:p>Paulo Afonso</text:p>
          </table:table-cell>
          <table:table-cell office:value-type="float" office:value="2924009" table:style-name="ce1">
            <text:p>2924009</text:p>
          </table:table-cell>
          <table:table-cell table:number-columns-repeated="16381"/>
        </table:table-row>
        <table:table-row table:style-name="ro1">
          <table:table-cell office:value-type="float" office:value="2924058" table:style-name="ce1">
            <text:p>2924058</text:p>
          </table:table-cell>
          <table:table-cell office:value-type="string" table:style-name="ce1">
            <text:p>Pé de Serra</text:p>
          </table:table-cell>
          <table:table-cell office:value-type="float" office:value="2924058" table:style-name="ce1">
            <text:p>2924058</text:p>
          </table:table-cell>
          <table:table-cell table:number-columns-repeated="16381"/>
        </table:table-row>
        <table:table-row table:style-name="ro1">
          <table:table-cell office:value-type="float" office:value="2924108" table:style-name="ce1">
            <text:p>2924108</text:p>
          </table:table-cell>
          <table:table-cell office:value-type="string" table:style-name="ce1">
            <text:p>Pedrão</text:p>
          </table:table-cell>
          <table:table-cell office:value-type="float" office:value="2924108" table:style-name="ce1">
            <text:p>2924108</text:p>
          </table:table-cell>
          <table:table-cell table:number-columns-repeated="16381"/>
        </table:table-row>
        <table:table-row table:style-name="ro1">
          <table:table-cell office:value-type="float" office:value="2924207" table:style-name="ce1">
            <text:p>2924207</text:p>
          </table:table-cell>
          <table:table-cell office:value-type="string" table:style-name="ce1">
            <text:p>Pedro Alexandre</text:p>
          </table:table-cell>
          <table:table-cell office:value-type="float" office:value="2924207" table:style-name="ce1">
            <text:p>2924207</text:p>
          </table:table-cell>
          <table:table-cell table:number-columns-repeated="16381"/>
        </table:table-row>
        <table:table-row table:style-name="ro1">
          <table:table-cell office:value-type="float" office:value="2924306" table:style-name="ce1">
            <text:p>2924306</text:p>
          </table:table-cell>
          <table:table-cell office:value-type="string" table:style-name="ce1">
            <text:p>Piatã</text:p>
          </table:table-cell>
          <table:table-cell office:value-type="float" office:value="2924306" table:style-name="ce1">
            <text:p>2924306</text:p>
          </table:table-cell>
          <table:table-cell table:number-columns-repeated="16381"/>
        </table:table-row>
        <table:table-row table:style-name="ro1">
          <table:table-cell office:value-type="float" office:value="2924405" table:style-name="ce1">
            <text:p>2924405</text:p>
          </table:table-cell>
          <table:table-cell office:value-type="string" table:style-name="ce1">
            <text:p>Pilão Arcado</text:p>
          </table:table-cell>
          <table:table-cell office:value-type="float" office:value="2924405" table:style-name="ce1">
            <text:p>2924405</text:p>
          </table:table-cell>
          <table:table-cell table:number-columns-repeated="16381"/>
        </table:table-row>
        <table:table-row table:style-name="ro1">
          <table:table-cell office:value-type="float" office:value="2924504" table:style-name="ce1">
            <text:p>2924504</text:p>
          </table:table-cell>
          <table:table-cell office:value-type="string" table:style-name="ce1">
            <text:p>Pindaí</text:p>
          </table:table-cell>
          <table:table-cell office:value-type="float" office:value="2924504" table:style-name="ce1">
            <text:p>2924504</text:p>
          </table:table-cell>
          <table:table-cell table:number-columns-repeated="16381"/>
        </table:table-row>
        <table:table-row table:style-name="ro1">
          <table:table-cell office:value-type="float" office:value="2924603" table:style-name="ce1">
            <text:p>2924603</text:p>
          </table:table-cell>
          <table:table-cell office:value-type="string" table:style-name="ce1">
            <text:p>Pindobaçu</text:p>
          </table:table-cell>
          <table:table-cell office:value-type="float" office:value="2924603" table:style-name="ce1">
            <text:p>2924603</text:p>
          </table:table-cell>
          <table:table-cell table:number-columns-repeated="16381"/>
        </table:table-row>
        <table:table-row table:style-name="ro1">
          <table:table-cell office:value-type="float" office:value="2924652" table:style-name="ce1">
            <text:p>2924652</text:p>
          </table:table-cell>
          <table:table-cell office:value-type="string" table:style-name="ce1">
            <text:p>Pintadas</text:p>
          </table:table-cell>
          <table:table-cell office:value-type="float" office:value="2924652" table:style-name="ce1">
            <text:p>2924652</text:p>
          </table:table-cell>
          <table:table-cell table:number-columns-repeated="16381"/>
        </table:table-row>
        <table:table-row table:style-name="ro1">
          <table:table-cell office:value-type="float" office:value="2924678" table:style-name="ce1">
            <text:p>2924678</text:p>
          </table:table-cell>
          <table:table-cell office:value-type="string" table:style-name="ce1">
            <text:p>Piraí do Norte</text:p>
          </table:table-cell>
          <table:table-cell office:value-type="float" office:value="2924678" table:style-name="ce1">
            <text:p>2924678</text:p>
          </table:table-cell>
          <table:table-cell table:number-columns-repeated="16381"/>
        </table:table-row>
        <table:table-row table:style-name="ro1">
          <table:table-cell office:value-type="float" office:value="2924702" table:style-name="ce1">
            <text:p>2924702</text:p>
          </table:table-cell>
          <table:table-cell office:value-type="string" table:style-name="ce1">
            <text:p>Piripá</text:p>
          </table:table-cell>
          <table:table-cell office:value-type="float" office:value="2924702" table:style-name="ce1">
            <text:p>2924702</text:p>
          </table:table-cell>
          <table:table-cell table:number-columns-repeated="16381"/>
        </table:table-row>
        <table:table-row table:style-name="ro1">
          <table:table-cell office:value-type="float" office:value="2924801" table:style-name="ce1">
            <text:p>2924801</text:p>
          </table:table-cell>
          <table:table-cell office:value-type="string" table:style-name="ce1">
            <text:p>Piritiba</text:p>
          </table:table-cell>
          <table:table-cell office:value-type="float" office:value="2924801" table:style-name="ce1">
            <text:p>2924801</text:p>
          </table:table-cell>
          <table:table-cell table:number-columns-repeated="16381"/>
        </table:table-row>
        <table:table-row table:style-name="ro1">
          <table:table-cell office:value-type="float" office:value="2924900" table:style-name="ce1">
            <text:p>2924900</text:p>
          </table:table-cell>
          <table:table-cell office:value-type="string" table:style-name="ce1">
            <text:p>Planaltino</text:p>
          </table:table-cell>
          <table:table-cell office:value-type="float" office:value="2924900" table:style-name="ce1">
            <text:p>2924900</text:p>
          </table:table-cell>
          <table:table-cell table:number-columns-repeated="16381"/>
        </table:table-row>
        <table:table-row table:style-name="ro1">
          <table:table-cell office:value-type="float" office:value="2925006" table:style-name="ce1">
            <text:p>2925006</text:p>
          </table:table-cell>
          <table:table-cell office:value-type="string" table:style-name="ce1">
            <text:p>Planalto</text:p>
          </table:table-cell>
          <table:table-cell office:value-type="float" office:value="2925006" table:style-name="ce1">
            <text:p>2925006</text:p>
          </table:table-cell>
          <table:table-cell table:number-columns-repeated="16381"/>
        </table:table-row>
        <table:table-row table:style-name="ro1">
          <table:table-cell office:value-type="float" office:value="2925105" table:style-name="ce1">
            <text:p>2925105</text:p>
          </table:table-cell>
          <table:table-cell office:value-type="string" table:style-name="ce1">
            <text:p>Poções</text:p>
          </table:table-cell>
          <table:table-cell office:value-type="float" office:value="2925105" table:style-name="ce1">
            <text:p>2925105</text:p>
          </table:table-cell>
          <table:table-cell table:number-columns-repeated="16381"/>
        </table:table-row>
        <table:table-row table:style-name="ro1">
          <table:table-cell office:value-type="float" office:value="2925204" table:style-name="ce1">
            <text:p>2925204</text:p>
          </table:table-cell>
          <table:table-cell office:value-type="string" table:style-name="ce1">
            <text:p>Pojuca</text:p>
          </table:table-cell>
          <table:table-cell office:value-type="float" office:value="2925204" table:style-name="ce1">
            <text:p>2925204</text:p>
          </table:table-cell>
          <table:table-cell table:number-columns-repeated="16381"/>
        </table:table-row>
        <table:table-row table:style-name="ro1">
          <table:table-cell office:value-type="float" office:value="2925253" table:style-name="ce1">
            <text:p>2925253</text:p>
          </table:table-cell>
          <table:table-cell office:value-type="string" table:style-name="ce1">
            <text:p>Ponto Novo</text:p>
          </table:table-cell>
          <table:table-cell office:value-type="float" office:value="2925253" table:style-name="ce1">
            <text:p>2925253</text:p>
          </table:table-cell>
          <table:table-cell table:number-columns-repeated="16381"/>
        </table:table-row>
        <table:table-row table:style-name="ro1">
          <table:table-cell office:value-type="float" office:value="2925303" table:style-name="ce1">
            <text:p>2925303</text:p>
          </table:table-cell>
          <table:table-cell office:value-type="string" table:style-name="ce1">
            <text:p>Porto Seguro</text:p>
          </table:table-cell>
          <table:table-cell office:value-type="float" office:value="2925303" table:style-name="ce1">
            <text:p>2925303</text:p>
          </table:table-cell>
          <table:table-cell table:number-columns-repeated="16381"/>
        </table:table-row>
        <table:table-row table:style-name="ro1">
          <table:table-cell office:value-type="float" office:value="2925402" table:style-name="ce1">
            <text:p>2925402</text:p>
          </table:table-cell>
          <table:table-cell office:value-type="string" table:style-name="ce1">
            <text:p>Potiraguá</text:p>
          </table:table-cell>
          <table:table-cell office:value-type="float" office:value="2925402" table:style-name="ce1">
            <text:p>2925402</text:p>
          </table:table-cell>
          <table:table-cell table:number-columns-repeated="16381"/>
        </table:table-row>
        <table:table-row table:style-name="ro1">
          <table:table-cell office:value-type="float" office:value="2925501" table:style-name="ce1">
            <text:p>2925501</text:p>
          </table:table-cell>
          <table:table-cell office:value-type="string" table:style-name="ce1">
            <text:p>Prado</text:p>
          </table:table-cell>
          <table:table-cell office:value-type="float" office:value="2925501" table:style-name="ce1">
            <text:p>2925501</text:p>
          </table:table-cell>
          <table:table-cell table:number-columns-repeated="16381"/>
        </table:table-row>
        <table:table-row table:style-name="ro1">
          <table:table-cell office:value-type="float" office:value="2925600" table:style-name="ce1">
            <text:p>2925600</text:p>
          </table:table-cell>
          <table:table-cell office:value-type="string" table:style-name="ce1">
            <text:p>Presidente Dutra</text:p>
          </table:table-cell>
          <table:table-cell office:value-type="float" office:value="2925600" table:style-name="ce1">
            <text:p>2925600</text:p>
          </table:table-cell>
          <table:table-cell table:number-columns-repeated="16381"/>
        </table:table-row>
        <table:table-row table:style-name="ro1">
          <table:table-cell office:value-type="float" office:value="2925709" table:style-name="ce1">
            <text:p>2925709</text:p>
          </table:table-cell>
          <table:table-cell office:value-type="string" table:style-name="ce1">
            <text:p>Presidente Jânio Quadros</text:p>
          </table:table-cell>
          <table:table-cell office:value-type="float" office:value="2925709" table:style-name="ce1">
            <text:p>2925709</text:p>
          </table:table-cell>
          <table:table-cell table:number-columns-repeated="16381"/>
        </table:table-row>
        <table:table-row table:style-name="ro1">
          <table:table-cell office:value-type="float" office:value="2925758" table:style-name="ce1">
            <text:p>2925758</text:p>
          </table:table-cell>
          <table:table-cell office:value-type="string" table:style-name="ce1">
            <text:p>Presidente Tancredo Neves</text:p>
          </table:table-cell>
          <table:table-cell office:value-type="float" office:value="2925758" table:style-name="ce1">
            <text:p>2925758</text:p>
          </table:table-cell>
          <table:table-cell table:number-columns-repeated="16381"/>
        </table:table-row>
        <table:table-row table:style-name="ro1">
          <table:table-cell office:value-type="float" office:value="2925808" table:style-name="ce1">
            <text:p>2925808</text:p>
          </table:table-cell>
          <table:table-cell office:value-type="string" table:style-name="ce1">
            <text:p>Queimadas</text:p>
          </table:table-cell>
          <table:table-cell office:value-type="float" office:value="2925808" table:style-name="ce1">
            <text:p>2925808</text:p>
          </table:table-cell>
          <table:table-cell table:number-columns-repeated="16381"/>
        </table:table-row>
        <table:table-row table:style-name="ro1">
          <table:table-cell office:value-type="float" office:value="2925907" table:style-name="ce1">
            <text:p>2925907</text:p>
          </table:table-cell>
          <table:table-cell office:value-type="string" table:style-name="ce1">
            <text:p>Quijingue</text:p>
          </table:table-cell>
          <table:table-cell office:value-type="float" office:value="2925907" table:style-name="ce1">
            <text:p>2925907</text:p>
          </table:table-cell>
          <table:table-cell table:number-columns-repeated="16381"/>
        </table:table-row>
        <table:table-row table:style-name="ro1">
          <table:table-cell office:value-type="float" office:value="2925931" table:style-name="ce1">
            <text:p>2925931</text:p>
          </table:table-cell>
          <table:table-cell office:value-type="string" table:style-name="ce1">
            <text:p>Quixabeira</text:p>
          </table:table-cell>
          <table:table-cell office:value-type="float" office:value="2925931" table:style-name="ce1">
            <text:p>2925931</text:p>
          </table:table-cell>
          <table:table-cell table:number-columns-repeated="16381"/>
        </table:table-row>
        <table:table-row table:style-name="ro1">
          <table:table-cell office:value-type="float" office:value="2925956" table:style-name="ce1">
            <text:p>2925956</text:p>
          </table:table-cell>
          <table:table-cell office:value-type="string" table:style-name="ce1">
            <text:p>Rafael Jambeiro</text:p>
          </table:table-cell>
          <table:table-cell office:value-type="float" office:value="2925956" table:style-name="ce1">
            <text:p>2925956</text:p>
          </table:table-cell>
          <table:table-cell table:number-columns-repeated="16381"/>
        </table:table-row>
        <table:table-row table:style-name="ro1">
          <table:table-cell office:value-type="float" office:value="2926004" table:style-name="ce1">
            <text:p>2926004</text:p>
          </table:table-cell>
          <table:table-cell office:value-type="string" table:style-name="ce1">
            <text:p>Remanso</text:p>
          </table:table-cell>
          <table:table-cell office:value-type="float" office:value="2926004" table:style-name="ce1">
            <text:p>2926004</text:p>
          </table:table-cell>
          <table:table-cell table:number-columns-repeated="16381"/>
        </table:table-row>
        <table:table-row table:style-name="ro1">
          <table:table-cell office:value-type="float" office:value="2926103" table:style-name="ce1">
            <text:p>2926103</text:p>
          </table:table-cell>
          <table:table-cell office:value-type="string" table:style-name="ce1">
            <text:p>Retirolândia</text:p>
          </table:table-cell>
          <table:table-cell office:value-type="float" office:value="2926103" table:style-name="ce1">
            <text:p>2926103</text:p>
          </table:table-cell>
          <table:table-cell table:number-columns-repeated="16381"/>
        </table:table-row>
        <table:table-row table:style-name="ro1">
          <table:table-cell office:value-type="float" office:value="2926202" table:style-name="ce1">
            <text:p>2926202</text:p>
          </table:table-cell>
          <table:table-cell office:value-type="string" table:style-name="ce1">
            <text:p>Riachão das Neves</text:p>
          </table:table-cell>
          <table:table-cell office:value-type="float" office:value="2926202" table:style-name="ce1">
            <text:p>2926202</text:p>
          </table:table-cell>
          <table:table-cell table:number-columns-repeated="16381"/>
        </table:table-row>
        <table:table-row table:style-name="ro1">
          <table:table-cell office:value-type="float" office:value="2926301" table:style-name="ce1">
            <text:p>2926301</text:p>
          </table:table-cell>
          <table:table-cell office:value-type="string" table:style-name="ce1">
            <text:p>Riachão do Jacuípe</text:p>
          </table:table-cell>
          <table:table-cell office:value-type="float" office:value="2926301" table:style-name="ce1">
            <text:p>2926301</text:p>
          </table:table-cell>
          <table:table-cell table:number-columns-repeated="16381"/>
        </table:table-row>
        <table:table-row table:style-name="ro1">
          <table:table-cell office:value-type="float" office:value="2926400" table:style-name="ce1">
            <text:p>2926400</text:p>
          </table:table-cell>
          <table:table-cell office:value-type="string" table:style-name="ce1">
            <text:p>Riacho de Santana</text:p>
          </table:table-cell>
          <table:table-cell office:value-type="float" office:value="2926400" table:style-name="ce1">
            <text:p>2926400</text:p>
          </table:table-cell>
          <table:table-cell table:number-columns-repeated="16381"/>
        </table:table-row>
        <table:table-row table:style-name="ro1">
          <table:table-cell office:value-type="float" office:value="2926509" table:style-name="ce1">
            <text:p>2926509</text:p>
          </table:table-cell>
          <table:table-cell office:value-type="string" table:style-name="ce1">
            <text:p>Ribeira do Amparo</text:p>
          </table:table-cell>
          <table:table-cell office:value-type="float" office:value="2926509" table:style-name="ce1">
            <text:p>2926509</text:p>
          </table:table-cell>
          <table:table-cell table:number-columns-repeated="16381"/>
        </table:table-row>
        <table:table-row table:style-name="ro1">
          <table:table-cell office:value-type="float" office:value="2926608" table:style-name="ce1">
            <text:p>2926608</text:p>
          </table:table-cell>
          <table:table-cell office:value-type="string" table:style-name="ce1">
            <text:p>Ribeira do Pombal</text:p>
          </table:table-cell>
          <table:table-cell office:value-type="float" office:value="2926608" table:style-name="ce1">
            <text:p>2926608</text:p>
          </table:table-cell>
          <table:table-cell table:number-columns-repeated="16381"/>
        </table:table-row>
        <table:table-row table:style-name="ro1">
          <table:table-cell office:value-type="float" office:value="2926657" table:style-name="ce1">
            <text:p>2926657</text:p>
          </table:table-cell>
          <table:table-cell office:value-type="string" table:style-name="ce1">
            <text:p>Ribeirão do Largo</text:p>
          </table:table-cell>
          <table:table-cell office:value-type="float" office:value="2926657" table:style-name="ce1">
            <text:p>2926657</text:p>
          </table:table-cell>
          <table:table-cell table:number-columns-repeated="16381"/>
        </table:table-row>
        <table:table-row table:style-name="ro1">
          <table:table-cell office:value-type="float" office:value="2926707" table:style-name="ce1">
            <text:p>2926707</text:p>
          </table:table-cell>
          <table:table-cell office:value-type="string" table:style-name="ce1">
            <text:p>Rio de Contas</text:p>
          </table:table-cell>
          <table:table-cell office:value-type="float" office:value="2926707" table:style-name="ce1">
            <text:p>2926707</text:p>
          </table:table-cell>
          <table:table-cell table:number-columns-repeated="16381"/>
        </table:table-row>
        <table:table-row table:style-name="ro1">
          <table:table-cell office:value-type="float" office:value="2926806" table:style-name="ce1">
            <text:p>2926806</text:p>
          </table:table-cell>
          <table:table-cell office:value-type="string" table:style-name="ce1">
            <text:p>Rio do Antônio</text:p>
          </table:table-cell>
          <table:table-cell office:value-type="float" office:value="2926806" table:style-name="ce1">
            <text:p>2926806</text:p>
          </table:table-cell>
          <table:table-cell table:number-columns-repeated="16381"/>
        </table:table-row>
        <table:table-row table:style-name="ro1">
          <table:table-cell office:value-type="float" office:value="2926905" table:style-name="ce1">
            <text:p>2926905</text:p>
          </table:table-cell>
          <table:table-cell office:value-type="string" table:style-name="ce1">
            <text:p>Rio do Pires</text:p>
          </table:table-cell>
          <table:table-cell office:value-type="float" office:value="2926905" table:style-name="ce1">
            <text:p>2926905</text:p>
          </table:table-cell>
          <table:table-cell table:number-columns-repeated="16381"/>
        </table:table-row>
        <table:table-row table:style-name="ro1">
          <table:table-cell office:value-type="float" office:value="2927002" table:style-name="ce1">
            <text:p>2927002</text:p>
          </table:table-cell>
          <table:table-cell office:value-type="string" table:style-name="ce1">
            <text:p>Rio Real</text:p>
          </table:table-cell>
          <table:table-cell office:value-type="float" office:value="2927002" table:style-name="ce1">
            <text:p>2927002</text:p>
          </table:table-cell>
          <table:table-cell table:number-columns-repeated="16381"/>
        </table:table-row>
        <table:table-row table:style-name="ro1">
          <table:table-cell office:value-type="float" office:value="2927101" table:style-name="ce1">
            <text:p>2927101</text:p>
          </table:table-cell>
          <table:table-cell office:value-type="string" table:style-name="ce1">
            <text:p>Rodelas</text:p>
          </table:table-cell>
          <table:table-cell office:value-type="float" office:value="2927101" table:style-name="ce1">
            <text:p>2927101</text:p>
          </table:table-cell>
          <table:table-cell table:number-columns-repeated="16381"/>
        </table:table-row>
        <table:table-row table:style-name="ro1">
          <table:table-cell office:value-type="float" office:value="2927200" table:style-name="ce1">
            <text:p>2927200</text:p>
          </table:table-cell>
          <table:table-cell office:value-type="string" table:style-name="ce1">
            <text:p>Ruy Barbosa</text:p>
          </table:table-cell>
          <table:table-cell office:value-type="float" office:value="2927200" table:style-name="ce1">
            <text:p>2927200</text:p>
          </table:table-cell>
          <table:table-cell table:number-columns-repeated="16381"/>
        </table:table-row>
        <table:table-row table:style-name="ro1">
          <table:table-cell office:value-type="float" office:value="2927309" table:style-name="ce1">
            <text:p>2927309</text:p>
          </table:table-cell>
          <table:table-cell office:value-type="string" table:style-name="ce1">
            <text:p>Salinas da Margarida</text:p>
          </table:table-cell>
          <table:table-cell office:value-type="float" office:value="2927309" table:style-name="ce1">
            <text:p>2927309</text:p>
          </table:table-cell>
          <table:table-cell table:number-columns-repeated="16381"/>
        </table:table-row>
        <table:table-row table:style-name="ro1">
          <table:table-cell office:value-type="float" office:value="2927408" table:style-name="ce1">
            <text:p>2927408</text:p>
          </table:table-cell>
          <table:table-cell office:value-type="string" table:style-name="ce1">
            <text:p>Salvador</text:p>
          </table:table-cell>
          <table:table-cell office:value-type="float" office:value="2927408" table:style-name="ce1">
            <text:p>2927408</text:p>
          </table:table-cell>
          <table:table-cell table:number-columns-repeated="16381"/>
        </table:table-row>
        <table:table-row table:style-name="ro1">
          <table:table-cell office:value-type="float" office:value="2927507" table:style-name="ce1">
            <text:p>2927507</text:p>
          </table:table-cell>
          <table:table-cell office:value-type="string" table:style-name="ce1">
            <text:p>Santa Bárbara</text:p>
          </table:table-cell>
          <table:table-cell office:value-type="float" office:value="2927507" table:style-name="ce1">
            <text:p>2927507</text:p>
          </table:table-cell>
          <table:table-cell table:number-columns-repeated="16381"/>
        </table:table-row>
        <table:table-row table:style-name="ro1">
          <table:table-cell office:value-type="float" office:value="2927606" table:style-name="ce1">
            <text:p>2927606</text:p>
          </table:table-cell>
          <table:table-cell office:value-type="string" table:style-name="ce1">
            <text:p>Santa Brígida</text:p>
          </table:table-cell>
          <table:table-cell office:value-type="float" office:value="2927606" table:style-name="ce1">
            <text:p>2927606</text:p>
          </table:table-cell>
          <table:table-cell table:number-columns-repeated="16381"/>
        </table:table-row>
        <table:table-row table:style-name="ro1">
          <table:table-cell office:value-type="float" office:value="2927705" table:style-name="ce1">
            <text:p>2927705</text:p>
          </table:table-cell>
          <table:table-cell office:value-type="string" table:style-name="ce1">
            <text:p>Santa Cruz Cabrália</text:p>
          </table:table-cell>
          <table:table-cell office:value-type="float" office:value="2927705" table:style-name="ce1">
            <text:p>2927705</text:p>
          </table:table-cell>
          <table:table-cell table:number-columns-repeated="16381"/>
        </table:table-row>
        <table:table-row table:style-name="ro1">
          <table:table-cell office:value-type="float" office:value="2927804" table:style-name="ce1">
            <text:p>2927804</text:p>
          </table:table-cell>
          <table:table-cell office:value-type="string" table:style-name="ce1">
            <text:p>Santa Cruz da Vitória</text:p>
          </table:table-cell>
          <table:table-cell office:value-type="float" office:value="2927804" table:style-name="ce1">
            <text:p>2927804</text:p>
          </table:table-cell>
          <table:table-cell table:number-columns-repeated="16381"/>
        </table:table-row>
        <table:table-row table:style-name="ro1">
          <table:table-cell office:value-type="float" office:value="2927903" table:style-name="ce1">
            <text:p>2927903</text:p>
          </table:table-cell>
          <table:table-cell office:value-type="string" table:style-name="ce1">
            <text:p>Santa Inês</text:p>
          </table:table-cell>
          <table:table-cell office:value-type="float" office:value="2927903" table:style-name="ce1">
            <text:p>2927903</text:p>
          </table:table-cell>
          <table:table-cell table:number-columns-repeated="16381"/>
        </table:table-row>
        <table:table-row table:style-name="ro1">
          <table:table-cell office:value-type="float" office:value="2928000" table:style-name="ce1">
            <text:p>2928000</text:p>
          </table:table-cell>
          <table:table-cell office:value-type="string" table:style-name="ce1">
            <text:p>Santaluz</text:p>
          </table:table-cell>
          <table:table-cell office:value-type="float" office:value="2928000" table:style-name="ce1">
            <text:p>2928000</text:p>
          </table:table-cell>
          <table:table-cell table:number-columns-repeated="16381"/>
        </table:table-row>
        <table:table-row table:style-name="ro1">
          <table:table-cell office:value-type="float" office:value="2928059" table:style-name="ce1">
            <text:p>2928059</text:p>
          </table:table-cell>
          <table:table-cell office:value-type="string" table:style-name="ce1">
            <text:p>Santa Luzia</text:p>
          </table:table-cell>
          <table:table-cell office:value-type="float" office:value="2928059" table:style-name="ce1">
            <text:p>2928059</text:p>
          </table:table-cell>
          <table:table-cell table:number-columns-repeated="16381"/>
        </table:table-row>
        <table:table-row table:style-name="ro1">
          <table:table-cell office:value-type="float" office:value="2928109" table:style-name="ce1">
            <text:p>2928109</text:p>
          </table:table-cell>
          <table:table-cell office:value-type="string" table:style-name="ce1">
            <text:p>Santa Maria da Vitória</text:p>
          </table:table-cell>
          <table:table-cell office:value-type="float" office:value="2928109" table:style-name="ce1">
            <text:p>2928109</text:p>
          </table:table-cell>
          <table:table-cell table:number-columns-repeated="16381"/>
        </table:table-row>
        <table:table-row table:style-name="ro1">
          <table:table-cell office:value-type="float" office:value="2928208" table:style-name="ce1">
            <text:p>2928208</text:p>
          </table:table-cell>
          <table:table-cell office:value-type="string" table:style-name="ce1">
            <text:p>Santana</text:p>
          </table:table-cell>
          <table:table-cell office:value-type="float" office:value="2928208" table:style-name="ce1">
            <text:p>2928208</text:p>
          </table:table-cell>
          <table:table-cell table:number-columns-repeated="16381"/>
        </table:table-row>
        <table:table-row table:style-name="ro1">
          <table:table-cell office:value-type="float" office:value="2928307" table:style-name="ce1">
            <text:p>2928307</text:p>
          </table:table-cell>
          <table:table-cell office:value-type="string" table:style-name="ce1">
            <text:p>Santanópolis</text:p>
          </table:table-cell>
          <table:table-cell office:value-type="float" office:value="2928307" table:style-name="ce1">
            <text:p>2928307</text:p>
          </table:table-cell>
          <table:table-cell table:number-columns-repeated="16381"/>
        </table:table-row>
        <table:table-row table:style-name="ro1">
          <table:table-cell office:value-type="float" office:value="2928406" table:style-name="ce1">
            <text:p>2928406</text:p>
          </table:table-cell>
          <table:table-cell office:value-type="string" table:style-name="ce1">
            <text:p>Santa Rita de Cássia</text:p>
          </table:table-cell>
          <table:table-cell office:value-type="float" office:value="2928406" table:style-name="ce1">
            <text:p>2928406</text:p>
          </table:table-cell>
          <table:table-cell table:number-columns-repeated="16381"/>
        </table:table-row>
        <table:table-row table:style-name="ro1">
          <table:table-cell office:value-type="float" office:value="2928505" table:style-name="ce1">
            <text:p>2928505</text:p>
          </table:table-cell>
          <table:table-cell office:value-type="string" table:style-name="ce1">
            <text:p>Santa Terezinha</text:p>
          </table:table-cell>
          <table:table-cell office:value-type="float" office:value="2928505" table:style-name="ce1">
            <text:p>2928505</text:p>
          </table:table-cell>
          <table:table-cell table:number-columns-repeated="16381"/>
        </table:table-row>
        <table:table-row table:style-name="ro1">
          <table:table-cell office:value-type="float" office:value="2928604" table:style-name="ce1">
            <text:p>2928604</text:p>
          </table:table-cell>
          <table:table-cell office:value-type="string" table:style-name="ce1">
            <text:p>Santo Amaro</text:p>
          </table:table-cell>
          <table:table-cell office:value-type="float" office:value="2928604" table:style-name="ce1">
            <text:p>2928604</text:p>
          </table:table-cell>
          <table:table-cell table:number-columns-repeated="16381"/>
        </table:table-row>
        <table:table-row table:style-name="ro1">
          <table:table-cell office:value-type="float" office:value="2928703" table:style-name="ce1">
            <text:p>2928703</text:p>
          </table:table-cell>
          <table:table-cell office:value-type="string" table:style-name="ce1">
            <text:p>Santo Antônio de Jesus</text:p>
          </table:table-cell>
          <table:table-cell office:value-type="float" office:value="2928703" table:style-name="ce1">
            <text:p>2928703</text:p>
          </table:table-cell>
          <table:table-cell table:number-columns-repeated="16381"/>
        </table:table-row>
        <table:table-row table:style-name="ro1">
          <table:table-cell office:value-type="float" office:value="2928802" table:style-name="ce1">
            <text:p>2928802</text:p>
          </table:table-cell>
          <table:table-cell office:value-type="string" table:style-name="ce1">
            <text:p>Santo Estêvão</text:p>
          </table:table-cell>
          <table:table-cell office:value-type="float" office:value="2928802" table:style-name="ce1">
            <text:p>2928802</text:p>
          </table:table-cell>
          <table:table-cell table:number-columns-repeated="16381"/>
        </table:table-row>
        <table:table-row table:style-name="ro1">
          <table:table-cell office:value-type="float" office:value="2928901" table:style-name="ce1">
            <text:p>2928901</text:p>
          </table:table-cell>
          <table:table-cell office:value-type="string" table:style-name="ce1">
            <text:p>São Desidério</text:p>
          </table:table-cell>
          <table:table-cell office:value-type="float" office:value="2928901" table:style-name="ce1">
            <text:p>2928901</text:p>
          </table:table-cell>
          <table:table-cell table:number-columns-repeated="16381"/>
        </table:table-row>
        <table:table-row table:style-name="ro1">
          <table:table-cell office:value-type="float" office:value="2928950" table:style-name="ce1">
            <text:p>2928950</text:p>
          </table:table-cell>
          <table:table-cell office:value-type="string" table:style-name="ce1">
            <text:p>São Domingos</text:p>
          </table:table-cell>
          <table:table-cell office:value-type="float" office:value="2928950" table:style-name="ce1">
            <text:p>2928950</text:p>
          </table:table-cell>
          <table:table-cell table:number-columns-repeated="16381"/>
        </table:table-row>
        <table:table-row table:style-name="ro1">
          <table:table-cell office:value-type="float" office:value="2929008" table:style-name="ce1">
            <text:p>2929008</text:p>
          </table:table-cell>
          <table:table-cell office:value-type="string" table:style-name="ce1">
            <text:p>São Félix</text:p>
          </table:table-cell>
          <table:table-cell office:value-type="float" office:value="2929008" table:style-name="ce1">
            <text:p>2929008</text:p>
          </table:table-cell>
          <table:table-cell table:number-columns-repeated="16381"/>
        </table:table-row>
        <table:table-row table:style-name="ro1">
          <table:table-cell office:value-type="float" office:value="2929057" table:style-name="ce1">
            <text:p>2929057</text:p>
          </table:table-cell>
          <table:table-cell office:value-type="string" table:style-name="ce1">
            <text:p>São Félix do Coribe</text:p>
          </table:table-cell>
          <table:table-cell office:value-type="float" office:value="2929057" table:style-name="ce1">
            <text:p>2929057</text:p>
          </table:table-cell>
          <table:table-cell table:number-columns-repeated="16381"/>
        </table:table-row>
        <table:table-row table:style-name="ro1">
          <table:table-cell office:value-type="float" office:value="2929107" table:style-name="ce1">
            <text:p>2929107</text:p>
          </table:table-cell>
          <table:table-cell office:value-type="string" table:style-name="ce1">
            <text:p>São Felipe</text:p>
          </table:table-cell>
          <table:table-cell office:value-type="float" office:value="2929107" table:style-name="ce1">
            <text:p>2929107</text:p>
          </table:table-cell>
          <table:table-cell table:number-columns-repeated="16381"/>
        </table:table-row>
        <table:table-row table:style-name="ro1">
          <table:table-cell office:value-type="float" office:value="2929206" table:style-name="ce1">
            <text:p>2929206</text:p>
          </table:table-cell>
          <table:table-cell office:value-type="string" table:style-name="ce1">
            <text:p>São Francisco do Conde</text:p>
          </table:table-cell>
          <table:table-cell office:value-type="float" office:value="2929206" table:style-name="ce1">
            <text:p>2929206</text:p>
          </table:table-cell>
          <table:table-cell table:number-columns-repeated="16381"/>
        </table:table-row>
        <table:table-row table:style-name="ro1">
          <table:table-cell office:value-type="float" office:value="2929255" table:style-name="ce1">
            <text:p>2929255</text:p>
          </table:table-cell>
          <table:table-cell office:value-type="string" table:style-name="ce1">
            <text:p>São Gabriel</text:p>
          </table:table-cell>
          <table:table-cell office:value-type="float" office:value="2929255" table:style-name="ce1">
            <text:p>2929255</text:p>
          </table:table-cell>
          <table:table-cell table:number-columns-repeated="16381"/>
        </table:table-row>
        <table:table-row table:style-name="ro1">
          <table:table-cell office:value-type="float" office:value="2929305" table:style-name="ce1">
            <text:p>2929305</text:p>
          </table:table-cell>
          <table:table-cell office:value-type="string" table:style-name="ce1">
            <text:p>São Gonçalo dos Campos</text:p>
          </table:table-cell>
          <table:table-cell office:value-type="float" office:value="2929305" table:style-name="ce1">
            <text:p>2929305</text:p>
          </table:table-cell>
          <table:table-cell table:number-columns-repeated="16381"/>
        </table:table-row>
        <table:table-row table:style-name="ro1">
          <table:table-cell office:value-type="float" office:value="2929354" table:style-name="ce1">
            <text:p>2929354</text:p>
          </table:table-cell>
          <table:table-cell office:value-type="string" table:style-name="ce1">
            <text:p>São José da Vitória</text:p>
          </table:table-cell>
          <table:table-cell office:value-type="float" office:value="2929354" table:style-name="ce1">
            <text:p>2929354</text:p>
          </table:table-cell>
          <table:table-cell table:number-columns-repeated="16381"/>
        </table:table-row>
        <table:table-row table:style-name="ro1">
          <table:table-cell office:value-type="float" office:value="2929370" table:style-name="ce1">
            <text:p>2929370</text:p>
          </table:table-cell>
          <table:table-cell office:value-type="string" table:style-name="ce1">
            <text:p>São José do Jacuípe</text:p>
          </table:table-cell>
          <table:table-cell office:value-type="float" office:value="2929370" table:style-name="ce1">
            <text:p>2929370</text:p>
          </table:table-cell>
          <table:table-cell table:number-columns-repeated="16381"/>
        </table:table-row>
        <table:table-row table:style-name="ro1">
          <table:table-cell office:value-type="float" office:value="2929404" table:style-name="ce1">
            <text:p>2929404</text:p>
          </table:table-cell>
          <table:table-cell office:value-type="string" table:style-name="ce1">
            <text:p>São Miguel das Matas</text:p>
          </table:table-cell>
          <table:table-cell office:value-type="float" office:value="2929404" table:style-name="ce1">
            <text:p>2929404</text:p>
          </table:table-cell>
          <table:table-cell table:number-columns-repeated="16381"/>
        </table:table-row>
        <table:table-row table:style-name="ro1">
          <table:table-cell office:value-type="float" office:value="2929503" table:style-name="ce1">
            <text:p>2929503</text:p>
          </table:table-cell>
          <table:table-cell office:value-type="string" table:style-name="ce1">
            <text:p>São Sebastião do Passé</text:p>
          </table:table-cell>
          <table:table-cell office:value-type="float" office:value="2929503" table:style-name="ce1">
            <text:p>2929503</text:p>
          </table:table-cell>
          <table:table-cell table:number-columns-repeated="16381"/>
        </table:table-row>
        <table:table-row table:style-name="ro1">
          <table:table-cell office:value-type="float" office:value="2929602" table:style-name="ce1">
            <text:p>2929602</text:p>
          </table:table-cell>
          <table:table-cell office:value-type="string" table:style-name="ce1">
            <text:p>Sapeaçu</text:p>
          </table:table-cell>
          <table:table-cell office:value-type="float" office:value="2929602" table:style-name="ce1">
            <text:p>2929602</text:p>
          </table:table-cell>
          <table:table-cell table:number-columns-repeated="16381"/>
        </table:table-row>
        <table:table-row table:style-name="ro1">
          <table:table-cell office:value-type="float" office:value="2929701" table:style-name="ce1">
            <text:p>2929701</text:p>
          </table:table-cell>
          <table:table-cell office:value-type="string" table:style-name="ce1">
            <text:p>Sátiro Dias</text:p>
          </table:table-cell>
          <table:table-cell office:value-type="float" office:value="2929701" table:style-name="ce1">
            <text:p>2929701</text:p>
          </table:table-cell>
          <table:table-cell table:number-columns-repeated="16381"/>
        </table:table-row>
        <table:table-row table:style-name="ro1">
          <table:table-cell office:value-type="float" office:value="2929750" table:style-name="ce1">
            <text:p>2929750</text:p>
          </table:table-cell>
          <table:table-cell office:value-type="string" table:style-name="ce1">
            <text:p>Saubara</text:p>
          </table:table-cell>
          <table:table-cell office:value-type="float" office:value="2929750" table:style-name="ce1">
            <text:p>2929750</text:p>
          </table:table-cell>
          <table:table-cell table:number-columns-repeated="16381"/>
        </table:table-row>
        <table:table-row table:style-name="ro1">
          <table:table-cell office:value-type="float" office:value="2929800" table:style-name="ce1">
            <text:p>2929800</text:p>
          </table:table-cell>
          <table:table-cell office:value-type="string" table:style-name="ce1">
            <text:p>Saúde</text:p>
          </table:table-cell>
          <table:table-cell office:value-type="float" office:value="2929800" table:style-name="ce1">
            <text:p>2929800</text:p>
          </table:table-cell>
          <table:table-cell table:number-columns-repeated="16381"/>
        </table:table-row>
        <table:table-row table:style-name="ro1">
          <table:table-cell office:value-type="float" office:value="2929909" table:style-name="ce1">
            <text:p>2929909</text:p>
          </table:table-cell>
          <table:table-cell office:value-type="string" table:style-name="ce1">
            <text:p>Seabra</text:p>
          </table:table-cell>
          <table:table-cell office:value-type="float" office:value="2929909" table:style-name="ce1">
            <text:p>2929909</text:p>
          </table:table-cell>
          <table:table-cell table:number-columns-repeated="16381"/>
        </table:table-row>
        <table:table-row table:style-name="ro1">
          <table:table-cell office:value-type="float" office:value="2930006" table:style-name="ce1">
            <text:p>2930006</text:p>
          </table:table-cell>
          <table:table-cell office:value-type="string" table:style-name="ce1">
            <text:p>Sebastião Laranjeiras</text:p>
          </table:table-cell>
          <table:table-cell office:value-type="float" office:value="2930006" table:style-name="ce1">
            <text:p>2930006</text:p>
          </table:table-cell>
          <table:table-cell table:number-columns-repeated="16381"/>
        </table:table-row>
        <table:table-row table:style-name="ro1">
          <table:table-cell office:value-type="float" office:value="2930105" table:style-name="ce1">
            <text:p>2930105</text:p>
          </table:table-cell>
          <table:table-cell office:value-type="string" table:style-name="ce1">
            <text:p>Senhor do Bonfim</text:p>
          </table:table-cell>
          <table:table-cell office:value-type="float" office:value="2930105" table:style-name="ce1">
            <text:p>2930105</text:p>
          </table:table-cell>
          <table:table-cell table:number-columns-repeated="16381"/>
        </table:table-row>
        <table:table-row table:style-name="ro1">
          <table:table-cell office:value-type="float" office:value="2930154" table:style-name="ce1">
            <text:p>2930154</text:p>
          </table:table-cell>
          <table:table-cell office:value-type="string" table:style-name="ce1">
            <text:p>Serra do Ramalho</text:p>
          </table:table-cell>
          <table:table-cell office:value-type="float" office:value="2930154" table:style-name="ce1">
            <text:p>2930154</text:p>
          </table:table-cell>
          <table:table-cell table:number-columns-repeated="16381"/>
        </table:table-row>
        <table:table-row table:style-name="ro1">
          <table:table-cell office:value-type="float" office:value="2930204" table:style-name="ce1">
            <text:p>2930204</text:p>
          </table:table-cell>
          <table:table-cell office:value-type="string" table:style-name="ce1">
            <text:p>Sento Sé</text:p>
          </table:table-cell>
          <table:table-cell office:value-type="float" office:value="2930204" table:style-name="ce1">
            <text:p>2930204</text:p>
          </table:table-cell>
          <table:table-cell table:number-columns-repeated="16381"/>
        </table:table-row>
        <table:table-row table:style-name="ro1">
          <table:table-cell office:value-type="float" office:value="2930303" table:style-name="ce1">
            <text:p>2930303</text:p>
          </table:table-cell>
          <table:table-cell office:value-type="string" table:style-name="ce1">
            <text:p>Serra Dourada</text:p>
          </table:table-cell>
          <table:table-cell office:value-type="float" office:value="2930303" table:style-name="ce1">
            <text:p>2930303</text:p>
          </table:table-cell>
          <table:table-cell table:number-columns-repeated="16381"/>
        </table:table-row>
        <table:table-row table:style-name="ro1">
          <table:table-cell office:value-type="float" office:value="2930402" table:style-name="ce1">
            <text:p>2930402</text:p>
          </table:table-cell>
          <table:table-cell office:value-type="string" table:style-name="ce1">
            <text:p>Serra Preta</text:p>
          </table:table-cell>
          <table:table-cell office:value-type="float" office:value="2930402" table:style-name="ce1">
            <text:p>2930402</text:p>
          </table:table-cell>
          <table:table-cell table:number-columns-repeated="16381"/>
        </table:table-row>
        <table:table-row table:style-name="ro1">
          <table:table-cell office:value-type="float" office:value="2930501" table:style-name="ce1">
            <text:p>2930501</text:p>
          </table:table-cell>
          <table:table-cell office:value-type="string" table:style-name="ce1">
            <text:p>Serrinha</text:p>
          </table:table-cell>
          <table:table-cell office:value-type="float" office:value="2930501" table:style-name="ce1">
            <text:p>2930501</text:p>
          </table:table-cell>
          <table:table-cell table:number-columns-repeated="16381"/>
        </table:table-row>
        <table:table-row table:style-name="ro1">
          <table:table-cell office:value-type="float" office:value="2930600" table:style-name="ce1">
            <text:p>2930600</text:p>
          </table:table-cell>
          <table:table-cell office:value-type="string" table:style-name="ce1">
            <text:p>Serrolândia</text:p>
          </table:table-cell>
          <table:table-cell office:value-type="float" office:value="2930600" table:style-name="ce1">
            <text:p>2930600</text:p>
          </table:table-cell>
          <table:table-cell table:number-columns-repeated="16381"/>
        </table:table-row>
        <table:table-row table:style-name="ro1">
          <table:table-cell office:value-type="float" office:value="2930709" table:style-name="ce1">
            <text:p>2930709</text:p>
          </table:table-cell>
          <table:table-cell office:value-type="string" table:style-name="ce1">
            <text:p>Simões Filho</text:p>
          </table:table-cell>
          <table:table-cell office:value-type="float" office:value="2930709" table:style-name="ce1">
            <text:p>2930709</text:p>
          </table:table-cell>
          <table:table-cell table:number-columns-repeated="16381"/>
        </table:table-row>
        <table:table-row table:style-name="ro1">
          <table:table-cell office:value-type="float" office:value="2930758" table:style-name="ce1">
            <text:p>2930758</text:p>
          </table:table-cell>
          <table:table-cell office:value-type="string" table:style-name="ce1">
            <text:p>Sítio do Mato</text:p>
          </table:table-cell>
          <table:table-cell office:value-type="float" office:value="2930758" table:style-name="ce1">
            <text:p>2930758</text:p>
          </table:table-cell>
          <table:table-cell table:number-columns-repeated="16381"/>
        </table:table-row>
        <table:table-row table:style-name="ro1">
          <table:table-cell office:value-type="float" office:value="2930766" table:style-name="ce1">
            <text:p>2930766</text:p>
          </table:table-cell>
          <table:table-cell office:value-type="string" table:style-name="ce1">
            <text:p>Sítio do Quinto</text:p>
          </table:table-cell>
          <table:table-cell office:value-type="float" office:value="2930766" table:style-name="ce1">
            <text:p>2930766</text:p>
          </table:table-cell>
          <table:table-cell table:number-columns-repeated="16381"/>
        </table:table-row>
        <table:table-row table:style-name="ro1">
          <table:table-cell office:value-type="float" office:value="2930774" table:style-name="ce1">
            <text:p>2930774</text:p>
          </table:table-cell>
          <table:table-cell office:value-type="string" table:style-name="ce1">
            <text:p>Sobradinho</text:p>
          </table:table-cell>
          <table:table-cell office:value-type="float" office:value="2930774" table:style-name="ce1">
            <text:p>2930774</text:p>
          </table:table-cell>
          <table:table-cell table:number-columns-repeated="16381"/>
        </table:table-row>
        <table:table-row table:style-name="ro1">
          <table:table-cell office:value-type="float" office:value="2930808" table:style-name="ce1">
            <text:p>2930808</text:p>
          </table:table-cell>
          <table:table-cell office:value-type="string" table:style-name="ce1">
            <text:p>Souto Soares</text:p>
          </table:table-cell>
          <table:table-cell office:value-type="float" office:value="2930808" table:style-name="ce1">
            <text:p>2930808</text:p>
          </table:table-cell>
          <table:table-cell table:number-columns-repeated="16381"/>
        </table:table-row>
        <table:table-row table:style-name="ro1">
          <table:table-cell office:value-type="float" office:value="2930907" table:style-name="ce1">
            <text:p>2930907</text:p>
          </table:table-cell>
          <table:table-cell office:value-type="string" table:style-name="ce1">
            <text:p>Tabocas do Brejo Velho</text:p>
          </table:table-cell>
          <table:table-cell office:value-type="float" office:value="2930907" table:style-name="ce1">
            <text:p>2930907</text:p>
          </table:table-cell>
          <table:table-cell table:number-columns-repeated="16381"/>
        </table:table-row>
        <table:table-row table:style-name="ro1">
          <table:table-cell office:value-type="float" office:value="2931004" table:style-name="ce1">
            <text:p>2931004</text:p>
          </table:table-cell>
          <table:table-cell office:value-type="string" table:style-name="ce1">
            <text:p>Tanhaçu</text:p>
          </table:table-cell>
          <table:table-cell office:value-type="float" office:value="2931004" table:style-name="ce1">
            <text:p>2931004</text:p>
          </table:table-cell>
          <table:table-cell table:number-columns-repeated="16381"/>
        </table:table-row>
        <table:table-row table:style-name="ro1">
          <table:table-cell office:value-type="float" office:value="2931053" table:style-name="ce1">
            <text:p>2931053</text:p>
          </table:table-cell>
          <table:table-cell office:value-type="string" table:style-name="ce1">
            <text:p>Tanque Novo</text:p>
          </table:table-cell>
          <table:table-cell office:value-type="float" office:value="2931053" table:style-name="ce1">
            <text:p>2931053</text:p>
          </table:table-cell>
          <table:table-cell table:number-columns-repeated="16381"/>
        </table:table-row>
        <table:table-row table:style-name="ro1">
          <table:table-cell office:value-type="float" office:value="2931103" table:style-name="ce1">
            <text:p>2931103</text:p>
          </table:table-cell>
          <table:table-cell office:value-type="string" table:style-name="ce1">
            <text:p>Tanquinho</text:p>
          </table:table-cell>
          <table:table-cell office:value-type="float" office:value="2931103" table:style-name="ce1">
            <text:p>2931103</text:p>
          </table:table-cell>
          <table:table-cell table:number-columns-repeated="16381"/>
        </table:table-row>
        <table:table-row table:style-name="ro1">
          <table:table-cell office:value-type="float" office:value="2931202" table:style-name="ce1">
            <text:p>2931202</text:p>
          </table:table-cell>
          <table:table-cell office:value-type="string" table:style-name="ce1">
            <text:p>Taperoá</text:p>
          </table:table-cell>
          <table:table-cell office:value-type="float" office:value="2931202" table:style-name="ce1">
            <text:p>2931202</text:p>
          </table:table-cell>
          <table:table-cell table:number-columns-repeated="16381"/>
        </table:table-row>
        <table:table-row table:style-name="ro1">
          <table:table-cell office:value-type="float" office:value="2931301" table:style-name="ce1">
            <text:p>2931301</text:p>
          </table:table-cell>
          <table:table-cell office:value-type="string" table:style-name="ce1">
            <text:p>Tapiramutá</text:p>
          </table:table-cell>
          <table:table-cell office:value-type="float" office:value="2931301" table:style-name="ce1">
            <text:p>2931301</text:p>
          </table:table-cell>
          <table:table-cell table:number-columns-repeated="16381"/>
        </table:table-row>
        <table:table-row table:style-name="ro1">
          <table:table-cell office:value-type="float" office:value="2931350" table:style-name="ce1">
            <text:p>2931350</text:p>
          </table:table-cell>
          <table:table-cell office:value-type="string" table:style-name="ce1">
            <text:p>Teixeira de Freitas</text:p>
          </table:table-cell>
          <table:table-cell office:value-type="float" office:value="2931350" table:style-name="ce1">
            <text:p>2931350</text:p>
          </table:table-cell>
          <table:table-cell table:number-columns-repeated="16381"/>
        </table:table-row>
        <table:table-row table:style-name="ro1">
          <table:table-cell office:value-type="float" office:value="2931400" table:style-name="ce1">
            <text:p>2931400</text:p>
          </table:table-cell>
          <table:table-cell office:value-type="string" table:style-name="ce1">
            <text:p>Teodoro Sampaio</text:p>
          </table:table-cell>
          <table:table-cell office:value-type="float" office:value="2931400" table:style-name="ce1">
            <text:p>2931400</text:p>
          </table:table-cell>
          <table:table-cell table:number-columns-repeated="16381"/>
        </table:table-row>
        <table:table-row table:style-name="ro1">
          <table:table-cell office:value-type="float" office:value="2931509" table:style-name="ce1">
            <text:p>2931509</text:p>
          </table:table-cell>
          <table:table-cell office:value-type="string" table:style-name="ce1">
            <text:p>Teofilândia</text:p>
          </table:table-cell>
          <table:table-cell office:value-type="float" office:value="2931509" table:style-name="ce1">
            <text:p>2931509</text:p>
          </table:table-cell>
          <table:table-cell table:number-columns-repeated="16381"/>
        </table:table-row>
        <table:table-row table:style-name="ro1">
          <table:table-cell office:value-type="float" office:value="2931608" table:style-name="ce1">
            <text:p>2931608</text:p>
          </table:table-cell>
          <table:table-cell office:value-type="string" table:style-name="ce1">
            <text:p>Teolândia</text:p>
          </table:table-cell>
          <table:table-cell office:value-type="float" office:value="2931608" table:style-name="ce1">
            <text:p>2931608</text:p>
          </table:table-cell>
          <table:table-cell table:number-columns-repeated="16381"/>
        </table:table-row>
        <table:table-row table:style-name="ro1">
          <table:table-cell office:value-type="float" office:value="2931707" table:style-name="ce1">
            <text:p>2931707</text:p>
          </table:table-cell>
          <table:table-cell office:value-type="string" table:style-name="ce1">
            <text:p>Terra Nova</text:p>
          </table:table-cell>
          <table:table-cell office:value-type="float" office:value="2931707" table:style-name="ce1">
            <text:p>2931707</text:p>
          </table:table-cell>
          <table:table-cell table:number-columns-repeated="16381"/>
        </table:table-row>
        <table:table-row table:style-name="ro1">
          <table:table-cell office:value-type="float" office:value="2931806" table:style-name="ce1">
            <text:p>2931806</text:p>
          </table:table-cell>
          <table:table-cell office:value-type="string" table:style-name="ce1">
            <text:p>Tremedal</text:p>
          </table:table-cell>
          <table:table-cell office:value-type="float" office:value="2931806" table:style-name="ce1">
            <text:p>2931806</text:p>
          </table:table-cell>
          <table:table-cell table:number-columns-repeated="16381"/>
        </table:table-row>
        <table:table-row table:style-name="ro1">
          <table:table-cell office:value-type="float" office:value="2931905" table:style-name="ce1">
            <text:p>2931905</text:p>
          </table:table-cell>
          <table:table-cell office:value-type="string" table:style-name="ce1">
            <text:p>Tucano</text:p>
          </table:table-cell>
          <table:table-cell office:value-type="float" office:value="2931905" table:style-name="ce1">
            <text:p>2931905</text:p>
          </table:table-cell>
          <table:table-cell table:number-columns-repeated="16381"/>
        </table:table-row>
        <table:table-row table:style-name="ro1">
          <table:table-cell office:value-type="float" office:value="2932002" table:style-name="ce1">
            <text:p>2932002</text:p>
          </table:table-cell>
          <table:table-cell office:value-type="string" table:style-name="ce1">
            <text:p>Uauá</text:p>
          </table:table-cell>
          <table:table-cell office:value-type="float" office:value="2932002" table:style-name="ce1">
            <text:p>2932002</text:p>
          </table:table-cell>
          <table:table-cell table:number-columns-repeated="16381"/>
        </table:table-row>
        <table:table-row table:style-name="ro1">
          <table:table-cell office:value-type="float" office:value="2932101" table:style-name="ce1">
            <text:p>2932101</text:p>
          </table:table-cell>
          <table:table-cell office:value-type="string" table:style-name="ce1">
            <text:p>Ubaíra</text:p>
          </table:table-cell>
          <table:table-cell office:value-type="float" office:value="2932101" table:style-name="ce1">
            <text:p>2932101</text:p>
          </table:table-cell>
          <table:table-cell table:number-columns-repeated="16381"/>
        </table:table-row>
        <table:table-row table:style-name="ro1">
          <table:table-cell office:value-type="float" office:value="2932200" table:style-name="ce1">
            <text:p>2932200</text:p>
          </table:table-cell>
          <table:table-cell office:value-type="string" table:style-name="ce1">
            <text:p>Ubaitaba</text:p>
          </table:table-cell>
          <table:table-cell office:value-type="float" office:value="2932200" table:style-name="ce1">
            <text:p>2932200</text:p>
          </table:table-cell>
          <table:table-cell table:number-columns-repeated="16381"/>
        </table:table-row>
        <table:table-row table:style-name="ro1">
          <table:table-cell office:value-type="float" office:value="2932309" table:style-name="ce1">
            <text:p>2932309</text:p>
          </table:table-cell>
          <table:table-cell office:value-type="string" table:style-name="ce1">
            <text:p>Ubatã</text:p>
          </table:table-cell>
          <table:table-cell office:value-type="float" office:value="2932309" table:style-name="ce1">
            <text:p>2932309</text:p>
          </table:table-cell>
          <table:table-cell table:number-columns-repeated="16381"/>
        </table:table-row>
        <table:table-row table:style-name="ro1">
          <table:table-cell office:value-type="float" office:value="2932408" table:style-name="ce1">
            <text:p>2932408</text:p>
          </table:table-cell>
          <table:table-cell office:value-type="string" table:style-name="ce1">
            <text:p>Uibaí</text:p>
          </table:table-cell>
          <table:table-cell office:value-type="float" office:value="2932408" table:style-name="ce1">
            <text:p>2932408</text:p>
          </table:table-cell>
          <table:table-cell table:number-columns-repeated="16381"/>
        </table:table-row>
        <table:table-row table:style-name="ro1">
          <table:table-cell office:value-type="float" office:value="2932457" table:style-name="ce1">
            <text:p>2932457</text:p>
          </table:table-cell>
          <table:table-cell office:value-type="string" table:style-name="ce1">
            <text:p>Umburanas</text:p>
          </table:table-cell>
          <table:table-cell office:value-type="float" office:value="2932457" table:style-name="ce1">
            <text:p>2932457</text:p>
          </table:table-cell>
          <table:table-cell table:number-columns-repeated="16381"/>
        </table:table-row>
        <table:table-row table:style-name="ro1">
          <table:table-cell office:value-type="float" office:value="2932507" table:style-name="ce1">
            <text:p>2932507</text:p>
          </table:table-cell>
          <table:table-cell office:value-type="string" table:style-name="ce1">
            <text:p>Una</text:p>
          </table:table-cell>
          <table:table-cell office:value-type="float" office:value="2932507" table:style-name="ce1">
            <text:p>2932507</text:p>
          </table:table-cell>
          <table:table-cell table:number-columns-repeated="16381"/>
        </table:table-row>
        <table:table-row table:style-name="ro1">
          <table:table-cell office:value-type="float" office:value="2932606" table:style-name="ce1">
            <text:p>2932606</text:p>
          </table:table-cell>
          <table:table-cell office:value-type="string" table:style-name="ce1">
            <text:p>Urandi</text:p>
          </table:table-cell>
          <table:table-cell office:value-type="float" office:value="2932606" table:style-name="ce1">
            <text:p>2932606</text:p>
          </table:table-cell>
          <table:table-cell table:number-columns-repeated="16381"/>
        </table:table-row>
        <table:table-row table:style-name="ro1">
          <table:table-cell office:value-type="float" office:value="2932705" table:style-name="ce1">
            <text:p>2932705</text:p>
          </table:table-cell>
          <table:table-cell office:value-type="string" table:style-name="ce1">
            <text:p>Uruçuca</text:p>
          </table:table-cell>
          <table:table-cell office:value-type="float" office:value="2932705" table:style-name="ce1">
            <text:p>2932705</text:p>
          </table:table-cell>
          <table:table-cell table:number-columns-repeated="16381"/>
        </table:table-row>
        <table:table-row table:style-name="ro1">
          <table:table-cell office:value-type="float" office:value="2932804" table:style-name="ce1">
            <text:p>2932804</text:p>
          </table:table-cell>
          <table:table-cell office:value-type="string" table:style-name="ce1">
            <text:p>Utinga</text:p>
          </table:table-cell>
          <table:table-cell office:value-type="float" office:value="2932804" table:style-name="ce1">
            <text:p>2932804</text:p>
          </table:table-cell>
          <table:table-cell table:number-columns-repeated="16381"/>
        </table:table-row>
        <table:table-row table:style-name="ro1">
          <table:table-cell office:value-type="float" office:value="2932903" table:style-name="ce1">
            <text:p>2932903</text:p>
          </table:table-cell>
          <table:table-cell office:value-type="string" table:style-name="ce1">
            <text:p>Valença</text:p>
          </table:table-cell>
          <table:table-cell office:value-type="float" office:value="2932903" table:style-name="ce1">
            <text:p>2932903</text:p>
          </table:table-cell>
          <table:table-cell table:number-columns-repeated="16381"/>
        </table:table-row>
        <table:table-row table:style-name="ro1">
          <table:table-cell office:value-type="float" office:value="2933000" table:style-name="ce1">
            <text:p>2933000</text:p>
          </table:table-cell>
          <table:table-cell office:value-type="string" table:style-name="ce1">
            <text:p>Valente</text:p>
          </table:table-cell>
          <table:table-cell office:value-type="float" office:value="2933000" table:style-name="ce1">
            <text:p>2933000</text:p>
          </table:table-cell>
          <table:table-cell table:number-columns-repeated="16381"/>
        </table:table-row>
        <table:table-row table:style-name="ro1">
          <table:table-cell office:value-type="float" office:value="2933059" table:style-name="ce1">
            <text:p>2933059</text:p>
          </table:table-cell>
          <table:table-cell office:value-type="string" table:style-name="ce1">
            <text:p>Várzea da Roça</text:p>
          </table:table-cell>
          <table:table-cell office:value-type="float" office:value="2933059" table:style-name="ce1">
            <text:p>2933059</text:p>
          </table:table-cell>
          <table:table-cell table:number-columns-repeated="16381"/>
        </table:table-row>
        <table:table-row table:style-name="ro1">
          <table:table-cell office:value-type="float" office:value="2933109" table:style-name="ce1">
            <text:p>2933109</text:p>
          </table:table-cell>
          <table:table-cell office:value-type="string" table:style-name="ce1">
            <text:p>Várzea do Poço</text:p>
          </table:table-cell>
          <table:table-cell office:value-type="float" office:value="2933109" table:style-name="ce1">
            <text:p>2933109</text:p>
          </table:table-cell>
          <table:table-cell table:number-columns-repeated="16381"/>
        </table:table-row>
        <table:table-row table:style-name="ro1">
          <table:table-cell office:value-type="float" office:value="2933158" table:style-name="ce1">
            <text:p>2933158</text:p>
          </table:table-cell>
          <table:table-cell office:value-type="string" table:style-name="ce1">
            <text:p>Várzea Nova</text:p>
          </table:table-cell>
          <table:table-cell office:value-type="float" office:value="2933158" table:style-name="ce1">
            <text:p>2933158</text:p>
          </table:table-cell>
          <table:table-cell table:number-columns-repeated="16381"/>
        </table:table-row>
        <table:table-row table:style-name="ro1">
          <table:table-cell office:value-type="float" office:value="2933174" table:style-name="ce1">
            <text:p>2933174</text:p>
          </table:table-cell>
          <table:table-cell office:value-type="string" table:style-name="ce1">
            <text:p>Varzedo</text:p>
          </table:table-cell>
          <table:table-cell office:value-type="float" office:value="2933174" table:style-name="ce1">
            <text:p>2933174</text:p>
          </table:table-cell>
          <table:table-cell table:number-columns-repeated="16381"/>
        </table:table-row>
        <table:table-row table:style-name="ro1">
          <table:table-cell office:value-type="float" office:value="2933208" table:style-name="ce1">
            <text:p>2933208</text:p>
          </table:table-cell>
          <table:table-cell office:value-type="string" table:style-name="ce1">
            <text:p>Vera Cruz</text:p>
          </table:table-cell>
          <table:table-cell office:value-type="float" office:value="2933208" table:style-name="ce1">
            <text:p>2933208</text:p>
          </table:table-cell>
          <table:table-cell table:number-columns-repeated="16381"/>
        </table:table-row>
        <table:table-row table:style-name="ro1">
          <table:table-cell office:value-type="float" office:value="2933257" table:style-name="ce1">
            <text:p>2933257</text:p>
          </table:table-cell>
          <table:table-cell office:value-type="string" table:style-name="ce1">
            <text:p>Vereda</text:p>
          </table:table-cell>
          <table:table-cell office:value-type="float" office:value="2933257" table:style-name="ce1">
            <text:p>2933257</text:p>
          </table:table-cell>
          <table:table-cell table:number-columns-repeated="16381"/>
        </table:table-row>
        <table:table-row table:style-name="ro1">
          <table:table-cell office:value-type="float" office:value="2933307" table:style-name="ce1">
            <text:p>2933307</text:p>
          </table:table-cell>
          <table:table-cell office:value-type="string" table:style-name="ce1">
            <text:p>Vitória da Conquista</text:p>
          </table:table-cell>
          <table:table-cell office:value-type="float" office:value="2933307" table:style-name="ce1">
            <text:p>2933307</text:p>
          </table:table-cell>
          <table:table-cell table:number-columns-repeated="16381"/>
        </table:table-row>
        <table:table-row table:style-name="ro1">
          <table:table-cell office:value-type="float" office:value="2933406" table:style-name="ce1">
            <text:p>2933406</text:p>
          </table:table-cell>
          <table:table-cell office:value-type="string" table:style-name="ce1">
            <text:p>Wagner</text:p>
          </table:table-cell>
          <table:table-cell office:value-type="float" office:value="2933406" table:style-name="ce1">
            <text:p>2933406</text:p>
          </table:table-cell>
          <table:table-cell table:number-columns-repeated="16381"/>
        </table:table-row>
        <table:table-row table:style-name="ro1">
          <table:table-cell office:value-type="float" office:value="2933455" table:style-name="ce1">
            <text:p>2933455</text:p>
          </table:table-cell>
          <table:table-cell office:value-type="string" table:style-name="ce1">
            <text:p>Wanderley</text:p>
          </table:table-cell>
          <table:table-cell office:value-type="float" office:value="2933455" table:style-name="ce1">
            <text:p>2933455</text:p>
          </table:table-cell>
          <table:table-cell table:number-columns-repeated="16381"/>
        </table:table-row>
        <table:table-row table:style-name="ro1">
          <table:table-cell office:value-type="float" office:value="2933505" table:style-name="ce1">
            <text:p>2933505</text:p>
          </table:table-cell>
          <table:table-cell office:value-type="string" table:style-name="ce1">
            <text:p>Wenceslau Guimarães</text:p>
          </table:table-cell>
          <table:table-cell office:value-type="float" office:value="2933505" table:style-name="ce1">
            <text:p>2933505</text:p>
          </table:table-cell>
          <table:table-cell table:number-columns-repeated="16381"/>
        </table:table-row>
        <table:table-row table:style-name="ro1">
          <table:table-cell office:value-type="float" office:value="2933604" table:style-name="ce1">
            <text:p>2933604</text:p>
          </table:table-cell>
          <table:table-cell office:value-type="string" table:style-name="ce1">
            <text:p>Xique-Xique</text:p>
          </table:table-cell>
          <table:table-cell office:value-type="float" office:value="2933604" table:style-name="ce1">
            <text:p>2933604</text:p>
          </table:table-cell>
          <table:table-cell table:number-columns-repeated="16381"/>
        </table:table-row>
        <table:table-row table:style-name="ro1">
          <table:table-cell office:value-type="float" office:value="3100500" table:style-name="ce1">
            <text:p>3100500</text:p>
          </table:table-cell>
          <table:table-cell office:value-type="string" table:style-name="ce1">
            <text:p>Açucena</text:p>
          </table:table-cell>
          <table:table-cell office:value-type="float" office:value="3100500" table:style-name="ce1">
            <text:p>3100500</text:p>
          </table:table-cell>
          <table:table-cell table:number-columns-repeated="16381"/>
        </table:table-row>
        <table:table-row table:style-name="ro1">
          <table:table-cell office:value-type="float" office:value="3100609" table:style-name="ce1">
            <text:p>3100609</text:p>
          </table:table-cell>
          <table:table-cell office:value-type="string" table:style-name="ce1">
            <text:p>Água Boa</text:p>
          </table:table-cell>
          <table:table-cell office:value-type="float" office:value="3100609" table:style-name="ce1">
            <text:p>3100609</text:p>
          </table:table-cell>
          <table:table-cell table:number-columns-repeated="16381"/>
        </table:table-row>
        <table:table-row table:style-name="ro1">
          <table:table-cell office:value-type="float" office:value="3100906" table:style-name="ce1">
            <text:p>3100906</text:p>
          </table:table-cell>
          <table:table-cell office:value-type="string" table:style-name="ce1">
            <text:p>Águas Formosas</text:p>
          </table:table-cell>
          <table:table-cell office:value-type="float" office:value="3100906" table:style-name="ce1">
            <text:p>3100906</text:p>
          </table:table-cell>
          <table:table-cell table:number-columns-repeated="16381"/>
        </table:table-row>
        <table:table-row table:style-name="ro1">
          <table:table-cell office:value-type="float" office:value="3101003" table:style-name="ce1">
            <text:p>3101003</text:p>
          </table:table-cell>
          <table:table-cell office:value-type="string" table:style-name="ce1">
            <text:p>Águas Vermelhas</text:p>
          </table:table-cell>
          <table:table-cell office:value-type="float" office:value="3101003" table:style-name="ce1">
            <text:p>3101003</text:p>
          </table:table-cell>
          <table:table-cell table:number-columns-repeated="16381"/>
        </table:table-row>
        <table:table-row table:style-name="ro1">
          <table:table-cell office:value-type="float" office:value="3101102" table:style-name="ce1">
            <text:p>3101102</text:p>
          </table:table-cell>
          <table:table-cell office:value-type="string" table:style-name="ce1">
            <text:p>Aimorés</text:p>
          </table:table-cell>
          <table:table-cell office:value-type="float" office:value="3101102" table:style-name="ce1">
            <text:p>3101102</text:p>
          </table:table-cell>
          <table:table-cell table:number-columns-repeated="16381"/>
        </table:table-row>
        <table:table-row table:style-name="ro1">
          <table:table-cell office:value-type="float" office:value="3101706" table:style-name="ce1">
            <text:p>3101706</text:p>
          </table:table-cell>
          <table:table-cell office:value-type="string" table:style-name="ce1">
            <text:p>Almenara</text:p>
          </table:table-cell>
          <table:table-cell office:value-type="float" office:value="3101706" table:style-name="ce1">
            <text:p>3101706</text:p>
          </table:table-cell>
          <table:table-cell table:number-columns-repeated="16381"/>
        </table:table-row>
        <table:table-row table:style-name="ro1">
          <table:table-cell office:value-type="float" office:value="3101805" table:style-name="ce1">
            <text:p>3101805</text:p>
          </table:table-cell>
          <table:table-cell office:value-type="string" table:style-name="ce1">
            <text:p>Alpercata</text:p>
          </table:table-cell>
          <table:table-cell office:value-type="float" office:value="3101805" table:style-name="ce1">
            <text:p>3101805</text:p>
          </table:table-cell>
          <table:table-cell table:number-columns-repeated="16381"/>
        </table:table-row>
        <table:table-row table:style-name="ro1">
          <table:table-cell office:value-type="float" office:value="3102209" table:style-name="ce1">
            <text:p>3102209</text:p>
          </table:table-cell>
          <table:table-cell office:value-type="string" table:style-name="ce1">
            <text:p>Alvarenga</text:p>
          </table:table-cell>
          <table:table-cell office:value-type="float" office:value="3102209" table:style-name="ce1">
            <text:p>3102209</text:p>
          </table:table-cell>
          <table:table-cell table:number-columns-repeated="16381"/>
        </table:table-row>
        <table:table-row table:style-name="ro1">
          <table:table-cell office:value-type="float" office:value="3102704" table:style-name="ce1">
            <text:p>3102704</text:p>
          </table:table-cell>
          <table:table-cell office:value-type="string" table:style-name="ce1">
            <text:p>Cachoeira de Pajeú</text:p>
          </table:table-cell>
          <table:table-cell office:value-type="float" office:value="3102704" table:style-name="ce1">
            <text:p>3102704</text:p>
          </table:table-cell>
          <table:table-cell table:number-columns-repeated="16381"/>
        </table:table-row>
        <table:table-row table:style-name="ro1">
          <table:table-cell office:value-type="float" office:value="3102852" table:style-name="ce1">
            <text:p>3102852</text:p>
          </table:table-cell>
          <table:table-cell office:value-type="string" table:style-name="ce1">
            <text:p>Angelândia</text:p>
          </table:table-cell>
          <table:table-cell office:value-type="float" office:value="3102852" table:style-name="ce1">
            <text:p>3102852</text:p>
          </table:table-cell>
          <table:table-cell table:number-columns-repeated="16381"/>
        </table:table-row>
        <table:table-row table:style-name="ro1">
          <table:table-cell office:value-type="float" office:value="3103405" table:style-name="ce1">
            <text:p>3103405</text:p>
          </table:table-cell>
          <table:table-cell office:value-type="string" table:style-name="ce1">
            <text:p>Araçuaí</text:p>
          </table:table-cell>
          <table:table-cell office:value-type="float" office:value="3103405" table:style-name="ce1">
            <text:p>3103405</text:p>
          </table:table-cell>
          <table:table-cell table:number-columns-repeated="16381"/>
        </table:table-row>
        <table:table-row table:style-name="ro1">
          <table:table-cell office:value-type="float" office:value="3104452" table:style-name="ce1">
            <text:p>3104452</text:p>
          </table:table-cell>
          <table:table-cell office:value-type="string" table:style-name="ce1">
            <text:p>Aricanduva</text:p>
          </table:table-cell>
          <table:table-cell office:value-type="float" office:value="3104452" table:style-name="ce1">
            <text:p>3104452</text:p>
          </table:table-cell>
          <table:table-cell table:number-columns-repeated="16381"/>
        </table:table-row>
        <table:table-row table:style-name="ro1">
          <table:table-cell office:value-type="float" office:value="3104502" table:style-name="ce1">
            <text:p>3104502</text:p>
          </table:table-cell>
          <table:table-cell office:value-type="string" table:style-name="ce1">
            <text:p>Arinos</text:p>
          </table:table-cell>
          <table:table-cell office:value-type="float" office:value="3104502" table:style-name="ce1">
            <text:p>3104502</text:p>
          </table:table-cell>
          <table:table-cell table:number-columns-repeated="16381"/>
        </table:table-row>
        <table:table-row table:style-name="ro1">
          <table:table-cell office:value-type="float" office:value="3104700" table:style-name="ce1">
            <text:p>3104700</text:p>
          </table:table-cell>
          <table:table-cell office:value-type="string" table:style-name="ce1">
            <text:p>Ataléia</text:p>
          </table:table-cell>
          <table:table-cell office:value-type="float" office:value="3104700" table:style-name="ce1">
            <text:p>3104700</text:p>
          </table:table-cell>
          <table:table-cell table:number-columns-repeated="16381"/>
        </table:table-row>
        <table:table-row table:style-name="ro1">
          <table:table-cell office:value-type="float" office:value="3105202" table:style-name="ce1">
            <text:p>3105202</text:p>
          </table:table-cell>
          <table:table-cell office:value-type="string" table:style-name="ce1">
            <text:p>Bandeira</text:p>
          </table:table-cell>
          <table:table-cell office:value-type="float" office:value="3105202" table:style-name="ce1">
            <text:p>3105202</text:p>
          </table:table-cell>
          <table:table-cell table:number-columns-repeated="16381"/>
        </table:table-row>
        <table:table-row table:style-name="ro1">
          <table:table-cell office:value-type="float" office:value="3106507" table:style-name="ce1">
            <text:p>3106507</text:p>
          </table:table-cell>
          <table:table-cell office:value-type="string" table:style-name="ce1">
            <text:p>Berilo</text:p>
          </table:table-cell>
          <table:table-cell office:value-type="float" office:value="3106507" table:style-name="ce1">
            <text:p>3106507</text:p>
          </table:table-cell>
          <table:table-cell table:number-columns-repeated="16381"/>
        </table:table-row>
        <table:table-row table:style-name="ro1">
          <table:table-cell office:value-type="float" office:value="3106606" table:style-name="ce1">
            <text:p>3106606</text:p>
          </table:table-cell>
          <table:table-cell office:value-type="string" table:style-name="ce1">
            <text:p>Bertópolis</text:p>
          </table:table-cell>
          <table:table-cell office:value-type="float" office:value="3106606" table:style-name="ce1">
            <text:p>3106606</text:p>
          </table:table-cell>
          <table:table-cell table:number-columns-repeated="16381"/>
        </table:table-row>
        <table:table-row table:style-name="ro1">
          <table:table-cell office:value-type="float" office:value="3106655" table:style-name="ce1">
            <text:p>3106655</text:p>
          </table:table-cell>
          <table:table-cell office:value-type="string" table:style-name="ce1">
            <text:p>Berizal</text:p>
          </table:table-cell>
          <table:table-cell office:value-type="float" office:value="3106655" table:style-name="ce1">
            <text:p>3106655</text:p>
          </table:table-cell>
          <table:table-cell table:number-columns-repeated="16381"/>
        </table:table-row>
        <table:table-row table:style-name="ro1">
          <table:table-cell office:value-type="float" office:value="3107307" table:style-name="ce1">
            <text:p>3107307</text:p>
          </table:table-cell>
          <table:table-cell office:value-type="string" table:style-name="ce1">
            <text:p>Bocaiúva</text:p>
          </table:table-cell>
          <table:table-cell office:value-type="float" office:value="3107307" table:style-name="ce1">
            <text:p>3107307</text:p>
          </table:table-cell>
          <table:table-cell table:number-columns-repeated="16381"/>
        </table:table-row>
        <table:table-row table:style-name="ro1">
          <table:table-cell office:value-type="float" office:value="3108206" table:style-name="ce1">
            <text:p>3108206</text:p>
          </table:table-cell>
          <table:table-cell office:value-type="string" table:style-name="ce1">
            <text:p>Bonfinópolis de Minas</text:p>
          </table:table-cell>
          <table:table-cell office:value-type="float" office:value="3108206" table:style-name="ce1">
            <text:p>3108206</text:p>
          </table:table-cell>
          <table:table-cell table:number-columns-repeated="16381"/>
        </table:table-row>
        <table:table-row table:style-name="ro1">
          <table:table-cell office:value-type="float" office:value="3108255" table:style-name="ce1">
            <text:p>3108255</text:p>
          </table:table-cell>
          <table:table-cell office:value-type="string" table:style-name="ce1">
            <text:p>Bonito de Minas</text:p>
          </table:table-cell>
          <table:table-cell office:value-type="float" office:value="3108255" table:style-name="ce1">
            <text:p>3108255</text:p>
          </table:table-cell>
          <table:table-cell table:number-columns-repeated="16381"/>
        </table:table-row>
        <table:table-row table:style-name="ro1">
          <table:table-cell office:value-type="float" office:value="3108503" table:style-name="ce1">
            <text:p>3108503</text:p>
          </table:table-cell>
          <table:table-cell office:value-type="string" table:style-name="ce1">
            <text:p>Botumirim</text:p>
          </table:table-cell>
          <table:table-cell office:value-type="float" office:value="3108503" table:style-name="ce1">
            <text:p>3108503</text:p>
          </table:table-cell>
          <table:table-cell table:number-columns-repeated="16381"/>
        </table:table-row>
        <table:table-row table:style-name="ro1">
          <table:table-cell office:value-type="float" office:value="3108602" table:style-name="ce1">
            <text:p>3108602</text:p>
          </table:table-cell>
          <table:table-cell office:value-type="string" table:style-name="ce1">
            <text:p>Brasília de Minas</text:p>
          </table:table-cell>
          <table:table-cell office:value-type="float" office:value="3108602" table:style-name="ce1">
            <text:p>3108602</text:p>
          </table:table-cell>
          <table:table-cell table:number-columns-repeated="16381"/>
        </table:table-row>
        <table:table-row table:style-name="ro1">
          <table:table-cell office:value-type="float" office:value="3108800" table:style-name="ce1">
            <text:p>3108800</text:p>
          </table:table-cell>
          <table:table-cell office:value-type="string" table:style-name="ce1">
            <text:p>Braúnas</text:p>
          </table:table-cell>
          <table:table-cell office:value-type="float" office:value="3108800" table:style-name="ce1">
            <text:p>3108800</text:p>
          </table:table-cell>
          <table:table-cell table:number-columns-repeated="16381"/>
        </table:table-row>
        <table:table-row table:style-name="ro1">
          <table:table-cell office:value-type="float" office:value="3109402" table:style-name="ce1">
            <text:p>3109402</text:p>
          </table:table-cell>
          <table:table-cell office:value-type="string" table:style-name="ce1">
            <text:p>Buritizeiro</text:p>
          </table:table-cell>
          <table:table-cell office:value-type="float" office:value="3109402" table:style-name="ce1">
            <text:p>3109402</text:p>
          </table:table-cell>
          <table:table-cell table:number-columns-repeated="16381"/>
        </table:table-row>
        <table:table-row table:style-name="ro1">
          <table:table-cell office:value-type="float" office:value="3110806" table:style-name="ce1">
            <text:p>3110806</text:p>
          </table:table-cell>
          <table:table-cell office:value-type="string" table:style-name="ce1">
            <text:p>Campanário</text:p>
          </table:table-cell>
          <table:table-cell office:value-type="float" office:value="3110806" table:style-name="ce1">
            <text:p>3110806</text:p>
          </table:table-cell>
          <table:table-cell table:number-columns-repeated="16381"/>
        </table:table-row>
        <table:table-row table:style-name="ro1">
          <table:table-cell office:value-type="float" office:value="3111150" table:style-name="ce1">
            <text:p>3111150</text:p>
          </table:table-cell>
          <table:table-cell office:value-type="string" table:style-name="ce1">
            <text:p>Campo Azul</text:p>
          </table:table-cell>
          <table:table-cell office:value-type="float" office:value="3111150" table:style-name="ce1">
            <text:p>3111150</text:p>
          </table:table-cell>
          <table:table-cell table:number-columns-repeated="16381"/>
        </table:table-row>
        <table:table-row table:style-name="ro1">
          <table:table-cell office:value-type="float" office:value="3112059" table:style-name="ce1">
            <text:p>3112059</text:p>
          </table:table-cell>
          <table:table-cell office:value-type="string" table:style-name="ce1">
            <text:p>Cantagalo</text:p>
          </table:table-cell>
          <table:table-cell office:value-type="float" office:value="3112059" table:style-name="ce1">
            <text:p>3112059</text:p>
          </table:table-cell>
          <table:table-cell table:number-columns-repeated="16381"/>
        </table:table-row>
        <table:table-row table:style-name="ro1">
          <table:table-cell office:value-type="float" office:value="3112307" table:style-name="ce1">
            <text:p>3112307</text:p>
          </table:table-cell>
          <table:table-cell office:value-type="string" table:style-name="ce1">
            <text:p>Capelinha</text:p>
          </table:table-cell>
          <table:table-cell office:value-type="float" office:value="3112307" table:style-name="ce1">
            <text:p>3112307</text:p>
          </table:table-cell>
          <table:table-cell table:number-columns-repeated="16381"/>
        </table:table-row>
        <table:table-row table:style-name="ro1">
          <table:table-cell office:value-type="float" office:value="3112653" table:style-name="ce1">
            <text:p>3112653</text:p>
          </table:table-cell>
          <table:table-cell office:value-type="string" table:style-name="ce1">
            <text:p>Capitão Andrade</text:p>
          </table:table-cell>
          <table:table-cell office:value-type="float" office:value="3112653" table:style-name="ce1">
            <text:p>3112653</text:p>
          </table:table-cell>
          <table:table-cell table:number-columns-repeated="16381"/>
        </table:table-row>
        <table:table-row table:style-name="ro1">
          <table:table-cell office:value-type="float" office:value="3112703" table:style-name="ce1">
            <text:p>3112703</text:p>
          </table:table-cell>
          <table:table-cell office:value-type="string" table:style-name="ce1">
            <text:p>Capitão Enéas</text:p>
          </table:table-cell>
          <table:table-cell office:value-type="float" office:value="3112703" table:style-name="ce1">
            <text:p>3112703</text:p>
          </table:table-cell>
          <table:table-cell table:number-columns-repeated="16381"/>
        </table:table-row>
        <table:table-row table:style-name="ro1">
          <table:table-cell office:value-type="float" office:value="3113008" table:style-name="ce1">
            <text:p>3113008</text:p>
          </table:table-cell>
          <table:table-cell office:value-type="string" table:style-name="ce1">
            <text:p>Caraí</text:p>
          </table:table-cell>
          <table:table-cell office:value-type="float" office:value="3113008" table:style-name="ce1">
            <text:p>3113008</text:p>
          </table:table-cell>
          <table:table-cell table:number-columns-repeated="16381"/>
        </table:table-row>
        <table:table-row table:style-name="ro1">
          <table:table-cell office:value-type="float" office:value="3113503" table:style-name="ce1">
            <text:p>3113503</text:p>
          </table:table-cell>
          <table:table-cell office:value-type="string" table:style-name="ce1">
            <text:p>Carbonita</text:p>
          </table:table-cell>
          <table:table-cell office:value-type="float" office:value="3113503" table:style-name="ce1">
            <text:p>3113503</text:p>
          </table:table-cell>
          <table:table-cell table:number-columns-repeated="16381"/>
        </table:table-row>
        <table:table-row table:style-name="ro1">
          <table:table-cell office:value-type="float" office:value="3113701" table:style-name="ce1">
            <text:p>3113701</text:p>
          </table:table-cell>
          <table:table-cell office:value-type="string" table:style-name="ce1">
            <text:p>Carlos Chagas</text:p>
          </table:table-cell>
          <table:table-cell office:value-type="float" office:value="3113701" table:style-name="ce1">
            <text:p>3113701</text:p>
          </table:table-cell>
          <table:table-cell table:number-columns-repeated="16381"/>
        </table:table-row>
        <table:table-row table:style-name="ro1">
          <table:table-cell office:value-type="float" office:value="3113800" table:style-name="ce1">
            <text:p>3113800</text:p>
          </table:table-cell>
          <table:table-cell office:value-type="string" table:style-name="ce1">
            <text:p>Carmésia</text:p>
          </table:table-cell>
          <table:table-cell office:value-type="float" office:value="3113800" table:style-name="ce1">
            <text:p>3113800</text:p>
          </table:table-cell>
          <table:table-cell table:number-columns-repeated="16381"/>
        </table:table-row>
        <table:table-row table:style-name="ro1">
          <table:table-cell office:value-type="float" office:value="3115458" table:style-name="ce1">
            <text:p>3115458</text:p>
          </table:table-cell>
          <table:table-cell office:value-type="string" table:style-name="ce1">
            <text:p>Catuji</text:p>
          </table:table-cell>
          <table:table-cell office:value-type="float" office:value="3115458" table:style-name="ce1">
            <text:p>3115458</text:p>
          </table:table-cell>
          <table:table-cell table:number-columns-repeated="16381"/>
        </table:table-row>
        <table:table-row table:style-name="ro1">
          <table:table-cell office:value-type="float" office:value="3115474" table:style-name="ce1">
            <text:p>3115474</text:p>
          </table:table-cell>
          <table:table-cell office:value-type="string" table:style-name="ce1">
            <text:p>Catuti</text:p>
          </table:table-cell>
          <table:table-cell office:value-type="float" office:value="3115474" table:style-name="ce1">
            <text:p>3115474</text:p>
          </table:table-cell>
          <table:table-cell table:number-columns-repeated="16381"/>
        </table:table-row>
        <table:table-row table:style-name="ro1">
          <table:table-cell office:value-type="float" office:value="3115706" table:style-name="ce1">
            <text:p>3115706</text:p>
          </table:table-cell>
          <table:table-cell office:value-type="string" table:style-name="ce1">
            <text:p>Central de Minas</text:p>
          </table:table-cell>
          <table:table-cell office:value-type="float" office:value="3115706" table:style-name="ce1">
            <text:p>3115706</text:p>
          </table:table-cell>
          <table:table-cell table:number-columns-repeated="16381"/>
        </table:table-row>
        <table:table-row table:style-name="ro1">
          <table:table-cell office:value-type="float" office:value="3116100" table:style-name="ce1">
            <text:p>3116100</text:p>
          </table:table-cell>
          <table:table-cell office:value-type="string" table:style-name="ce1">
            <text:p>Chapada do Norte</text:p>
          </table:table-cell>
          <table:table-cell office:value-type="float" office:value="3116100" table:style-name="ce1">
            <text:p>3116100</text:p>
          </table:table-cell>
          <table:table-cell table:number-columns-repeated="16381"/>
        </table:table-row>
        <table:table-row table:style-name="ro1">
          <table:table-cell office:value-type="float" office:value="3116159" table:style-name="ce1">
            <text:p>3116159</text:p>
          </table:table-cell>
          <table:table-cell office:value-type="string" table:style-name="ce1">
            <text:p>Chapada Gaúcha</text:p>
          </table:table-cell>
          <table:table-cell office:value-type="float" office:value="3116159" table:style-name="ce1">
            <text:p>3116159</text:p>
          </table:table-cell>
          <table:table-cell table:number-columns-repeated="16381"/>
        </table:table-row>
        <table:table-row table:style-name="ro1">
          <table:table-cell office:value-type="float" office:value="3116506" table:style-name="ce1">
            <text:p>3116506</text:p>
          </table:table-cell>
          <table:table-cell office:value-type="string" table:style-name="ce1">
            <text:p>Claro dos Poções</text:p>
          </table:table-cell>
          <table:table-cell office:value-type="float" office:value="3116506" table:style-name="ce1">
            <text:p>3116506</text:p>
          </table:table-cell>
          <table:table-cell table:number-columns-repeated="16381"/>
        </table:table-row>
        <table:table-row table:style-name="ro1">
          <table:table-cell office:value-type="float" office:value="3116803" table:style-name="ce1">
            <text:p>3116803</text:p>
          </table:table-cell>
          <table:table-cell office:value-type="string" table:style-name="ce1">
            <text:p>Coluna</text:p>
          </table:table-cell>
          <table:table-cell office:value-type="float" office:value="3116803" table:style-name="ce1">
            <text:p>3116803</text:p>
          </table:table-cell>
          <table:table-cell table:number-columns-repeated="16381"/>
        </table:table-row>
        <table:table-row table:style-name="ro1">
          <table:table-cell office:value-type="float" office:value="3117009" table:style-name="ce1">
            <text:p>3117009</text:p>
          </table:table-cell>
          <table:table-cell office:value-type="string" table:style-name="ce1">
            <text:p>Comercinho</text:p>
          </table:table-cell>
          <table:table-cell office:value-type="float" office:value="3117009" table:style-name="ce1">
            <text:p>3117009</text:p>
          </table:table-cell>
          <table:table-cell table:number-columns-repeated="16381"/>
        </table:table-row>
        <table:table-row table:style-name="ro1">
          <table:table-cell office:value-type="float" office:value="3117836" table:style-name="ce1">
            <text:p>3117836</text:p>
          </table:table-cell>
          <table:table-cell office:value-type="string" table:style-name="ce1">
            <text:p>Cônego Marinho</text:p>
          </table:table-cell>
          <table:table-cell office:value-type="float" office:value="3117836" table:style-name="ce1">
            <text:p>3117836</text:p>
          </table:table-cell>
          <table:table-cell table:number-columns-repeated="16381"/>
        </table:table-row>
        <table:table-row table:style-name="ro1">
          <table:table-cell office:value-type="float" office:value="3118403" table:style-name="ce1">
            <text:p>3118403</text:p>
          </table:table-cell>
          <table:table-cell office:value-type="string" table:style-name="ce1">
            <text:p>Conselheiro Pena</text:p>
          </table:table-cell>
          <table:table-cell office:value-type="float" office:value="3118403" table:style-name="ce1">
            <text:p>3118403</text:p>
          </table:table-cell>
          <table:table-cell table:number-columns-repeated="16381"/>
        </table:table-row>
        <table:table-row table:style-name="ro1">
          <table:table-cell office:value-type="float" office:value="3118809" table:style-name="ce1">
            <text:p>3118809</text:p>
          </table:table-cell>
          <table:table-cell office:value-type="string" table:style-name="ce1">
            <text:p>Coração de Jesus</text:p>
          </table:table-cell>
          <table:table-cell office:value-type="float" office:value="3118809" table:style-name="ce1">
            <text:p>3118809</text:p>
          </table:table-cell>
          <table:table-cell table:number-columns-repeated="16381"/>
        </table:table-row>
        <table:table-row table:style-name="ro1">
          <table:table-cell office:value-type="float" office:value="3119203" table:style-name="ce1">
            <text:p>3119203</text:p>
          </table:table-cell>
          <table:table-cell office:value-type="string" table:style-name="ce1">
            <text:p>Coroaci</text:p>
          </table:table-cell>
          <table:table-cell office:value-type="float" office:value="3119203" table:style-name="ce1">
            <text:p>3119203</text:p>
          </table:table-cell>
          <table:table-cell table:number-columns-repeated="16381"/>
        </table:table-row>
        <table:table-row table:style-name="ro1">
          <table:table-cell office:value-type="float" office:value="3119500" table:style-name="ce1">
            <text:p>3119500</text:p>
          </table:table-cell>
          <table:table-cell office:value-type="string" table:style-name="ce1">
            <text:p>Coronel Murta</text:p>
          </table:table-cell>
          <table:table-cell office:value-type="float" office:value="3119500" table:style-name="ce1">
            <text:p>3119500</text:p>
          </table:table-cell>
          <table:table-cell table:number-columns-repeated="16381"/>
        </table:table-row>
        <table:table-row table:style-name="ro1">
          <table:table-cell office:value-type="float" office:value="3120102" table:style-name="ce1">
            <text:p>3120102</text:p>
          </table:table-cell>
          <table:table-cell office:value-type="string" table:style-name="ce1">
            <text:p>Couto de Magalhães de Minas</text:p>
          </table:table-cell>
          <table:table-cell office:value-type="float" office:value="3120102" table:style-name="ce1">
            <text:p>3120102</text:p>
          </table:table-cell>
          <table:table-cell table:number-columns-repeated="16381"/>
        </table:table-row>
        <table:table-row table:style-name="ro1">
          <table:table-cell office:value-type="float" office:value="3120151" table:style-name="ce1">
            <text:p>3120151</text:p>
          </table:table-cell>
          <table:table-cell office:value-type="string" table:style-name="ce1">
            <text:p>Crisólita</text:p>
          </table:table-cell>
          <table:table-cell office:value-type="float" office:value="3120151" table:style-name="ce1">
            <text:p>3120151</text:p>
          </table:table-cell>
          <table:table-cell table:number-columns-repeated="16381"/>
        </table:table-row>
        <table:table-row table:style-name="ro1">
          <table:table-cell office:value-type="float" office:value="3120300" table:style-name="ce1">
            <text:p>3120300</text:p>
          </table:table-cell>
          <table:table-cell office:value-type="string" table:style-name="ce1">
            <text:p>Cristália</text:p>
          </table:table-cell>
          <table:table-cell office:value-type="float" office:value="3120300" table:style-name="ce1">
            <text:p>3120300</text:p>
          </table:table-cell>
          <table:table-cell table:number-columns-repeated="16381"/>
        </table:table-row>
        <table:table-row table:style-name="ro1">
          <table:table-cell office:value-type="float" office:value="3120839" table:style-name="ce1">
            <text:p>3120839</text:p>
          </table:table-cell>
          <table:table-cell office:value-type="string" table:style-name="ce1">
            <text:p>Cuparaque</text:p>
          </table:table-cell>
          <table:table-cell office:value-type="float" office:value="3120839" table:style-name="ce1">
            <text:p>3120839</text:p>
          </table:table-cell>
          <table:table-cell table:number-columns-repeated="16381"/>
        </table:table-row>
        <table:table-row table:style-name="ro1">
          <table:table-cell office:value-type="float" office:value="3120870" table:style-name="ce1">
            <text:p>3120870</text:p>
          </table:table-cell>
          <table:table-cell office:value-type="string" table:style-name="ce1">
            <text:p>Curral de Dentro</text:p>
          </table:table-cell>
          <table:table-cell office:value-type="float" office:value="3120870" table:style-name="ce1">
            <text:p>3120870</text:p>
          </table:table-cell>
          <table:table-cell table:number-columns-repeated="16381"/>
        </table:table-row>
        <table:table-row table:style-name="ro1">
          <table:table-cell office:value-type="float" office:value="3121001" table:style-name="ce1">
            <text:p>3121001</text:p>
          </table:table-cell>
          <table:table-cell office:value-type="string" table:style-name="ce1">
            <text:p>Datas</text:p>
          </table:table-cell>
          <table:table-cell office:value-type="float" office:value="3121001" table:style-name="ce1">
            <text:p>3121001</text:p>
          </table:table-cell>
          <table:table-cell table:number-columns-repeated="16381"/>
        </table:table-row>
        <table:table-row table:style-name="ro1">
          <table:table-cell office:value-type="float" office:value="3121605" table:style-name="ce1">
            <text:p>3121605</text:p>
          </table:table-cell>
          <table:table-cell office:value-type="string" table:style-name="ce1">
            <text:p>Diamantina</text:p>
          </table:table-cell>
          <table:table-cell office:value-type="float" office:value="3121605" table:style-name="ce1">
            <text:p>3121605</text:p>
          </table:table-cell>
          <table:table-cell table:number-columns-repeated="16381"/>
        </table:table-row>
        <table:table-row table:style-name="ro1">
          <table:table-cell office:value-type="float" office:value="3122108" table:style-name="ce1">
            <text:p>3122108</text:p>
          </table:table-cell>
          <table:table-cell office:value-type="string" table:style-name="ce1">
            <text:p>Divino das Laranjeiras</text:p>
          </table:table-cell>
          <table:table-cell office:value-type="float" office:value="3122108" table:style-name="ce1">
            <text:p>3122108</text:p>
          </table:table-cell>
          <table:table-cell table:number-columns-repeated="16381"/>
        </table:table-row>
        <table:table-row table:style-name="ro1">
          <table:table-cell office:value-type="float" office:value="3122207" table:style-name="ce1">
            <text:p>3122207</text:p>
          </table:table-cell>
          <table:table-cell office:value-type="string" table:style-name="ce1">
            <text:p>Divinolândia de Minas</text:p>
          </table:table-cell>
          <table:table-cell office:value-type="float" office:value="3122207" table:style-name="ce1">
            <text:p>3122207</text:p>
          </table:table-cell>
          <table:table-cell table:number-columns-repeated="16381"/>
        </table:table-row>
        <table:table-row table:style-name="ro1">
          <table:table-cell office:value-type="float" office:value="3122355" table:style-name="ce1">
            <text:p>3122355</text:p>
          </table:table-cell>
          <table:table-cell office:value-type="string" table:style-name="ce1">
            <text:p>Divisa Alegre</text:p>
          </table:table-cell>
          <table:table-cell office:value-type="float" office:value="3122355" table:style-name="ce1">
            <text:p>3122355</text:p>
          </table:table-cell>
          <table:table-cell table:number-columns-repeated="16381"/>
        </table:table-row>
        <table:table-row table:style-name="ro1">
          <table:table-cell office:value-type="float" office:value="3122454" table:style-name="ce1">
            <text:p>3122454</text:p>
          </table:table-cell>
          <table:table-cell office:value-type="string" table:style-name="ce1">
            <text:p>Divisópolis</text:p>
          </table:table-cell>
          <table:table-cell office:value-type="float" office:value="3122454" table:style-name="ce1">
            <text:p>3122454</text:p>
          </table:table-cell>
          <table:table-cell table:number-columns-repeated="16381"/>
        </table:table-row>
        <table:table-row table:style-name="ro1">
          <table:table-cell office:value-type="float" office:value="3122470" table:style-name="ce1">
            <text:p>3122470</text:p>
          </table:table-cell>
          <table:table-cell office:value-type="string" table:style-name="ce1">
            <text:p>Dom Bosco</text:p>
          </table:table-cell>
          <table:table-cell office:value-type="float" office:value="3122470" table:style-name="ce1">
            <text:p>3122470</text:p>
          </table:table-cell>
          <table:table-cell table:number-columns-repeated="16381"/>
        </table:table-row>
        <table:table-row table:style-name="ro1">
          <table:table-cell office:value-type="float" office:value="3123106" table:style-name="ce1">
            <text:p>3123106</text:p>
          </table:table-cell>
          <table:table-cell office:value-type="string" table:style-name="ce1">
            <text:p>Dores de Guanhães</text:p>
          </table:table-cell>
          <table:table-cell office:value-type="float" office:value="3123106" table:style-name="ce1">
            <text:p>3123106</text:p>
          </table:table-cell>
          <table:table-cell table:number-columns-repeated="16381"/>
        </table:table-row>
        <table:table-row table:style-name="ro1">
          <table:table-cell office:value-type="float" office:value="3123700" table:style-name="ce1">
            <text:p>3123700</text:p>
          </table:table-cell>
          <table:table-cell office:value-type="string" table:style-name="ce1">
            <text:p>Engenheiro Caldas</text:p>
          </table:table-cell>
          <table:table-cell office:value-type="float" office:value="3123700" table:style-name="ce1">
            <text:p>3123700</text:p>
          </table:table-cell>
          <table:table-cell table:number-columns-repeated="16381"/>
        </table:table-row>
        <table:table-row table:style-name="ro1">
          <table:table-cell office:value-type="float" office:value="3123809" table:style-name="ce1">
            <text:p>3123809</text:p>
          </table:table-cell>
          <table:table-cell office:value-type="string" table:style-name="ce1">
            <text:p>Engenheiro Navarro</text:p>
          </table:table-cell>
          <table:table-cell office:value-type="float" office:value="3123809" table:style-name="ce1">
            <text:p>3123809</text:p>
          </table:table-cell>
          <table:table-cell table:number-columns-repeated="16381"/>
        </table:table-row>
        <table:table-row table:style-name="ro1">
          <table:table-cell office:value-type="float" office:value="3124302" table:style-name="ce1">
            <text:p>3124302</text:p>
          </table:table-cell>
          <table:table-cell office:value-type="string" table:style-name="ce1">
            <text:p>Espinosa</text:p>
          </table:table-cell>
          <table:table-cell office:value-type="float" office:value="3124302" table:style-name="ce1">
            <text:p>3124302</text:p>
          </table:table-cell>
          <table:table-cell table:number-columns-repeated="16381"/>
        </table:table-row>
        <table:table-row table:style-name="ro1">
          <table:table-cell office:value-type="float" office:value="3125408" table:style-name="ce1">
            <text:p>3125408</text:p>
          </table:table-cell>
          <table:table-cell office:value-type="string" table:style-name="ce1">
            <text:p>Felício dos Santos</text:p>
          </table:table-cell>
          <table:table-cell office:value-type="float" office:value="3125408" table:style-name="ce1">
            <text:p>3125408</text:p>
          </table:table-cell>
          <table:table-cell table:number-columns-repeated="16381"/>
        </table:table-row>
        <table:table-row table:style-name="ro1">
          <table:table-cell office:value-type="float" office:value="3125507" table:style-name="ce1">
            <text:p>3125507</text:p>
          </table:table-cell>
          <table:table-cell office:value-type="string" table:style-name="ce1">
            <text:p>São Gonçalo do Rio Preto</text:p>
          </table:table-cell>
          <table:table-cell office:value-type="float" office:value="3125507" table:style-name="ce1">
            <text:p>3125507</text:p>
          </table:table-cell>
          <table:table-cell table:number-columns-repeated="16381"/>
        </table:table-row>
        <table:table-row table:style-name="ro1">
          <table:table-cell office:value-type="float" office:value="3125606" table:style-name="ce1">
            <text:p>3125606</text:p>
          </table:table-cell>
          <table:table-cell office:value-type="string" table:style-name="ce1">
            <text:p>Felisburgo</text:p>
          </table:table-cell>
          <table:table-cell office:value-type="float" office:value="3125606" table:style-name="ce1">
            <text:p>3125606</text:p>
          </table:table-cell>
          <table:table-cell table:number-columns-repeated="16381"/>
        </table:table-row>
        <table:table-row table:style-name="ro1">
          <table:table-cell office:value-type="float" office:value="3125804" table:style-name="ce1">
            <text:p>3125804</text:p>
          </table:table-cell>
          <table:table-cell office:value-type="string" table:style-name="ce1">
            <text:p>Fernandes Tourinho</text:p>
          </table:table-cell>
          <table:table-cell office:value-type="float" office:value="3125804" table:style-name="ce1">
            <text:p>3125804</text:p>
          </table:table-cell>
          <table:table-cell table:number-columns-repeated="16381"/>
        </table:table-row>
        <table:table-row table:style-name="ro1">
          <table:table-cell office:value-type="float" office:value="3126208" table:style-name="ce1">
            <text:p>3126208</text:p>
          </table:table-cell>
          <table:table-cell office:value-type="string" table:style-name="ce1">
            <text:p>Formoso</text:p>
          </table:table-cell>
          <table:table-cell office:value-type="float" office:value="3126208" table:style-name="ce1">
            <text:p>3126208</text:p>
          </table:table-cell>
          <table:table-cell table:number-columns-repeated="16381"/>
        </table:table-row>
        <table:table-row table:style-name="ro1">
          <table:table-cell office:value-type="float" office:value="3126505" table:style-name="ce1">
            <text:p>3126505</text:p>
          </table:table-cell>
          <table:table-cell office:value-type="string" table:style-name="ce1">
            <text:p>Francisco Badaró</text:p>
          </table:table-cell>
          <table:table-cell office:value-type="float" office:value="3126505" table:style-name="ce1">
            <text:p>3126505</text:p>
          </table:table-cell>
          <table:table-cell table:number-columns-repeated="16381"/>
        </table:table-row>
        <table:table-row table:style-name="ro1">
          <table:table-cell office:value-type="float" office:value="3126604" table:style-name="ce1">
            <text:p>3126604</text:p>
          </table:table-cell>
          <table:table-cell office:value-type="string" table:style-name="ce1">
            <text:p>Francisco Dumont</text:p>
          </table:table-cell>
          <table:table-cell office:value-type="float" office:value="3126604" table:style-name="ce1">
            <text:p>3126604</text:p>
          </table:table-cell>
          <table:table-cell table:number-columns-repeated="16381"/>
        </table:table-row>
        <table:table-row table:style-name="ro1">
          <table:table-cell office:value-type="float" office:value="3126703" table:style-name="ce1">
            <text:p>3126703</text:p>
          </table:table-cell>
          <table:table-cell office:value-type="string" table:style-name="ce1">
            <text:p>Francisco Sá</text:p>
          </table:table-cell>
          <table:table-cell office:value-type="float" office:value="3126703" table:style-name="ce1">
            <text:p>3126703</text:p>
          </table:table-cell>
          <table:table-cell table:number-columns-repeated="16381"/>
        </table:table-row>
        <table:table-row table:style-name="ro1">
          <table:table-cell office:value-type="float" office:value="3126752" table:style-name="ce1">
            <text:p>3126752</text:p>
          </table:table-cell>
          <table:table-cell office:value-type="string" table:style-name="ce1">
            <text:p>Franciscópolis</text:p>
          </table:table-cell>
          <table:table-cell office:value-type="float" office:value="3126752" table:style-name="ce1">
            <text:p>3126752</text:p>
          </table:table-cell>
          <table:table-cell table:number-columns-repeated="16381"/>
        </table:table-row>
        <table:table-row table:style-name="ro1">
          <table:table-cell office:value-type="float" office:value="3126802" table:style-name="ce1">
            <text:p>3126802</text:p>
          </table:table-cell>
          <table:table-cell office:value-type="string" table:style-name="ce1">
            <text:p>Frei Gaspar</text:p>
          </table:table-cell>
          <table:table-cell office:value-type="float" office:value="3126802" table:style-name="ce1">
            <text:p>3126802</text:p>
          </table:table-cell>
          <table:table-cell table:number-columns-repeated="16381"/>
        </table:table-row>
        <table:table-row table:style-name="ro1">
          <table:table-cell office:value-type="float" office:value="3126901" table:style-name="ce1">
            <text:p>3126901</text:p>
          </table:table-cell>
          <table:table-cell office:value-type="string" table:style-name="ce1">
            <text:p>Frei Inocêncio</text:p>
          </table:table-cell>
          <table:table-cell office:value-type="float" office:value="3126901" table:style-name="ce1">
            <text:p>3126901</text:p>
          </table:table-cell>
          <table:table-cell table:number-columns-repeated="16381"/>
        </table:table-row>
        <table:table-row table:style-name="ro1">
          <table:table-cell office:value-type="float" office:value="3126950" table:style-name="ce1">
            <text:p>3126950</text:p>
          </table:table-cell>
          <table:table-cell office:value-type="string" table:style-name="ce1">
            <text:p>Frei Lagonegro</text:p>
          </table:table-cell>
          <table:table-cell office:value-type="float" office:value="3126950" table:style-name="ce1">
            <text:p>3126950</text:p>
          </table:table-cell>
          <table:table-cell table:number-columns-repeated="16381"/>
        </table:table-row>
        <table:table-row table:style-name="ro1">
          <table:table-cell office:value-type="float" office:value="3127057" table:style-name="ce1">
            <text:p>3127057</text:p>
          </table:table-cell>
          <table:table-cell office:value-type="string" table:style-name="ce1">
            <text:p>Fronteira dos Vales</text:p>
          </table:table-cell>
          <table:table-cell office:value-type="float" office:value="3127057" table:style-name="ce1">
            <text:p>3127057</text:p>
          </table:table-cell>
          <table:table-cell table:number-columns-repeated="16381"/>
        </table:table-row>
        <table:table-row table:style-name="ro1">
          <table:table-cell office:value-type="float" office:value="3127073" table:style-name="ce1">
            <text:p>3127073</text:p>
          </table:table-cell>
          <table:table-cell office:value-type="string" table:style-name="ce1">
            <text:p>Fruta de Leite</text:p>
          </table:table-cell>
          <table:table-cell office:value-type="float" office:value="3127073" table:style-name="ce1">
            <text:p>3127073</text:p>
          </table:table-cell>
          <table:table-cell table:number-columns-repeated="16381"/>
        </table:table-row>
        <table:table-row table:style-name="ro1">
          <table:table-cell office:value-type="float" office:value="3127305" table:style-name="ce1">
            <text:p>3127305</text:p>
          </table:table-cell>
          <table:table-cell office:value-type="string" table:style-name="ce1">
            <text:p>Galiléia</text:p>
          </table:table-cell>
          <table:table-cell office:value-type="float" office:value="3127305" table:style-name="ce1">
            <text:p>3127305</text:p>
          </table:table-cell>
          <table:table-cell table:number-columns-repeated="16381"/>
        </table:table-row>
        <table:table-row table:style-name="ro1">
          <table:table-cell office:value-type="float" office:value="3127339" table:style-name="ce1">
            <text:p>3127339</text:p>
          </table:table-cell>
          <table:table-cell office:value-type="string" table:style-name="ce1">
            <text:p>Gameleiras</text:p>
          </table:table-cell>
          <table:table-cell office:value-type="float" office:value="3127339" table:style-name="ce1">
            <text:p>3127339</text:p>
          </table:table-cell>
          <table:table-cell table:number-columns-repeated="16381"/>
        </table:table-row>
        <table:table-row table:style-name="ro1">
          <table:table-cell office:value-type="float" office:value="3127354" table:style-name="ce1">
            <text:p>3127354</text:p>
          </table:table-cell>
          <table:table-cell office:value-type="string" table:style-name="ce1">
            <text:p>Glaucilândia</text:p>
          </table:table-cell>
          <table:table-cell office:value-type="float" office:value="3127354" table:style-name="ce1">
            <text:p>3127354</text:p>
          </table:table-cell>
          <table:table-cell table:number-columns-repeated="16381"/>
        </table:table-row>
        <table:table-row table:style-name="ro1">
          <table:table-cell office:value-type="float" office:value="3127370" table:style-name="ce1">
            <text:p>3127370</text:p>
          </table:table-cell>
          <table:table-cell office:value-type="string" table:style-name="ce1">
            <text:p>Goiabeira</text:p>
          </table:table-cell>
          <table:table-cell office:value-type="float" office:value="3127370" table:style-name="ce1">
            <text:p>3127370</text:p>
          </table:table-cell>
          <table:table-cell table:number-columns-repeated="16381"/>
        </table:table-row>
        <table:table-row table:style-name="ro1">
          <table:table-cell office:value-type="float" office:value="3127503" table:style-name="ce1">
            <text:p>3127503</text:p>
          </table:table-cell>
          <table:table-cell office:value-type="string" table:style-name="ce1">
            <text:p>Gonzaga</text:p>
          </table:table-cell>
          <table:table-cell office:value-type="float" office:value="3127503" table:style-name="ce1">
            <text:p>3127503</text:p>
          </table:table-cell>
          <table:table-cell table:number-columns-repeated="16381"/>
        </table:table-row>
        <table:table-row table:style-name="ro1">
          <table:table-cell office:value-type="float" office:value="3127701" table:style-name="ce1">
            <text:p>3127701</text:p>
          </table:table-cell>
          <table:table-cell office:value-type="string" table:style-name="ce1">
            <text:p>Governador Valadares</text:p>
          </table:table-cell>
          <table:table-cell office:value-type="float" office:value="3127701" table:style-name="ce1">
            <text:p>3127701</text:p>
          </table:table-cell>
          <table:table-cell table:number-columns-repeated="16381"/>
        </table:table-row>
        <table:table-row table:style-name="ro1">
          <table:table-cell office:value-type="float" office:value="3127800" table:style-name="ce1">
            <text:p>3127800</text:p>
          </table:table-cell>
          <table:table-cell office:value-type="string" table:style-name="ce1">
            <text:p>Grão Mogol</text:p>
          </table:table-cell>
          <table:table-cell office:value-type="float" office:value="3127800" table:style-name="ce1">
            <text:p>3127800</text:p>
          </table:table-cell>
          <table:table-cell table:number-columns-repeated="16381"/>
        </table:table-row>
        <table:table-row table:style-name="ro1">
          <table:table-cell office:value-type="float" office:value="3128006" table:style-name="ce1">
            <text:p>3128006</text:p>
          </table:table-cell>
          <table:table-cell office:value-type="string" table:style-name="ce1">
            <text:p>Guanhães</text:p>
          </table:table-cell>
          <table:table-cell office:value-type="float" office:value="3128006" table:style-name="ce1">
            <text:p>3128006</text:p>
          </table:table-cell>
          <table:table-cell table:number-columns-repeated="16381"/>
        </table:table-row>
        <table:table-row table:style-name="ro1">
          <table:table-cell office:value-type="float" office:value="3128253" table:style-name="ce1">
            <text:p>3128253</text:p>
          </table:table-cell>
          <table:table-cell office:value-type="string" table:style-name="ce1">
            <text:p>Guaraciama</text:p>
          </table:table-cell>
          <table:table-cell office:value-type="float" office:value="3128253" table:style-name="ce1">
            <text:p>3128253</text:p>
          </table:table-cell>
          <table:table-cell table:number-columns-repeated="16381"/>
        </table:table-row>
        <table:table-row table:style-name="ro1">
          <table:table-cell office:value-type="float" office:value="3129608" table:style-name="ce1">
            <text:p>3129608</text:p>
          </table:table-cell>
          <table:table-cell office:value-type="string" table:style-name="ce1">
            <text:p>Ibiaí</text:p>
          </table:table-cell>
          <table:table-cell office:value-type="float" office:value="3129608" table:style-name="ce1">
            <text:p>3129608</text:p>
          </table:table-cell>
          <table:table-cell table:number-columns-repeated="16381"/>
        </table:table-row>
        <table:table-row table:style-name="ro1">
          <table:table-cell office:value-type="float" office:value="3129657" table:style-name="ce1">
            <text:p>3129657</text:p>
          </table:table-cell>
          <table:table-cell office:value-type="string" table:style-name="ce1">
            <text:p>Ibiracatu</text:p>
          </table:table-cell>
          <table:table-cell office:value-type="float" office:value="3129657" table:style-name="ce1">
            <text:p>3129657</text:p>
          </table:table-cell>
          <table:table-cell table:number-columns-repeated="16381"/>
        </table:table-row>
        <table:table-row table:style-name="ro1">
          <table:table-cell office:value-type="float" office:value="3130051" table:style-name="ce1">
            <text:p>3130051</text:p>
          </table:table-cell>
          <table:table-cell office:value-type="string" table:style-name="ce1">
            <text:p>Icaraí de Minas</text:p>
          </table:table-cell>
          <table:table-cell office:value-type="float" office:value="3130051" table:style-name="ce1">
            <text:p>3130051</text:p>
          </table:table-cell>
          <table:table-cell table:number-columns-repeated="16381"/>
        </table:table-row>
        <table:table-row table:style-name="ro1">
          <table:table-cell office:value-type="float" office:value="3130556" table:style-name="ce1">
            <text:p>3130556</text:p>
          </table:table-cell>
          <table:table-cell office:value-type="string" table:style-name="ce1">
            <text:p>Imbé de Minas</text:p>
          </table:table-cell>
          <table:table-cell office:value-type="float" office:value="3130556" table:style-name="ce1">
            <text:p>3130556</text:p>
          </table:table-cell>
          <table:table-cell table:number-columns-repeated="16381"/>
        </table:table-row>
        <table:table-row table:style-name="ro1">
          <table:table-cell office:value-type="float" office:value="3130655" table:style-name="ce1">
            <text:p>3130655</text:p>
          </table:table-cell>
          <table:table-cell office:value-type="string" table:style-name="ce1">
            <text:p>Indaiabira</text:p>
          </table:table-cell>
          <table:table-cell office:value-type="float" office:value="3130655" table:style-name="ce1">
            <text:p>3130655</text:p>
          </table:table-cell>
          <table:table-cell table:number-columns-repeated="16381"/>
        </table:table-row>
        <table:table-row table:style-name="ro1">
          <table:table-cell office:value-type="float" office:value="3130903" table:style-name="ce1">
            <text:p>3130903</text:p>
          </table:table-cell>
          <table:table-cell office:value-type="string" table:style-name="ce1">
            <text:p>Inhapim</text:p>
          </table:table-cell>
          <table:table-cell office:value-type="float" office:value="3130903" table:style-name="ce1">
            <text:p>3130903</text:p>
          </table:table-cell>
          <table:table-cell table:number-columns-repeated="16381"/>
        </table:table-row>
        <table:table-row table:style-name="ro1">
          <table:table-cell office:value-type="float" office:value="3131802" table:style-name="ce1">
            <text:p>3131802</text:p>
          </table:table-cell>
          <table:table-cell office:value-type="string" table:style-name="ce1">
            <text:p>Itabirinha</text:p>
          </table:table-cell>
          <table:table-cell office:value-type="float" office:value="3131802" table:style-name="ce1">
            <text:p>3131802</text:p>
          </table:table-cell>
          <table:table-cell table:number-columns-repeated="16381"/>
        </table:table-row>
        <table:table-row table:style-name="ro1">
          <table:table-cell office:value-type="float" office:value="3132008" table:style-name="ce1">
            <text:p>3132008</text:p>
          </table:table-cell>
          <table:table-cell office:value-type="string" table:style-name="ce1">
            <text:p>Itacambira</text:p>
          </table:table-cell>
          <table:table-cell office:value-type="float" office:value="3132008" table:style-name="ce1">
            <text:p>3132008</text:p>
          </table:table-cell>
          <table:table-cell table:number-columns-repeated="16381"/>
        </table:table-row>
        <table:table-row table:style-name="ro1">
          <table:table-cell office:value-type="float" office:value="3132107" table:style-name="ce1">
            <text:p>3132107</text:p>
          </table:table-cell>
          <table:table-cell office:value-type="string" table:style-name="ce1">
            <text:p>Itacarambi</text:p>
          </table:table-cell>
          <table:table-cell office:value-type="float" office:value="3132107" table:style-name="ce1">
            <text:p>3132107</text:p>
          </table:table-cell>
          <table:table-cell table:number-columns-repeated="16381"/>
        </table:table-row>
        <table:table-row table:style-name="ro1">
          <table:table-cell office:value-type="float" office:value="3132305" table:style-name="ce1">
            <text:p>3132305</text:p>
          </table:table-cell>
          <table:table-cell office:value-type="string" table:style-name="ce1">
            <text:p>Itaipé</text:p>
          </table:table-cell>
          <table:table-cell office:value-type="float" office:value="3132305" table:style-name="ce1">
            <text:p>3132305</text:p>
          </table:table-cell>
          <table:table-cell table:number-columns-repeated="16381"/>
        </table:table-row>
        <table:table-row table:style-name="ro1">
          <table:table-cell office:value-type="float" office:value="3132503" table:style-name="ce1">
            <text:p>3132503</text:p>
          </table:table-cell>
          <table:table-cell office:value-type="string" table:style-name="ce1">
            <text:p>Itamarandiba</text:p>
          </table:table-cell>
          <table:table-cell office:value-type="float" office:value="3132503" table:style-name="ce1">
            <text:p>3132503</text:p>
          </table:table-cell>
          <table:table-cell table:number-columns-repeated="16381"/>
        </table:table-row>
        <table:table-row table:style-name="ro1">
          <table:table-cell office:value-type="float" office:value="3132701" table:style-name="ce1">
            <text:p>3132701</text:p>
          </table:table-cell>
          <table:table-cell office:value-type="string" table:style-name="ce1">
            <text:p>Itambacuri</text:p>
          </table:table-cell>
          <table:table-cell office:value-type="float" office:value="3132701" table:style-name="ce1">
            <text:p>3132701</text:p>
          </table:table-cell>
          <table:table-cell table:number-columns-repeated="16381"/>
        </table:table-row>
        <table:table-row table:style-name="ro1">
          <table:table-cell office:value-type="float" office:value="3133204" table:style-name="ce1">
            <text:p>3133204</text:p>
          </table:table-cell>
          <table:table-cell office:value-type="string" table:style-name="ce1">
            <text:p>Itanhomi</text:p>
          </table:table-cell>
          <table:table-cell office:value-type="float" office:value="3133204" table:style-name="ce1">
            <text:p>3133204</text:p>
          </table:table-cell>
          <table:table-cell table:number-columns-repeated="16381"/>
        </table:table-row>
        <table:table-row table:style-name="ro1">
          <table:table-cell office:value-type="float" office:value="3133303" table:style-name="ce1">
            <text:p>3133303</text:p>
          </table:table-cell>
          <table:table-cell office:value-type="string" table:style-name="ce1">
            <text:p>Itaobim</text:p>
          </table:table-cell>
          <table:table-cell office:value-type="float" office:value="3133303" table:style-name="ce1">
            <text:p>3133303</text:p>
          </table:table-cell>
          <table:table-cell table:number-columns-repeated="16381"/>
        </table:table-row>
        <table:table-row table:style-name="ro1">
          <table:table-cell office:value-type="float" office:value="3134004" table:style-name="ce1">
            <text:p>3134004</text:p>
          </table:table-cell>
          <table:table-cell office:value-type="string" table:style-name="ce1">
            <text:p>Itinga</text:p>
          </table:table-cell>
          <table:table-cell office:value-type="float" office:value="3134004" table:style-name="ce1">
            <text:p>3134004</text:p>
          </table:table-cell>
          <table:table-cell table:number-columns-repeated="16381"/>
        </table:table-row>
        <table:table-row table:style-name="ro1">
          <table:table-cell office:value-type="float" office:value="3134103" table:style-name="ce1">
            <text:p>3134103</text:p>
          </table:table-cell>
          <table:table-cell office:value-type="string" table:style-name="ce1">
            <text:p>Itueta</text:p>
          </table:table-cell>
          <table:table-cell office:value-type="float" office:value="3134103" table:style-name="ce1">
            <text:p>3134103</text:p>
          </table:table-cell>
          <table:table-cell table:number-columns-repeated="16381"/>
        </table:table-row>
        <table:table-row table:style-name="ro1">
          <table:table-cell office:value-type="float" office:value="3134707" table:style-name="ce1">
            <text:p>3134707</text:p>
          </table:table-cell>
          <table:table-cell office:value-type="string" table:style-name="ce1">
            <text:p>Jacinto</text:p>
          </table:table-cell>
          <table:table-cell office:value-type="float" office:value="3134707" table:style-name="ce1">
            <text:p>3134707</text:p>
          </table:table-cell>
          <table:table-cell table:number-columns-repeated="16381"/>
        </table:table-row>
        <table:table-row table:style-name="ro1">
          <table:table-cell office:value-type="float" office:value="3135050" table:style-name="ce1">
            <text:p>3135050</text:p>
          </table:table-cell>
          <table:table-cell office:value-type="string" table:style-name="ce1">
            <text:p>Jaíba</text:p>
          </table:table-cell>
          <table:table-cell office:value-type="float" office:value="3135050" table:style-name="ce1">
            <text:p>3135050</text:p>
          </table:table-cell>
          <table:table-cell table:number-columns-repeated="16381"/>
        </table:table-row>
        <table:table-row table:style-name="ro1">
          <table:table-cell office:value-type="float" office:value="3135076" table:style-name="ce1">
            <text:p>3135076</text:p>
          </table:table-cell>
          <table:table-cell office:value-type="string" table:style-name="ce1">
            <text:p>Jampruca</text:p>
          </table:table-cell>
          <table:table-cell office:value-type="float" office:value="3135076" table:style-name="ce1">
            <text:p>3135076</text:p>
          </table:table-cell>
          <table:table-cell table:number-columns-repeated="16381"/>
        </table:table-row>
        <table:table-row table:style-name="ro1">
          <table:table-cell office:value-type="float" office:value="3135100" table:style-name="ce1">
            <text:p>3135100</text:p>
          </table:table-cell>
          <table:table-cell office:value-type="string" table:style-name="ce1">
            <text:p>Janaúba</text:p>
          </table:table-cell>
          <table:table-cell office:value-type="float" office:value="3135100" table:style-name="ce1">
            <text:p>3135100</text:p>
          </table:table-cell>
          <table:table-cell table:number-columns-repeated="16381"/>
        </table:table-row>
        <table:table-row table:style-name="ro1">
          <table:table-cell office:value-type="float" office:value="3135209" table:style-name="ce1">
            <text:p>3135209</text:p>
          </table:table-cell>
          <table:table-cell office:value-type="string" table:style-name="ce1">
            <text:p>Januária</text:p>
          </table:table-cell>
          <table:table-cell office:value-type="float" office:value="3135209" table:style-name="ce1">
            <text:p>3135209</text:p>
          </table:table-cell>
          <table:table-cell table:number-columns-repeated="16381"/>
        </table:table-row>
        <table:table-row table:style-name="ro1">
          <table:table-cell office:value-type="float" office:value="3135357" table:style-name="ce1">
            <text:p>3135357</text:p>
          </table:table-cell>
          <table:table-cell office:value-type="string" table:style-name="ce1">
            <text:p>Japonvar</text:p>
          </table:table-cell>
          <table:table-cell office:value-type="float" office:value="3135357" table:style-name="ce1">
            <text:p>3135357</text:p>
          </table:table-cell>
          <table:table-cell table:number-columns-repeated="16381"/>
        </table:table-row>
        <table:table-row table:style-name="ro1">
          <table:table-cell office:value-type="float" office:value="3135456" table:style-name="ce1">
            <text:p>3135456</text:p>
          </table:table-cell>
          <table:table-cell office:value-type="string" table:style-name="ce1">
            <text:p>Jenipapo de Minas</text:p>
          </table:table-cell>
          <table:table-cell office:value-type="float" office:value="3135456" table:style-name="ce1">
            <text:p>3135456</text:p>
          </table:table-cell>
          <table:table-cell table:number-columns-repeated="16381"/>
        </table:table-row>
        <table:table-row table:style-name="ro1">
          <table:table-cell office:value-type="float" office:value="3135605" table:style-name="ce1">
            <text:p>3135605</text:p>
          </table:table-cell>
          <table:table-cell office:value-type="string" table:style-name="ce1">
            <text:p>Jequitaí</text:p>
          </table:table-cell>
          <table:table-cell office:value-type="float" office:value="3135605" table:style-name="ce1">
            <text:p>3135605</text:p>
          </table:table-cell>
          <table:table-cell table:number-columns-repeated="16381"/>
        </table:table-row>
        <table:table-row table:style-name="ro1">
          <table:table-cell office:value-type="float" office:value="3135803" table:style-name="ce1">
            <text:p>3135803</text:p>
          </table:table-cell>
          <table:table-cell office:value-type="string" table:style-name="ce1">
            <text:p>Jequitinhonha</text:p>
          </table:table-cell>
          <table:table-cell office:value-type="float" office:value="3135803" table:style-name="ce1">
            <text:p>3135803</text:p>
          </table:table-cell>
          <table:table-cell table:number-columns-repeated="16381"/>
        </table:table-row>
        <table:table-row table:style-name="ro1">
          <table:table-cell office:value-type="float" office:value="3136009" table:style-name="ce1">
            <text:p>3136009</text:p>
          </table:table-cell>
          <table:table-cell office:value-type="string" table:style-name="ce1">
            <text:p>Joaíma</text:p>
          </table:table-cell>
          <table:table-cell office:value-type="float" office:value="3136009" table:style-name="ce1">
            <text:p>3136009</text:p>
          </table:table-cell>
          <table:table-cell table:number-columns-repeated="16381"/>
        </table:table-row>
        <table:table-row table:style-name="ro1">
          <table:table-cell office:value-type="float" office:value="3136504" table:style-name="ce1">
            <text:p>3136504</text:p>
          </table:table-cell>
          <table:table-cell office:value-type="string" table:style-name="ce1">
            <text:p>Jordânia</text:p>
          </table:table-cell>
          <table:table-cell office:value-type="float" office:value="3136504" table:style-name="ce1">
            <text:p>3136504</text:p>
          </table:table-cell>
          <table:table-cell table:number-columns-repeated="16381"/>
        </table:table-row>
        <table:table-row table:style-name="ro1">
          <table:table-cell office:value-type="float" office:value="3136520" table:style-name="ce1">
            <text:p>3136520</text:p>
          </table:table-cell>
          <table:table-cell office:value-type="string" table:style-name="ce1">
            <text:p>José Gonçalves de Minas</text:p>
          </table:table-cell>
          <table:table-cell office:value-type="float" office:value="3136520" table:style-name="ce1">
            <text:p>3136520</text:p>
          </table:table-cell>
          <table:table-cell table:number-columns-repeated="16381"/>
        </table:table-row>
        <table:table-row table:style-name="ro1">
          <table:table-cell office:value-type="float" office:value="3136553" table:style-name="ce1">
            <text:p>3136553</text:p>
          </table:table-cell>
          <table:table-cell office:value-type="string" table:style-name="ce1">
            <text:p>José Raydan</text:p>
          </table:table-cell>
          <table:table-cell office:value-type="float" office:value="3136553" table:style-name="ce1">
            <text:p>3136553</text:p>
          </table:table-cell>
          <table:table-cell table:number-columns-repeated="16381"/>
        </table:table-row>
        <table:table-row table:style-name="ro1">
          <table:table-cell office:value-type="float" office:value="3136579" table:style-name="ce1">
            <text:p>3136579</text:p>
          </table:table-cell>
          <table:table-cell office:value-type="string" table:style-name="ce1">
            <text:p>Josenópolis</text:p>
          </table:table-cell>
          <table:table-cell office:value-type="float" office:value="3136579" table:style-name="ce1">
            <text:p>3136579</text:p>
          </table:table-cell>
          <table:table-cell table:number-columns-repeated="16381"/>
        </table:table-row>
        <table:table-row table:style-name="ro1">
          <table:table-cell office:value-type="float" office:value="3136801" table:style-name="ce1">
            <text:p>3136801</text:p>
          </table:table-cell>
          <table:table-cell office:value-type="string" table:style-name="ce1">
            <text:p>Juramento</text:p>
          </table:table-cell>
          <table:table-cell office:value-type="float" office:value="3136801" table:style-name="ce1">
            <text:p>3136801</text:p>
          </table:table-cell>
          <table:table-cell table:number-columns-repeated="16381"/>
        </table:table-row>
        <table:table-row table:style-name="ro1">
          <table:table-cell office:value-type="float" office:value="3136959" table:style-name="ce1">
            <text:p>3136959</text:p>
          </table:table-cell>
          <table:table-cell office:value-type="string" table:style-name="ce1">
            <text:p>Juvenília</text:p>
          </table:table-cell>
          <table:table-cell office:value-type="float" office:value="3136959" table:style-name="ce1">
            <text:p>3136959</text:p>
          </table:table-cell>
          <table:table-cell table:number-columns-repeated="16381"/>
        </table:table-row>
        <table:table-row table:style-name="ro1">
          <table:table-cell office:value-type="float" office:value="3137007" table:style-name="ce1">
            <text:p>3137007</text:p>
          </table:table-cell>
          <table:table-cell office:value-type="string" table:style-name="ce1">
            <text:p>Ladainha</text:p>
          </table:table-cell>
          <table:table-cell office:value-type="float" office:value="3137007" table:style-name="ce1">
            <text:p>3137007</text:p>
          </table:table-cell>
          <table:table-cell table:number-columns-repeated="16381"/>
        </table:table-row>
        <table:table-row table:style-name="ro1">
          <table:table-cell office:value-type="float" office:value="3137304" table:style-name="ce1">
            <text:p>3137304</text:p>
          </table:table-cell>
          <table:table-cell office:value-type="string" table:style-name="ce1">
            <text:p>Lagoa dos Patos</text:p>
          </table:table-cell>
          <table:table-cell office:value-type="float" office:value="3137304" table:style-name="ce1">
            <text:p>3137304</text:p>
          </table:table-cell>
          <table:table-cell table:number-columns-repeated="16381"/>
        </table:table-row>
        <table:table-row table:style-name="ro1">
          <table:table-cell office:value-type="float" office:value="3138104" table:style-name="ce1">
            <text:p>3138104</text:p>
          </table:table-cell>
          <table:table-cell office:value-type="string" table:style-name="ce1">
            <text:p>Lassance</text:p>
          </table:table-cell>
          <table:table-cell office:value-type="float" office:value="3138104" table:style-name="ce1">
            <text:p>3138104</text:p>
          </table:table-cell>
          <table:table-cell table:number-columns-repeated="16381"/>
        </table:table-row>
        <table:table-row table:style-name="ro1">
          <table:table-cell office:value-type="float" office:value="3138351" table:style-name="ce1">
            <text:p>3138351</text:p>
          </table:table-cell>
          <table:table-cell office:value-type="string" table:style-name="ce1">
            <text:p>Leme do Prado</text:p>
          </table:table-cell>
          <table:table-cell office:value-type="float" office:value="3138351" table:style-name="ce1">
            <text:p>3138351</text:p>
          </table:table-cell>
          <table:table-cell table:number-columns-repeated="16381"/>
        </table:table-row>
        <table:table-row table:style-name="ro1">
          <table:table-cell office:value-type="float" office:value="3138658" table:style-name="ce1">
            <text:p>3138658</text:p>
          </table:table-cell>
          <table:table-cell office:value-type="string" table:style-name="ce1">
            <text:p>Lontra</text:p>
          </table:table-cell>
          <table:table-cell office:value-type="float" office:value="3138658" table:style-name="ce1">
            <text:p>3138658</text:p>
          </table:table-cell>
          <table:table-cell table:number-columns-repeated="16381"/>
        </table:table-row>
        <table:table-row table:style-name="ro1">
          <table:table-cell office:value-type="float" office:value="3138682" table:style-name="ce1">
            <text:p>3138682</text:p>
          </table:table-cell>
          <table:table-cell office:value-type="string" table:style-name="ce1">
            <text:p>Luislândia</text:p>
          </table:table-cell>
          <table:table-cell office:value-type="float" office:value="3138682" table:style-name="ce1">
            <text:p>3138682</text:p>
          </table:table-cell>
          <table:table-cell table:number-columns-repeated="16381"/>
        </table:table-row>
        <table:table-row table:style-name="ro1">
          <table:table-cell office:value-type="float" office:value="3138906" table:style-name="ce1">
            <text:p>3138906</text:p>
          </table:table-cell>
          <table:table-cell office:value-type="string" table:style-name="ce1">
            <text:p>Machacalis</text:p>
          </table:table-cell>
          <table:table-cell office:value-type="float" office:value="3138906" table:style-name="ce1">
            <text:p>3138906</text:p>
          </table:table-cell>
          <table:table-cell table:number-columns-repeated="16381"/>
        </table:table-row>
        <table:table-row table:style-name="ro1">
          <table:table-cell office:value-type="float" office:value="3139201" table:style-name="ce1">
            <text:p>3139201</text:p>
          </table:table-cell>
          <table:table-cell office:value-type="string" table:style-name="ce1">
            <text:p>Malacacheta</text:p>
          </table:table-cell>
          <table:table-cell office:value-type="float" office:value="3139201" table:style-name="ce1">
            <text:p>3139201</text:p>
          </table:table-cell>
          <table:table-cell table:number-columns-repeated="16381"/>
        </table:table-row>
        <table:table-row table:style-name="ro1">
          <table:table-cell office:value-type="float" office:value="3139250" table:style-name="ce1">
            <text:p>3139250</text:p>
          </table:table-cell>
          <table:table-cell office:value-type="string" table:style-name="ce1">
            <text:p>Mamonas</text:p>
          </table:table-cell>
          <table:table-cell office:value-type="float" office:value="3139250" table:style-name="ce1">
            <text:p>3139250</text:p>
          </table:table-cell>
          <table:table-cell table:number-columns-repeated="16381"/>
        </table:table-row>
        <table:table-row table:style-name="ro1">
          <table:table-cell office:value-type="float" office:value="3139300" table:style-name="ce1">
            <text:p>3139300</text:p>
          </table:table-cell>
          <table:table-cell office:value-type="string" table:style-name="ce1">
            <text:p>Manga</text:p>
          </table:table-cell>
          <table:table-cell office:value-type="float" office:value="3139300" table:style-name="ce1">
            <text:p>3139300</text:p>
          </table:table-cell>
          <table:table-cell table:number-columns-repeated="16381"/>
        </table:table-row>
        <table:table-row table:style-name="ro1">
          <table:table-cell office:value-type="float" office:value="3139607" table:style-name="ce1">
            <text:p>3139607</text:p>
          </table:table-cell>
          <table:table-cell office:value-type="string" table:style-name="ce1">
            <text:p>Mantena</text:p>
          </table:table-cell>
          <table:table-cell office:value-type="float" office:value="3139607" table:style-name="ce1">
            <text:p>3139607</text:p>
          </table:table-cell>
          <table:table-cell table:number-columns-repeated="16381"/>
        </table:table-row>
        <table:table-row table:style-name="ro1">
          <table:table-cell office:value-type="float" office:value="3140100" table:style-name="ce1">
            <text:p>3140100</text:p>
          </table:table-cell>
          <table:table-cell office:value-type="string" table:style-name="ce1">
            <text:p>Marilac</text:p>
          </table:table-cell>
          <table:table-cell office:value-type="float" office:value="3140100" table:style-name="ce1">
            <text:p>3140100</text:p>
          </table:table-cell>
          <table:table-cell table:number-columns-repeated="16381"/>
        </table:table-row>
        <table:table-row table:style-name="ro1">
          <table:table-cell office:value-type="float" office:value="3140555" table:style-name="ce1">
            <text:p>3140555</text:p>
          </table:table-cell>
          <table:table-cell office:value-type="string" table:style-name="ce1">
            <text:p>Mata Verde</text:p>
          </table:table-cell>
          <table:table-cell office:value-type="float" office:value="3140555" table:style-name="ce1">
            <text:p>3140555</text:p>
          </table:table-cell>
          <table:table-cell table:number-columns-repeated="16381"/>
        </table:table-row>
        <table:table-row table:style-name="ro1">
          <table:table-cell office:value-type="float" office:value="3140605" table:style-name="ce1">
            <text:p>3140605</text:p>
          </table:table-cell>
          <table:table-cell office:value-type="string" table:style-name="ce1">
            <text:p>Materlândia</text:p>
          </table:table-cell>
          <table:table-cell office:value-type="float" office:value="3140605" table:style-name="ce1">
            <text:p>3140605</text:p>
          </table:table-cell>
          <table:table-cell table:number-columns-repeated="16381"/>
        </table:table-row>
        <table:table-row table:style-name="ro1">
          <table:table-cell office:value-type="float" office:value="3140852" table:style-name="ce1">
            <text:p>3140852</text:p>
          </table:table-cell>
          <table:table-cell office:value-type="string" table:style-name="ce1">
            <text:p>Matias Cardoso</text:p>
          </table:table-cell>
          <table:table-cell office:value-type="float" office:value="3140852" table:style-name="ce1">
            <text:p>3140852</text:p>
          </table:table-cell>
          <table:table-cell table:number-columns-repeated="16381"/>
        </table:table-row>
        <table:table-row table:style-name="ro1">
          <table:table-cell office:value-type="float" office:value="3141009" table:style-name="ce1">
            <text:p>3141009</text:p>
          </table:table-cell>
          <table:table-cell office:value-type="string" table:style-name="ce1">
            <text:p>Mato Verde</text:p>
          </table:table-cell>
          <table:table-cell office:value-type="float" office:value="3141009" table:style-name="ce1">
            <text:p>3141009</text:p>
          </table:table-cell>
          <table:table-cell table:number-columns-repeated="16381"/>
        </table:table-row>
        <table:table-row table:style-name="ro1">
          <table:table-cell office:value-type="float" office:value="3141405" table:style-name="ce1">
            <text:p>3141405</text:p>
          </table:table-cell>
          <table:table-cell office:value-type="string" table:style-name="ce1">
            <text:p>Medina</text:p>
          </table:table-cell>
          <table:table-cell office:value-type="float" office:value="3141405" table:style-name="ce1">
            <text:p>3141405</text:p>
          </table:table-cell>
          <table:table-cell table:number-columns-repeated="16381"/>
        </table:table-row>
        <table:table-row table:style-name="ro1">
          <table:table-cell office:value-type="float" office:value="3141504" table:style-name="ce1">
            <text:p>3141504</text:p>
          </table:table-cell>
          <table:table-cell office:value-type="string" table:style-name="ce1">
            <text:p>Mendes Pimentel</text:p>
          </table:table-cell>
          <table:table-cell office:value-type="float" office:value="3141504" table:style-name="ce1">
            <text:p>3141504</text:p>
          </table:table-cell>
          <table:table-cell table:number-columns-repeated="16381"/>
        </table:table-row>
        <table:table-row table:style-name="ro1">
          <table:table-cell office:value-type="float" office:value="3141801" table:style-name="ce1">
            <text:p>3141801</text:p>
          </table:table-cell>
          <table:table-cell office:value-type="string" table:style-name="ce1">
            <text:p>Minas Novas</text:p>
          </table:table-cell>
          <table:table-cell office:value-type="float" office:value="3141801" table:style-name="ce1">
            <text:p>3141801</text:p>
          </table:table-cell>
          <table:table-cell table:number-columns-repeated="16381"/>
        </table:table-row>
        <table:table-row table:style-name="ro1">
          <table:table-cell office:value-type="float" office:value="3142007" table:style-name="ce1">
            <text:p>3142007</text:p>
          </table:table-cell>
          <table:table-cell office:value-type="string" table:style-name="ce1">
            <text:p>Mirabela</text:p>
          </table:table-cell>
          <table:table-cell office:value-type="float" office:value="3142007" table:style-name="ce1">
            <text:p>3142007</text:p>
          </table:table-cell>
          <table:table-cell table:number-columns-repeated="16381"/>
        </table:table-row>
        <table:table-row table:style-name="ro1">
          <table:table-cell office:value-type="float" office:value="3142254" table:style-name="ce1">
            <text:p>3142254</text:p>
          </table:table-cell>
          <table:table-cell office:value-type="string" table:style-name="ce1">
            <text:p>Miravânia</text:p>
          </table:table-cell>
          <table:table-cell office:value-type="float" office:value="3142254" table:style-name="ce1">
            <text:p>3142254</text:p>
          </table:table-cell>
          <table:table-cell table:number-columns-repeated="16381"/>
        </table:table-row>
        <table:table-row table:style-name="ro1">
          <table:table-cell office:value-type="float" office:value="3142700" table:style-name="ce1">
            <text:p>3142700</text:p>
          </table:table-cell>
          <table:table-cell office:value-type="string" table:style-name="ce1">
            <text:p>Montalvânia</text:p>
          </table:table-cell>
          <table:table-cell office:value-type="float" office:value="3142700" table:style-name="ce1">
            <text:p>3142700</text:p>
          </table:table-cell>
          <table:table-cell table:number-columns-repeated="16381"/>
        </table:table-row>
        <table:table-row table:style-name="ro1">
          <table:table-cell office:value-type="float" office:value="3142908" table:style-name="ce1">
            <text:p>3142908</text:p>
          </table:table-cell>
          <table:table-cell office:value-type="string" table:style-name="ce1">
            <text:p>Monte Azul</text:p>
          </table:table-cell>
          <table:table-cell office:value-type="float" office:value="3142908" table:style-name="ce1">
            <text:p>3142908</text:p>
          </table:table-cell>
          <table:table-cell table:number-columns-repeated="16381"/>
        </table:table-row>
        <table:table-row table:style-name="ro1">
          <table:table-cell office:value-type="float" office:value="3143153" table:style-name="ce1">
            <text:p>3143153</text:p>
          </table:table-cell>
          <table:table-cell office:value-type="string" table:style-name="ce1">
            <text:p>Monte Formoso</text:p>
          </table:table-cell>
          <table:table-cell office:value-type="float" office:value="3143153" table:style-name="ce1">
            <text:p>3143153</text:p>
          </table:table-cell>
          <table:table-cell table:number-columns-repeated="16381"/>
        </table:table-row>
        <table:table-row table:style-name="ro1">
          <table:table-cell office:value-type="float" office:value="3143302" table:style-name="ce1">
            <text:p>3143302</text:p>
          </table:table-cell>
          <table:table-cell office:value-type="string" table:style-name="ce1">
            <text:p>Montes Claros</text:p>
          </table:table-cell>
          <table:table-cell office:value-type="float" office:value="3143302" table:style-name="ce1">
            <text:p>3143302</text:p>
          </table:table-cell>
          <table:table-cell table:number-columns-repeated="16381"/>
        </table:table-row>
        <table:table-row table:style-name="ro1">
          <table:table-cell office:value-type="float" office:value="3143450" table:style-name="ce1">
            <text:p>3143450</text:p>
          </table:table-cell>
          <table:table-cell office:value-type="string" table:style-name="ce1">
            <text:p>Montezuma</text:p>
          </table:table-cell>
          <table:table-cell office:value-type="float" office:value="3143450" table:style-name="ce1">
            <text:p>3143450</text:p>
          </table:table-cell>
          <table:table-cell table:number-columns-repeated="16381"/>
        </table:table-row>
        <table:table-row table:style-name="ro1">
          <table:table-cell office:value-type="float" office:value="3144003" table:style-name="ce1">
            <text:p>3144003</text:p>
          </table:table-cell>
          <table:table-cell office:value-type="string" table:style-name="ce1">
            <text:p>Mutum</text:p>
          </table:table-cell>
          <table:table-cell office:value-type="float" office:value="3144003" table:style-name="ce1">
            <text:p>3144003</text:p>
          </table:table-cell>
          <table:table-cell table:number-columns-repeated="16381"/>
        </table:table-row>
        <table:table-row table:style-name="ro1">
          <table:table-cell office:value-type="float" office:value="3144201" table:style-name="ce1">
            <text:p>3144201</text:p>
          </table:table-cell>
          <table:table-cell office:value-type="string" table:style-name="ce1">
            <text:p>Nacip Raydan</text:p>
          </table:table-cell>
          <table:table-cell office:value-type="float" office:value="3144201" table:style-name="ce1">
            <text:p>3144201</text:p>
          </table:table-cell>
          <table:table-cell table:number-columns-repeated="16381"/>
        </table:table-row>
        <table:table-row table:style-name="ro1">
          <table:table-cell office:value-type="float" office:value="3144300" table:style-name="ce1">
            <text:p>3144300</text:p>
          </table:table-cell>
          <table:table-cell office:value-type="string" table:style-name="ce1">
            <text:p>Nanuque</text:p>
          </table:table-cell>
          <table:table-cell office:value-type="float" office:value="3144300" table:style-name="ce1">
            <text:p>3144300</text:p>
          </table:table-cell>
          <table:table-cell table:number-columns-repeated="16381"/>
        </table:table-row>
        <table:table-row table:style-name="ro1">
          <table:table-cell office:value-type="float" office:value="3144359" table:style-name="ce1">
            <text:p>3144359</text:p>
          </table:table-cell>
          <table:table-cell office:value-type="string" table:style-name="ce1">
            <text:p>Naque</text:p>
          </table:table-cell>
          <table:table-cell office:value-type="float" office:value="3144359" table:style-name="ce1">
            <text:p>3144359</text:p>
          </table:table-cell>
          <table:table-cell table:number-columns-repeated="16381"/>
        </table:table-row>
        <table:table-row table:style-name="ro1">
          <table:table-cell office:value-type="float" office:value="3144375" table:style-name="ce1">
            <text:p>3144375</text:p>
          </table:table-cell>
          <table:table-cell office:value-type="string" table:style-name="ce1">
            <text:p>Natalândia</text:p>
          </table:table-cell>
          <table:table-cell office:value-type="float" office:value="3144375" table:style-name="ce1">
            <text:p>3144375</text:p>
          </table:table-cell>
          <table:table-cell table:number-columns-repeated="16381"/>
        </table:table-row>
        <table:table-row table:style-name="ro1">
          <table:table-cell office:value-type="float" office:value="3144656" table:style-name="ce1">
            <text:p>3144656</text:p>
          </table:table-cell>
          <table:table-cell office:value-type="string" table:style-name="ce1">
            <text:p>Ninheira</text:p>
          </table:table-cell>
          <table:table-cell office:value-type="float" office:value="3144656" table:style-name="ce1">
            <text:p>3144656</text:p>
          </table:table-cell>
          <table:table-cell table:number-columns-repeated="16381"/>
        </table:table-row>
        <table:table-row table:style-name="ro1">
          <table:table-cell office:value-type="float" office:value="3144672" table:style-name="ce1">
            <text:p>3144672</text:p>
          </table:table-cell>
          <table:table-cell office:value-type="string" table:style-name="ce1">
            <text:p>Nova Belém</text:p>
          </table:table-cell>
          <table:table-cell office:value-type="float" office:value="3144672" table:style-name="ce1">
            <text:p>3144672</text:p>
          </table:table-cell>
          <table:table-cell table:number-columns-repeated="16381"/>
        </table:table-row>
        <table:table-row table:style-name="ro1">
          <table:table-cell office:value-type="float" office:value="3144904" table:style-name="ce1">
            <text:p>3144904</text:p>
          </table:table-cell>
          <table:table-cell office:value-type="string" table:style-name="ce1">
            <text:p>Nova Módica</text:p>
          </table:table-cell>
          <table:table-cell office:value-type="float" office:value="3144904" table:style-name="ce1">
            <text:p>3144904</text:p>
          </table:table-cell>
          <table:table-cell table:number-columns-repeated="16381"/>
        </table:table-row>
        <table:table-row table:style-name="ro1">
          <table:table-cell office:value-type="float" office:value="3145059" table:style-name="ce1">
            <text:p>3145059</text:p>
          </table:table-cell>
          <table:table-cell office:value-type="string" table:style-name="ce1">
            <text:p>Nova Porteirinha</text:p>
          </table:table-cell>
          <table:table-cell office:value-type="float" office:value="3145059" table:style-name="ce1">
            <text:p>3145059</text:p>
          </table:table-cell>
          <table:table-cell table:number-columns-repeated="16381"/>
        </table:table-row>
        <table:table-row table:style-name="ro1">
          <table:table-cell office:value-type="float" office:value="3145307" table:style-name="ce1">
            <text:p>3145307</text:p>
          </table:table-cell>
          <table:table-cell office:value-type="string" table:style-name="ce1">
            <text:p>Novo Cruzeiro</text:p>
          </table:table-cell>
          <table:table-cell office:value-type="float" office:value="3145307" table:style-name="ce1">
            <text:p>3145307</text:p>
          </table:table-cell>
          <table:table-cell table:number-columns-repeated="16381"/>
        </table:table-row>
        <table:table-row table:style-name="ro1">
          <table:table-cell office:value-type="float" office:value="3145356" table:style-name="ce1">
            <text:p>3145356</text:p>
          </table:table-cell>
          <table:table-cell office:value-type="string" table:style-name="ce1">
            <text:p>Novo Oriente de Minas</text:p>
          </table:table-cell>
          <table:table-cell office:value-type="float" office:value="3145356" table:style-name="ce1">
            <text:p>3145356</text:p>
          </table:table-cell>
          <table:table-cell table:number-columns-repeated="16381"/>
        </table:table-row>
        <table:table-row table:style-name="ro1">
          <table:table-cell office:value-type="float" office:value="3145372" table:style-name="ce1">
            <text:p>3145372</text:p>
          </table:table-cell>
          <table:table-cell office:value-type="string" table:style-name="ce1">
            <text:p>Novorizonte</text:p>
          </table:table-cell>
          <table:table-cell office:value-type="float" office:value="3145372" table:style-name="ce1">
            <text:p>3145372</text:p>
          </table:table-cell>
          <table:table-cell table:number-columns-repeated="16381"/>
        </table:table-row>
        <table:table-row table:style-name="ro1">
          <table:table-cell office:value-type="float" office:value="3145455" table:style-name="ce1">
            <text:p>3145455</text:p>
          </table:table-cell>
          <table:table-cell office:value-type="string" table:style-name="ce1">
            <text:p>Olhos-d'Água</text:p>
          </table:table-cell>
          <table:table-cell office:value-type="float" office:value="3145455" table:style-name="ce1">
            <text:p>3145455</text:p>
          </table:table-cell>
          <table:table-cell table:number-columns-repeated="16381"/>
        </table:table-row>
        <table:table-row table:style-name="ro1">
          <table:table-cell office:value-type="float" office:value="3146206" table:style-name="ce1">
            <text:p>3146206</text:p>
          </table:table-cell>
          <table:table-cell office:value-type="string" table:style-name="ce1">
            <text:p>Ouro Verde de Minas</text:p>
          </table:table-cell>
          <table:table-cell office:value-type="float" office:value="3146206" table:style-name="ce1">
            <text:p>3146206</text:p>
          </table:table-cell>
          <table:table-cell table:number-columns-repeated="16381"/>
        </table:table-row>
        <table:table-row table:style-name="ro1">
          <table:table-cell office:value-type="float" office:value="3146255" table:style-name="ce1">
            <text:p>3146255</text:p>
          </table:table-cell>
          <table:table-cell office:value-type="string" table:style-name="ce1">
            <text:p>Padre Carvalho</text:p>
          </table:table-cell>
          <table:table-cell office:value-type="float" office:value="3146255" table:style-name="ce1">
            <text:p>3146255</text:p>
          </table:table-cell>
          <table:table-cell table:number-columns-repeated="16381"/>
        </table:table-row>
        <table:table-row table:style-name="ro1">
          <table:table-cell office:value-type="float" office:value="3146305" table:style-name="ce1">
            <text:p>3146305</text:p>
          </table:table-cell>
          <table:table-cell office:value-type="string" table:style-name="ce1">
            <text:p>Padre Paraíso</text:p>
          </table:table-cell>
          <table:table-cell office:value-type="float" office:value="3146305" table:style-name="ce1">
            <text:p>3146305</text:p>
          </table:table-cell>
          <table:table-cell table:number-columns-repeated="16381"/>
        </table:table-row>
        <table:table-row table:style-name="ro1">
          <table:table-cell office:value-type="float" office:value="3146552" table:style-name="ce1">
            <text:p>3146552</text:p>
          </table:table-cell>
          <table:table-cell office:value-type="string" table:style-name="ce1">
            <text:p>Pai Pedro</text:p>
          </table:table-cell>
          <table:table-cell office:value-type="float" office:value="3146552" table:style-name="ce1">
            <text:p>3146552</text:p>
          </table:table-cell>
          <table:table-cell table:number-columns-repeated="16381"/>
        </table:table-row>
        <table:table-row table:style-name="ro1">
          <table:table-cell office:value-type="float" office:value="3146750" table:style-name="ce1">
            <text:p>3146750</text:p>
          </table:table-cell>
          <table:table-cell office:value-type="string" table:style-name="ce1">
            <text:p>Palmópolis</text:p>
          </table:table-cell>
          <table:table-cell office:value-type="float" office:value="3146750" table:style-name="ce1">
            <text:p>3146750</text:p>
          </table:table-cell>
          <table:table-cell table:number-columns-repeated="16381"/>
        </table:table-row>
        <table:table-row table:style-name="ro1">
          <table:table-cell office:value-type="float" office:value="3147956" table:style-name="ce1">
            <text:p>3147956</text:p>
          </table:table-cell>
          <table:table-cell office:value-type="string" table:style-name="ce1">
            <text:p>Patis</text:p>
          </table:table-cell>
          <table:table-cell office:value-type="float" office:value="3147956" table:style-name="ce1">
            <text:p>3147956</text:p>
          </table:table-cell>
          <table:table-cell table:number-columns-repeated="16381"/>
        </table:table-row>
        <table:table-row table:style-name="ro1">
          <table:table-cell office:value-type="float" office:value="3148400" table:style-name="ce1">
            <text:p>3148400</text:p>
          </table:table-cell>
          <table:table-cell office:value-type="string" table:style-name="ce1">
            <text:p>Paulistas</text:p>
          </table:table-cell>
          <table:table-cell office:value-type="float" office:value="3148400" table:style-name="ce1">
            <text:p>3148400</text:p>
          </table:table-cell>
          <table:table-cell table:number-columns-repeated="16381"/>
        </table:table-row>
        <table:table-row table:style-name="ro1">
          <table:table-cell office:value-type="float" office:value="3148509" table:style-name="ce1">
            <text:p>3148509</text:p>
          </table:table-cell>
          <table:table-cell office:value-type="string" table:style-name="ce1">
            <text:p>Pavão</text:p>
          </table:table-cell>
          <table:table-cell office:value-type="float" office:value="3148509" table:style-name="ce1">
            <text:p>3148509</text:p>
          </table:table-cell>
          <table:table-cell table:number-columns-repeated="16381"/>
        </table:table-row>
        <table:table-row table:style-name="ro1">
          <table:table-cell office:value-type="float" office:value="3148608" table:style-name="ce1">
            <text:p>3148608</text:p>
          </table:table-cell>
          <table:table-cell office:value-type="string" table:style-name="ce1">
            <text:p>Peçanha</text:p>
          </table:table-cell>
          <table:table-cell office:value-type="float" office:value="3148608" table:style-name="ce1">
            <text:p>3148608</text:p>
          </table:table-cell>
          <table:table-cell table:number-columns-repeated="16381"/>
        </table:table-row>
        <table:table-row table:style-name="ro1">
          <table:table-cell office:value-type="float" office:value="3148707" table:style-name="ce1">
            <text:p>3148707</text:p>
          </table:table-cell>
          <table:table-cell office:value-type="string" table:style-name="ce1">
            <text:p>Pedra Azul</text:p>
          </table:table-cell>
          <table:table-cell office:value-type="float" office:value="3148707" table:style-name="ce1">
            <text:p>3148707</text:p>
          </table:table-cell>
          <table:table-cell table:number-columns-repeated="16381"/>
        </table:table-row>
        <table:table-row table:style-name="ro1">
          <table:table-cell office:value-type="float" office:value="3149150" table:style-name="ce1">
            <text:p>3149150</text:p>
          </table:table-cell>
          <table:table-cell office:value-type="string" table:style-name="ce1">
            <text:p>Pedras de Maria da Cruz</text:p>
          </table:table-cell>
          <table:table-cell office:value-type="float" office:value="3149150" table:style-name="ce1">
            <text:p>3149150</text:p>
          </table:table-cell>
          <table:table-cell table:number-columns-repeated="16381"/>
        </table:table-row>
        <table:table-row table:style-name="ro1">
          <table:table-cell office:value-type="float" office:value="3149952" table:style-name="ce1">
            <text:p>3149952</text:p>
          </table:table-cell>
          <table:table-cell office:value-type="string" table:style-name="ce1">
            <text:p>Periquito</text:p>
          </table:table-cell>
          <table:table-cell office:value-type="float" office:value="3149952" table:style-name="ce1">
            <text:p>3149952</text:p>
          </table:table-cell>
          <table:table-cell table:number-columns-repeated="16381"/>
        </table:table-row>
        <table:table-row table:style-name="ro1">
          <table:table-cell office:value-type="float" office:value="3150000" table:style-name="ce1">
            <text:p>3150000</text:p>
          </table:table-cell>
          <table:table-cell office:value-type="string" table:style-name="ce1">
            <text:p>Pescador</text:p>
          </table:table-cell>
          <table:table-cell office:value-type="float" office:value="3150000" table:style-name="ce1">
            <text:p>3150000</text:p>
          </table:table-cell>
          <table:table-cell table:number-columns-repeated="16381"/>
        </table:table-row>
        <table:table-row table:style-name="ro1">
          <table:table-cell office:value-type="float" office:value="3150158" table:style-name="ce1">
            <text:p>3150158</text:p>
          </table:table-cell>
          <table:table-cell office:value-type="string" table:style-name="ce1">
            <text:p>Piedade de Caratinga</text:p>
          </table:table-cell>
          <table:table-cell office:value-type="float" office:value="3150158" table:style-name="ce1">
            <text:p>3150158</text:p>
          </table:table-cell>
          <table:table-cell table:number-columns-repeated="16381"/>
        </table:table-row>
        <table:table-row table:style-name="ro1">
          <table:table-cell office:value-type="float" office:value="3150570" table:style-name="ce1">
            <text:p>3150570</text:p>
          </table:table-cell>
          <table:table-cell office:value-type="string" table:style-name="ce1">
            <text:p>Pintópolis</text:p>
          </table:table-cell>
          <table:table-cell office:value-type="float" office:value="3150570" table:style-name="ce1">
            <text:p>3150570</text:p>
          </table:table-cell>
          <table:table-cell table:number-columns-repeated="16381"/>
        </table:table-row>
        <table:table-row table:style-name="ro1">
          <table:table-cell office:value-type="float" office:value="3151206" table:style-name="ce1">
            <text:p>3151206</text:p>
          </table:table-cell>
          <table:table-cell office:value-type="string" table:style-name="ce1">
            <text:p>Pirapora</text:p>
          </table:table-cell>
          <table:table-cell office:value-type="float" office:value="3151206" table:style-name="ce1">
            <text:p>3151206</text:p>
          </table:table-cell>
          <table:table-cell table:number-columns-repeated="16381"/>
        </table:table-row>
        <table:table-row table:style-name="ro1">
          <table:table-cell office:value-type="float" office:value="3152131" table:style-name="ce1">
            <text:p>3152131</text:p>
          </table:table-cell>
          <table:table-cell office:value-type="string" table:style-name="ce1">
            <text:p>Ponto Chique</text:p>
          </table:table-cell>
          <table:table-cell office:value-type="float" office:value="3152131" table:style-name="ce1">
            <text:p>3152131</text:p>
          </table:table-cell>
          <table:table-cell table:number-columns-repeated="16381"/>
        </table:table-row>
        <table:table-row table:style-name="ro1">
          <table:table-cell office:value-type="float" office:value="3152170" table:style-name="ce1">
            <text:p>3152170</text:p>
          </table:table-cell>
          <table:table-cell office:value-type="string" table:style-name="ce1">
            <text:p>Ponto dos Volantes</text:p>
          </table:table-cell>
          <table:table-cell office:value-type="float" office:value="3152170" table:style-name="ce1">
            <text:p>3152170</text:p>
          </table:table-cell>
          <table:table-cell table:number-columns-repeated="16381"/>
        </table:table-row>
        <table:table-row table:style-name="ro1">
          <table:table-cell office:value-type="float" office:value="3152204" table:style-name="ce1">
            <text:p>3152204</text:p>
          </table:table-cell>
          <table:table-cell office:value-type="string" table:style-name="ce1">
            <text:p>Porteirinha</text:p>
          </table:table-cell>
          <table:table-cell office:value-type="float" office:value="3152204" table:style-name="ce1">
            <text:p>3152204</text:p>
          </table:table-cell>
          <table:table-cell table:number-columns-repeated="16381"/>
        </table:table-row>
        <table:table-row table:style-name="ro1">
          <table:table-cell office:value-type="float" office:value="3152402" table:style-name="ce1">
            <text:p>3152402</text:p>
          </table:table-cell>
          <table:table-cell office:value-type="string" table:style-name="ce1">
            <text:p>Poté</text:p>
          </table:table-cell>
          <table:table-cell office:value-type="float" office:value="3152402" table:style-name="ce1">
            <text:p>3152402</text:p>
          </table:table-cell>
          <table:table-cell table:number-columns-repeated="16381"/>
        </table:table-row>
        <table:table-row table:style-name="ro1">
          <table:table-cell office:value-type="float" office:value="3154309" table:style-name="ce1">
            <text:p>3154309</text:p>
          </table:table-cell>
          <table:table-cell office:value-type="string" table:style-name="ce1">
            <text:p>Resplendor</text:p>
          </table:table-cell>
          <table:table-cell office:value-type="float" office:value="3154309" table:style-name="ce1">
            <text:p>3154309</text:p>
          </table:table-cell>
          <table:table-cell table:number-columns-repeated="16381"/>
        </table:table-row>
        <table:table-row table:style-name="ro1">
          <table:table-cell office:value-type="float" office:value="3154457" table:style-name="ce1">
            <text:p>3154457</text:p>
          </table:table-cell>
          <table:table-cell office:value-type="string" table:style-name="ce1">
            <text:p>Riachinho</text:p>
          </table:table-cell>
          <table:table-cell office:value-type="float" office:value="3154457" table:style-name="ce1">
            <text:p>3154457</text:p>
          </table:table-cell>
          <table:table-cell table:number-columns-repeated="16381"/>
        </table:table-row>
        <table:table-row table:style-name="ro1">
          <table:table-cell office:value-type="float" office:value="3154507" table:style-name="ce1">
            <text:p>3154507</text:p>
          </table:table-cell>
          <table:table-cell office:value-type="string" table:style-name="ce1">
            <text:p>Riacho dos Machados</text:p>
          </table:table-cell>
          <table:table-cell office:value-type="float" office:value="3154507" table:style-name="ce1">
            <text:p>3154507</text:p>
          </table:table-cell>
          <table:table-cell table:number-columns-repeated="16381"/>
        </table:table-row>
        <table:table-row table:style-name="ro1">
          <table:table-cell office:value-type="float" office:value="3155108" table:style-name="ce1">
            <text:p>3155108</text:p>
          </table:table-cell>
          <table:table-cell office:value-type="string" table:style-name="ce1">
            <text:p>Rio do Prado</text:p>
          </table:table-cell>
          <table:table-cell office:value-type="float" office:value="3155108" table:style-name="ce1">
            <text:p>3155108</text:p>
          </table:table-cell>
          <table:table-cell table:number-columns-repeated="16381"/>
        </table:table-row>
        <table:table-row table:style-name="ro1">
          <table:table-cell office:value-type="float" office:value="3155603" table:style-name="ce1">
            <text:p>3155603</text:p>
          </table:table-cell>
          <table:table-cell office:value-type="string" table:style-name="ce1">
            <text:p>Rio Pardo de Minas</text:p>
          </table:table-cell>
          <table:table-cell office:value-type="float" office:value="3155603" table:style-name="ce1">
            <text:p>3155603</text:p>
          </table:table-cell>
          <table:table-cell table:number-columns-repeated="16381"/>
        </table:table-row>
        <table:table-row table:style-name="ro1">
          <table:table-cell office:value-type="float" office:value="3156007" table:style-name="ce1">
            <text:p>3156007</text:p>
          </table:table-cell>
          <table:table-cell office:value-type="string" table:style-name="ce1">
            <text:p>Rio Vermelho</text:p>
          </table:table-cell>
          <table:table-cell office:value-type="float" office:value="3156007" table:style-name="ce1">
            <text:p>3156007</text:p>
          </table:table-cell>
          <table:table-cell table:number-columns-repeated="16381"/>
        </table:table-row>
        <table:table-row table:style-name="ro1">
          <table:table-cell office:value-type="float" office:value="3156502" table:style-name="ce1">
            <text:p>3156502</text:p>
          </table:table-cell>
          <table:table-cell office:value-type="string" table:style-name="ce1">
            <text:p>Rubelita</text:p>
          </table:table-cell>
          <table:table-cell office:value-type="float" office:value="3156502" table:style-name="ce1">
            <text:p>3156502</text:p>
          </table:table-cell>
          <table:table-cell table:number-columns-repeated="16381"/>
        </table:table-row>
        <table:table-row table:style-name="ro1">
          <table:table-cell office:value-type="float" office:value="3156601" table:style-name="ce1">
            <text:p>3156601</text:p>
          </table:table-cell>
          <table:table-cell office:value-type="string" table:style-name="ce1">
            <text:p>Rubim</text:p>
          </table:table-cell>
          <table:table-cell office:value-type="float" office:value="3156601" table:style-name="ce1">
            <text:p>3156601</text:p>
          </table:table-cell>
          <table:table-cell table:number-columns-repeated="16381"/>
        </table:table-row>
        <table:table-row table:style-name="ro1">
          <table:table-cell office:value-type="float" office:value="3156809" table:style-name="ce1">
            <text:p>3156809</text:p>
          </table:table-cell>
          <table:table-cell office:value-type="string" table:style-name="ce1">
            <text:p>Sabinópolis</text:p>
          </table:table-cell>
          <table:table-cell office:value-type="float" office:value="3156809" table:style-name="ce1">
            <text:p>3156809</text:p>
          </table:table-cell>
          <table:table-cell table:number-columns-repeated="16381"/>
        </table:table-row>
        <table:table-row table:style-name="ro1">
          <table:table-cell office:value-type="float" office:value="3157005" table:style-name="ce1">
            <text:p>3157005</text:p>
          </table:table-cell>
          <table:table-cell office:value-type="string" table:style-name="ce1">
            <text:p>Salinas</text:p>
          </table:table-cell>
          <table:table-cell office:value-type="float" office:value="3157005" table:style-name="ce1">
            <text:p>3157005</text:p>
          </table:table-cell>
          <table:table-cell table:number-columns-repeated="16381"/>
        </table:table-row>
        <table:table-row table:style-name="ro1">
          <table:table-cell office:value-type="float" office:value="3157104" table:style-name="ce1">
            <text:p>3157104</text:p>
          </table:table-cell>
          <table:table-cell office:value-type="string" table:style-name="ce1">
            <text:p>Salto da Divisa</text:p>
          </table:table-cell>
          <table:table-cell office:value-type="float" office:value="3157104" table:style-name="ce1">
            <text:p>3157104</text:p>
          </table:table-cell>
          <table:table-cell table:number-columns-repeated="16381"/>
        </table:table-row>
        <table:table-row table:style-name="ro1">
          <table:table-cell office:value-type="float" office:value="3157252" table:style-name="ce1">
            <text:p>3157252</text:p>
          </table:table-cell>
          <table:table-cell office:value-type="string" table:style-name="ce1">
            <text:p>Santa Bárbara do Leste</text:p>
          </table:table-cell>
          <table:table-cell office:value-type="float" office:value="3157252" table:style-name="ce1">
            <text:p>3157252</text:p>
          </table:table-cell>
          <table:table-cell table:number-columns-repeated="16381"/>
        </table:table-row>
        <table:table-row table:style-name="ro1">
          <table:table-cell office:value-type="float" office:value="3157377" table:style-name="ce1">
            <text:p>3157377</text:p>
          </table:table-cell>
          <table:table-cell office:value-type="string" table:style-name="ce1">
            <text:p>Santa Cruz de Salinas</text:p>
          </table:table-cell>
          <table:table-cell office:value-type="float" office:value="3157377" table:style-name="ce1">
            <text:p>3157377</text:p>
          </table:table-cell>
          <table:table-cell table:number-columns-repeated="16381"/>
        </table:table-row>
        <table:table-row table:style-name="ro1">
          <table:table-cell office:value-type="float" office:value="3157500" table:style-name="ce1">
            <text:p>3157500</text:p>
          </table:table-cell>
          <table:table-cell office:value-type="string" table:style-name="ce1">
            <text:p>Santa Efigênia de Minas</text:p>
          </table:table-cell>
          <table:table-cell office:value-type="float" office:value="3157500" table:style-name="ce1">
            <text:p>3157500</text:p>
          </table:table-cell>
          <table:table-cell table:number-columns-repeated="16381"/>
        </table:table-row>
        <table:table-row table:style-name="ro1">
          <table:table-cell office:value-type="float" office:value="3157609" table:style-name="ce1">
            <text:p>3157609</text:p>
          </table:table-cell>
          <table:table-cell office:value-type="string" table:style-name="ce1">
            <text:p>Santa Fé de Minas</text:p>
          </table:table-cell>
          <table:table-cell office:value-type="float" office:value="3157609" table:style-name="ce1">
            <text:p>3157609</text:p>
          </table:table-cell>
          <table:table-cell table:number-columns-repeated="16381"/>
        </table:table-row>
        <table:table-row table:style-name="ro1">
          <table:table-cell office:value-type="float" office:value="3157658" table:style-name="ce1">
            <text:p>3157658</text:p>
          </table:table-cell>
          <table:table-cell office:value-type="string" table:style-name="ce1">
            <text:p>Santa Helena de Minas</text:p>
          </table:table-cell>
          <table:table-cell office:value-type="float" office:value="3157658" table:style-name="ce1">
            <text:p>3157658</text:p>
          </table:table-cell>
          <table:table-cell table:number-columns-repeated="16381"/>
        </table:table-row>
        <table:table-row table:style-name="ro1">
          <table:table-cell office:value-type="float" office:value="3158102" table:style-name="ce1">
            <text:p>3158102</text:p>
          </table:table-cell>
          <table:table-cell office:value-type="string" table:style-name="ce1">
            <text:p>Santa Maria do Salto</text:p>
          </table:table-cell>
          <table:table-cell office:value-type="float" office:value="3158102" table:style-name="ce1">
            <text:p>3158102</text:p>
          </table:table-cell>
          <table:table-cell table:number-columns-repeated="16381"/>
        </table:table-row>
        <table:table-row table:style-name="ro1">
          <table:table-cell office:value-type="float" office:value="3158201" table:style-name="ce1">
            <text:p>3158201</text:p>
          </table:table-cell>
          <table:table-cell office:value-type="string" table:style-name="ce1">
            <text:p>Santa Maria do Suaçuí</text:p>
          </table:table-cell>
          <table:table-cell office:value-type="float" office:value="3158201" table:style-name="ce1">
            <text:p>3158201</text:p>
          </table:table-cell>
          <table:table-cell table:number-columns-repeated="16381"/>
        </table:table-row>
        <table:table-row table:style-name="ro1">
          <table:table-cell office:value-type="float" office:value="3159357" table:style-name="ce1">
            <text:p>3159357</text:p>
          </table:table-cell>
          <table:table-cell office:value-type="string" table:style-name="ce1">
            <text:p>Santa Rita de Minas</text:p>
          </table:table-cell>
          <table:table-cell office:value-type="float" office:value="3159357" table:style-name="ce1">
            <text:p>3159357</text:p>
          </table:table-cell>
          <table:table-cell table:number-columns-repeated="16381"/>
        </table:table-row>
        <table:table-row table:style-name="ro1">
          <table:table-cell office:value-type="float" office:value="3159506" table:style-name="ce1">
            <text:p>3159506</text:p>
          </table:table-cell>
          <table:table-cell office:value-type="string" table:style-name="ce1">
            <text:p>Santa Rita do Itueto</text:p>
          </table:table-cell>
          <table:table-cell office:value-type="float" office:value="3159506" table:style-name="ce1">
            <text:p>3159506</text:p>
          </table:table-cell>
          <table:table-cell table:number-columns-repeated="16381"/>
        </table:table-row>
        <table:table-row table:style-name="ro1">
          <table:table-cell office:value-type="float" office:value="3160207" table:style-name="ce1">
            <text:p>3160207</text:p>
          </table:table-cell>
          <table:table-cell office:value-type="string" table:style-name="ce1">
            <text:p>Santo Antônio do Itambé</text:p>
          </table:table-cell>
          <table:table-cell office:value-type="float" office:value="3160207" table:style-name="ce1">
            <text:p>3160207</text:p>
          </table:table-cell>
          <table:table-cell table:number-columns-repeated="16381"/>
        </table:table-row>
        <table:table-row table:style-name="ro1">
          <table:table-cell office:value-type="float" office:value="3160306" table:style-name="ce1">
            <text:p>3160306</text:p>
          </table:table-cell>
          <table:table-cell office:value-type="string" table:style-name="ce1">
            <text:p>Santo Antônio do Jacinto</text:p>
          </table:table-cell>
          <table:table-cell office:value-type="float" office:value="3160306" table:style-name="ce1">
            <text:p>3160306</text:p>
          </table:table-cell>
          <table:table-cell table:number-columns-repeated="16381"/>
        </table:table-row>
        <table:table-row table:style-name="ro1">
          <table:table-cell office:value-type="float" office:value="3160454" table:style-name="ce1">
            <text:p>3160454</text:p>
          </table:table-cell>
          <table:table-cell office:value-type="string" table:style-name="ce1">
            <text:p>Santo Antônio do Retiro</text:p>
          </table:table-cell>
          <table:table-cell office:value-type="float" office:value="3160454" table:style-name="ce1">
            <text:p>3160454</text:p>
          </table:table-cell>
          <table:table-cell table:number-columns-repeated="16381"/>
        </table:table-row>
        <table:table-row table:style-name="ro1">
          <table:table-cell office:value-type="float" office:value="3160959" table:style-name="ce1">
            <text:p>3160959</text:p>
          </table:table-cell>
          <table:table-cell office:value-type="string" table:style-name="ce1">
            <text:p>São Domingos das Dores</text:p>
          </table:table-cell>
          <table:table-cell office:value-type="float" office:value="3160959" table:style-name="ce1">
            <text:p>3160959</text:p>
          </table:table-cell>
          <table:table-cell table:number-columns-repeated="16381"/>
        </table:table-row>
        <table:table-row table:style-name="ro1">
          <table:table-cell office:value-type="float" office:value="3161056" table:style-name="ce1">
            <text:p>3161056</text:p>
          </table:table-cell>
          <table:table-cell office:value-type="string" table:style-name="ce1">
            <text:p>São Félix de Minas</text:p>
          </table:table-cell>
          <table:table-cell office:value-type="float" office:value="3161056" table:style-name="ce1">
            <text:p>3161056</text:p>
          </table:table-cell>
          <table:table-cell table:number-columns-repeated="16381"/>
        </table:table-row>
        <table:table-row table:style-name="ro1">
          <table:table-cell office:value-type="float" office:value="3161106" table:style-name="ce1">
            <text:p>3161106</text:p>
          </table:table-cell>
          <table:table-cell office:value-type="string" table:style-name="ce1">
            <text:p>São Francisco</text:p>
          </table:table-cell>
          <table:table-cell office:value-type="float" office:value="3161106" table:style-name="ce1">
            <text:p>3161106</text:p>
          </table:table-cell>
          <table:table-cell table:number-columns-repeated="16381"/>
        </table:table-row>
        <table:table-row table:style-name="ro1">
          <table:table-cell office:value-type="float" office:value="3161601" table:style-name="ce1">
            <text:p>3161601</text:p>
          </table:table-cell>
          <table:table-cell office:value-type="string" table:style-name="ce1">
            <text:p>São Geraldo da Piedade</text:p>
          </table:table-cell>
          <table:table-cell office:value-type="float" office:value="3161601" table:style-name="ce1">
            <text:p>3161601</text:p>
          </table:table-cell>
          <table:table-cell table:number-columns-repeated="16381"/>
        </table:table-row>
        <table:table-row table:style-name="ro1">
          <table:table-cell office:value-type="float" office:value="3161650" table:style-name="ce1">
            <text:p>3161650</text:p>
          </table:table-cell>
          <table:table-cell office:value-type="string" table:style-name="ce1">
            <text:p>São Geraldo do Baixio</text:p>
          </table:table-cell>
          <table:table-cell office:value-type="float" office:value="3161650" table:style-name="ce1">
            <text:p>3161650</text:p>
          </table:table-cell>
          <table:table-cell table:number-columns-repeated="16381"/>
        </table:table-row>
        <table:table-row table:style-name="ro1">
          <table:table-cell office:value-type="float" office:value="3162252" table:style-name="ce1">
            <text:p>3162252</text:p>
          </table:table-cell>
          <table:table-cell office:value-type="string" table:style-name="ce1">
            <text:p>São João da Lagoa</text:p>
          </table:table-cell>
          <table:table-cell office:value-type="float" office:value="3162252" table:style-name="ce1">
            <text:p>3162252</text:p>
          </table:table-cell>
          <table:table-cell table:number-columns-repeated="16381"/>
        </table:table-row>
        <table:table-row table:style-name="ro1">
          <table:table-cell office:value-type="float" office:value="3162401" table:style-name="ce1">
            <text:p>3162401</text:p>
          </table:table-cell>
          <table:table-cell office:value-type="string" table:style-name="ce1">
            <text:p>São João da Ponte</text:p>
          </table:table-cell>
          <table:table-cell office:value-type="float" office:value="3162401" table:style-name="ce1">
            <text:p>3162401</text:p>
          </table:table-cell>
          <table:table-cell table:number-columns-repeated="16381"/>
        </table:table-row>
        <table:table-row table:style-name="ro1">
          <table:table-cell office:value-type="float" office:value="3162450" table:style-name="ce1">
            <text:p>3162450</text:p>
          </table:table-cell>
          <table:table-cell office:value-type="string" table:style-name="ce1">
            <text:p>São João das Missões</text:p>
          </table:table-cell>
          <table:table-cell office:value-type="float" office:value="3162450" table:style-name="ce1">
            <text:p>3162450</text:p>
          </table:table-cell>
          <table:table-cell table:number-columns-repeated="16381"/>
        </table:table-row>
        <table:table-row table:style-name="ro1">
          <table:table-cell office:value-type="float" office:value="3162575" table:style-name="ce1">
            <text:p>3162575</text:p>
          </table:table-cell>
          <table:table-cell office:value-type="string" table:style-name="ce1">
            <text:p>São João do Manteninha</text:p>
          </table:table-cell>
          <table:table-cell office:value-type="float" office:value="3162575" table:style-name="ce1">
            <text:p>3162575</text:p>
          </table:table-cell>
          <table:table-cell table:number-columns-repeated="16381"/>
        </table:table-row>
        <table:table-row table:style-name="ro1">
          <table:table-cell office:value-type="float" office:value="3162658" table:style-name="ce1">
            <text:p>3162658</text:p>
          </table:table-cell>
          <table:table-cell office:value-type="string" table:style-name="ce1">
            <text:p>São João do Pacuí</text:p>
          </table:table-cell>
          <table:table-cell office:value-type="float" office:value="3162658" table:style-name="ce1">
            <text:p>3162658</text:p>
          </table:table-cell>
          <table:table-cell table:number-columns-repeated="16381"/>
        </table:table-row>
        <table:table-row table:style-name="ro1">
          <table:table-cell office:value-type="float" office:value="3162708" table:style-name="ce1">
            <text:p>3162708</text:p>
          </table:table-cell>
          <table:table-cell office:value-type="string" table:style-name="ce1">
            <text:p>São João do Paraíso</text:p>
          </table:table-cell>
          <table:table-cell office:value-type="float" office:value="3162708" table:style-name="ce1">
            <text:p>3162708</text:p>
          </table:table-cell>
          <table:table-cell table:number-columns-repeated="16381"/>
        </table:table-row>
        <table:table-row table:style-name="ro1">
          <table:table-cell office:value-type="float" office:value="3162807" table:style-name="ce1">
            <text:p>3162807</text:p>
          </table:table-cell>
          <table:table-cell office:value-type="string" table:style-name="ce1">
            <text:p>São João Evangelista</text:p>
          </table:table-cell>
          <table:table-cell office:value-type="float" office:value="3162807" table:style-name="ce1">
            <text:p>3162807</text:p>
          </table:table-cell>
          <table:table-cell table:number-columns-repeated="16381"/>
        </table:table-row>
        <table:table-row table:style-name="ro1">
          <table:table-cell office:value-type="float" office:value="3163003" table:style-name="ce1">
            <text:p>3163003</text:p>
          </table:table-cell>
          <table:table-cell office:value-type="string" table:style-name="ce1">
            <text:p>São José da Safira</text:p>
          </table:table-cell>
          <table:table-cell office:value-type="float" office:value="3163003" table:style-name="ce1">
            <text:p>3163003</text:p>
          </table:table-cell>
          <table:table-cell table:number-columns-repeated="16381"/>
        </table:table-row>
        <table:table-row table:style-name="ro1">
          <table:table-cell office:value-type="float" office:value="3163300" table:style-name="ce1">
            <text:p>3163300</text:p>
          </table:table-cell>
          <table:table-cell office:value-type="string" table:style-name="ce1">
            <text:p>São José do Divino</text:p>
          </table:table-cell>
          <table:table-cell office:value-type="float" office:value="3163300" table:style-name="ce1">
            <text:p>3163300</text:p>
          </table:table-cell>
          <table:table-cell table:number-columns-repeated="16381"/>
        </table:table-row>
        <table:table-row table:style-name="ro1">
          <table:table-cell office:value-type="float" office:value="3163508" table:style-name="ce1">
            <text:p>3163508</text:p>
          </table:table-cell>
          <table:table-cell office:value-type="string" table:style-name="ce1">
            <text:p>São José do Jacuri</text:p>
          </table:table-cell>
          <table:table-cell office:value-type="float" office:value="3163508" table:style-name="ce1">
            <text:p>3163508</text:p>
          </table:table-cell>
          <table:table-cell table:number-columns-repeated="16381"/>
        </table:table-row>
        <table:table-row table:style-name="ro1">
          <table:table-cell office:value-type="float" office:value="3164100" table:style-name="ce1">
            <text:p>3164100</text:p>
          </table:table-cell>
          <table:table-cell office:value-type="string" table:style-name="ce1">
            <text:p>São Pedro do Suaçuí</text:p>
          </table:table-cell>
          <table:table-cell office:value-type="float" office:value="3164100" table:style-name="ce1">
            <text:p>3164100</text:p>
          </table:table-cell>
          <table:table-cell table:number-columns-repeated="16381"/>
        </table:table-row>
        <table:table-row table:style-name="ro1">
          <table:table-cell office:value-type="float" office:value="3164209" table:style-name="ce1">
            <text:p>3164209</text:p>
          </table:table-cell>
          <table:table-cell office:value-type="string" table:style-name="ce1">
            <text:p>São Romão</text:p>
          </table:table-cell>
          <table:table-cell office:value-type="float" office:value="3164209" table:style-name="ce1">
            <text:p>3164209</text:p>
          </table:table-cell>
          <table:table-cell table:number-columns-repeated="16381"/>
        </table:table-row>
        <table:table-row table:style-name="ro1">
          <table:table-cell office:value-type="float" office:value="3164472" table:style-name="ce1">
            <text:p>3164472</text:p>
          </table:table-cell>
          <table:table-cell office:value-type="string" table:style-name="ce1">
            <text:p>São Sebastião do Anta</text:p>
          </table:table-cell>
          <table:table-cell office:value-type="float" office:value="3164472" table:style-name="ce1">
            <text:p>3164472</text:p>
          </table:table-cell>
          <table:table-cell table:number-columns-repeated="16381"/>
        </table:table-row>
        <table:table-row table:style-name="ro1">
          <table:table-cell office:value-type="float" office:value="3164506" table:style-name="ce1">
            <text:p>3164506</text:p>
          </table:table-cell>
          <table:table-cell office:value-type="string" table:style-name="ce1">
            <text:p>São Sebastião do Maranhão</text:p>
          </table:table-cell>
          <table:table-cell office:value-type="float" office:value="3164506" table:style-name="ce1">
            <text:p>3164506</text:p>
          </table:table-cell>
          <table:table-cell table:number-columns-repeated="16381"/>
        </table:table-row>
        <table:table-row table:style-name="ro1">
          <table:table-cell office:value-type="float" office:value="3165503" table:style-name="ce1">
            <text:p>3165503</text:p>
          </table:table-cell>
          <table:table-cell office:value-type="string" table:style-name="ce1">
            <text:p>Sardoá</text:p>
          </table:table-cell>
          <table:table-cell office:value-type="float" office:value="3165503" table:style-name="ce1">
            <text:p>3165503</text:p>
          </table:table-cell>
          <table:table-cell table:number-columns-repeated="16381"/>
        </table:table-row>
        <table:table-row table:style-name="ro1">
          <table:table-cell office:value-type="float" office:value="3165552" table:style-name="ce1">
            <text:p>3165552</text:p>
          </table:table-cell>
          <table:table-cell office:value-type="string" table:style-name="ce1">
            <text:p>Setubinha</text:p>
          </table:table-cell>
          <table:table-cell office:value-type="float" office:value="3165552" table:style-name="ce1">
            <text:p>3165552</text:p>
          </table:table-cell>
          <table:table-cell table:number-columns-repeated="16381"/>
        </table:table-row>
        <table:table-row table:style-name="ro1">
          <table:table-cell office:value-type="float" office:value="3165909" table:style-name="ce1">
            <text:p>3165909</text:p>
          </table:table-cell>
          <table:table-cell office:value-type="string" table:style-name="ce1">
            <text:p>Senador Modestino Gonçalves</text:p>
          </table:table-cell>
          <table:table-cell office:value-type="float" office:value="3165909" table:style-name="ce1">
            <text:p>3165909</text:p>
          </table:table-cell>
          <table:table-cell table:number-columns-repeated="16381"/>
        </table:table-row>
        <table:table-row table:style-name="ro1">
          <table:table-cell office:value-type="float" office:value="3166105" table:style-name="ce1">
            <text:p>3166105</text:p>
          </table:table-cell>
          <table:table-cell office:value-type="string" table:style-name="ce1">
            <text:p>Senhora do Porto</text:p>
          </table:table-cell>
          <table:table-cell office:value-type="float" office:value="3166105" table:style-name="ce1">
            <text:p>3166105</text:p>
          </table:table-cell>
          <table:table-cell table:number-columns-repeated="16381"/>
        </table:table-row>
        <table:table-row table:style-name="ro1">
          <table:table-cell office:value-type="float" office:value="3166501" table:style-name="ce1">
            <text:p>3166501</text:p>
          </table:table-cell>
          <table:table-cell office:value-type="string" table:style-name="ce1">
            <text:p>Serra Azul de Minas</text:p>
          </table:table-cell>
          <table:table-cell office:value-type="float" office:value="3166501" table:style-name="ce1">
            <text:p>3166501</text:p>
          </table:table-cell>
          <table:table-cell table:number-columns-repeated="16381"/>
        </table:table-row>
        <table:table-row table:style-name="ro1">
          <table:table-cell office:value-type="float" office:value="3166709" table:style-name="ce1">
            <text:p>3166709</text:p>
          </table:table-cell>
          <table:table-cell office:value-type="string" table:style-name="ce1">
            <text:p>Serra dos Aimorés</text:p>
          </table:table-cell>
          <table:table-cell office:value-type="float" office:value="3166709" table:style-name="ce1">
            <text:p>3166709</text:p>
          </table:table-cell>
          <table:table-cell table:number-columns-repeated="16381"/>
        </table:table-row>
        <table:table-row table:style-name="ro1">
          <table:table-cell office:value-type="float" office:value="3166956" table:style-name="ce1">
            <text:p>3166956</text:p>
          </table:table-cell>
          <table:table-cell office:value-type="string" table:style-name="ce1">
            <text:p>Serranópolis de Minas</text:p>
          </table:table-cell>
          <table:table-cell office:value-type="float" office:value="3166956" table:style-name="ce1">
            <text:p>3166956</text:p>
          </table:table-cell>
          <table:table-cell table:number-columns-repeated="16381"/>
        </table:table-row>
        <table:table-row table:style-name="ro1">
          <table:table-cell office:value-type="float" office:value="3167103" table:style-name="ce1">
            <text:p>3167103</text:p>
          </table:table-cell>
          <table:table-cell office:value-type="string" table:style-name="ce1">
            <text:p>Serro</text:p>
          </table:table-cell>
          <table:table-cell office:value-type="float" office:value="3167103" table:style-name="ce1">
            <text:p>3167103</text:p>
          </table:table-cell>
          <table:table-cell table:number-columns-repeated="16381"/>
        </table:table-row>
        <table:table-row table:style-name="ro1">
          <table:table-cell office:value-type="float" office:value="3167707" table:style-name="ce1">
            <text:p>3167707</text:p>
          </table:table-cell>
          <table:table-cell office:value-type="string" table:style-name="ce1">
            <text:p>Sobrália</text:p>
          </table:table-cell>
          <table:table-cell office:value-type="float" office:value="3167707" table:style-name="ce1">
            <text:p>3167707</text:p>
          </table:table-cell>
          <table:table-cell table:number-columns-repeated="16381"/>
        </table:table-row>
        <table:table-row table:style-name="ro1">
          <table:table-cell office:value-type="float" office:value="3168002" table:style-name="ce1">
            <text:p>3168002</text:p>
          </table:table-cell>
          <table:table-cell office:value-type="string" table:style-name="ce1">
            <text:p>Taiobeiras</text:p>
          </table:table-cell>
          <table:table-cell office:value-type="float" office:value="3168002" table:style-name="ce1">
            <text:p>3168002</text:p>
          </table:table-cell>
          <table:table-cell table:number-columns-repeated="16381"/>
        </table:table-row>
        <table:table-row table:style-name="ro1">
          <table:table-cell office:value-type="float" office:value="3168051" table:style-name="ce1">
            <text:p>3168051</text:p>
          </table:table-cell>
          <table:table-cell office:value-type="string" table:style-name="ce1">
            <text:p>Taparuba</text:p>
          </table:table-cell>
          <table:table-cell office:value-type="float" office:value="3168051" table:style-name="ce1">
            <text:p>3168051</text:p>
          </table:table-cell>
          <table:table-cell table:number-columns-repeated="16381"/>
        </table:table-row>
        <table:table-row table:style-name="ro1">
          <table:table-cell office:value-type="float" office:value="3168408" table:style-name="ce1">
            <text:p>3168408</text:p>
          </table:table-cell>
          <table:table-cell office:value-type="string" table:style-name="ce1">
            <text:p>Tarumirim</text:p>
          </table:table-cell>
          <table:table-cell office:value-type="float" office:value="3168408" table:style-name="ce1">
            <text:p>3168408</text:p>
          </table:table-cell>
          <table:table-cell table:number-columns-repeated="16381"/>
        </table:table-row>
        <table:table-row table:style-name="ro1">
          <table:table-cell office:value-type="float" office:value="3168606" table:style-name="ce1">
            <text:p>3168606</text:p>
          </table:table-cell>
          <table:table-cell office:value-type="string" table:style-name="ce1">
            <text:p>Teófilo Otoni</text:p>
          </table:table-cell>
          <table:table-cell office:value-type="float" office:value="3168606" table:style-name="ce1">
            <text:p>3168606</text:p>
          </table:table-cell>
          <table:table-cell table:number-columns-repeated="16381"/>
        </table:table-row>
        <table:table-row table:style-name="ro1">
          <table:table-cell office:value-type="float" office:value="3169505" table:style-name="ce1">
            <text:p>3169505</text:p>
          </table:table-cell>
          <table:table-cell office:value-type="string" table:style-name="ce1">
            <text:p>Tumiritinga</text:p>
          </table:table-cell>
          <table:table-cell office:value-type="float" office:value="3169505" table:style-name="ce1">
            <text:p>3169505</text:p>
          </table:table-cell>
          <table:table-cell table:number-columns-repeated="16381"/>
        </table:table-row>
        <table:table-row table:style-name="ro1">
          <table:table-cell office:value-type="float" office:value="3169703" table:style-name="ce1">
            <text:p>3169703</text:p>
          </table:table-cell>
          <table:table-cell office:value-type="string" table:style-name="ce1">
            <text:p>Turmalina</text:p>
          </table:table-cell>
          <table:table-cell office:value-type="float" office:value="3169703" table:style-name="ce1">
            <text:p>3169703</text:p>
          </table:table-cell>
          <table:table-cell table:number-columns-repeated="16381"/>
        </table:table-row>
        <table:table-row table:style-name="ro1">
          <table:table-cell office:value-type="float" office:value="3170008" table:style-name="ce1">
            <text:p>3170008</text:p>
          </table:table-cell>
          <table:table-cell office:value-type="string" table:style-name="ce1">
            <text:p>Ubaí</text:p>
          </table:table-cell>
          <table:table-cell office:value-type="float" office:value="3170008" table:style-name="ce1">
            <text:p>3170008</text:p>
          </table:table-cell>
          <table:table-cell table:number-columns-repeated="16381"/>
        </table:table-row>
        <table:table-row table:style-name="ro1">
          <table:table-cell office:value-type="float" office:value="3170057" table:style-name="ce1">
            <text:p>3170057</text:p>
          </table:table-cell>
          <table:table-cell office:value-type="string" table:style-name="ce1">
            <text:p>Ubaporanga</text:p>
          </table:table-cell>
          <table:table-cell office:value-type="float" office:value="3170057" table:style-name="ce1">
            <text:p>3170057</text:p>
          </table:table-cell>
          <table:table-cell table:number-columns-repeated="16381"/>
        </table:table-row>
        <table:table-row table:style-name="ro1">
          <table:table-cell office:value-type="float" office:value="3170305" table:style-name="ce1">
            <text:p>3170305</text:p>
          </table:table-cell>
          <table:table-cell office:value-type="string" table:style-name="ce1">
            <text:p>Umburatiba</text:p>
          </table:table-cell>
          <table:table-cell office:value-type="float" office:value="3170305" table:style-name="ce1">
            <text:p>3170305</text:p>
          </table:table-cell>
          <table:table-cell table:number-columns-repeated="16381"/>
        </table:table-row>
        <table:table-row table:style-name="ro1">
          <table:table-cell office:value-type="float" office:value="3170479" table:style-name="ce1">
            <text:p>3170479</text:p>
          </table:table-cell>
          <table:table-cell office:value-type="string" table:style-name="ce1">
            <text:p>Uruana de Minas</text:p>
          </table:table-cell>
          <table:table-cell office:value-type="float" office:value="3170479" table:style-name="ce1">
            <text:p>3170479</text:p>
          </table:table-cell>
          <table:table-cell table:number-columns-repeated="16381"/>
        </table:table-row>
        <table:table-row table:style-name="ro1">
          <table:table-cell office:value-type="float" office:value="3170529" table:style-name="ce1">
            <text:p>3170529</text:p>
          </table:table-cell>
          <table:table-cell office:value-type="string" table:style-name="ce1">
            <text:p>Urucuia</text:p>
          </table:table-cell>
          <table:table-cell office:value-type="float" office:value="3170529" table:style-name="ce1">
            <text:p>3170529</text:p>
          </table:table-cell>
          <table:table-cell table:number-columns-repeated="16381"/>
        </table:table-row>
        <table:table-row table:style-name="ro1">
          <table:table-cell office:value-type="float" office:value="3170651" table:style-name="ce1">
            <text:p>3170651</text:p>
          </table:table-cell>
          <table:table-cell office:value-type="string" table:style-name="ce1">
            <text:p>Vargem Grande do Rio Pardo</text:p>
          </table:table-cell>
          <table:table-cell office:value-type="float" office:value="3170651" table:style-name="ce1">
            <text:p>3170651</text:p>
          </table:table-cell>
          <table:table-cell table:number-columns-repeated="16381"/>
        </table:table-row>
        <table:table-row table:style-name="ro1">
          <table:table-cell office:value-type="float" office:value="3170800" table:style-name="ce1">
            <text:p>3170800</text:p>
          </table:table-cell>
          <table:table-cell office:value-type="string" table:style-name="ce1">
            <text:p>Várzea da Palma</text:p>
          </table:table-cell>
          <table:table-cell office:value-type="float" office:value="3170800" table:style-name="ce1">
            <text:p>3170800</text:p>
          </table:table-cell>
          <table:table-cell table:number-columns-repeated="16381"/>
        </table:table-row>
        <table:table-row table:style-name="ro1">
          <table:table-cell office:value-type="float" office:value="3170909" table:style-name="ce1">
            <text:p>3170909</text:p>
          </table:table-cell>
          <table:table-cell office:value-type="string" table:style-name="ce1">
            <text:p>Varzelândia</text:p>
          </table:table-cell>
          <table:table-cell office:value-type="float" office:value="3170909" table:style-name="ce1">
            <text:p>3170909</text:p>
          </table:table-cell>
          <table:table-cell table:number-columns-repeated="16381"/>
        </table:table-row>
        <table:table-row table:style-name="ro1">
          <table:table-cell office:value-type="float" office:value="3171030" table:style-name="ce1">
            <text:p>3171030</text:p>
          </table:table-cell>
          <table:table-cell office:value-type="string" table:style-name="ce1">
            <text:p>Verdelândia</text:p>
          </table:table-cell>
          <table:table-cell office:value-type="float" office:value="3171030" table:style-name="ce1">
            <text:p>3171030</text:p>
          </table:table-cell>
          <table:table-cell table:number-columns-repeated="16381"/>
        </table:table-row>
        <table:table-row table:style-name="ro1">
          <table:table-cell office:value-type="float" office:value="3171071" table:style-name="ce1">
            <text:p>3171071</text:p>
          </table:table-cell>
          <table:table-cell office:value-type="string" table:style-name="ce1">
            <text:p>Veredinha</text:p>
          </table:table-cell>
          <table:table-cell office:value-type="float" office:value="3171071" table:style-name="ce1">
            <text:p>3171071</text:p>
          </table:table-cell>
          <table:table-cell table:number-columns-repeated="16381"/>
        </table:table-row>
        <table:table-row table:style-name="ro1">
          <table:table-cell office:value-type="float" office:value="3171501" table:style-name="ce1">
            <text:p>3171501</text:p>
          </table:table-cell>
          <table:table-cell office:value-type="string" table:style-name="ce1">
            <text:p>Mathias Lobato</text:p>
          </table:table-cell>
          <table:table-cell office:value-type="float" office:value="3171501" table:style-name="ce1">
            <text:p>3171501</text:p>
          </table:table-cell>
          <table:table-cell table:number-columns-repeated="16381"/>
        </table:table-row>
        <table:table-row table:style-name="ro1">
          <table:table-cell office:value-type="float" office:value="3171600" table:style-name="ce1">
            <text:p>3171600</text:p>
          </table:table-cell>
          <table:table-cell office:value-type="string" table:style-name="ce1">
            <text:p>Virgem da Lapa</text:p>
          </table:table-cell>
          <table:table-cell office:value-type="float" office:value="3171600" table:style-name="ce1">
            <text:p>3171600</text:p>
          </table:table-cell>
          <table:table-cell table:number-columns-repeated="16381"/>
        </table:table-row>
        <table:table-row table:style-name="ro1">
          <table:table-cell office:value-type="float" office:value="3171808" table:style-name="ce1">
            <text:p>3171808</text:p>
          </table:table-cell>
          <table:table-cell office:value-type="string" table:style-name="ce1">
            <text:p>Virginópolis</text:p>
          </table:table-cell>
          <table:table-cell office:value-type="float" office:value="3171808" table:style-name="ce1">
            <text:p>3171808</text:p>
          </table:table-cell>
          <table:table-cell table:number-columns-repeated="16381"/>
        </table:table-row>
        <table:table-row table:style-name="ro1">
          <table:table-cell office:value-type="float" office:value="3171907" table:style-name="ce1">
            <text:p>3171907</text:p>
          </table:table-cell>
          <table:table-cell office:value-type="string" table:style-name="ce1">
            <text:p>Virgolândia</text:p>
          </table:table-cell>
          <table:table-cell office:value-type="float" office:value="3171907" table:style-name="ce1">
            <text:p>3171907</text:p>
          </table:table-cell>
          <table:table-cell table:number-columns-repeated="16381"/>
        </table:table-row>
        <table:table-row table:style-name="ro1">
          <table:table-cell office:value-type="float" office:value="3200136" table:style-name="ce1">
            <text:p>3200136</text:p>
          </table:table-cell>
          <table:table-cell office:value-type="string" table:style-name="ce1">
            <text:p>Águia Branca</text:p>
          </table:table-cell>
          <table:table-cell office:value-type="float" office:value="3200136" table:style-name="ce1">
            <text:p>3200136</text:p>
          </table:table-cell>
          <table:table-cell table:number-columns-repeated="16381"/>
        </table:table-row>
        <table:table-row table:style-name="ro1">
          <table:table-cell office:value-type="float" office:value="3200169" table:style-name="ce1">
            <text:p>3200169</text:p>
          </table:table-cell>
          <table:table-cell office:value-type="string" table:style-name="ce1">
            <text:p>Água Doce do Norte</text:p>
          </table:table-cell>
          <table:table-cell office:value-type="float" office:value="3200169" table:style-name="ce1">
            <text:p>3200169</text:p>
          </table:table-cell>
          <table:table-cell table:number-columns-repeated="16381"/>
        </table:table-row>
        <table:table-row table:style-name="ro1">
          <table:table-cell office:value-type="float" office:value="3200359" table:style-name="ce1">
            <text:p>3200359</text:p>
          </table:table-cell>
          <table:table-cell office:value-type="string" table:style-name="ce1">
            <text:p>Alto Rio Novo</text:p>
          </table:table-cell>
          <table:table-cell office:value-type="float" office:value="3200359" table:style-name="ce1">
            <text:p>3200359</text:p>
          </table:table-cell>
          <table:table-cell table:number-columns-repeated="16381"/>
        </table:table-row>
        <table:table-row table:style-name="ro1">
          <table:table-cell office:value-type="float" office:value="3200607" table:style-name="ce1">
            <text:p>3200607</text:p>
          </table:table-cell>
          <table:table-cell office:value-type="string" table:style-name="ce1">
            <text:p>Aracruz</text:p>
          </table:table-cell>
          <table:table-cell office:value-type="float" office:value="3200607" table:style-name="ce1">
            <text:p>3200607</text:p>
          </table:table-cell>
          <table:table-cell table:number-columns-repeated="16381"/>
        </table:table-row>
        <table:table-row table:style-name="ro1">
          <table:table-cell office:value-type="float" office:value="3200805" table:style-name="ce1">
            <text:p>3200805</text:p>
          </table:table-cell>
          <table:table-cell office:value-type="string" table:style-name="ce1">
            <text:p>Baixo Guandu</text:p>
          </table:table-cell>
          <table:table-cell office:value-type="float" office:value="3200805" table:style-name="ce1">
            <text:p>3200805</text:p>
          </table:table-cell>
          <table:table-cell table:number-columns-repeated="16381"/>
        </table:table-row>
        <table:table-row table:style-name="ro1">
          <table:table-cell office:value-type="float" office:value="3200904" table:style-name="ce1">
            <text:p>3200904</text:p>
          </table:table-cell>
          <table:table-cell office:value-type="string" table:style-name="ce1">
            <text:p>Barra de São Francisco</text:p>
          </table:table-cell>
          <table:table-cell office:value-type="float" office:value="3200904" table:style-name="ce1">
            <text:p>3200904</text:p>
          </table:table-cell>
          <table:table-cell table:number-columns-repeated="16381"/>
        </table:table-row>
        <table:table-row table:style-name="ro1">
          <table:table-cell office:value-type="float" office:value="3201001" table:style-name="ce1">
            <text:p>3201001</text:p>
          </table:table-cell>
          <table:table-cell office:value-type="string" table:style-name="ce1">
            <text:p>Boa Esperança</text:p>
          </table:table-cell>
          <table:table-cell office:value-type="float" office:value="3201001" table:style-name="ce1">
            <text:p>3201001</text:p>
          </table:table-cell>
          <table:table-cell table:number-columns-repeated="16381"/>
        </table:table-row>
        <table:table-row table:style-name="ro1">
          <table:table-cell office:value-type="float" office:value="3201506" table:style-name="ce1">
            <text:p>3201506</text:p>
          </table:table-cell>
          <table:table-cell office:value-type="string" table:style-name="ce1">
            <text:p>Colatina</text:p>
          </table:table-cell>
          <table:table-cell office:value-type="float" office:value="3201506" table:style-name="ce1">
            <text:p>3201506</text:p>
          </table:table-cell>
          <table:table-cell table:number-columns-repeated="16381"/>
        </table:table-row>
        <table:table-row table:style-name="ro1">
          <table:table-cell office:value-type="float" office:value="3201605" table:style-name="ce1">
            <text:p>3201605</text:p>
          </table:table-cell>
          <table:table-cell office:value-type="string" table:style-name="ce1">
            <text:p>Conceição da Barra</text:p>
          </table:table-cell>
          <table:table-cell office:value-type="float" office:value="3201605" table:style-name="ce1">
            <text:p>3201605</text:p>
          </table:table-cell>
          <table:table-cell table:number-columns-repeated="16381"/>
        </table:table-row>
        <table:table-row table:style-name="ro1">
          <table:table-cell office:value-type="float" office:value="3202108" table:style-name="ce1">
            <text:p>3202108</text:p>
          </table:table-cell>
          <table:table-cell office:value-type="string" table:style-name="ce1">
            <text:p>Ecoporanga</text:p>
          </table:table-cell>
          <table:table-cell office:value-type="float" office:value="3202108" table:style-name="ce1">
            <text:p>3202108</text:p>
          </table:table-cell>
          <table:table-cell table:number-columns-repeated="16381"/>
        </table:table-row>
        <table:table-row table:style-name="ro1">
          <table:table-cell office:value-type="float" office:value="3202256" table:style-name="ce1">
            <text:p>3202256</text:p>
          </table:table-cell>
          <table:table-cell office:value-type="string" table:style-name="ce1">
            <text:p>Governador Lindenberg</text:p>
          </table:table-cell>
          <table:table-cell office:value-type="float" office:value="3202256" table:style-name="ce1">
            <text:p>3202256</text:p>
          </table:table-cell>
          <table:table-cell table:number-columns-repeated="16381"/>
        </table:table-row>
        <table:table-row table:style-name="ro1">
          <table:table-cell office:value-type="float" office:value="3202702" table:style-name="ce1">
            <text:p>3202702</text:p>
          </table:table-cell>
          <table:table-cell office:value-type="string" table:style-name="ce1">
            <text:p>Itaguaçu</text:p>
          </table:table-cell>
          <table:table-cell office:value-type="float" office:value="3202702" table:style-name="ce1">
            <text:p>3202702</text:p>
          </table:table-cell>
          <table:table-cell table:number-columns-repeated="16381"/>
        </table:table-row>
        <table:table-row table:style-name="ro1">
          <table:table-cell office:value-type="float" office:value="3202900" table:style-name="ce1">
            <text:p>3202900</text:p>
          </table:table-cell>
          <table:table-cell office:value-type="string" table:style-name="ce1">
            <text:p>Itarana</text:p>
          </table:table-cell>
          <table:table-cell office:value-type="float" office:value="3202900" table:style-name="ce1">
            <text:p>3202900</text:p>
          </table:table-cell>
          <table:table-cell table:number-columns-repeated="16381"/>
        </table:table-row>
        <table:table-row table:style-name="ro1">
          <table:table-cell office:value-type="float" office:value="3203056" table:style-name="ce1">
            <text:p>3203056</text:p>
          </table:table-cell>
          <table:table-cell office:value-type="string" table:style-name="ce1">
            <text:p>Jaguaré</text:p>
          </table:table-cell>
          <table:table-cell office:value-type="float" office:value="3203056" table:style-name="ce1">
            <text:p>3203056</text:p>
          </table:table-cell>
          <table:table-cell table:number-columns-repeated="16381"/>
        </table:table-row>
        <table:table-row table:style-name="ro1">
          <table:table-cell office:value-type="float" office:value="3203205" table:style-name="ce1">
            <text:p>3203205</text:p>
          </table:table-cell>
          <table:table-cell office:value-type="string" table:style-name="ce1">
            <text:p>Linhares</text:p>
          </table:table-cell>
          <table:table-cell office:value-type="float" office:value="3203205" table:style-name="ce1">
            <text:p>3203205</text:p>
          </table:table-cell>
          <table:table-cell table:number-columns-repeated="16381"/>
        </table:table-row>
        <table:table-row table:style-name="ro1">
          <table:table-cell office:value-type="float" office:value="3203304" table:style-name="ce1">
            <text:p>3203304</text:p>
          </table:table-cell>
          <table:table-cell office:value-type="string" table:style-name="ce1">
            <text:p>Mantenópolis</text:p>
          </table:table-cell>
          <table:table-cell office:value-type="float" office:value="3203304" table:style-name="ce1">
            <text:p>3203304</text:p>
          </table:table-cell>
          <table:table-cell table:number-columns-repeated="16381"/>
        </table:table-row>
        <table:table-row table:style-name="ro1">
          <table:table-cell office:value-type="float" office:value="3203353" table:style-name="ce1">
            <text:p>3203353</text:p>
          </table:table-cell>
          <table:table-cell office:value-type="string" table:style-name="ce1">
            <text:p>Marilândia</text:p>
          </table:table-cell>
          <table:table-cell office:value-type="float" office:value="3203353" table:style-name="ce1">
            <text:p>3203353</text:p>
          </table:table-cell>
          <table:table-cell table:number-columns-repeated="16381"/>
        </table:table-row>
        <table:table-row table:style-name="ro1">
          <table:table-cell office:value-type="float" office:value="3203502" table:style-name="ce1">
            <text:p>3203502</text:p>
          </table:table-cell>
          <table:table-cell office:value-type="string" table:style-name="ce1">
            <text:p>Montanha</text:p>
          </table:table-cell>
          <table:table-cell office:value-type="float" office:value="3203502" table:style-name="ce1">
            <text:p>3203502</text:p>
          </table:table-cell>
          <table:table-cell table:number-columns-repeated="16381"/>
        </table:table-row>
        <table:table-row table:style-name="ro1">
          <table:table-cell office:value-type="float" office:value="3203601" table:style-name="ce1">
            <text:p>3203601</text:p>
          </table:table-cell>
          <table:table-cell office:value-type="string" table:style-name="ce1">
            <text:p>Mucurici</text:p>
          </table:table-cell>
          <table:table-cell office:value-type="float" office:value="3203601" table:style-name="ce1">
            <text:p>3203601</text:p>
          </table:table-cell>
          <table:table-cell table:number-columns-repeated="16381"/>
        </table:table-row>
        <table:table-row table:style-name="ro1">
          <table:table-cell office:value-type="float" office:value="3203908" table:style-name="ce1">
            <text:p>3203908</text:p>
          </table:table-cell>
          <table:table-cell office:value-type="string" table:style-name="ce1">
            <text:p>Nova Venécia</text:p>
          </table:table-cell>
          <table:table-cell office:value-type="float" office:value="3203908" table:style-name="ce1">
            <text:p>3203908</text:p>
          </table:table-cell>
          <table:table-cell table:number-columns-repeated="16381"/>
        </table:table-row>
        <table:table-row table:style-name="ro1">
          <table:table-cell office:value-type="float" office:value="3204005" table:style-name="ce1">
            <text:p>3204005</text:p>
          </table:table-cell>
          <table:table-cell office:value-type="string" table:style-name="ce1">
            <text:p>Pancas</text:p>
          </table:table-cell>
          <table:table-cell office:value-type="float" office:value="3204005" table:style-name="ce1">
            <text:p>3204005</text:p>
          </table:table-cell>
          <table:table-cell table:number-columns-repeated="16381"/>
        </table:table-row>
        <table:table-row table:style-name="ro1">
          <table:table-cell office:value-type="float" office:value="3204054" table:style-name="ce1">
            <text:p>3204054</text:p>
          </table:table-cell>
          <table:table-cell office:value-type="string" table:style-name="ce1">
            <text:p>Pedro Canário</text:p>
          </table:table-cell>
          <table:table-cell office:value-type="float" office:value="3204054" table:style-name="ce1">
            <text:p>3204054</text:p>
          </table:table-cell>
          <table:table-cell table:number-columns-repeated="16381"/>
        </table:table-row>
        <table:table-row table:style-name="ro1">
          <table:table-cell office:value-type="float" office:value="3204104" table:style-name="ce1">
            <text:p>3204104</text:p>
          </table:table-cell>
          <table:table-cell office:value-type="string" table:style-name="ce1">
            <text:p>Pinheiros</text:p>
          </table:table-cell>
          <table:table-cell office:value-type="float" office:value="3204104" table:style-name="ce1">
            <text:p>3204104</text:p>
          </table:table-cell>
          <table:table-cell table:number-columns-repeated="16381"/>
        </table:table-row>
        <table:table-row table:style-name="ro1">
          <table:table-cell office:value-type="float" office:value="3204252" table:style-name="ce1">
            <text:p>3204252</text:p>
          </table:table-cell>
          <table:table-cell office:value-type="string" table:style-name="ce1">
            <text:p>Ponto Belo</text:p>
          </table:table-cell>
          <table:table-cell office:value-type="float" office:value="3204252" table:style-name="ce1">
            <text:p>3204252</text:p>
          </table:table-cell>
          <table:table-cell table:number-columns-repeated="16381"/>
        </table:table-row>
        <table:table-row table:style-name="ro1">
          <table:table-cell office:value-type="float" office:value="3204351" table:style-name="ce1">
            <text:p>3204351</text:p>
          </table:table-cell>
          <table:table-cell office:value-type="string" table:style-name="ce1">
            <text:p>Rio Bananal</text:p>
          </table:table-cell>
          <table:table-cell office:value-type="float" office:value="3204351" table:style-name="ce1">
            <text:p>3204351</text:p>
          </table:table-cell>
          <table:table-cell table:number-columns-repeated="16381"/>
        </table:table-row>
        <table:table-row table:style-name="ro1">
          <table:table-cell office:value-type="float" office:value="3204658" table:style-name="ce1">
            <text:p>3204658</text:p>
          </table:table-cell>
          <table:table-cell office:value-type="string" table:style-name="ce1">
            <text:p>São Domingos do Norte</text:p>
          </table:table-cell>
          <table:table-cell office:value-type="float" office:value="3204658" table:style-name="ce1">
            <text:p>3204658</text:p>
          </table:table-cell>
          <table:table-cell table:number-columns-repeated="16381"/>
        </table:table-row>
        <table:table-row table:style-name="ro1">
          <table:table-cell office:value-type="float" office:value="3204708" table:style-name="ce1">
            <text:p>3204708</text:p>
          </table:table-cell>
          <table:table-cell office:value-type="string" table:style-name="ce1">
            <text:p>São Gabriel da Palha</text:p>
          </table:table-cell>
          <table:table-cell office:value-type="float" office:value="3204708" table:style-name="ce1">
            <text:p>3204708</text:p>
          </table:table-cell>
          <table:table-cell table:number-columns-repeated="16381"/>
        </table:table-row>
        <table:table-row table:style-name="ro1">
          <table:table-cell office:value-type="float" office:value="3204906" table:style-name="ce1">
            <text:p>3204906</text:p>
          </table:table-cell>
          <table:table-cell office:value-type="string" table:style-name="ce1">
            <text:p>São Mateus</text:p>
          </table:table-cell>
          <table:table-cell office:value-type="float" office:value="3204906" table:style-name="ce1">
            <text:p>3204906</text:p>
          </table:table-cell>
          <table:table-cell table:number-columns-repeated="16381"/>
        </table:table-row>
        <table:table-row table:style-name="ro1">
          <table:table-cell office:value-type="float" office:value="3205010" table:style-name="ce1">
            <text:p>3205010</text:p>
          </table:table-cell>
          <table:table-cell office:value-type="string" table:style-name="ce1">
            <text:p>Sooretama</text:p>
          </table:table-cell>
          <table:table-cell office:value-type="float" office:value="3205010" table:style-name="ce1">
            <text:p>3205010</text:p>
          </table:table-cell>
          <table:table-cell table:number-columns-repeated="16381"/>
        </table:table-row>
        <table:table-row table:style-name="ro1">
          <table:table-cell office:value-type="float" office:value="3205150" table:style-name="ce1">
            <text:p>3205150</text:p>
          </table:table-cell>
          <table:table-cell office:value-type="string" table:style-name="ce1">
            <text:p>Vila Pavão</text:p>
          </table:table-cell>
          <table:table-cell office:value-type="float" office:value="3205150" table:style-name="ce1">
            <text:p>3205150</text:p>
          </table:table-cell>
          <table:table-cell table:number-columns-repeated="16381"/>
        </table:table-row>
        <table:table-row table:style-name="ro1">
          <table:table-cell office:value-type="float" office:value="3205176" table:style-name="ce1">
            <text:p>3205176</text:p>
          </table:table-cell>
          <table:table-cell office:value-type="string" table:style-name="ce1">
            <text:p>Vila Valério</text:p>
          </table:table-cell>
          <table:table-cell office:value-type="float" office:value="3205176" table:style-name="ce1">
            <text:p>3205176</text:p>
          </table:table-cell>
          <table:table-cell table:number-columns-repeated="16381"/>
        </table:table-row>
        <table:table-row table:number-rows-repeated="1046501" table:style-name="ro1">
          <table:table-cell table:number-columns-repeated="16384"/>
        </table:table-row>
      </table:table>
      <table:database-ranges>
        <table:database-range table:target-range-address="lote01_10mar2021.A1:lote01_10mar2021.C2075" table:display-filter-buttons="true">
          <table:sort>
            <table:sort-by table:field-number="2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875in" fo:margin-bottom="0.7875in" fo:margin-left="0.7875in" fo:margin-right="0.7875in" style:print-orientation="portrait" style:print-page-order="ttb" style:first-page-number="1" style:scale-to="100%" style:table-centering="none" style:print="objects charts drawings"/>
      <style:header-style>
        <style:header-footer-properties fo:min-height="0.265277777777778in" fo:margin-left="0in" fo:margin-right="0in" fo:margin-bottom="0in"/>
      </style:header-style>
      <style:footer-style>
        <style:header-footer-properties fo:min-height="0.265277777777778in" fo:margin-left="0in" fo:margin-right="0in" fo:margin-top="0in"/>
      </style:footer-style>
    </style:page-layout>
    <style:style style:name="T1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  <style:style style:name="T2" style:family="text">
      <style:text-properties fo:color="#000000" style:font-name="Times New Roman" style:font-name-asian="Times New Roman" style:font-name-complex="Times New Roman" fo:font-size="12pt" style:font-size-asian="12pt" style:font-size-complex="12pt" style:font-family-generic="roman"/>
    </style:style>
  </office:automatic-styles>
  <office:master-styles>
    <style:master-page style:name="mp1" style:page-layout-name="pm1">
      <style:header>
        <text:p><text:span text:style-name="T1"><text:sheet-name>???</text:sheet-name></text:span></text:p>
      </style:header>
      <style:header-left style:display="false"/>
      <style:footer>
        <text:p><text:span text:style-name="T2">Página</text:span><text:span text:style-name="T2"><text:s/></text:span><text:span text:style-name="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730</meta:generator>
    <dc:creator>Felipe Pires do Rio Mazur</dc:creator>
    <meta:creation-date>2022-06-30T15:28:10Z</meta:creation-date>
    <dc:date>2022-06-30T15:31:53Z</dc:date>
  </office:meta>
</office:document-meta>
</file>